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ntokens</text:p>
          </table:table-cell>
          <table:table-cell office:value-type="string">
            <text:p>age 2010</text:p>
          </table:table-cell>
          <table:table-cell table:number-columns-repeated="9"/>
        </table:table-row>
        <table:table-row table:style-name="ro1">
          <table:table-cell office:value-type="string">
            <text:p>vilden</text:p>
          </table:table-cell>
          <table:table-cell office:value-type="float" office:value="1947">
            <text:p>1947</text:p>
          </table:table-cell>
          <table:table-cell office:value-type="float" office:value="438">
            <text:p>438</text:p>
          </table:table-cell>
          <table:table-cell table:formula="of:=2010-[.B2]" office:value-type="float" office:value="63">
            <text:p>63</text:p>
          </table:table-cell>
          <table:table-cell table:formula="of:=SUMIF([.B2:.B10000];&quot;&lt;=1961&quot;;[.C2:.C10000])" office:value-type="float" office:value="3104273">
            <text:p>3104273</text:p>
          </table:table-cell>
          <table:table-cell table:formula="of:=COUNTIF([.B2:.B10000];&quot;&lt;=1961&quot;)" office:value-type="float" office:value="43">
            <text:p>43</text:p>
          </table:table-cell>
          <table:table-cell table:formula="of:=[.E2]/[.F2]" office:value-type="float" office:value="72192.3953488372">
            <text:p>72192.3953488372</text:p>
          </table:table-cell>
          <table:table-cell table:formula="of:=[.E2]/[.E$7]" office:value-type="float" office:value="0.0198391027931058">
            <text:p>0.0198391028</text:p>
          </table:table-cell>
          <table:table-cell/>
          <table:table-cell office:value-type="float" office:value="1992">
            <text:p>1992</text:p>
          </table:table-cell>
          <table:table-cell office:value-type="float" office:value="1983">
            <text:p>1983</text:p>
          </table:table-cell>
          <table:table-cell table:number-columns-repeated="2"/>
        </table:table-row>
        <table:table-row table:style-name="ro1">
          <table:table-cell office:value-type="string">
            <text:p>abuelita</text:p>
          </table:table-cell>
          <table:table-cell office:value-type="float" office:value="1951">
            <text:p>1951</text:p>
          </table:table-cell>
          <table:table-cell office:value-type="float" office:value="877969">
            <text:p>877969</text:p>
          </table:table-cell>
          <table:table-cell table:formula="of:=2010-[.B3]" office:value-type="float" office:value="59">
            <text:p>59</text:p>
          </table:table-cell>
          <table:table-cell table:formula="of:=SUMIF([.B2:.B10000];&quot;&lt;=1972&quot;;[.C2:.C10000])-[.E2]" office:value-type="float" office:value="13050979">
            <text:p>13050979</text:p>
          </table:table-cell>
          <table:table-cell table:formula="of:=COUNTIF([.B2:.B10000];&quot;&lt;=1972&quot;)-[.F2]" office:value-type="float" office:value="312">
            <text:p>312</text:p>
          </table:table-cell>
          <table:table-cell table:formula="of:=[.E3]/[.F3]" office:value-type="float" office:value="41830.0608974359">
            <text:p>41830.0608974359</text:p>
          </table:table-cell>
          <table:table-cell table:formula="of:=[.E3]/[.E$7]" office:value-type="float" office:value="0.0834075205150013">
            <text:p>0.0834075205</text:p>
          </table:table-cell>
          <table:table-cell/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 table:number-columns-repeated="2"/>
        </table:table-row>
        <table:table-row table:style-name="ro1">
          <table:table-cell office:value-type="string">
            <text:p>ljus</text:p>
          </table:table-cell>
          <table:table-cell office:value-type="float" office:value="1951">
            <text:p>1951</text:p>
          </table:table-cell>
          <table:table-cell office:value-type="float" office:value="18">
            <text:p>18</text:p>
          </table:table-cell>
          <table:table-cell table:formula="of:=2010-[.B4]" office:value-type="float" office:value="59">
            <text:p>59</text:p>
          </table:table-cell>
          <table:table-cell table:formula="of:=SUMIF([.B2:.B10000];&quot;&lt;=1982&quot;;[.C2:.C10000])-[.E3]-[.E2]" office:value-type="float" office:value="78499093">
            <text:p>78499093</text:p>
          </table:table-cell>
          <table:table-cell table:formula="of:=COUNTIF([.B2:.B10000];&quot;&lt;=1982&quot;)-[.F3]-[.F2]" office:value-type="float" office:value="1997">
            <text:p>1997</text:p>
          </table:table-cell>
          <table:table-cell table:formula="of:=[.E4]/[.F4]" office:value-type="float" office:value="39308.5092638958">
            <text:p>39308.5092638958</text:p>
          </table:table-cell>
          <table:table-cell table:formula="of:=[.E4]/[.E$7]" office:value-type="float" office:value="0.501679966675795">
            <text:p>0.5016799667</text:p>
          </table:table-cell>
          <table:table-cell/>
          <table:table-cell office:value-type="float" office:value="1972">
            <text:p>1972</text:p>
          </table:table-cell>
          <table:table-cell office:value-type="float" office:value="1962">
            <text:p>1962</text:p>
          </table:table-cell>
          <table:table-cell table:number-columns-repeated="2"/>
        </table:table-row>
        <table:table-row table:style-name="ro1">
          <table:table-cell office:value-type="string">
            <text:p>lingonben</text:p>
          </table:table-cell>
          <table:table-cell office:value-type="float" office:value="1952">
            <text:p>1952</text:p>
          </table:table-cell>
          <table:table-cell office:value-type="float" office:value="65045">
            <text:p>65045</text:p>
          </table:table-cell>
          <table:table-cell table:formula="of:=2010-[.B5]" office:value-type="float" office:value="58">
            <text:p>58</text:p>
          </table:table-cell>
          <table:table-cell table:formula="of:=SUMIF([.B2:.B10000];&quot;&lt;=1992&quot;;[.C2:.C10000])-[.E4]-[.E3]-[.E2]" office:value-type="float" office:value="61818104">
            <text:p>61818104</text:p>
          </table:table-cell>
          <table:table-cell table:formula="of:=COUNTIF([.B2:.B10000];&quot;&lt;=1992&quot;)-[.F4]-[.F3]-[.F2]" office:value-type="float" office:value="1975">
            <text:p>1975</text:p>
          </table:table-cell>
          <table:table-cell table:formula="of:=[.E5]/[.F5]" office:value-type="float" office:value="31300.3058227848">
            <text:p>31300.3058227848</text:p>
          </table:table-cell>
          <table:table-cell table:formula="of:=[.E5]/[.E$7]" office:value-type="float" office:value="0.395073410016098">
            <text:p>0.39507341</text:p>
          </table:table-cell>
          <table:table-cell/>
          <table:table-cell office:value-type="float" office:value="1961">
            <text:p>1961</text:p>
          </table:table-cell>
          <table:table-cell office:value-type="float" office:value="1947">
            <text:p>1947</text:p>
          </table:table-cell>
          <table:table-cell table:number-columns-repeated="2"/>
        </table:table-row>
        <table:table-row table:style-name="ro1">
          <table:table-cell office:value-type="string">
            <text:p>Funny</text:p>
          </table:table-cell>
          <table:table-cell office:value-type="float" office:value="1952">
            <text:p>1952</text:p>
          </table:table-cell>
          <table:table-cell office:value-type="float" office:value="13294">
            <text:p>13294</text:p>
          </table:table-cell>
          <table:table-cell table:formula="of:=2010-[.B6]" office:value-type="float" office:value="58">
            <text:p>58</text:p>
          </table:table-cell>
          <table:table-cell table:formula="of:=SUMIF([.B2:.B10000];&quot;&lt;=1999&quot;;[.C2:.C10000])-[.E5]-[.E4]-[.E3]-[.E2]" office:value-type="float" office:value="0">
            <text:p>0</text:p>
          </table:table-cell>
          <table:table-cell table:formula="of:=COUNTIF([.B2:.B10000];&quot;&lt;=1999&quot;)-[.F5]-[.F4]-[.F3]-[.F2]" office:value-type="float" office:value="0">
            <text:p>0</text:p>
          </table:table-cell>
          <table:table-cell table:formula="of:=[.E6]/[.F6]" office:value-type="float" office:value="0">
            <text:p>#DIV/0!</text:p>
          </table:table-cell>
          <table:table-cell table:formula="of:=[.E6]/[.E$7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Emeli</text:p>
          </table:table-cell>
          <table:table-cell office:value-type="float" office:value="1954">
            <text:p>1954</text:p>
          </table:table-cell>
          <table:table-cell office:value-type="float" office:value="255924">
            <text:p>255924</text:p>
          </table:table-cell>
          <table:table-cell table:formula="of:=2010-[.B7]" office:value-type="float" office:value="56">
            <text:p>56</text:p>
          </table:table-cell>
          <table:table-cell table:formula="of:=SUM([.E2:.E6])" office:value-type="float" office:value="156472449">
            <text:p>156472449</text:p>
          </table:table-cell>
          <table:table-cell table:formula="of:=SUM([.F2:.F6])" office:value-type="float" office:value="4327">
            <text:p>4327</text:p>
          </table:table-cell>
          <table:table-cell table:formula="of:=[.E7]/[.F7]" office:value-type="float" office:value="36161.8786688237">
            <text:p>36161.8786688237</text:p>
          </table:table-cell>
          <table:table-cell table:number-columns-repeated="6"/>
        </table:table-row>
        <table:table-row table:style-name="ro1">
          <table:table-cell office:value-type="string">
            <text:p>aldrigmer</text:p>
          </table:table-cell>
          <table:table-cell office:value-type="float" office:value="1954">
            <text:p>1954</text:p>
          </table:table-cell>
          <table:table-cell office:value-type="float" office:value="26282">
            <text:p>26282</text:p>
          </table:table-cell>
          <table:table-cell table:formula="of:=2010-[.B8]" office:value-type="float" office:value="56">
            <text:p>56</text:p>
          </table:table-cell>
          <table:table-cell table:formula="of:=SUM([.C2:.C10000])" office:value-type="float" office:value="156472449">
            <text:p>156472449</text:p>
          </table:table-cell>
          <table:table-cell table:number-columns-repeated="8"/>
        </table:table-row>
        <table:table-row table:style-name="ro1">
          <table:table-cell office:value-type="string">
            <text:p>Rodenback</text:p>
          </table:table-cell>
          <table:table-cell office:value-type="float" office:value="1954">
            <text:p>1954</text:p>
          </table:table-cell>
          <table:table-cell office:value-type="float" office:value="22048">
            <text:p>22048</text:p>
          </table:table-cell>
          <table:table-cell table:formula="of:=2010-[.B9]" office:value-type="float" office:value="56">
            <text:p>56</text:p>
          </table:table-cell>
          <table:table-cell table:number-columns-repeated="9"/>
        </table:table-row>
        <table:table-row table:style-name="ro1">
          <table:table-cell office:value-type="string">
            <text:p>Coccinelle</text:p>
          </table:table-cell>
          <table:table-cell office:value-type="float" office:value="1954">
            <text:p>1954</text:p>
          </table:table-cell>
          <table:table-cell office:value-type="float" office:value="2974">
            <text:p>2974</text:p>
          </table:table-cell>
          <table:table-cell table:formula="of:=2010-[.B10]" office:value-type="float" office:value="56">
            <text:p>56</text:p>
          </table:table-cell>
          <table:table-cell table:formula="of:=SUMIFS([.C$2:.C$10008];[.B$2:.B$10008];&quot;&gt;=&quot;&amp;[.J10];[.B$2:.B$10008];&quot;&lt;=&quot;&amp;[.I10])" office:value-type="float" office:value="14646590">
            <text:p>14646590</text:p>
          </table:table-cell>
          <table:table-cell table:formula="of:=COUNTIFS([.B$2:.B$10008];&quot;&lt;=&quot;&amp;[.I10]; [.B$2:.B$10008];&quot;&gt;=&quot;&amp;[.J10])" office:value-type="float" office:value="528">
            <text:p>528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8">
            <text:p>1988</text:p>
          </table:table-cell>
          <table:table-cell table:formula="of:=2010-[.I10]" office:value-type="float" office:value="18">
            <text:p>18</text:p>
          </table:table-cell>
          <table:table-cell table:formula="of:=2010-[.J10]" office:value-type="float" office:value="22">
            <text:p>22</text:p>
          </table:table-cell>
          <table:table-cell table:formula="of:=[.I10]-[.J10]+1" office:value-type="float" office:value="5">
            <text:p>5</text:p>
          </table:table-cell>
        </table:table-row>
        <table:table-row table:style-name="ro1">
          <table:table-cell office:value-type="string">
            <text:p>antitanten</text:p>
          </table:table-cell>
          <table:table-cell office:value-type="float" office:value="1955">
            <text:p>1955</text:p>
          </table:table-cell>
          <table:table-cell office:value-type="float" office:value="42671">
            <text:p>42671</text:p>
          </table:table-cell>
          <table:table-cell table:formula="of:=2010-[.B11]" office:value-type="float" office:value="55">
            <text:p>55</text:p>
          </table:table-cell>
          <table:table-cell table:formula="of:=SUMIFS([.C$2:.C$10008];[.B$2:.B$10008];&quot;&gt;=&quot;&amp;[.J11];[.B$2:.B$10008];&quot;&lt;=&quot;&amp;[.I11])" office:value-type="float" office:value="47171514">
            <text:p>47171514</text:p>
          </table:table-cell>
          <table:table-cell table:formula="of:=COUNTIFS([.B$2:.B$10008];&quot;&lt;=&quot;&amp;[.I11]; [.B$2:.B$10008];&quot;&gt;=&quot;&amp;[.J11])" office:value-type="float" office:value="1447">
            <text:p>1447</text:p>
          </table:table-cell>
          <table:table-cell table:number-columns-repeated="2"/>
          <table:table-cell office:value-type="float" office:value="1987">
            <text:p>1987</text:p>
          </table:table-cell>
          <table:table-cell office:value-type="float" office:value="1983">
            <text:p>1983</text:p>
          </table:table-cell>
          <table:table-cell table:formula="of:=2010-[.I11]" office:value-type="float" office:value="23">
            <text:p>23</text:p>
          </table:table-cell>
          <table:table-cell table:formula="of:=2010-[.J11]" office:value-type="float" office:value="27">
            <text:p>27</text:p>
          </table:table-cell>
          <table:table-cell table:formula="of:=[.I11]-[.J11]+1" office:value-type="float" office:value="5">
            <text:p>5</text:p>
          </table:table-cell>
        </table:table-row>
        <table:table-row table:style-name="ro1">
          <table:table-cell office:value-type="string">
            <text:p>Jwa</text:p>
          </table:table-cell>
          <table:table-cell office:value-type="float" office:value="1955">
            <text:p>1955</text:p>
          </table:table-cell>
          <table:table-cell office:value-type="float" office:value="6145">
            <text:p>6145</text:p>
          </table:table-cell>
          <table:table-cell table:formula="of:=2010-[.B12]" office:value-type="float" office:value="55">
            <text:p>55</text:p>
          </table:table-cell>
          <table:table-cell table:formula="of:=SUMIFS([.C$2:.C$10008];[.B$2:.B$10008];&quot;&gt;=&quot;&amp;[.J12];[.B$2:.B$10008];&quot;&lt;=&quot;&amp;[.I12])" office:value-type="float" office:value="47006046">
            <text:p>47006046</text:p>
          </table:table-cell>
          <table:table-cell table:formula="of:=COUNTIFS([.B$2:.B$10008];&quot;&lt;=&quot;&amp;[.I12]; [.B$2:.B$10008];&quot;&gt;=&quot;&amp;[.J12])" office:value-type="float" office:value="1292">
            <text:p>1292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1978">
            <text:p>1978</text:p>
          </table:table-cell>
          <table:table-cell table:formula="of:=2010-[.I12]" office:value-type="float" office:value="28">
            <text:p>28</text:p>
          </table:table-cell>
          <table:table-cell table:formula="of:=2010-[.J12]" office:value-type="float" office:value="32">
            <text:p>32</text:p>
          </table:table-cell>
          <table:table-cell table:formula="of:=[.I12]-[.J12]+1" office:value-type="float" office:value="5">
            <text:p>5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float" office:value="1955">
            <text:p>1955</text:p>
          </table:table-cell>
          <table:table-cell office:value-type="float" office:value="350">
            <text:p>350</text:p>
          </table:table-cell>
          <table:table-cell table:formula="of:=2010-[.B13]" office:value-type="float" office:value="55">
            <text:p>55</text:p>
          </table:table-cell>
          <table:table-cell table:formula="of:=SUMIFS([.C$2:.C$10008];[.B$2:.B$10008];&quot;&gt;=&quot;&amp;[.J13];[.B$2:.B$10008];&quot;&lt;=&quot;&amp;[.I13])" office:value-type="float" office:value="31493047">
            <text:p>31493047</text:p>
          </table:table-cell>
          <table:table-cell table:formula="of:=COUNTIFS([.B$2:.B$10008];&quot;&lt;=&quot;&amp;[.I13]; [.B$2:.B$10008];&quot;&gt;=&quot;&amp;[.J13])" office:value-type="float" office:value="705">
            <text:p>705</text:p>
          </table:table-cell>
          <table:table-cell table:number-columns-repeated="2"/>
          <table:table-cell office:value-type="float" office:value="1977">
            <text:p>1977</text:p>
          </table:table-cell>
          <table:table-cell office:value-type="float" office:value="1973">
            <text:p>1973</text:p>
          </table:table-cell>
          <table:table-cell table:formula="of:=2010-[.I13]" office:value-type="float" office:value="33">
            <text:p>33</text:p>
          </table:table-cell>
          <table:table-cell table:formula="of:=2010-[.J13]" office:value-type="float" office:value="37">
            <text:p>37</text:p>
          </table:table-cell>
          <table:table-cell table:formula="of:=[.I13]-[.J13]+1" office:value-type="float" office:value="5">
            <text:p>5</text:p>
          </table:table-cell>
        </table:table-row>
        <table:table-row table:style-name="ro1">
          <table:table-cell office:value-type="string">
            <text:p>AnkiM</text:p>
          </table:table-cell>
          <table:table-cell office:value-type="float" office:value="1955">
            <text:p>1955</text:p>
          </table:table-cell>
          <table:table-cell office:value-type="float" office:value="734">
            <text:p>734</text:p>
          </table:table-cell>
          <table:table-cell table:formula="of:=2010-[.B14]" office:value-type="float" office:value="55">
            <text:p>55</text:p>
          </table:table-cell>
          <table:table-cell table:formula="of:=SUMIFS([.C$2:.C$10008];[.B$2:.B$10008];&quot;&gt;=&quot;&amp;[.J14];[.B$2:.B$10008];&quot;&lt;=&quot;&amp;[.I14])" office:value-type="float" office:value="8734752">
            <text:p>8734752</text:p>
          </table:table-cell>
          <table:table-cell table:formula="of:=COUNTIFS([.B$2:.B$10008];&quot;&lt;=&quot;&amp;[.I14]; [.B$2:.B$10008];&quot;&gt;=&quot;&amp;[.J14])" office:value-type="float" office:value="224">
            <text:p>224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8">
            <text:p>1968</text:p>
          </table:table-cell>
          <table:table-cell table:formula="of:=2010-[.I14]" office:value-type="float" office:value="38">
            <text:p>38</text:p>
          </table:table-cell>
          <table:table-cell table:formula="of:=2010-[.J14]" office:value-type="float" office:value="42">
            <text:p>42</text:p>
          </table:table-cell>
          <table:table-cell table:formula="of:=[.I14]-[.J14]+1" office:value-type="float" office:value="5">
            <text:p>5</text:p>
          </table:table-cell>
        </table:table-row>
        <table:table-row table:style-name="ro1">
          <table:table-cell office:value-type="string">
            <text:p>Monica G E S</text:p>
          </table:table-cell>
          <table:table-cell office:value-type="float" office:value="1955">
            <text:p>1955</text:p>
          </table:table-cell>
          <table:table-cell office:value-type="float" office:value="9951">
            <text:p>9951</text:p>
          </table:table-cell>
          <table:table-cell table:formula="of:=2010-[.B15]" office:value-type="float" office:value="55">
            <text:p>55</text:p>
          </table:table-cell>
          <table:table-cell table:formula="of:=SUMIFS([.C$2:.C$10008];[.B$2:.B$10008];&quot;&gt;=&quot;&amp;[.J15];[.B$2:.B$10008];&quot;&lt;=&quot;&amp;[.I15])" office:value-type="float" office:value="4169325">
            <text:p>4169325</text:p>
          </table:table-cell>
          <table:table-cell table:formula="of:=COUNTIFS([.B$2:.B$10008];&quot;&lt;=&quot;&amp;[.I15]; [.B$2:.B$10008];&quot;&gt;=&quot;&amp;[.J15])" office:value-type="float" office:value="80">
            <text:p>80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float" office:value="1963">
            <text:p>1963</text:p>
          </table:table-cell>
          <table:table-cell table:formula="of:=2010-[.I15]" office:value-type="float" office:value="43">
            <text:p>43</text:p>
          </table:table-cell>
          <table:table-cell table:formula="of:=2010-[.J15]" office:value-type="float" office:value="47">
            <text:p>47</text:p>
          </table:table-cell>
          <table:table-cell table:formula="of:=[.I15]-[.J15]+1" office:value-type="float" office:value="5">
            <text:p>5</text:p>
          </table:table-cell>
        </table:table-row>
        <table:table-row table:style-name="ro1">
          <table:table-cell office:value-type="string">
            <text:p>Sven Justus</text:p>
          </table:table-cell>
          <table:table-cell office:value-type="float" office:value="1956">
            <text:p>1956</text:p>
          </table:table-cell>
          <table:table-cell office:value-type="float" office:value="55127">
            <text:p>55127</text:p>
          </table:table-cell>
          <table:table-cell table:formula="of:=2010-[.B16]" office:value-type="float" office:value="54">
            <text:p>54</text:p>
          </table:table-cell>
          <table:table-cell table:formula="of:=SUMIFS([.C$2:.C$10008];[.B$2:.B$10008];&quot;&gt;=&quot;&amp;[.J16];[.B$2:.B$10008];&quot;&lt;=&quot;&amp;[.I16])" office:value-type="float" office:value="1713467">
            <text:p>1713467</text:p>
          </table:table-cell>
          <table:table-cell table:formula="of:=COUNTIFS([.B$2:.B$10008];&quot;&lt;=&quot;&amp;[.I16]; [.B$2:.B$10008];&quot;&gt;=&quot;&amp;[.J16])" office:value-type="float" office:value="29">
            <text:p>29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float" office:value="1958">
            <text:p>1958</text:p>
          </table:table-cell>
          <table:table-cell table:formula="of:=2010-[.I16]" office:value-type="float" office:value="48">
            <text:p>48</text:p>
          </table:table-cell>
          <table:table-cell table:formula="of:=2010-[.J16]" office:value-type="float" office:value="52">
            <text:p>52</text:p>
          </table:table-cell>
          <table:table-cell table:formula="of:=[.I16]-[.J16]+1" office:value-type="float" office:value="5">
            <text:p>5</text:p>
          </table:table-cell>
        </table:table-row>
        <table:table-row table:style-name="ro1">
          <table:table-cell office:value-type="string">
            <text:p>yasmin</text:p>
          </table:table-cell>
          <table:table-cell office:value-type="float" office:value="1956">
            <text:p>1956</text:p>
          </table:table-cell>
          <table:table-cell office:value-type="float" office:value="32903">
            <text:p>32903</text:p>
          </table:table-cell>
          <table:table-cell table:formula="of:=2010-[.B17]" office:value-type="float" office:value="54">
            <text:p>54</text:p>
          </table:table-cell>
          <table:table-cell table:formula="of:=SUMIFS([.C$2:.C$10008];[.B$2:.B$10008];&quot;&gt;=&quot;&amp;[.J17];[.B$2:.B$10008];&quot;&lt;=&quot;&amp;[.I17])" office:value-type="float" office:value="580944">
            <text:p>580944</text:p>
          </table:table-cell>
          <table:table-cell table:formula="of:=COUNTIFS([.B$2:.B$10008];&quot;&lt;=&quot;&amp;[.I17]; [.B$2:.B$10008];&quot;&gt;=&quot;&amp;[.J17])" office:value-type="float" office:value="17">
            <text:p>17</text:p>
          </table:table-cell>
          <table:table-cell table:number-columns-repeated="2"/>
          <table:table-cell office:value-type="float" office:value="1957">
            <text:p>1957</text:p>
          </table:table-cell>
          <table:table-cell office:value-type="float" office:value="1953">
            <text:p>1953</text:p>
          </table:table-cell>
          <table:table-cell table:formula="of:=2010-[.I17]" office:value-type="float" office:value="53">
            <text:p>53</text:p>
          </table:table-cell>
          <table:table-cell table:formula="of:=2010-[.J17]" office:value-type="float" office:value="57">
            <text:p>57</text:p>
          </table:table-cell>
          <table:table-cell table:formula="of:=[.I17]-[.J17]+1" office:value-type="float" office:value="5">
            <text:p>5</text:p>
          </table:table-cell>
        </table:table-row>
        <table:table-row table:style-name="ro1">
          <table:table-cell office:value-type="string">
            <text:p>Minday</text:p>
          </table:table-cell>
          <table:table-cell office:value-type="float" office:value="1956">
            <text:p>1956</text:p>
          </table:table-cell>
          <table:table-cell office:value-type="float" office:value="1654">
            <text:p>1654</text:p>
          </table:table-cell>
          <table:table-cell table:formula="of:=2010-[.B18]" office:value-type="float" office:value="54">
            <text:p>54</text:p>
          </table:table-cell>
          <table:table-cell table:formula="of:=SUMIFS([.C$2:.C$10008];[.B$2:.B$10008];&quot;&gt;=&quot;&amp;[.J18];[.B$2:.B$10008];&quot;&lt;=&quot;&amp;[.I18])" office:value-type="float" office:value="956764">
            <text:p>956764</text:p>
          </table:table-cell>
          <table:table-cell table:formula="of:=COUNTIFS([.B$2:.B$10008];&quot;&lt;=&quot;&amp;[.I18]; [.B$2:.B$10008];&quot;&gt;=&quot;&amp;[.J18])" office:value-type="float" office:value="5">
            <text:p>5</text:p>
          </table:table-cell>
          <table:table-cell table:number-columns-repeated="2"/>
          <table:table-cell office:value-type="float" office:value="1952">
            <text:p>1952</text:p>
          </table:table-cell>
          <table:table-cell office:value-type="float" office:value="1947">
            <text:p>1947</text:p>
          </table:table-cell>
          <table:table-cell table:formula="of:=2010-[.I18]" office:value-type="float" office:value="58">
            <text:p>58</text:p>
          </table:table-cell>
          <table:table-cell table:formula="of:=2010-[.J18]" office:value-type="float" office:value="63">
            <text:p>63</text:p>
          </table:table-cell>
          <table:table-cell table:formula="of:=[.I18]-[.J18]+1" office:value-type="float" office:value="6">
            <text:p>6</text:p>
          </table:table-cell>
        </table:table-row>
        <table:table-row table:style-name="ro1">
          <table:table-cell office:value-type="string">
            <text:p>Doulan</text:p>
          </table:table-cell>
          <table:table-cell office:value-type="float" office:value="1956">
            <text:p>1956</text:p>
          </table:table-cell>
          <table:table-cell office:value-type="float" office:value="10239">
            <text:p>10239</text:p>
          </table:table-cell>
          <table:table-cell table:formula="of:=2010-[.B19]" office:value-type="float" office:value="54">
            <text:p>54</text:p>
          </table:table-cell>
          <table:table-cell table:formula="of:=SUM([.E10:.E18])" office:value-type="float" office:value="156472449">
            <text:p>156472449</text:p>
          </table:table-cell>
          <table:table-cell table:number-columns-repeated="8"/>
        </table:table-row>
        <table:table-row table:style-name="ro1">
          <table:table-cell office:value-type="string">
            <text:p>Farmer boy</text:p>
          </table:table-cell>
          <table:table-cell office:value-type="float" office:value="1957">
            <text:p>1957</text:p>
          </table:table-cell>
          <table:table-cell office:value-type="float" office:value="5792">
            <text:p>5792</text:p>
          </table:table-cell>
          <table:table-cell table:formula="of:=2010-[.B20]" office:value-type="float" office:value="53">
            <text:p>53</text:p>
          </table:table-cell>
          <table:table-cell table:number-columns-repeated="9"/>
        </table:table-row>
        <table:table-row table:style-name="ro1">
          <table:table-cell office:value-type="string">
            <text:p>margarita</text:p>
          </table:table-cell>
          <table:table-cell office:value-type="float" office:value="1957">
            <text:p>1957</text:p>
          </table:table-cell>
          <table:table-cell office:value-type="float" office:value="37920">
            <text:p>37920</text:p>
          </table:table-cell>
          <table:table-cell table:formula="of:=2010-[.B21]" office:value-type="float" office:value="53">
            <text:p>53</text:p>
          </table:table-cell>
          <table:table-cell table:formula="of:=SUMIFS([.C$2:.C$10008];[.B$2:.B$10008];&quot;&gt;=&quot;&amp;[.J21];[.B$2:.B$10008];&quot;&lt;=&quot;&amp;[.I21])" office:value-type="float" office:value="61818104">
            <text:p>61818104</text:p>
          </table:table-cell>
          <table:table-cell table:formula="of:=COUNTIFS([.B$2:.B$10008];&quot;&lt;=&quot;&amp;[.I21]; [.B$2:.B$10008];&quot;&gt;=&quot;&amp;[.J21])" office:value-type="float" office:value="1975">
            <text:p>197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3">
            <text:p>1983</text:p>
          </table:table-cell>
          <table:table-cell table:formula="of:=2010-[.I21]" office:value-type="float" office:value="18">
            <text:p>18</text:p>
          </table:table-cell>
          <table:table-cell table:formula="of:=2010-[.J21]" office:value-type="float" office:value="27">
            <text:p>27</text:p>
          </table:table-cell>
          <table:table-cell table:formula="of:=[.I21]-[.J21]+1" office:value-type="float" office:value="10">
            <text:p>10</text:p>
          </table:table-cell>
        </table:table-row>
        <table:table-row table:style-name="ro1">
          <table:table-cell office:value-type="string">
            <text:p>sunbeam</text:p>
          </table:table-cell>
          <table:table-cell office:value-type="float" office:value="1957">
            <text:p>1957</text:p>
          </table:table-cell>
          <table:table-cell office:value-type="float" office:value="17562">
            <text:p>17562</text:p>
          </table:table-cell>
          <table:table-cell table:formula="of:=2010-[.B22]" office:value-type="float" office:value="53">
            <text:p>53</text:p>
          </table:table-cell>
          <table:table-cell table:formula="of:=SUMIFS([.C$2:.C$10008];[.B$2:.B$10008];&quot;&gt;=&quot;&amp;[.J22];[.B$2:.B$10008];&quot;&lt;=&quot;&amp;[.I22])" office:value-type="float" office:value="78499093">
            <text:p>78499093</text:p>
          </table:table-cell>
          <table:table-cell table:formula="of:=COUNTIFS([.B$2:.B$10008];&quot;&lt;=&quot;&amp;[.I22]; [.B$2:.B$10008];&quot;&gt;=&quot;&amp;[.J22])" office:value-type="float" office:value="1997">
            <text:p>1997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 table:formula="of:=2010-[.I22]" office:value-type="float" office:value="28">
            <text:p>28</text:p>
          </table:table-cell>
          <table:table-cell table:formula="of:=2010-[.J22]" office:value-type="float" office:value="37">
            <text:p>37</text:p>
          </table:table-cell>
          <table:table-cell table:formula="of:=[.I22]-[.J22]+1" office:value-type="float" office:value="10">
            <text:p>10</text:p>
          </table:table-cell>
        </table:table-row>
        <table:table-row table:style-name="ro1">
          <table:table-cell office:value-type="string">
            <text:p>Barkbam</text:p>
          </table:table-cell>
          <table:table-cell office:value-type="float" office:value="1957">
            <text:p>1957</text:p>
          </table:table-cell>
          <table:table-cell office:value-type="float" office:value="52668">
            <text:p>52668</text:p>
          </table:table-cell>
          <table:table-cell table:formula="of:=2010-[.B23]" office:value-type="float" office:value="53">
            <text:p>53</text:p>
          </table:table-cell>
          <table:table-cell table:formula="of:=SUMIFS([.C$2:.C$10008];[.B$2:.B$10008];&quot;&gt;=&quot;&amp;[.J23];[.B$2:.B$10008];&quot;&lt;=&quot;&amp;[.I23])" office:value-type="float" office:value="12904077">
            <text:p>12904077</text:p>
          </table:table-cell>
          <table:table-cell table:formula="of:=COUNTIFS([.B$2:.B$10008];&quot;&lt;=&quot;&amp;[.I23]; [.B$2:.B$10008];&quot;&gt;=&quot;&amp;[.J23])" office:value-type="float" office:value="304">
            <text:p>304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3">
            <text:p>1963</text:p>
          </table:table-cell>
          <table:table-cell table:formula="of:=2010-[.I23]" office:value-type="float" office:value="38">
            <text:p>38</text:p>
          </table:table-cell>
          <table:table-cell table:formula="of:=2010-[.J23]" office:value-type="float" office:value="47">
            <text:p>47</text:p>
          </table:table-cell>
          <table:table-cell table:formula="of:=[.I23]-[.J23]+1" office:value-type="float" office:value="10">
            <text:p>10</text:p>
          </table:table-cell>
        </table:table-row>
        <table:table-row table:style-name="ro1">
          <table:table-cell office:value-type="string">
            <text:p>Woody K</text:p>
          </table:table-cell>
          <table:table-cell office:value-type="float" office:value="1958">
            <text:p>1958</text:p>
          </table:table-cell>
          <table:table-cell office:value-type="float" office:value="7074">
            <text:p>7074</text:p>
          </table:table-cell>
          <table:table-cell table:formula="of:=2010-[.B24]" office:value-type="float" office:value="52">
            <text:p>52</text:p>
          </table:table-cell>
          <table:table-cell table:formula="of:=SUMIFS([.C$2:.C$10008];[.B$2:.B$10008];&quot;&gt;=&quot;&amp;[.J24];[.B$2:.B$10008];&quot;&lt;=&quot;&amp;[.I24])" office:value-type="float" office:value="3251175">
            <text:p>3251175</text:p>
          </table:table-cell>
          <table:table-cell table:formula="of:=COUNTIFS([.B$2:.B$10008];&quot;&lt;=&quot;&amp;[.I24]; [.B$2:.B$10008];&quot;&gt;=&quot;&amp;[.J24])" office:value-type="float" office:value="51">
            <text:p>51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float" office:value="1947">
            <text:p>1947</text:p>
          </table:table-cell>
          <table:table-cell table:formula="of:=2010-[.I24]" office:value-type="float" office:value="48">
            <text:p>48</text:p>
          </table:table-cell>
          <table:table-cell table:formula="of:=2010-[.J24]" office:value-type="float" office:value="63">
            <text:p>63</text:p>
          </table:table-cell>
          <table:table-cell table:formula="of:=[.I24]-[.J24]+1" office:value-type="float" office:value="16">
            <text:p>16</text:p>
          </table:table-cell>
        </table:table-row>
        <table:table-row table:style-name="ro1">
          <table:table-cell office:value-type="string">
            <text:p>ankling</text:p>
          </table:table-cell>
          <table:table-cell office:value-type="float" office:value="1959">
            <text:p>1959</text:p>
          </table:table-cell>
          <table:table-cell office:value-type="float" office:value="24970">
            <text:p>24970</text:p>
          </table:table-cell>
          <table:table-cell table:formula="of:=2010-[.B25]" office:value-type="float" office:value="51">
            <text:p>51</text:p>
          </table:table-cell>
          <table:table-cell table:formula="of:=SUM([.E21:.E24])" office:value-type="float" office:value="156472449">
            <text:p>156472449</text:p>
          </table:table-cell>
          <table:table-cell table:number-columns-repeated="8"/>
        </table:table-row>
        <table:table-row table:style-name="ro1">
          <table:table-cell office:value-type="string">
            <text:p>snocke</text:p>
          </table:table-cell>
          <table:table-cell office:value-type="float" office:value="1959">
            <text:p>1959</text:p>
          </table:table-cell>
          <table:table-cell office:value-type="float" office:value="5605">
            <text:p>5605</text:p>
          </table:table-cell>
          <table:table-cell table:formula="of:=2010-[.B26]" office:value-type="float" office:value="51">
            <text:p>51</text:p>
          </table:table-cell>
          <table:table-cell table:number-columns-repeated="9"/>
        </table:table-row>
        <table:table-row table:style-name="ro1">
          <table:table-cell office:value-type="string">
            <text:p>Eva A</text:p>
          </table:table-cell>
          <table:table-cell office:value-type="float" office:value="1959">
            <text:p>1959</text:p>
          </table:table-cell>
          <table:table-cell office:value-type="float" office:value="6611">
            <text:p>6611</text:p>
          </table:table-cell>
          <table:table-cell table:formula="of:=2010-[.B27]" office:value-type="float" office:value="51">
            <text:p>51</text:p>
          </table:table-cell>
          <table:table-cell table:number-columns-repeated="9"/>
        </table:table-row>
        <table:table-row table:style-name="ro1">
          <table:table-cell office:value-type="string">
            <text:p>sallybuse</text:p>
          </table:table-cell>
          <table:table-cell office:value-type="float" office:value="1960">
            <text:p>1960</text:p>
          </table:table-cell>
          <table:table-cell office:value-type="float" office:value="102815">
            <text:p>102815</text:p>
          </table:table-cell>
          <table:table-cell table:formula="of:=2010-[.B28]"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nostalgi</text:p>
          </table:table-cell>
          <table:table-cell office:value-type="float" office:value="1960">
            <text:p>1960</text:p>
          </table:table-cell>
          <table:table-cell office:value-type="float" office:value="24394">
            <text:p>24394</text:p>
          </table:table-cell>
          <table:table-cell table:formula="of:=2010-[.B29]"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lena1</text:p>
          </table:table-cell>
          <table:table-cell office:value-type="float" office:value="1960">
            <text:p>1960</text:p>
          </table:table-cell>
          <table:table-cell office:value-type="float" office:value="12689">
            <text:p>12689</text:p>
          </table:table-cell>
          <table:table-cell table:formula="of:=2010-[.B30]"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bili</text:p>
          </table:table-cell>
          <table:table-cell office:value-type="float" office:value="1960">
            <text:p>1960</text:p>
          </table:table-cell>
          <table:table-cell office:value-type="float" office:value="55220">
            <text:p>55220</text:p>
          </table:table-cell>
          <table:table-cell table:formula="of:=2010-[.B31]"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dessan59</text:p>
          </table:table-cell>
          <table:table-cell office:value-type="float" office:value="1960">
            <text:p>1960</text:p>
          </table:table-cell>
          <table:table-cell office:value-type="float" office:value="27702">
            <text:p>27702</text:p>
          </table:table-cell>
          <table:table-cell table:formula="of:=2010-[.B32]"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anzita</text:p>
          </table:table-cell>
          <table:table-cell office:value-type="float" office:value="1960">
            <text:p>1960</text:p>
          </table:table-cell>
          <table:table-cell office:value-type="float" office:value="171047">
            <text:p>171047</text:p>
          </table:table-cell>
          <table:table-cell table:formula="of:=2010-[.B33]"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Shizuka</text:p>
          </table:table-cell>
          <table:table-cell office:value-type="float" office:value="1960">
            <text:p>1960</text:p>
          </table:table-cell>
          <table:table-cell office:value-type="float" office:value="14507">
            <text:p>14507</text:p>
          </table:table-cell>
          <table:table-cell table:formula="of:=2010-[.B34]"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lokisse</text:p>
          </table:table-cell>
          <table:table-cell office:value-type="float" office:value="1961">
            <text:p>1961</text:p>
          </table:table-cell>
          <table:table-cell office:value-type="float" office:value="734453">
            <text:p>734453</text:p>
          </table:table-cell>
          <table:table-cell table:formula="of:=2010-[.B35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MissLillan</text:p>
          </table:table-cell>
          <table:table-cell office:value-type="float" office:value="1961">
            <text:p>1961</text:p>
          </table:table-cell>
          <table:table-cell office:value-type="float" office:value="108266">
            <text:p>108266</text:p>
          </table:table-cell>
          <table:table-cell table:formula="of:=2010-[.B36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Kajsala</text:p>
          </table:table-cell>
          <table:table-cell office:value-type="float" office:value="1961">
            <text:p>1961</text:p>
          </table:table-cell>
          <table:table-cell office:value-type="float" office:value="59252">
            <text:p>59252</text:p>
          </table:table-cell>
          <table:table-cell table:formula="of:=2010-[.B37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Krake</text:p>
          </table:table-cell>
          <table:table-cell office:value-type="float" office:value="1961">
            <text:p>1961</text:p>
          </table:table-cell>
          <table:table-cell office:value-type="float" office:value="116488">
            <text:p>116488</text:p>
          </table:table-cell>
          <table:table-cell table:formula="of:=2010-[.B38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annmin</text:p>
          </table:table-cell>
          <table:table-cell office:value-type="float" office:value="1961">
            <text:p>1961</text:p>
          </table:table-cell>
          <table:table-cell office:value-type="float" office:value="27809">
            <text:p>27809</text:p>
          </table:table-cell>
          <table:table-cell table:formula="of:=2010-[.B39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Immer</text:p>
          </table:table-cell>
          <table:table-cell office:value-type="float" office:value="1961">
            <text:p>1961</text:p>
          </table:table-cell>
          <table:table-cell office:value-type="float" office:value="38350">
            <text:p>38350</text:p>
          </table:table-cell>
          <table:table-cell table:formula="of:=2010-[.B40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Hickupp</text:p>
          </table:table-cell>
          <table:table-cell office:value-type="float" office:value="1961">
            <text:p>1961</text:p>
          </table:table-cell>
          <table:table-cell office:value-type="float" office:value="6767">
            <text:p>6767</text:p>
          </table:table-cell>
          <table:table-cell table:formula="of:=2010-[.B41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Spookie</text:p>
          </table:table-cell>
          <table:table-cell office:value-type="float" office:value="1961">
            <text:p>1961</text:p>
          </table:table-cell>
          <table:table-cell office:value-type="float" office:value="12586">
            <text:p>12586</text:p>
          </table:table-cell>
          <table:table-cell table:formula="of:=2010-[.B42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Fanta</text:p>
          </table:table-cell>
          <table:table-cell office:value-type="float" office:value="1961">
            <text:p>1961</text:p>
          </table:table-cell>
          <table:table-cell office:value-type="float" office:value="9824">
            <text:p>9824</text:p>
          </table:table-cell>
          <table:table-cell table:formula="of:=2010-[.B43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Agathon</text:p>
          </table:table-cell>
          <table:table-cell office:value-type="float" office:value="1961">
            <text:p>1961</text:p>
          </table:table-cell>
          <table:table-cell office:value-type="float" office:value="136">
            <text:p>136</text:p>
          </table:table-cell>
          <table:table-cell table:formula="of:=2010-[.B44]"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string">
            <text:p>chivasregal</text:p>
          </table:table-cell>
          <table:table-cell office:value-type="float" office:value="1962">
            <text:p>1962</text:p>
          </table:table-cell>
          <table:table-cell office:value-type="float" office:value="52922">
            <text:p>52922</text:p>
          </table:table-cell>
          <table:table-cell table:formula="of:=2010-[.B45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fostermamman</text:p>
          </table:table-cell>
          <table:table-cell office:value-type="float" office:value="1962">
            <text:p>1962</text:p>
          </table:table-cell>
          <table:table-cell office:value-type="float" office:value="12665">
            <text:p>12665</text:p>
          </table:table-cell>
          <table:table-cell table:formula="of:=2010-[.B46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Aleksandra</text:p>
          </table:table-cell>
          <table:table-cell office:value-type="float" office:value="1962">
            <text:p>1962</text:p>
          </table:table-cell>
          <table:table-cell office:value-type="float" office:value="16176">
            <text:p>16176</text:p>
          </table:table-cell>
          <table:table-cell table:formula="of:=2010-[.B47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Dejsi</text:p>
          </table:table-cell>
          <table:table-cell office:value-type="float" office:value="1962">
            <text:p>1962</text:p>
          </table:table-cell>
          <table:table-cell office:value-type="float" office:value="18560">
            <text:p>18560</text:p>
          </table:table-cell>
          <table:table-cell table:formula="of:=2010-[.B48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Jehu</text:p>
          </table:table-cell>
          <table:table-cell office:value-type="float" office:value="1962">
            <text:p>1962</text:p>
          </table:table-cell>
          <table:table-cell office:value-type="float" office:value="1384">
            <text:p>1384</text:p>
          </table:table-cell>
          <table:table-cell table:formula="of:=2010-[.B49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Lillhagen</text:p>
          </table:table-cell>
          <table:table-cell office:value-type="float" office:value="1962">
            <text:p>1962</text:p>
          </table:table-cell>
          <table:table-cell office:value-type="float" office:value="9720">
            <text:p>9720</text:p>
          </table:table-cell>
          <table:table-cell table:formula="of:=2010-[.B50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vinda</text:p>
          </table:table-cell>
          <table:table-cell office:value-type="float" office:value="1962">
            <text:p>1962</text:p>
          </table:table-cell>
          <table:table-cell office:value-type="float" office:value="99">
            <text:p>99</text:p>
          </table:table-cell>
          <table:table-cell table:formula="of:=2010-[.B51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Gumbo</text:p>
          </table:table-cell>
          <table:table-cell office:value-type="float" office:value="1962">
            <text:p>1962</text:p>
          </table:table-cell>
          <table:table-cell office:value-type="float" office:value="35376">
            <text:p>35376</text:p>
          </table:table-cell>
          <table:table-cell table:formula="of:=2010-[.B52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Örnie</text:p>
          </table:table-cell>
          <table:table-cell office:value-type="float" office:value="1963">
            <text:p>1963</text:p>
          </table:table-cell>
          <table:table-cell office:value-type="float" office:value="140178">
            <text:p>140178</text:p>
          </table:table-cell>
          <table:table-cell table:formula="of:=2010-[.B53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Dilong</text:p>
          </table:table-cell>
          <table:table-cell office:value-type="float" office:value="1963">
            <text:p>1963</text:p>
          </table:table-cell>
          <table:table-cell office:value-type="float" office:value="164555">
            <text:p>164555</text:p>
          </table:table-cell>
          <table:table-cell table:formula="of:=2010-[.B54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Goya</text:p>
          </table:table-cell>
          <table:table-cell office:value-type="float" office:value="1963">
            <text:p>1963</text:p>
          </table:table-cell>
          <table:table-cell office:value-type="float" office:value="32502">
            <text:p>32502</text:p>
          </table:table-cell>
          <table:table-cell table:formula="of:=2010-[.B55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Maja27</text:p>
          </table:table-cell>
          <table:table-cell office:value-type="float" office:value="1963">
            <text:p>1963</text:p>
          </table:table-cell>
          <table:table-cell office:value-type="float" office:value="17225">
            <text:p>17225</text:p>
          </table:table-cell>
          <table:table-cell table:formula="of:=2010-[.B56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Mossberg</text:p>
          </table:table-cell>
          <table:table-cell office:value-type="float" office:value="1963">
            <text:p>1963</text:p>
          </table:table-cell>
          <table:table-cell office:value-type="float" office:value="61">
            <text:p>61</text:p>
          </table:table-cell>
          <table:table-cell table:formula="of:=2010-[.B57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de Robespierre</text:p>
          </table:table-cell>
          <table:table-cell office:value-type="float" office:value="1963">
            <text:p>1963</text:p>
          </table:table-cell>
          <table:table-cell office:value-type="float" office:value="116196">
            <text:p>116196</text:p>
          </table:table-cell>
          <table:table-cell table:formula="of:=2010-[.B58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turgut</text:p>
          </table:table-cell>
          <table:table-cell office:value-type="float" office:value="1963">
            <text:p>1963</text:p>
          </table:table-cell>
          <table:table-cell office:value-type="float" office:value="19564">
            <text:p>19564</text:p>
          </table:table-cell>
          <table:table-cell table:formula="of:=2010-[.B59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Aiyana</text:p>
          </table:table-cell>
          <table:table-cell office:value-type="float" office:value="1963">
            <text:p>1963</text:p>
          </table:table-cell>
          <table:table-cell office:value-type="float" office:value="1522">
            <text:p>1522</text:p>
          </table:table-cell>
          <table:table-cell table:formula="of:=2010-[.B60]"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string">
            <text:p>Linaek</text:p>
          </table:table-cell>
          <table:table-cell office:value-type="float" office:value="1964">
            <text:p>1964</text:p>
          </table:table-cell>
          <table:table-cell office:value-type="float" office:value="101586">
            <text:p>101586</text:p>
          </table:table-cell>
          <table:table-cell table:formula="of:=2010-[.B61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fabler</text:p>
          </table:table-cell>
          <table:table-cell office:value-type="float" office:value="1964">
            <text:p>1964</text:p>
          </table:table-cell>
          <table:table-cell office:value-type="float" office:value="163506">
            <text:p>163506</text:p>
          </table:table-cell>
          <table:table-cell table:formula="of:=2010-[.B62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Happyness</text:p>
          </table:table-cell>
          <table:table-cell office:value-type="float" office:value="1964">
            <text:p>1964</text:p>
          </table:table-cell>
          <table:table-cell office:value-type="float" office:value="23224">
            <text:p>23224</text:p>
          </table:table-cell>
          <table:table-cell table:formula="of:=2010-[.B63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Underbaraälskade</text:p>
          </table:table-cell>
          <table:table-cell office:value-type="float" office:value="1964">
            <text:p>1964</text:p>
          </table:table-cell>
          <table:table-cell office:value-type="float" office:value="10962">
            <text:p>10962</text:p>
          </table:table-cell>
          <table:table-cell table:formula="of:=2010-[.B64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faster</text:p>
          </table:table-cell>
          <table:table-cell office:value-type="float" office:value="1964">
            <text:p>1964</text:p>
          </table:table-cell>
          <table:table-cell office:value-type="float" office:value="101357">
            <text:p>101357</text:p>
          </table:table-cell>
          <table:table-cell table:formula="of:=2010-[.B65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Hillbillie</text:p>
          </table:table-cell>
          <table:table-cell office:value-type="float" office:value="1964">
            <text:p>1964</text:p>
          </table:table-cell>
          <table:table-cell office:value-type="float" office:value="148825">
            <text:p>148825</text:p>
          </table:table-cell>
          <table:table-cell table:formula="of:=2010-[.B66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Sven Erik Johansson</text:p>
          </table:table-cell>
          <table:table-cell office:value-type="float" office:value="1964">
            <text:p>1964</text:p>
          </table:table-cell>
          <table:table-cell office:value-type="float" office:value="95786">
            <text:p>95786</text:p>
          </table:table-cell>
          <table:table-cell table:formula="of:=2010-[.B67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gaud</text:p>
          </table:table-cell>
          <table:table-cell office:value-type="float" office:value="1964">
            <text:p>1964</text:p>
          </table:table-cell>
          <table:table-cell office:value-type="float" office:value="12816">
            <text:p>12816</text:p>
          </table:table-cell>
          <table:table-cell table:formula="of:=2010-[.B68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cissy</text:p>
          </table:table-cell>
          <table:table-cell office:value-type="float" office:value="1964">
            <text:p>1964</text:p>
          </table:table-cell>
          <table:table-cell office:value-type="float" office:value="2914">
            <text:p>2914</text:p>
          </table:table-cell>
          <table:table-cell table:formula="of:=2010-[.B69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Noel</text:p>
          </table:table-cell>
          <table:table-cell office:value-type="float" office:value="1964">
            <text:p>1964</text:p>
          </table:table-cell>
          <table:table-cell office:value-type="float" office:value="259">
            <text:p>259</text:p>
          </table:table-cell>
          <table:table-cell table:formula="of:=2010-[.B70]"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string">
            <text:p>hymafr</text:p>
          </table:table-cell>
          <table:table-cell office:value-type="float" office:value="1965">
            <text:p>1965</text:p>
          </table:table-cell>
          <table:table-cell office:value-type="float" office:value="253245">
            <text:p>253245</text:p>
          </table:table-cell>
          <table:table-cell table:formula="of:=2010-[.B71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blomman 2</text:p>
          </table:table-cell>
          <table:table-cell office:value-type="float" office:value="1965">
            <text:p>1965</text:p>
          </table:table-cell>
          <table:table-cell office:value-type="float" office:value="17861">
            <text:p>17861</text:p>
          </table:table-cell>
          <table:table-cell table:formula="of:=2010-[.B72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mamita64</text:p>
          </table:table-cell>
          <table:table-cell office:value-type="float" office:value="1965">
            <text:p>1965</text:p>
          </table:table-cell>
          <table:table-cell office:value-type="float" office:value="416381">
            <text:p>416381</text:p>
          </table:table-cell>
          <table:table-cell table:formula="of:=2010-[.B73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Filemon Syklon</text:p>
          </table:table-cell>
          <table:table-cell office:value-type="float" office:value="1965">
            <text:p>1965</text:p>
          </table:table-cell>
          <table:table-cell office:value-type="float" office:value="12924">
            <text:p>12924</text:p>
          </table:table-cell>
          <table:table-cell table:formula="of:=2010-[.B74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Tant Herta</text:p>
          </table:table-cell>
          <table:table-cell office:value-type="float" office:value="1965">
            <text:p>1965</text:p>
          </table:table-cell>
          <table:table-cell office:value-type="float" office:value="26617">
            <text:p>26617</text:p>
          </table:table-cell>
          <table:table-cell table:formula="of:=2010-[.B75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Anglia</text:p>
          </table:table-cell>
          <table:table-cell office:value-type="float" office:value="1965">
            <text:p>1965</text:p>
          </table:table-cell>
          <table:table-cell office:value-type="float" office:value="28634">
            <text:p>28634</text:p>
          </table:table-cell>
          <table:table-cell table:formula="of:=2010-[.B76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Lillgull</text:p>
          </table:table-cell>
          <table:table-cell office:value-type="float" office:value="1965">
            <text:p>1965</text:p>
          </table:table-cell>
          <table:table-cell office:value-type="float" office:value="19981">
            <text:p>19981</text:p>
          </table:table-cell>
          <table:table-cell table:formula="of:=2010-[.B77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Nilsfar</text:p>
          </table:table-cell>
          <table:table-cell office:value-type="float" office:value="1965">
            <text:p>1965</text:p>
          </table:table-cell>
          <table:table-cell office:value-type="float" office:value="76984">
            <text:p>76984</text:p>
          </table:table-cell>
          <table:table-cell table:formula="of:=2010-[.B78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IJAM</text:p>
          </table:table-cell>
          <table:table-cell office:value-type="float" office:value="1965">
            <text:p>1965</text:p>
          </table:table-cell>
          <table:table-cell office:value-type="float" office:value="49195">
            <text:p>49195</text:p>
          </table:table-cell>
          <table:table-cell table:formula="of:=2010-[.B79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Ella H</text:p>
          </table:table-cell>
          <table:table-cell office:value-type="float" office:value="1965">
            <text:p>1965</text:p>
          </table:table-cell>
          <table:table-cell office:value-type="float" office:value="10829">
            <text:p>10829</text:p>
          </table:table-cell>
          <table:table-cell table:formula="of:=2010-[.B80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Tulsa</text:p>
          </table:table-cell>
          <table:table-cell office:value-type="float" office:value="1965">
            <text:p>1965</text:p>
          </table:table-cell>
          <table:table-cell office:value-type="float" office:value="1812">
            <text:p>1812</text:p>
          </table:table-cell>
          <table:table-cell table:formula="of:=2010-[.B81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ItsyBitsy</text:p>
          </table:table-cell>
          <table:table-cell office:value-type="float" office:value="1965">
            <text:p>1965</text:p>
          </table:table-cell>
          <table:table-cell office:value-type="float" office:value="2153">
            <text:p>2153</text:p>
          </table:table-cell>
          <table:table-cell table:formula="of:=2010-[.B82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BlackMamba</text:p>
          </table:table-cell>
          <table:table-cell office:value-type="float" office:value="1965">
            <text:p>1965</text:p>
          </table:table-cell>
          <table:table-cell office:value-type="float" office:value="13078">
            <text:p>13078</text:p>
          </table:table-cell>
          <table:table-cell table:formula="of:=2010-[.B83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MRMR1</text:p>
          </table:table-cell>
          <table:table-cell office:value-type="float" office:value="1965">
            <text:p>1965</text:p>
          </table:table-cell>
          <table:table-cell office:value-type="float" office:value="793">
            <text:p>793</text:p>
          </table:table-cell>
          <table:table-cell table:formula="of:=2010-[.B84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robman</text:p>
          </table:table-cell>
          <table:table-cell office:value-type="float" office:value="1965">
            <text:p>1965</text:p>
          </table:table-cell>
          <table:table-cell office:value-type="float" office:value="446">
            <text:p>446</text:p>
          </table:table-cell>
          <table:table-cell table:formula="of:=2010-[.B85]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Hedi</text:p>
          </table:table-cell>
          <table:table-cell office:value-type="float" office:value="1966">
            <text:p>1966</text:p>
          </table:table-cell>
          <table:table-cell office:value-type="float" office:value="355463">
            <text:p>355463</text:p>
          </table:table-cell>
          <table:table-cell table:formula="of:=2010-[.B86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Houdini</text:p>
          </table:table-cell>
          <table:table-cell office:value-type="float" office:value="1966">
            <text:p>1966</text:p>
          </table:table-cell>
          <table:table-cell office:value-type="float" office:value="49800">
            <text:p>49800</text:p>
          </table:table-cell>
          <table:table-cell table:formula="of:=2010-[.B87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esther</text:p>
          </table:table-cell>
          <table:table-cell office:value-type="float" office:value="1966">
            <text:p>1966</text:p>
          </table:table-cell>
          <table:table-cell office:value-type="float" office:value="13608">
            <text:p>13608</text:p>
          </table:table-cell>
          <table:table-cell table:formula="of:=2010-[.B88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Frasse</text:p>
          </table:table-cell>
          <table:table-cell office:value-type="float" office:value="1966">
            <text:p>1966</text:p>
          </table:table-cell>
          <table:table-cell office:value-type="float" office:value="3782">
            <text:p>3782</text:p>
          </table:table-cell>
          <table:table-cell table:formula="of:=2010-[.B89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Diana</text:p>
          </table:table-cell>
          <table:table-cell office:value-type="float" office:value="1966">
            <text:p>1966</text:p>
          </table:table-cell>
          <table:table-cell office:value-type="float" office:value="16347">
            <text:p>16347</text:p>
          </table:table-cell>
          <table:table-cell table:formula="of:=2010-[.B90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Skahlmann</text:p>
          </table:table-cell>
          <table:table-cell office:value-type="float" office:value="1966">
            <text:p>1966</text:p>
          </table:table-cell>
          <table:table-cell office:value-type="float" office:value="151020">
            <text:p>151020</text:p>
          </table:table-cell>
          <table:table-cell table:formula="of:=2010-[.B91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Pyret3</text:p>
          </table:table-cell>
          <table:table-cell office:value-type="float" office:value="1966">
            <text:p>1966</text:p>
          </table:table-cell>
          <table:table-cell office:value-type="float" office:value="768">
            <text:p>768</text:p>
          </table:table-cell>
          <table:table-cell table:formula="of:=2010-[.B92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kirsikka</text:p>
          </table:table-cell>
          <table:table-cell office:value-type="float" office:value="1966">
            <text:p>1966</text:p>
          </table:table-cell>
          <table:table-cell office:value-type="float" office:value="32090">
            <text:p>32090</text:p>
          </table:table-cell>
          <table:table-cell table:formula="of:=2010-[.B93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Pix</text:p>
          </table:table-cell>
          <table:table-cell office:value-type="float" office:value="1966">
            <text:p>1966</text:p>
          </table:table-cell>
          <table:table-cell office:value-type="float" office:value="53804">
            <text:p>53804</text:p>
          </table:table-cell>
          <table:table-cell table:formula="of:=2010-[.B94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Ulfino</text:p>
          </table:table-cell>
          <table:table-cell office:value-type="float" office:value="1966">
            <text:p>1966</text:p>
          </table:table-cell>
          <table:table-cell office:value-type="float" office:value="3947">
            <text:p>3947</text:p>
          </table:table-cell>
          <table:table-cell table:formula="of:=2010-[.B95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Dr Börje</text:p>
          </table:table-cell>
          <table:table-cell office:value-type="float" office:value="1966">
            <text:p>1966</text:p>
          </table:table-cell>
          <table:table-cell office:value-type="float" office:value="22877">
            <text:p>22877</text:p>
          </table:table-cell>
          <table:table-cell table:formula="of:=2010-[.B96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Kickelina</text:p>
          </table:table-cell>
          <table:table-cell office:value-type="float" office:value="1966">
            <text:p>1966</text:p>
          </table:table-cell>
          <table:table-cell office:value-type="float" office:value="1661">
            <text:p>1661</text:p>
          </table:table-cell>
          <table:table-cell table:formula="of:=2010-[.B97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NicKnejm</text:p>
          </table:table-cell>
          <table:table-cell office:value-type="float" office:value="1966">
            <text:p>1966</text:p>
          </table:table-cell>
          <table:table-cell office:value-type="float" office:value="20407">
            <text:p>20407</text:p>
          </table:table-cell>
          <table:table-cell table:formula="of:=2010-[.B98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Dirtsa</text:p>
          </table:table-cell>
          <table:table-cell office:value-type="float" office:value="1966">
            <text:p>1966</text:p>
          </table:table-cell>
          <table:table-cell office:value-type="float" office:value="6604">
            <text:p>6604</text:p>
          </table:table-cell>
          <table:table-cell table:formula="of:=2010-[.B99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airam</text:p>
          </table:table-cell>
          <table:table-cell office:value-type="float" office:value="1966">
            <text:p>1966</text:p>
          </table:table-cell>
          <table:table-cell office:value-type="float" office:value="11119">
            <text:p>11119</text:p>
          </table:table-cell>
          <table:table-cell table:formula="of:=2010-[.B100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Asali65</text:p>
          </table:table-cell>
          <table:table-cell office:value-type="float" office:value="1966">
            <text:p>1966</text:p>
          </table:table-cell>
          <table:table-cell office:value-type="float" office:value="5790">
            <text:p>5790</text:p>
          </table:table-cell>
          <table:table-cell table:formula="of:=2010-[.B101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svarten</text:p>
          </table:table-cell>
          <table:table-cell office:value-type="float" office:value="1966">
            <text:p>1966</text:p>
          </table:table-cell>
          <table:table-cell office:value-type="float" office:value="4306">
            <text:p>4306</text:p>
          </table:table-cell>
          <table:table-cell table:formula="of:=2010-[.B102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Sagogrynet</text:p>
          </table:table-cell>
          <table:table-cell office:value-type="float" office:value="1966">
            <text:p>1966</text:p>
          </table:table-cell>
          <table:table-cell office:value-type="float" office:value="465">
            <text:p>465</text:p>
          </table:table-cell>
          <table:table-cell table:formula="of:=2010-[.B103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Gurkmeja</text:p>
          </table:table-cell>
          <table:table-cell office:value-type="float" office:value="1966">
            <text:p>1966</text:p>
          </table:table-cell>
          <table:table-cell office:value-type="float" office:value="967">
            <text:p>967</text:p>
          </table:table-cell>
          <table:table-cell table:formula="of:=2010-[.B104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Sinnika</text:p>
          </table:table-cell>
          <table:table-cell office:value-type="float" office:value="1966">
            <text:p>1966</text:p>
          </table:table-cell>
          <table:table-cell office:value-type="float" office:value="14334">
            <text:p>14334</text:p>
          </table:table-cell>
          <table:table-cell table:formula="of:=2010-[.B105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lilla puppan</text:p>
          </table:table-cell>
          <table:table-cell office:value-type="float" office:value="1966">
            <text:p>1966</text:p>
          </table:table-cell>
          <table:table-cell office:value-type="float" office:value="342">
            <text:p>342</text:p>
          </table:table-cell>
          <table:table-cell table:formula="of:=2010-[.B106]"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string">
            <text:p>solstickan41</text:p>
          </table:table-cell>
          <table:table-cell office:value-type="float" office:value="1967">
            <text:p>1967</text:p>
          </table:table-cell>
          <table:table-cell office:value-type="float" office:value="56045">
            <text:p>56045</text:p>
          </table:table-cell>
          <table:table-cell table:formula="of:=2010-[.B107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krabbis</text:p>
          </table:table-cell>
          <table:table-cell office:value-type="float" office:value="1967">
            <text:p>1967</text:p>
          </table:table-cell>
          <table:table-cell office:value-type="float" office:value="5902">
            <text:p>5902</text:p>
          </table:table-cell>
          <table:table-cell table:formula="of:=2010-[.B108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BertilB</text:p>
          </table:table-cell>
          <table:table-cell office:value-type="float" office:value="1967">
            <text:p>1967</text:p>
          </table:table-cell>
          <table:table-cell office:value-type="float" office:value="13745">
            <text:p>13745</text:p>
          </table:table-cell>
          <table:table-cell table:formula="of:=2010-[.B109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Grenna</text:p>
          </table:table-cell>
          <table:table-cell office:value-type="float" office:value="1967">
            <text:p>1967</text:p>
          </table:table-cell>
          <table:table-cell office:value-type="float" office:value="31673">
            <text:p>31673</text:p>
          </table:table-cell>
          <table:table-cell table:formula="of:=2010-[.B110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Bette</text:p>
          </table:table-cell>
          <table:table-cell office:value-type="float" office:value="1967">
            <text:p>1967</text:p>
          </table:table-cell>
          <table:table-cell office:value-type="float" office:value="165776">
            <text:p>165776</text:p>
          </table:table-cell>
          <table:table-cell table:formula="of:=2010-[.B111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Piri</text:p>
          </table:table-cell>
          <table:table-cell office:value-type="float" office:value="1967">
            <text:p>1967</text:p>
          </table:table-cell>
          <table:table-cell office:value-type="float" office:value="101337">
            <text:p>101337</text:p>
          </table:table-cell>
          <table:table-cell table:formula="of:=2010-[.B112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nobilis</text:p>
          </table:table-cell>
          <table:table-cell office:value-type="float" office:value="1967">
            <text:p>1967</text:p>
          </table:table-cell>
          <table:table-cell office:value-type="float" office:value="23917">
            <text:p>23917</text:p>
          </table:table-cell>
          <table:table-cell table:formula="of:=2010-[.B113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Marlene</text:p>
          </table:table-cell>
          <table:table-cell office:value-type="float" office:value="1967">
            <text:p>1967</text:p>
          </table:table-cell>
          <table:table-cell office:value-type="float" office:value="253895">
            <text:p>253895</text:p>
          </table:table-cell>
          <table:table-cell table:formula="of:=2010-[.B114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Pethra</text:p>
          </table:table-cell>
          <table:table-cell office:value-type="float" office:value="1967">
            <text:p>1967</text:p>
          </table:table-cell>
          <table:table-cell office:value-type="float" office:value="26033">
            <text:p>26033</text:p>
          </table:table-cell>
          <table:table-cell table:formula="of:=2010-[.B115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WolfTatto</text:p>
          </table:table-cell>
          <table:table-cell office:value-type="float" office:value="1967">
            <text:p>1967</text:p>
          </table:table-cell>
          <table:table-cell office:value-type="float" office:value="12988">
            <text:p>12988</text:p>
          </table:table-cell>
          <table:table-cell table:formula="of:=2010-[.B116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Yrrepyrr</text:p>
          </table:table-cell>
          <table:table-cell office:value-type="float" office:value="1967">
            <text:p>1967</text:p>
          </table:table-cell>
          <table:table-cell office:value-type="float" office:value="43522">
            <text:p>43522</text:p>
          </table:table-cell>
          <table:table-cell table:formula="of:=2010-[.B117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nikki2006</text:p>
          </table:table-cell>
          <table:table-cell office:value-type="float" office:value="1967">
            <text:p>1967</text:p>
          </table:table-cell>
          <table:table-cell office:value-type="float" office:value="243804">
            <text:p>243804</text:p>
          </table:table-cell>
          <table:table-cell table:formula="of:=2010-[.B118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Pejo</text:p>
          </table:table-cell>
          <table:table-cell office:value-type="float" office:value="1967">
            <text:p>1967</text:p>
          </table:table-cell>
          <table:table-cell office:value-type="float" office:value="55492">
            <text:p>55492</text:p>
          </table:table-cell>
          <table:table-cell table:formula="of:=2010-[.B119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Dellan</text:p>
          </table:table-cell>
          <table:table-cell office:value-type="float" office:value="1967">
            <text:p>1967</text:p>
          </table:table-cell>
          <table:table-cell office:value-type="float" office:value="22552">
            <text:p>22552</text:p>
          </table:table-cell>
          <table:table-cell table:formula="of:=2010-[.B120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LinaEje</text:p>
          </table:table-cell>
          <table:table-cell office:value-type="float" office:value="1967">
            <text:p>1967</text:p>
          </table:table-cell>
          <table:table-cell office:value-type="float" office:value="9623">
            <text:p>9623</text:p>
          </table:table-cell>
          <table:table-cell table:formula="of:=2010-[.B121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mimamima</text:p>
          </table:table-cell>
          <table:table-cell office:value-type="float" office:value="1967">
            <text:p>1967</text:p>
          </table:table-cell>
          <table:table-cell office:value-type="float" office:value="18271">
            <text:p>18271</text:p>
          </table:table-cell>
          <table:table-cell table:formula="of:=2010-[.B122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cajsalisa</text:p>
          </table:table-cell>
          <table:table-cell office:value-type="float" office:value="1967">
            <text:p>1967</text:p>
          </table:table-cell>
          <table:table-cell office:value-type="float" office:value="14808">
            <text:p>14808</text:p>
          </table:table-cell>
          <table:table-cell table:formula="of:=2010-[.B123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dukat</text:p>
          </table:table-cell>
          <table:table-cell office:value-type="float" office:value="1967">
            <text:p>1967</text:p>
          </table:table-cell>
          <table:table-cell office:value-type="float" office:value="10937">
            <text:p>10937</text:p>
          </table:table-cell>
          <table:table-cell table:formula="of:=2010-[.B124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Drömmer</text:p>
          </table:table-cell>
          <table:table-cell office:value-type="float" office:value="1967">
            <text:p>1967</text:p>
          </table:table-cell>
          <table:table-cell office:value-type="float" office:value="8134">
            <text:p>8134</text:p>
          </table:table-cell>
          <table:table-cell table:formula="of:=2010-[.B125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Cattis40</text:p>
          </table:table-cell>
          <table:table-cell office:value-type="float" office:value="1967">
            <text:p>1967</text:p>
          </table:table-cell>
          <table:table-cell office:value-type="float" office:value="112793">
            <text:p>112793</text:p>
          </table:table-cell>
          <table:table-cell table:formula="of:=2010-[.B126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mimi66</text:p>
          </table:table-cell>
          <table:table-cell office:value-type="float" office:value="1967">
            <text:p>1967</text:p>
          </table:table-cell>
          <table:table-cell office:value-type="float" office:value="5475">
            <text:p>5475</text:p>
          </table:table-cell>
          <table:table-cell table:formula="of:=2010-[.B127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häggen</text:p>
          </table:table-cell>
          <table:table-cell office:value-type="float" office:value="1967">
            <text:p>1967</text:p>
          </table:table-cell>
          <table:table-cell office:value-type="float" office:value="2169">
            <text:p>2169</text:p>
          </table:table-cell>
          <table:table-cell table:formula="of:=2010-[.B128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längtabarn</text:p>
          </table:table-cell>
          <table:table-cell office:value-type="float" office:value="1967">
            <text:p>1967</text:p>
          </table:table-cell>
          <table:table-cell office:value-type="float" office:value="10242">
            <text:p>10242</text:p>
          </table:table-cell>
          <table:table-cell table:formula="of:=2010-[.B129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never</text:p>
          </table:table-cell>
          <table:table-cell office:value-type="float" office:value="1967">
            <text:p>1967</text:p>
          </table:table-cell>
          <table:table-cell office:value-type="float" office:value="34777">
            <text:p>34777</text:p>
          </table:table-cell>
          <table:table-cell table:formula="of:=2010-[.B130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snattran</text:p>
          </table:table-cell>
          <table:table-cell office:value-type="float" office:value="1967">
            <text:p>1967</text:p>
          </table:table-cell>
          <table:table-cell office:value-type="float" office:value="18550">
            <text:p>18550</text:p>
          </table:table-cell>
          <table:table-cell table:formula="of:=2010-[.B131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Hemliga damen</text:p>
          </table:table-cell>
          <table:table-cell office:value-type="float" office:value="1967">
            <text:p>1967</text:p>
          </table:table-cell>
          <table:table-cell office:value-type="float" office:value="13393">
            <text:p>13393</text:p>
          </table:table-cell>
          <table:table-cell table:formula="of:=2010-[.B132]"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string">
            <text:p>Crollan</text:p>
          </table:table-cell>
          <table:table-cell office:value-type="float" office:value="1968">
            <text:p>1968</text:p>
          </table:table-cell>
          <table:table-cell office:value-type="float" office:value="17379">
            <text:p>17379</text:p>
          </table:table-cell>
          <table:table-cell table:formula="of:=2010-[.B133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Humblebee</text:p>
          </table:table-cell>
          <table:table-cell office:value-type="float" office:value="1968">
            <text:p>1968</text:p>
          </table:table-cell>
          <table:table-cell office:value-type="float" office:value="9677">
            <text:p>9677</text:p>
          </table:table-cell>
          <table:table-cell table:formula="of:=2010-[.B134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bripoint</text:p>
          </table:table-cell>
          <table:table-cell office:value-type="float" office:value="1968">
            <text:p>1968</text:p>
          </table:table-cell>
          <table:table-cell office:value-type="float" office:value="37387">
            <text:p>37387</text:p>
          </table:table-cell>
          <table:table-cell table:formula="of:=2010-[.B135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Jordgubbssmak</text:p>
          </table:table-cell>
          <table:table-cell office:value-type="float" office:value="1968">
            <text:p>1968</text:p>
          </table:table-cell>
          <table:table-cell office:value-type="float" office:value="153878">
            <text:p>153878</text:p>
          </table:table-cell>
          <table:table-cell table:formula="of:=2010-[.B136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mirre67</text:p>
          </table:table-cell>
          <table:table-cell office:value-type="float" office:value="1968">
            <text:p>1968</text:p>
          </table:table-cell>
          <table:table-cell office:value-type="float" office:value="115926">
            <text:p>115926</text:p>
          </table:table-cell>
          <table:table-cell table:formula="of:=2010-[.B137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Mondino</text:p>
          </table:table-cell>
          <table:table-cell office:value-type="float" office:value="1968">
            <text:p>1968</text:p>
          </table:table-cell>
          <table:table-cell office:value-type="float" office:value="203374">
            <text:p>203374</text:p>
          </table:table-cell>
          <table:table-cell table:formula="of:=2010-[.B138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tokfia</text:p>
          </table:table-cell>
          <table:table-cell office:value-type="float" office:value="1968">
            <text:p>1968</text:p>
          </table:table-cell>
          <table:table-cell office:value-type="float" office:value="14517">
            <text:p>14517</text:p>
          </table:table-cell>
          <table:table-cell table:formula="of:=2010-[.B139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star67</text:p>
          </table:table-cell>
          <table:table-cell office:value-type="float" office:value="1968">
            <text:p>1968</text:p>
          </table:table-cell>
          <table:table-cell office:value-type="float" office:value="57971">
            <text:p>57971</text:p>
          </table:table-cell>
          <table:table-cell table:formula="of:=2010-[.B140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bitte67</text:p>
          </table:table-cell>
          <table:table-cell office:value-type="float" office:value="1968">
            <text:p>1968</text:p>
          </table:table-cell>
          <table:table-cell office:value-type="float" office:value="66098">
            <text:p>66098</text:p>
          </table:table-cell>
          <table:table-cell table:formula="of:=2010-[.B141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Zizzla</text:p>
          </table:table-cell>
          <table:table-cell office:value-type="float" office:value="1968">
            <text:p>1968</text:p>
          </table:table-cell>
          <table:table-cell office:value-type="float" office:value="19772">
            <text:p>19772</text:p>
          </table:table-cell>
          <table:table-cell table:formula="of:=2010-[.B142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Hugge47</text:p>
          </table:table-cell>
          <table:table-cell office:value-type="float" office:value="1968">
            <text:p>1968</text:p>
          </table:table-cell>
          <table:table-cell office:value-type="float" office:value="6077">
            <text:p>6077</text:p>
          </table:table-cell>
          <table:table-cell table:formula="of:=2010-[.B143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Bellevue</text:p>
          </table:table-cell>
          <table:table-cell office:value-type="float" office:value="1968">
            <text:p>1968</text:p>
          </table:table-cell>
          <table:table-cell office:value-type="float" office:value="67542">
            <text:p>67542</text:p>
          </table:table-cell>
          <table:table-cell table:formula="of:=2010-[.B144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Pudan</text:p>
          </table:table-cell>
          <table:table-cell office:value-type="float" office:value="1968">
            <text:p>1968</text:p>
          </table:table-cell>
          <table:table-cell office:value-type="float" office:value="39605">
            <text:p>39605</text:p>
          </table:table-cell>
          <table:table-cell table:formula="of:=2010-[.B145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MymlanMy</text:p>
          </table:table-cell>
          <table:table-cell office:value-type="float" office:value="1968">
            <text:p>1968</text:p>
          </table:table-cell>
          <table:table-cell office:value-type="float" office:value="83052">
            <text:p>83052</text:p>
          </table:table-cell>
          <table:table-cell table:formula="of:=2010-[.B146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Aisha</text:p>
          </table:table-cell>
          <table:table-cell office:value-type="float" office:value="1968">
            <text:p>1968</text:p>
          </table:table-cell>
          <table:table-cell office:value-type="float" office:value="45896">
            <text:p>45896</text:p>
          </table:table-cell>
          <table:table-cell table:formula="of:=2010-[.B147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Badkruka</text:p>
          </table:table-cell>
          <table:table-cell office:value-type="float" office:value="1968">
            <text:p>1968</text:p>
          </table:table-cell>
          <table:table-cell office:value-type="float" office:value="16242">
            <text:p>16242</text:p>
          </table:table-cell>
          <table:table-cell table:formula="of:=2010-[.B148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acilegna</text:p>
          </table:table-cell>
          <table:table-cell office:value-type="float" office:value="1968">
            <text:p>1968</text:p>
          </table:table-cell>
          <table:table-cell office:value-type="float" office:value="22789">
            <text:p>22789</text:p>
          </table:table-cell>
          <table:table-cell table:formula="of:=2010-[.B149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MillaP</text:p>
          </table:table-cell>
          <table:table-cell office:value-type="float" office:value="1968">
            <text:p>1968</text:p>
          </table:table-cell>
          <table:table-cell office:value-type="float" office:value="4808">
            <text:p>4808</text:p>
          </table:table-cell>
          <table:table-cell table:formula="of:=2010-[.B150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Lilla Bus</text:p>
          </table:table-cell>
          <table:table-cell office:value-type="float" office:value="1968">
            <text:p>1968</text:p>
          </table:table-cell>
          <table:table-cell office:value-type="float" office:value="11584">
            <text:p>11584</text:p>
          </table:table-cell>
          <table:table-cell table:formula="of:=2010-[.B151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Fiabus</text:p>
          </table:table-cell>
          <table:table-cell office:value-type="float" office:value="1968">
            <text:p>1968</text:p>
          </table:table-cell>
          <table:table-cell office:value-type="float" office:value="16505">
            <text:p>16505</text:p>
          </table:table-cell>
          <table:table-cell table:formula="of:=2010-[.B152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Kicka</text:p>
          </table:table-cell>
          <table:table-cell office:value-type="float" office:value="1968">
            <text:p>1968</text:p>
          </table:table-cell>
          <table:table-cell office:value-type="float" office:value="7410">
            <text:p>7410</text:p>
          </table:table-cell>
          <table:table-cell table:formula="of:=2010-[.B153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Chokladmums</text:p>
          </table:table-cell>
          <table:table-cell office:value-type="float" office:value="1968">
            <text:p>1968</text:p>
          </table:table-cell>
          <table:table-cell office:value-type="float" office:value="17363">
            <text:p>17363</text:p>
          </table:table-cell>
          <table:table-cell table:formula="of:=2010-[.B154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C rex</text:p>
          </table:table-cell>
          <table:table-cell office:value-type="float" office:value="1968">
            <text:p>1968</text:p>
          </table:table-cell>
          <table:table-cell office:value-type="float" office:value="19310">
            <text:p>19310</text:p>
          </table:table-cell>
          <table:table-cell table:formula="of:=2010-[.B155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Skogsstjärnan</text:p>
          </table:table-cell>
          <table:table-cell office:value-type="float" office:value="1968">
            <text:p>1968</text:p>
          </table:table-cell>
          <table:table-cell office:value-type="float" office:value="270">
            <text:p>270</text:p>
          </table:table-cell>
          <table:table-cell table:formula="of:=2010-[.B156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Charleston</text:p>
          </table:table-cell>
          <table:table-cell office:value-type="float" office:value="1968">
            <text:p>1968</text:p>
          </table:table-cell>
          <table:table-cell office:value-type="float" office:value="10500">
            <text:p>10500</text:p>
          </table:table-cell>
          <table:table-cell table:formula="of:=2010-[.B157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Ankungen</text:p>
          </table:table-cell>
          <table:table-cell office:value-type="float" office:value="1968">
            <text:p>1968</text:p>
          </table:table-cell>
          <table:table-cell office:value-type="float" office:value="2458">
            <text:p>2458</text:p>
          </table:table-cell>
          <table:table-cell table:formula="of:=2010-[.B158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Utan Barn</text:p>
          </table:table-cell>
          <table:table-cell office:value-type="float" office:value="1968">
            <text:p>1968</text:p>
          </table:table-cell>
          <table:table-cell office:value-type="float" office:value="3869">
            <text:p>3869</text:p>
          </table:table-cell>
          <table:table-cell table:formula="of:=2010-[.B159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Kim Carol</text:p>
          </table:table-cell>
          <table:table-cell office:value-type="float" office:value="1968">
            <text:p>1968</text:p>
          </table:table-cell>
          <table:table-cell office:value-type="float" office:value="10276">
            <text:p>10276</text:p>
          </table:table-cell>
          <table:table-cell table:formula="of:=2010-[.B160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längtan67</text:p>
          </table:table-cell>
          <table:table-cell office:value-type="float" office:value="1968">
            <text:p>1968</text:p>
          </table:table-cell>
          <table:table-cell office:value-type="float" office:value="32541">
            <text:p>32541</text:p>
          </table:table-cell>
          <table:table-cell table:formula="of:=2010-[.B161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Nalle1</text:p>
          </table:table-cell>
          <table:table-cell office:value-type="float" office:value="1968">
            <text:p>1968</text:p>
          </table:table-cell>
          <table:table-cell office:value-type="float" office:value="662">
            <text:p>662</text:p>
          </table:table-cell>
          <table:table-cell table:formula="of:=2010-[.B162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smillan</text:p>
          </table:table-cell>
          <table:table-cell office:value-type="float" office:value="1968">
            <text:p>1968</text:p>
          </table:table-cell>
          <table:table-cell office:value-type="float" office:value="552">
            <text:p>552</text:p>
          </table:table-cell>
          <table:table-cell table:formula="of:=2010-[.B163]"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string">
            <text:p>Helle68</text:p>
          </table:table-cell>
          <table:table-cell office:value-type="float" office:value="1969">
            <text:p>1969</text:p>
          </table:table-cell>
          <table:table-cell office:value-type="float" office:value="49468">
            <text:p>49468</text:p>
          </table:table-cell>
          <table:table-cell table:formula="of:=2010-[.B164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optimist</text:p>
          </table:table-cell>
          <table:table-cell office:value-type="float" office:value="1969">
            <text:p>1969</text:p>
          </table:table-cell>
          <table:table-cell office:value-type="float" office:value="1487">
            <text:p>1487</text:p>
          </table:table-cell>
          <table:table-cell table:formula="of:=2010-[.B165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Chilisen</text:p>
          </table:table-cell>
          <table:table-cell office:value-type="float" office:value="1969">
            <text:p>1969</text:p>
          </table:table-cell>
          <table:table-cell office:value-type="float" office:value="56838">
            <text:p>56838</text:p>
          </table:table-cell>
          <table:table-cell table:formula="of:=2010-[.B166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Iorlover</text:p>
          </table:table-cell>
          <table:table-cell office:value-type="float" office:value="1969">
            <text:p>1969</text:p>
          </table:table-cell>
          <table:table-cell office:value-type="float" office:value="60640">
            <text:p>60640</text:p>
          </table:table-cell>
          <table:table-cell table:formula="of:=2010-[.B167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Jossebell</text:p>
          </table:table-cell>
          <table:table-cell office:value-type="float" office:value="1969">
            <text:p>1969</text:p>
          </table:table-cell>
          <table:table-cell office:value-type="float" office:value="74495">
            <text:p>74495</text:p>
          </table:table-cell>
          <table:table-cell table:formula="of:=2010-[.B168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FredrikBBB</text:p>
          </table:table-cell>
          <table:table-cell office:value-type="float" office:value="1969">
            <text:p>1969</text:p>
          </table:table-cell>
          <table:table-cell office:value-type="float" office:value="59738">
            <text:p>59738</text:p>
          </table:table-cell>
          <table:table-cell table:formula="of:=2010-[.B169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GRO68</text:p>
          </table:table-cell>
          <table:table-cell office:value-type="float" office:value="1969">
            <text:p>1969</text:p>
          </table:table-cell>
          <table:table-cell office:value-type="float" office:value="17834">
            <text:p>17834</text:p>
          </table:table-cell>
          <table:table-cell table:formula="of:=2010-[.B170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Malena C</text:p>
          </table:table-cell>
          <table:table-cell office:value-type="float" office:value="1969">
            <text:p>1969</text:p>
          </table:table-cell>
          <table:table-cell office:value-type="float" office:value="26295">
            <text:p>26295</text:p>
          </table:table-cell>
          <table:table-cell table:formula="of:=2010-[.B171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nick name</text:p>
          </table:table-cell>
          <table:table-cell office:value-type="float" office:value="1969">
            <text:p>1969</text:p>
          </table:table-cell>
          <table:table-cell office:value-type="float" office:value="36958">
            <text:p>36958</text:p>
          </table:table-cell>
          <table:table-cell table:formula="of:=2010-[.B172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spik</text:p>
          </table:table-cell>
          <table:table-cell office:value-type="float" office:value="1969">
            <text:p>1969</text:p>
          </table:table-cell>
          <table:table-cell office:value-type="float" office:value="16946">
            <text:p>16946</text:p>
          </table:table-cell>
          <table:table-cell table:formula="of:=2010-[.B173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Gul13</text:p>
          </table:table-cell>
          <table:table-cell office:value-type="float" office:value="1969">
            <text:p>1969</text:p>
          </table:table-cell>
          <table:table-cell office:value-type="float" office:value="110229">
            <text:p>110229</text:p>
          </table:table-cell>
          <table:table-cell table:formula="of:=2010-[.B174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Dudden</text:p>
          </table:table-cell>
          <table:table-cell office:value-type="float" office:value="1969">
            <text:p>1969</text:p>
          </table:table-cell>
          <table:table-cell office:value-type="float" office:value="12902">
            <text:p>12902</text:p>
          </table:table-cell>
          <table:table-cell table:formula="of:=2010-[.B175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Maidens Blush</text:p>
          </table:table-cell>
          <table:table-cell office:value-type="float" office:value="1969">
            <text:p>1969</text:p>
          </table:table-cell>
          <table:table-cell office:value-type="float" office:value="9690">
            <text:p>9690</text:p>
          </table:table-cell>
          <table:table-cell table:formula="of:=2010-[.B176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Parvel</text:p>
          </table:table-cell>
          <table:table-cell office:value-type="float" office:value="1969">
            <text:p>1969</text:p>
          </table:table-cell>
          <table:table-cell office:value-type="float" office:value="15616">
            <text:p>15616</text:p>
          </table:table-cell>
          <table:table-cell table:formula="of:=2010-[.B177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Singel Man</text:p>
          </table:table-cell>
          <table:table-cell office:value-type="float" office:value="1969">
            <text:p>1969</text:p>
          </table:table-cell>
          <table:table-cell office:value-type="float" office:value="21543">
            <text:p>21543</text:p>
          </table:table-cell>
          <table:table-cell table:formula="of:=2010-[.B178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Maria Helena</text:p>
          </table:table-cell>
          <table:table-cell office:value-type="float" office:value="1969">
            <text:p>1969</text:p>
          </table:table-cell>
          <table:table-cell office:value-type="float" office:value="27794">
            <text:p>27794</text:p>
          </table:table-cell>
          <table:table-cell table:formula="of:=2010-[.B179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sandbacken</text:p>
          </table:table-cell>
          <table:table-cell office:value-type="float" office:value="1969">
            <text:p>1969</text:p>
          </table:table-cell>
          <table:table-cell office:value-type="float" office:value="16846">
            <text:p>16846</text:p>
          </table:table-cell>
          <table:table-cell table:formula="of:=2010-[.B180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LillaMymlan</text:p>
          </table:table-cell>
          <table:table-cell office:value-type="float" office:value="1969">
            <text:p>1969</text:p>
          </table:table-cell>
          <table:table-cell office:value-type="float" office:value="6348">
            <text:p>6348</text:p>
          </table:table-cell>
          <table:table-cell table:formula="of:=2010-[.B181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anbiel</text:p>
          </table:table-cell>
          <table:table-cell office:value-type="float" office:value="1969">
            <text:p>1969</text:p>
          </table:table-cell>
          <table:table-cell office:value-type="float" office:value="4278">
            <text:p>4278</text:p>
          </table:table-cell>
          <table:table-cell table:formula="of:=2010-[.B182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Lakey69</text:p>
          </table:table-cell>
          <table:table-cell office:value-type="float" office:value="1969">
            <text:p>1969</text:p>
          </table:table-cell>
          <table:table-cell office:value-type="float" office:value="942">
            <text:p>942</text:p>
          </table:table-cell>
          <table:table-cell table:formula="of:=2010-[.B183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LillaStenen</text:p>
          </table:table-cell>
          <table:table-cell office:value-type="float" office:value="1969">
            <text:p>1969</text:p>
          </table:table-cell>
          <table:table-cell office:value-type="float" office:value="2099">
            <text:p>2099</text:p>
          </table:table-cell>
          <table:table-cell table:formula="of:=2010-[.B184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Krollspell</text:p>
          </table:table-cell>
          <table:table-cell office:value-type="float" office:value="1969">
            <text:p>1969</text:p>
          </table:table-cell>
          <table:table-cell office:value-type="float" office:value="5554">
            <text:p>5554</text:p>
          </table:table-cell>
          <table:table-cell table:formula="of:=2010-[.B185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Hinos</text:p>
          </table:table-cell>
          <table:table-cell office:value-type="float" office:value="1969">
            <text:p>1969</text:p>
          </table:table-cell>
          <table:table-cell office:value-type="float" office:value="50608">
            <text:p>50608</text:p>
          </table:table-cell>
          <table:table-cell table:formula="of:=2010-[.B186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mammawannabe</text:p>
          </table:table-cell>
          <table:table-cell office:value-type="float" office:value="1969">
            <text:p>1969</text:p>
          </table:table-cell>
          <table:table-cell office:value-type="float" office:value="82023">
            <text:p>82023</text:p>
          </table:table-cell>
          <table:table-cell table:formula="of:=2010-[.B187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StinaS</text:p>
          </table:table-cell>
          <table:table-cell office:value-type="float" office:value="1969">
            <text:p>1969</text:p>
          </table:table-cell>
          <table:table-cell office:value-type="float" office:value="302">
            <text:p>302</text:p>
          </table:table-cell>
          <table:table-cell table:formula="of:=2010-[.B188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Prusiluskan</text:p>
          </table:table-cell>
          <table:table-cell office:value-type="float" office:value="1969">
            <text:p>1969</text:p>
          </table:table-cell>
          <table:table-cell office:value-type="float" office:value="915">
            <text:p>915</text:p>
          </table:table-cell>
          <table:table-cell table:formula="of:=2010-[.B189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MME</text:p>
          </table:table-cell>
          <table:table-cell office:value-type="float" office:value="1969">
            <text:p>1969</text:p>
          </table:table-cell>
          <table:table-cell office:value-type="float" office:value="19512">
            <text:p>19512</text:p>
          </table:table-cell>
          <table:table-cell table:formula="of:=2010-[.B190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lollo14</text:p>
          </table:table-cell>
          <table:table-cell office:value-type="float" office:value="1969">
            <text:p>1969</text:p>
          </table:table-cell>
          <table:table-cell office:value-type="float" office:value="12962">
            <text:p>12962</text:p>
          </table:table-cell>
          <table:table-cell table:formula="of:=2010-[.B191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Felicia68</text:p>
          </table:table-cell>
          <table:table-cell office:value-type="float" office:value="1969">
            <text:p>1969</text:p>
          </table:table-cell>
          <table:table-cell office:value-type="float" office:value="792">
            <text:p>792</text:p>
          </table:table-cell>
          <table:table-cell table:formula="of:=2010-[.B192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icaS</text:p>
          </table:table-cell>
          <table:table-cell office:value-type="float" office:value="1969">
            <text:p>1969</text:p>
          </table:table-cell>
          <table:table-cell office:value-type="float" office:value="6402">
            <text:p>6402</text:p>
          </table:table-cell>
          <table:table-cell table:formula="of:=2010-[.B193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Stor längtan</text:p>
          </table:table-cell>
          <table:table-cell office:value-type="float" office:value="1969">
            <text:p>1969</text:p>
          </table:table-cell>
          <table:table-cell office:value-type="float" office:value="27838">
            <text:p>27838</text:p>
          </table:table-cell>
          <table:table-cell table:formula="of:=2010-[.B194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Zimzalabim</text:p>
          </table:table-cell>
          <table:table-cell office:value-type="float" office:value="1969">
            <text:p>1969</text:p>
          </table:table-cell>
          <table:table-cell office:value-type="float" office:value="13542">
            <text:p>13542</text:p>
          </table:table-cell>
          <table:table-cell table:formula="of:=2010-[.B195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EllenH</text:p>
          </table:table-cell>
          <table:table-cell office:value-type="float" office:value="1969">
            <text:p>1969</text:p>
          </table:table-cell>
          <table:table-cell office:value-type="float" office:value="558">
            <text:p>558</text:p>
          </table:table-cell>
          <table:table-cell table:formula="of:=2010-[.B196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Inanna Li</text:p>
          </table:table-cell>
          <table:table-cell office:value-type="float" office:value="1969">
            <text:p>1969</text:p>
          </table:table-cell>
          <table:table-cell office:value-type="float" office:value="53755">
            <text:p>53755</text:p>
          </table:table-cell>
          <table:table-cell table:formula="of:=2010-[.B197]"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string">
            <text:p>Vildrosen</text:p>
          </table:table-cell>
          <table:table-cell office:value-type="float" office:value="1971">
            <text:p>1971</text:p>
          </table:table-cell>
          <table:table-cell office:value-type="float" office:value="27137">
            <text:p>27137</text:p>
          </table:table-cell>
          <table:table-cell table:formula="of:=2010-[.B19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Camarogirl</text:p>
          </table:table-cell>
          <table:table-cell office:value-type="float" office:value="1971">
            <text:p>1971</text:p>
          </table:table-cell>
          <table:table-cell office:value-type="float" office:value="100247">
            <text:p>100247</text:p>
          </table:table-cell>
          <table:table-cell table:formula="of:=2010-[.B19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971">
            <text:p>1971</text:p>
          </table:table-cell>
          <table:table-cell office:value-type="float" office:value="36594">
            <text:p>36594</text:p>
          </table:table-cell>
          <table:table-cell table:formula="of:=2010-[.B20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ieh</text:p>
          </table:table-cell>
          <table:table-cell office:value-type="float" office:value="1971">
            <text:p>1971</text:p>
          </table:table-cell>
          <table:table-cell office:value-type="float" office:value="29157">
            <text:p>29157</text:p>
          </table:table-cell>
          <table:table-cell table:formula="of:=2010-[.B20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evita</text:p>
          </table:table-cell>
          <table:table-cell office:value-type="float" office:value="1971">
            <text:p>1971</text:p>
          </table:table-cell>
          <table:table-cell office:value-type="float" office:value="39351">
            <text:p>39351</text:p>
          </table:table-cell>
          <table:table-cell table:formula="of:=2010-[.B20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olskina</text:p>
          </table:table-cell>
          <table:table-cell office:value-type="float" office:value="1971">
            <text:p>1971</text:p>
          </table:table-cell>
          <table:table-cell office:value-type="float" office:value="185439">
            <text:p>185439</text:p>
          </table:table-cell>
          <table:table-cell table:formula="of:=2010-[.B20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Nattis</text:p>
          </table:table-cell>
          <table:table-cell office:value-type="float" office:value="1971">
            <text:p>1971</text:p>
          </table:table-cell>
          <table:table-cell office:value-type="float" office:value="15028">
            <text:p>15028</text:p>
          </table:table-cell>
          <table:table-cell table:formula="of:=2010-[.B20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Aaglars</text:p>
          </table:table-cell>
          <table:table-cell office:value-type="float" office:value="1971">
            <text:p>1971</text:p>
          </table:table-cell>
          <table:table-cell office:value-type="float" office:value="208353">
            <text:p>208353</text:p>
          </table:table-cell>
          <table:table-cell table:formula="of:=2010-[.B20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EXPOSED</text:p>
          </table:table-cell>
          <table:table-cell office:value-type="float" office:value="1971">
            <text:p>1971</text:p>
          </table:table-cell>
          <table:table-cell office:value-type="float" office:value="57740">
            <text:p>57740</text:p>
          </table:table-cell>
          <table:table-cell table:formula="of:=2010-[.B20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askot</text:p>
          </table:table-cell>
          <table:table-cell office:value-type="float" office:value="1971">
            <text:p>1971</text:p>
          </table:table-cell>
          <table:table-cell office:value-type="float" office:value="103056">
            <text:p>103056</text:p>
          </table:table-cell>
          <table:table-cell table:formula="of:=2010-[.B20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underverket 06</text:p>
          </table:table-cell>
          <table:table-cell office:value-type="float" office:value="1971">
            <text:p>1971</text:p>
          </table:table-cell>
          <table:table-cell office:value-type="float" office:value="306141">
            <text:p>306141</text:p>
          </table:table-cell>
          <table:table-cell table:formula="of:=2010-[.B20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AnnaKlara</text:p>
          </table:table-cell>
          <table:table-cell office:value-type="float" office:value="1971">
            <text:p>1971</text:p>
          </table:table-cell>
          <table:table-cell office:value-type="float" office:value="142286">
            <text:p>142286</text:p>
          </table:table-cell>
          <table:table-cell table:formula="of:=2010-[.B20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Bubblan84</text:p>
          </table:table-cell>
          <table:table-cell office:value-type="float" office:value="1971">
            <text:p>1971</text:p>
          </table:table-cell>
          <table:table-cell office:value-type="float" office:value="42138">
            <text:p>42138</text:p>
          </table:table-cell>
          <table:table-cell table:formula="of:=2010-[.B21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emma71</text:p>
          </table:table-cell>
          <table:table-cell office:value-type="float" office:value="1971">
            <text:p>1971</text:p>
          </table:table-cell>
          <table:table-cell office:value-type="float" office:value="6095">
            <text:p>6095</text:p>
          </table:table-cell>
          <table:table-cell table:formula="of:=2010-[.B21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1971">
            <text:p>1971</text:p>
          </table:table-cell>
          <table:table-cell office:value-type="float" office:value="110426">
            <text:p>110426</text:p>
          </table:table-cell>
          <table:table-cell table:formula="of:=2010-[.B21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Hemera</text:p>
          </table:table-cell>
          <table:table-cell office:value-type="float" office:value="1971">
            <text:p>1971</text:p>
          </table:table-cell>
          <table:table-cell office:value-type="float" office:value="9928">
            <text:p>9928</text:p>
          </table:table-cell>
          <table:table-cell table:formula="of:=2010-[.B21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allamen</text:p>
          </table:table-cell>
          <table:table-cell office:value-type="float" office:value="1971">
            <text:p>1971</text:p>
          </table:table-cell>
          <table:table-cell office:value-type="float" office:value="58153">
            <text:p>58153</text:p>
          </table:table-cell>
          <table:table-cell table:formula="of:=2010-[.B21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971">
            <text:p>1971</text:p>
          </table:table-cell>
          <table:table-cell office:value-type="float" office:value="8203">
            <text:p>8203</text:p>
          </table:table-cell>
          <table:table-cell table:formula="of:=2010-[.B21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guldplutt</text:p>
          </table:table-cell>
          <table:table-cell office:value-type="float" office:value="1971">
            <text:p>1971</text:p>
          </table:table-cell>
          <table:table-cell office:value-type="float" office:value="549122">
            <text:p>549122</text:p>
          </table:table-cell>
          <table:table-cell table:formula="of:=2010-[.B21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texel</text:p>
          </table:table-cell>
          <table:table-cell office:value-type="float" office:value="1971">
            <text:p>1971</text:p>
          </table:table-cell>
          <table:table-cell office:value-type="float" office:value="9517">
            <text:p>9517</text:p>
          </table:table-cell>
          <table:table-cell table:formula="of:=2010-[.B21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Elino</text:p>
          </table:table-cell>
          <table:table-cell office:value-type="float" office:value="1971">
            <text:p>1971</text:p>
          </table:table-cell>
          <table:table-cell office:value-type="float" office:value="36797">
            <text:p>36797</text:p>
          </table:table-cell>
          <table:table-cell table:formula="of:=2010-[.B21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tress</text:p>
          </table:table-cell>
          <table:table-cell office:value-type="float" office:value="1971">
            <text:p>1971</text:p>
          </table:table-cell>
          <table:table-cell office:value-type="float" office:value="2024">
            <text:p>2024</text:p>
          </table:table-cell>
          <table:table-cell table:formula="of:=2010-[.B21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alle17</text:p>
          </table:table-cell>
          <table:table-cell office:value-type="float" office:value="1971">
            <text:p>1971</text:p>
          </table:table-cell>
          <table:table-cell office:value-type="float" office:value="39753">
            <text:p>39753</text:p>
          </table:table-cell>
          <table:table-cell table:formula="of:=2010-[.B22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illia</text:p>
          </table:table-cell>
          <table:table-cell office:value-type="float" office:value="1971">
            <text:p>1971</text:p>
          </table:table-cell>
          <table:table-cell office:value-type="float" office:value="2331">
            <text:p>2331</text:p>
          </table:table-cell>
          <table:table-cell table:formula="of:=2010-[.B22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Cloudy</text:p>
          </table:table-cell>
          <table:table-cell office:value-type="float" office:value="1971">
            <text:p>1971</text:p>
          </table:table-cell>
          <table:table-cell office:value-type="float" office:value="7933">
            <text:p>7933</text:p>
          </table:table-cell>
          <table:table-cell table:formula="of:=2010-[.B22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Hercule</text:p>
          </table:table-cell>
          <table:table-cell office:value-type="float" office:value="1971">
            <text:p>1971</text:p>
          </table:table-cell>
          <table:table-cell office:value-type="float" office:value="85667">
            <text:p>85667</text:p>
          </table:table-cell>
          <table:table-cell table:formula="of:=2010-[.B22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mp</text:p>
          </table:table-cell>
          <table:table-cell office:value-type="float" office:value="1971">
            <text:p>1971</text:p>
          </table:table-cell>
          <table:table-cell office:value-type="float" office:value="12023">
            <text:p>12023</text:p>
          </table:table-cell>
          <table:table-cell table:formula="of:=2010-[.B22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iquorice</text:p>
          </table:table-cell>
          <table:table-cell office:value-type="float" office:value="1971">
            <text:p>1971</text:p>
          </table:table-cell>
          <table:table-cell office:value-type="float" office:value="1842">
            <text:p>1842</text:p>
          </table:table-cell>
          <table:table-cell table:formula="of:=2010-[.B22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Anna i Hult</text:p>
          </table:table-cell>
          <table:table-cell office:value-type="float" office:value="1971">
            <text:p>1971</text:p>
          </table:table-cell>
          <table:table-cell office:value-type="float" office:value="56815">
            <text:p>56815</text:p>
          </table:table-cell>
          <table:table-cell table:formula="of:=2010-[.B22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ara35</text:p>
          </table:table-cell>
          <table:table-cell office:value-type="float" office:value="1971">
            <text:p>1971</text:p>
          </table:table-cell>
          <table:table-cell office:value-type="float" office:value="5302">
            <text:p>5302</text:p>
          </table:table-cell>
          <table:table-cell table:formula="of:=2010-[.B22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Bowmore</text:p>
          </table:table-cell>
          <table:table-cell office:value-type="float" office:value="1971">
            <text:p>1971</text:p>
          </table:table-cell>
          <table:table-cell office:value-type="float" office:value="36002">
            <text:p>36002</text:p>
          </table:table-cell>
          <table:table-cell table:formula="of:=2010-[.B22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Josefin</text:p>
          </table:table-cell>
          <table:table-cell office:value-type="float" office:value="1971">
            <text:p>1971</text:p>
          </table:table-cell>
          <table:table-cell office:value-type="float" office:value="3729">
            <text:p>3729</text:p>
          </table:table-cell>
          <table:table-cell table:formula="of:=2010-[.B22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Helene70</text:p>
          </table:table-cell>
          <table:table-cell office:value-type="float" office:value="1971">
            <text:p>1971</text:p>
          </table:table-cell>
          <table:table-cell office:value-type="float" office:value="124329">
            <text:p>124329</text:p>
          </table:table-cell>
          <table:table-cell table:formula="of:=2010-[.B23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IrreVirre</text:p>
          </table:table-cell>
          <table:table-cell office:value-type="float" office:value="1971">
            <text:p>1971</text:p>
          </table:table-cell>
          <table:table-cell office:value-type="float" office:value="25671">
            <text:p>25671</text:p>
          </table:table-cell>
          <table:table-cell table:formula="of:=2010-[.B23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leopatra II</text:p>
          </table:table-cell>
          <table:table-cell office:value-type="float" office:value="1971">
            <text:p>1971</text:p>
          </table:table-cell>
          <table:table-cell office:value-type="float" office:value="66061">
            <text:p>66061</text:p>
          </table:table-cell>
          <table:table-cell table:formula="of:=2010-[.B23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iss Juni</text:p>
          </table:table-cell>
          <table:table-cell office:value-type="float" office:value="1971">
            <text:p>1971</text:p>
          </table:table-cell>
          <table:table-cell office:value-type="float" office:value="4163">
            <text:p>4163</text:p>
          </table:table-cell>
          <table:table-cell table:formula="of:=2010-[.B23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Elijza</text:p>
          </table:table-cell>
          <table:table-cell office:value-type="float" office:value="1971">
            <text:p>1971</text:p>
          </table:table-cell>
          <table:table-cell office:value-type="float" office:value="122545">
            <text:p>122545</text:p>
          </table:table-cell>
          <table:table-cell table:formula="of:=2010-[.B23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ickan90</text:p>
          </table:table-cell>
          <table:table-cell office:value-type="float" office:value="1971">
            <text:p>1971</text:p>
          </table:table-cell>
          <table:table-cell office:value-type="float" office:value="11854">
            <text:p>11854</text:p>
          </table:table-cell>
          <table:table-cell table:formula="of:=2010-[.B23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ijjo</text:p>
          </table:table-cell>
          <table:table-cell office:value-type="float" office:value="1971">
            <text:p>1971</text:p>
          </table:table-cell>
          <table:table-cell office:value-type="float" office:value="50296">
            <text:p>50296</text:p>
          </table:table-cell>
          <table:table-cell table:formula="of:=2010-[.B23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Jano</text:p>
          </table:table-cell>
          <table:table-cell office:value-type="float" office:value="1971">
            <text:p>1971</text:p>
          </table:table-cell>
          <table:table-cell office:value-type="float" office:value="12877">
            <text:p>12877</text:p>
          </table:table-cell>
          <table:table-cell table:formula="of:=2010-[.B23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Fiamedbarn</text:p>
          </table:table-cell>
          <table:table-cell office:value-type="float" office:value="1971">
            <text:p>1971</text:p>
          </table:table-cell>
          <table:table-cell office:value-type="float" office:value="155442">
            <text:p>155442</text:p>
          </table:table-cell>
          <table:table-cell table:formula="of:=2010-[.B23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driver28</text:p>
          </table:table-cell>
          <table:table-cell office:value-type="float" office:value="1971">
            <text:p>1971</text:p>
          </table:table-cell>
          <table:table-cell office:value-type="float" office:value="5114">
            <text:p>5114</text:p>
          </table:table-cell>
          <table:table-cell table:formula="of:=2010-[.B23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ile</text:p>
          </table:table-cell>
          <table:table-cell office:value-type="float" office:value="1971">
            <text:p>1971</text:p>
          </table:table-cell>
          <table:table-cell office:value-type="float" office:value="14748">
            <text:p>14748</text:p>
          </table:table-cell>
          <table:table-cell table:formula="of:=2010-[.B24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Jna</text:p>
          </table:table-cell>
          <table:table-cell office:value-type="float" office:value="1971">
            <text:p>1971</text:p>
          </table:table-cell>
          <table:table-cell office:value-type="float" office:value="6273">
            <text:p>6273</text:p>
          </table:table-cell>
          <table:table-cell table:formula="of:=2010-[.B24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ille Skrutt</text:p>
          </table:table-cell>
          <table:table-cell office:value-type="float" office:value="1971">
            <text:p>1971</text:p>
          </table:table-cell>
          <table:table-cell office:value-type="float" office:value="3583">
            <text:p>3583</text:p>
          </table:table-cell>
          <table:table-cell table:formula="of:=2010-[.B24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araA88</text:p>
          </table:table-cell>
          <table:table-cell office:value-type="float" office:value="1971">
            <text:p>1971</text:p>
          </table:table-cell>
          <table:table-cell office:value-type="float" office:value="30826">
            <text:p>30826</text:p>
          </table:table-cell>
          <table:table-cell table:formula="of:=2010-[.B24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hatte</text:p>
          </table:table-cell>
          <table:table-cell office:value-type="float" office:value="1971">
            <text:p>1971</text:p>
          </table:table-cell>
          <table:table-cell office:value-type="float" office:value="3009">
            <text:p>3009</text:p>
          </table:table-cell>
          <table:table-cell table:formula="of:=2010-[.B24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Prillis</text:p>
          </table:table-cell>
          <table:table-cell office:value-type="float" office:value="1971">
            <text:p>1971</text:p>
          </table:table-cell>
          <table:table-cell office:value-type="float" office:value="6582">
            <text:p>6582</text:p>
          </table:table-cell>
          <table:table-cell table:formula="of:=2010-[.B24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o nice</text:p>
          </table:table-cell>
          <table:table-cell office:value-type="float" office:value="1971">
            <text:p>1971</text:p>
          </table:table-cell>
          <table:table-cell office:value-type="float" office:value="49026">
            <text:p>49026</text:p>
          </table:table-cell>
          <table:table-cell table:formula="of:=2010-[.B24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unamamma</text:p>
          </table:table-cell>
          <table:table-cell office:value-type="float" office:value="1971">
            <text:p>1971</text:p>
          </table:table-cell>
          <table:table-cell office:value-type="float" office:value="11894">
            <text:p>11894</text:p>
          </table:table-cell>
          <table:table-cell table:formula="of:=2010-[.B24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Hammare</text:p>
          </table:table-cell>
          <table:table-cell office:value-type="float" office:value="1971">
            <text:p>1971</text:p>
          </table:table-cell>
          <table:table-cell office:value-type="float" office:value="28208">
            <text:p>28208</text:p>
          </table:table-cell>
          <table:table-cell table:formula="of:=2010-[.B24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Zoolie</text:p>
          </table:table-cell>
          <table:table-cell office:value-type="float" office:value="1971">
            <text:p>1971</text:p>
          </table:table-cell>
          <table:table-cell office:value-type="float" office:value="17565">
            <text:p>17565</text:p>
          </table:table-cell>
          <table:table-cell table:formula="of:=2010-[.B24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avios</text:p>
          </table:table-cell>
          <table:table-cell office:value-type="float" office:value="1971">
            <text:p>1971</text:p>
          </table:table-cell>
          <table:table-cell office:value-type="float" office:value="19959">
            <text:p>19959</text:p>
          </table:table-cell>
          <table:table-cell table:formula="of:=2010-[.B25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Jossan1979</text:p>
          </table:table-cell>
          <table:table-cell office:value-type="float" office:value="1971">
            <text:p>1971</text:p>
          </table:table-cell>
          <table:table-cell office:value-type="float" office:value="12902">
            <text:p>12902</text:p>
          </table:table-cell>
          <table:table-cell table:formula="of:=2010-[.B25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Essi</text:p>
          </table:table-cell>
          <table:table-cell office:value-type="float" office:value="1971">
            <text:p>1971</text:p>
          </table:table-cell>
          <table:table-cell office:value-type="float" office:value="915">
            <text:p>915</text:p>
          </table:table-cell>
          <table:table-cell table:formula="of:=2010-[.B25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Excelsior</text:p>
          </table:table-cell>
          <table:table-cell office:value-type="float" office:value="1971">
            <text:p>1971</text:p>
          </table:table-cell>
          <table:table-cell office:value-type="float" office:value="20479">
            <text:p>20479</text:p>
          </table:table-cell>
          <table:table-cell table:formula="of:=2010-[.B25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gotjej</text:p>
          </table:table-cell>
          <table:table-cell office:value-type="float" office:value="1971">
            <text:p>1971</text:p>
          </table:table-cell>
          <table:table-cell office:value-type="float" office:value="1136">
            <text:p>1136</text:p>
          </table:table-cell>
          <table:table-cell table:formula="of:=2010-[.B25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Rory</text:p>
          </table:table-cell>
          <table:table-cell office:value-type="float" office:value="1971">
            <text:p>1971</text:p>
          </table:table-cell>
          <table:table-cell office:value-type="float" office:value="592">
            <text:p>592</text:p>
          </table:table-cell>
          <table:table-cell table:formula="of:=2010-[.B25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illaRu</text:p>
          </table:table-cell>
          <table:table-cell office:value-type="float" office:value="1971">
            <text:p>1971</text:p>
          </table:table-cell>
          <table:table-cell office:value-type="float" office:value="2143">
            <text:p>2143</text:p>
          </table:table-cell>
          <table:table-cell table:formula="of:=2010-[.B25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Ängeln Teo</text:p>
          </table:table-cell>
          <table:table-cell office:value-type="float" office:value="1971">
            <text:p>1971</text:p>
          </table:table-cell>
          <table:table-cell office:value-type="float" office:value="4891">
            <text:p>4891</text:p>
          </table:table-cell>
          <table:table-cell table:formula="of:=2010-[.B25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Zorn</text:p>
          </table:table-cell>
          <table:table-cell office:value-type="float" office:value="1971">
            <text:p>1971</text:p>
          </table:table-cell>
          <table:table-cell office:value-type="float" office:value="58218">
            <text:p>58218</text:p>
          </table:table-cell>
          <table:table-cell table:formula="of:=2010-[.B25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Aran</text:p>
          </table:table-cell>
          <table:table-cell office:value-type="float" office:value="1971">
            <text:p>1971</text:p>
          </table:table-cell>
          <table:table-cell office:value-type="float" office:value="671">
            <text:p>671</text:p>
          </table:table-cell>
          <table:table-cell table:formula="of:=2010-[.B25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Godiva</text:p>
          </table:table-cell>
          <table:table-cell office:value-type="float" office:value="1971">
            <text:p>1971</text:p>
          </table:table-cell>
          <table:table-cell office:value-type="float" office:value="4079">
            <text:p>4079</text:p>
          </table:table-cell>
          <table:table-cell table:formula="of:=2010-[.B26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anna1972</text:p>
          </table:table-cell>
          <table:table-cell office:value-type="float" office:value="1971">
            <text:p>1971</text:p>
          </table:table-cell>
          <table:table-cell office:value-type="float" office:value="3925">
            <text:p>3925</text:p>
          </table:table-cell>
          <table:table-cell table:formula="of:=2010-[.B26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Cat lover</text:p>
          </table:table-cell>
          <table:table-cell office:value-type="float" office:value="1971">
            <text:p>1971</text:p>
          </table:table-cell>
          <table:table-cell office:value-type="float" office:value="30536">
            <text:p>30536</text:p>
          </table:table-cell>
          <table:table-cell table:formula="of:=2010-[.B26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inghatjejen</text:p>
          </table:table-cell>
          <table:table-cell office:value-type="float" office:value="1971">
            <text:p>1971</text:p>
          </table:table-cell>
          <table:table-cell office:value-type="float" office:value="2687">
            <text:p>2687</text:p>
          </table:table-cell>
          <table:table-cell table:formula="of:=2010-[.B26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alina</text:p>
          </table:table-cell>
          <table:table-cell office:value-type="float" office:value="1971">
            <text:p>1971</text:p>
          </table:table-cell>
          <table:table-cell office:value-type="float" office:value="2633">
            <text:p>2633</text:p>
          </table:table-cell>
          <table:table-cell table:formula="of:=2010-[.B26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frujakobsson</text:p>
          </table:table-cell>
          <table:table-cell office:value-type="float" office:value="1971">
            <text:p>1971</text:p>
          </table:table-cell>
          <table:table-cell office:value-type="float" office:value="23595">
            <text:p>23595</text:p>
          </table:table-cell>
          <table:table-cell table:formula="of:=2010-[.B26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hejo79</text:p>
          </table:table-cell>
          <table:table-cell office:value-type="float" office:value="1971">
            <text:p>1971</text:p>
          </table:table-cell>
          <table:table-cell office:value-type="float" office:value="18763">
            <text:p>18763</text:p>
          </table:table-cell>
          <table:table-cell table:formula="of:=2010-[.B26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yran6801</text:p>
          </table:table-cell>
          <table:table-cell office:value-type="float" office:value="1971">
            <text:p>1971</text:p>
          </table:table-cell>
          <table:table-cell office:value-type="float" office:value="30830">
            <text:p>30830</text:p>
          </table:table-cell>
          <table:table-cell table:formula="of:=2010-[.B26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oalababy</text:p>
          </table:table-cell>
          <table:table-cell office:value-type="float" office:value="1971">
            <text:p>1971</text:p>
          </table:table-cell>
          <table:table-cell office:value-type="float" office:value="22183">
            <text:p>22183</text:p>
          </table:table-cell>
          <table:table-cell table:formula="of:=2010-[.B26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Tulip70</text:p>
          </table:table-cell>
          <table:table-cell office:value-type="float" office:value="1971">
            <text:p>1971</text:p>
          </table:table-cell>
          <table:table-cell office:value-type="float" office:value="17406">
            <text:p>17406</text:p>
          </table:table-cell>
          <table:table-cell table:formula="of:=2010-[.B26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illegrill</text:p>
          </table:table-cell>
          <table:table-cell office:value-type="float" office:value="1971">
            <text:p>1971</text:p>
          </table:table-cell>
          <table:table-cell office:value-type="float" office:value="24074">
            <text:p>24074</text:p>
          </table:table-cell>
          <table:table-cell table:formula="of:=2010-[.B27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atalina</text:p>
          </table:table-cell>
          <table:table-cell office:value-type="float" office:value="1971">
            <text:p>1971</text:p>
          </table:table-cell>
          <table:table-cell office:value-type="float" office:value="13915">
            <text:p>13915</text:p>
          </table:table-cell>
          <table:table-cell table:formula="of:=2010-[.B27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jemast</text:p>
          </table:table-cell>
          <table:table-cell office:value-type="float" office:value="1971">
            <text:p>1971</text:p>
          </table:table-cell>
          <table:table-cell office:value-type="float" office:value="1876">
            <text:p>1876</text:p>
          </table:table-cell>
          <table:table-cell table:formula="of:=2010-[.B27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Flinga</text:p>
          </table:table-cell>
          <table:table-cell office:value-type="float" office:value="1971">
            <text:p>1971</text:p>
          </table:table-cell>
          <table:table-cell office:value-type="float" office:value="2070">
            <text:p>2070</text:p>
          </table:table-cell>
          <table:table-cell table:formula="of:=2010-[.B273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iapia</text:p>
          </table:table-cell>
          <table:table-cell office:value-type="float" office:value="1971">
            <text:p>1971</text:p>
          </table:table-cell>
          <table:table-cell office:value-type="float" office:value="6405">
            <text:p>6405</text:p>
          </table:table-cell>
          <table:table-cell table:formula="of:=2010-[.B274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Wimlan</text:p>
          </table:table-cell>
          <table:table-cell office:value-type="float" office:value="1971">
            <text:p>1971</text:p>
          </table:table-cell>
          <table:table-cell office:value-type="float" office:value="359">
            <text:p>359</text:p>
          </table:table-cell>
          <table:table-cell table:formula="of:=2010-[.B275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Lani</text:p>
          </table:table-cell>
          <table:table-cell office:value-type="float" office:value="1971">
            <text:p>1971</text:p>
          </table:table-cell>
          <table:table-cell office:value-type="float" office:value="15036">
            <text:p>15036</text:p>
          </table:table-cell>
          <table:table-cell table:formula="of:=2010-[.B276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Nemi</text:p>
          </table:table-cell>
          <table:table-cell office:value-type="float" office:value="1971">
            <text:p>1971</text:p>
          </table:table-cell>
          <table:table-cell office:value-type="float" office:value="323">
            <text:p>323</text:p>
          </table:table-cell>
          <table:table-cell table:formula="of:=2010-[.B277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Krutgumman</text:p>
          </table:table-cell>
          <table:table-cell office:value-type="float" office:value="1971">
            <text:p>1971</text:p>
          </table:table-cell>
          <table:table-cell office:value-type="float" office:value="17351">
            <text:p>17351</text:p>
          </table:table-cell>
          <table:table-cell table:formula="of:=2010-[.B278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ockerbit 1</text:p>
          </table:table-cell>
          <table:table-cell office:value-type="float" office:value="1971">
            <text:p>1971</text:p>
          </table:table-cell>
          <table:table-cell office:value-type="float" office:value="22168">
            <text:p>22168</text:p>
          </table:table-cell>
          <table:table-cell table:formula="of:=2010-[.B279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mementa</text:p>
          </table:table-cell>
          <table:table-cell office:value-type="float" office:value="1971">
            <text:p>1971</text:p>
          </table:table-cell>
          <table:table-cell office:value-type="float" office:value="431">
            <text:p>431</text:p>
          </table:table-cell>
          <table:table-cell table:formula="of:=2010-[.B280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islandgirl</text:p>
          </table:table-cell>
          <table:table-cell office:value-type="float" office:value="1971">
            <text:p>1971</text:p>
          </table:table-cell>
          <table:table-cell office:value-type="float" office:value="3423">
            <text:p>3423</text:p>
          </table:table-cell>
          <table:table-cell table:formula="of:=2010-[.B281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Sunflower</text:p>
          </table:table-cell>
          <table:table-cell office:value-type="float" office:value="1971">
            <text:p>1971</text:p>
          </table:table-cell>
          <table:table-cell office:value-type="float" office:value="441">
            <text:p>441</text:p>
          </table:table-cell>
          <table:table-cell table:formula="of:=2010-[.B282]"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string">
            <text:p>augustibruden</text:p>
          </table:table-cell>
          <table:table-cell office:value-type="float" office:value="1972">
            <text:p>1972</text:p>
          </table:table-cell>
          <table:table-cell office:value-type="float" office:value="42772">
            <text:p>42772</text:p>
          </table:table-cell>
          <table:table-cell table:formula="of:=2010-[.B28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1972">
            <text:p>1972</text:p>
          </table:table-cell>
          <table:table-cell office:value-type="float" office:value="26101">
            <text:p>26101</text:p>
          </table:table-cell>
          <table:table-cell table:formula="of:=2010-[.B28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Linha</text:p>
          </table:table-cell>
          <table:table-cell office:value-type="float" office:value="1972">
            <text:p>1972</text:p>
          </table:table-cell>
          <table:table-cell office:value-type="float" office:value="101178">
            <text:p>101178</text:p>
          </table:table-cell>
          <table:table-cell table:formula="of:=2010-[.B28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asa1971</text:p>
          </table:table-cell>
          <table:table-cell office:value-type="float" office:value="1972">
            <text:p>1972</text:p>
          </table:table-cell>
          <table:table-cell office:value-type="float" office:value="2633">
            <text:p>2633</text:p>
          </table:table-cell>
          <table:table-cell table:formula="of:=2010-[.B28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oans</text:p>
          </table:table-cell>
          <table:table-cell office:value-type="float" office:value="1972">
            <text:p>1972</text:p>
          </table:table-cell>
          <table:table-cell office:value-type="float" office:value="37786">
            <text:p>37786</text:p>
          </table:table-cell>
          <table:table-cell table:formula="of:=2010-[.B287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Gladhannapanna</text:p>
          </table:table-cell>
          <table:table-cell office:value-type="float" office:value="1972">
            <text:p>1972</text:p>
          </table:table-cell>
          <table:table-cell office:value-type="float" office:value="366114">
            <text:p>366114</text:p>
          </table:table-cell>
          <table:table-cell table:formula="of:=2010-[.B288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Atamon</text:p>
          </table:table-cell>
          <table:table-cell office:value-type="float" office:value="1972">
            <text:p>1972</text:p>
          </table:table-cell>
          <table:table-cell office:value-type="float" office:value="320719">
            <text:p>320719</text:p>
          </table:table-cell>
          <table:table-cell table:formula="of:=2010-[.B289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Pinje</text:p>
          </table:table-cell>
          <table:table-cell office:value-type="float" office:value="1972">
            <text:p>1972</text:p>
          </table:table-cell>
          <table:table-cell office:value-type="float" office:value="104756">
            <text:p>104756</text:p>
          </table:table-cell>
          <table:table-cell table:formula="of:=2010-[.B290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ROGG</text:p>
          </table:table-cell>
          <table:table-cell office:value-type="float" office:value="1972">
            <text:p>1972</text:p>
          </table:table-cell>
          <table:table-cell office:value-type="float" office:value="25029">
            <text:p>25029</text:p>
          </table:table-cell>
          <table:table-cell table:formula="of:=2010-[.B291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PetraMunchen</text:p>
          </table:table-cell>
          <table:table-cell office:value-type="float" office:value="1972">
            <text:p>1972</text:p>
          </table:table-cell>
          <table:table-cell office:value-type="float" office:value="183676">
            <text:p>183676</text:p>
          </table:table-cell>
          <table:table-cell table:formula="of:=2010-[.B292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Fembarnsmorsan</text:p>
          </table:table-cell>
          <table:table-cell office:value-type="float" office:value="1972">
            <text:p>1972</text:p>
          </table:table-cell>
          <table:table-cell office:value-type="float" office:value="44544">
            <text:p>44544</text:p>
          </table:table-cell>
          <table:table-cell table:formula="of:=2010-[.B29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Redstone</text:p>
          </table:table-cell>
          <table:table-cell office:value-type="float" office:value="1972">
            <text:p>1972</text:p>
          </table:table-cell>
          <table:table-cell office:value-type="float" office:value="15351">
            <text:p>15351</text:p>
          </table:table-cell>
          <table:table-cell table:formula="of:=2010-[.B29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Steffi</text:p>
          </table:table-cell>
          <table:table-cell office:value-type="float" office:value="1972">
            <text:p>1972</text:p>
          </table:table-cell>
          <table:table-cell office:value-type="float" office:value="1898">
            <text:p>1898</text:p>
          </table:table-cell>
          <table:table-cell table:formula="of:=2010-[.B29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Doktorn</text:p>
          </table:table-cell>
          <table:table-cell office:value-type="float" office:value="1972">
            <text:p>1972</text:p>
          </table:table-cell>
          <table:table-cell office:value-type="float" office:value="183422">
            <text:p>183422</text:p>
          </table:table-cell>
          <table:table-cell table:formula="of:=2010-[.B29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olympia71</text:p>
          </table:table-cell>
          <table:table-cell office:value-type="float" office:value="1972">
            <text:p>1972</text:p>
          </table:table-cell>
          <table:table-cell office:value-type="float" office:value="43308">
            <text:p>43308</text:p>
          </table:table-cell>
          <table:table-cell table:formula="of:=2010-[.B297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tillit71</text:p>
          </table:table-cell>
          <table:table-cell office:value-type="float" office:value="1972">
            <text:p>1972</text:p>
          </table:table-cell>
          <table:table-cell office:value-type="float" office:value="44286">
            <text:p>44286</text:p>
          </table:table-cell>
          <table:table-cell table:formula="of:=2010-[.B298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helenen</text:p>
          </table:table-cell>
          <table:table-cell office:value-type="float" office:value="1972">
            <text:p>1972</text:p>
          </table:table-cell>
          <table:table-cell office:value-type="float" office:value="26260">
            <text:p>26260</text:p>
          </table:table-cell>
          <table:table-cell table:formula="of:=2010-[.B299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972">
            <text:p>1972</text:p>
          </table:table-cell>
          <table:table-cell office:value-type="float" office:value="136904">
            <text:p>136904</text:p>
          </table:table-cell>
          <table:table-cell table:formula="of:=2010-[.B300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exiteme</text:p>
          </table:table-cell>
          <table:table-cell office:value-type="float" office:value="1972">
            <text:p>1972</text:p>
          </table:table-cell>
          <table:table-cell office:value-type="float" office:value="35030">
            <text:p>35030</text:p>
          </table:table-cell>
          <table:table-cell table:formula="of:=2010-[.B301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usli</text:p>
          </table:table-cell>
          <table:table-cell office:value-type="float" office:value="1972">
            <text:p>1972</text:p>
          </table:table-cell>
          <table:table-cell office:value-type="float" office:value="286971">
            <text:p>286971</text:p>
          </table:table-cell>
          <table:table-cell table:formula="of:=2010-[.B302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emo</text:p>
          </table:table-cell>
          <table:table-cell office:value-type="float" office:value="1972">
            <text:p>1972</text:p>
          </table:table-cell>
          <table:table-cell office:value-type="float" office:value="20025">
            <text:p>20025</text:p>
          </table:table-cell>
          <table:table-cell table:formula="of:=2010-[.B30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Losa</text:p>
          </table:table-cell>
          <table:table-cell office:value-type="float" office:value="1972">
            <text:p>1972</text:p>
          </table:table-cell>
          <table:table-cell office:value-type="float" office:value="8133">
            <text:p>8133</text:p>
          </table:table-cell>
          <table:table-cell table:formula="of:=2010-[.B30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Salamina</text:p>
          </table:table-cell>
          <table:table-cell office:value-type="float" office:value="1972">
            <text:p>1972</text:p>
          </table:table-cell>
          <table:table-cell office:value-type="float" office:value="28047">
            <text:p>28047</text:p>
          </table:table-cell>
          <table:table-cell table:formula="of:=2010-[.B30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Josephine</text:p>
          </table:table-cell>
          <table:table-cell office:value-type="float" office:value="1972">
            <text:p>1972</text:p>
          </table:table-cell>
          <table:table-cell office:value-type="float" office:value="6442">
            <text:p>6442</text:p>
          </table:table-cell>
          <table:table-cell table:formula="of:=2010-[.B30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Rix</text:p>
          </table:table-cell>
          <table:table-cell office:value-type="float" office:value="1972">
            <text:p>1972</text:p>
          </table:table-cell>
          <table:table-cell office:value-type="float" office:value="31811">
            <text:p>31811</text:p>
          </table:table-cell>
          <table:table-cell table:formula="of:=2010-[.B307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cherrypie</text:p>
          </table:table-cell>
          <table:table-cell office:value-type="float" office:value="1972">
            <text:p>1972</text:p>
          </table:table-cell>
          <table:table-cell office:value-type="float" office:value="27028">
            <text:p>27028</text:p>
          </table:table-cell>
          <table:table-cell table:formula="of:=2010-[.B308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ian71</text:p>
          </table:table-cell>
          <table:table-cell office:value-type="float" office:value="1972">
            <text:p>1972</text:p>
          </table:table-cell>
          <table:table-cell office:value-type="float" office:value="21997">
            <text:p>21997</text:p>
          </table:table-cell>
          <table:table-cell table:formula="of:=2010-[.B309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ammelutten</text:p>
          </table:table-cell>
          <table:table-cell office:value-type="float" office:value="1972">
            <text:p>1972</text:p>
          </table:table-cell>
          <table:table-cell office:value-type="float" office:value="164027">
            <text:p>164027</text:p>
          </table:table-cell>
          <table:table-cell table:formula="of:=2010-[.B310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Lenagbg</text:p>
          </table:table-cell>
          <table:table-cell office:value-type="float" office:value="1972">
            <text:p>1972</text:p>
          </table:table-cell>
          <table:table-cell office:value-type="float" office:value="14478">
            <text:p>14478</text:p>
          </table:table-cell>
          <table:table-cell table:formula="of:=2010-[.B311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amaPapa</text:p>
          </table:table-cell>
          <table:table-cell office:value-type="float" office:value="1972">
            <text:p>1972</text:p>
          </table:table-cell>
          <table:table-cell office:value-type="float" office:value="36807">
            <text:p>36807</text:p>
          </table:table-cell>
          <table:table-cell table:formula="of:=2010-[.B312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adicken 71</text:p>
          </table:table-cell>
          <table:table-cell office:value-type="float" office:value="1972">
            <text:p>1972</text:p>
          </table:table-cell>
          <table:table-cell office:value-type="float" office:value="11649">
            <text:p>11649</text:p>
          </table:table-cell>
          <table:table-cell table:formula="of:=2010-[.B31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kjempejente</text:p>
          </table:table-cell>
          <table:table-cell office:value-type="float" office:value="1972">
            <text:p>1972</text:p>
          </table:table-cell>
          <table:table-cell office:value-type="float" office:value="70644">
            <text:p>70644</text:p>
          </table:table-cell>
          <table:table-cell table:formula="of:=2010-[.B31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vallakra</text:p>
          </table:table-cell>
          <table:table-cell office:value-type="float" office:value="1972">
            <text:p>1972</text:p>
          </table:table-cell>
          <table:table-cell office:value-type="float" office:value="13269">
            <text:p>13269</text:p>
          </table:table-cell>
          <table:table-cell table:formula="of:=2010-[.B31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Coronet</text:p>
          </table:table-cell>
          <table:table-cell office:value-type="float" office:value="1972">
            <text:p>1972</text:p>
          </table:table-cell>
          <table:table-cell office:value-type="float" office:value="14555">
            <text:p>14555</text:p>
          </table:table-cell>
          <table:table-cell table:formula="of:=2010-[.B31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Liveit1971</text:p>
          </table:table-cell>
          <table:table-cell office:value-type="float" office:value="1972">
            <text:p>1972</text:p>
          </table:table-cell>
          <table:table-cell office:value-type="float" office:value="23282">
            <text:p>23282</text:p>
          </table:table-cell>
          <table:table-cell table:formula="of:=2010-[.B317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alin 72</text:p>
          </table:table-cell>
          <table:table-cell office:value-type="float" office:value="1972">
            <text:p>1972</text:p>
          </table:table-cell>
          <table:table-cell office:value-type="float" office:value="3860">
            <text:p>3860</text:p>
          </table:table-cell>
          <table:table-cell table:formula="of:=2010-[.B318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Dantes matte</text:p>
          </table:table-cell>
          <table:table-cell office:value-type="float" office:value="1972">
            <text:p>1972</text:p>
          </table:table-cell>
          <table:table-cell office:value-type="float" office:value="10353">
            <text:p>10353</text:p>
          </table:table-cell>
          <table:table-cell table:formula="of:=2010-[.B319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Trisses2</text:p>
          </table:table-cell>
          <table:table-cell office:value-type="float" office:value="1972">
            <text:p>1972</text:p>
          </table:table-cell>
          <table:table-cell office:value-type="float" office:value="9584">
            <text:p>9584</text:p>
          </table:table-cell>
          <table:table-cell table:formula="of:=2010-[.B320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glidan</text:p>
          </table:table-cell>
          <table:table-cell office:value-type="float" office:value="1972">
            <text:p>1972</text:p>
          </table:table-cell>
          <table:table-cell office:value-type="float" office:value="1413">
            <text:p>1413</text:p>
          </table:table-cell>
          <table:table-cell table:formula="of:=2010-[.B321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SmurfÖga</text:p>
          </table:table-cell>
          <table:table-cell office:value-type="float" office:value="1972">
            <text:p>1972</text:p>
          </table:table-cell>
          <table:table-cell office:value-type="float" office:value="1328">
            <text:p>1328</text:p>
          </table:table-cell>
          <table:table-cell table:formula="of:=2010-[.B322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Unikus</text:p>
          </table:table-cell>
          <table:table-cell office:value-type="float" office:value="1972">
            <text:p>1972</text:p>
          </table:table-cell>
          <table:table-cell office:value-type="float" office:value="22267">
            <text:p>22267</text:p>
          </table:table-cell>
          <table:table-cell table:formula="of:=2010-[.B32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Fru Anna</text:p>
          </table:table-cell>
          <table:table-cell office:value-type="float" office:value="1972">
            <text:p>1972</text:p>
          </table:table-cell>
          <table:table-cell office:value-type="float" office:value="7975">
            <text:p>7975</text:p>
          </table:table-cell>
          <table:table-cell table:formula="of:=2010-[.B32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giftman</text:p>
          </table:table-cell>
          <table:table-cell office:value-type="float" office:value="1972">
            <text:p>1972</text:p>
          </table:table-cell>
          <table:table-cell office:value-type="float" office:value="9146">
            <text:p>9146</text:p>
          </table:table-cell>
          <table:table-cell table:formula="of:=2010-[.B32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Bondfia</text:p>
          </table:table-cell>
          <table:table-cell office:value-type="float" office:value="1972">
            <text:p>1972</text:p>
          </table:table-cell>
          <table:table-cell office:value-type="float" office:value="376872">
            <text:p>376872</text:p>
          </table:table-cell>
          <table:table-cell table:formula="of:=2010-[.B32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Crea Diem</text:p>
          </table:table-cell>
          <table:table-cell office:value-type="float" office:value="1972">
            <text:p>1972</text:p>
          </table:table-cell>
          <table:table-cell office:value-type="float" office:value="3123">
            <text:p>3123</text:p>
          </table:table-cell>
          <table:table-cell table:formula="of:=2010-[.B327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Lillan1971</text:p>
          </table:table-cell>
          <table:table-cell office:value-type="float" office:value="1972">
            <text:p>1972</text:p>
          </table:table-cell>
          <table:table-cell office:value-type="float" office:value="18116">
            <text:p>18116</text:p>
          </table:table-cell>
          <table:table-cell table:formula="of:=2010-[.B328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1972">
            <text:p>1972</text:p>
          </table:table-cell>
          <table:table-cell office:value-type="float" office:value="10883">
            <text:p>10883</text:p>
          </table:table-cell>
          <table:table-cell table:formula="of:=2010-[.B329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fru bengtsson</text:p>
          </table:table-cell>
          <table:table-cell office:value-type="float" office:value="1972">
            <text:p>1972</text:p>
          </table:table-cell>
          <table:table-cell office:value-type="float" office:value="4854">
            <text:p>4854</text:p>
          </table:table-cell>
          <table:table-cell table:formula="of:=2010-[.B330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huju</text:p>
          </table:table-cell>
          <table:table-cell office:value-type="float" office:value="1972">
            <text:p>1972</text:p>
          </table:table-cell>
          <table:table-cell office:value-type="float" office:value="571">
            <text:p>571</text:p>
          </table:table-cell>
          <table:table-cell table:formula="of:=2010-[.B331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stinaliza</text:p>
          </table:table-cell>
          <table:table-cell office:value-type="float" office:value="1972">
            <text:p>1972</text:p>
          </table:table-cell>
          <table:table-cell office:value-type="float" office:value="1499">
            <text:p>1499</text:p>
          </table:table-cell>
          <table:table-cell table:formula="of:=2010-[.B332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pågmamman</text:p>
          </table:table-cell>
          <table:table-cell office:value-type="float" office:value="1972">
            <text:p>1972</text:p>
          </table:table-cell>
          <table:table-cell office:value-type="float" office:value="72061">
            <text:p>72061</text:p>
          </table:table-cell>
          <table:table-cell table:formula="of:=2010-[.B33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Nilla54</text:p>
          </table:table-cell>
          <table:table-cell office:value-type="float" office:value="1972">
            <text:p>1972</text:p>
          </table:table-cell>
          <table:table-cell office:value-type="float" office:value="11596">
            <text:p>11596</text:p>
          </table:table-cell>
          <table:table-cell table:formula="of:=2010-[.B33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iaD</text:p>
          </table:table-cell>
          <table:table-cell office:value-type="float" office:value="1972">
            <text:p>1972</text:p>
          </table:table-cell>
          <table:table-cell office:value-type="float" office:value="2128">
            <text:p>2128</text:p>
          </table:table-cell>
          <table:table-cell table:formula="of:=2010-[.B33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Tessan71</text:p>
          </table:table-cell>
          <table:table-cell office:value-type="float" office:value="1972">
            <text:p>1972</text:p>
          </table:table-cell>
          <table:table-cell office:value-type="float" office:value="7370">
            <text:p>7370</text:p>
          </table:table-cell>
          <table:table-cell table:formula="of:=2010-[.B33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Päronskrutt</text:p>
          </table:table-cell>
          <table:table-cell office:value-type="float" office:value="1972">
            <text:p>1972</text:p>
          </table:table-cell>
          <table:table-cell office:value-type="float" office:value="2443">
            <text:p>2443</text:p>
          </table:table-cell>
          <table:table-cell table:formula="of:=2010-[.B337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asterblaster</text:p>
          </table:table-cell>
          <table:table-cell office:value-type="float" office:value="1972">
            <text:p>1972</text:p>
          </table:table-cell>
          <table:table-cell office:value-type="float" office:value="12088">
            <text:p>12088</text:p>
          </table:table-cell>
          <table:table-cell table:formula="of:=2010-[.B338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blyg viol</text:p>
          </table:table-cell>
          <table:table-cell office:value-type="float" office:value="1972">
            <text:p>1972</text:p>
          </table:table-cell>
          <table:table-cell office:value-type="float" office:value="21349">
            <text:p>21349</text:p>
          </table:table-cell>
          <table:table-cell table:formula="of:=2010-[.B339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brinkly</text:p>
          </table:table-cell>
          <table:table-cell office:value-type="float" office:value="1972">
            <text:p>1972</text:p>
          </table:table-cell>
          <table:table-cell office:value-type="float" office:value="4428">
            <text:p>4428</text:p>
          </table:table-cell>
          <table:table-cell table:formula="of:=2010-[.B340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Niccan</text:p>
          </table:table-cell>
          <table:table-cell office:value-type="float" office:value="1972">
            <text:p>1972</text:p>
          </table:table-cell>
          <table:table-cell office:value-type="float" office:value="12594">
            <text:p>12594</text:p>
          </table:table-cell>
          <table:table-cell table:formula="of:=2010-[.B341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candi</text:p>
          </table:table-cell>
          <table:table-cell office:value-type="float" office:value="1972">
            <text:p>1972</text:p>
          </table:table-cell>
          <table:table-cell office:value-type="float" office:value="6367">
            <text:p>6367</text:p>
          </table:table-cell>
          <table:table-cell table:formula="of:=2010-[.B342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BirgittaR</text:p>
          </table:table-cell>
          <table:table-cell office:value-type="float" office:value="1972">
            <text:p>1972</text:p>
          </table:table-cell>
          <table:table-cell office:value-type="float" office:value="7153">
            <text:p>7153</text:p>
          </table:table-cell>
          <table:table-cell table:formula="of:=2010-[.B34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annacarin</text:p>
          </table:table-cell>
          <table:table-cell office:value-type="float" office:value="1972">
            <text:p>1972</text:p>
          </table:table-cell>
          <table:table-cell office:value-type="float" office:value="632">
            <text:p>632</text:p>
          </table:table-cell>
          <table:table-cell table:formula="of:=2010-[.B34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La musica</text:p>
          </table:table-cell>
          <table:table-cell office:value-type="float" office:value="1972">
            <text:p>1972</text:p>
          </table:table-cell>
          <table:table-cell office:value-type="float" office:value="17028">
            <text:p>17028</text:p>
          </table:table-cell>
          <table:table-cell table:formula="of:=2010-[.B34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ajsan1</text:p>
          </table:table-cell>
          <table:table-cell office:value-type="float" office:value="1972">
            <text:p>1972</text:p>
          </table:table-cell>
          <table:table-cell office:value-type="float" office:value="3615">
            <text:p>3615</text:p>
          </table:table-cell>
          <table:table-cell table:formula="of:=2010-[.B34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peka</text:p>
          </table:table-cell>
          <table:table-cell office:value-type="float" office:value="1972">
            <text:p>1972</text:p>
          </table:table-cell>
          <table:table-cell office:value-type="float" office:value="8509">
            <text:p>8509</text:p>
          </table:table-cell>
          <table:table-cell table:formula="of:=2010-[.B347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Naomi</text:p>
          </table:table-cell>
          <table:table-cell office:value-type="float" office:value="1972">
            <text:p>1972</text:p>
          </table:table-cell>
          <table:table-cell office:value-type="float" office:value="638">
            <text:p>638</text:p>
          </table:table-cell>
          <table:table-cell table:formula="of:=2010-[.B348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cillaallic</text:p>
          </table:table-cell>
          <table:table-cell office:value-type="float" office:value="1972">
            <text:p>1972</text:p>
          </table:table-cell>
          <table:table-cell office:value-type="float" office:value="6127">
            <text:p>6127</text:p>
          </table:table-cell>
          <table:table-cell table:formula="of:=2010-[.B349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liba71</text:p>
          </table:table-cell>
          <table:table-cell office:value-type="float" office:value="1972">
            <text:p>1972</text:p>
          </table:table-cell>
          <table:table-cell office:value-type="float" office:value="24428">
            <text:p>24428</text:p>
          </table:table-cell>
          <table:table-cell table:formula="of:=2010-[.B350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Solen11</text:p>
          </table:table-cell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  <table:table-cell table:formula="of:=2010-[.B351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kamelia</text:p>
          </table:table-cell>
          <table:table-cell office:value-type="float" office:value="1972">
            <text:p>1972</text:p>
          </table:table-cell>
          <table:table-cell office:value-type="float" office:value="18061">
            <text:p>18061</text:p>
          </table:table-cell>
          <table:table-cell table:formula="of:=2010-[.B352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Minna71</text:p>
          </table:table-cell>
          <table:table-cell office:value-type="float" office:value="1972">
            <text:p>1972</text:p>
          </table:table-cell>
          <table:table-cell office:value-type="float" office:value="1640">
            <text:p>1640</text:p>
          </table:table-cell>
          <table:table-cell table:formula="of:=2010-[.B353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Tulpa</text:p>
          </table:table-cell>
          <table:table-cell office:value-type="float" office:value="1972">
            <text:p>1972</text:p>
          </table:table-cell>
          <table:table-cell office:value-type="float" office:value="740">
            <text:p>740</text:p>
          </table:table-cell>
          <table:table-cell table:formula="of:=2010-[.B354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Sebastian72</text:p>
          </table:table-cell>
          <table:table-cell office:value-type="float" office:value="1972">
            <text:p>1972</text:p>
          </table:table-cell>
          <table:table-cell office:value-type="float" office:value="242">
            <text:p>242</text:p>
          </table:table-cell>
          <table:table-cell table:formula="of:=2010-[.B355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Brumelina</text:p>
          </table:table-cell>
          <table:table-cell office:value-type="float" office:value="1972">
            <text:p>1972</text:p>
          </table:table-cell>
          <table:table-cell office:value-type="float" office:value="799">
            <text:p>799</text:p>
          </table:table-cell>
          <table:table-cell table:formula="of:=2010-[.B356]"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string">
            <text:p>P A K</text:p>
          </table:table-cell>
          <table:table-cell office:value-type="float" office:value="1973">
            <text:p>1973</text:p>
          </table:table-cell>
          <table:table-cell office:value-type="float" office:value="29592">
            <text:p>29592</text:p>
          </table:table-cell>
          <table:table-cell table:formula="of:=2010-[.B35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JAG är BÄST</text:p>
          </table:table-cell>
          <table:table-cell office:value-type="float" office:value="1973">
            <text:p>1973</text:p>
          </table:table-cell>
          <table:table-cell office:value-type="float" office:value="741556">
            <text:p>741556</text:p>
          </table:table-cell>
          <table:table-cell table:formula="of:=2010-[.B35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Cina72</text:p>
          </table:table-cell>
          <table:table-cell office:value-type="float" office:value="1973">
            <text:p>1973</text:p>
          </table:table-cell>
          <table:table-cell office:value-type="float" office:value="3107">
            <text:p>3107</text:p>
          </table:table-cell>
          <table:table-cell table:formula="of:=2010-[.B35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NorrVimpel</text:p>
          </table:table-cell>
          <table:table-cell office:value-type="float" office:value="1973">
            <text:p>1973</text:p>
          </table:table-cell>
          <table:table-cell office:value-type="float" office:value="123997">
            <text:p>123997</text:p>
          </table:table-cell>
          <table:table-cell table:formula="of:=2010-[.B36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Okara</text:p>
          </table:table-cell>
          <table:table-cell office:value-type="float" office:value="1973">
            <text:p>1973</text:p>
          </table:table-cell>
          <table:table-cell office:value-type="float" office:value="34522">
            <text:p>34522</text:p>
          </table:table-cell>
          <table:table-cell table:formula="of:=2010-[.B36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bono</text:p>
          </table:table-cell>
          <table:table-cell office:value-type="float" office:value="1973">
            <text:p>1973</text:p>
          </table:table-cell>
          <table:table-cell office:value-type="float" office:value="191">
            <text:p>191</text:p>
          </table:table-cell>
          <table:table-cell table:formula="of:=2010-[.B36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ingForLife</text:p>
          </table:table-cell>
          <table:table-cell office:value-type="float" office:value="1973">
            <text:p>1973</text:p>
          </table:table-cell>
          <table:table-cell office:value-type="float" office:value="21071">
            <text:p>21071</text:p>
          </table:table-cell>
          <table:table-cell table:formula="of:=2010-[.B36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asfaltsblomman</text:p>
          </table:table-cell>
          <table:table-cell office:value-type="float" office:value="1973">
            <text:p>1973</text:p>
          </table:table-cell>
          <table:table-cell office:value-type="float" office:value="61022">
            <text:p>61022</text:p>
          </table:table-cell>
          <table:table-cell table:formula="of:=2010-[.B36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line</text:p>
          </table:table-cell>
          <table:table-cell office:value-type="float" office:value="1973">
            <text:p>1973</text:p>
          </table:table-cell>
          <table:table-cell office:value-type="float" office:value="46592">
            <text:p>46592</text:p>
          </table:table-cell>
          <table:table-cell table:formula="of:=2010-[.B36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vänlig</text:p>
          </table:table-cell>
          <table:table-cell office:value-type="float" office:value="1973">
            <text:p>1973</text:p>
          </table:table-cell>
          <table:table-cell office:value-type="float" office:value="3203">
            <text:p>3203</text:p>
          </table:table-cell>
          <table:table-cell table:formula="of:=2010-[.B36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CeeJay</text:p>
          </table:table-cell>
          <table:table-cell office:value-type="float" office:value="1973">
            <text:p>1973</text:p>
          </table:table-cell>
          <table:table-cell office:value-type="float" office:value="611155">
            <text:p>611155</text:p>
          </table:table-cell>
          <table:table-cell table:formula="of:=2010-[.B36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Emmel</text:p>
          </table:table-cell>
          <table:table-cell office:value-type="float" office:value="1973">
            <text:p>1973</text:p>
          </table:table-cell>
          <table:table-cell office:value-type="float" office:value="435308">
            <text:p>435308</text:p>
          </table:table-cell>
          <table:table-cell table:formula="of:=2010-[.B36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ockerbomben</text:p>
          </table:table-cell>
          <table:table-cell office:value-type="float" office:value="1973">
            <text:p>1973</text:p>
          </table:table-cell>
          <table:table-cell office:value-type="float" office:value="10244">
            <text:p>10244</text:p>
          </table:table-cell>
          <table:table-cell table:formula="of:=2010-[.B36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uman0507</text:p>
          </table:table-cell>
          <table:table-cell office:value-type="float" office:value="1973">
            <text:p>1973</text:p>
          </table:table-cell>
          <table:table-cell office:value-type="float" office:value="6664">
            <text:p>6664</text:p>
          </table:table-cell>
          <table:table-cell table:formula="of:=2010-[.B37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Gustie</text:p>
          </table:table-cell>
          <table:table-cell office:value-type="float" office:value="1973">
            <text:p>1973</text:p>
          </table:table-cell>
          <table:table-cell office:value-type="float" office:value="117029">
            <text:p>117029</text:p>
          </table:table-cell>
          <table:table-cell table:formula="of:=2010-[.B37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Dorian Ertymexx</text:p>
          </table:table-cell>
          <table:table-cell office:value-type="float" office:value="1973">
            <text:p>1973</text:p>
          </table:table-cell>
          <table:table-cell office:value-type="float" office:value="2179659">
            <text:p>2179659</text:p>
          </table:table-cell>
          <table:table-cell table:formula="of:=2010-[.B37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ewis1</text:p>
          </table:table-cell>
          <table:table-cell office:value-type="float" office:value="1973">
            <text:p>1973</text:p>
          </table:table-cell>
          <table:table-cell office:value-type="float" office:value="12629">
            <text:p>12629</text:p>
          </table:table-cell>
          <table:table-cell table:formula="of:=2010-[.B37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Norea</text:p>
          </table:table-cell>
          <table:table-cell office:value-type="float" office:value="1973">
            <text:p>1973</text:p>
          </table:table-cell>
          <table:table-cell office:value-type="float" office:value="46333">
            <text:p>46333</text:p>
          </table:table-cell>
          <table:table-cell table:formula="of:=2010-[.B37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Lyxmamma</text:p>
          </table:table-cell>
          <table:table-cell office:value-type="float" office:value="1973">
            <text:p>1973</text:p>
          </table:table-cell>
          <table:table-cell office:value-type="float" office:value="64081">
            <text:p>64081</text:p>
          </table:table-cell>
          <table:table-cell table:formula="of:=2010-[.B37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Valente</text:p>
          </table:table-cell>
          <table:table-cell office:value-type="float" office:value="1973">
            <text:p>1973</text:p>
          </table:table-cell>
          <table:table-cell office:value-type="float" office:value="15791">
            <text:p>15791</text:p>
          </table:table-cell>
          <table:table-cell table:formula="of:=2010-[.B37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ina72</text:p>
          </table:table-cell>
          <table:table-cell office:value-type="float" office:value="1973">
            <text:p>1973</text:p>
          </table:table-cell>
          <table:table-cell office:value-type="float" office:value="33427">
            <text:p>33427</text:p>
          </table:table-cell>
          <table:table-cell table:formula="of:=2010-[.B37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ya1</text:p>
          </table:table-cell>
          <table:table-cell office:value-type="float" office:value="1973">
            <text:p>1973</text:p>
          </table:table-cell>
          <table:table-cell office:value-type="float" office:value="11303">
            <text:p>11303</text:p>
          </table:table-cell>
          <table:table-cell table:formula="of:=2010-[.B37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Kikkis</text:p>
          </table:table-cell>
          <table:table-cell office:value-type="float" office:value="1973">
            <text:p>1973</text:p>
          </table:table-cell>
          <table:table-cell office:value-type="float" office:value="4347">
            <text:p>4347</text:p>
          </table:table-cell>
          <table:table-cell table:formula="of:=2010-[.B37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shenjka</text:p>
          </table:table-cell>
          <table:table-cell office:value-type="float" office:value="1973">
            <text:p>1973</text:p>
          </table:table-cell>
          <table:table-cell office:value-type="float" office:value="12815">
            <text:p>12815</text:p>
          </table:table-cell>
          <table:table-cell table:formula="of:=2010-[.B38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1973">
            <text:p>1973</text:p>
          </table:table-cell>
          <table:table-cell office:value-type="float" office:value="242455">
            <text:p>242455</text:p>
          </table:table-cell>
          <table:table-cell table:formula="of:=2010-[.B38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ernilla1972</text:p>
          </table:table-cell>
          <table:table-cell office:value-type="float" office:value="1973">
            <text:p>1973</text:p>
          </table:table-cell>
          <table:table-cell office:value-type="float" office:value="13106">
            <text:p>13106</text:p>
          </table:table-cell>
          <table:table-cell table:formula="of:=2010-[.B38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Blåbärspaj</text:p>
          </table:table-cell>
          <table:table-cell office:value-type="float" office:value="1973">
            <text:p>1973</text:p>
          </table:table-cell>
          <table:table-cell office:value-type="float" office:value="42237">
            <text:p>42237</text:p>
          </table:table-cell>
          <table:table-cell table:formula="of:=2010-[.B38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Livsglädjen</text:p>
          </table:table-cell>
          <table:table-cell office:value-type="float" office:value="1973">
            <text:p>1973</text:p>
          </table:table-cell>
          <table:table-cell office:value-type="float" office:value="141090">
            <text:p>141090</text:p>
          </table:table-cell>
          <table:table-cell table:formula="of:=2010-[.B38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Tessa606</text:p>
          </table:table-cell>
          <table:table-cell office:value-type="float" office:value="1973">
            <text:p>1973</text:p>
          </table:table-cell>
          <table:table-cell office:value-type="float" office:value="32680">
            <text:p>32680</text:p>
          </table:table-cell>
          <table:table-cell table:formula="of:=2010-[.B38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FruHH</text:p>
          </table:table-cell>
          <table:table-cell office:value-type="float" office:value="1973">
            <text:p>1973</text:p>
          </table:table-cell>
          <table:table-cell office:value-type="float" office:value="24051">
            <text:p>24051</text:p>
          </table:table-cell>
          <table:table-cell table:formula="of:=2010-[.B38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Tyrell</text:p>
          </table:table-cell>
          <table:table-cell office:value-type="float" office:value="1973">
            <text:p>1973</text:p>
          </table:table-cell>
          <table:table-cell office:value-type="float" office:value="318446">
            <text:p>318446</text:p>
          </table:table-cell>
          <table:table-cell table:formula="of:=2010-[.B38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Erase</text:p>
          </table:table-cell>
          <table:table-cell office:value-type="float" office:value="1973">
            <text:p>1973</text:p>
          </table:table-cell>
          <table:table-cell office:value-type="float" office:value="31097">
            <text:p>31097</text:p>
          </table:table-cell>
          <table:table-cell table:formula="of:=2010-[.B38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etra72</text:p>
          </table:table-cell>
          <table:table-cell office:value-type="float" office:value="1973">
            <text:p>1973</text:p>
          </table:table-cell>
          <table:table-cell office:value-type="float" office:value="35314">
            <text:p>35314</text:p>
          </table:table-cell>
          <table:table-cell table:formula="of:=2010-[.B38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pån Mona</text:p>
          </table:table-cell>
          <table:table-cell office:value-type="float" office:value="1973">
            <text:p>1973</text:p>
          </table:table-cell>
          <table:table-cell office:value-type="float" office:value="7426">
            <text:p>7426</text:p>
          </table:table-cell>
          <table:table-cell table:formula="of:=2010-[.B39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yra</text:p>
          </table:table-cell>
          <table:table-cell office:value-type="float" office:value="1973">
            <text:p>1973</text:p>
          </table:table-cell>
          <table:table-cell office:value-type="float" office:value="288139">
            <text:p>288139</text:p>
          </table:table-cell>
          <table:table-cell table:formula="of:=2010-[.B39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vanilla</text:p>
          </table:table-cell>
          <table:table-cell office:value-type="float" office:value="1973">
            <text:p>1973</text:p>
          </table:table-cell>
          <table:table-cell office:value-type="float" office:value="27224">
            <text:p>27224</text:p>
          </table:table-cell>
          <table:table-cell table:formula="of:=2010-[.B39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Lucaz mamma</text:p>
          </table:table-cell>
          <table:table-cell office:value-type="float" office:value="1973">
            <text:p>1973</text:p>
          </table:table-cell>
          <table:table-cell office:value-type="float" office:value="12642">
            <text:p>12642</text:p>
          </table:table-cell>
          <table:table-cell table:formula="of:=2010-[.B39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eMayo</text:p>
          </table:table-cell>
          <table:table-cell office:value-type="float" office:value="1973">
            <text:p>1973</text:p>
          </table:table-cell>
          <table:table-cell office:value-type="float" office:value="6462">
            <text:p>6462</text:p>
          </table:table-cell>
          <table:table-cell table:formula="of:=2010-[.B39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irkamu</text:p>
          </table:table-cell>
          <table:table-cell office:value-type="float" office:value="1973">
            <text:p>1973</text:p>
          </table:table-cell>
          <table:table-cell office:value-type="float" office:value="25676">
            <text:p>25676</text:p>
          </table:table-cell>
          <table:table-cell table:formula="of:=2010-[.B39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LO72</text:p>
          </table:table-cell>
          <table:table-cell office:value-type="float" office:value="1973">
            <text:p>1973</text:p>
          </table:table-cell>
          <table:table-cell office:value-type="float" office:value="7146">
            <text:p>7146</text:p>
          </table:table-cell>
          <table:table-cell table:formula="of:=2010-[.B39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Laguna</text:p>
          </table:table-cell>
          <table:table-cell office:value-type="float" office:value="1973">
            <text:p>1973</text:p>
          </table:table-cell>
          <table:table-cell office:value-type="float" office:value="22065">
            <text:p>22065</text:p>
          </table:table-cell>
          <table:table-cell table:formula="of:=2010-[.B39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närtan</text:p>
          </table:table-cell>
          <table:table-cell office:value-type="float" office:value="1973">
            <text:p>1973</text:p>
          </table:table-cell>
          <table:table-cell office:value-type="float" office:value="10105">
            <text:p>10105</text:p>
          </table:table-cell>
          <table:table-cell table:formula="of:=2010-[.B39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FlickaMedGuld</text:p>
          </table:table-cell>
          <table:table-cell office:value-type="float" office:value="1973">
            <text:p>1973</text:p>
          </table:table-cell>
          <table:table-cell office:value-type="float" office:value="10588">
            <text:p>10588</text:p>
          </table:table-cell>
          <table:table-cell table:formula="of:=2010-[.B39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ma mellitus</text:p>
          </table:table-cell>
          <table:table-cell office:value-type="float" office:value="1973">
            <text:p>1973</text:p>
          </table:table-cell>
          <table:table-cell office:value-type="float" office:value="43191">
            <text:p>43191</text:p>
          </table:table-cell>
          <table:table-cell table:formula="of:=2010-[.B40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jsan72</text:p>
          </table:table-cell>
          <table:table-cell office:value-type="float" office:value="1973">
            <text:p>1973</text:p>
          </table:table-cell>
          <table:table-cell office:value-type="float" office:value="18747">
            <text:p>18747</text:p>
          </table:table-cell>
          <table:table-cell table:formula="of:=2010-[.B40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973">
            <text:p>1973</text:p>
          </table:table-cell>
          <table:table-cell office:value-type="float" office:value="11525">
            <text:p>11525</text:p>
          </table:table-cell>
          <table:table-cell table:formula="of:=2010-[.B40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jesslin</text:p>
          </table:table-cell>
          <table:table-cell office:value-type="float" office:value="1973">
            <text:p>1973</text:p>
          </table:table-cell>
          <table:table-cell office:value-type="float" office:value="335678">
            <text:p>335678</text:p>
          </table:table-cell>
          <table:table-cell table:formula="of:=2010-[.B40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UWO BaraJag</text:p>
          </table:table-cell>
          <table:table-cell office:value-type="float" office:value="1973">
            <text:p>1973</text:p>
          </table:table-cell>
          <table:table-cell office:value-type="float" office:value="29707">
            <text:p>29707</text:p>
          </table:table-cell>
          <table:table-cell table:formula="of:=2010-[.B40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ockerpinglan</text:p>
          </table:table-cell>
          <table:table-cell office:value-type="float" office:value="1973">
            <text:p>1973</text:p>
          </table:table-cell>
          <table:table-cell office:value-type="float" office:value="31866">
            <text:p>31866</text:p>
          </table:table-cell>
          <table:table-cell table:formula="of:=2010-[.B40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gnolian</text:p>
          </table:table-cell>
          <table:table-cell office:value-type="float" office:value="1973">
            <text:p>1973</text:p>
          </table:table-cell>
          <table:table-cell office:value-type="float" office:value="3095">
            <text:p>3095</text:p>
          </table:table-cell>
          <table:table-cell table:formula="of:=2010-[.B40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TanjaS</text:p>
          </table:table-cell>
          <table:table-cell office:value-type="float" office:value="1973">
            <text:p>1973</text:p>
          </table:table-cell>
          <table:table-cell office:value-type="float" office:value="96888">
            <text:p>96888</text:p>
          </table:table-cell>
          <table:table-cell table:formula="of:=2010-[.B40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fenja</text:p>
          </table:table-cell>
          <table:table-cell office:value-type="float" office:value="1973">
            <text:p>1973</text:p>
          </table:table-cell>
          <table:table-cell office:value-type="float" office:value="54360">
            <text:p>54360</text:p>
          </table:table-cell>
          <table:table-cell table:formula="of:=2010-[.B40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IAH73</text:p>
          </table:table-cell>
          <table:table-cell office:value-type="float" office:value="1973">
            <text:p>1973</text:p>
          </table:table-cell>
          <table:table-cell office:value-type="float" office:value="3970">
            <text:p>3970</text:p>
          </table:table-cell>
          <table:table-cell table:formula="of:=2010-[.B40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Luddan</text:p>
          </table:table-cell>
          <table:table-cell office:value-type="float" office:value="1973">
            <text:p>1973</text:p>
          </table:table-cell>
          <table:table-cell office:value-type="float" office:value="10743">
            <text:p>10743</text:p>
          </table:table-cell>
          <table:table-cell table:formula="of:=2010-[.B41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kaffebönan</text:p>
          </table:table-cell>
          <table:table-cell office:value-type="float" office:value="1973">
            <text:p>1973</text:p>
          </table:table-cell>
          <table:table-cell office:value-type="float" office:value="12714">
            <text:p>12714</text:p>
          </table:table-cell>
          <table:table-cell table:formula="of:=2010-[.B41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mmaU</text:p>
          </table:table-cell>
          <table:table-cell office:value-type="float" office:value="1973">
            <text:p>1973</text:p>
          </table:table-cell>
          <table:table-cell office:value-type="float" office:value="66465">
            <text:p>66465</text:p>
          </table:table-cell>
          <table:table-cell table:formula="of:=2010-[.B41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VEACOOL</text:p>
          </table:table-cell>
          <table:table-cell office:value-type="float" office:value="1973">
            <text:p>1973</text:p>
          </table:table-cell>
          <table:table-cell office:value-type="float" office:value="22614">
            <text:p>22614</text:p>
          </table:table-cell>
          <table:table-cell table:formula="of:=2010-[.B41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eter37</text:p>
          </table:table-cell>
          <table:table-cell office:value-type="float" office:value="1973">
            <text:p>1973</text:p>
          </table:table-cell>
          <table:table-cell office:value-type="float" office:value="14201">
            <text:p>14201</text:p>
          </table:table-cell>
          <table:table-cell table:formula="of:=2010-[.B41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Filur</text:p>
          </table:table-cell>
          <table:table-cell office:value-type="float" office:value="1973">
            <text:p>1973</text:p>
          </table:table-cell>
          <table:table-cell office:value-type="float" office:value="3467">
            <text:p>3467</text:p>
          </table:table-cell>
          <table:table-cell table:formula="of:=2010-[.B41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eteja</text:p>
          </table:table-cell>
          <table:table-cell office:value-type="float" office:value="1973">
            <text:p>1973</text:p>
          </table:table-cell>
          <table:table-cell office:value-type="float" office:value="1009">
            <text:p>1009</text:p>
          </table:table-cell>
          <table:table-cell table:formula="of:=2010-[.B41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ulimon</text:p>
          </table:table-cell>
          <table:table-cell office:value-type="float" office:value="1973">
            <text:p>1973</text:p>
          </table:table-cell>
          <table:table-cell office:value-type="float" office:value="39268">
            <text:p>39268</text:p>
          </table:table-cell>
          <table:table-cell table:formula="of:=2010-[.B41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Ölandstok</text:p>
          </table:table-cell>
          <table:table-cell office:value-type="float" office:value="1973">
            <text:p>1973</text:p>
          </table:table-cell>
          <table:table-cell office:value-type="float" office:value="20614">
            <text:p>20614</text:p>
          </table:table-cell>
          <table:table-cell table:formula="of:=2010-[.B41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kana</text:p>
          </table:table-cell>
          <table:table-cell office:value-type="float" office:value="1973">
            <text:p>1973</text:p>
          </table:table-cell>
          <table:table-cell office:value-type="float" office:value="1376">
            <text:p>1376</text:p>
          </table:table-cell>
          <table:table-cell table:formula="of:=2010-[.B41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Computerworld</text:p>
          </table:table-cell>
          <table:table-cell office:value-type="float" office:value="1973">
            <text:p>1973</text:p>
          </table:table-cell>
          <table:table-cell office:value-type="float" office:value="609">
            <text:p>609</text:p>
          </table:table-cell>
          <table:table-cell table:formula="of:=2010-[.B42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Yamma</text:p>
          </table:table-cell>
          <table:table-cell office:value-type="float" office:value="1973">
            <text:p>1973</text:p>
          </table:table-cell>
          <table:table-cell office:value-type="float" office:value="20553">
            <text:p>20553</text:p>
          </table:table-cell>
          <table:table-cell table:formula="of:=2010-[.B42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linBN</text:p>
          </table:table-cell>
          <table:table-cell office:value-type="float" office:value="1973">
            <text:p>1973</text:p>
          </table:table-cell>
          <table:table-cell office:value-type="float" office:value="15967">
            <text:p>15967</text:p>
          </table:table-cell>
          <table:table-cell table:formula="of:=2010-[.B42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Grodan1972</text:p>
          </table:table-cell>
          <table:table-cell office:value-type="float" office:value="1973">
            <text:p>1973</text:p>
          </table:table-cell>
          <table:table-cell office:value-type="float" office:value="45635">
            <text:p>45635</text:p>
          </table:table-cell>
          <table:table-cell table:formula="of:=2010-[.B42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ostisPer</text:p>
          </table:table-cell>
          <table:table-cell office:value-type="float" office:value="1973">
            <text:p>1973</text:p>
          </table:table-cell>
          <table:table-cell office:value-type="float" office:value="466">
            <text:p>466</text:p>
          </table:table-cell>
          <table:table-cell table:formula="of:=2010-[.B42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Kajsa 30</text:p>
          </table:table-cell>
          <table:table-cell office:value-type="float" office:value="1973">
            <text:p>1973</text:p>
          </table:table-cell>
          <table:table-cell office:value-type="float" office:value="11775">
            <text:p>11775</text:p>
          </table:table-cell>
          <table:table-cell table:formula="of:=2010-[.B42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linx</text:p>
          </table:table-cell>
          <table:table-cell office:value-type="float" office:value="1973">
            <text:p>1973</text:p>
          </table:table-cell>
          <table:table-cell office:value-type="float" office:value="3587">
            <text:p>3587</text:p>
          </table:table-cell>
          <table:table-cell table:formula="of:=2010-[.B42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luggande mamma</text:p>
          </table:table-cell>
          <table:table-cell office:value-type="float" office:value="1973">
            <text:p>1973</text:p>
          </table:table-cell>
          <table:table-cell office:value-type="float" office:value="57246">
            <text:p>57246</text:p>
          </table:table-cell>
          <table:table-cell table:formula="of:=2010-[.B42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nina72</text:p>
          </table:table-cell>
          <table:table-cell office:value-type="float" office:value="1973">
            <text:p>1973</text:p>
          </table:table-cell>
          <table:table-cell office:value-type="float" office:value="3737">
            <text:p>3737</text:p>
          </table:table-cell>
          <table:table-cell table:formula="of:=2010-[.B42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Zhuhai</text:p>
          </table:table-cell>
          <table:table-cell office:value-type="float" office:value="1973">
            <text:p>1973</text:p>
          </table:table-cell>
          <table:table-cell office:value-type="float" office:value="12071">
            <text:p>12071</text:p>
          </table:table-cell>
          <table:table-cell table:formula="of:=2010-[.B42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Vitsippa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formula="of:=2010-[.B43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jennas1</text:p>
          </table:table-cell>
          <table:table-cell office:value-type="float" office:value="1973">
            <text:p>1973</text:p>
          </table:table-cell>
          <table:table-cell office:value-type="float" office:value="23414">
            <text:p>23414</text:p>
          </table:table-cell>
          <table:table-cell table:formula="of:=2010-[.B43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guldklimpen</text:p>
          </table:table-cell>
          <table:table-cell office:value-type="float" office:value="1973">
            <text:p>1973</text:p>
          </table:table-cell>
          <table:table-cell office:value-type="float" office:value="9350">
            <text:p>9350</text:p>
          </table:table-cell>
          <table:table-cell table:formula="of:=2010-[.B43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tefanH</text:p>
          </table:table-cell>
          <table:table-cell office:value-type="float" office:value="1973">
            <text:p>1973</text:p>
          </table:table-cell>
          <table:table-cell office:value-type="float" office:value="3010">
            <text:p>3010</text:p>
          </table:table-cell>
          <table:table-cell table:formula="of:=2010-[.B43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Annika31</text:p>
          </table:table-cell>
          <table:table-cell office:value-type="float" office:value="1973">
            <text:p>1973</text:p>
          </table:table-cell>
          <table:table-cell office:value-type="float" office:value="1192">
            <text:p>1192</text:p>
          </table:table-cell>
          <table:table-cell table:formula="of:=2010-[.B43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multronpuss</text:p>
          </table:table-cell>
          <table:table-cell office:value-type="float" office:value="1973">
            <text:p>1973</text:p>
          </table:table-cell>
          <table:table-cell office:value-type="float" office:value="57">
            <text:p>57</text:p>
          </table:table-cell>
          <table:table-cell table:formula="of:=2010-[.B43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Ängla88</text:p>
          </table:table-cell>
          <table:table-cell office:value-type="float" office:value="1973">
            <text:p>1973</text:p>
          </table:table-cell>
          <table:table-cell office:value-type="float" office:value="2611">
            <text:p>2611</text:p>
          </table:table-cell>
          <table:table-cell table:formula="of:=2010-[.B43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Loviz</text:p>
          </table:table-cell>
          <table:table-cell office:value-type="float" office:value="1973">
            <text:p>1973</text:p>
          </table:table-cell>
          <table:table-cell office:value-type="float" office:value="15054">
            <text:p>15054</text:p>
          </table:table-cell>
          <table:table-cell table:formula="of:=2010-[.B43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ida</text:p>
          </table:table-cell>
          <table:table-cell office:value-type="float" office:value="1973">
            <text:p>1973</text:p>
          </table:table-cell>
          <table:table-cell office:value-type="float" office:value="19687">
            <text:p>19687</text:p>
          </table:table-cell>
          <table:table-cell table:formula="of:=2010-[.B43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big mama</text:p>
          </table:table-cell>
          <table:table-cell office:value-type="float" office:value="1973">
            <text:p>1973</text:p>
          </table:table-cell>
          <table:table-cell office:value-type="float" office:value="2373">
            <text:p>2373</text:p>
          </table:table-cell>
          <table:table-cell table:formula="of:=2010-[.B43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Annica P</text:p>
          </table:table-cell>
          <table:table-cell office:value-type="float" office:value="1973">
            <text:p>1973</text:p>
          </table:table-cell>
          <table:table-cell office:value-type="float" office:value="13127">
            <text:p>13127</text:p>
          </table:table-cell>
          <table:table-cell table:formula="of:=2010-[.B44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urresnurre</text:p>
          </table:table-cell>
          <table:table-cell office:value-type="float" office:value="1973">
            <text:p>1973</text:p>
          </table:table-cell>
          <table:table-cell office:value-type="float" office:value="15523">
            <text:p>15523</text:p>
          </table:table-cell>
          <table:table-cell table:formula="of:=2010-[.B44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etter 72</text:p>
          </table:table-cell>
          <table:table-cell office:value-type="float" office:value="1973">
            <text:p>1973</text:p>
          </table:table-cell>
          <table:table-cell office:value-type="float" office:value="6528">
            <text:p>6528</text:p>
          </table:table-cell>
          <table:table-cell table:formula="of:=2010-[.B44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mma gås</text:p>
          </table:table-cell>
          <table:table-cell office:value-type="float" office:value="1973">
            <text:p>1973</text:p>
          </table:table-cell>
          <table:table-cell office:value-type="float" office:value="22266">
            <text:p>22266</text:p>
          </table:table-cell>
          <table:table-cell table:formula="of:=2010-[.B44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Terrus</text:p>
          </table:table-cell>
          <table:table-cell office:value-type="float" office:value="1973">
            <text:p>1973</text:p>
          </table:table-cell>
          <table:table-cell office:value-type="float" office:value="1360">
            <text:p>1360</text:p>
          </table:table-cell>
          <table:table-cell table:formula="of:=2010-[.B44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2891">
            <text:p>2891</text:p>
          </table:table-cell>
          <table:table-cell table:formula="of:=2010-[.B44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Eldig72</text:p>
          </table:table-cell>
          <table:table-cell office:value-type="float" office:value="1973">
            <text:p>1973</text:p>
          </table:table-cell>
          <table:table-cell office:value-type="float" office:value="5528">
            <text:p>5528</text:p>
          </table:table-cell>
          <table:table-cell table:formula="of:=2010-[.B44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165602">
            <text:p>165602</text:p>
          </table:table-cell>
          <table:table-cell table:formula="of:=2010-[.B44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intur2010</text:p>
          </table:table-cell>
          <table:table-cell office:value-type="float" office:value="1973">
            <text:p>1973</text:p>
          </table:table-cell>
          <table:table-cell office:value-type="float" office:value="7991">
            <text:p>7991</text:p>
          </table:table-cell>
          <table:table-cell table:formula="of:=2010-[.B44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hummelhonung</text:p>
          </table:table-cell>
          <table:table-cell office:value-type="float" office:value="1973">
            <text:p>1973</text:p>
          </table:table-cell>
          <table:table-cell office:value-type="float" office:value="135">
            <text:p>135</text:p>
          </table:table-cell>
          <table:table-cell table:formula="of:=2010-[.B44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Groover</text:p>
          </table:table-cell>
          <table:table-cell office:value-type="float" office:value="1973">
            <text:p>1973</text:p>
          </table:table-cell>
          <table:table-cell office:value-type="float" office:value="721">
            <text:p>721</text:p>
          </table:table-cell>
          <table:table-cell table:formula="of:=2010-[.B45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Jennolinnea</text:p>
          </table:table-cell>
          <table:table-cell office:value-type="float" office:value="1973">
            <text:p>1973</text:p>
          </table:table-cell>
          <table:table-cell office:value-type="float" office:value="9225">
            <text:p>9225</text:p>
          </table:table-cell>
          <table:table-cell table:formula="of:=2010-[.B45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aroska</text:p>
          </table:table-cell>
          <table:table-cell office:value-type="float" office:value="1973">
            <text:p>1973</text:p>
          </table:table-cell>
          <table:table-cell office:value-type="float" office:value="1080">
            <text:p>1080</text:p>
          </table:table-cell>
          <table:table-cell table:formula="of:=2010-[.B45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illa72</text:p>
          </table:table-cell>
          <table:table-cell office:value-type="float" office:value="1973">
            <text:p>1973</text:p>
          </table:table-cell>
          <table:table-cell office:value-type="float" office:value="8972">
            <text:p>8972</text:p>
          </table:table-cell>
          <table:table-cell table:formula="of:=2010-[.B453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Totinona</text:p>
          </table:table-cell>
          <table:table-cell office:value-type="float" office:value="1973">
            <text:p>1973</text:p>
          </table:table-cell>
          <table:table-cell office:value-type="float" office:value="994">
            <text:p>994</text:p>
          </table:table-cell>
          <table:table-cell table:formula="of:=2010-[.B454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olros72</text:p>
          </table:table-cell>
          <table:table-cell office:value-type="float" office:value="1973">
            <text:p>1973</text:p>
          </table:table-cell>
          <table:table-cell office:value-type="float" office:value="31882">
            <text:p>31882</text:p>
          </table:table-cell>
          <table:table-cell table:formula="of:=2010-[.B455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thlm72</text:p>
          </table:table-cell>
          <table:table-cell office:value-type="float" office:value="1973">
            <text:p>1973</text:p>
          </table:table-cell>
          <table:table-cell office:value-type="float" office:value="162">
            <text:p>162</text:p>
          </table:table-cell>
          <table:table-cell table:formula="of:=2010-[.B456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iken</text:p>
          </table:table-cell>
          <table:table-cell office:value-type="float" office:value="1973">
            <text:p>1973</text:p>
          </table:table-cell>
          <table:table-cell office:value-type="float" office:value="29066">
            <text:p>29066</text:p>
          </table:table-cell>
          <table:table-cell table:formula="of:=2010-[.B457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tvillingmamma</text:p>
          </table:table-cell>
          <table:table-cell office:value-type="float" office:value="1973">
            <text:p>1973</text:p>
          </table:table-cell>
          <table:table-cell office:value-type="float" office:value="4229">
            <text:p>4229</text:p>
          </table:table-cell>
          <table:table-cell table:formula="of:=2010-[.B458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Pia73</text:p>
          </table:table-cell>
          <table:table-cell office:value-type="float" office:value="1973">
            <text:p>1973</text:p>
          </table:table-cell>
          <table:table-cell office:value-type="float" office:value="623">
            <text:p>623</text:p>
          </table:table-cell>
          <table:table-cell table:formula="of:=2010-[.B459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Medium</text:p>
          </table:table-cell>
          <table:table-cell office:value-type="float" office:value="1973">
            <text:p>1973</text:p>
          </table:table-cell>
          <table:table-cell office:value-type="float" office:value="1894">
            <text:p>1894</text:p>
          </table:table-cell>
          <table:table-cell table:formula="of:=2010-[.B460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araSofie</text:p>
          </table:table-cell>
          <table:table-cell office:value-type="float" office:value="1973">
            <text:p>1973</text:p>
          </table:table-cell>
          <table:table-cell office:value-type="float" office:value="196">
            <text:p>196</text:p>
          </table:table-cell>
          <table:table-cell table:formula="of:=2010-[.B461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Yoga</text:p>
          </table:table-cell>
          <table:table-cell office:value-type="float" office:value="1973">
            <text:p>1973</text:p>
          </table:table-cell>
          <table:table-cell office:value-type="float" office:value="2776">
            <text:p>2776</text:p>
          </table:table-cell>
          <table:table-cell table:formula="of:=2010-[.B462]"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string">
            <text:p>Sally</text:p>
          </table:table-cell>
          <table:table-cell office:value-type="float" office:value="1974">
            <text:p>1974</text:p>
          </table:table-cell>
          <table:table-cell office:value-type="float" office:value="70191">
            <text:p>70191</text:p>
          </table:table-cell>
          <table:table-cell table:formula="of:=2010-[.B46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ra</text:p>
          </table:table-cell>
          <table:table-cell office:value-type="float" office:value="1974">
            <text:p>1974</text:p>
          </table:table-cell>
          <table:table-cell office:value-type="float" office:value="71826">
            <text:p>71826</text:p>
          </table:table-cell>
          <table:table-cell table:formula="of:=2010-[.B46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mulan1973</text:p>
          </table:table-cell>
          <table:table-cell office:value-type="float" office:value="1974">
            <text:p>1974</text:p>
          </table:table-cell>
          <table:table-cell office:value-type="float" office:value="37431">
            <text:p>37431</text:p>
          </table:table-cell>
          <table:table-cell table:formula="of:=2010-[.B46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v73</text:p>
          </table:table-cell>
          <table:table-cell office:value-type="float" office:value="1974">
            <text:p>1974</text:p>
          </table:table-cell>
          <table:table-cell office:value-type="float" office:value="18433">
            <text:p>18433</text:p>
          </table:table-cell>
          <table:table-cell table:formula="of:=2010-[.B46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gottelina</text:p>
          </table:table-cell>
          <table:table-cell office:value-type="float" office:value="1974">
            <text:p>1974</text:p>
          </table:table-cell>
          <table:table-cell office:value-type="float" office:value="4915">
            <text:p>4915</text:p>
          </table:table-cell>
          <table:table-cell table:formula="of:=2010-[.B46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Betty Boop</text:p>
          </table:table-cell>
          <table:table-cell office:value-type="float" office:value="1974">
            <text:p>1974</text:p>
          </table:table-cell>
          <table:table-cell office:value-type="float" office:value="46151">
            <text:p>46151</text:p>
          </table:table-cell>
          <table:table-cell table:formula="of:=2010-[.B46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Pallas</text:p>
          </table:table-cell>
          <table:table-cell office:value-type="float" office:value="1974">
            <text:p>1974</text:p>
          </table:table-cell>
          <table:table-cell office:value-type="float" office:value="687497">
            <text:p>687497</text:p>
          </table:table-cell>
          <table:table-cell table:formula="of:=2010-[.B46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Diwa</text:p>
          </table:table-cell>
          <table:table-cell office:value-type="float" office:value="1974">
            <text:p>1974</text:p>
          </table:table-cell>
          <table:table-cell office:value-type="float" office:value="60329">
            <text:p>60329</text:p>
          </table:table-cell>
          <table:table-cell table:formula="of:=2010-[.B47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juni</text:p>
          </table:table-cell>
          <table:table-cell office:value-type="float" office:value="1974">
            <text:p>1974</text:p>
          </table:table-cell>
          <table:table-cell office:value-type="float" office:value="99566">
            <text:p>99566</text:p>
          </table:table-cell>
          <table:table-cell table:formula="of:=2010-[.B47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vshlädje</text:p>
          </table:table-cell>
          <table:table-cell office:value-type="float" office:value="1974">
            <text:p>1974</text:p>
          </table:table-cell>
          <table:table-cell office:value-type="float" office:value="120677">
            <text:p>120677</text:p>
          </table:table-cell>
          <table:table-cell table:formula="of:=2010-[.B47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RestoreMe</text:p>
          </table:table-cell>
          <table:table-cell office:value-type="float" office:value="1974">
            <text:p>1974</text:p>
          </table:table-cell>
          <table:table-cell office:value-type="float" office:value="324">
            <text:p>324</text:p>
          </table:table-cell>
          <table:table-cell table:formula="of:=2010-[.B47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Kyanita</text:p>
          </table:table-cell>
          <table:table-cell office:value-type="float" office:value="1974">
            <text:p>1974</text:p>
          </table:table-cell>
          <table:table-cell office:value-type="float" office:value="183801">
            <text:p>183801</text:p>
          </table:table-cell>
          <table:table-cell table:formula="of:=2010-[.B47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Petrellie</text:p>
          </table:table-cell>
          <table:table-cell office:value-type="float" office:value="1974">
            <text:p>1974</text:p>
          </table:table-cell>
          <table:table-cell office:value-type="float" office:value="121972">
            <text:p>121972</text:p>
          </table:table-cell>
          <table:table-cell table:formula="of:=2010-[.B47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Julia08</text:p>
          </table:table-cell>
          <table:table-cell office:value-type="float" office:value="1974">
            <text:p>1974</text:p>
          </table:table-cell>
          <table:table-cell office:value-type="float" office:value="32979">
            <text:p>32979</text:p>
          </table:table-cell>
          <table:table-cell table:formula="of:=2010-[.B47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mma smurfen</text:p>
          </table:table-cell>
          <table:table-cell office:value-type="float" office:value="1974">
            <text:p>1974</text:p>
          </table:table-cell>
          <table:table-cell office:value-type="float" office:value="55977">
            <text:p>55977</text:p>
          </table:table-cell>
          <table:table-cell table:formula="of:=2010-[.B47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Pochahontas</text:p>
          </table:table-cell>
          <table:table-cell office:value-type="float" office:value="1974">
            <text:p>1974</text:p>
          </table:table-cell>
          <table:table-cell office:value-type="float" office:value="207930">
            <text:p>207930</text:p>
          </table:table-cell>
          <table:table-cell table:formula="of:=2010-[.B47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Fröken Juni</text:p>
          </table:table-cell>
          <table:table-cell office:value-type="float" office:value="1974">
            <text:p>1974</text:p>
          </table:table-cell>
          <table:table-cell office:value-type="float" office:value="154136">
            <text:p>154136</text:p>
          </table:table-cell>
          <table:table-cell table:formula="of:=2010-[.B47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issermajser</text:p>
          </table:table-cell>
          <table:table-cell office:value-type="float" office:value="1974">
            <text:p>1974</text:p>
          </table:table-cell>
          <table:table-cell office:value-type="float" office:value="3275">
            <text:p>3275</text:p>
          </table:table-cell>
          <table:table-cell table:formula="of:=2010-[.B48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dame Mom</text:p>
          </table:table-cell>
          <table:table-cell office:value-type="float" office:value="1974">
            <text:p>1974</text:p>
          </table:table-cell>
          <table:table-cell office:value-type="float" office:value="138502">
            <text:p>138502</text:p>
          </table:table-cell>
          <table:table-cell table:formula="of:=2010-[.B48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Fe73</text:p>
          </table:table-cell>
          <table:table-cell office:value-type="float" office:value="1974">
            <text:p>1974</text:p>
          </table:table-cell>
          <table:table-cell office:value-type="float" office:value="148882">
            <text:p>148882</text:p>
          </table:table-cell>
          <table:table-cell table:formula="of:=2010-[.B48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llatroll</text:p>
          </table:table-cell>
          <table:table-cell office:value-type="float" office:value="1974">
            <text:p>1974</text:p>
          </table:table-cell>
          <table:table-cell office:value-type="float" office:value="137707">
            <text:p>137707</text:p>
          </table:table-cell>
          <table:table-cell table:formula="of:=2010-[.B48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essaS</text:p>
          </table:table-cell>
          <table:table-cell office:value-type="float" office:value="1974">
            <text:p>1974</text:p>
          </table:table-cell>
          <table:table-cell office:value-type="float" office:value="368745">
            <text:p>368745</text:p>
          </table:table-cell>
          <table:table-cell table:formula="of:=2010-[.B48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empo21</text:p>
          </table:table-cell>
          <table:table-cell office:value-type="float" office:value="1974">
            <text:p>1974</text:p>
          </table:table-cell>
          <table:table-cell office:value-type="float" office:value="55168">
            <text:p>55168</text:p>
          </table:table-cell>
          <table:table-cell table:formula="of:=2010-[.B48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ellenagnes</text:p>
          </table:table-cell>
          <table:table-cell office:value-type="float" office:value="1974">
            <text:p>1974</text:p>
          </table:table-cell>
          <table:table-cell office:value-type="float" office:value="25449">
            <text:p>25449</text:p>
          </table:table-cell>
          <table:table-cell table:formula="of:=2010-[.B48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bumse2</text:p>
          </table:table-cell>
          <table:table-cell office:value-type="float" office:value="1974">
            <text:p>1974</text:p>
          </table:table-cell>
          <table:table-cell office:value-type="float" office:value="80953">
            <text:p>80953</text:p>
          </table:table-cell>
          <table:table-cell table:formula="of:=2010-[.B48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ak73</text:p>
          </table:table-cell>
          <table:table-cell office:value-type="float" office:value="1974">
            <text:p>1974</text:p>
          </table:table-cell>
          <table:table-cell office:value-type="float" office:value="9480">
            <text:p>9480</text:p>
          </table:table-cell>
          <table:table-cell table:formula="of:=2010-[.B48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Pikapika</text:p>
          </table:table-cell>
          <table:table-cell office:value-type="float" office:value="1974">
            <text:p>1974</text:p>
          </table:table-cell>
          <table:table-cell office:value-type="float" office:value="11738">
            <text:p>11738</text:p>
          </table:table-cell>
          <table:table-cell table:formula="of:=2010-[.B48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sofia</text:p>
          </table:table-cell>
          <table:table-cell office:value-type="float" office:value="1974">
            <text:p>1974</text:p>
          </table:table-cell>
          <table:table-cell office:value-type="float" office:value="15395">
            <text:p>15395</text:p>
          </table:table-cell>
          <table:table-cell table:formula="of:=2010-[.B49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rissvinnaren</text:p>
          </table:table-cell>
          <table:table-cell office:value-type="float" office:value="1974">
            <text:p>1974</text:p>
          </table:table-cell>
          <table:table-cell office:value-type="float" office:value="69610">
            <text:p>69610</text:p>
          </table:table-cell>
          <table:table-cell table:formula="of:=2010-[.B49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1974">
            <text:p>1974</text:p>
          </table:table-cell>
          <table:table-cell office:value-type="float" office:value="40549">
            <text:p>40549</text:p>
          </table:table-cell>
          <table:table-cell table:formula="of:=2010-[.B49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4an</text:p>
          </table:table-cell>
          <table:table-cell office:value-type="float" office:value="1974">
            <text:p>1974</text:p>
          </table:table-cell>
          <table:table-cell office:value-type="float" office:value="20383">
            <text:p>20383</text:p>
          </table:table-cell>
          <table:table-cell table:formula="of:=2010-[.B49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llan kba</text:p>
          </table:table-cell>
          <table:table-cell office:value-type="float" office:value="1974">
            <text:p>1974</text:p>
          </table:table-cell>
          <table:table-cell office:value-type="float" office:value="10584">
            <text:p>10584</text:p>
          </table:table-cell>
          <table:table-cell table:formula="of:=2010-[.B49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ysan06</text:p>
          </table:table-cell>
          <table:table-cell office:value-type="float" office:value="1974">
            <text:p>1974</text:p>
          </table:table-cell>
          <table:table-cell office:value-type="float" office:value="9691">
            <text:p>9691</text:p>
          </table:table-cell>
          <table:table-cell table:formula="of:=2010-[.B49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ttemamman</text:p>
          </table:table-cell>
          <table:table-cell office:value-type="float" office:value="1974">
            <text:p>1974</text:p>
          </table:table-cell>
          <table:table-cell office:value-type="float" office:value="11856">
            <text:p>11856</text:p>
          </table:table-cell>
          <table:table-cell table:formula="of:=2010-[.B49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igerLily</text:p>
          </table:table-cell>
          <table:table-cell office:value-type="float" office:value="1974">
            <text:p>1974</text:p>
          </table:table-cell>
          <table:table-cell office:value-type="float" office:value="84805">
            <text:p>84805</text:p>
          </table:table-cell>
          <table:table-cell table:formula="of:=2010-[.B49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Pippiputti</text:p>
          </table:table-cell>
          <table:table-cell office:value-type="float" office:value="1974">
            <text:p>1974</text:p>
          </table:table-cell>
          <table:table-cell office:value-type="float" office:value="29975">
            <text:p>29975</text:p>
          </table:table-cell>
          <table:table-cell table:formula="of:=2010-[.B49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ly38</text:p>
          </table:table-cell>
          <table:table-cell office:value-type="float" office:value="1974">
            <text:p>1974</text:p>
          </table:table-cell>
          <table:table-cell office:value-type="float" office:value="42773">
            <text:p>42773</text:p>
          </table:table-cell>
          <table:table-cell table:formula="of:=2010-[.B49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laddis</text:p>
          </table:table-cell>
          <table:table-cell office:value-type="float" office:value="1974">
            <text:p>1974</text:p>
          </table:table-cell>
          <table:table-cell office:value-type="float" office:value="9518">
            <text:p>9518</text:p>
          </table:table-cell>
          <table:table-cell table:formula="of:=2010-[.B50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Bella73</text:p>
          </table:table-cell>
          <table:table-cell office:value-type="float" office:value="1974">
            <text:p>1974</text:p>
          </table:table-cell>
          <table:table-cell office:value-type="float" office:value="6198">
            <text:p>6198</text:p>
          </table:table-cell>
          <table:table-cell table:formula="of:=2010-[.B50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Farth Vader</text:p>
          </table:table-cell>
          <table:table-cell office:value-type="float" office:value="1974">
            <text:p>1974</text:p>
          </table:table-cell>
          <table:table-cell office:value-type="float" office:value="52827">
            <text:p>52827</text:p>
          </table:table-cell>
          <table:table-cell table:formula="of:=2010-[.B50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gnetica</text:p>
          </table:table-cell>
          <table:table-cell office:value-type="float" office:value="1974">
            <text:p>1974</text:p>
          </table:table-cell>
          <table:table-cell office:value-type="float" office:value="13668">
            <text:p>13668</text:p>
          </table:table-cell>
          <table:table-cell table:formula="of:=2010-[.B50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Fama123</text:p>
          </table:table-cell>
          <table:table-cell office:value-type="float" office:value="1974">
            <text:p>1974</text:p>
          </table:table-cell>
          <table:table-cell office:value-type="float" office:value="66300">
            <text:p>66300</text:p>
          </table:table-cell>
          <table:table-cell table:formula="of:=2010-[.B50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ullehj</text:p>
          </table:table-cell>
          <table:table-cell office:value-type="float" office:value="1974">
            <text:p>1974</text:p>
          </table:table-cell>
          <table:table-cell office:value-type="float" office:value="10720">
            <text:p>10720</text:p>
          </table:table-cell>
          <table:table-cell table:formula="of:=2010-[.B50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huleslapper</text:p>
          </table:table-cell>
          <table:table-cell office:value-type="float" office:value="1974">
            <text:p>1974</text:p>
          </table:table-cell>
          <table:table-cell office:value-type="float" office:value="25988">
            <text:p>25988</text:p>
          </table:table-cell>
          <table:table-cell table:formula="of:=2010-[.B50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Ninnan</text:p>
          </table:table-cell>
          <table:table-cell office:value-type="float" office:value="1974">
            <text:p>1974</text:p>
          </table:table-cell>
          <table:table-cell office:value-type="float" office:value="56330">
            <text:p>56330</text:p>
          </table:table-cell>
          <table:table-cell table:formula="of:=2010-[.B50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mmiloo</text:p>
          </table:table-cell>
          <table:table-cell office:value-type="float" office:value="1974">
            <text:p>1974</text:p>
          </table:table-cell>
          <table:table-cell office:value-type="float" office:value="24872">
            <text:p>24872</text:p>
          </table:table-cell>
          <table:table-cell table:formula="of:=2010-[.B50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verosus</text:p>
          </table:table-cell>
          <table:table-cell office:value-type="float" office:value="1974">
            <text:p>1974</text:p>
          </table:table-cell>
          <table:table-cell office:value-type="float" office:value="6721">
            <text:p>6721</text:p>
          </table:table-cell>
          <table:table-cell table:formula="of:=2010-[.B50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ggan81</text:p>
          </table:table-cell>
          <table:table-cell office:value-type="float" office:value="1974">
            <text:p>1974</text:p>
          </table:table-cell>
          <table:table-cell office:value-type="float" office:value="15330">
            <text:p>15330</text:p>
          </table:table-cell>
          <table:table-cell table:formula="of:=2010-[.B51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QrazyQuties</text:p>
          </table:table-cell>
          <table:table-cell office:value-type="float" office:value="1974">
            <text:p>1974</text:p>
          </table:table-cell>
          <table:table-cell office:value-type="float" office:value="20815">
            <text:p>20815</text:p>
          </table:table-cell>
          <table:table-cell table:formula="of:=2010-[.B51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riaX m 2</text:p>
          </table:table-cell>
          <table:table-cell office:value-type="float" office:value="1974">
            <text:p>1974</text:p>
          </table:table-cell>
          <table:table-cell office:value-type="float" office:value="51002">
            <text:p>51002</text:p>
          </table:table-cell>
          <table:table-cell table:formula="of:=2010-[.B51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chivas</text:p>
          </table:table-cell>
          <table:table-cell office:value-type="float" office:value="1974">
            <text:p>1974</text:p>
          </table:table-cell>
          <table:table-cell office:value-type="float" office:value="11692">
            <text:p>11692</text:p>
          </table:table-cell>
          <table:table-cell table:formula="of:=2010-[.B51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budde1</text:p>
          </table:table-cell>
          <table:table-cell office:value-type="float" office:value="1974">
            <text:p>1974</text:p>
          </table:table-cell>
          <table:table-cell office:value-type="float" office:value="72353">
            <text:p>72353</text:p>
          </table:table-cell>
          <table:table-cell table:formula="of:=2010-[.B51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olrosfrö</text:p>
          </table:table-cell>
          <table:table-cell office:value-type="float" office:value="1974">
            <text:p>1974</text:p>
          </table:table-cell>
          <table:table-cell office:value-type="float" office:value="2292">
            <text:p>2292</text:p>
          </table:table-cell>
          <table:table-cell table:formula="of:=2010-[.B51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eza73</text:p>
          </table:table-cell>
          <table:table-cell office:value-type="float" office:value="1974">
            <text:p>1974</text:p>
          </table:table-cell>
          <table:table-cell office:value-type="float" office:value="108747">
            <text:p>108747</text:p>
          </table:table-cell>
          <table:table-cell table:formula="of:=2010-[.B51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weety11</text:p>
          </table:table-cell>
          <table:table-cell office:value-type="float" office:value="1974">
            <text:p>1974</text:p>
          </table:table-cell>
          <table:table-cell office:value-type="float" office:value="10918">
            <text:p>10918</text:p>
          </table:table-cell>
          <table:table-cell table:formula="of:=2010-[.B51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otten73</text:p>
          </table:table-cell>
          <table:table-cell office:value-type="float" office:value="1974">
            <text:p>1974</text:p>
          </table:table-cell>
          <table:table-cell office:value-type="float" office:value="32905">
            <text:p>32905</text:p>
          </table:table-cell>
          <table:table-cell table:formula="of:=2010-[.B51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ereza</text:p>
          </table:table-cell>
          <table:table-cell office:value-type="float" office:value="1974">
            <text:p>1974</text:p>
          </table:table-cell>
          <table:table-cell office:value-type="float" office:value="3182">
            <text:p>3182</text:p>
          </table:table-cell>
          <table:table-cell table:formula="of:=2010-[.B51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iemi</text:p>
          </table:table-cell>
          <table:table-cell office:value-type="float" office:value="1974">
            <text:p>1974</text:p>
          </table:table-cell>
          <table:table-cell office:value-type="float" office:value="49733">
            <text:p>49733</text:p>
          </table:table-cell>
          <table:table-cell table:formula="of:=2010-[.B52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Alexandria</text:p>
          </table:table-cell>
          <table:table-cell office:value-type="float" office:value="1974">
            <text:p>1974</text:p>
          </table:table-cell>
          <table:table-cell office:value-type="float" office:value="29140">
            <text:p>29140</text:p>
          </table:table-cell>
          <table:table-cell table:formula="of:=2010-[.B52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Anjonen</text:p>
          </table:table-cell>
          <table:table-cell office:value-type="float" office:value="1974">
            <text:p>1974</text:p>
          </table:table-cell>
          <table:table-cell office:value-type="float" office:value="21250">
            <text:p>21250</text:p>
          </table:table-cell>
          <table:table-cell table:formula="of:=2010-[.B52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IsaN</text:p>
          </table:table-cell>
          <table:table-cell office:value-type="float" office:value="1974">
            <text:p>1974</text:p>
          </table:table-cell>
          <table:table-cell office:value-type="float" office:value="116064">
            <text:p>116064</text:p>
          </table:table-cell>
          <table:table-cell table:formula="of:=2010-[.B52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Julianna</text:p>
          </table:table-cell>
          <table:table-cell office:value-type="float" office:value="1974">
            <text:p>1974</text:p>
          </table:table-cell>
          <table:table-cell office:value-type="float" office:value="11662">
            <text:p>11662</text:p>
          </table:table-cell>
          <table:table-cell table:formula="of:=2010-[.B52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Assis</text:p>
          </table:table-cell>
          <table:table-cell office:value-type="float" office:value="1974">
            <text:p>1974</text:p>
          </table:table-cell>
          <table:table-cell office:value-type="float" office:value="17563">
            <text:p>17563</text:p>
          </table:table-cell>
          <table:table-cell table:formula="of:=2010-[.B52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redbull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formula="of:=2010-[.B52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Pinglan73</text:p>
          </table:table-cell>
          <table:table-cell office:value-type="float" office:value="1974">
            <text:p>1974</text:p>
          </table:table-cell>
          <table:table-cell office:value-type="float" office:value="60993">
            <text:p>60993</text:p>
          </table:table-cell>
          <table:table-cell table:formula="of:=2010-[.B52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zmurfan</text:p>
          </table:table-cell>
          <table:table-cell office:value-type="float" office:value="1974">
            <text:p>1974</text:p>
          </table:table-cell>
          <table:table-cell office:value-type="float" office:value="5622">
            <text:p>5622</text:p>
          </table:table-cell>
          <table:table-cell table:formula="of:=2010-[.B52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msen1</text:p>
          </table:table-cell>
          <table:table-cell office:value-type="float" office:value="1974">
            <text:p>1974</text:p>
          </table:table-cell>
          <table:table-cell office:value-type="float" office:value="11186">
            <text:p>11186</text:p>
          </table:table-cell>
          <table:table-cell table:formula="of:=2010-[.B52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Dr Myo</text:p>
          </table:table-cell>
          <table:table-cell office:value-type="float" office:value="1974">
            <text:p>1974</text:p>
          </table:table-cell>
          <table:table-cell office:value-type="float" office:value="49194">
            <text:p>49194</text:p>
          </table:table-cell>
          <table:table-cell table:formula="of:=2010-[.B53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Jo</text:p>
          </table:table-cell>
          <table:table-cell office:value-type="float" office:value="1974">
            <text:p>1974</text:p>
          </table:table-cell>
          <table:table-cell office:value-type="float" office:value="8651">
            <text:p>8651</text:p>
          </table:table-cell>
          <table:table-cell table:formula="of:=2010-[.B53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urv73</text:p>
          </table:table-cell>
          <table:table-cell office:value-type="float" office:value="1974">
            <text:p>1974</text:p>
          </table:table-cell>
          <table:table-cell office:value-type="float" office:value="10653">
            <text:p>10653</text:p>
          </table:table-cell>
          <table:table-cell table:formula="of:=2010-[.B53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Krumpy</text:p>
          </table:table-cell>
          <table:table-cell office:value-type="float" office:value="1974">
            <text:p>1974</text:p>
          </table:table-cell>
          <table:table-cell office:value-type="float" office:value="253">
            <text:p>253</text:p>
          </table:table-cell>
          <table:table-cell table:formula="of:=2010-[.B53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uss 1</text:p>
          </table:table-cell>
          <table:table-cell office:value-type="float" office:value="1974">
            <text:p>1974</text:p>
          </table:table-cell>
          <table:table-cell office:value-type="float" office:value="2154">
            <text:p>2154</text:p>
          </table:table-cell>
          <table:table-cell table:formula="of:=2010-[.B53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Vikingafrun</text:p>
          </table:table-cell>
          <table:table-cell office:value-type="float" office:value="1974">
            <text:p>1974</text:p>
          </table:table-cell>
          <table:table-cell office:value-type="float" office:value="2967">
            <text:p>2967</text:p>
          </table:table-cell>
          <table:table-cell table:formula="of:=2010-[.B53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mulanflen</text:p>
          </table:table-cell>
          <table:table-cell office:value-type="float" office:value="1974">
            <text:p>1974</text:p>
          </table:table-cell>
          <table:table-cell office:value-type="float" office:value="48342">
            <text:p>48342</text:p>
          </table:table-cell>
          <table:table-cell table:formula="of:=2010-[.B53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Fröken J</text:p>
          </table:table-cell>
          <table:table-cell office:value-type="float" office:value="1974">
            <text:p>1974</text:p>
          </table:table-cell>
          <table:table-cell office:value-type="float" office:value="22323">
            <text:p>22323</text:p>
          </table:table-cell>
          <table:table-cell table:formula="of:=2010-[.B53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isblomma</text:p>
          </table:table-cell>
          <table:table-cell office:value-type="float" office:value="1974">
            <text:p>1974</text:p>
          </table:table-cell>
          <table:table-cell office:value-type="float" office:value="5788">
            <text:p>5788</text:p>
          </table:table-cell>
          <table:table-cell table:formula="of:=2010-[.B53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FCBJ</text:p>
          </table:table-cell>
          <table:table-cell office:value-type="float" office:value="1974">
            <text:p>1974</text:p>
          </table:table-cell>
          <table:table-cell office:value-type="float" office:value="44292">
            <text:p>44292</text:p>
          </table:table-cell>
          <table:table-cell table:formula="of:=2010-[.B53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ebe</text:p>
          </table:table-cell>
          <table:table-cell office:value-type="float" office:value="1974">
            <text:p>1974</text:p>
          </table:table-cell>
          <table:table-cell office:value-type="float" office:value="12171">
            <text:p>12171</text:p>
          </table:table-cell>
          <table:table-cell table:formula="of:=2010-[.B54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CillowP</text:p>
          </table:table-cell>
          <table:table-cell office:value-type="float" office:value="1974">
            <text:p>1974</text:p>
          </table:table-cell>
          <table:table-cell office:value-type="float" office:value="3959">
            <text:p>3959</text:p>
          </table:table-cell>
          <table:table-cell table:formula="of:=2010-[.B54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onkan10</text:p>
          </table:table-cell>
          <table:table-cell office:value-type="float" office:value="1974">
            <text:p>1974</text:p>
          </table:table-cell>
          <table:table-cell office:value-type="float" office:value="6376">
            <text:p>6376</text:p>
          </table:table-cell>
          <table:table-cell table:formula="of:=2010-[.B54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ottapotta08</text:p>
          </table:table-cell>
          <table:table-cell office:value-type="float" office:value="1974">
            <text:p>1974</text:p>
          </table:table-cell>
          <table:table-cell office:value-type="float" office:value="8923">
            <text:p>8923</text:p>
          </table:table-cell>
          <table:table-cell table:formula="of:=2010-[.B54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jamajas</text:p>
          </table:table-cell>
          <table:table-cell office:value-type="float" office:value="1974">
            <text:p>1974</text:p>
          </table:table-cell>
          <table:table-cell office:value-type="float" office:value="1086">
            <text:p>1086</text:p>
          </table:table-cell>
          <table:table-cell table:formula="of:=2010-[.B54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Klubben</text:p>
          </table:table-cell>
          <table:table-cell office:value-type="float" office:value="1974">
            <text:p>1974</text:p>
          </table:table-cell>
          <table:table-cell office:value-type="float" office:value="12749">
            <text:p>12749</text:p>
          </table:table-cell>
          <table:table-cell table:formula="of:=2010-[.B54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an73</text:p>
          </table:table-cell>
          <table:table-cell office:value-type="float" office:value="1974">
            <text:p>1974</text:p>
          </table:table-cell>
          <table:table-cell office:value-type="float" office:value="57852">
            <text:p>57852</text:p>
          </table:table-cell>
          <table:table-cell table:formula="of:=2010-[.B54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gosgroda</text:p>
          </table:table-cell>
          <table:table-cell office:value-type="float" office:value="1974">
            <text:p>1974</text:p>
          </table:table-cell>
          <table:table-cell office:value-type="float" office:value="492">
            <text:p>492</text:p>
          </table:table-cell>
          <table:table-cell table:formula="of:=2010-[.B54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empest1</text:p>
          </table:table-cell>
          <table:table-cell office:value-type="float" office:value="1974">
            <text:p>1974</text:p>
          </table:table-cell>
          <table:table-cell office:value-type="float" office:value="9629">
            <text:p>9629</text:p>
          </table:table-cell>
          <table:table-cell table:formula="of:=2010-[.B54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Aniara</text:p>
          </table:table-cell>
          <table:table-cell office:value-type="float" office:value="1974">
            <text:p>1974</text:p>
          </table:table-cell>
          <table:table-cell office:value-type="float" office:value="80036">
            <text:p>80036</text:p>
          </table:table-cell>
          <table:table-cell table:formula="of:=2010-[.B54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uss73</text:p>
          </table:table-cell>
          <table:table-cell office:value-type="float" office:value="1974">
            <text:p>1974</text:p>
          </table:table-cell>
          <table:table-cell office:value-type="float" office:value="21496">
            <text:p>21496</text:p>
          </table:table-cell>
          <table:table-cell table:formula="of:=2010-[.B55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nettea</text:p>
          </table:table-cell>
          <table:table-cell office:value-type="float" office:value="1974">
            <text:p>1974</text:p>
          </table:table-cell>
          <table:table-cell office:value-type="float" office:value="10590">
            <text:p>10590</text:p>
          </table:table-cell>
          <table:table-cell table:formula="of:=2010-[.B55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Nelle</text:p>
          </table:table-cell>
          <table:table-cell office:value-type="float" office:value="1974">
            <text:p>1974</text:p>
          </table:table-cell>
          <table:table-cell office:value-type="float" office:value="858">
            <text:p>858</text:p>
          </table:table-cell>
          <table:table-cell table:formula="of:=2010-[.B55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re100</text:p>
          </table:table-cell>
          <table:table-cell office:value-type="float" office:value="1974">
            <text:p>1974</text:p>
          </table:table-cell>
          <table:table-cell office:value-type="float" office:value="146456">
            <text:p>146456</text:p>
          </table:table-cell>
          <table:table-cell table:formula="of:=2010-[.B55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ax1</text:p>
          </table:table-cell>
          <table:table-cell office:value-type="float" office:value="1974">
            <text:p>1974</text:p>
          </table:table-cell>
          <table:table-cell office:value-type="float" office:value="47760">
            <text:p>47760</text:p>
          </table:table-cell>
          <table:table-cell table:formula="of:=2010-[.B55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Impertiff</text:p>
          </table:table-cell>
          <table:table-cell office:value-type="float" office:value="1974">
            <text:p>1974</text:p>
          </table:table-cell>
          <table:table-cell office:value-type="float" office:value="372532">
            <text:p>372532</text:p>
          </table:table-cell>
          <table:table-cell table:formula="of:=2010-[.B55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Nore</text:p>
          </table:table-cell>
          <table:table-cell office:value-type="float" office:value="1974">
            <text:p>1974</text:p>
          </table:table-cell>
          <table:table-cell office:value-type="float" office:value="1162">
            <text:p>1162</text:p>
          </table:table-cell>
          <table:table-cell table:formula="of:=2010-[.B55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hootking</text:p>
          </table:table-cell>
          <table:table-cell office:value-type="float" office:value="1974">
            <text:p>1974</text:p>
          </table:table-cell>
          <table:table-cell office:value-type="float" office:value="456">
            <text:p>456</text:p>
          </table:table-cell>
          <table:table-cell table:formula="of:=2010-[.B55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Bissen</text:p>
          </table:table-cell>
          <table:table-cell office:value-type="float" office:value="1974">
            <text:p>1974</text:p>
          </table:table-cell>
          <table:table-cell office:value-type="float" office:value="13078">
            <text:p>13078</text:p>
          </table:table-cell>
          <table:table-cell table:formula="of:=2010-[.B55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Sissa Blom</text:p>
          </table:table-cell>
          <table:table-cell office:value-type="float" office:value="1974">
            <text:p>1974</text:p>
          </table:table-cell>
          <table:table-cell office:value-type="float" office:value="30191">
            <text:p>30191</text:p>
          </table:table-cell>
          <table:table-cell table:formula="of:=2010-[.B55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Nickis</text:p>
          </table:table-cell>
          <table:table-cell office:value-type="float" office:value="1974">
            <text:p>1974</text:p>
          </table:table-cell>
          <table:table-cell office:value-type="float" office:value="129855">
            <text:p>129855</text:p>
          </table:table-cell>
          <table:table-cell table:formula="of:=2010-[.B56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Princepesa</text:p>
          </table:table-cell>
          <table:table-cell office:value-type="float" office:value="1974">
            <text:p>1974</text:p>
          </table:table-cell>
          <table:table-cell office:value-type="float" office:value="27981">
            <text:p>27981</text:p>
          </table:table-cell>
          <table:table-cell table:formula="of:=2010-[.B56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Jenka1</text:p>
          </table:table-cell>
          <table:table-cell office:value-type="float" office:value="1974">
            <text:p>1974</text:p>
          </table:table-cell>
          <table:table-cell office:value-type="float" office:value="10252">
            <text:p>10252</text:p>
          </table:table-cell>
          <table:table-cell table:formula="of:=2010-[.B56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ndamarias</text:p>
          </table:table-cell>
          <table:table-cell office:value-type="float" office:value="1974">
            <text:p>1974</text:p>
          </table:table-cell>
          <table:table-cell office:value-type="float" office:value="15932">
            <text:p>15932</text:p>
          </table:table-cell>
          <table:table-cell table:formula="of:=2010-[.B56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zasu</text:p>
          </table:table-cell>
          <table:table-cell office:value-type="float" office:value="1974">
            <text:p>1974</text:p>
          </table:table-cell>
          <table:table-cell office:value-type="float" office:value="21711">
            <text:p>21711</text:p>
          </table:table-cell>
          <table:table-cell table:formula="of:=2010-[.B56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dicken73</text:p>
          </table:table-cell>
          <table:table-cell office:value-type="float" office:value="1974">
            <text:p>1974</text:p>
          </table:table-cell>
          <table:table-cell office:value-type="float" office:value="19486">
            <text:p>19486</text:p>
          </table:table-cell>
          <table:table-cell table:formula="of:=2010-[.B56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ylva t</text:p>
          </table:table-cell>
          <table:table-cell office:value-type="float" office:value="1974">
            <text:p>1974</text:p>
          </table:table-cell>
          <table:table-cell office:value-type="float" office:value="903">
            <text:p>903</text:p>
          </table:table-cell>
          <table:table-cell table:formula="of:=2010-[.B56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Tildalainen</text:p>
          </table:table-cell>
          <table:table-cell office:value-type="float" office:value="1974">
            <text:p>1974</text:p>
          </table:table-cell>
          <table:table-cell office:value-type="float" office:value="6748">
            <text:p>6748</text:p>
          </table:table-cell>
          <table:table-cell table:formula="of:=2010-[.B56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iM</text:p>
          </table:table-cell>
          <table:table-cell office:value-type="float" office:value="1974">
            <text:p>1974</text:p>
          </table:table-cell>
          <table:table-cell office:value-type="float" office:value="348">
            <text:p>348</text:p>
          </table:table-cell>
          <table:table-cell table:formula="of:=2010-[.B56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Erica 73</text:p>
          </table:table-cell>
          <table:table-cell office:value-type="float" office:value="1974">
            <text:p>1974</text:p>
          </table:table-cell>
          <table:table-cell office:value-type="float" office:value="19384">
            <text:p>19384</text:p>
          </table:table-cell>
          <table:table-cell table:formula="of:=2010-[.B56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jagheterjenny</text:p>
          </table:table-cell>
          <table:table-cell office:value-type="float" office:value="1974">
            <text:p>1974</text:p>
          </table:table-cell>
          <table:table-cell office:value-type="float" office:value="765">
            <text:p>765</text:p>
          </table:table-cell>
          <table:table-cell table:formula="of:=2010-[.B57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Lotass</text:p>
          </table:table-cell>
          <table:table-cell office:value-type="float" office:value="1974">
            <text:p>1974</text:p>
          </table:table-cell>
          <table:table-cell office:value-type="float" office:value="2694">
            <text:p>2694</text:p>
          </table:table-cell>
          <table:table-cell table:formula="of:=2010-[.B57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umsa73</text:p>
          </table:table-cell>
          <table:table-cell office:value-type="float" office:value="1974">
            <text:p>1974</text:p>
          </table:table-cell>
          <table:table-cell office:value-type="float" office:value="7104">
            <text:p>7104</text:p>
          </table:table-cell>
          <table:table-cell table:formula="of:=2010-[.B57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VeraLu</text:p>
          </table:table-cell>
          <table:table-cell office:value-type="float" office:value="1974">
            <text:p>1974</text:p>
          </table:table-cell>
          <table:table-cell office:value-type="float" office:value="510">
            <text:p>510</text:p>
          </table:table-cell>
          <table:table-cell table:formula="of:=2010-[.B573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CamillaA</text:p>
          </table:table-cell>
          <table:table-cell office:value-type="float" office:value="1974">
            <text:p>1974</text:p>
          </table:table-cell>
          <table:table-cell office:value-type="float" office:value="16341">
            <text:p>16341</text:p>
          </table:table-cell>
          <table:table-cell table:formula="of:=2010-[.B574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riaO</text:p>
          </table:table-cell>
          <table:table-cell office:value-type="float" office:value="1974">
            <text:p>1974</text:p>
          </table:table-cell>
          <table:table-cell office:value-type="float" office:value="6138">
            <text:p>6138</text:p>
          </table:table-cell>
          <table:table-cell table:formula="of:=2010-[.B575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Carla</text:p>
          </table:table-cell>
          <table:table-cell office:value-type="float" office:value="1974">
            <text:p>1974</text:p>
          </table:table-cell>
          <table:table-cell office:value-type="float" office:value="15626">
            <text:p>15626</text:p>
          </table:table-cell>
          <table:table-cell table:formula="of:=2010-[.B576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n 1973</text:p>
          </table:table-cell>
          <table:table-cell office:value-type="float" office:value="1974">
            <text:p>1974</text:p>
          </table:table-cell>
          <table:table-cell office:value-type="float" office:value="89">
            <text:p>89</text:p>
          </table:table-cell>
          <table:table-cell table:formula="of:=2010-[.B577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vanligkille37</text:p>
          </table:table-cell>
          <table:table-cell office:value-type="float" office:value="1974">
            <text:p>1974</text:p>
          </table:table-cell>
          <table:table-cell office:value-type="float" office:value="8641">
            <text:p>8641</text:p>
          </table:table-cell>
          <table:table-cell table:formula="of:=2010-[.B578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Jois</text:p>
          </table:table-cell>
          <table:table-cell office:value-type="float" office:value="1974">
            <text:p>1974</text:p>
          </table:table-cell>
          <table:table-cell office:value-type="float" office:value="3600">
            <text:p>3600</text:p>
          </table:table-cell>
          <table:table-cell table:formula="of:=2010-[.B579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araki73</text:p>
          </table:table-cell>
          <table:table-cell office:value-type="float" office:value="1974">
            <text:p>1974</text:p>
          </table:table-cell>
          <table:table-cell office:value-type="float" office:value="74">
            <text:p>74</text:p>
          </table:table-cell>
          <table:table-cell table:formula="of:=2010-[.B580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ballamalla</text:p>
          </table:table-cell>
          <table:table-cell office:value-type="float" office:value="1974">
            <text:p>1974</text:p>
          </table:table-cell>
          <table:table-cell office:value-type="float" office:value="1109">
            <text:p>1109</text:p>
          </table:table-cell>
          <table:table-cell table:formula="of:=2010-[.B581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moadylan</text:p>
          </table:table-cell>
          <table:table-cell office:value-type="float" office:value="1974">
            <text:p>1974</text:p>
          </table:table-cell>
          <table:table-cell office:value-type="float" office:value="3422">
            <text:p>3422</text:p>
          </table:table-cell>
          <table:table-cell table:formula="of:=2010-[.B582]"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string">
            <text:p>Gothica</text:p>
          </table:table-cell>
          <table:table-cell office:value-type="float" office:value="1975">
            <text:p>1975</text:p>
          </table:table-cell>
          <table:table-cell office:value-type="float" office:value="46790">
            <text:p>46790</text:p>
          </table:table-cell>
          <table:table-cell table:formula="of:=2010-[.B58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975">
            <text:p>1975</text:p>
          </table:table-cell>
          <table:table-cell office:value-type="float" office:value="53603">
            <text:p>53603</text:p>
          </table:table-cell>
          <table:table-cell table:formula="of:=2010-[.B58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hotten</text:p>
          </table:table-cell>
          <table:table-cell office:value-type="float" office:value="1975">
            <text:p>1975</text:p>
          </table:table-cell>
          <table:table-cell office:value-type="float" office:value="277752">
            <text:p>277752</text:p>
          </table:table-cell>
          <table:table-cell table:formula="of:=2010-[.B58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wilma123</text:p>
          </table:table-cell>
          <table:table-cell office:value-type="float" office:value="1975">
            <text:p>1975</text:p>
          </table:table-cell>
          <table:table-cell office:value-type="float" office:value="2699">
            <text:p>2699</text:p>
          </table:table-cell>
          <table:table-cell table:formula="of:=2010-[.B58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essie74</text:p>
          </table:table-cell>
          <table:table-cell office:value-type="float" office:value="1975">
            <text:p>1975</text:p>
          </table:table-cell>
          <table:table-cell office:value-type="float" office:value="30111">
            <text:p>30111</text:p>
          </table:table-cell>
          <table:table-cell table:formula="of:=2010-[.B58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cirkel</text:p>
          </table:table-cell>
          <table:table-cell office:value-type="float" office:value="1975">
            <text:p>1975</text:p>
          </table:table-cell>
          <table:table-cell office:value-type="float" office:value="108198">
            <text:p>108198</text:p>
          </table:table-cell>
          <table:table-cell table:formula="of:=2010-[.B58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andolin76</text:p>
          </table:table-cell>
          <table:table-cell office:value-type="float" office:value="1975">
            <text:p>1975</text:p>
          </table:table-cell>
          <table:table-cell office:value-type="float" office:value="22943">
            <text:p>22943</text:p>
          </table:table-cell>
          <table:table-cell table:formula="of:=2010-[.B58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Heureka</text:p>
          </table:table-cell>
          <table:table-cell office:value-type="float" office:value="1975">
            <text:p>1975</text:p>
          </table:table-cell>
          <table:table-cell office:value-type="float" office:value="154837">
            <text:p>154837</text:p>
          </table:table-cell>
          <table:table-cell table:formula="of:=2010-[.B59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oje</text:p>
          </table:table-cell>
          <table:table-cell office:value-type="float" office:value="1975">
            <text:p>1975</text:p>
          </table:table-cell>
          <table:table-cell office:value-type="float" office:value="468906">
            <text:p>468906</text:p>
          </table:table-cell>
          <table:table-cell table:formula="of:=2010-[.B59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delifi2</text:p>
          </table:table-cell>
          <table:table-cell office:value-type="float" office:value="1975">
            <text:p>1975</text:p>
          </table:table-cell>
          <table:table-cell office:value-type="float" office:value="351183">
            <text:p>351183</text:p>
          </table:table-cell>
          <table:table-cell table:formula="of:=2010-[.B59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osefinsMamma</text:p>
          </table:table-cell>
          <table:table-cell office:value-type="float" office:value="1975">
            <text:p>1975</text:p>
          </table:table-cell>
          <table:table-cell office:value-type="float" office:value="36951">
            <text:p>36951</text:p>
          </table:table-cell>
          <table:table-cell table:formula="of:=2010-[.B59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ållan</text:p>
          </table:table-cell>
          <table:table-cell office:value-type="float" office:value="1975">
            <text:p>1975</text:p>
          </table:table-cell>
          <table:table-cell office:value-type="float" office:value="44545">
            <text:p>44545</text:p>
          </table:table-cell>
          <table:table-cell table:formula="of:=2010-[.B59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Baronessan</text:p>
          </table:table-cell>
          <table:table-cell office:value-type="float" office:value="1975">
            <text:p>1975</text:p>
          </table:table-cell>
          <table:table-cell office:value-type="float" office:value="70603">
            <text:p>70603</text:p>
          </table:table-cell>
          <table:table-cell table:formula="of:=2010-[.B59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car</text:p>
          </table:table-cell>
          <table:table-cell office:value-type="float" office:value="1975">
            <text:p>1975</text:p>
          </table:table-cell>
          <table:table-cell office:value-type="float" office:value="356676">
            <text:p>356676</text:p>
          </table:table-cell>
          <table:table-cell table:formula="of:=2010-[.B59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ononoke hime</text:p>
          </table:table-cell>
          <table:table-cell office:value-type="float" office:value="1975">
            <text:p>1975</text:p>
          </table:table-cell>
          <table:table-cell office:value-type="float" office:value="32212">
            <text:p>32212</text:p>
          </table:table-cell>
          <table:table-cell table:formula="of:=2010-[.B59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isces74</text:p>
          </table:table-cell>
          <table:table-cell office:value-type="float" office:value="1975">
            <text:p>1975</text:p>
          </table:table-cell>
          <table:table-cell office:value-type="float" office:value="8921">
            <text:p>8921</text:p>
          </table:table-cell>
          <table:table-cell table:formula="of:=2010-[.B59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Rae</text:p>
          </table:table-cell>
          <table:table-cell office:value-type="float" office:value="1975">
            <text:p>1975</text:p>
          </table:table-cell>
          <table:table-cell office:value-type="float" office:value="101207">
            <text:p>101207</text:p>
          </table:table-cell>
          <table:table-cell table:formula="of:=2010-[.B59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A Woman</text:p>
          </table:table-cell>
          <table:table-cell office:value-type="float" office:value="1975">
            <text:p>1975</text:p>
          </table:table-cell>
          <table:table-cell office:value-type="float" office:value="138133">
            <text:p>138133</text:p>
          </table:table-cell>
          <table:table-cell table:formula="of:=2010-[.B60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ojjanna</text:p>
          </table:table-cell>
          <table:table-cell office:value-type="float" office:value="1975">
            <text:p>1975</text:p>
          </table:table-cell>
          <table:table-cell office:value-type="float" office:value="11202">
            <text:p>11202</text:p>
          </table:table-cell>
          <table:table-cell table:formula="of:=2010-[.B60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Butterscotch</text:p>
          </table:table-cell>
          <table:table-cell office:value-type="float" office:value="1975">
            <text:p>1975</text:p>
          </table:table-cell>
          <table:table-cell office:value-type="float" office:value="434405">
            <text:p>434405</text:p>
          </table:table-cell>
          <table:table-cell table:formula="of:=2010-[.B60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uchahontas</text:p>
          </table:table-cell>
          <table:table-cell office:value-type="float" office:value="1975">
            <text:p>1975</text:p>
          </table:table-cell>
          <table:table-cell office:value-type="float" office:value="39476">
            <text:p>39476</text:p>
          </table:table-cell>
          <table:table-cell table:formula="of:=2010-[.B60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ickan7</text:p>
          </table:table-cell>
          <table:table-cell office:value-type="float" office:value="1975">
            <text:p>1975</text:p>
          </table:table-cell>
          <table:table-cell office:value-type="float" office:value="12901">
            <text:p>12901</text:p>
          </table:table-cell>
          <table:table-cell table:formula="of:=2010-[.B60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issnööjd</text:p>
          </table:table-cell>
          <table:table-cell office:value-type="float" office:value="1975">
            <text:p>1975</text:p>
          </table:table-cell>
          <table:table-cell office:value-type="float" office:value="14410">
            <text:p>14410</text:p>
          </table:table-cell>
          <table:table-cell table:formula="of:=2010-[.B60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barnsjuk</text:p>
          </table:table-cell>
          <table:table-cell office:value-type="float" office:value="1975">
            <text:p>1975</text:p>
          </table:table-cell>
          <table:table-cell office:value-type="float" office:value="20875">
            <text:p>20875</text:p>
          </table:table-cell>
          <table:table-cell table:formula="of:=2010-[.B60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975">
            <text:p>1975</text:p>
          </table:table-cell>
          <table:table-cell office:value-type="float" office:value="127435">
            <text:p>127435</text:p>
          </table:table-cell>
          <table:table-cell table:formula="of:=2010-[.B60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adiaMi</text:p>
          </table:table-cell>
          <table:table-cell office:value-type="float" office:value="1975">
            <text:p>1975</text:p>
          </table:table-cell>
          <table:table-cell office:value-type="float" office:value="1142538">
            <text:p>1142538</text:p>
          </table:table-cell>
          <table:table-cell table:formula="of:=2010-[.B60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Sigrid</text:p>
          </table:table-cell>
          <table:table-cell office:value-type="float" office:value="1975">
            <text:p>1975</text:p>
          </table:table-cell>
          <table:table-cell office:value-type="float" office:value="152420">
            <text:p>152420</text:p>
          </table:table-cell>
          <table:table-cell table:formula="of:=2010-[.B60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odesty74</text:p>
          </table:table-cell>
          <table:table-cell office:value-type="float" office:value="1975">
            <text:p>1975</text:p>
          </table:table-cell>
          <table:table-cell office:value-type="float" office:value="24579">
            <text:p>24579</text:p>
          </table:table-cell>
          <table:table-cell table:formula="of:=2010-[.B61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jmaj</text:p>
          </table:table-cell>
          <table:table-cell office:value-type="float" office:value="1975">
            <text:p>1975</text:p>
          </table:table-cell>
          <table:table-cell office:value-type="float" office:value="75291">
            <text:p>75291</text:p>
          </table:table-cell>
          <table:table-cell table:formula="of:=2010-[.B61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Torparn</text:p>
          </table:table-cell>
          <table:table-cell office:value-type="float" office:value="1975">
            <text:p>1975</text:p>
          </table:table-cell>
          <table:table-cell office:value-type="float" office:value="43552">
            <text:p>43552</text:p>
          </table:table-cell>
          <table:table-cell table:formula="of:=2010-[.B61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ingra</text:p>
          </table:table-cell>
          <table:table-cell office:value-type="float" office:value="1975">
            <text:p>1975</text:p>
          </table:table-cell>
          <table:table-cell office:value-type="float" office:value="54219">
            <text:p>54219</text:p>
          </table:table-cell>
          <table:table-cell table:formula="of:=2010-[.B61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gent 355</text:p>
          </table:table-cell>
          <table:table-cell office:value-type="float" office:value="1975">
            <text:p>1975</text:p>
          </table:table-cell>
          <table:table-cell office:value-type="float" office:value="48410">
            <text:p>48410</text:p>
          </table:table-cell>
          <table:table-cell table:formula="of:=2010-[.B61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Granada</text:p>
          </table:table-cell>
          <table:table-cell office:value-type="float" office:value="1975">
            <text:p>1975</text:p>
          </table:table-cell>
          <table:table-cell office:value-type="float" office:value="220169">
            <text:p>220169</text:p>
          </table:table-cell>
          <table:table-cell table:formula="of:=2010-[.B61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Karolina75</text:p>
          </table:table-cell>
          <table:table-cell office:value-type="float" office:value="1975">
            <text:p>1975</text:p>
          </table:table-cell>
          <table:table-cell office:value-type="float" office:value="26924">
            <text:p>26924</text:p>
          </table:table-cell>
          <table:table-cell table:formula="of:=2010-[.B61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anna74</text:p>
          </table:table-cell>
          <table:table-cell office:value-type="float" office:value="1975">
            <text:p>1975</text:p>
          </table:table-cell>
          <table:table-cell office:value-type="float" office:value="866">
            <text:p>866</text:p>
          </table:table-cell>
          <table:table-cell table:formula="of:=2010-[.B61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Tårtsmulan</text:p>
          </table:table-cell>
          <table:table-cell office:value-type="float" office:value="1975">
            <text:p>1975</text:p>
          </table:table-cell>
          <table:table-cell office:value-type="float" office:value="17745">
            <text:p>17745</text:p>
          </table:table-cell>
          <table:table-cell table:formula="of:=2010-[.B61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ymamasaid</text:p>
          </table:table-cell>
          <table:table-cell office:value-type="float" office:value="1975">
            <text:p>1975</text:p>
          </table:table-cell>
          <table:table-cell office:value-type="float" office:value="25467">
            <text:p>25467</text:p>
          </table:table-cell>
          <table:table-cell table:formula="of:=2010-[.B61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alentina</text:p>
          </table:table-cell>
          <table:table-cell office:value-type="float" office:value="1975">
            <text:p>1975</text:p>
          </table:table-cell>
          <table:table-cell office:value-type="float" office:value="12220">
            <text:p>12220</text:p>
          </table:table-cell>
          <table:table-cell table:formula="of:=2010-[.B62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amamman</text:p>
          </table:table-cell>
          <table:table-cell office:value-type="float" office:value="1975">
            <text:p>1975</text:p>
          </table:table-cell>
          <table:table-cell office:value-type="float" office:value="25187">
            <text:p>25187</text:p>
          </table:table-cell>
          <table:table-cell table:formula="of:=2010-[.B62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illaMjau</text:p>
          </table:table-cell>
          <table:table-cell office:value-type="float" office:value="1975">
            <text:p>1975</text:p>
          </table:table-cell>
          <table:table-cell office:value-type="float" office:value="18734">
            <text:p>18734</text:p>
          </table:table-cell>
          <table:table-cell table:formula="of:=2010-[.B62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Burmakatten</text:p>
          </table:table-cell>
          <table:table-cell office:value-type="float" office:value="1975">
            <text:p>1975</text:p>
          </table:table-cell>
          <table:table-cell office:value-type="float" office:value="17302">
            <text:p>17302</text:p>
          </table:table-cell>
          <table:table-cell table:formula="of:=2010-[.B62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KickanAnnika</text:p>
          </table:table-cell>
          <table:table-cell office:value-type="float" office:value="1975">
            <text:p>1975</text:p>
          </table:table-cell>
          <table:table-cell office:value-type="float" office:value="62501">
            <text:p>62501</text:p>
          </table:table-cell>
          <table:table-cell table:formula="of:=2010-[.B62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1975">
            <text:p>1975</text:p>
          </table:table-cell>
          <table:table-cell office:value-type="float" office:value="19925">
            <text:p>19925</text:p>
          </table:table-cell>
          <table:table-cell table:formula="of:=2010-[.B62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ove74</text:p>
          </table:table-cell>
          <table:table-cell office:value-type="float" office:value="1975">
            <text:p>1975</text:p>
          </table:table-cell>
          <table:table-cell office:value-type="float" office:value="33083">
            <text:p>33083</text:p>
          </table:table-cell>
          <table:table-cell table:formula="of:=2010-[.B62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ivvi</text:p>
          </table:table-cell>
          <table:table-cell office:value-type="float" office:value="1975">
            <text:p>1975</text:p>
          </table:table-cell>
          <table:table-cell office:value-type="float" office:value="7996">
            <text:p>7996</text:p>
          </table:table-cell>
          <table:table-cell table:formula="of:=2010-[.B62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öjd</text:p>
          </table:table-cell>
          <table:table-cell office:value-type="float" office:value="1975">
            <text:p>1975</text:p>
          </table:table-cell>
          <table:table-cell office:value-type="float" office:value="15734">
            <text:p>15734</text:p>
          </table:table-cell>
          <table:table-cell table:formula="of:=2010-[.B62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Ulle 74</text:p>
          </table:table-cell>
          <table:table-cell office:value-type="float" office:value="1975">
            <text:p>1975</text:p>
          </table:table-cell>
          <table:table-cell office:value-type="float" office:value="10103">
            <text:p>10103</text:p>
          </table:table-cell>
          <table:table-cell table:formula="of:=2010-[.B62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nnsedi</text:p>
          </table:table-cell>
          <table:table-cell office:value-type="float" office:value="1975">
            <text:p>1975</text:p>
          </table:table-cell>
          <table:table-cell office:value-type="float" office:value="14358">
            <text:p>14358</text:p>
          </table:table-cell>
          <table:table-cell table:formula="of:=2010-[.B63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ilkenLycka</text:p>
          </table:table-cell>
          <table:table-cell office:value-type="float" office:value="1975">
            <text:p>1975</text:p>
          </table:table-cell>
          <table:table-cell office:value-type="float" office:value="4915">
            <text:p>4915</text:p>
          </table:table-cell>
          <table:table-cell table:formula="of:=2010-[.B63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Kaisa Kavat</text:p>
          </table:table-cell>
          <table:table-cell office:value-type="float" office:value="1975">
            <text:p>1975</text:p>
          </table:table-cell>
          <table:table-cell office:value-type="float" office:value="13901">
            <text:p>13901</text:p>
          </table:table-cell>
          <table:table-cell table:formula="of:=2010-[.B63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Knallen12</text:p>
          </table:table-cell>
          <table:table-cell office:value-type="float" office:value="1975">
            <text:p>1975</text:p>
          </table:table-cell>
          <table:table-cell office:value-type="float" office:value="17023">
            <text:p>17023</text:p>
          </table:table-cell>
          <table:table-cell table:formula="of:=2010-[.B63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höst</text:p>
          </table:table-cell>
          <table:table-cell office:value-type="float" office:value="1975">
            <text:p>1975</text:p>
          </table:table-cell>
          <table:table-cell office:value-type="float" office:value="6413">
            <text:p>6413</text:p>
          </table:table-cell>
          <table:table-cell table:formula="of:=2010-[.B63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Seka</text:p>
          </table:table-cell>
          <table:table-cell office:value-type="float" office:value="1975">
            <text:p>1975</text:p>
          </table:table-cell>
          <table:table-cell office:value-type="float" office:value="13014">
            <text:p>13014</text:p>
          </table:table-cell>
          <table:table-cell table:formula="of:=2010-[.B63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nna99</text:p>
          </table:table-cell>
          <table:table-cell office:value-type="float" office:value="1975">
            <text:p>1975</text:p>
          </table:table-cell>
          <table:table-cell office:value-type="float" office:value="14489">
            <text:p>14489</text:p>
          </table:table-cell>
          <table:table-cell table:formula="of:=2010-[.B63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abbematte</text:p>
          </table:table-cell>
          <table:table-cell office:value-type="float" office:value="1975">
            <text:p>1975</text:p>
          </table:table-cell>
          <table:table-cell office:value-type="float" office:value="53538">
            <text:p>53538</text:p>
          </table:table-cell>
          <table:table-cell table:formula="of:=2010-[.B63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roggis</text:p>
          </table:table-cell>
          <table:table-cell office:value-type="float" office:value="1975">
            <text:p>1975</text:p>
          </table:table-cell>
          <table:table-cell office:value-type="float" office:value="2185">
            <text:p>2185</text:p>
          </table:table-cell>
          <table:table-cell table:formula="of:=2010-[.B63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amma Björck</text:p>
          </table:table-cell>
          <table:table-cell office:value-type="float" office:value="1975">
            <text:p>1975</text:p>
          </table:table-cell>
          <table:table-cell office:value-type="float" office:value="9906">
            <text:p>9906</text:p>
          </table:table-cell>
          <table:table-cell table:formula="of:=2010-[.B63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BasseKatt</text:p>
          </table:table-cell>
          <table:table-cell office:value-type="float" office:value="1975">
            <text:p>1975</text:p>
          </table:table-cell>
          <table:table-cell office:value-type="float" office:value="215312">
            <text:p>215312</text:p>
          </table:table-cell>
          <table:table-cell table:formula="of:=2010-[.B64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inizen</text:p>
          </table:table-cell>
          <table:table-cell office:value-type="float" office:value="1975">
            <text:p>1975</text:p>
          </table:table-cell>
          <table:table-cell office:value-type="float" office:value="49983">
            <text:p>49983</text:p>
          </table:table-cell>
          <table:table-cell table:formula="of:=2010-[.B64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ngiee</text:p>
          </table:table-cell>
          <table:table-cell office:value-type="float" office:value="1975">
            <text:p>1975</text:p>
          </table:table-cell>
          <table:table-cell office:value-type="float" office:value="105887">
            <text:p>105887</text:p>
          </table:table-cell>
          <table:table-cell table:formula="of:=2010-[.B64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attfjäril</text:p>
          </table:table-cell>
          <table:table-cell office:value-type="float" office:value="1975">
            <text:p>1975</text:p>
          </table:table-cell>
          <table:table-cell office:value-type="float" office:value="5551">
            <text:p>5551</text:p>
          </table:table-cell>
          <table:table-cell table:formula="of:=2010-[.B64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lthea</text:p>
          </table:table-cell>
          <table:table-cell office:value-type="float" office:value="1975">
            <text:p>1975</text:p>
          </table:table-cell>
          <table:table-cell office:value-type="float" office:value="35134">
            <text:p>35134</text:p>
          </table:table-cell>
          <table:table-cell table:formula="of:=2010-[.B64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rrro</text:p>
          </table:table-cell>
          <table:table-cell office:value-type="float" office:value="1975">
            <text:p>1975</text:p>
          </table:table-cell>
          <table:table-cell office:value-type="float" office:value="7695">
            <text:p>7695</text:p>
          </table:table-cell>
          <table:table-cell table:formula="of:=2010-[.B64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issa</text:p>
          </table:table-cell>
          <table:table-cell office:value-type="float" office:value="1975">
            <text:p>1975</text:p>
          </table:table-cell>
          <table:table-cell office:value-type="float" office:value="5507">
            <text:p>5507</text:p>
          </table:table-cell>
          <table:table-cell table:formula="of:=2010-[.B64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anders 1974</text:p>
          </table:table-cell>
          <table:table-cell office:value-type="float" office:value="1975">
            <text:p>1975</text:p>
          </table:table-cell>
          <table:table-cell office:value-type="float" office:value="5245">
            <text:p>5245</text:p>
          </table:table-cell>
          <table:table-cell table:formula="of:=2010-[.B64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ooki</text:p>
          </table:table-cell>
          <table:table-cell office:value-type="float" office:value="1975">
            <text:p>1975</text:p>
          </table:table-cell>
          <table:table-cell office:value-type="float" office:value="11997">
            <text:p>11997</text:p>
          </table:table-cell>
          <table:table-cell table:formula="of:=2010-[.B64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ojkens</text:p>
          </table:table-cell>
          <table:table-cell office:value-type="float" office:value="1975">
            <text:p>1975</text:p>
          </table:table-cell>
          <table:table-cell office:value-type="float" office:value="191507">
            <text:p>191507</text:p>
          </table:table-cell>
          <table:table-cell table:formula="of:=2010-[.B64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glader</text:p>
          </table:table-cell>
          <table:table-cell office:value-type="float" office:value="1975">
            <text:p>1975</text:p>
          </table:table-cell>
          <table:table-cell office:value-type="float" office:value="37503">
            <text:p>37503</text:p>
          </table:table-cell>
          <table:table-cell table:formula="of:=2010-[.B65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1975">
            <text:p>1975</text:p>
          </table:table-cell>
          <table:table-cell office:value-type="float" office:value="33343">
            <text:p>33343</text:p>
          </table:table-cell>
          <table:table-cell table:formula="of:=2010-[.B65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antasia</text:p>
          </table:table-cell>
          <table:table-cell office:value-type="float" office:value="1975">
            <text:p>1975</text:p>
          </table:table-cell>
          <table:table-cell office:value-type="float" office:value="8835">
            <text:p>8835</text:p>
          </table:table-cell>
          <table:table-cell table:formula="of:=2010-[.B65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lower6</text:p>
          </table:table-cell>
          <table:table-cell office:value-type="float" office:value="1975">
            <text:p>1975</text:p>
          </table:table-cell>
          <table:table-cell office:value-type="float" office:value="14043">
            <text:p>14043</text:p>
          </table:table-cell>
          <table:table-cell table:formula="of:=2010-[.B65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Doodelidoo</text:p>
          </table:table-cell>
          <table:table-cell office:value-type="float" office:value="1975">
            <text:p>1975</text:p>
          </table:table-cell>
          <table:table-cell office:value-type="float" office:value="16153">
            <text:p>16153</text:p>
          </table:table-cell>
          <table:table-cell table:formula="of:=2010-[.B65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wea</text:p>
          </table:table-cell>
          <table:table-cell office:value-type="float" office:value="1975">
            <text:p>1975</text:p>
          </table:table-cell>
          <table:table-cell office:value-type="float" office:value="396">
            <text:p>396</text:p>
          </table:table-cell>
          <table:table-cell table:formula="of:=2010-[.B65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Godot</text:p>
          </table:table-cell>
          <table:table-cell office:value-type="float" office:value="1975">
            <text:p>1975</text:p>
          </table:table-cell>
          <table:table-cell office:value-type="float" office:value="16962">
            <text:p>16962</text:p>
          </table:table-cell>
          <table:table-cell table:formula="of:=2010-[.B65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Helena D</text:p>
          </table:table-cell>
          <table:table-cell office:value-type="float" office:value="1975">
            <text:p>1975</text:p>
          </table:table-cell>
          <table:table-cell office:value-type="float" office:value="76993">
            <text:p>76993</text:p>
          </table:table-cell>
          <table:table-cell table:formula="of:=2010-[.B65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ellebror</text:p>
          </table:table-cell>
          <table:table-cell office:value-type="float" office:value="1975">
            <text:p>1975</text:p>
          </table:table-cell>
          <table:table-cell office:value-type="float" office:value="5465">
            <text:p>5465</text:p>
          </table:table-cell>
          <table:table-cell table:formula="of:=2010-[.B65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stortå</text:p>
          </table:table-cell>
          <table:table-cell office:value-type="float" office:value="1975">
            <text:p>1975</text:p>
          </table:table-cell>
          <table:table-cell office:value-type="float" office:value="2563">
            <text:p>2563</text:p>
          </table:table-cell>
          <table:table-cell table:formula="of:=2010-[.B65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ero06</text:p>
          </table:table-cell>
          <table:table-cell office:value-type="float" office:value="1975">
            <text:p>1975</text:p>
          </table:table-cell>
          <table:table-cell office:value-type="float" office:value="9244">
            <text:p>9244</text:p>
          </table:table-cell>
          <table:table-cell table:formula="of:=2010-[.B66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ÄlskaLivet</text:p>
          </table:table-cell>
          <table:table-cell office:value-type="float" office:value="1975">
            <text:p>1975</text:p>
          </table:table-cell>
          <table:table-cell office:value-type="float" office:value="2771">
            <text:p>2771</text:p>
          </table:table-cell>
          <table:table-cell table:formula="of:=2010-[.B66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TigerlilyGbg</text:p>
          </table:table-cell>
          <table:table-cell office:value-type="float" office:value="1975">
            <text:p>1975</text:p>
          </table:table-cell>
          <table:table-cell office:value-type="float" office:value="10702">
            <text:p>10702</text:p>
          </table:table-cell>
          <table:table-cell table:formula="of:=2010-[.B66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everEver</text:p>
          </table:table-cell>
          <table:table-cell office:value-type="float" office:value="1975">
            <text:p>1975</text:p>
          </table:table-cell>
          <table:table-cell office:value-type="float" office:value="5686">
            <text:p>5686</text:p>
          </table:table-cell>
          <table:table-cell table:formula="of:=2010-[.B66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ebba</text:p>
          </table:table-cell>
          <table:table-cell office:value-type="float" office:value="1975">
            <text:p>1975</text:p>
          </table:table-cell>
          <table:table-cell office:value-type="float" office:value="4980">
            <text:p>4980</text:p>
          </table:table-cell>
          <table:table-cell table:formula="of:=2010-[.B66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ori</text:p>
          </table:table-cell>
          <table:table-cell office:value-type="float" office:value="1975">
            <text:p>1975</text:p>
          </table:table-cell>
          <table:table-cell office:value-type="float" office:value="3273">
            <text:p>3273</text:p>
          </table:table-cell>
          <table:table-cell table:formula="of:=2010-[.B66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DiZZY</text:p>
          </table:table-cell>
          <table:table-cell office:value-type="float" office:value="1975">
            <text:p>1975</text:p>
          </table:table-cell>
          <table:table-cell office:value-type="float" office:value="26350">
            <text:p>26350</text:p>
          </table:table-cell>
          <table:table-cell table:formula="of:=2010-[.B66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indaMamman</text:p>
          </table:table-cell>
          <table:table-cell office:value-type="float" office:value="1975">
            <text:p>1975</text:p>
          </table:table-cell>
          <table:table-cell office:value-type="float" office:value="28166">
            <text:p>28166</text:p>
          </table:table-cell>
          <table:table-cell table:formula="of:=2010-[.B66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äduren74</text:p>
          </table:table-cell>
          <table:table-cell office:value-type="float" office:value="1975">
            <text:p>1975</text:p>
          </table:table-cell>
          <table:table-cell office:value-type="float" office:value="53846">
            <text:p>53846</text:p>
          </table:table-cell>
          <table:table-cell table:formula="of:=2010-[.B66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rsSophie</text:p>
          </table:table-cell>
          <table:table-cell office:value-type="float" office:value="1975">
            <text:p>1975</text:p>
          </table:table-cell>
          <table:table-cell office:value-type="float" office:value="16462">
            <text:p>16462</text:p>
          </table:table-cell>
          <table:table-cell table:formula="of:=2010-[.B66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okatten</text:p>
          </table:table-cell>
          <table:table-cell office:value-type="float" office:value="1975">
            <text:p>1975</text:p>
          </table:table-cell>
          <table:table-cell office:value-type="float" office:value="22526">
            <text:p>22526</text:p>
          </table:table-cell>
          <table:table-cell table:formula="of:=2010-[.B67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orfen</text:p>
          </table:table-cell>
          <table:table-cell office:value-type="float" office:value="1975">
            <text:p>1975</text:p>
          </table:table-cell>
          <table:table-cell office:value-type="float" office:value="218">
            <text:p>218</text:p>
          </table:table-cell>
          <table:table-cell table:formula="of:=2010-[.B67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imja</text:p>
          </table:table-cell>
          <table:table-cell office:value-type="float" office:value="1975">
            <text:p>1975</text:p>
          </table:table-cell>
          <table:table-cell office:value-type="float" office:value="55570">
            <text:p>55570</text:p>
          </table:table-cell>
          <table:table-cell table:formula="of:=2010-[.B67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Underlig</text:p>
          </table:table-cell>
          <table:table-cell office:value-type="float" office:value="1975">
            <text:p>1975</text:p>
          </table:table-cell>
          <table:table-cell office:value-type="float" office:value="4437">
            <text:p>4437</text:p>
          </table:table-cell>
          <table:table-cell table:formula="of:=2010-[.B67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Dreamrose</text:p>
          </table:table-cell>
          <table:table-cell office:value-type="float" office:value="1975">
            <text:p>1975</text:p>
          </table:table-cell>
          <table:table-cell office:value-type="float" office:value="32079">
            <text:p>32079</text:p>
          </table:table-cell>
          <table:table-cell table:formula="of:=2010-[.B67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kentmaximus</text:p>
          </table:table-cell>
          <table:table-cell office:value-type="float" office:value="1975">
            <text:p>1975</text:p>
          </table:table-cell>
          <table:table-cell office:value-type="float" office:value="13529">
            <text:p>13529</text:p>
          </table:table-cell>
          <table:table-cell table:formula="of:=2010-[.B67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inamamma</text:p>
          </table:table-cell>
          <table:table-cell office:value-type="float" office:value="1975">
            <text:p>1975</text:p>
          </table:table-cell>
          <table:table-cell office:value-type="float" office:value="4823">
            <text:p>4823</text:p>
          </table:table-cell>
          <table:table-cell table:formula="of:=2010-[.B67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Elvira</text:p>
          </table:table-cell>
          <table:table-cell office:value-type="float" office:value="1975">
            <text:p>1975</text:p>
          </table:table-cell>
          <table:table-cell office:value-type="float" office:value="627">
            <text:p>627</text:p>
          </table:table-cell>
          <table:table-cell table:formula="of:=2010-[.B67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975">
            <text:p>1975</text:p>
          </table:table-cell>
          <table:table-cell office:value-type="float" office:value="7234">
            <text:p>7234</text:p>
          </table:table-cell>
          <table:table-cell table:formula="of:=2010-[.B67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oughkeepsie</text:p>
          </table:table-cell>
          <table:table-cell office:value-type="float" office:value="1975">
            <text:p>1975</text:p>
          </table:table-cell>
          <table:table-cell office:value-type="float" office:value="19609">
            <text:p>19609</text:p>
          </table:table-cell>
          <table:table-cell table:formula="of:=2010-[.B67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dahrma74</text:p>
          </table:table-cell>
          <table:table-cell office:value-type="float" office:value="1975">
            <text:p>1975</text:p>
          </table:table-cell>
          <table:table-cell office:value-type="float" office:value="26748">
            <text:p>26748</text:p>
          </table:table-cell>
          <table:table-cell table:formula="of:=2010-[.B68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adyBond</text:p>
          </table:table-cell>
          <table:table-cell office:value-type="float" office:value="1975">
            <text:p>1975</text:p>
          </table:table-cell>
          <table:table-cell office:value-type="float" office:value="14039">
            <text:p>14039</text:p>
          </table:table-cell>
          <table:table-cell table:formula="of:=2010-[.B68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MJ</text:p>
          </table:table-cell>
          <table:table-cell office:value-type="float" office:value="1975">
            <text:p>1975</text:p>
          </table:table-cell>
          <table:table-cell office:value-type="float" office:value="3380">
            <text:p>3380</text:p>
          </table:table-cell>
          <table:table-cell table:formula="of:=2010-[.B68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smultron74</text:p>
          </table:table-cell>
          <table:table-cell office:value-type="float" office:value="1975">
            <text:p>1975</text:p>
          </table:table-cell>
          <table:table-cell office:value-type="float" office:value="2693">
            <text:p>2693</text:p>
          </table:table-cell>
          <table:table-cell table:formula="of:=2010-[.B68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eronica74</text:p>
          </table:table-cell>
          <table:table-cell office:value-type="float" office:value="1975">
            <text:p>1975</text:p>
          </table:table-cell>
          <table:table-cell office:value-type="float" office:value="31537">
            <text:p>31537</text:p>
          </table:table-cell>
          <table:table-cell table:formula="of:=2010-[.B68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Räkmamman</text:p>
          </table:table-cell>
          <table:table-cell office:value-type="float" office:value="1975">
            <text:p>1975</text:p>
          </table:table-cell>
          <table:table-cell office:value-type="float" office:value="19219">
            <text:p>19219</text:p>
          </table:table-cell>
          <table:table-cell table:formula="of:=2010-[.B68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Bulten</text:p>
          </table:table-cell>
          <table:table-cell office:value-type="float" office:value="1975">
            <text:p>1975</text:p>
          </table:table-cell>
          <table:table-cell office:value-type="float" office:value="2388">
            <text:p>2388</text:p>
          </table:table-cell>
          <table:table-cell table:formula="of:=2010-[.B68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Skruttis74</text:p>
          </table:table-cell>
          <table:table-cell office:value-type="float" office:value="1975">
            <text:p>1975</text:p>
          </table:table-cell>
          <table:table-cell office:value-type="float" office:value="16770">
            <text:p>16770</text:p>
          </table:table-cell>
          <table:table-cell table:formula="of:=2010-[.B68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Humpan</text:p>
          </table:table-cell>
          <table:table-cell office:value-type="float" office:value="1975">
            <text:p>1975</text:p>
          </table:table-cell>
          <table:table-cell office:value-type="float" office:value="30826">
            <text:p>30826</text:p>
          </table:table-cell>
          <table:table-cell table:formula="of:=2010-[.B68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ossefina</text:p>
          </table:table-cell>
          <table:table-cell office:value-type="float" office:value="1975">
            <text:p>1975</text:p>
          </table:table-cell>
          <table:table-cell office:value-type="float" office:value="11509">
            <text:p>11509</text:p>
          </table:table-cell>
          <table:table-cell table:formula="of:=2010-[.B68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inimo</text:p>
          </table:table-cell>
          <table:table-cell office:value-type="float" office:value="1975">
            <text:p>1975</text:p>
          </table:table-cell>
          <table:table-cell office:value-type="float" office:value="677">
            <text:p>677</text:p>
          </table:table-cell>
          <table:table-cell table:formula="of:=2010-[.B69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uppa</text:p>
          </table:table-cell>
          <table:table-cell office:value-type="float" office:value="1975">
            <text:p>1975</text:p>
          </table:table-cell>
          <table:table-cell office:value-type="float" office:value="22356">
            <text:p>22356</text:p>
          </table:table-cell>
          <table:table-cell table:formula="of:=2010-[.B69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inja</text:p>
          </table:table-cell>
          <table:table-cell office:value-type="float" office:value="1975">
            <text:p>1975</text:p>
          </table:table-cell>
          <table:table-cell office:value-type="float" office:value="19235">
            <text:p>19235</text:p>
          </table:table-cell>
          <table:table-cell table:formula="of:=2010-[.B69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inatre3</text:p>
          </table:table-cell>
          <table:table-cell office:value-type="float" office:value="1975">
            <text:p>1975</text:p>
          </table:table-cell>
          <table:table-cell office:value-type="float" office:value="36025">
            <text:p>36025</text:p>
          </table:table-cell>
          <table:table-cell table:formula="of:=2010-[.B69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aggi74</text:p>
          </table:table-cell>
          <table:table-cell office:value-type="float" office:value="1975">
            <text:p>1975</text:p>
          </table:table-cell>
          <table:table-cell office:value-type="float" office:value="789">
            <text:p>789</text:p>
          </table:table-cell>
          <table:table-cell table:formula="of:=2010-[.B69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Depsin1</text:p>
          </table:table-cell>
          <table:table-cell office:value-type="float" office:value="1975">
            <text:p>1975</text:p>
          </table:table-cell>
          <table:table-cell office:value-type="float" office:value="441">
            <text:p>441</text:p>
          </table:table-cell>
          <table:table-cell table:formula="of:=2010-[.B69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irga</text:p>
          </table:table-cell>
          <table:table-cell office:value-type="float" office:value="1975">
            <text:p>1975</text:p>
          </table:table-cell>
          <table:table-cell office:value-type="float" office:value="40409">
            <text:p>40409</text:p>
          </table:table-cell>
          <table:table-cell table:formula="of:=2010-[.B69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India</text:p>
          </table:table-cell>
          <table:table-cell office:value-type="float" office:value="1975">
            <text:p>1975</text:p>
          </table:table-cell>
          <table:table-cell office:value-type="float" office:value="9312">
            <text:p>9312</text:p>
          </table:table-cell>
          <table:table-cell table:formula="of:=2010-[.B69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en mamma</text:p>
          </table:table-cell>
          <table:table-cell office:value-type="float" office:value="1975">
            <text:p>1975</text:p>
          </table:table-cell>
          <table:table-cell office:value-type="float" office:value="1511">
            <text:p>1511</text:p>
          </table:table-cell>
          <table:table-cell table:formula="of:=2010-[.B69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Kringlan</text:p>
          </table:table-cell>
          <table:table-cell office:value-type="float" office:value="1975">
            <text:p>1975</text:p>
          </table:table-cell>
          <table:table-cell office:value-type="float" office:value="1365">
            <text:p>1365</text:p>
          </table:table-cell>
          <table:table-cell table:formula="of:=2010-[.B69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blomman10</text:p>
          </table:table-cell>
          <table:table-cell office:value-type="float" office:value="1975">
            <text:p>1975</text:p>
          </table:table-cell>
          <table:table-cell office:value-type="float" office:value="126">
            <text:p>126</text:p>
          </table:table-cell>
          <table:table-cell table:formula="of:=2010-[.B70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Kuben</text:p>
          </table:table-cell>
          <table:table-cell office:value-type="float" office:value="1975">
            <text:p>1975</text:p>
          </table:table-cell>
          <table:table-cell office:value-type="float" office:value="35184">
            <text:p>35184</text:p>
          </table:table-cell>
          <table:table-cell table:formula="of:=2010-[.B70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Dodo74</text:p>
          </table:table-cell>
          <table:table-cell office:value-type="float" office:value="1975">
            <text:p>1975</text:p>
          </table:table-cell>
          <table:table-cell office:value-type="float" office:value="21707">
            <text:p>21707</text:p>
          </table:table-cell>
          <table:table-cell table:formula="of:=2010-[.B70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familjemamma</text:p>
          </table:table-cell>
          <table:table-cell office:value-type="float" office:value="1975">
            <text:p>1975</text:p>
          </table:table-cell>
          <table:table-cell office:value-type="float" office:value="35943">
            <text:p>35943</text:p>
          </table:table-cell>
          <table:table-cell table:formula="of:=2010-[.B70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aya75</text:p>
          </table:table-cell>
          <table:table-cell office:value-type="float" office:value="1975">
            <text:p>1975</text:p>
          </table:table-cell>
          <table:table-cell office:value-type="float" office:value="1451">
            <text:p>1451</text:p>
          </table:table-cell>
          <table:table-cell table:formula="of:=2010-[.B70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Piper</text:p>
          </table:table-cell>
          <table:table-cell office:value-type="float" office:value="1975">
            <text:p>1975</text:p>
          </table:table-cell>
          <table:table-cell office:value-type="float" office:value="1026">
            <text:p>1026</text:p>
          </table:table-cell>
          <table:table-cell table:formula="of:=2010-[.B705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en08</text:p>
          </table:table-cell>
          <table:table-cell office:value-type="float" office:value="1975">
            <text:p>1975</text:p>
          </table:table-cell>
          <table:table-cell office:value-type="float" office:value="37757">
            <text:p>37757</text:p>
          </table:table-cell>
          <table:table-cell table:formula="of:=2010-[.B706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önskar09</text:p>
          </table:table-cell>
          <table:table-cell office:value-type="float" office:value="1975">
            <text:p>1975</text:p>
          </table:table-cell>
          <table:table-cell office:value-type="float" office:value="41926">
            <text:p>41926</text:p>
          </table:table-cell>
          <table:table-cell table:formula="of:=2010-[.B707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Eileen1</text:p>
          </table:table-cell>
          <table:table-cell office:value-type="float" office:value="1975">
            <text:p>1975</text:p>
          </table:table-cell>
          <table:table-cell office:value-type="float" office:value="4718">
            <text:p>4718</text:p>
          </table:table-cell>
          <table:table-cell table:formula="of:=2010-[.B708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ildkatten</text:p>
          </table:table-cell>
          <table:table-cell office:value-type="float" office:value="1975">
            <text:p>1975</text:p>
          </table:table-cell>
          <table:table-cell office:value-type="float" office:value="590">
            <text:p>590</text:p>
          </table:table-cell>
          <table:table-cell table:formula="of:=2010-[.B709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m0desty</text:p>
          </table:table-cell>
          <table:table-cell office:value-type="float" office:value="1975">
            <text:p>1975</text:p>
          </table:table-cell>
          <table:table-cell office:value-type="float" office:value="363">
            <text:p>363</text:p>
          </table:table-cell>
          <table:table-cell table:formula="of:=2010-[.B710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Lavendia</text:p>
          </table:table-cell>
          <table:table-cell office:value-type="float" office:value="1975">
            <text:p>1975</text:p>
          </table:table-cell>
          <table:table-cell office:value-type="float" office:value="7216">
            <text:p>7216</text:p>
          </table:table-cell>
          <table:table-cell table:formula="of:=2010-[.B711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Nellie</text:p>
          </table:table-cell>
          <table:table-cell office:value-type="float" office:value="1975">
            <text:p>1975</text:p>
          </table:table-cell>
          <table:table-cell office:value-type="float" office:value="91377">
            <text:p>91377</text:p>
          </table:table-cell>
          <table:table-cell table:formula="of:=2010-[.B712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javabönan</text:p>
          </table:table-cell>
          <table:table-cell office:value-type="float" office:value="1975">
            <text:p>1975</text:p>
          </table:table-cell>
          <table:table-cell office:value-type="float" office:value="7969">
            <text:p>7969</text:p>
          </table:table-cell>
          <table:table-cell table:formula="of:=2010-[.B713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vivela</text:p>
          </table:table-cell>
          <table:table-cell office:value-type="float" office:value="1975">
            <text:p>1975</text:p>
          </table:table-cell>
          <table:table-cell office:value-type="float" office:value="2838">
            <text:p>2838</text:p>
          </table:table-cell>
          <table:table-cell table:formula="of:=2010-[.B714]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Solkattan</text:p>
          </table:table-cell>
          <table:table-cell office:value-type="float" office:value="1976">
            <text:p>1976</text:p>
          </table:table-cell>
          <table:table-cell office:value-type="float" office:value="191189">
            <text:p>191189</text:p>
          </table:table-cell>
          <table:table-cell table:formula="of:=2010-[.B71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Jennie med ie</text:p>
          </table:table-cell>
          <table:table-cell office:value-type="float" office:value="1976">
            <text:p>1976</text:p>
          </table:table-cell>
          <table:table-cell office:value-type="float" office:value="655497">
            <text:p>655497</text:p>
          </table:table-cell>
          <table:table-cell table:formula="of:=2010-[.B71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Vitsippa75</text:p>
          </table:table-cell>
          <table:table-cell office:value-type="float" office:value="1976">
            <text:p>1976</text:p>
          </table:table-cell>
          <table:table-cell office:value-type="float" office:value="22335">
            <text:p>22335</text:p>
          </table:table-cell>
          <table:table-cell table:formula="of:=2010-[.B71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nisen</text:p>
          </table:table-cell>
          <table:table-cell office:value-type="float" office:value="1976">
            <text:p>1976</text:p>
          </table:table-cell>
          <table:table-cell office:value-type="float" office:value="30479">
            <text:p>30479</text:p>
          </table:table-cell>
          <table:table-cell table:formula="of:=2010-[.B71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emlan99</text:p>
          </table:table-cell>
          <table:table-cell office:value-type="float" office:value="1976">
            <text:p>1976</text:p>
          </table:table-cell>
          <table:table-cell office:value-type="float" office:value="6385">
            <text:p>6385</text:p>
          </table:table-cell>
          <table:table-cell table:formula="of:=2010-[.B71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werner</text:p>
          </table:table-cell>
          <table:table-cell office:value-type="float" office:value="1976">
            <text:p>1976</text:p>
          </table:table-cell>
          <table:table-cell office:value-type="float" office:value="15082">
            <text:p>15082</text:p>
          </table:table-cell>
          <table:table-cell table:formula="of:=2010-[.B72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gic</text:p>
          </table:table-cell>
          <table:table-cell office:value-type="float" office:value="1976">
            <text:p>1976</text:p>
          </table:table-cell>
          <table:table-cell office:value-type="float" office:value="333">
            <text:p>333</text:p>
          </table:table-cell>
          <table:table-cell table:formula="of:=2010-[.B72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niluvan</text:p>
          </table:table-cell>
          <table:table-cell office:value-type="float" office:value="1976">
            <text:p>1976</text:p>
          </table:table-cell>
          <table:table-cell office:value-type="float" office:value="192699">
            <text:p>192699</text:p>
          </table:table-cell>
          <table:table-cell table:formula="of:=2010-[.B72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heCoopers</text:p>
          </table:table-cell>
          <table:table-cell office:value-type="float" office:value="1976">
            <text:p>1976</text:p>
          </table:table-cell>
          <table:table-cell office:value-type="float" office:value="236149">
            <text:p>236149</text:p>
          </table:table-cell>
          <table:table-cell table:formula="of:=2010-[.B72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BTD</text:p>
          </table:table-cell>
          <table:table-cell office:value-type="float" office:value="1976">
            <text:p>1976</text:p>
          </table:table-cell>
          <table:table-cell office:value-type="float" office:value="25129">
            <text:p>25129</text:p>
          </table:table-cell>
          <table:table-cell table:formula="of:=2010-[.B72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leur</text:p>
          </table:table-cell>
          <table:table-cell office:value-type="float" office:value="1976">
            <text:p>1976</text:p>
          </table:table-cell>
          <table:table-cell office:value-type="float" office:value="24088">
            <text:p>24088</text:p>
          </table:table-cell>
          <table:table-cell table:formula="of:=2010-[.B72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ymla X</text:p>
          </table:table-cell>
          <table:table-cell office:value-type="float" office:value="1976">
            <text:p>1976</text:p>
          </table:table-cell>
          <table:table-cell office:value-type="float" office:value="24438">
            <text:p>24438</text:p>
          </table:table-cell>
          <table:table-cell table:formula="of:=2010-[.B72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Chaplin</text:p>
          </table:table-cell>
          <table:table-cell office:value-type="float" office:value="1976">
            <text:p>1976</text:p>
          </table:table-cell>
          <table:table-cell office:value-type="float" office:value="40244">
            <text:p>40244</text:p>
          </table:table-cell>
          <table:table-cell table:formula="of:=2010-[.B72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Gubbas</text:p>
          </table:table-cell>
          <table:table-cell office:value-type="float" office:value="1976">
            <text:p>1976</text:p>
          </table:table-cell>
          <table:table-cell office:value-type="float" office:value="8769">
            <text:p>8769</text:p>
          </table:table-cell>
          <table:table-cell table:formula="of:=2010-[.B72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tilaM</text:p>
          </table:table-cell>
          <table:table-cell office:value-type="float" office:value="1976">
            <text:p>1976</text:p>
          </table:table-cell>
          <table:table-cell office:value-type="float" office:value="92267">
            <text:p>92267</text:p>
          </table:table-cell>
          <table:table-cell table:formula="of:=2010-[.B72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lunsen111</text:p>
          </table:table-cell>
          <table:table-cell office:value-type="float" office:value="1976">
            <text:p>1976</text:p>
          </table:table-cell>
          <table:table-cell office:value-type="float" office:value="46590">
            <text:p>46590</text:p>
          </table:table-cell>
          <table:table-cell table:formula="of:=2010-[.B73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araSara</text:p>
          </table:table-cell>
          <table:table-cell office:value-type="float" office:value="1976">
            <text:p>1976</text:p>
          </table:table-cell>
          <table:table-cell office:value-type="float" office:value="143354">
            <text:p>143354</text:p>
          </table:table-cell>
          <table:table-cell table:formula="of:=2010-[.B73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yzan</text:p>
          </table:table-cell>
          <table:table-cell office:value-type="float" office:value="1976">
            <text:p>1976</text:p>
          </table:table-cell>
          <table:table-cell office:value-type="float" office:value="73928">
            <text:p>73928</text:p>
          </table:table-cell>
          <table:table-cell table:formula="of:=2010-[.B73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panjoren</text:p>
          </table:table-cell>
          <table:table-cell office:value-type="float" office:value="1976">
            <text:p>1976</text:p>
          </table:table-cell>
          <table:table-cell office:value-type="float" office:value="20883">
            <text:p>20883</text:p>
          </table:table-cell>
          <table:table-cell table:formula="of:=2010-[.B73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1976">
            <text:p>1976</text:p>
          </table:table-cell>
          <table:table-cell office:value-type="float" office:value="49494">
            <text:p>49494</text:p>
          </table:table-cell>
          <table:table-cell table:formula="of:=2010-[.B73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mulett</text:p>
          </table:table-cell>
          <table:table-cell office:value-type="float" office:value="1976">
            <text:p>1976</text:p>
          </table:table-cell>
          <table:table-cell office:value-type="float" office:value="202245">
            <text:p>202245</text:p>
          </table:table-cell>
          <table:table-cell table:formula="of:=2010-[.B73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orfu08</text:p>
          </table:table-cell>
          <table:table-cell office:value-type="float" office:value="1976">
            <text:p>1976</text:p>
          </table:table-cell>
          <table:table-cell office:value-type="float" office:value="131347">
            <text:p>131347</text:p>
          </table:table-cell>
          <table:table-cell table:formula="of:=2010-[.B73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Bergling</text:p>
          </table:table-cell>
          <table:table-cell office:value-type="float" office:value="1976">
            <text:p>1976</text:p>
          </table:table-cell>
          <table:table-cell office:value-type="float" office:value="9924">
            <text:p>9924</text:p>
          </table:table-cell>
          <table:table-cell table:formula="of:=2010-[.B73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lixflax</text:p>
          </table:table-cell>
          <table:table-cell office:value-type="float" office:value="1976">
            <text:p>1976</text:p>
          </table:table-cell>
          <table:table-cell office:value-type="float" office:value="18289">
            <text:p>18289</text:p>
          </table:table-cell>
          <table:table-cell table:formula="of:=2010-[.B73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pingstlilja</text:p>
          </table:table-cell>
          <table:table-cell office:value-type="float" office:value="1976">
            <text:p>1976</text:p>
          </table:table-cell>
          <table:table-cell office:value-type="float" office:value="30621">
            <text:p>30621</text:p>
          </table:table-cell>
          <table:table-cell table:formula="of:=2010-[.B73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ashimi</text:p>
          </table:table-cell>
          <table:table-cell office:value-type="float" office:value="1976">
            <text:p>1976</text:p>
          </table:table-cell>
          <table:table-cell office:value-type="float" office:value="89201">
            <text:p>89201</text:p>
          </table:table-cell>
          <table:table-cell table:formula="of:=2010-[.B74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ofiapers</text:p>
          </table:table-cell>
          <table:table-cell office:value-type="float" office:value="1976">
            <text:p>1976</text:p>
          </table:table-cell>
          <table:table-cell office:value-type="float" office:value="10806">
            <text:p>10806</text:p>
          </table:table-cell>
          <table:table-cell table:formula="of:=2010-[.B74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ossan</text:p>
          </table:table-cell>
          <table:table-cell office:value-type="float" office:value="1976">
            <text:p>1976</text:p>
          </table:table-cell>
          <table:table-cell office:value-type="float" office:value="3448">
            <text:p>3448</text:p>
          </table:table-cell>
          <table:table-cell table:formula="of:=2010-[.B74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immervik</text:p>
          </table:table-cell>
          <table:table-cell office:value-type="float" office:value="1976">
            <text:p>1976</text:p>
          </table:table-cell>
          <table:table-cell office:value-type="float" office:value="6184">
            <text:p>6184</text:p>
          </table:table-cell>
          <table:table-cell table:formula="of:=2010-[.B74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arge</text:p>
          </table:table-cell>
          <table:table-cell office:value-type="float" office:value="1976">
            <text:p>1976</text:p>
          </table:table-cell>
          <table:table-cell office:value-type="float" office:value="26837">
            <text:p>26837</text:p>
          </table:table-cell>
          <table:table-cell table:formula="of:=2010-[.B74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llakantralla</text:p>
          </table:table-cell>
          <table:table-cell office:value-type="float" office:value="1976">
            <text:p>1976</text:p>
          </table:table-cell>
          <table:table-cell office:value-type="float" office:value="308166">
            <text:p>308166</text:p>
          </table:table-cell>
          <table:table-cell table:formula="of:=2010-[.B74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niko</text:p>
          </table:table-cell>
          <table:table-cell office:value-type="float" office:value="1976">
            <text:p>1976</text:p>
          </table:table-cell>
          <table:table-cell office:value-type="float" office:value="43546">
            <text:p>43546</text:p>
          </table:table-cell>
          <table:table-cell table:formula="of:=2010-[.B74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ompatiger</text:p>
          </table:table-cell>
          <table:table-cell office:value-type="float" office:value="1976">
            <text:p>1976</text:p>
          </table:table-cell>
          <table:table-cell office:value-type="float" office:value="2928">
            <text:p>2928</text:p>
          </table:table-cell>
          <table:table-cell table:formula="of:=2010-[.B74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ssGoodie</text:p>
          </table:table-cell>
          <table:table-cell office:value-type="float" office:value="1976">
            <text:p>1976</text:p>
          </table:table-cell>
          <table:table-cell office:value-type="float" office:value="34576">
            <text:p>34576</text:p>
          </table:table-cell>
          <table:table-cell table:formula="of:=2010-[.B74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oti75</text:p>
          </table:table-cell>
          <table:table-cell office:value-type="float" office:value="1976">
            <text:p>1976</text:p>
          </table:table-cell>
          <table:table-cell office:value-type="float" office:value="23108">
            <text:p>23108</text:p>
          </table:table-cell>
          <table:table-cell table:formula="of:=2010-[.B74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nnawall</text:p>
          </table:table-cell>
          <table:table-cell office:value-type="float" office:value="1976">
            <text:p>1976</text:p>
          </table:table-cell>
          <table:table-cell office:value-type="float" office:value="44555">
            <text:p>44555</text:p>
          </table:table-cell>
          <table:table-cell table:formula="of:=2010-[.B75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nathana1</text:p>
          </table:table-cell>
          <table:table-cell office:value-type="float" office:value="1976">
            <text:p>1976</text:p>
          </table:table-cell>
          <table:table-cell office:value-type="float" office:value="24413">
            <text:p>24413</text:p>
          </table:table-cell>
          <table:table-cell table:formula="of:=2010-[.B75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1976">
            <text:p>1976</text:p>
          </table:table-cell>
          <table:table-cell office:value-type="float" office:value="8544">
            <text:p>8544</text:p>
          </table:table-cell>
          <table:table-cell table:formula="of:=2010-[.B75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oppan75</text:p>
          </table:table-cell>
          <table:table-cell office:value-type="float" office:value="1976">
            <text:p>1976</text:p>
          </table:table-cell>
          <table:table-cell office:value-type="float" office:value="11425">
            <text:p>11425</text:p>
          </table:table-cell>
          <table:table-cell table:formula="of:=2010-[.B75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urran</text:p>
          </table:table-cell>
          <table:table-cell office:value-type="float" office:value="1976">
            <text:p>1976</text:p>
          </table:table-cell>
          <table:table-cell office:value-type="float" office:value="122723">
            <text:p>122723</text:p>
          </table:table-cell>
          <table:table-cell table:formula="of:=2010-[.B75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Horst</text:p>
          </table:table-cell>
          <table:table-cell office:value-type="float" office:value="1976">
            <text:p>1976</text:p>
          </table:table-cell>
          <table:table-cell office:value-type="float" office:value="96510">
            <text:p>96510</text:p>
          </table:table-cell>
          <table:table-cell table:formula="of:=2010-[.B75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Izzo</text:p>
          </table:table-cell>
          <table:table-cell office:value-type="float" office:value="1976">
            <text:p>1976</text:p>
          </table:table-cell>
          <table:table-cell office:value-type="float" office:value="20302">
            <text:p>20302</text:p>
          </table:table-cell>
          <table:table-cell table:formula="of:=2010-[.B75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mma9905</text:p>
          </table:table-cell>
          <table:table-cell office:value-type="float" office:value="1976">
            <text:p>1976</text:p>
          </table:table-cell>
          <table:table-cell office:value-type="float" office:value="10343">
            <text:p>10343</text:p>
          </table:table-cell>
          <table:table-cell table:formula="of:=2010-[.B75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mulan 75</text:p>
          </table:table-cell>
          <table:table-cell office:value-type="float" office:value="1976">
            <text:p>1976</text:p>
          </table:table-cell>
          <table:table-cell office:value-type="float" office:value="22633">
            <text:p>22633</text:p>
          </table:table-cell>
          <table:table-cell table:formula="of:=2010-[.B75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Niccipicci</text:p>
          </table:table-cell>
          <table:table-cell office:value-type="float" office:value="1976">
            <text:p>1976</text:p>
          </table:table-cell>
          <table:table-cell office:value-type="float" office:value="57173">
            <text:p>57173</text:p>
          </table:table-cell>
          <table:table-cell table:formula="of:=2010-[.B75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Vitros</text:p>
          </table:table-cell>
          <table:table-cell office:value-type="float" office:value="1976">
            <text:p>1976</text:p>
          </table:table-cell>
          <table:table-cell office:value-type="float" office:value="123680">
            <text:p>123680</text:p>
          </table:table-cell>
          <table:table-cell table:formula="of:=2010-[.B76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Glaadis</text:p>
          </table:table-cell>
          <table:table-cell office:value-type="float" office:value="1976">
            <text:p>1976</text:p>
          </table:table-cell>
          <table:table-cell office:value-type="float" office:value="72022">
            <text:p>72022</text:p>
          </table:table-cell>
          <table:table-cell table:formula="of:=2010-[.B76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ndypandy</text:p>
          </table:table-cell>
          <table:table-cell office:value-type="float" office:value="1976">
            <text:p>1976</text:p>
          </table:table-cell>
          <table:table-cell office:value-type="float" office:value="9848">
            <text:p>9848</text:p>
          </table:table-cell>
          <table:table-cell table:formula="of:=2010-[.B76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Numminen</text:p>
          </table:table-cell>
          <table:table-cell office:value-type="float" office:value="1976">
            <text:p>1976</text:p>
          </table:table-cell>
          <table:table-cell office:value-type="float" office:value="33677">
            <text:p>33677</text:p>
          </table:table-cell>
          <table:table-cell table:formula="of:=2010-[.B76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yckliga jag2</text:p>
          </table:table-cell>
          <table:table-cell office:value-type="float" office:value="1976">
            <text:p>1976</text:p>
          </table:table-cell>
          <table:table-cell office:value-type="float" office:value="18931">
            <text:p>18931</text:p>
          </table:table-cell>
          <table:table-cell table:formula="of:=2010-[.B76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neko</text:p>
          </table:table-cell>
          <table:table-cell office:value-type="float" office:value="1976">
            <text:p>1976</text:p>
          </table:table-cell>
          <table:table-cell office:value-type="float" office:value="34004">
            <text:p>34004</text:p>
          </table:table-cell>
          <table:table-cell table:formula="of:=2010-[.B76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Bubbles</text:p>
          </table:table-cell>
          <table:table-cell office:value-type="float" office:value="1976">
            <text:p>1976</text:p>
          </table:table-cell>
          <table:table-cell office:value-type="float" office:value="17120">
            <text:p>17120</text:p>
          </table:table-cell>
          <table:table-cell table:formula="of:=2010-[.B76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usselisan</text:p>
          </table:table-cell>
          <table:table-cell office:value-type="float" office:value="1976">
            <text:p>1976</text:p>
          </table:table-cell>
          <table:table-cell office:value-type="float" office:value="15772">
            <text:p>15772</text:p>
          </table:table-cell>
          <table:table-cell table:formula="of:=2010-[.B76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mmanZ</text:p>
          </table:table-cell>
          <table:table-cell office:value-type="float" office:value="1976">
            <text:p>1976</text:p>
          </table:table-cell>
          <table:table-cell office:value-type="float" office:value="33084">
            <text:p>33084</text:p>
          </table:table-cell>
          <table:table-cell table:formula="of:=2010-[.B76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Humminggirl</text:p>
          </table:table-cell>
          <table:table-cell office:value-type="float" office:value="1976">
            <text:p>1976</text:p>
          </table:table-cell>
          <table:table-cell office:value-type="float" office:value="14965">
            <text:p>14965</text:p>
          </table:table-cell>
          <table:table-cell table:formula="of:=2010-[.B76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Panthera leo</text:p>
          </table:table-cell>
          <table:table-cell office:value-type="float" office:value="1976">
            <text:p>1976</text:p>
          </table:table-cell>
          <table:table-cell office:value-type="float" office:value="38575">
            <text:p>38575</text:p>
          </table:table-cell>
          <table:table-cell table:formula="of:=2010-[.B77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nigelkatt</text:p>
          </table:table-cell>
          <table:table-cell office:value-type="float" office:value="1976">
            <text:p>1976</text:p>
          </table:table-cell>
          <table:table-cell office:value-type="float" office:value="112747">
            <text:p>112747</text:p>
          </table:table-cell>
          <table:table-cell table:formula="of:=2010-[.B77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ekp</text:p>
          </table:table-cell>
          <table:table-cell office:value-type="float" office:value="1976">
            <text:p>1976</text:p>
          </table:table-cell>
          <table:table-cell office:value-type="float" office:value="3858">
            <text:p>3858</text:p>
          </table:table-cell>
          <table:table-cell table:formula="of:=2010-[.B77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uzycreamcheese</text:p>
          </table:table-cell>
          <table:table-cell office:value-type="float" office:value="1976">
            <text:p>1976</text:p>
          </table:table-cell>
          <table:table-cell office:value-type="float" office:value="14215">
            <text:p>14215</text:p>
          </table:table-cell>
          <table:table-cell table:formula="of:=2010-[.B77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rinis</text:p>
          </table:table-cell>
          <table:table-cell office:value-type="float" office:value="1976">
            <text:p>1976</text:p>
          </table:table-cell>
          <table:table-cell office:value-type="float" office:value="99808">
            <text:p>99808</text:p>
          </table:table-cell>
          <table:table-cell table:formula="of:=2010-[.B77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rseriksson</text:p>
          </table:table-cell>
          <table:table-cell office:value-type="float" office:value="1976">
            <text:p>1976</text:p>
          </table:table-cell>
          <table:table-cell office:value-type="float" office:value="34081">
            <text:p>34081</text:p>
          </table:table-cell>
          <table:table-cell table:formula="of:=2010-[.B77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induccia</text:p>
          </table:table-cell>
          <table:table-cell office:value-type="float" office:value="1976">
            <text:p>1976</text:p>
          </table:table-cell>
          <table:table-cell office:value-type="float" office:value="89384">
            <text:p>89384</text:p>
          </table:table-cell>
          <table:table-cell table:formula="of:=2010-[.B77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san S</text:p>
          </table:table-cell>
          <table:table-cell office:value-type="float" office:value="1976">
            <text:p>1976</text:p>
          </table:table-cell>
          <table:table-cell office:value-type="float" office:value="14767">
            <text:p>14767</text:p>
          </table:table-cell>
          <table:table-cell table:formula="of:=2010-[.B77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romlen</text:p>
          </table:table-cell>
          <table:table-cell office:value-type="float" office:value="1976">
            <text:p>1976</text:p>
          </table:table-cell>
          <table:table-cell office:value-type="float" office:value="4604">
            <text:p>4604</text:p>
          </table:table-cell>
          <table:table-cell table:formula="of:=2010-[.B77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Ester W</text:p>
          </table:table-cell>
          <table:table-cell office:value-type="float" office:value="1976">
            <text:p>1976</text:p>
          </table:table-cell>
          <table:table-cell office:value-type="float" office:value="37986">
            <text:p>37986</text:p>
          </table:table-cell>
          <table:table-cell table:formula="of:=2010-[.B77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Jenny28</text:p>
          </table:table-cell>
          <table:table-cell office:value-type="float" office:value="1976">
            <text:p>1976</text:p>
          </table:table-cell>
          <table:table-cell office:value-type="float" office:value="187622">
            <text:p>187622</text:p>
          </table:table-cell>
          <table:table-cell table:formula="of:=2010-[.B78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ristina30p</text:p>
          </table:table-cell>
          <table:table-cell office:value-type="float" office:value="1976">
            <text:p>1976</text:p>
          </table:table-cell>
          <table:table-cell office:value-type="float" office:value="21321">
            <text:p>21321</text:p>
          </table:table-cell>
          <table:table-cell table:formula="of:=2010-[.B78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utumnbeauty</text:p>
          </table:table-cell>
          <table:table-cell office:value-type="float" office:value="1976">
            <text:p>1976</text:p>
          </table:table-cell>
          <table:table-cell office:value-type="float" office:value="19985">
            <text:p>19985</text:p>
          </table:table-cell>
          <table:table-cell table:formula="of:=2010-[.B78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1976">
            <text:p>1976</text:p>
          </table:table-cell>
          <table:table-cell office:value-type="float" office:value="185758">
            <text:p>185758</text:p>
          </table:table-cell>
          <table:table-cell table:formula="of:=2010-[.B78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BeanGirl</text:p>
          </table:table-cell>
          <table:table-cell office:value-type="float" office:value="1976">
            <text:p>1976</text:p>
          </table:table-cell>
          <table:table-cell office:value-type="float" office:value="13038">
            <text:p>13038</text:p>
          </table:table-cell>
          <table:table-cell table:formula="of:=2010-[.B78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nja</text:p>
          </table:table-cell>
          <table:table-cell office:value-type="float" office:value="1976">
            <text:p>1976</text:p>
          </table:table-cell>
          <table:table-cell office:value-type="float" office:value="27923">
            <text:p>27923</text:p>
          </table:table-cell>
          <table:table-cell table:formula="of:=2010-[.B78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Happy me</text:p>
          </table:table-cell>
          <table:table-cell office:value-type="float" office:value="1976">
            <text:p>1976</text:p>
          </table:table-cell>
          <table:table-cell office:value-type="float" office:value="78498">
            <text:p>78498</text:p>
          </table:table-cell>
          <table:table-cell table:formula="of:=2010-[.B78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5 barn Waldenryd</text:p>
          </table:table-cell>
          <table:table-cell office:value-type="float" office:value="1976">
            <text:p>1976</text:p>
          </table:table-cell>
          <table:table-cell office:value-type="float" office:value="2715">
            <text:p>2715</text:p>
          </table:table-cell>
          <table:table-cell table:formula="of:=2010-[.B78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ängtar Igen</text:p>
          </table:table-cell>
          <table:table-cell office:value-type="float" office:value="1976">
            <text:p>1976</text:p>
          </table:table-cell>
          <table:table-cell office:value-type="float" office:value="44187">
            <text:p>44187</text:p>
          </table:table-cell>
          <table:table-cell table:formula="of:=2010-[.B78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ol75</text:p>
          </table:table-cell>
          <table:table-cell office:value-type="float" office:value="1976">
            <text:p>1976</text:p>
          </table:table-cell>
          <table:table-cell office:value-type="float" office:value="6624">
            <text:p>6624</text:p>
          </table:table-cell>
          <table:table-cell table:formula="of:=2010-[.B78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Guavasylt</text:p>
          </table:table-cell>
          <table:table-cell office:value-type="float" office:value="1976">
            <text:p>1976</text:p>
          </table:table-cell>
          <table:table-cell office:value-type="float" office:value="20956">
            <text:p>20956</text:p>
          </table:table-cell>
          <table:table-cell table:formula="of:=2010-[.B79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usche</text:p>
          </table:table-cell>
          <table:table-cell office:value-type="float" office:value="1976">
            <text:p>1976</text:p>
          </table:table-cell>
          <table:table-cell office:value-type="float" office:value="25004">
            <text:p>25004</text:p>
          </table:table-cell>
          <table:table-cell table:formula="of:=2010-[.B79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röken Julie</text:p>
          </table:table-cell>
          <table:table-cell office:value-type="float" office:value="1976">
            <text:p>1976</text:p>
          </table:table-cell>
          <table:table-cell office:value-type="float" office:value="7301">
            <text:p>7301</text:p>
          </table:table-cell>
          <table:table-cell table:formula="of:=2010-[.B79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ishaYasmine</text:p>
          </table:table-cell>
          <table:table-cell office:value-type="float" office:value="1976">
            <text:p>1976</text:p>
          </table:table-cell>
          <table:table-cell office:value-type="float" office:value="24737">
            <text:p>24737</text:p>
          </table:table-cell>
          <table:table-cell table:formula="of:=2010-[.B79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ysSarah</text:p>
          </table:table-cell>
          <table:table-cell office:value-type="float" office:value="1976">
            <text:p>1976</text:p>
          </table:table-cell>
          <table:table-cell office:value-type="float" office:value="5109">
            <text:p>5109</text:p>
          </table:table-cell>
          <table:table-cell table:formula="of:=2010-[.B79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ilj75</text:p>
          </table:table-cell>
          <table:table-cell office:value-type="float" office:value="1976">
            <text:p>1976</text:p>
          </table:table-cell>
          <table:table-cell office:value-type="float" office:value="13497">
            <text:p>13497</text:p>
          </table:table-cell>
          <table:table-cell table:formula="of:=2010-[.B79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röken Snork</text:p>
          </table:table-cell>
          <table:table-cell office:value-type="float" office:value="1976">
            <text:p>1976</text:p>
          </table:table-cell>
          <table:table-cell office:value-type="float" office:value="4770">
            <text:p>4770</text:p>
          </table:table-cell>
          <table:table-cell table:formula="of:=2010-[.B79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jukamilla</text:p>
          </table:table-cell>
          <table:table-cell office:value-type="float" office:value="1976">
            <text:p>1976</text:p>
          </table:table-cell>
          <table:table-cell office:value-type="float" office:value="24155">
            <text:p>24155</text:p>
          </table:table-cell>
          <table:table-cell table:formula="of:=2010-[.B79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iam0411</text:p>
          </table:table-cell>
          <table:table-cell office:value-type="float" office:value="1976">
            <text:p>1976</text:p>
          </table:table-cell>
          <table:table-cell office:value-type="float" office:value="13076">
            <text:p>13076</text:p>
          </table:table-cell>
          <table:table-cell table:formula="of:=2010-[.B79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vo</text:p>
          </table:table-cell>
          <table:table-cell office:value-type="float" office:value="1976">
            <text:p>1976</text:p>
          </table:table-cell>
          <table:table-cell office:value-type="float" office:value="15690">
            <text:p>15690</text:p>
          </table:table-cell>
          <table:table-cell table:formula="of:=2010-[.B79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jölk</text:p>
          </table:table-cell>
          <table:table-cell office:value-type="float" office:value="1976">
            <text:p>1976</text:p>
          </table:table-cell>
          <table:table-cell office:value-type="float" office:value="26198">
            <text:p>26198</text:p>
          </table:table-cell>
          <table:table-cell table:formula="of:=2010-[.B80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ilurken</text:p>
          </table:table-cell>
          <table:table-cell office:value-type="float" office:value="1976">
            <text:p>1976</text:p>
          </table:table-cell>
          <table:table-cell office:value-type="float" office:value="173">
            <text:p>173</text:p>
          </table:table-cell>
          <table:table-cell table:formula="of:=2010-[.B80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gson</text:p>
          </table:table-cell>
          <table:table-cell office:value-type="float" office:value="1976">
            <text:p>1976</text:p>
          </table:table-cell>
          <table:table-cell office:value-type="float" office:value="17309">
            <text:p>17309</text:p>
          </table:table-cell>
          <table:table-cell table:formula="of:=2010-[.B80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ss M V</text:p>
          </table:table-cell>
          <table:table-cell office:value-type="float" office:value="1976">
            <text:p>1976</text:p>
          </table:table-cell>
          <table:table-cell office:value-type="float" office:value="26278">
            <text:p>26278</text:p>
          </table:table-cell>
          <table:table-cell table:formula="of:=2010-[.B80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ildisVildis</text:p>
          </table:table-cell>
          <table:table-cell office:value-type="float" office:value="1976">
            <text:p>1976</text:p>
          </table:table-cell>
          <table:table-cell office:value-type="float" office:value="4688">
            <text:p>4688</text:p>
          </table:table-cell>
          <table:table-cell table:formula="of:=2010-[.B80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nka11</text:p>
          </table:table-cell>
          <table:table-cell office:value-type="float" office:value="1976">
            <text:p>1976</text:p>
          </table:table-cell>
          <table:table-cell office:value-type="float" office:value="5119">
            <text:p>5119</text:p>
          </table:table-cell>
          <table:table-cell table:formula="of:=2010-[.B80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Prinsessmamman</text:p>
          </table:table-cell>
          <table:table-cell office:value-type="float" office:value="1976">
            <text:p>1976</text:p>
          </table:table-cell>
          <table:table-cell office:value-type="float" office:value="16994">
            <text:p>16994</text:p>
          </table:table-cell>
          <table:table-cell table:formula="of:=2010-[.B80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ninnnna</text:p>
          </table:table-cell>
          <table:table-cell office:value-type="float" office:value="1976">
            <text:p>1976</text:p>
          </table:table-cell>
          <table:table-cell office:value-type="float" office:value="4428">
            <text:p>4428</text:p>
          </table:table-cell>
          <table:table-cell table:formula="of:=2010-[.B80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j09</text:p>
          </table:table-cell>
          <table:table-cell office:value-type="float" office:value="1976">
            <text:p>1976</text:p>
          </table:table-cell>
          <table:table-cell office:value-type="float" office:value="52800">
            <text:p>52800</text:p>
          </table:table-cell>
          <table:table-cell table:formula="of:=2010-[.B80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exkille</text:p>
          </table:table-cell>
          <table:table-cell office:value-type="float" office:value="1976">
            <text:p>1976</text:p>
          </table:table-cell>
          <table:table-cell office:value-type="float" office:value="5177">
            <text:p>5177</text:p>
          </table:table-cell>
          <table:table-cell table:formula="of:=2010-[.B80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pallen</text:p>
          </table:table-cell>
          <table:table-cell office:value-type="float" office:value="1976">
            <text:p>1976</text:p>
          </table:table-cell>
          <table:table-cell office:value-type="float" office:value="12545">
            <text:p>12545</text:p>
          </table:table-cell>
          <table:table-cell table:formula="of:=2010-[.B81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Johan75</text:p>
          </table:table-cell>
          <table:table-cell office:value-type="float" office:value="1976">
            <text:p>1976</text:p>
          </table:table-cell>
          <table:table-cell office:value-type="float" office:value="65956">
            <text:p>65956</text:p>
          </table:table-cell>
          <table:table-cell table:formula="of:=2010-[.B81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Ella N</text:p>
          </table:table-cell>
          <table:table-cell office:value-type="float" office:value="1976">
            <text:p>1976</text:p>
          </table:table-cell>
          <table:table-cell office:value-type="float" office:value="4754">
            <text:p>4754</text:p>
          </table:table-cell>
          <table:table-cell table:formula="of:=2010-[.B81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murflisa</text:p>
          </table:table-cell>
          <table:table-cell office:value-type="float" office:value="1976">
            <text:p>1976</text:p>
          </table:table-cell>
          <table:table-cell office:value-type="float" office:value="7463">
            <text:p>7463</text:p>
          </table:table-cell>
          <table:table-cell table:formula="of:=2010-[.B81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dorothea</text:p>
          </table:table-cell>
          <table:table-cell office:value-type="float" office:value="1976">
            <text:p>1976</text:p>
          </table:table-cell>
          <table:table-cell office:value-type="float" office:value="82236">
            <text:p>82236</text:p>
          </table:table-cell>
          <table:table-cell table:formula="of:=2010-[.B81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nti75</text:p>
          </table:table-cell>
          <table:table-cell office:value-type="float" office:value="1976">
            <text:p>1976</text:p>
          </table:table-cell>
          <table:table-cell office:value-type="float" office:value="16800">
            <text:p>16800</text:p>
          </table:table-cell>
          <table:table-cell table:formula="of:=2010-[.B81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Johanna75</text:p>
          </table:table-cell>
          <table:table-cell office:value-type="float" office:value="1976">
            <text:p>1976</text:p>
          </table:table-cell>
          <table:table-cell office:value-type="float" office:value="30998">
            <text:p>30998</text:p>
          </table:table-cell>
          <table:table-cell table:formula="of:=2010-[.B81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inlandssvenska</text:p>
          </table:table-cell>
          <table:table-cell office:value-type="float" office:value="1976">
            <text:p>1976</text:p>
          </table:table-cell>
          <table:table-cell office:value-type="float" office:value="6726">
            <text:p>6726</text:p>
          </table:table-cell>
          <table:table-cell table:formula="of:=2010-[.B81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aja75</text:p>
          </table:table-cell>
          <table:table-cell office:value-type="float" office:value="1976">
            <text:p>1976</text:p>
          </table:table-cell>
          <table:table-cell office:value-type="float" office:value="15935">
            <text:p>15935</text:p>
          </table:table-cell>
          <table:table-cell table:formula="of:=2010-[.B81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ni75</text:p>
          </table:table-cell>
          <table:table-cell office:value-type="float" office:value="1976">
            <text:p>1976</text:p>
          </table:table-cell>
          <table:table-cell office:value-type="float" office:value="33728">
            <text:p>33728</text:p>
          </table:table-cell>
          <table:table-cell table:formula="of:=2010-[.B81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itenkotte</text:p>
          </table:table-cell>
          <table:table-cell office:value-type="float" office:value="1976">
            <text:p>1976</text:p>
          </table:table-cell>
          <table:table-cell office:value-type="float" office:value="15148">
            <text:p>15148</text:p>
          </table:table-cell>
          <table:table-cell table:formula="of:=2010-[.B82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ica</text:p>
          </table:table-cell>
          <table:table-cell office:value-type="float" office:value="1976">
            <text:p>1976</text:p>
          </table:table-cell>
          <table:table-cell office:value-type="float" office:value="8254">
            <text:p>8254</text:p>
          </table:table-cell>
          <table:table-cell table:formula="of:=2010-[.B82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Jimmie</text:p>
          </table:table-cell>
          <table:table-cell office:value-type="float" office:value="1976">
            <text:p>1976</text:p>
          </table:table-cell>
          <table:table-cell office:value-type="float" office:value="2026">
            <text:p>2026</text:p>
          </table:table-cell>
          <table:table-cell table:formula="of:=2010-[.B82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Gojtan</text:p>
          </table:table-cell>
          <table:table-cell office:value-type="float" office:value="1976">
            <text:p>1976</text:p>
          </table:table-cell>
          <table:table-cell office:value-type="float" office:value="150844">
            <text:p>150844</text:p>
          </table:table-cell>
          <table:table-cell table:formula="of:=2010-[.B82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valan75</text:p>
          </table:table-cell>
          <table:table-cell office:value-type="float" office:value="1976">
            <text:p>1976</text:p>
          </table:table-cell>
          <table:table-cell office:value-type="float" office:value="6288">
            <text:p>6288</text:p>
          </table:table-cell>
          <table:table-cell table:formula="of:=2010-[.B82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arolina1</text:p>
          </table:table-cell>
          <table:table-cell office:value-type="float" office:value="1976">
            <text:p>1976</text:p>
          </table:table-cell>
          <table:table-cell office:value-type="float" office:value="2768">
            <text:p>2768</text:p>
          </table:table-cell>
          <table:table-cell table:formula="of:=2010-[.B82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värmeljus</text:p>
          </table:table-cell>
          <table:table-cell office:value-type="float" office:value="1976">
            <text:p>1976</text:p>
          </table:table-cell>
          <table:table-cell office:value-type="float" office:value="7354">
            <text:p>7354</text:p>
          </table:table-cell>
          <table:table-cell table:formula="of:=2010-[.B82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Rutgers</text:p>
          </table:table-cell>
          <table:table-cell office:value-type="float" office:value="1976">
            <text:p>1976</text:p>
          </table:table-cell>
          <table:table-cell office:value-type="float" office:value="2032">
            <text:p>2032</text:p>
          </table:table-cell>
          <table:table-cell table:formula="of:=2010-[.B82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yla sthlm</text:p>
          </table:table-cell>
          <table:table-cell office:value-type="float" office:value="1976">
            <text:p>1976</text:p>
          </table:table-cell>
          <table:table-cell office:value-type="float" office:value="30261">
            <text:p>30261</text:p>
          </table:table-cell>
          <table:table-cell table:formula="of:=2010-[.B82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targazer</text:p>
          </table:table-cell>
          <table:table-cell office:value-type="float" office:value="1976">
            <text:p>1976</text:p>
          </table:table-cell>
          <table:table-cell office:value-type="float" office:value="3411">
            <text:p>3411</text:p>
          </table:table-cell>
          <table:table-cell table:formula="of:=2010-[.B82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arin J</text:p>
          </table:table-cell>
          <table:table-cell office:value-type="float" office:value="1976">
            <text:p>1976</text:p>
          </table:table-cell>
          <table:table-cell office:value-type="float" office:value="6765">
            <text:p>6765</text:p>
          </table:table-cell>
          <table:table-cell table:formula="of:=2010-[.B83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mo</text:p>
          </table:table-cell>
          <table:table-cell office:value-type="float" office:value="1976">
            <text:p>1976</text:p>
          </table:table-cell>
          <table:table-cell office:value-type="float" office:value="3487">
            <text:p>3487</text:p>
          </table:table-cell>
          <table:table-cell table:formula="of:=2010-[.B83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Äpplet75</text:p>
          </table:table-cell>
          <table:table-cell office:value-type="float" office:value="1976">
            <text:p>1976</text:p>
          </table:table-cell>
          <table:table-cell office:value-type="float" office:value="19054">
            <text:p>19054</text:p>
          </table:table-cell>
          <table:table-cell table:formula="of:=2010-[.B83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Joti</text:p>
          </table:table-cell>
          <table:table-cell office:value-type="float" office:value="1976">
            <text:p>1976</text:p>
          </table:table-cell>
          <table:table-cell office:value-type="float" office:value="5426">
            <text:p>5426</text:p>
          </table:table-cell>
          <table:table-cell table:formula="of:=2010-[.B83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nka75</text:p>
          </table:table-cell>
          <table:table-cell office:value-type="float" office:value="1976">
            <text:p>1976</text:p>
          </table:table-cell>
          <table:table-cell office:value-type="float" office:value="422">
            <text:p>422</text:p>
          </table:table-cell>
          <table:table-cell table:formula="of:=2010-[.B83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ebastian05</text:p>
          </table:table-cell>
          <table:table-cell office:value-type="float" office:value="1976">
            <text:p>1976</text:p>
          </table:table-cell>
          <table:table-cell office:value-type="float" office:value="5000">
            <text:p>5000</text:p>
          </table:table-cell>
          <table:table-cell table:formula="of:=2010-[.B83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onitzzz</text:p>
          </table:table-cell>
          <table:table-cell office:value-type="float" office:value="1976">
            <text:p>1976</text:p>
          </table:table-cell>
          <table:table-cell office:value-type="float" office:value="25278">
            <text:p>25278</text:p>
          </table:table-cell>
          <table:table-cell table:formula="of:=2010-[.B83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rukost</text:p>
          </table:table-cell>
          <table:table-cell office:value-type="float" office:value="1976">
            <text:p>1976</text:p>
          </table:table-cell>
          <table:table-cell office:value-type="float" office:value="7579">
            <text:p>7579</text:p>
          </table:table-cell>
          <table:table-cell table:formula="of:=2010-[.B83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innak</text:p>
          </table:table-cell>
          <table:table-cell office:value-type="float" office:value="1976">
            <text:p>1976</text:p>
          </table:table-cell>
          <table:table-cell office:value-type="float" office:value="20083">
            <text:p>20083</text:p>
          </table:table-cell>
          <table:table-cell table:formula="of:=2010-[.B83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daluha</text:p>
          </table:table-cell>
          <table:table-cell office:value-type="float" office:value="1976">
            <text:p>1976</text:p>
          </table:table-cell>
          <table:table-cell office:value-type="float" office:value="8806">
            <text:p>8806</text:p>
          </table:table-cell>
          <table:table-cell table:formula="of:=2010-[.B83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illaBus</text:p>
          </table:table-cell>
          <table:table-cell office:value-type="float" office:value="1976">
            <text:p>1976</text:p>
          </table:table-cell>
          <table:table-cell office:value-type="float" office:value="6997">
            <text:p>6997</text:p>
          </table:table-cell>
          <table:table-cell table:formula="of:=2010-[.B84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greatdaysfan</text:p>
          </table:table-cell>
          <table:table-cell office:value-type="float" office:value="1976">
            <text:p>1976</text:p>
          </table:table-cell>
          <table:table-cell office:value-type="float" office:value="5913">
            <text:p>5913</text:p>
          </table:table-cell>
          <table:table-cell table:formula="of:=2010-[.B84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tayinshape</text:p>
          </table:table-cell>
          <table:table-cell office:value-type="float" office:value="1976">
            <text:p>1976</text:p>
          </table:table-cell>
          <table:table-cell office:value-type="float" office:value="6918">
            <text:p>6918</text:p>
          </table:table-cell>
          <table:table-cell table:formula="of:=2010-[.B84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ktalia</text:p>
          </table:table-cell>
          <table:table-cell office:value-type="float" office:value="1976">
            <text:p>1976</text:p>
          </table:table-cell>
          <table:table-cell office:value-type="float" office:value="35017">
            <text:p>35017</text:p>
          </table:table-cell>
          <table:table-cell table:formula="of:=2010-[.B84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emersson75</text:p>
          </table:table-cell>
          <table:table-cell office:value-type="float" office:value="1976">
            <text:p>1976</text:p>
          </table:table-cell>
          <table:table-cell office:value-type="float" office:value="1001">
            <text:p>1001</text:p>
          </table:table-cell>
          <table:table-cell table:formula="of:=2010-[.B84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nemosmamma</text:p>
          </table:table-cell>
          <table:table-cell office:value-type="float" office:value="1976">
            <text:p>1976</text:p>
          </table:table-cell>
          <table:table-cell office:value-type="float" office:value="11312">
            <text:p>11312</text:p>
          </table:table-cell>
          <table:table-cell table:formula="of:=2010-[.B84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ngelique</text:p>
          </table:table-cell>
          <table:table-cell office:value-type="float" office:value="1976">
            <text:p>1976</text:p>
          </table:table-cell>
          <table:table-cell office:value-type="float" office:value="106471">
            <text:p>106471</text:p>
          </table:table-cell>
          <table:table-cell table:formula="of:=2010-[.B84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charmig</text:p>
          </table:table-cell>
          <table:table-cell office:value-type="float" office:value="1976">
            <text:p>1976</text:p>
          </table:table-cell>
          <table:table-cell office:value-type="float" office:value="7755">
            <text:p>7755</text:p>
          </table:table-cell>
          <table:table-cell table:formula="of:=2010-[.B84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ggi</text:p>
          </table:table-cell>
          <table:table-cell office:value-type="float" office:value="1976">
            <text:p>1976</text:p>
          </table:table-cell>
          <table:table-cell office:value-type="float" office:value="3971">
            <text:p>3971</text:p>
          </table:table-cell>
          <table:table-cell table:formula="of:=2010-[.B84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evapeva</text:p>
          </table:table-cell>
          <table:table-cell office:value-type="float" office:value="1976">
            <text:p>1976</text:p>
          </table:table-cell>
          <table:table-cell office:value-type="float" office:value="258">
            <text:p>258</text:p>
          </table:table-cell>
          <table:table-cell table:formula="of:=2010-[.B84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istel</text:p>
          </table:table-cell>
          <table:table-cell office:value-type="float" office:value="1976">
            <text:p>1976</text:p>
          </table:table-cell>
          <table:table-cell office:value-type="float" office:value="6522">
            <text:p>6522</text:p>
          </table:table-cell>
          <table:table-cell table:formula="of:=2010-[.B85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onny</text:p>
          </table:table-cell>
          <table:table-cell office:value-type="float" office:value="1976">
            <text:p>1976</text:p>
          </table:table-cell>
          <table:table-cell office:value-type="float" office:value="116">
            <text:p>116</text:p>
          </table:table-cell>
          <table:table-cell table:formula="of:=2010-[.B85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Ninnis75</text:p>
          </table:table-cell>
          <table:table-cell office:value-type="float" office:value="1976">
            <text:p>1976</text:p>
          </table:table-cell>
          <table:table-cell office:value-type="float" office:value="147691">
            <text:p>147691</text:p>
          </table:table-cell>
          <table:table-cell table:formula="of:=2010-[.B85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Ossie</text:p>
          </table:table-cell>
          <table:table-cell office:value-type="float" office:value="1976">
            <text:p>1976</text:p>
          </table:table-cell>
          <table:table-cell office:value-type="float" office:value="31823">
            <text:p>31823</text:p>
          </table:table-cell>
          <table:table-cell table:formula="of:=2010-[.B85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englarum2008</text:p>
          </table:table-cell>
          <table:table-cell office:value-type="float" office:value="1976">
            <text:p>1976</text:p>
          </table:table-cell>
          <table:table-cell office:value-type="float" office:value="20237">
            <text:p>20237</text:p>
          </table:table-cell>
          <table:table-cell table:formula="of:=2010-[.B85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Nyfikna jag</text:p>
          </table:table-cell>
          <table:table-cell office:value-type="float" office:value="1976">
            <text:p>1976</text:p>
          </table:table-cell>
          <table:table-cell office:value-type="float" office:value="8543">
            <text:p>8543</text:p>
          </table:table-cell>
          <table:table-cell table:formula="of:=2010-[.B85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KJ</text:p>
          </table:table-cell>
          <table:table-cell office:value-type="float" office:value="1976">
            <text:p>1976</text:p>
          </table:table-cell>
          <table:table-cell office:value-type="float" office:value="12825">
            <text:p>12825</text:p>
          </table:table-cell>
          <table:table-cell table:formula="of:=2010-[.B85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Emilia75</text:p>
          </table:table-cell>
          <table:table-cell office:value-type="float" office:value="1976">
            <text:p>1976</text:p>
          </table:table-cell>
          <table:table-cell office:value-type="float" office:value="5461">
            <text:p>5461</text:p>
          </table:table-cell>
          <table:table-cell table:formula="of:=2010-[.B85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Floppan</text:p>
          </table:table-cell>
          <table:table-cell office:value-type="float" office:value="1976">
            <text:p>1976</text:p>
          </table:table-cell>
          <table:table-cell office:value-type="float" office:value="13170">
            <text:p>13170</text:p>
          </table:table-cell>
          <table:table-cell table:formula="of:=2010-[.B85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How about cupcakes</text:p>
          </table:table-cell>
          <table:table-cell office:value-type="float" office:value="1976">
            <text:p>1976</text:p>
          </table:table-cell>
          <table:table-cell office:value-type="float" office:value="3539">
            <text:p>3539</text:p>
          </table:table-cell>
          <table:table-cell table:formula="of:=2010-[.B85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Belle Amie</text:p>
          </table:table-cell>
          <table:table-cell office:value-type="float" office:value="1976">
            <text:p>1976</text:p>
          </table:table-cell>
          <table:table-cell office:value-type="float" office:value="75536">
            <text:p>75536</text:p>
          </table:table-cell>
          <table:table-cell table:formula="of:=2010-[.B86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adde10</text:p>
          </table:table-cell>
          <table:table-cell office:value-type="float" office:value="1976">
            <text:p>1976</text:p>
          </table:table-cell>
          <table:table-cell office:value-type="float" office:value="5894">
            <text:p>5894</text:p>
          </table:table-cell>
          <table:table-cell table:formula="of:=2010-[.B86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Humlan75</text:p>
          </table:table-cell>
          <table:table-cell office:value-type="float" office:value="1976">
            <text:p>1976</text:p>
          </table:table-cell>
          <table:table-cell office:value-type="float" office:value="9652">
            <text:p>9652</text:p>
          </table:table-cell>
          <table:table-cell table:formula="of:=2010-[.B86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iLi</text:p>
          </table:table-cell>
          <table:table-cell office:value-type="float" office:value="1976">
            <text:p>1976</text:p>
          </table:table-cell>
          <table:table-cell office:value-type="float" office:value="27509">
            <text:p>27509</text:p>
          </table:table-cell>
          <table:table-cell table:formula="of:=2010-[.B86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isala</text:p>
          </table:table-cell>
          <table:table-cell office:value-type="float" office:value="1976">
            <text:p>1976</text:p>
          </table:table-cell>
          <table:table-cell office:value-type="float" office:value="20959">
            <text:p>20959</text:p>
          </table:table-cell>
          <table:table-cell table:formula="of:=2010-[.B86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ovisa75</text:p>
          </table:table-cell>
          <table:table-cell office:value-type="float" office:value="1976">
            <text:p>1976</text:p>
          </table:table-cell>
          <table:table-cell office:value-type="float" office:value="10381">
            <text:p>10381</text:p>
          </table:table-cell>
          <table:table-cell table:formula="of:=2010-[.B86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kräpis</text:p>
          </table:table-cell>
          <table:table-cell office:value-type="float" office:value="1976">
            <text:p>1976</text:p>
          </table:table-cell>
          <table:table-cell office:value-type="float" office:value="33708">
            <text:p>33708</text:p>
          </table:table-cell>
          <table:table-cell table:formula="of:=2010-[.B86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rissy</text:p>
          </table:table-cell>
          <table:table-cell office:value-type="float" office:value="1976">
            <text:p>1976</text:p>
          </table:table-cell>
          <table:table-cell office:value-type="float" office:value="30787">
            <text:p>30787</text:p>
          </table:table-cell>
          <table:table-cell table:formula="of:=2010-[.B86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kes bride</text:p>
          </table:table-cell>
          <table:table-cell office:value-type="float" office:value="1976">
            <text:p>1976</text:p>
          </table:table-cell>
          <table:table-cell office:value-type="float" office:value="50524">
            <text:p>50524</text:p>
          </table:table-cell>
          <table:table-cell table:formula="of:=2010-[.B86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Rainbow</text:p>
          </table:table-cell>
          <table:table-cell office:value-type="float" office:value="1976">
            <text:p>1976</text:p>
          </table:table-cell>
          <table:table-cell office:value-type="float" office:value="74477">
            <text:p>74477</text:p>
          </table:table-cell>
          <table:table-cell table:formula="of:=2010-[.B86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Acantha</text:p>
          </table:table-cell>
          <table:table-cell office:value-type="float" office:value="1976">
            <text:p>1976</text:p>
          </table:table-cell>
          <table:table-cell office:value-type="float" office:value="23602">
            <text:p>23602</text:p>
          </table:table-cell>
          <table:table-cell table:formula="of:=2010-[.B87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Bollas</text:p>
          </table:table-cell>
          <table:table-cell office:value-type="float" office:value="1976">
            <text:p>1976</text:p>
          </table:table-cell>
          <table:table-cell office:value-type="float" office:value="913">
            <text:p>913</text:p>
          </table:table-cell>
          <table:table-cell table:formula="of:=2010-[.B87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Katzy</text:p>
          </table:table-cell>
          <table:table-cell office:value-type="float" office:value="1976">
            <text:p>1976</text:p>
          </table:table-cell>
          <table:table-cell office:value-type="float" office:value="677">
            <text:p>677</text:p>
          </table:table-cell>
          <table:table-cell table:formula="of:=2010-[.B87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Gandalf</text:p>
          </table:table-cell>
          <table:table-cell office:value-type="float" office:value="1976">
            <text:p>1976</text:p>
          </table:table-cell>
          <table:table-cell office:value-type="float" office:value="6518">
            <text:p>6518</text:p>
          </table:table-cell>
          <table:table-cell table:formula="of:=2010-[.B87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ysan75</text:p>
          </table:table-cell>
          <table:table-cell office:value-type="float" office:value="1976">
            <text:p>1976</text:p>
          </table:table-cell>
          <table:table-cell office:value-type="float" office:value="1471">
            <text:p>1471</text:p>
          </table:table-cell>
          <table:table-cell table:formula="of:=2010-[.B87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Trixi</text:p>
          </table:table-cell>
          <table:table-cell office:value-type="float" office:value="1976">
            <text:p>1976</text:p>
          </table:table-cell>
          <table:table-cell office:value-type="float" office:value="10659">
            <text:p>10659</text:p>
          </table:table-cell>
          <table:table-cell table:formula="of:=2010-[.B87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LindaS75</text:p>
          </table:table-cell>
          <table:table-cell office:value-type="float" office:value="1976">
            <text:p>1976</text:p>
          </table:table-cell>
          <table:table-cell office:value-type="float" office:value="2685">
            <text:p>2685</text:p>
          </table:table-cell>
          <table:table-cell table:formula="of:=2010-[.B87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isefisen</text:p>
          </table:table-cell>
          <table:table-cell office:value-type="float" office:value="1976">
            <text:p>1976</text:p>
          </table:table-cell>
          <table:table-cell office:value-type="float" office:value="818">
            <text:p>818</text:p>
          </table:table-cell>
          <table:table-cell table:formula="of:=2010-[.B87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virvel</text:p>
          </table:table-cell>
          <table:table-cell office:value-type="float" office:value="1976">
            <text:p>1976</text:p>
          </table:table-cell>
          <table:table-cell office:value-type="float" office:value="471">
            <text:p>471</text:p>
          </table:table-cell>
          <table:table-cell table:formula="of:=2010-[.B878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HeddaSophie</text:p>
          </table:table-cell>
          <table:table-cell office:value-type="float" office:value="1976">
            <text:p>1976</text:p>
          </table:table-cell>
          <table:table-cell office:value-type="float" office:value="2859">
            <text:p>2859</text:p>
          </table:table-cell>
          <table:table-cell table:formula="of:=2010-[.B879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Poddan</text:p>
          </table:table-cell>
          <table:table-cell office:value-type="float" office:value="1976">
            <text:p>1976</text:p>
          </table:table-cell>
          <table:table-cell office:value-type="float" office:value="39701">
            <text:p>39701</text:p>
          </table:table-cell>
          <table:table-cell table:formula="of:=2010-[.B880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Vågatillslut</text:p>
          </table:table-cell>
          <table:table-cell office:value-type="float" office:value="1976">
            <text:p>1976</text:p>
          </table:table-cell>
          <table:table-cell office:value-type="float" office:value="1053">
            <text:p>1053</text:p>
          </table:table-cell>
          <table:table-cell table:formula="of:=2010-[.B881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mini07</text:p>
          </table:table-cell>
          <table:table-cell office:value-type="float" office:value="1976">
            <text:p>1976</text:p>
          </table:table-cell>
          <table:table-cell office:value-type="float" office:value="4184">
            <text:p>4184</text:p>
          </table:table-cell>
          <table:table-cell table:formula="of:=2010-[.B882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Yvonne</text:p>
          </table:table-cell>
          <table:table-cell office:value-type="float" office:value="1976">
            <text:p>1976</text:p>
          </table:table-cell>
          <table:table-cell office:value-type="float" office:value="129">
            <text:p>129</text:p>
          </table:table-cell>
          <table:table-cell table:formula="of:=2010-[.B883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Särlan</text:p>
          </table:table-cell>
          <table:table-cell office:value-type="float" office:value="1976">
            <text:p>1976</text:p>
          </table:table-cell>
          <table:table-cell office:value-type="float" office:value="13740">
            <text:p>13740</text:p>
          </table:table-cell>
          <table:table-cell table:formula="of:=2010-[.B884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Danskan</text:p>
          </table:table-cell>
          <table:table-cell office:value-type="float" office:value="1976">
            <text:p>1976</text:p>
          </table:table-cell>
          <table:table-cell office:value-type="float" office:value="14004">
            <text:p>14004</text:p>
          </table:table-cell>
          <table:table-cell table:formula="of:=2010-[.B885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jazzan</text:p>
          </table:table-cell>
          <table:table-cell office:value-type="float" office:value="1976">
            <text:p>1976</text:p>
          </table:table-cell>
          <table:table-cell office:value-type="float" office:value="362">
            <text:p>362</text:p>
          </table:table-cell>
          <table:table-cell table:formula="of:=2010-[.B886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zest</text:p>
          </table:table-cell>
          <table:table-cell office:value-type="float" office:value="1976">
            <text:p>1976</text:p>
          </table:table-cell>
          <table:table-cell office:value-type="float" office:value="5">
            <text:p>5</text:p>
          </table:table-cell>
          <table:table-cell table:formula="of:=2010-[.B887]"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string">
            <text:p>inga76</text:p>
          </table:table-cell>
          <table:table-cell office:value-type="float" office:value="1977">
            <text:p>1977</text:p>
          </table:table-cell>
          <table:table-cell office:value-type="float" office:value="92406">
            <text:p>92406</text:p>
          </table:table-cell>
          <table:table-cell table:formula="of:=2010-[.B88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Jola</text:p>
          </table:table-cell>
          <table:table-cell office:value-type="float" office:value="1977">
            <text:p>1977</text:p>
          </table:table-cell>
          <table:table-cell office:value-type="float" office:value="27440">
            <text:p>27440</text:p>
          </table:table-cell>
          <table:table-cell table:formula="of:=2010-[.B88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atja77</text:p>
          </table:table-cell>
          <table:table-cell office:value-type="float" office:value="1977">
            <text:p>1977</text:p>
          </table:table-cell>
          <table:table-cell office:value-type="float" office:value="17306">
            <text:p>17306</text:p>
          </table:table-cell>
          <table:table-cell table:formula="of:=2010-[.B89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fotbollsfru</text:p>
          </table:table-cell>
          <table:table-cell office:value-type="float" office:value="1977">
            <text:p>1977</text:p>
          </table:table-cell>
          <table:table-cell office:value-type="float" office:value="55325">
            <text:p>55325</text:p>
          </table:table-cell>
          <table:table-cell table:formula="of:=2010-[.B89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kånskan76</text:p>
          </table:table-cell>
          <table:table-cell office:value-type="float" office:value="1977">
            <text:p>1977</text:p>
          </table:table-cell>
          <table:table-cell office:value-type="float" office:value="6258">
            <text:p>6258</text:p>
          </table:table-cell>
          <table:table-cell table:formula="of:=2010-[.B89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atrin76</text:p>
          </table:table-cell>
          <table:table-cell office:value-type="float" office:value="1977">
            <text:p>1977</text:p>
          </table:table-cell>
          <table:table-cell office:value-type="float" office:value="7380">
            <text:p>7380</text:p>
          </table:table-cell>
          <table:table-cell table:formula="of:=2010-[.B89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Fru Brastad</text:p>
          </table:table-cell>
          <table:table-cell office:value-type="float" office:value="1977">
            <text:p>1977</text:p>
          </table:table-cell>
          <table:table-cell office:value-type="float" office:value="70685">
            <text:p>70685</text:p>
          </table:table-cell>
          <table:table-cell table:formula="of:=2010-[.B89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metanina</text:p>
          </table:table-cell>
          <table:table-cell office:value-type="float" office:value="1977">
            <text:p>1977</text:p>
          </table:table-cell>
          <table:table-cell office:value-type="float" office:value="162442">
            <text:p>162442</text:p>
          </table:table-cell>
          <table:table-cell table:formula="of:=2010-[.B89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basil</text:p>
          </table:table-cell>
          <table:table-cell office:value-type="float" office:value="1977">
            <text:p>1977</text:p>
          </table:table-cell>
          <table:table-cell office:value-type="float" office:value="23098">
            <text:p>23098</text:p>
          </table:table-cell>
          <table:table-cell table:formula="of:=2010-[.B89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iril</text:p>
          </table:table-cell>
          <table:table-cell office:value-type="float" office:value="1977">
            <text:p>1977</text:p>
          </table:table-cell>
          <table:table-cell office:value-type="float" office:value="4633">
            <text:p>4633</text:p>
          </table:table-cell>
          <table:table-cell table:formula="of:=2010-[.B89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Daimis</text:p>
          </table:table-cell>
          <table:table-cell office:value-type="float" office:value="1977">
            <text:p>1977</text:p>
          </table:table-cell>
          <table:table-cell office:value-type="float" office:value="160541">
            <text:p>160541</text:p>
          </table:table-cell>
          <table:table-cell table:formula="of:=2010-[.B89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akrids</text:p>
          </table:table-cell>
          <table:table-cell office:value-type="float" office:value="1977">
            <text:p>1977</text:p>
          </table:table-cell>
          <table:table-cell office:value-type="float" office:value="62815">
            <text:p>62815</text:p>
          </table:table-cell>
          <table:table-cell table:formula="of:=2010-[.B89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Jeanettealice</text:p>
          </table:table-cell>
          <table:table-cell office:value-type="float" office:value="1977">
            <text:p>1977</text:p>
          </table:table-cell>
          <table:table-cell office:value-type="float" office:value="9815">
            <text:p>9815</text:p>
          </table:table-cell>
          <table:table-cell table:formula="of:=2010-[.B90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kjuter illa</text:p>
          </table:table-cell>
          <table:table-cell office:value-type="float" office:value="1977">
            <text:p>1977</text:p>
          </table:table-cell>
          <table:table-cell office:value-type="float" office:value="3378">
            <text:p>3378</text:p>
          </table:table-cell>
          <table:table-cell table:formula="of:=2010-[.B90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mma1970</text:p>
          </table:table-cell>
          <table:table-cell office:value-type="float" office:value="1977">
            <text:p>1977</text:p>
          </table:table-cell>
          <table:table-cell office:value-type="float" office:value="16384">
            <text:p>16384</text:p>
          </table:table-cell>
          <table:table-cell table:formula="of:=2010-[.B90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ee76</text:p>
          </table:table-cell>
          <table:table-cell office:value-type="float" office:value="1977">
            <text:p>1977</text:p>
          </table:table-cell>
          <table:table-cell office:value-type="float" office:value="6338">
            <text:p>6338</text:p>
          </table:table-cell>
          <table:table-cell table:formula="of:=2010-[.B90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passau</text:p>
          </table:table-cell>
          <table:table-cell office:value-type="float" office:value="1977">
            <text:p>1977</text:p>
          </table:table-cell>
          <table:table-cell office:value-type="float" office:value="134960">
            <text:p>134960</text:p>
          </table:table-cell>
          <table:table-cell table:formula="of:=2010-[.B90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heStar</text:p>
          </table:table-cell>
          <table:table-cell office:value-type="float" office:value="1977">
            <text:p>1977</text:p>
          </table:table-cell>
          <table:table-cell office:value-type="float" office:value="64426">
            <text:p>64426</text:p>
          </table:table-cell>
          <table:table-cell table:formula="of:=2010-[.B90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sa1976</text:p>
          </table:table-cell>
          <table:table-cell office:value-type="float" office:value="1977">
            <text:p>1977</text:p>
          </table:table-cell>
          <table:table-cell office:value-type="float" office:value="56210">
            <text:p>56210</text:p>
          </table:table-cell>
          <table:table-cell table:formula="of:=2010-[.B90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fröken</text:p>
          </table:table-cell>
          <table:table-cell office:value-type="float" office:value="1977">
            <text:p>1977</text:p>
          </table:table-cell>
          <table:table-cell office:value-type="float" office:value="104413">
            <text:p>104413</text:p>
          </table:table-cell>
          <table:table-cell table:formula="of:=2010-[.B90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Ghettoblaster</text:p>
          </table:table-cell>
          <table:table-cell office:value-type="float" office:value="1977">
            <text:p>1977</text:p>
          </table:table-cell>
          <table:table-cell office:value-type="float" office:value="5841">
            <text:p>5841</text:p>
          </table:table-cell>
          <table:table-cell table:formula="of:=2010-[.B90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enta</text:p>
          </table:table-cell>
          <table:table-cell office:value-type="float" office:value="1977">
            <text:p>1977</text:p>
          </table:table-cell>
          <table:table-cell office:value-type="float" office:value="2084">
            <text:p>2084</text:p>
          </table:table-cell>
          <table:table-cell table:formula="of:=2010-[.B90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arusell</text:p>
          </table:table-cell>
          <table:table-cell office:value-type="float" office:value="1977">
            <text:p>1977</text:p>
          </table:table-cell>
          <table:table-cell office:value-type="float" office:value="12555">
            <text:p>12555</text:p>
          </table:table-cell>
          <table:table-cell table:formula="of:=2010-[.B91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ulle</text:p>
          </table:table-cell>
          <table:table-cell office:value-type="float" office:value="1977">
            <text:p>1977</text:p>
          </table:table-cell>
          <table:table-cell office:value-type="float" office:value="15509">
            <text:p>15509</text:p>
          </table:table-cell>
          <table:table-cell table:formula="of:=2010-[.B91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Emsingen</text:p>
          </table:table-cell>
          <table:table-cell office:value-type="float" office:value="1977">
            <text:p>1977</text:p>
          </table:table-cell>
          <table:table-cell office:value-type="float" office:value="4960">
            <text:p>4960</text:p>
          </table:table-cell>
          <table:table-cell table:formula="of:=2010-[.B91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Novalie</text:p>
          </table:table-cell>
          <table:table-cell office:value-type="float" office:value="1977">
            <text:p>1977</text:p>
          </table:table-cell>
          <table:table-cell office:value-type="float" office:value="16553">
            <text:p>16553</text:p>
          </table:table-cell>
          <table:table-cell table:formula="of:=2010-[.B91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tjo</text:p>
          </table:table-cell>
          <table:table-cell office:value-type="float" office:value="1977">
            <text:p>1977</text:p>
          </table:table-cell>
          <table:table-cell office:value-type="float" office:value="19278">
            <text:p>19278</text:p>
          </table:table-cell>
          <table:table-cell table:formula="of:=2010-[.B91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NinnaW</text:p>
          </table:table-cell>
          <table:table-cell office:value-type="float" office:value="1977">
            <text:p>1977</text:p>
          </table:table-cell>
          <table:table-cell office:value-type="float" office:value="7342">
            <text:p>7342</text:p>
          </table:table-cell>
          <table:table-cell table:formula="of:=2010-[.B91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ippan76</text:p>
          </table:table-cell>
          <table:table-cell office:value-type="float" office:value="1977">
            <text:p>1977</text:p>
          </table:table-cell>
          <table:table-cell office:value-type="float" office:value="7678">
            <text:p>7678</text:p>
          </table:table-cell>
          <table:table-cell table:formula="of:=2010-[.B91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nna76</text:p>
          </table:table-cell>
          <table:table-cell office:value-type="float" office:value="1977">
            <text:p>1977</text:p>
          </table:table-cell>
          <table:table-cell office:value-type="float" office:value="34047">
            <text:p>34047</text:p>
          </table:table-cell>
          <table:table-cell table:formula="of:=2010-[.B91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rosen76</text:p>
          </table:table-cell>
          <table:table-cell office:value-type="float" office:value="1977">
            <text:p>1977</text:p>
          </table:table-cell>
          <table:table-cell office:value-type="float" office:value="21262">
            <text:p>21262</text:p>
          </table:table-cell>
          <table:table-cell table:formula="of:=2010-[.B91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edek</text:p>
          </table:table-cell>
          <table:table-cell office:value-type="float" office:value="1977">
            <text:p>1977</text:p>
          </table:table-cell>
          <table:table-cell office:value-type="float" office:value="175055">
            <text:p>175055</text:p>
          </table:table-cell>
          <table:table-cell table:formula="of:=2010-[.B91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Clouds</text:p>
          </table:table-cell>
          <table:table-cell office:value-type="float" office:value="1977">
            <text:p>1977</text:p>
          </table:table-cell>
          <table:table-cell office:value-type="float" office:value="29237">
            <text:p>29237</text:p>
          </table:table-cell>
          <table:table-cell table:formula="of:=2010-[.B92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Uller</text:p>
          </table:table-cell>
          <table:table-cell office:value-type="float" office:value="1977">
            <text:p>1977</text:p>
          </table:table-cell>
          <table:table-cell office:value-type="float" office:value="60928">
            <text:p>60928</text:p>
          </table:table-cell>
          <table:table-cell table:formula="of:=2010-[.B92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ma Me</text:p>
          </table:table-cell>
          <table:table-cell office:value-type="float" office:value="1977">
            <text:p>1977</text:p>
          </table:table-cell>
          <table:table-cell office:value-type="float" office:value="134428">
            <text:p>134428</text:p>
          </table:table-cell>
          <table:table-cell table:formula="of:=2010-[.B92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rs J</text:p>
          </table:table-cell>
          <table:table-cell office:value-type="float" office:value="1977">
            <text:p>1977</text:p>
          </table:table-cell>
          <table:table-cell office:value-type="float" office:value="51229">
            <text:p>51229</text:p>
          </table:table-cell>
          <table:table-cell table:formula="of:=2010-[.B92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977">
            <text:p>1977</text:p>
          </table:table-cell>
          <table:table-cell office:value-type="float" office:value="21840">
            <text:p>21840</text:p>
          </table:table-cell>
          <table:table-cell table:formula="of:=2010-[.B92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ussa76</text:p>
          </table:table-cell>
          <table:table-cell office:value-type="float" office:value="1977">
            <text:p>1977</text:p>
          </table:table-cell>
          <table:table-cell office:value-type="float" office:value="56334">
            <text:p>56334</text:p>
          </table:table-cell>
          <table:table-cell table:formula="of:=2010-[.B92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Perlan08</text:p>
          </table:table-cell>
          <table:table-cell office:value-type="float" office:value="1977">
            <text:p>1977</text:p>
          </table:table-cell>
          <table:table-cell office:value-type="float" office:value="32843">
            <text:p>32843</text:p>
          </table:table-cell>
          <table:table-cell table:formula="of:=2010-[.B92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W76</text:p>
          </table:table-cell>
          <table:table-cell office:value-type="float" office:value="1977">
            <text:p>1977</text:p>
          </table:table-cell>
          <table:table-cell office:value-type="float" office:value="291452">
            <text:p>291452</text:p>
          </table:table-cell>
          <table:table-cell table:formula="of:=2010-[.B92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ba</text:p>
          </table:table-cell>
          <table:table-cell office:value-type="float" office:value="1977">
            <text:p>1977</text:p>
          </table:table-cell>
          <table:table-cell office:value-type="float" office:value="29677">
            <text:p>29677</text:p>
          </table:table-cell>
          <table:table-cell table:formula="of:=2010-[.B92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rueBlood</text:p>
          </table:table-cell>
          <table:table-cell office:value-type="float" office:value="1977">
            <text:p>1977</text:p>
          </table:table-cell>
          <table:table-cell office:value-type="float" office:value="15087">
            <text:p>15087</text:p>
          </table:table-cell>
          <table:table-cell table:formula="of:=2010-[.B92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Papi Jo</text:p>
          </table:table-cell>
          <table:table-cell office:value-type="float" office:value="1977">
            <text:p>1977</text:p>
          </table:table-cell>
          <table:table-cell office:value-type="float" office:value="126097">
            <text:p>126097</text:p>
          </table:table-cell>
          <table:table-cell table:formula="of:=2010-[.B93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oness</text:p>
          </table:table-cell>
          <table:table-cell office:value-type="float" office:value="1977">
            <text:p>1977</text:p>
          </table:table-cell>
          <table:table-cell office:value-type="float" office:value="69091">
            <text:p>69091</text:p>
          </table:table-cell>
          <table:table-cell table:formula="of:=2010-[.B93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ingeling76</text:p>
          </table:table-cell>
          <table:table-cell office:value-type="float" office:value="1977">
            <text:p>1977</text:p>
          </table:table-cell>
          <table:table-cell office:value-type="float" office:value="46481">
            <text:p>46481</text:p>
          </table:table-cell>
          <table:table-cell table:formula="of:=2010-[.B93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Chaotica</text:p>
          </table:table-cell>
          <table:table-cell office:value-type="float" office:value="1977">
            <text:p>1977</text:p>
          </table:table-cell>
          <table:table-cell office:value-type="float" office:value="4899">
            <text:p>4899</text:p>
          </table:table-cell>
          <table:table-cell table:formula="of:=2010-[.B93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milla1976</text:p>
          </table:table-cell>
          <table:table-cell office:value-type="float" office:value="1977">
            <text:p>1977</text:p>
          </table:table-cell>
          <table:table-cell office:value-type="float" office:value="89036">
            <text:p>89036</text:p>
          </table:table-cell>
          <table:table-cell table:formula="of:=2010-[.B93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nnie dark</text:p>
          </table:table-cell>
          <table:table-cell office:value-type="float" office:value="1977">
            <text:p>1977</text:p>
          </table:table-cell>
          <table:table-cell office:value-type="float" office:value="43306">
            <text:p>43306</text:p>
          </table:table-cell>
          <table:table-cell table:formula="of:=2010-[.B93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Älskarminabarn</text:p>
          </table:table-cell>
          <table:table-cell office:value-type="float" office:value="1977">
            <text:p>1977</text:p>
          </table:table-cell>
          <table:table-cell office:value-type="float" office:value="37079">
            <text:p>37079</text:p>
          </table:table-cell>
          <table:table-cell table:formula="of:=2010-[.B93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edveten</text:p>
          </table:table-cell>
          <table:table-cell office:value-type="float" office:value="1977">
            <text:p>1977</text:p>
          </table:table-cell>
          <table:table-cell office:value-type="float" office:value="18631">
            <text:p>18631</text:p>
          </table:table-cell>
          <table:table-cell table:formula="of:=2010-[.B93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Emjah</text:p>
          </table:table-cell>
          <table:table-cell office:value-type="float" office:value="1977">
            <text:p>1977</text:p>
          </table:table-cell>
          <table:table-cell office:value-type="float" office:value="16870">
            <text:p>16870</text:p>
          </table:table-cell>
          <table:table-cell table:formula="of:=2010-[.B93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ady Maria</text:p>
          </table:table-cell>
          <table:table-cell office:value-type="float" office:value="1977">
            <text:p>1977</text:p>
          </table:table-cell>
          <table:table-cell office:value-type="float" office:value="8692">
            <text:p>8692</text:p>
          </table:table-cell>
          <table:table-cell table:formula="of:=2010-[.B93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ollyMax</text:p>
          </table:table-cell>
          <table:table-cell office:value-type="float" office:value="1977">
            <text:p>1977</text:p>
          </table:table-cell>
          <table:table-cell office:value-type="float" office:value="17845">
            <text:p>17845</text:p>
          </table:table-cell>
          <table:table-cell table:formula="of:=2010-[.B94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Esska</text:p>
          </table:table-cell>
          <table:table-cell office:value-type="float" office:value="1977">
            <text:p>1977</text:p>
          </table:table-cell>
          <table:table-cell office:value-type="float" office:value="23704">
            <text:p>23704</text:p>
          </table:table-cell>
          <table:table-cell table:formula="of:=2010-[.B94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1977">
            <text:p>1977</text:p>
          </table:table-cell>
          <table:table-cell office:value-type="float" office:value="5385">
            <text:p>5385</text:p>
          </table:table-cell>
          <table:table-cell table:formula="of:=2010-[.B94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iljarden</text:p>
          </table:table-cell>
          <table:table-cell office:value-type="float" office:value="1977">
            <text:p>1977</text:p>
          </table:table-cell>
          <table:table-cell office:value-type="float" office:value="40785">
            <text:p>40785</text:p>
          </table:table-cell>
          <table:table-cell table:formula="of:=2010-[.B94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indragull</text:p>
          </table:table-cell>
          <table:table-cell office:value-type="float" office:value="1977">
            <text:p>1977</text:p>
          </table:table-cell>
          <table:table-cell office:value-type="float" office:value="37626">
            <text:p>37626</text:p>
          </table:table-cell>
          <table:table-cell table:formula="of:=2010-[.B94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ath</text:p>
          </table:table-cell>
          <table:table-cell office:value-type="float" office:value="1977">
            <text:p>1977</text:p>
          </table:table-cell>
          <table:table-cell office:value-type="float" office:value="50185">
            <text:p>50185</text:p>
          </table:table-cell>
          <table:table-cell table:formula="of:=2010-[.B94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q cat</text:p>
          </table:table-cell>
          <table:table-cell office:value-type="float" office:value="1977">
            <text:p>1977</text:p>
          </table:table-cell>
          <table:table-cell office:value-type="float" office:value="36067">
            <text:p>36067</text:p>
          </table:table-cell>
          <table:table-cell table:formula="of:=2010-[.B94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Gwen</text:p>
          </table:table-cell>
          <table:table-cell office:value-type="float" office:value="1977">
            <text:p>1977</text:p>
          </table:table-cell>
          <table:table-cell office:value-type="float" office:value="17217">
            <text:p>17217</text:p>
          </table:table-cell>
          <table:table-cell table:formula="of:=2010-[.B94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ratwoman</text:p>
          </table:table-cell>
          <table:table-cell office:value-type="float" office:value="1977">
            <text:p>1977</text:p>
          </table:table-cell>
          <table:table-cell office:value-type="float" office:value="35057">
            <text:p>35057</text:p>
          </table:table-cell>
          <table:table-cell table:formula="of:=2010-[.B94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Bradbury</text:p>
          </table:table-cell>
          <table:table-cell office:value-type="float" office:value="1977">
            <text:p>1977</text:p>
          </table:table-cell>
          <table:table-cell office:value-type="float" office:value="69036">
            <text:p>69036</text:p>
          </table:table-cell>
          <table:table-cell table:formula="of:=2010-[.B94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usiknallen</text:p>
          </table:table-cell>
          <table:table-cell office:value-type="float" office:value="1977">
            <text:p>1977</text:p>
          </table:table-cell>
          <table:table-cell office:value-type="float" office:value="34233">
            <text:p>34233</text:p>
          </table:table-cell>
          <table:table-cell table:formula="of:=2010-[.B95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imbo</text:p>
          </table:table-cell>
          <table:table-cell office:value-type="float" office:value="1977">
            <text:p>1977</text:p>
          </table:table-cell>
          <table:table-cell office:value-type="float" office:value="21392">
            <text:p>21392</text:p>
          </table:table-cell>
          <table:table-cell table:formula="of:=2010-[.B95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rost</text:p>
          </table:table-cell>
          <table:table-cell office:value-type="float" office:value="1977">
            <text:p>1977</text:p>
          </table:table-cell>
          <table:table-cell office:value-type="float" office:value="18123">
            <text:p>18123</text:p>
          </table:table-cell>
          <table:table-cell table:formula="of:=2010-[.B95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dnil76</text:p>
          </table:table-cell>
          <table:table-cell office:value-type="float" office:value="1977">
            <text:p>1977</text:p>
          </table:table-cell>
          <table:table-cell office:value-type="float" office:value="39784">
            <text:p>39784</text:p>
          </table:table-cell>
          <table:table-cell table:formula="of:=2010-[.B95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nnicka</text:p>
          </table:table-cell>
          <table:table-cell office:value-type="float" office:value="1977">
            <text:p>1977</text:p>
          </table:table-cell>
          <table:table-cell office:value-type="float" office:value="23810">
            <text:p>23810</text:p>
          </table:table-cell>
          <table:table-cell table:formula="of:=2010-[.B95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frítz76</text:p>
          </table:table-cell>
          <table:table-cell office:value-type="float" office:value="1977">
            <text:p>1977</text:p>
          </table:table-cell>
          <table:table-cell office:value-type="float" office:value="5757">
            <text:p>5757</text:p>
          </table:table-cell>
          <table:table-cell table:formula="of:=2010-[.B95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lla Lila</text:p>
          </table:table-cell>
          <table:table-cell office:value-type="float" office:value="1977">
            <text:p>1977</text:p>
          </table:table-cell>
          <table:table-cell office:value-type="float" office:value="13979">
            <text:p>13979</text:p>
          </table:table-cell>
          <table:table-cell table:formula="of:=2010-[.B95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Z05</text:p>
          </table:table-cell>
          <table:table-cell office:value-type="float" office:value="1977">
            <text:p>1977</text:p>
          </table:table-cell>
          <table:table-cell office:value-type="float" office:value="2733">
            <text:p>2733</text:p>
          </table:table-cell>
          <table:table-cell table:formula="of:=2010-[.B95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Jessa76</text:p>
          </table:table-cell>
          <table:table-cell office:value-type="float" office:value="1977">
            <text:p>1977</text:p>
          </table:table-cell>
          <table:table-cell office:value-type="float" office:value="69442">
            <text:p>69442</text:p>
          </table:table-cell>
          <table:table-cell table:formula="of:=2010-[.B95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lexe</text:p>
          </table:table-cell>
          <table:table-cell office:value-type="float" office:value="1977">
            <text:p>1977</text:p>
          </table:table-cell>
          <table:table-cell office:value-type="float" office:value="38412">
            <text:p>38412</text:p>
          </table:table-cell>
          <table:table-cell table:formula="of:=2010-[.B95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plettis</text:p>
          </table:table-cell>
          <table:table-cell office:value-type="float" office:value="1977">
            <text:p>1977</text:p>
          </table:table-cell>
          <table:table-cell office:value-type="float" office:value="66146">
            <text:p>66146</text:p>
          </table:table-cell>
          <table:table-cell table:formula="of:=2010-[.B96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Zhna</text:p>
          </table:table-cell>
          <table:table-cell office:value-type="float" office:value="1977">
            <text:p>1977</text:p>
          </table:table-cell>
          <table:table-cell office:value-type="float" office:value="55464">
            <text:p>55464</text:p>
          </table:table-cell>
          <table:table-cell table:formula="of:=2010-[.B96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onchichi76</text:p>
          </table:table-cell>
          <table:table-cell office:value-type="float" office:value="1977">
            <text:p>1977</text:p>
          </table:table-cell>
          <table:table-cell office:value-type="float" office:value="148179">
            <text:p>148179</text:p>
          </table:table-cell>
          <table:table-cell table:formula="of:=2010-[.B96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linV</text:p>
          </table:table-cell>
          <table:table-cell office:value-type="float" office:value="1977">
            <text:p>1977</text:p>
          </table:table-cell>
          <table:table-cell office:value-type="float" office:value="41751">
            <text:p>41751</text:p>
          </table:table-cell>
          <table:table-cell table:formula="of:=2010-[.B96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ussebus</text:p>
          </table:table-cell>
          <table:table-cell office:value-type="float" office:value="1977">
            <text:p>1977</text:p>
          </table:table-cell>
          <table:table-cell office:value-type="float" office:value="54135">
            <text:p>54135</text:p>
          </table:table-cell>
          <table:table-cell table:formula="of:=2010-[.B96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Ninninio</text:p>
          </table:table-cell>
          <table:table-cell office:value-type="float" office:value="1977">
            <text:p>1977</text:p>
          </table:table-cell>
          <table:table-cell office:value-type="float" office:value="9405">
            <text:p>9405</text:p>
          </table:table-cell>
          <table:table-cell table:formula="of:=2010-[.B96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ove76</text:p>
          </table:table-cell>
          <table:table-cell office:value-type="float" office:value="1977">
            <text:p>1977</text:p>
          </table:table-cell>
          <table:table-cell office:value-type="float" office:value="15326">
            <text:p>15326</text:p>
          </table:table-cell>
          <table:table-cell table:formula="of:=2010-[.B96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Iskristall</text:p>
          </table:table-cell>
          <table:table-cell office:value-type="float" office:value="1977">
            <text:p>1977</text:p>
          </table:table-cell>
          <table:table-cell office:value-type="float" office:value="11083">
            <text:p>11083</text:p>
          </table:table-cell>
          <table:table-cell table:formula="of:=2010-[.B96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re pacificum</text:p>
          </table:table-cell>
          <table:table-cell office:value-type="float" office:value="1977">
            <text:p>1977</text:p>
          </table:table-cell>
          <table:table-cell office:value-type="float" office:value="45343">
            <text:p>45343</text:p>
          </table:table-cell>
          <table:table-cell table:formula="of:=2010-[.B96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acajawea</text:p>
          </table:table-cell>
          <table:table-cell office:value-type="float" office:value="1977">
            <text:p>1977</text:p>
          </table:table-cell>
          <table:table-cell office:value-type="float" office:value="16910">
            <text:p>16910</text:p>
          </table:table-cell>
          <table:table-cell table:formula="of:=2010-[.B96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lfaqueen</text:p>
          </table:table-cell>
          <table:table-cell office:value-type="float" office:value="1977">
            <text:p>1977</text:p>
          </table:table-cell>
          <table:table-cell office:value-type="float" office:value="84685">
            <text:p>84685</text:p>
          </table:table-cell>
          <table:table-cell table:formula="of:=2010-[.B97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Veronica76</text:p>
          </table:table-cell>
          <table:table-cell office:value-type="float" office:value="1977">
            <text:p>1977</text:p>
          </table:table-cell>
          <table:table-cell office:value-type="float" office:value="5161">
            <text:p>5161</text:p>
          </table:table-cell>
          <table:table-cell table:formula="of:=2010-[.B97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mazon</text:p>
          </table:table-cell>
          <table:table-cell office:value-type="float" office:value="1977">
            <text:p>1977</text:p>
          </table:table-cell>
          <table:table-cell office:value-type="float" office:value="857">
            <text:p>857</text:p>
          </table:table-cell>
          <table:table-cell table:formula="of:=2010-[.B97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Chaktio</text:p>
          </table:table-cell>
          <table:table-cell office:value-type="float" office:value="1977">
            <text:p>1977</text:p>
          </table:table-cell>
          <table:table-cell office:value-type="float" office:value="178659">
            <text:p>178659</text:p>
          </table:table-cell>
          <table:table-cell table:formula="of:=2010-[.B97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daddybear</text:p>
          </table:table-cell>
          <table:table-cell office:value-type="float" office:value="1977">
            <text:p>1977</text:p>
          </table:table-cell>
          <table:table-cell office:value-type="float" office:value="34250">
            <text:p>34250</text:p>
          </table:table-cell>
          <table:table-cell table:formula="of:=2010-[.B97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millasmatte</text:p>
          </table:table-cell>
          <table:table-cell office:value-type="float" office:value="1977">
            <text:p>1977</text:p>
          </table:table-cell>
          <table:table-cell office:value-type="float" office:value="17255">
            <text:p>17255</text:p>
          </table:table-cell>
          <table:table-cell table:formula="of:=2010-[.B97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inadockan</text:p>
          </table:table-cell>
          <table:table-cell office:value-type="float" office:value="1977">
            <text:p>1977</text:p>
          </table:table-cell>
          <table:table-cell office:value-type="float" office:value="5051">
            <text:p>5051</text:p>
          </table:table-cell>
          <table:table-cell table:formula="of:=2010-[.B97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uffsan</text:p>
          </table:table-cell>
          <table:table-cell office:value-type="float" office:value="1977">
            <text:p>1977</text:p>
          </table:table-cell>
          <table:table-cell office:value-type="float" office:value="1415">
            <text:p>1415</text:p>
          </table:table-cell>
          <table:table-cell table:formula="of:=2010-[.B97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juan</text:p>
          </table:table-cell>
          <table:table-cell office:value-type="float" office:value="1977">
            <text:p>1977</text:p>
          </table:table-cell>
          <table:table-cell office:value-type="float" office:value="51145">
            <text:p>51145</text:p>
          </table:table-cell>
          <table:table-cell table:formula="of:=2010-[.B97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HallWall</text:p>
          </table:table-cell>
          <table:table-cell office:value-type="float" office:value="1977">
            <text:p>1977</text:p>
          </table:table-cell>
          <table:table-cell office:value-type="float" office:value="46553">
            <text:p>46553</text:p>
          </table:table-cell>
          <table:table-cell table:formula="of:=2010-[.B97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Enigmia</text:p>
          </table:table-cell>
          <table:table-cell office:value-type="float" office:value="1977">
            <text:p>1977</text:p>
          </table:table-cell>
          <table:table-cell office:value-type="float" office:value="127546">
            <text:p>127546</text:p>
          </table:table-cell>
          <table:table-cell table:formula="of:=2010-[.B98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nobben76</text:p>
          </table:table-cell>
          <table:table-cell office:value-type="float" office:value="1977">
            <text:p>1977</text:p>
          </table:table-cell>
          <table:table-cell office:value-type="float" office:value="50286">
            <text:p>50286</text:p>
          </table:table-cell>
          <table:table-cell table:formula="of:=2010-[.B98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Caroline76</text:p>
          </table:table-cell>
          <table:table-cell office:value-type="float" office:value="1977">
            <text:p>1977</text:p>
          </table:table-cell>
          <table:table-cell office:value-type="float" office:value="1820">
            <text:p>1820</text:p>
          </table:table-cell>
          <table:table-cell table:formula="of:=2010-[.B98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åle</text:p>
          </table:table-cell>
          <table:table-cell office:value-type="float" office:value="1977">
            <text:p>1977</text:p>
          </table:table-cell>
          <table:table-cell office:value-type="float" office:value="410">
            <text:p>410</text:p>
          </table:table-cell>
          <table:table-cell table:formula="of:=2010-[.B98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foodji</text:p>
          </table:table-cell>
          <table:table-cell office:value-type="float" office:value="1977">
            <text:p>1977</text:p>
          </table:table-cell>
          <table:table-cell office:value-type="float" office:value="29184">
            <text:p>29184</text:p>
          </table:table-cell>
          <table:table-cell table:formula="of:=2010-[.B98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k76</text:p>
          </table:table-cell>
          <table:table-cell office:value-type="float" office:value="1977">
            <text:p>1977</text:p>
          </table:table-cell>
          <table:table-cell office:value-type="float" office:value="8357">
            <text:p>8357</text:p>
          </table:table-cell>
          <table:table-cell table:formula="of:=2010-[.B98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Demona</text:p>
          </table:table-cell>
          <table:table-cell office:value-type="float" office:value="1977">
            <text:p>1977</text:p>
          </table:table-cell>
          <table:table-cell office:value-type="float" office:value="1004">
            <text:p>1004</text:p>
          </table:table-cell>
          <table:table-cell table:formula="of:=2010-[.B98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Renegade</text:p>
          </table:table-cell>
          <table:table-cell office:value-type="float" office:value="1977">
            <text:p>1977</text:p>
          </table:table-cell>
          <table:table-cell office:value-type="float" office:value="4895">
            <text:p>4895</text:p>
          </table:table-cell>
          <table:table-cell table:formula="of:=2010-[.B98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ria Nabard</text:p>
          </table:table-cell>
          <table:table-cell office:value-type="float" office:value="1977">
            <text:p>1977</text:p>
          </table:table-cell>
          <table:table-cell office:value-type="float" office:value="964">
            <text:p>964</text:p>
          </table:table-cell>
          <table:table-cell table:formula="of:=2010-[.B98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Quartz</text:p>
          </table:table-cell>
          <table:table-cell office:value-type="float" office:value="1977">
            <text:p>1977</text:p>
          </table:table-cell>
          <table:table-cell office:value-type="float" office:value="29774">
            <text:p>29774</text:p>
          </table:table-cell>
          <table:table-cell table:formula="of:=2010-[.B98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dromina</text:p>
          </table:table-cell>
          <table:table-cell office:value-type="float" office:value="1977">
            <text:p>1977</text:p>
          </table:table-cell>
          <table:table-cell office:value-type="float" office:value="4740">
            <text:p>4740</text:p>
          </table:table-cell>
          <table:table-cell table:formula="of:=2010-[.B99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arriärmamman</text:p>
          </table:table-cell>
          <table:table-cell office:value-type="float" office:value="1977">
            <text:p>1977</text:p>
          </table:table-cell>
          <table:table-cell office:value-type="float" office:value="14710">
            <text:p>14710</text:p>
          </table:table-cell>
          <table:table-cell table:formula="of:=2010-[.B99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sp76</text:p>
          </table:table-cell>
          <table:table-cell office:value-type="float" office:value="1977">
            <text:p>1977</text:p>
          </table:table-cell>
          <table:table-cell office:value-type="float" office:value="25227">
            <text:p>25227</text:p>
          </table:table-cell>
          <table:table-cell table:formula="of:=2010-[.B99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WilleViking</text:p>
          </table:table-cell>
          <table:table-cell office:value-type="float" office:value="1977">
            <text:p>1977</text:p>
          </table:table-cell>
          <table:table-cell office:value-type="float" office:value="74177">
            <text:p>74177</text:p>
          </table:table-cell>
          <table:table-cell table:formula="of:=2010-[.B99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rskut</text:p>
          </table:table-cell>
          <table:table-cell office:value-type="float" office:value="1977">
            <text:p>1977</text:p>
          </table:table-cell>
          <table:table-cell office:value-type="float" office:value="22789">
            <text:p>22789</text:p>
          </table:table-cell>
          <table:table-cell table:formula="of:=2010-[.B99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räfta2009</text:p>
          </table:table-cell>
          <table:table-cell office:value-type="float" office:value="1977">
            <text:p>1977</text:p>
          </table:table-cell>
          <table:table-cell office:value-type="float" office:value="8830">
            <text:p>8830</text:p>
          </table:table-cell>
          <table:table-cell table:formula="of:=2010-[.B99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ildas</text:p>
          </table:table-cell>
          <table:table-cell office:value-type="float" office:value="1977">
            <text:p>1977</text:p>
          </table:table-cell>
          <table:table-cell office:value-type="float" office:value="4355">
            <text:p>4355</text:p>
          </table:table-cell>
          <table:table-cell table:formula="of:=2010-[.B99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Coccio</text:p>
          </table:table-cell>
          <table:table-cell office:value-type="float" office:value="1977">
            <text:p>1977</text:p>
          </table:table-cell>
          <table:table-cell office:value-type="float" office:value="22751">
            <text:p>22751</text:p>
          </table:table-cell>
          <table:table-cell table:formula="of:=2010-[.B99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rengski</text:p>
          </table:table-cell>
          <table:table-cell office:value-type="float" office:value="1977">
            <text:p>1977</text:p>
          </table:table-cell>
          <table:table-cell office:value-type="float" office:value="10866">
            <text:p>10866</text:p>
          </table:table-cell>
          <table:table-cell table:formula="of:=2010-[.B99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hk76</text:p>
          </table:table-cell>
          <table:table-cell office:value-type="float" office:value="1977">
            <text:p>1977</text:p>
          </table:table-cell>
          <table:table-cell office:value-type="float" office:value="1349">
            <text:p>1349</text:p>
          </table:table-cell>
          <table:table-cell table:formula="of:=2010-[.B99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Grynet09</text:p>
          </table:table-cell>
          <table:table-cell office:value-type="float" office:value="1977">
            <text:p>1977</text:p>
          </table:table-cell>
          <table:table-cell office:value-type="float" office:value="12204">
            <text:p>12204</text:p>
          </table:table-cell>
          <table:table-cell table:formula="of:=2010-[.B100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Blomman76</text:p>
          </table:table-cell>
          <table:table-cell office:value-type="float" office:value="1977">
            <text:p>1977</text:p>
          </table:table-cell>
          <table:table-cell office:value-type="float" office:value="13243">
            <text:p>13243</text:p>
          </table:table-cell>
          <table:table-cell table:formula="of:=2010-[.B100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omänglar</text:p>
          </table:table-cell>
          <table:table-cell office:value-type="float" office:value="1977">
            <text:p>1977</text:p>
          </table:table-cell>
          <table:table-cell office:value-type="float" office:value="18385">
            <text:p>18385</text:p>
          </table:table-cell>
          <table:table-cell table:formula="of:=2010-[.B100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näckis</text:p>
          </table:table-cell>
          <table:table-cell office:value-type="float" office:value="1977">
            <text:p>1977</text:p>
          </table:table-cell>
          <table:table-cell office:value-type="float" office:value="5390">
            <text:p>5390</text:p>
          </table:table-cell>
          <table:table-cell table:formula="of:=2010-[.B100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juttiosjuan</text:p>
          </table:table-cell>
          <table:table-cell office:value-type="float" office:value="1977">
            <text:p>1977</text:p>
          </table:table-cell>
          <table:table-cell office:value-type="float" office:value="3191">
            <text:p>3191</text:p>
          </table:table-cell>
          <table:table-cell table:formula="of:=2010-[.B100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stra</text:p>
          </table:table-cell>
          <table:table-cell office:value-type="float" office:value="1977">
            <text:p>1977</text:p>
          </table:table-cell>
          <table:table-cell office:value-type="float" office:value="10773">
            <text:p>10773</text:p>
          </table:table-cell>
          <table:table-cell table:formula="of:=2010-[.B100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llan77</text:p>
          </table:table-cell>
          <table:table-cell office:value-type="float" office:value="1977">
            <text:p>1977</text:p>
          </table:table-cell>
          <table:table-cell office:value-type="float" office:value="2174">
            <text:p>2174</text:p>
          </table:table-cell>
          <table:table-cell table:formula="of:=2010-[.B100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dianmant76</text:p>
          </table:table-cell>
          <table:table-cell office:value-type="float" office:value="1977">
            <text:p>1977</text:p>
          </table:table-cell>
          <table:table-cell office:value-type="float" office:value="5816">
            <text:p>5816</text:p>
          </table:table-cell>
          <table:table-cell table:formula="of:=2010-[.B100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Flurstina</text:p>
          </table:table-cell>
          <table:table-cell office:value-type="float" office:value="1977">
            <text:p>1977</text:p>
          </table:table-cell>
          <table:table-cell office:value-type="float" office:value="1438">
            <text:p>1438</text:p>
          </table:table-cell>
          <table:table-cell table:formula="of:=2010-[.B100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ena76</text:p>
          </table:table-cell>
          <table:table-cell office:value-type="float" office:value="1977">
            <text:p>1977</text:p>
          </table:table-cell>
          <table:table-cell office:value-type="float" office:value="111">
            <text:p>111</text:p>
          </table:table-cell>
          <table:table-cell table:formula="of:=2010-[.B100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Obzi</text:p>
          </table:table-cell>
          <table:table-cell office:value-type="float" office:value="1977">
            <text:p>1977</text:p>
          </table:table-cell>
          <table:table-cell office:value-type="float" office:value="10029">
            <text:p>10029</text:p>
          </table:table-cell>
          <table:table-cell table:formula="of:=2010-[.B101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untalisa</text:p>
          </table:table-cell>
          <table:table-cell office:value-type="float" office:value="1977">
            <text:p>1977</text:p>
          </table:table-cell>
          <table:table-cell office:value-type="float" office:value="49778">
            <text:p>49778</text:p>
          </table:table-cell>
          <table:table-cell table:formula="of:=2010-[.B101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ejaochjag</text:p>
          </table:table-cell>
          <table:table-cell office:value-type="float" office:value="1977">
            <text:p>1977</text:p>
          </table:table-cell>
          <table:table-cell office:value-type="float" office:value="2420">
            <text:p>2420</text:p>
          </table:table-cell>
          <table:table-cell table:formula="of:=2010-[.B101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nlus</text:p>
          </table:table-cell>
          <table:table-cell office:value-type="float" office:value="1977">
            <text:p>1977</text:p>
          </table:table-cell>
          <table:table-cell office:value-type="float" office:value="4715">
            <text:p>4715</text:p>
          </table:table-cell>
          <table:table-cell table:formula="of:=2010-[.B101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kleyan</text:p>
          </table:table-cell>
          <table:table-cell office:value-type="float" office:value="1977">
            <text:p>1977</text:p>
          </table:table-cell>
          <table:table-cell office:value-type="float" office:value="4545">
            <text:p>4545</text:p>
          </table:table-cell>
          <table:table-cell table:formula="of:=2010-[.B101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Nokkan</text:p>
          </table:table-cell>
          <table:table-cell office:value-type="float" office:value="1977">
            <text:p>1977</text:p>
          </table:table-cell>
          <table:table-cell office:value-type="float" office:value="21306">
            <text:p>21306</text:p>
          </table:table-cell>
          <table:table-cell table:formula="of:=2010-[.B101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Pondus</text:p>
          </table:table-cell>
          <table:table-cell office:value-type="float" office:value="1977">
            <text:p>1977</text:p>
          </table:table-cell>
          <table:table-cell office:value-type="float" office:value="838">
            <text:p>838</text:p>
          </table:table-cell>
          <table:table-cell table:formula="of:=2010-[.B101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oltussen</text:p>
          </table:table-cell>
          <table:table-cell office:value-type="float" office:value="1977">
            <text:p>1977</text:p>
          </table:table-cell>
          <table:table-cell office:value-type="float" office:value="178">
            <text:p>178</text:p>
          </table:table-cell>
          <table:table-cell table:formula="of:=2010-[.B101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erimother</text:p>
          </table:table-cell>
          <table:table-cell office:value-type="float" office:value="1977">
            <text:p>1977</text:p>
          </table:table-cell>
          <table:table-cell office:value-type="float" office:value="2535">
            <text:p>2535</text:p>
          </table:table-cell>
          <table:table-cell table:formula="of:=2010-[.B101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Oh yes</text:p>
          </table:table-cell>
          <table:table-cell office:value-type="float" office:value="1977">
            <text:p>1977</text:p>
          </table:table-cell>
          <table:table-cell office:value-type="float" office:value="3152">
            <text:p>3152</text:p>
          </table:table-cell>
          <table:table-cell table:formula="of:=2010-[.B101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okt76</text:p>
          </table:table-cell>
          <table:table-cell office:value-type="float" office:value="1977">
            <text:p>1977</text:p>
          </table:table-cell>
          <table:table-cell office:value-type="float" office:value="29853">
            <text:p>29853</text:p>
          </table:table-cell>
          <table:table-cell table:formula="of:=2010-[.B102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DollyD</text:p>
          </table:table-cell>
          <table:table-cell office:value-type="float" office:value="1977">
            <text:p>1977</text:p>
          </table:table-cell>
          <table:table-cell office:value-type="float" office:value="16504">
            <text:p>16504</text:p>
          </table:table-cell>
          <table:table-cell table:formula="of:=2010-[.B102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Jo76</text:p>
          </table:table-cell>
          <table:table-cell office:value-type="float" office:value="1977">
            <text:p>1977</text:p>
          </table:table-cell>
          <table:table-cell office:value-type="float" office:value="5658">
            <text:p>5658</text:p>
          </table:table-cell>
          <table:table-cell table:formula="of:=2010-[.B102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Bellenellen09</text:p>
          </table:table-cell>
          <table:table-cell office:value-type="float" office:value="1977">
            <text:p>1977</text:p>
          </table:table-cell>
          <table:table-cell office:value-type="float" office:value="44491">
            <text:p>44491</text:p>
          </table:table-cell>
          <table:table-cell table:formula="of:=2010-[.B102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Baypower</text:p>
          </table:table-cell>
          <table:table-cell office:value-type="float" office:value="1977">
            <text:p>1977</text:p>
          </table:table-cell>
          <table:table-cell office:value-type="float" office:value="141765">
            <text:p>141765</text:p>
          </table:table-cell>
          <table:table-cell table:formula="of:=2010-[.B102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akandi</text:p>
          </table:table-cell>
          <table:table-cell office:value-type="float" office:value="1977">
            <text:p>1977</text:p>
          </table:table-cell>
          <table:table-cell office:value-type="float" office:value="15765">
            <text:p>15765</text:p>
          </table:table-cell>
          <table:table-cell table:formula="of:=2010-[.B102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nuts76</text:p>
          </table:table-cell>
          <table:table-cell office:value-type="float" office:value="1977">
            <text:p>1977</text:p>
          </table:table-cell>
          <table:table-cell office:value-type="float" office:value="9943">
            <text:p>9943</text:p>
          </table:table-cell>
          <table:table-cell table:formula="of:=2010-[.B102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wify</text:p>
          </table:table-cell>
          <table:table-cell office:value-type="float" office:value="1977">
            <text:p>1977</text:p>
          </table:table-cell>
          <table:table-cell office:value-type="float" office:value="14722">
            <text:p>14722</text:p>
          </table:table-cell>
          <table:table-cell table:formula="of:=2010-[.B102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ii76</text:p>
          </table:table-cell>
          <table:table-cell office:value-type="float" office:value="1977">
            <text:p>1977</text:p>
          </table:table-cell>
          <table:table-cell office:value-type="float" office:value="6038">
            <text:p>6038</text:p>
          </table:table-cell>
          <table:table-cell table:formula="of:=2010-[.B102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Bohuslän</text:p>
          </table:table-cell>
          <table:table-cell office:value-type="float" office:value="1977">
            <text:p>1977</text:p>
          </table:table-cell>
          <table:table-cell office:value-type="float" office:value="4587">
            <text:p>4587</text:p>
          </table:table-cell>
          <table:table-cell table:formula="of:=2010-[.B102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ggzan</text:p>
          </table:table-cell>
          <table:table-cell office:value-type="float" office:value="1977">
            <text:p>1977</text:p>
          </table:table-cell>
          <table:table-cell office:value-type="float" office:value="8267">
            <text:p>8267</text:p>
          </table:table-cell>
          <table:table-cell table:formula="of:=2010-[.B103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oonlight</text:p>
          </table:table-cell>
          <table:table-cell office:value-type="float" office:value="1977">
            <text:p>1977</text:p>
          </table:table-cell>
          <table:table-cell office:value-type="float" office:value="3159">
            <text:p>3159</text:p>
          </table:table-cell>
          <table:table-cell table:formula="of:=2010-[.B103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zoi</text:p>
          </table:table-cell>
          <table:table-cell office:value-type="float" office:value="1977">
            <text:p>1977</text:p>
          </table:table-cell>
          <table:table-cell office:value-type="float" office:value="39149">
            <text:p>39149</text:p>
          </table:table-cell>
          <table:table-cell table:formula="of:=2010-[.B103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daisy76</text:p>
          </table:table-cell>
          <table:table-cell office:value-type="float" office:value="1977">
            <text:p>1977</text:p>
          </table:table-cell>
          <table:table-cell office:value-type="float" office:value="13822">
            <text:p>13822</text:p>
          </table:table-cell>
          <table:table-cell table:formula="of:=2010-[.B103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lta2006</text:p>
          </table:table-cell>
          <table:table-cell office:value-type="float" office:value="1977">
            <text:p>1977</text:p>
          </table:table-cell>
          <table:table-cell office:value-type="float" office:value="1083">
            <text:p>1083</text:p>
          </table:table-cell>
          <table:table-cell table:formula="of:=2010-[.B103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noffy</text:p>
          </table:table-cell>
          <table:table-cell office:value-type="float" office:value="1977">
            <text:p>1977</text:p>
          </table:table-cell>
          <table:table-cell office:value-type="float" office:value="12746">
            <text:p>12746</text:p>
          </table:table-cell>
          <table:table-cell table:formula="of:=2010-[.B103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llan090815</text:p>
          </table:table-cell>
          <table:table-cell office:value-type="float" office:value="1977">
            <text:p>1977</text:p>
          </table:table-cell>
          <table:table-cell office:value-type="float" office:value="690">
            <text:p>690</text:p>
          </table:table-cell>
          <table:table-cell table:formula="of:=2010-[.B103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nneCharlotte</text:p>
          </table:table-cell>
          <table:table-cell office:value-type="float" office:value="1977">
            <text:p>1977</text:p>
          </table:table-cell>
          <table:table-cell office:value-type="float" office:value="146">
            <text:p>146</text:p>
          </table:table-cell>
          <table:table-cell table:formula="of:=2010-[.B103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akeupgirl</text:p>
          </table:table-cell>
          <table:table-cell office:value-type="float" office:value="1977">
            <text:p>1977</text:p>
          </table:table-cell>
          <table:table-cell office:value-type="float" office:value="4548">
            <text:p>4548</text:p>
          </table:table-cell>
          <table:table-cell table:formula="of:=2010-[.B103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356">
            <text:p>1356</text:p>
          </table:table-cell>
          <table:table-cell table:formula="of:=2010-[.B103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43">
            <text:p>143</text:p>
          </table:table-cell>
          <table:table-cell table:formula="of:=2010-[.B104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ysterYster2</text:p>
          </table:table-cell>
          <table:table-cell office:value-type="float" office:value="1977">
            <text:p>1977</text:p>
          </table:table-cell>
          <table:table-cell office:value-type="float" office:value="36571">
            <text:p>36571</text:p>
          </table:table-cell>
          <table:table-cell table:formula="of:=2010-[.B104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1977">
            <text:p>1977</text:p>
          </table:table-cell>
          <table:table-cell office:value-type="float" office:value="405">
            <text:p>405</text:p>
          </table:table-cell>
          <table:table-cell table:formula="of:=2010-[.B104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Johlin</text:p>
          </table:table-cell>
          <table:table-cell office:value-type="float" office:value="1977">
            <text:p>1977</text:p>
          </table:table-cell>
          <table:table-cell office:value-type="float" office:value="280">
            <text:p>280</text:p>
          </table:table-cell>
          <table:table-cell table:formula="of:=2010-[.B104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olls</text:p>
          </table:table-cell>
          <table:table-cell office:value-type="float" office:value="1977">
            <text:p>1977</text:p>
          </table:table-cell>
          <table:table-cell office:value-type="float" office:value="9711">
            <text:p>9711</text:p>
          </table:table-cell>
          <table:table-cell table:formula="of:=2010-[.B104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ilvermalvan</text:p>
          </table:table-cell>
          <table:table-cell office:value-type="float" office:value="1977">
            <text:p>1977</text:p>
          </table:table-cell>
          <table:table-cell office:value-type="float" office:value="2361">
            <text:p>2361</text:p>
          </table:table-cell>
          <table:table-cell table:formula="of:=2010-[.B104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Esme</text:p>
          </table:table-cell>
          <table:table-cell office:value-type="float" office:value="1977">
            <text:p>1977</text:p>
          </table:table-cell>
          <table:table-cell office:value-type="float" office:value="114">
            <text:p>114</text:p>
          </table:table-cell>
          <table:table-cell table:formula="of:=2010-[.B104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olisa</text:p>
          </table:table-cell>
          <table:table-cell office:value-type="float" office:value="1977">
            <text:p>1977</text:p>
          </table:table-cell>
          <table:table-cell office:value-type="float" office:value="923">
            <text:p>923</text:p>
          </table:table-cell>
          <table:table-cell table:formula="of:=2010-[.B104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Sandy76</text:p>
          </table:table-cell>
          <table:table-cell office:value-type="float" office:value="1977">
            <text:p>1977</text:p>
          </table:table-cell>
          <table:table-cell office:value-type="float" office:value="2266">
            <text:p>2266</text:p>
          </table:table-cell>
          <table:table-cell table:formula="of:=2010-[.B104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irseberg</text:p>
          </table:table-cell>
          <table:table-cell office:value-type="float" office:value="1977">
            <text:p>1977</text:p>
          </table:table-cell>
          <table:table-cell office:value-type="float" office:value="1452">
            <text:p>1452</text:p>
          </table:table-cell>
          <table:table-cell table:formula="of:=2010-[.B104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fia 76</text:p>
          </table:table-cell>
          <table:table-cell office:value-type="float" office:value="1977">
            <text:p>1977</text:p>
          </table:table-cell>
          <table:table-cell office:value-type="float" office:value="104">
            <text:p>104</text:p>
          </table:table-cell>
          <table:table-cell table:formula="of:=2010-[.B105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Ars Amandi</text:p>
          </table:table-cell>
          <table:table-cell office:value-type="float" office:value="1977">
            <text:p>1977</text:p>
          </table:table-cell>
          <table:table-cell office:value-type="float" office:value="6483">
            <text:p>6483</text:p>
          </table:table-cell>
          <table:table-cell table:formula="of:=2010-[.B105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mittliv</text:p>
          </table:table-cell>
          <table:table-cell office:value-type="float" office:value="1977">
            <text:p>1977</text:p>
          </table:table-cell>
          <table:table-cell office:value-type="float" office:value="840">
            <text:p>840</text:p>
          </table:table-cell>
          <table:table-cell table:formula="of:=2010-[.B1052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977">
            <text:p>1977</text:p>
          </table:table-cell>
          <table:table-cell office:value-type="float" office:value="2517">
            <text:p>2517</text:p>
          </table:table-cell>
          <table:table-cell table:formula="of:=2010-[.B1053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Chanel01</text:p>
          </table:table-cell>
          <table:table-cell office:value-type="float" office:value="1977">
            <text:p>1977</text:p>
          </table:table-cell>
          <table:table-cell office:value-type="float" office:value="522">
            <text:p>522</text:p>
          </table:table-cell>
          <table:table-cell table:formula="of:=2010-[.B1054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977">
            <text:p>1977</text:p>
          </table:table-cell>
          <table:table-cell office:value-type="float" office:value="14550">
            <text:p>14550</text:p>
          </table:table-cell>
          <table:table-cell table:formula="of:=2010-[.B1055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Kaka76</text:p>
          </table:table-cell>
          <table:table-cell office:value-type="float" office:value="1977">
            <text:p>1977</text:p>
          </table:table-cell>
          <table:table-cell office:value-type="float" office:value="11493">
            <text:p>11493</text:p>
          </table:table-cell>
          <table:table-cell table:formula="of:=2010-[.B1056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oki</text:p>
          </table:table-cell>
          <table:table-cell office:value-type="float" office:value="1977">
            <text:p>1977</text:p>
          </table:table-cell>
          <table:table-cell office:value-type="float" office:value="2023">
            <text:p>2023</text:p>
          </table:table-cell>
          <table:table-cell table:formula="of:=2010-[.B1057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Palle76</text:p>
          </table:table-cell>
          <table:table-cell office:value-type="float" office:value="1977">
            <text:p>1977</text:p>
          </table:table-cell>
          <table:table-cell office:value-type="float" office:value="12340">
            <text:p>12340</text:p>
          </table:table-cell>
          <table:table-cell table:formula="of:=2010-[.B1058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hugoboss</text:p>
          </table:table-cell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 table:formula="of:=2010-[.B1059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women</text:p>
          </table:table-cell>
          <table:table-cell office:value-type="float" office:value="1977">
            <text:p>1977</text:p>
          </table:table-cell>
          <table:table-cell office:value-type="float" office:value="246">
            <text:p>246</text:p>
          </table:table-cell>
          <table:table-cell table:formula="of:=2010-[.B1060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Nellan10</text:p>
          </table:table-cell>
          <table:table-cell office:value-type="float" office:value="1977">
            <text:p>1977</text:p>
          </table:table-cell>
          <table:table-cell office:value-type="float" office:value="10479">
            <text:p>10479</text:p>
          </table:table-cell>
          <table:table-cell table:formula="of:=2010-[.B1061]"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string">
            <text:p>Linakinn</text:p>
          </table:table-cell>
          <table:table-cell office:value-type="float" office:value="1978">
            <text:p>1978</text:p>
          </table:table-cell>
          <table:table-cell office:value-type="float" office:value="13518">
            <text:p>13518</text:p>
          </table:table-cell>
          <table:table-cell table:formula="of:=2010-[.B106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urreburre</text:p>
          </table:table-cell>
          <table:table-cell office:value-type="float" office:value="1978">
            <text:p>1978</text:p>
          </table:table-cell>
          <table:table-cell office:value-type="float" office:value="65949">
            <text:p>65949</text:p>
          </table:table-cell>
          <table:table-cell table:formula="of:=2010-[.B106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lli77</text:p>
          </table:table-cell>
          <table:table-cell office:value-type="float" office:value="1978">
            <text:p>1978</text:p>
          </table:table-cell>
          <table:table-cell office:value-type="float" office:value="95697">
            <text:p>95697</text:p>
          </table:table-cell>
          <table:table-cell table:formula="of:=2010-[.B106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ysen</text:p>
          </table:table-cell>
          <table:table-cell office:value-type="float" office:value="1978">
            <text:p>1978</text:p>
          </table:table-cell>
          <table:table-cell office:value-type="float" office:value="13221">
            <text:p>13221</text:p>
          </table:table-cell>
          <table:table-cell table:formula="of:=2010-[.B106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igmomma</text:p>
          </table:table-cell>
          <table:table-cell office:value-type="float" office:value="1978">
            <text:p>1978</text:p>
          </table:table-cell>
          <table:table-cell office:value-type="float" office:value="53539">
            <text:p>53539</text:p>
          </table:table-cell>
          <table:table-cell table:formula="of:=2010-[.B106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uull</text:p>
          </table:table-cell>
          <table:table-cell office:value-type="float" office:value="1978">
            <text:p>1978</text:p>
          </table:table-cell>
          <table:table-cell office:value-type="float" office:value="2541">
            <text:p>2541</text:p>
          </table:table-cell>
          <table:table-cell table:formula="of:=2010-[.B106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irren</text:p>
          </table:table-cell>
          <table:table-cell office:value-type="float" office:value="1978">
            <text:p>1978</text:p>
          </table:table-cell>
          <table:table-cell office:value-type="float" office:value="145773">
            <text:p>145773</text:p>
          </table:table-cell>
          <table:table-cell table:formula="of:=2010-[.B106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FruEdberg</text:p>
          </table:table-cell>
          <table:table-cell office:value-type="float" office:value="1978">
            <text:p>1978</text:p>
          </table:table-cell>
          <table:table-cell office:value-type="float" office:value="14296">
            <text:p>14296</text:p>
          </table:table-cell>
          <table:table-cell table:formula="of:=2010-[.B106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oona</text:p>
          </table:table-cell>
          <table:table-cell office:value-type="float" office:value="1978">
            <text:p>1978</text:p>
          </table:table-cell>
          <table:table-cell office:value-type="float" office:value="35285">
            <text:p>35285</text:p>
          </table:table-cell>
          <table:table-cell table:formula="of:=2010-[.B107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Challe N</text:p>
          </table:table-cell>
          <table:table-cell office:value-type="float" office:value="1978">
            <text:p>1978</text:p>
          </table:table-cell>
          <table:table-cell office:value-type="float" office:value="106630">
            <text:p>106630</text:p>
          </table:table-cell>
          <table:table-cell table:formula="of:=2010-[.B107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igermom</text:p>
          </table:table-cell>
          <table:table-cell office:value-type="float" office:value="1978">
            <text:p>1978</text:p>
          </table:table-cell>
          <table:table-cell office:value-type="float" office:value="29968">
            <text:p>29968</text:p>
          </table:table-cell>
          <table:table-cell table:formula="of:=2010-[.B107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igee</text:p>
          </table:table-cell>
          <table:table-cell office:value-type="float" office:value="1978">
            <text:p>1978</text:p>
          </table:table-cell>
          <table:table-cell office:value-type="float" office:value="99016">
            <text:p>99016</text:p>
          </table:table-cell>
          <table:table-cell table:formula="of:=2010-[.B107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nnajo</text:p>
          </table:table-cell>
          <table:table-cell office:value-type="float" office:value="1978">
            <text:p>1978</text:p>
          </table:table-cell>
          <table:table-cell office:value-type="float" office:value="25557">
            <text:p>25557</text:p>
          </table:table-cell>
          <table:table-cell table:formula="of:=2010-[.B107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yssnuff</text:p>
          </table:table-cell>
          <table:table-cell office:value-type="float" office:value="1978">
            <text:p>1978</text:p>
          </table:table-cell>
          <table:table-cell office:value-type="float" office:value="44561">
            <text:p>44561</text:p>
          </table:table-cell>
          <table:table-cell table:formula="of:=2010-[.B107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uzorsus</text:p>
          </table:table-cell>
          <table:table-cell office:value-type="float" office:value="1978">
            <text:p>1978</text:p>
          </table:table-cell>
          <table:table-cell office:value-type="float" office:value="153328">
            <text:p>153328</text:p>
          </table:table-cell>
          <table:table-cell table:formula="of:=2010-[.B107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ichanna</text:p>
          </table:table-cell>
          <table:table-cell office:value-type="float" office:value="1978">
            <text:p>1978</text:p>
          </table:table-cell>
          <table:table-cell office:value-type="float" office:value="16900">
            <text:p>16900</text:p>
          </table:table-cell>
          <table:table-cell table:formula="of:=2010-[.B107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ngelvinge</text:p>
          </table:table-cell>
          <table:table-cell office:value-type="float" office:value="1978">
            <text:p>1978</text:p>
          </table:table-cell>
          <table:table-cell office:value-type="float" office:value="18547">
            <text:p>18547</text:p>
          </table:table-cell>
          <table:table-cell table:formula="of:=2010-[.B107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Olivia2006</text:p>
          </table:table-cell>
          <table:table-cell office:value-type="float" office:value="1978">
            <text:p>1978</text:p>
          </table:table-cell>
          <table:table-cell office:value-type="float" office:value="15960">
            <text:p>15960</text:p>
          </table:table-cell>
          <table:table-cell table:formula="of:=2010-[.B107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Fantastic 4</text:p>
          </table:table-cell>
          <table:table-cell office:value-type="float" office:value="1978">
            <text:p>1978</text:p>
          </table:table-cell>
          <table:table-cell office:value-type="float" office:value="95248">
            <text:p>95248</text:p>
          </table:table-cell>
          <table:table-cell table:formula="of:=2010-[.B108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ockerkakan</text:p>
          </table:table-cell>
          <table:table-cell office:value-type="float" office:value="1978">
            <text:p>1978</text:p>
          </table:table-cell>
          <table:table-cell office:value-type="float" office:value="152275">
            <text:p>152275</text:p>
          </table:table-cell>
          <table:table-cell table:formula="of:=2010-[.B108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orelei</text:p>
          </table:table-cell>
          <table:table-cell office:value-type="float" office:value="1978">
            <text:p>1978</text:p>
          </table:table-cell>
          <table:table-cell office:value-type="float" office:value="217465">
            <text:p>217465</text:p>
          </table:table-cell>
          <table:table-cell table:formula="of:=2010-[.B108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icki77</text:p>
          </table:table-cell>
          <table:table-cell office:value-type="float" office:value="1978">
            <text:p>1978</text:p>
          </table:table-cell>
          <table:table-cell office:value-type="float" office:value="27206">
            <text:p>27206</text:p>
          </table:table-cell>
          <table:table-cell table:formula="of:=2010-[.B108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lla JJ</text:p>
          </table:table-cell>
          <table:table-cell office:value-type="float" office:value="1978">
            <text:p>1978</text:p>
          </table:table-cell>
          <table:table-cell office:value-type="float" office:value="181115">
            <text:p>181115</text:p>
          </table:table-cell>
          <table:table-cell table:formula="of:=2010-[.B108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glaadamamman</text:p>
          </table:table-cell>
          <table:table-cell office:value-type="float" office:value="1978">
            <text:p>1978</text:p>
          </table:table-cell>
          <table:table-cell office:value-type="float" office:value="2216">
            <text:p>2216</text:p>
          </table:table-cell>
          <table:table-cell table:formula="of:=2010-[.B108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Git</text:p>
          </table:table-cell>
          <table:table-cell office:value-type="float" office:value="1978">
            <text:p>1978</text:p>
          </table:table-cell>
          <table:table-cell office:value-type="float" office:value="112498">
            <text:p>112498</text:p>
          </table:table-cell>
          <table:table-cell table:formula="of:=2010-[.B108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stro</text:p>
          </table:table-cell>
          <table:table-cell office:value-type="float" office:value="1978">
            <text:p>1978</text:p>
          </table:table-cell>
          <table:table-cell office:value-type="float" office:value="237158">
            <text:p>237158</text:p>
          </table:table-cell>
          <table:table-cell table:formula="of:=2010-[.B108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lla mej</text:p>
          </table:table-cell>
          <table:table-cell office:value-type="float" office:value="1978">
            <text:p>1978</text:p>
          </table:table-cell>
          <table:table-cell office:value-type="float" office:value="139855">
            <text:p>139855</text:p>
          </table:table-cell>
          <table:table-cell table:formula="of:=2010-[.B108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usiSue</text:p>
          </table:table-cell>
          <table:table-cell office:value-type="float" office:value="1978">
            <text:p>1978</text:p>
          </table:table-cell>
          <table:table-cell office:value-type="float" office:value="71941">
            <text:p>71941</text:p>
          </table:table-cell>
          <table:table-cell table:formula="of:=2010-[.B108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ngelica30</text:p>
          </table:table-cell>
          <table:table-cell office:value-type="float" office:value="1978">
            <text:p>1978</text:p>
          </table:table-cell>
          <table:table-cell office:value-type="float" office:value="26509">
            <text:p>26509</text:p>
          </table:table-cell>
          <table:table-cell table:formula="of:=2010-[.B109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ittij</text:p>
          </table:table-cell>
          <table:table-cell office:value-type="float" office:value="1978">
            <text:p>1978</text:p>
          </table:table-cell>
          <table:table-cell office:value-type="float" office:value="124347">
            <text:p>124347</text:p>
          </table:table-cell>
          <table:table-cell table:formula="of:=2010-[.B109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grata</text:p>
          </table:table-cell>
          <table:table-cell office:value-type="float" office:value="1978">
            <text:p>1978</text:p>
          </table:table-cell>
          <table:table-cell office:value-type="float" office:value="9963">
            <text:p>9963</text:p>
          </table:table-cell>
          <table:table-cell table:formula="of:=2010-[.B109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igress77</text:p>
          </table:table-cell>
          <table:table-cell office:value-type="float" office:value="1978">
            <text:p>1978</text:p>
          </table:table-cell>
          <table:table-cell office:value-type="float" office:value="27576">
            <text:p>27576</text:p>
          </table:table-cell>
          <table:table-cell table:formula="of:=2010-[.B109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ellabus</text:p>
          </table:table-cell>
          <table:table-cell office:value-type="float" office:value="1978">
            <text:p>1978</text:p>
          </table:table-cell>
          <table:table-cell office:value-type="float" office:value="10456">
            <text:p>10456</text:p>
          </table:table-cell>
          <table:table-cell table:formula="of:=2010-[.B109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attyn</text:p>
          </table:table-cell>
          <table:table-cell office:value-type="float" office:value="1978">
            <text:p>1978</text:p>
          </table:table-cell>
          <table:table-cell office:value-type="float" office:value="100289">
            <text:p>100289</text:p>
          </table:table-cell>
          <table:table-cell table:formula="of:=2010-[.B109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1978">
            <text:p>1978</text:p>
          </table:table-cell>
          <table:table-cell office:value-type="float" office:value="40189">
            <text:p>40189</text:p>
          </table:table-cell>
          <table:table-cell table:formula="of:=2010-[.B109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sa1977</text:p>
          </table:table-cell>
          <table:table-cell office:value-type="float" office:value="1978">
            <text:p>1978</text:p>
          </table:table-cell>
          <table:table-cell office:value-type="float" office:value="35851">
            <text:p>35851</text:p>
          </table:table-cell>
          <table:table-cell table:formula="of:=2010-[.B109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okfia 7</text:p>
          </table:table-cell>
          <table:table-cell office:value-type="float" office:value="1978">
            <text:p>1978</text:p>
          </table:table-cell>
          <table:table-cell office:value-type="float" office:value="79996">
            <text:p>79996</text:p>
          </table:table-cell>
          <table:table-cell table:formula="of:=2010-[.B109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ll Z</text:p>
          </table:table-cell>
          <table:table-cell office:value-type="float" office:value="1978">
            <text:p>1978</text:p>
          </table:table-cell>
          <table:table-cell office:value-type="float" office:value="2800">
            <text:p>2800</text:p>
          </table:table-cell>
          <table:table-cell table:formula="of:=2010-[.B109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ria2</text:p>
          </table:table-cell>
          <table:table-cell office:value-type="float" office:value="1978">
            <text:p>1978</text:p>
          </table:table-cell>
          <table:table-cell office:value-type="float" office:value="4251">
            <text:p>4251</text:p>
          </table:table-cell>
          <table:table-cell table:formula="of:=2010-[.B110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978">
            <text:p>1978</text:p>
          </table:table-cell>
          <table:table-cell office:value-type="float" office:value="48647">
            <text:p>48647</text:p>
          </table:table-cell>
          <table:table-cell table:formula="of:=2010-[.B110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ida77</text:p>
          </table:table-cell>
          <table:table-cell office:value-type="float" office:value="1978">
            <text:p>1978</text:p>
          </table:table-cell>
          <table:table-cell office:value-type="float" office:value="98954">
            <text:p>98954</text:p>
          </table:table-cell>
          <table:table-cell table:formula="of:=2010-[.B110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ggebagge</text:p>
          </table:table-cell>
          <table:table-cell office:value-type="float" office:value="1978">
            <text:p>1978</text:p>
          </table:table-cell>
          <table:table-cell office:value-type="float" office:value="3970">
            <text:p>3970</text:p>
          </table:table-cell>
          <table:table-cell table:formula="of:=2010-[.B110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ubbelmaja</text:p>
          </table:table-cell>
          <table:table-cell office:value-type="float" office:value="1978">
            <text:p>1978</text:p>
          </table:table-cell>
          <table:table-cell office:value-type="float" office:value="170164">
            <text:p>170164</text:p>
          </table:table-cell>
          <table:table-cell table:formula="of:=2010-[.B110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Röllekan</text:p>
          </table:table-cell>
          <table:table-cell office:value-type="float" office:value="1978">
            <text:p>1978</text:p>
          </table:table-cell>
          <table:table-cell office:value-type="float" office:value="9348">
            <text:p>9348</text:p>
          </table:table-cell>
          <table:table-cell table:formula="of:=2010-[.B110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llälva</text:p>
          </table:table-cell>
          <table:table-cell office:value-type="float" office:value="1978">
            <text:p>1978</text:p>
          </table:table-cell>
          <table:table-cell office:value-type="float" office:value="82390">
            <text:p>82390</text:p>
          </table:table-cell>
          <table:table-cell table:formula="of:=2010-[.B110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ump</text:p>
          </table:table-cell>
          <table:table-cell office:value-type="float" office:value="1978">
            <text:p>1978</text:p>
          </table:table-cell>
          <table:table-cell office:value-type="float" office:value="18846">
            <text:p>18846</text:p>
          </table:table-cell>
          <table:table-cell table:formula="of:=2010-[.B110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binito</text:p>
          </table:table-cell>
          <table:table-cell office:value-type="float" office:value="1978">
            <text:p>1978</text:p>
          </table:table-cell>
          <table:table-cell office:value-type="float" office:value="52467">
            <text:p>52467</text:p>
          </table:table-cell>
          <table:table-cell table:formula="of:=2010-[.B110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ina 77</text:p>
          </table:table-cell>
          <table:table-cell office:value-type="float" office:value="1978">
            <text:p>1978</text:p>
          </table:table-cell>
          <table:table-cell office:value-type="float" office:value="18655">
            <text:p>18655</text:p>
          </table:table-cell>
          <table:table-cell table:formula="of:=2010-[.B110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kanka</text:p>
          </table:table-cell>
          <table:table-cell office:value-type="float" office:value="1978">
            <text:p>1978</text:p>
          </table:table-cell>
          <table:table-cell office:value-type="float" office:value="36004">
            <text:p>36004</text:p>
          </table:table-cell>
          <table:table-cell table:formula="of:=2010-[.B111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1978">
            <text:p>1978</text:p>
          </table:table-cell>
          <table:table-cell office:value-type="float" office:value="51523">
            <text:p>51523</text:p>
          </table:table-cell>
          <table:table-cell table:formula="of:=2010-[.B111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doniram</text:p>
          </table:table-cell>
          <table:table-cell office:value-type="float" office:value="1978">
            <text:p>1978</text:p>
          </table:table-cell>
          <table:table-cell office:value-type="float" office:value="140640">
            <text:p>140640</text:p>
          </table:table-cell>
          <table:table-cell table:formula="of:=2010-[.B111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Pyris</text:p>
          </table:table-cell>
          <table:table-cell office:value-type="float" office:value="1978">
            <text:p>1978</text:p>
          </table:table-cell>
          <table:table-cell office:value-type="float" office:value="242615">
            <text:p>242615</text:p>
          </table:table-cell>
          <table:table-cell table:formula="of:=2010-[.B111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challis777</text:p>
          </table:table-cell>
          <table:table-cell office:value-type="float" office:value="1978">
            <text:p>1978</text:p>
          </table:table-cell>
          <table:table-cell office:value-type="float" office:value="65902">
            <text:p>65902</text:p>
          </table:table-cell>
          <table:table-cell table:formula="of:=2010-[.B111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yster</text:p>
          </table:table-cell>
          <table:table-cell office:value-type="float" office:value="1978">
            <text:p>1978</text:p>
          </table:table-cell>
          <table:table-cell office:value-type="float" office:value="25687">
            <text:p>25687</text:p>
          </table:table-cell>
          <table:table-cell table:formula="of:=2010-[.B111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umblebina</text:p>
          </table:table-cell>
          <table:table-cell office:value-type="float" office:value="1978">
            <text:p>1978</text:p>
          </table:table-cell>
          <table:table-cell office:value-type="float" office:value="171429">
            <text:p>171429</text:p>
          </table:table-cell>
          <table:table-cell table:formula="of:=2010-[.B111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ngo07</text:p>
          </table:table-cell>
          <table:table-cell office:value-type="float" office:value="1978">
            <text:p>1978</text:p>
          </table:table-cell>
          <table:table-cell office:value-type="float" office:value="16466">
            <text:p>16466</text:p>
          </table:table-cell>
          <table:table-cell table:formula="of:=2010-[.B111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ojo77</text:p>
          </table:table-cell>
          <table:table-cell office:value-type="float" office:value="1978">
            <text:p>1978</text:p>
          </table:table-cell>
          <table:table-cell office:value-type="float" office:value="9043">
            <text:p>9043</text:p>
          </table:table-cell>
          <table:table-cell table:formula="of:=2010-[.B111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llis 1977</text:p>
          </table:table-cell>
          <table:table-cell office:value-type="float" office:value="1978">
            <text:p>1978</text:p>
          </table:table-cell>
          <table:table-cell office:value-type="float" office:value="27267">
            <text:p>27267</text:p>
          </table:table-cell>
          <table:table-cell table:formula="of:=2010-[.B111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ndadjo</text:p>
          </table:table-cell>
          <table:table-cell office:value-type="float" office:value="1978">
            <text:p>1978</text:p>
          </table:table-cell>
          <table:table-cell office:value-type="float" office:value="281015">
            <text:p>281015</text:p>
          </table:table-cell>
          <table:table-cell table:formula="of:=2010-[.B112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yndra</text:p>
          </table:table-cell>
          <table:table-cell office:value-type="float" office:value="1978">
            <text:p>1978</text:p>
          </table:table-cell>
          <table:table-cell office:value-type="float" office:value="10959">
            <text:p>10959</text:p>
          </table:table-cell>
          <table:table-cell table:formula="of:=2010-[.B112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essan27</text:p>
          </table:table-cell>
          <table:table-cell office:value-type="float" office:value="1978">
            <text:p>1978</text:p>
          </table:table-cell>
          <table:table-cell office:value-type="float" office:value="104505">
            <text:p>104505</text:p>
          </table:table-cell>
          <table:table-cell table:formula="of:=2010-[.B112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torFot</text:p>
          </table:table-cell>
          <table:table-cell office:value-type="float" office:value="1978">
            <text:p>1978</text:p>
          </table:table-cell>
          <table:table-cell office:value-type="float" office:value="30300">
            <text:p>30300</text:p>
          </table:table-cell>
          <table:table-cell table:formula="of:=2010-[.B112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Rose77</text:p>
          </table:table-cell>
          <table:table-cell office:value-type="float" office:value="1978">
            <text:p>1978</text:p>
          </table:table-cell>
          <table:table-cell office:value-type="float" office:value="4466">
            <text:p>4466</text:p>
          </table:table-cell>
          <table:table-cell table:formula="of:=2010-[.B112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Pethrelita</text:p>
          </table:table-cell>
          <table:table-cell office:value-type="float" office:value="1978">
            <text:p>1978</text:p>
          </table:table-cell>
          <table:table-cell office:value-type="float" office:value="7424">
            <text:p>7424</text:p>
          </table:table-cell>
          <table:table-cell table:formula="of:=2010-[.B112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ryztina</text:p>
          </table:table-cell>
          <table:table-cell office:value-type="float" office:value="1978">
            <text:p>1978</text:p>
          </table:table-cell>
          <table:table-cell office:value-type="float" office:value="72502">
            <text:p>72502</text:p>
          </table:table-cell>
          <table:table-cell table:formula="of:=2010-[.B112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olina</text:p>
          </table:table-cell>
          <table:table-cell office:value-type="float" office:value="1978">
            <text:p>1978</text:p>
          </table:table-cell>
          <table:table-cell office:value-type="float" office:value="58393">
            <text:p>58393</text:p>
          </table:table-cell>
          <table:table-cell table:formula="of:=2010-[.B112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issAdelaide</text:p>
          </table:table-cell>
          <table:table-cell office:value-type="float" office:value="1978">
            <text:p>1978</text:p>
          </table:table-cell>
          <table:table-cell office:value-type="float" office:value="15031">
            <text:p>15031</text:p>
          </table:table-cell>
          <table:table-cell table:formula="of:=2010-[.B112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aralways</text:p>
          </table:table-cell>
          <table:table-cell office:value-type="float" office:value="1978">
            <text:p>1978</text:p>
          </table:table-cell>
          <table:table-cell office:value-type="float" office:value="2619">
            <text:p>2619</text:p>
          </table:table-cell>
          <table:table-cell table:formula="of:=2010-[.B112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ickiliisa</text:p>
          </table:table-cell>
          <table:table-cell office:value-type="float" office:value="1978">
            <text:p>1978</text:p>
          </table:table-cell>
          <table:table-cell office:value-type="float" office:value="45632">
            <text:p>45632</text:p>
          </table:table-cell>
          <table:table-cell table:formula="of:=2010-[.B113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978">
            <text:p>1978</text:p>
          </table:table-cell>
          <table:table-cell office:value-type="float" office:value="68421">
            <text:p>68421</text:p>
          </table:table-cell>
          <table:table-cell table:formula="of:=2010-[.B113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elp77</text:p>
          </table:table-cell>
          <table:table-cell office:value-type="float" office:value="1978">
            <text:p>1978</text:p>
          </table:table-cell>
          <table:table-cell office:value-type="float" office:value="7682">
            <text:p>7682</text:p>
          </table:table-cell>
          <table:table-cell table:formula="of:=2010-[.B113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åckan</text:p>
          </table:table-cell>
          <table:table-cell office:value-type="float" office:value="1978">
            <text:p>1978</text:p>
          </table:table-cell>
          <table:table-cell office:value-type="float" office:value="3361">
            <text:p>3361</text:p>
          </table:table-cell>
          <table:table-cell table:formula="of:=2010-[.B113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ylten</text:p>
          </table:table-cell>
          <table:table-cell office:value-type="float" office:value="1978">
            <text:p>1978</text:p>
          </table:table-cell>
          <table:table-cell office:value-type="float" office:value="74432">
            <text:p>74432</text:p>
          </table:table-cell>
          <table:table-cell table:formula="of:=2010-[.B113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laramamma</text:p>
          </table:table-cell>
          <table:table-cell office:value-type="float" office:value="1978">
            <text:p>1978</text:p>
          </table:table-cell>
          <table:table-cell office:value-type="float" office:value="3725">
            <text:p>3725</text:p>
          </table:table-cell>
          <table:table-cell table:formula="of:=2010-[.B113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ictory tilly</text:p>
          </table:table-cell>
          <table:table-cell office:value-type="float" office:value="1978">
            <text:p>1978</text:p>
          </table:table-cell>
          <table:table-cell office:value-type="float" office:value="17227">
            <text:p>17227</text:p>
          </table:table-cell>
          <table:table-cell table:formula="of:=2010-[.B113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lin77</text:p>
          </table:table-cell>
          <table:table-cell office:value-type="float" office:value="1978">
            <text:p>1978</text:p>
          </table:table-cell>
          <table:table-cell office:value-type="float" office:value="6658">
            <text:p>6658</text:p>
          </table:table-cell>
          <table:table-cell table:formula="of:=2010-[.B113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iSkaBliTre</text:p>
          </table:table-cell>
          <table:table-cell office:value-type="float" office:value="1978">
            <text:p>1978</text:p>
          </table:table-cell>
          <table:table-cell office:value-type="float" office:value="198133">
            <text:p>198133</text:p>
          </table:table-cell>
          <table:table-cell table:formula="of:=2010-[.B113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H78</text:p>
          </table:table-cell>
          <table:table-cell office:value-type="float" office:value="1978">
            <text:p>1978</text:p>
          </table:table-cell>
          <table:table-cell office:value-type="float" office:value="15045">
            <text:p>15045</text:p>
          </table:table-cell>
          <table:table-cell table:formula="of:=2010-[.B113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eepthefaith</text:p>
          </table:table-cell>
          <table:table-cell office:value-type="float" office:value="1978">
            <text:p>1978</text:p>
          </table:table-cell>
          <table:table-cell office:value-type="float" office:value="7177">
            <text:p>7177</text:p>
          </table:table-cell>
          <table:table-cell table:formula="of:=2010-[.B114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Ängaboll</text:p>
          </table:table-cell>
          <table:table-cell office:value-type="float" office:value="1978">
            <text:p>1978</text:p>
          </table:table-cell>
          <table:table-cell office:value-type="float" office:value="30926">
            <text:p>30926</text:p>
          </table:table-cell>
          <table:table-cell table:formula="of:=2010-[.B114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gedansk</text:p>
          </table:table-cell>
          <table:table-cell office:value-type="float" office:value="1978">
            <text:p>1978</text:p>
          </table:table-cell>
          <table:table-cell office:value-type="float" office:value="50093">
            <text:p>50093</text:p>
          </table:table-cell>
          <table:table-cell table:formula="of:=2010-[.B114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rolletroll</text:p>
          </table:table-cell>
          <table:table-cell office:value-type="float" office:value="1978">
            <text:p>1978</text:p>
          </table:table-cell>
          <table:table-cell office:value-type="float" office:value="3857">
            <text:p>3857</text:p>
          </table:table-cell>
          <table:table-cell table:formula="of:=2010-[.B114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estinationX</text:p>
          </table:table-cell>
          <table:table-cell office:value-type="float" office:value="1978">
            <text:p>1978</text:p>
          </table:table-cell>
          <table:table-cell office:value-type="float" office:value="30532">
            <text:p>30532</text:p>
          </table:table-cell>
          <table:table-cell table:formula="of:=2010-[.B114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elma77</text:p>
          </table:table-cell>
          <table:table-cell office:value-type="float" office:value="1978">
            <text:p>1978</text:p>
          </table:table-cell>
          <table:table-cell office:value-type="float" office:value="10377">
            <text:p>10377</text:p>
          </table:table-cell>
          <table:table-cell table:formula="of:=2010-[.B114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lfonsina</text:p>
          </table:table-cell>
          <table:table-cell office:value-type="float" office:value="1978">
            <text:p>1978</text:p>
          </table:table-cell>
          <table:table-cell office:value-type="float" office:value="147721">
            <text:p>147721</text:p>
          </table:table-cell>
          <table:table-cell table:formula="of:=2010-[.B114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adhouda</text:p>
          </table:table-cell>
          <table:table-cell office:value-type="float" office:value="1978">
            <text:p>1978</text:p>
          </table:table-cell>
          <table:table-cell office:value-type="float" office:value="23686">
            <text:p>23686</text:p>
          </table:table-cell>
          <table:table-cell table:formula="of:=2010-[.B114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essanE</text:p>
          </table:table-cell>
          <table:table-cell office:value-type="float" office:value="1978">
            <text:p>1978</text:p>
          </table:table-cell>
          <table:table-cell office:value-type="float" office:value="26733">
            <text:p>26733</text:p>
          </table:table-cell>
          <table:table-cell table:formula="of:=2010-[.B114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adfantasten</text:p>
          </table:table-cell>
          <table:table-cell office:value-type="float" office:value="1978">
            <text:p>1978</text:p>
          </table:table-cell>
          <table:table-cell office:value-type="float" office:value="7372">
            <text:p>7372</text:p>
          </table:table-cell>
          <table:table-cell table:formula="of:=2010-[.B114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iapia</text:p>
          </table:table-cell>
          <table:table-cell office:value-type="float" office:value="1978">
            <text:p>1978</text:p>
          </table:table-cell>
          <table:table-cell office:value-type="float" office:value="11893">
            <text:p>11893</text:p>
          </table:table-cell>
          <table:table-cell table:formula="of:=2010-[.B115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agkan</text:p>
          </table:table-cell>
          <table:table-cell office:value-type="float" office:value="1978">
            <text:p>1978</text:p>
          </table:table-cell>
          <table:table-cell office:value-type="float" office:value="2137">
            <text:p>2137</text:p>
          </table:table-cell>
          <table:table-cell table:formula="of:=2010-[.B115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Rävelina</text:p>
          </table:table-cell>
          <table:table-cell office:value-type="float" office:value="1978">
            <text:p>1978</text:p>
          </table:table-cell>
          <table:table-cell office:value-type="float" office:value="8238">
            <text:p>8238</text:p>
          </table:table-cell>
          <table:table-cell table:formula="of:=2010-[.B115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1978">
            <text:p>1978</text:p>
          </table:table-cell>
          <table:table-cell office:value-type="float" office:value="16297">
            <text:p>16297</text:p>
          </table:table-cell>
          <table:table-cell table:formula="of:=2010-[.B115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ogirl</text:p>
          </table:table-cell>
          <table:table-cell office:value-type="float" office:value="1978">
            <text:p>1978</text:p>
          </table:table-cell>
          <table:table-cell office:value-type="float" office:value="9450">
            <text:p>9450</text:p>
          </table:table-cell>
          <table:table-cell table:formula="of:=2010-[.B115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kruttensmamma</text:p>
          </table:table-cell>
          <table:table-cell office:value-type="float" office:value="1978">
            <text:p>1978</text:p>
          </table:table-cell>
          <table:table-cell office:value-type="float" office:value="75976">
            <text:p>75976</text:p>
          </table:table-cell>
          <table:table-cell table:formula="of:=2010-[.B115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ojo7777</text:p>
          </table:table-cell>
          <table:table-cell office:value-type="float" office:value="1978">
            <text:p>1978</text:p>
          </table:table-cell>
          <table:table-cell office:value-type="float" office:value="36735">
            <text:p>36735</text:p>
          </table:table-cell>
          <table:table-cell table:formula="of:=2010-[.B115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amillan</text:p>
          </table:table-cell>
          <table:table-cell office:value-type="float" office:value="1978">
            <text:p>1978</text:p>
          </table:table-cell>
          <table:table-cell office:value-type="float" office:value="5234">
            <text:p>5234</text:p>
          </table:table-cell>
          <table:table-cell table:formula="of:=2010-[.B115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riamitsu</text:p>
          </table:table-cell>
          <table:table-cell office:value-type="float" office:value="1978">
            <text:p>1978</text:p>
          </table:table-cell>
          <table:table-cell office:value-type="float" office:value="15582">
            <text:p>15582</text:p>
          </table:table-cell>
          <table:table-cell table:formula="of:=2010-[.B115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ydney</text:p>
          </table:table-cell>
          <table:table-cell office:value-type="float" office:value="1978">
            <text:p>1978</text:p>
          </table:table-cell>
          <table:table-cell office:value-type="float" office:value="121029">
            <text:p>121029</text:p>
          </table:table-cell>
          <table:table-cell table:formula="of:=2010-[.B115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ullisgirl</text:p>
          </table:table-cell>
          <table:table-cell office:value-type="float" office:value="1978">
            <text:p>1978</text:p>
          </table:table-cell>
          <table:table-cell office:value-type="float" office:value="30981">
            <text:p>30981</text:p>
          </table:table-cell>
          <table:table-cell table:formula="of:=2010-[.B116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Irma01</text:p>
          </table:table-cell>
          <table:table-cell office:value-type="float" office:value="1978">
            <text:p>1978</text:p>
          </table:table-cell>
          <table:table-cell office:value-type="float" office:value="69261">
            <text:p>69261</text:p>
          </table:table-cell>
          <table:table-cell table:formula="of:=2010-[.B116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imy</text:p>
          </table:table-cell>
          <table:table-cell office:value-type="float" office:value="1978">
            <text:p>1978</text:p>
          </table:table-cell>
          <table:table-cell office:value-type="float" office:value="3989">
            <text:p>3989</text:p>
          </table:table-cell>
          <table:table-cell table:formula="of:=2010-[.B116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usfrun</text:p>
          </table:table-cell>
          <table:table-cell office:value-type="float" office:value="1978">
            <text:p>1978</text:p>
          </table:table-cell>
          <table:table-cell office:value-type="float" office:value="814">
            <text:p>814</text:p>
          </table:table-cell>
          <table:table-cell table:formula="of:=2010-[.B116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affekopp</text:p>
          </table:table-cell>
          <table:table-cell office:value-type="float" office:value="1978">
            <text:p>1978</text:p>
          </table:table-cell>
          <table:table-cell office:value-type="float" office:value="45548">
            <text:p>45548</text:p>
          </table:table-cell>
          <table:table-cell table:formula="of:=2010-[.B116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ouise 77</text:p>
          </table:table-cell>
          <table:table-cell office:value-type="float" office:value="1978">
            <text:p>1978</text:p>
          </table:table-cell>
          <table:table-cell office:value-type="float" office:value="30203">
            <text:p>30203</text:p>
          </table:table-cell>
          <table:table-cell table:formula="of:=2010-[.B116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urskadetgå</text:p>
          </table:table-cell>
          <table:table-cell office:value-type="float" office:value="1978">
            <text:p>1978</text:p>
          </table:table-cell>
          <table:table-cell office:value-type="float" office:value="30742">
            <text:p>30742</text:p>
          </table:table-cell>
          <table:table-cell table:formula="of:=2010-[.B116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ästerås</text:p>
          </table:table-cell>
          <table:table-cell office:value-type="float" office:value="1978">
            <text:p>1978</text:p>
          </table:table-cell>
          <table:table-cell office:value-type="float" office:value="8606">
            <text:p>8606</text:p>
          </table:table-cell>
          <table:table-cell table:formula="of:=2010-[.B116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nola</text:p>
          </table:table-cell>
          <table:table-cell office:value-type="float" office:value="1978">
            <text:p>1978</text:p>
          </table:table-cell>
          <table:table-cell office:value-type="float" office:value="65769">
            <text:p>65769</text:p>
          </table:table-cell>
          <table:table-cell table:formula="of:=2010-[.B116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inger</text:p>
          </table:table-cell>
          <table:table-cell office:value-type="float" office:value="1978">
            <text:p>1978</text:p>
          </table:table-cell>
          <table:table-cell office:value-type="float" office:value="42191">
            <text:p>42191</text:p>
          </table:table-cell>
          <table:table-cell table:formula="of:=2010-[.B116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oelle</text:p>
          </table:table-cell>
          <table:table-cell office:value-type="float" office:value="1978">
            <text:p>1978</text:p>
          </table:table-cell>
          <table:table-cell office:value-type="float" office:value="4530">
            <text:p>4530</text:p>
          </table:table-cell>
          <table:table-cell table:formula="of:=2010-[.B117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imlan77</text:p>
          </table:table-cell>
          <table:table-cell office:value-type="float" office:value="1978">
            <text:p>1978</text:p>
          </table:table-cell>
          <table:table-cell office:value-type="float" office:value="41976">
            <text:p>41976</text:p>
          </table:table-cell>
          <table:table-cell table:formula="of:=2010-[.B117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ngaGirl</text:p>
          </table:table-cell>
          <table:table-cell office:value-type="float" office:value="1978">
            <text:p>1978</text:p>
          </table:table-cell>
          <table:table-cell office:value-type="float" office:value="50700">
            <text:p>50700</text:p>
          </table:table-cell>
          <table:table-cell table:formula="of:=2010-[.B117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tiinnaa</text:p>
          </table:table-cell>
          <table:table-cell office:value-type="float" office:value="1978">
            <text:p>1978</text:p>
          </table:table-cell>
          <table:table-cell office:value-type="float" office:value="2183">
            <text:p>2183</text:p>
          </table:table-cell>
          <table:table-cell table:formula="of:=2010-[.B117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ötskrikan</text:p>
          </table:table-cell>
          <table:table-cell office:value-type="float" office:value="1978">
            <text:p>1978</text:p>
          </table:table-cell>
          <table:table-cell office:value-type="float" office:value="119881">
            <text:p>119881</text:p>
          </table:table-cell>
          <table:table-cell table:formula="of:=2010-[.B117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hessis77</text:p>
          </table:table-cell>
          <table:table-cell office:value-type="float" office:value="1978">
            <text:p>1978</text:p>
          </table:table-cell>
          <table:table-cell office:value-type="float" office:value="87116">
            <text:p>87116</text:p>
          </table:table-cell>
          <table:table-cell table:formula="of:=2010-[.B117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Greta Anna</text:p>
          </table:table-cell>
          <table:table-cell office:value-type="float" office:value="1978">
            <text:p>1978</text:p>
          </table:table-cell>
          <table:table-cell office:value-type="float" office:value="41150">
            <text:p>41150</text:p>
          </table:table-cell>
          <table:table-cell table:formula="of:=2010-[.B117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oppan77</text:p>
          </table:table-cell>
          <table:table-cell office:value-type="float" office:value="1978">
            <text:p>1978</text:p>
          </table:table-cell>
          <table:table-cell office:value-type="float" office:value="6844">
            <text:p>6844</text:p>
          </table:table-cell>
          <table:table-cell table:formula="of:=2010-[.B117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uvaLi</text:p>
          </table:table-cell>
          <table:table-cell office:value-type="float" office:value="1978">
            <text:p>1978</text:p>
          </table:table-cell>
          <table:table-cell office:value-type="float" office:value="87268">
            <text:p>87268</text:p>
          </table:table-cell>
          <table:table-cell table:formula="of:=2010-[.B117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nia x2</text:p>
          </table:table-cell>
          <table:table-cell office:value-type="float" office:value="1978">
            <text:p>1978</text:p>
          </table:table-cell>
          <table:table-cell office:value-type="float" office:value="269686">
            <text:p>269686</text:p>
          </table:table-cell>
          <table:table-cell table:formula="of:=2010-[.B117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amka</text:p>
          </table:table-cell>
          <table:table-cell office:value-type="float" office:value="1978">
            <text:p>1978</text:p>
          </table:table-cell>
          <table:table-cell office:value-type="float" office:value="4872">
            <text:p>4872</text:p>
          </table:table-cell>
          <table:table-cell table:formula="of:=2010-[.B118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ommar 77</text:p>
          </table:table-cell>
          <table:table-cell office:value-type="float" office:value="1978">
            <text:p>1978</text:p>
          </table:table-cell>
          <table:table-cell office:value-type="float" office:value="51093">
            <text:p>51093</text:p>
          </table:table-cell>
          <table:table-cell table:formula="of:=2010-[.B118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ratz</text:p>
          </table:table-cell>
          <table:table-cell office:value-type="float" office:value="1978">
            <text:p>1978</text:p>
          </table:table-cell>
          <table:table-cell office:value-type="float" office:value="2277">
            <text:p>2277</text:p>
          </table:table-cell>
          <table:table-cell table:formula="of:=2010-[.B118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mma77</text:p>
          </table:table-cell>
          <table:table-cell office:value-type="float" office:value="1978">
            <text:p>1978</text:p>
          </table:table-cell>
          <table:table-cell office:value-type="float" office:value="43338">
            <text:p>43338</text:p>
          </table:table-cell>
          <table:table-cell table:formula="of:=2010-[.B118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itte</text:p>
          </table:table-cell>
          <table:table-cell office:value-type="float" office:value="1978">
            <text:p>1978</text:p>
          </table:table-cell>
          <table:table-cell office:value-type="float" office:value="8570">
            <text:p>8570</text:p>
          </table:table-cell>
          <table:table-cell table:formula="of:=2010-[.B118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isses</text:p>
          </table:table-cell>
          <table:table-cell office:value-type="float" office:value="1978">
            <text:p>1978</text:p>
          </table:table-cell>
          <table:table-cell office:value-type="float" office:value="1876">
            <text:p>1876</text:p>
          </table:table-cell>
          <table:table-cell table:formula="of:=2010-[.B118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hyme</text:p>
          </table:table-cell>
          <table:table-cell office:value-type="float" office:value="1978">
            <text:p>1978</text:p>
          </table:table-cell>
          <table:table-cell office:value-type="float" office:value="14301">
            <text:p>14301</text:p>
          </table:table-cell>
          <table:table-cell table:formula="of:=2010-[.B118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äbben</text:p>
          </table:table-cell>
          <table:table-cell office:value-type="float" office:value="1978">
            <text:p>1978</text:p>
          </table:table-cell>
          <table:table-cell office:value-type="float" office:value="5359">
            <text:p>5359</text:p>
          </table:table-cell>
          <table:table-cell table:formula="of:=2010-[.B118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o800</text:p>
          </table:table-cell>
          <table:table-cell office:value-type="float" office:value="1978">
            <text:p>1978</text:p>
          </table:table-cell>
          <table:table-cell office:value-type="float" office:value="65011">
            <text:p>65011</text:p>
          </table:table-cell>
          <table:table-cell table:formula="of:=2010-[.B118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rebarns far</text:p>
          </table:table-cell>
          <table:table-cell office:value-type="float" office:value="1978">
            <text:p>1978</text:p>
          </table:table-cell>
          <table:table-cell office:value-type="float" office:value="25455">
            <text:p>25455</text:p>
          </table:table-cell>
          <table:table-cell table:formula="of:=2010-[.B118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iainfo</text:p>
          </table:table-cell>
          <table:table-cell office:value-type="float" office:value="1978">
            <text:p>1978</text:p>
          </table:table-cell>
          <table:table-cell office:value-type="float" office:value="38896">
            <text:p>38896</text:p>
          </table:table-cell>
          <table:table-cell table:formula="of:=2010-[.B119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ohanna77</text:p>
          </table:table-cell>
          <table:table-cell office:value-type="float" office:value="1978">
            <text:p>1978</text:p>
          </table:table-cell>
          <table:table-cell office:value-type="float" office:value="20016">
            <text:p>20016</text:p>
          </table:table-cell>
          <table:table-cell table:formula="of:=2010-[.B119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llinormaria</text:p>
          </table:table-cell>
          <table:table-cell office:value-type="float" office:value="1978">
            <text:p>1978</text:p>
          </table:table-cell>
          <table:table-cell office:value-type="float" office:value="6770">
            <text:p>6770</text:p>
          </table:table-cell>
          <table:table-cell table:formula="of:=2010-[.B119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iWa</text:p>
          </table:table-cell>
          <table:table-cell office:value-type="float" office:value="1978">
            <text:p>1978</text:p>
          </table:table-cell>
          <table:table-cell office:value-type="float" office:value="15983">
            <text:p>15983</text:p>
          </table:table-cell>
          <table:table-cell table:formula="of:=2010-[.B119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tenmyra</text:p>
          </table:table-cell>
          <table:table-cell office:value-type="float" office:value="1978">
            <text:p>1978</text:p>
          </table:table-cell>
          <table:table-cell office:value-type="float" office:value="3306">
            <text:p>3306</text:p>
          </table:table-cell>
          <table:table-cell table:formula="of:=2010-[.B119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rodsmulan</text:p>
          </table:table-cell>
          <table:table-cell office:value-type="float" office:value="1978">
            <text:p>1978</text:p>
          </table:table-cell>
          <table:table-cell office:value-type="float" office:value="149160">
            <text:p>149160</text:p>
          </table:table-cell>
          <table:table-cell table:formula="of:=2010-[.B119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agsländan</text:p>
          </table:table-cell>
          <table:table-cell office:value-type="float" office:value="1978">
            <text:p>1978</text:p>
          </table:table-cell>
          <table:table-cell office:value-type="float" office:value="20038">
            <text:p>20038</text:p>
          </table:table-cell>
          <table:table-cell table:formula="of:=2010-[.B119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mmakristina</text:p>
          </table:table-cell>
          <table:table-cell office:value-type="float" office:value="1978">
            <text:p>1978</text:p>
          </table:table-cell>
          <table:table-cell office:value-type="float" office:value="153943">
            <text:p>153943</text:p>
          </table:table-cell>
          <table:table-cell table:formula="of:=2010-[.B119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place</text:p>
          </table:table-cell>
          <table:table-cell office:value-type="float" office:value="1978">
            <text:p>1978</text:p>
          </table:table-cell>
          <table:table-cell office:value-type="float" office:value="1652">
            <text:p>1652</text:p>
          </table:table-cell>
          <table:table-cell table:formula="of:=2010-[.B119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40 plus</text:p>
          </table:table-cell>
          <table:table-cell office:value-type="float" office:value="1978">
            <text:p>1978</text:p>
          </table:table-cell>
          <table:table-cell office:value-type="float" office:value="28618">
            <text:p>28618</text:p>
          </table:table-cell>
          <table:table-cell table:formula="of:=2010-[.B119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uo</text:p>
          </table:table-cell>
          <table:table-cell office:value-type="float" office:value="1978">
            <text:p>1978</text:p>
          </table:table-cell>
          <table:table-cell office:value-type="float" office:value="13819">
            <text:p>13819</text:p>
          </table:table-cell>
          <table:table-cell table:formula="of:=2010-[.B120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pinglan77</text:p>
          </table:table-cell>
          <table:table-cell office:value-type="float" office:value="1978">
            <text:p>1978</text:p>
          </table:table-cell>
          <table:table-cell office:value-type="float" office:value="62354">
            <text:p>62354</text:p>
          </table:table-cell>
          <table:table-cell table:formula="of:=2010-[.B1201]" office:value-type="float" office:value="32">
            <text:p>32</text:p>
          </table:table-cell>
          <table:table-cell table:number-columns-repeated="9"/>
        </table:table-row>
        <table:table-row table:style-name="ro1">
          <table:table-cell table:style-name="ce1" office:value-type="date" office:date-value="2023-12-06">
            <text:p>12/06/23</text:p>
          </table:table-cell>
          <table:table-cell office:value-type="float" office:value="1978">
            <text:p>1978</text:p>
          </table:table-cell>
          <table:table-cell office:value-type="float" office:value="77988">
            <text:p>77988</text:p>
          </table:table-cell>
          <table:table-cell table:formula="of:=2010-[.B120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D77</text:p>
          </table:table-cell>
          <table:table-cell office:value-type="float" office:value="1978">
            <text:p>1978</text:p>
          </table:table-cell>
          <table:table-cell office:value-type="float" office:value="51864">
            <text:p>51864</text:p>
          </table:table-cell>
          <table:table-cell table:formula="of:=2010-[.B120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ockerråtta</text:p>
          </table:table-cell>
          <table:table-cell office:value-type="float" office:value="1978">
            <text:p>1978</text:p>
          </table:table-cell>
          <table:table-cell office:value-type="float" office:value="4742">
            <text:p>4742</text:p>
          </table:table-cell>
          <table:table-cell table:formula="of:=2010-[.B120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lla Fjun</text:p>
          </table:table-cell>
          <table:table-cell office:value-type="float" office:value="1978">
            <text:p>1978</text:p>
          </table:table-cell>
          <table:table-cell office:value-type="float" office:value="115575">
            <text:p>115575</text:p>
          </table:table-cell>
          <table:table-cell table:formula="of:=2010-[.B120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emo08</text:p>
          </table:table-cell>
          <table:table-cell office:value-type="float" office:value="1978">
            <text:p>1978</text:p>
          </table:table-cell>
          <table:table-cell office:value-type="float" office:value="10032">
            <text:p>10032</text:p>
          </table:table-cell>
          <table:table-cell table:formula="of:=2010-[.B120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arärstorken</text:p>
          </table:table-cell>
          <table:table-cell office:value-type="float" office:value="1978">
            <text:p>1978</text:p>
          </table:table-cell>
          <table:table-cell office:value-type="float" office:value="3912">
            <text:p>3912</text:p>
          </table:table-cell>
          <table:table-cell table:formula="of:=2010-[.B120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frankrike</text:p>
          </table:table-cell>
          <table:table-cell office:value-type="float" office:value="1978">
            <text:p>1978</text:p>
          </table:table-cell>
          <table:table-cell office:value-type="float" office:value="15879">
            <text:p>15879</text:p>
          </table:table-cell>
          <table:table-cell table:formula="of:=2010-[.B120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urora1827</text:p>
          </table:table-cell>
          <table:table-cell office:value-type="float" office:value="1978">
            <text:p>1978</text:p>
          </table:table-cell>
          <table:table-cell office:value-type="float" office:value="9695">
            <text:p>9695</text:p>
          </table:table-cell>
          <table:table-cell table:formula="of:=2010-[.B120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assiopeja</text:p>
          </table:table-cell>
          <table:table-cell office:value-type="float" office:value="1978">
            <text:p>1978</text:p>
          </table:table-cell>
          <table:table-cell office:value-type="float" office:value="2523">
            <text:p>2523</text:p>
          </table:table-cell>
          <table:table-cell table:formula="of:=2010-[.B121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fjunis</text:p>
          </table:table-cell>
          <table:table-cell office:value-type="float" office:value="1978">
            <text:p>1978</text:p>
          </table:table-cell>
          <table:table-cell office:value-type="float" office:value="2296">
            <text:p>2296</text:p>
          </table:table-cell>
          <table:table-cell table:formula="of:=2010-[.B121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Yasmine</text:p>
          </table:table-cell>
          <table:table-cell office:value-type="float" office:value="1978">
            <text:p>1978</text:p>
          </table:table-cell>
          <table:table-cell office:value-type="float" office:value="1563">
            <text:p>1563</text:p>
          </table:table-cell>
          <table:table-cell table:formula="of:=2010-[.B121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Pingla35</text:p>
          </table:table-cell>
          <table:table-cell office:value-type="float" office:value="1978">
            <text:p>1978</text:p>
          </table:table-cell>
          <table:table-cell office:value-type="float" office:value="12426">
            <text:p>12426</text:p>
          </table:table-cell>
          <table:table-cell table:formula="of:=2010-[.B121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aramalia</text:p>
          </table:table-cell>
          <table:table-cell office:value-type="float" office:value="1978">
            <text:p>1978</text:p>
          </table:table-cell>
          <table:table-cell office:value-type="float" office:value="25803">
            <text:p>25803</text:p>
          </table:table-cell>
          <table:table-cell table:formula="of:=2010-[.B121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ubbeltess</text:p>
          </table:table-cell>
          <table:table-cell office:value-type="float" office:value="1978">
            <text:p>1978</text:p>
          </table:table-cell>
          <table:table-cell office:value-type="float" office:value="24187">
            <text:p>24187</text:p>
          </table:table-cell>
          <table:table-cell table:formula="of:=2010-[.B121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nna X</text:p>
          </table:table-cell>
          <table:table-cell office:value-type="float" office:value="1978">
            <text:p>1978</text:p>
          </table:table-cell>
          <table:table-cell office:value-type="float" office:value="17866">
            <text:p>17866</text:p>
          </table:table-cell>
          <table:table-cell table:formula="of:=2010-[.B121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mia</text:p>
          </table:table-cell>
          <table:table-cell office:value-type="float" office:value="1978">
            <text:p>1978</text:p>
          </table:table-cell>
          <table:table-cell office:value-type="float" office:value="4780">
            <text:p>4780</text:p>
          </table:table-cell>
          <table:table-cell table:formula="of:=2010-[.B121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ster77</text:p>
          </table:table-cell>
          <table:table-cell office:value-type="float" office:value="1978">
            <text:p>1978</text:p>
          </table:table-cell>
          <table:table-cell office:value-type="float" office:value="1381">
            <text:p>1381</text:p>
          </table:table-cell>
          <table:table-cell table:formula="of:=2010-[.B121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Juli1</text:p>
          </table:table-cell>
          <table:table-cell office:value-type="float" office:value="1978">
            <text:p>1978</text:p>
          </table:table-cell>
          <table:table-cell office:value-type="float" office:value="18865">
            <text:p>18865</text:p>
          </table:table-cell>
          <table:table-cell table:formula="of:=2010-[.B121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ajda</text:p>
          </table:table-cell>
          <table:table-cell office:value-type="float" office:value="1978">
            <text:p>1978</text:p>
          </table:table-cell>
          <table:table-cell office:value-type="float" office:value="476">
            <text:p>476</text:p>
          </table:table-cell>
          <table:table-cell table:formula="of:=2010-[.B122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obidoo</text:p>
          </table:table-cell>
          <table:table-cell office:value-type="float" office:value="1978">
            <text:p>1978</text:p>
          </table:table-cell>
          <table:table-cell office:value-type="float" office:value="24697">
            <text:p>24697</text:p>
          </table:table-cell>
          <table:table-cell table:formula="of:=2010-[.B122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lvan</text:p>
          </table:table-cell>
          <table:table-cell office:value-type="float" office:value="1978">
            <text:p>1978</text:p>
          </table:table-cell>
          <table:table-cell office:value-type="float" office:value="111">
            <text:p>111</text:p>
          </table:table-cell>
          <table:table-cell table:formula="of:=2010-[.B122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je</text:p>
          </table:table-cell>
          <table:table-cell office:value-type="float" office:value="1978">
            <text:p>1978</text:p>
          </table:table-cell>
          <table:table-cell office:value-type="float" office:value="14620">
            <text:p>14620</text:p>
          </table:table-cell>
          <table:table-cell table:formula="of:=2010-[.B122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icki08</text:p>
          </table:table-cell>
          <table:table-cell office:value-type="float" office:value="1978">
            <text:p>1978</text:p>
          </table:table-cell>
          <table:table-cell office:value-type="float" office:value="478021">
            <text:p>478021</text:p>
          </table:table-cell>
          <table:table-cell table:formula="of:=2010-[.B122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krutten00</text:p>
          </table:table-cell>
          <table:table-cell office:value-type="float" office:value="1978">
            <text:p>1978</text:p>
          </table:table-cell>
          <table:table-cell office:value-type="float" office:value="42180">
            <text:p>42180</text:p>
          </table:table-cell>
          <table:table-cell table:formula="of:=2010-[.B122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mmaMyran</text:p>
          </table:table-cell>
          <table:table-cell office:value-type="float" office:value="1978">
            <text:p>1978</text:p>
          </table:table-cell>
          <table:table-cell office:value-type="float" office:value="2340">
            <text:p>2340</text:p>
          </table:table-cell>
          <table:table-cell table:formula="of:=2010-[.B122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oxen</text:p>
          </table:table-cell>
          <table:table-cell office:value-type="float" office:value="1978">
            <text:p>1978</text:p>
          </table:table-cell>
          <table:table-cell office:value-type="float" office:value="33208">
            <text:p>33208</text:p>
          </table:table-cell>
          <table:table-cell table:formula="of:=2010-[.B122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otek</text:p>
          </table:table-cell>
          <table:table-cell office:value-type="float" office:value="1978">
            <text:p>1978</text:p>
          </table:table-cell>
          <table:table-cell office:value-type="float" office:value="3208">
            <text:p>3208</text:p>
          </table:table-cell>
          <table:table-cell table:formula="of:=2010-[.B122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elfrida</text:p>
          </table:table-cell>
          <table:table-cell office:value-type="float" office:value="1978">
            <text:p>1978</text:p>
          </table:table-cell>
          <table:table-cell office:value-type="float" office:value="255">
            <text:p>255</text:p>
          </table:table-cell>
          <table:table-cell table:formula="of:=2010-[.B122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allisto</text:p>
          </table:table-cell>
          <table:table-cell office:value-type="float" office:value="1978">
            <text:p>1978</text:p>
          </table:table-cell>
          <table:table-cell office:value-type="float" office:value="281">
            <text:p>281</text:p>
          </table:table-cell>
          <table:table-cell table:formula="of:=2010-[.B123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Oo v oO</text:p>
          </table:table-cell>
          <table:table-cell office:value-type="float" office:value="1978">
            <text:p>1978</text:p>
          </table:table-cell>
          <table:table-cell office:value-type="float" office:value="146">
            <text:p>146</text:p>
          </table:table-cell>
          <table:table-cell table:formula="of:=2010-[.B123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hioo</text:p>
          </table:table-cell>
          <table:table-cell office:value-type="float" office:value="1978">
            <text:p>1978</text:p>
          </table:table-cell>
          <table:table-cell office:value-type="float" office:value="18498">
            <text:p>18498</text:p>
          </table:table-cell>
          <table:table-cell table:formula="of:=2010-[.B123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Puff77</text:p>
          </table:table-cell>
          <table:table-cell office:value-type="float" office:value="1978">
            <text:p>1978</text:p>
          </table:table-cell>
          <table:table-cell office:value-type="float" office:value="12015">
            <text:p>12015</text:p>
          </table:table-cell>
          <table:table-cell table:formula="of:=2010-[.B123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bra77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formula="of:=2010-[.B123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arin h</text:p>
          </table:table-cell>
          <table:table-cell office:value-type="float" office:value="1978">
            <text:p>1978</text:p>
          </table:table-cell>
          <table:table-cell office:value-type="float" office:value="5902">
            <text:p>5902</text:p>
          </table:table-cell>
          <table:table-cell table:formula="of:=2010-[.B123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krutthumlan</text:p>
          </table:table-cell>
          <table:table-cell office:value-type="float" office:value="1978">
            <text:p>1978</text:p>
          </table:table-cell>
          <table:table-cell office:value-type="float" office:value="8940">
            <text:p>8940</text:p>
          </table:table-cell>
          <table:table-cell table:formula="of:=2010-[.B123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ini77</text:p>
          </table:table-cell>
          <table:table-cell office:value-type="float" office:value="1978">
            <text:p>1978</text:p>
          </table:table-cell>
          <table:table-cell office:value-type="float" office:value="13805">
            <text:p>13805</text:p>
          </table:table-cell>
          <table:table-cell table:formula="of:=2010-[.B123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ndolin</text:p>
          </table:table-cell>
          <table:table-cell office:value-type="float" office:value="1978">
            <text:p>1978</text:p>
          </table:table-cell>
          <table:table-cell office:value-type="float" office:value="29215">
            <text:p>29215</text:p>
          </table:table-cell>
          <table:table-cell table:formula="of:=2010-[.B123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own under</text:p>
          </table:table-cell>
          <table:table-cell office:value-type="float" office:value="1978">
            <text:p>1978</text:p>
          </table:table-cell>
          <table:table-cell office:value-type="float" office:value="11031">
            <text:p>11031</text:p>
          </table:table-cell>
          <table:table-cell table:formula="of:=2010-[.B123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C77</text:p>
          </table:table-cell>
          <table:table-cell office:value-type="float" office:value="1978">
            <text:p>1978</text:p>
          </table:table-cell>
          <table:table-cell office:value-type="float" office:value="19691">
            <text:p>19691</text:p>
          </table:table-cell>
          <table:table-cell table:formula="of:=2010-[.B124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ivvi12</text:p>
          </table:table-cell>
          <table:table-cell office:value-type="float" office:value="1978">
            <text:p>1978</text:p>
          </table:table-cell>
          <table:table-cell office:value-type="float" office:value="506">
            <text:p>506</text:p>
          </table:table-cell>
          <table:table-cell table:formula="of:=2010-[.B124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icha</text:p>
          </table:table-cell>
          <table:table-cell office:value-type="float" office:value="1978">
            <text:p>1978</text:p>
          </table:table-cell>
          <table:table-cell office:value-type="float" office:value="4035">
            <text:p>4035</text:p>
          </table:table-cell>
          <table:table-cell table:formula="of:=2010-[.B124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abben</text:p>
          </table:table-cell>
          <table:table-cell office:value-type="float" office:value="1978">
            <text:p>1978</text:p>
          </table:table-cell>
          <table:table-cell office:value-type="float" office:value="12010">
            <text:p>12010</text:p>
          </table:table-cell>
          <table:table-cell table:formula="of:=2010-[.B124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obRob</text:p>
          </table:table-cell>
          <table:table-cell office:value-type="float" office:value="1978">
            <text:p>1978</text:p>
          </table:table-cell>
          <table:table-cell office:value-type="float" office:value="6564">
            <text:p>6564</text:p>
          </table:table-cell>
          <table:table-cell table:formula="of:=2010-[.B124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ygge</text:p>
          </table:table-cell>
          <table:table-cell office:value-type="float" office:value="1978">
            <text:p>1978</text:p>
          </table:table-cell>
          <table:table-cell office:value-type="float" office:value="58207">
            <text:p>58207</text:p>
          </table:table-cell>
          <table:table-cell table:formula="of:=2010-[.B124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nooz</text:p>
          </table:table-cell>
          <table:table-cell office:value-type="float" office:value="1978">
            <text:p>1978</text:p>
          </table:table-cell>
          <table:table-cell office:value-type="float" office:value="5183">
            <text:p>5183</text:p>
          </table:table-cell>
          <table:table-cell table:formula="of:=2010-[.B124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mmis77</text:p>
          </table:table-cell>
          <table:table-cell office:value-type="float" office:value="1978">
            <text:p>1978</text:p>
          </table:table-cell>
          <table:table-cell office:value-type="float" office:value="2947">
            <text:p>2947</text:p>
          </table:table-cell>
          <table:table-cell table:formula="of:=2010-[.B124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hinkerbell</text:p>
          </table:table-cell>
          <table:table-cell office:value-type="float" office:value="1978">
            <text:p>1978</text:p>
          </table:table-cell>
          <table:table-cell office:value-type="float" office:value="11596">
            <text:p>11596</text:p>
          </table:table-cell>
          <table:table-cell table:formula="of:=2010-[.B124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ndaewer</text:p>
          </table:table-cell>
          <table:table-cell office:value-type="float" office:value="1978">
            <text:p>1978</text:p>
          </table:table-cell>
          <table:table-cell office:value-type="float" office:value="16775">
            <text:p>16775</text:p>
          </table:table-cell>
          <table:table-cell table:formula="of:=2010-[.B124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lmNov</text:p>
          </table:table-cell>
          <table:table-cell office:value-type="float" office:value="1978">
            <text:p>1978</text:p>
          </table:table-cell>
          <table:table-cell office:value-type="float" office:value="1083">
            <text:p>1083</text:p>
          </table:table-cell>
          <table:table-cell table:formula="of:=2010-[.B125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77</text:p>
          </table:table-cell>
          <table:table-cell office:value-type="float" office:value="1978">
            <text:p>1978</text:p>
          </table:table-cell>
          <table:table-cell office:value-type="float" office:value="23421">
            <text:p>23421</text:p>
          </table:table-cell>
          <table:table-cell table:formula="of:=2010-[.B125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ucie</text:p>
          </table:table-cell>
          <table:table-cell office:value-type="float" office:value="1978">
            <text:p>1978</text:p>
          </table:table-cell>
          <table:table-cell office:value-type="float" office:value="120151">
            <text:p>120151</text:p>
          </table:table-cell>
          <table:table-cell table:formula="of:=2010-[.B125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UppIDeBlå</text:p>
          </table:table-cell>
          <table:table-cell office:value-type="float" office:value="1978">
            <text:p>1978</text:p>
          </table:table-cell>
          <table:table-cell office:value-type="float" office:value="3986">
            <text:p>3986</text:p>
          </table:table-cell>
          <table:table-cell table:formula="of:=2010-[.B125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uddes mamma</text:p>
          </table:table-cell>
          <table:table-cell office:value-type="float" office:value="1978">
            <text:p>1978</text:p>
          </table:table-cell>
          <table:table-cell office:value-type="float" office:value="10118">
            <text:p>10118</text:p>
          </table:table-cell>
          <table:table-cell table:formula="of:=2010-[.B125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inda b a</text:p>
          </table:table-cell>
          <table:table-cell office:value-type="float" office:value="1978">
            <text:p>1978</text:p>
          </table:table-cell>
          <table:table-cell office:value-type="float" office:value="2031">
            <text:p>2031</text:p>
          </table:table-cell>
          <table:table-cell table:formula="of:=2010-[.B125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oijsisen</text:p>
          </table:table-cell>
          <table:table-cell office:value-type="float" office:value="1978">
            <text:p>1978</text:p>
          </table:table-cell>
          <table:table-cell office:value-type="float" office:value="4967">
            <text:p>4967</text:p>
          </table:table-cell>
          <table:table-cell table:formula="of:=2010-[.B125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Calliope</text:p>
          </table:table-cell>
          <table:table-cell office:value-type="float" office:value="1978">
            <text:p>1978</text:p>
          </table:table-cell>
          <table:table-cell office:value-type="float" office:value="630">
            <text:p>630</text:p>
          </table:table-cell>
          <table:table-cell table:formula="of:=2010-[.B125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udda</text:p>
          </table:table-cell>
          <table:table-cell office:value-type="float" office:value="1978">
            <text:p>1978</text:p>
          </table:table-cell>
          <table:table-cell office:value-type="float" office:value="16122">
            <text:p>16122</text:p>
          </table:table-cell>
          <table:table-cell table:formula="of:=2010-[.B125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et</text:p>
          </table:table-cell>
          <table:table-cell office:value-type="float" office:value="1978">
            <text:p>1978</text:p>
          </table:table-cell>
          <table:table-cell office:value-type="float" office:value="47733">
            <text:p>47733</text:p>
          </table:table-cell>
          <table:table-cell table:formula="of:=2010-[.B125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umlekatten</text:p>
          </table:table-cell>
          <table:table-cell office:value-type="float" office:value="1978">
            <text:p>1978</text:p>
          </table:table-cell>
          <table:table-cell office:value-type="float" office:value="1747">
            <text:p>1747</text:p>
          </table:table-cell>
          <table:table-cell table:formula="of:=2010-[.B126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Kråkan77</text:p>
          </table:table-cell>
          <table:table-cell office:value-type="float" office:value="1978">
            <text:p>1978</text:p>
          </table:table-cell>
          <table:table-cell office:value-type="float" office:value="751">
            <text:p>751</text:p>
          </table:table-cell>
          <table:table-cell table:formula="of:=2010-[.B126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va77</text:p>
          </table:table-cell>
          <table:table-cell office:value-type="float" office:value="1978">
            <text:p>1978</text:p>
          </table:table-cell>
          <table:table-cell office:value-type="float" office:value="1079">
            <text:p>1079</text:p>
          </table:table-cell>
          <table:table-cell table:formula="of:=2010-[.B126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EoT</text:p>
          </table:table-cell>
          <table:table-cell office:value-type="float" office:value="1978">
            <text:p>1978</text:p>
          </table:table-cell>
          <table:table-cell office:value-type="float" office:value="5394">
            <text:p>5394</text:p>
          </table:table-cell>
          <table:table-cell table:formula="of:=2010-[.B126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pewe</text:p>
          </table:table-cell>
          <table:table-cell office:value-type="float" office:value="1978">
            <text:p>1978</text:p>
          </table:table-cell>
          <table:table-cell office:value-type="float" office:value="413">
            <text:p>413</text:p>
          </table:table-cell>
          <table:table-cell table:formula="of:=2010-[.B126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am77</text:p>
          </table:table-cell>
          <table:table-cell office:value-type="float" office:value="1978">
            <text:p>1978</text:p>
          </table:table-cell>
          <table:table-cell office:value-type="float" office:value="9373">
            <text:p>9373</text:p>
          </table:table-cell>
          <table:table-cell table:formula="of:=2010-[.B126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yinflyttad</text:p>
          </table:table-cell>
          <table:table-cell office:value-type="float" office:value="1978">
            <text:p>1978</text:p>
          </table:table-cell>
          <table:table-cell office:value-type="float" office:value="11653">
            <text:p>11653</text:p>
          </table:table-cell>
          <table:table-cell table:formula="of:=2010-[.B126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978">
            <text:p>1978</text:p>
          </table:table-cell>
          <table:table-cell office:value-type="float" office:value="2214">
            <text:p>2214</text:p>
          </table:table-cell>
          <table:table-cell table:formula="of:=2010-[.B126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lellisen</text:p>
          </table:table-cell>
          <table:table-cell office:value-type="float" office:value="1978">
            <text:p>1978</text:p>
          </table:table-cell>
          <table:table-cell office:value-type="float" office:value="26870">
            <text:p>26870</text:p>
          </table:table-cell>
          <table:table-cell table:formula="of:=2010-[.B126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Vesslan</text:p>
          </table:table-cell>
          <table:table-cell office:value-type="float" office:value="1978">
            <text:p>1978</text:p>
          </table:table-cell>
          <table:table-cell office:value-type="float" office:value="7451">
            <text:p>7451</text:p>
          </table:table-cell>
          <table:table-cell table:formula="of:=2010-[.B126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ammamia77</text:p>
          </table:table-cell>
          <table:table-cell office:value-type="float" office:value="1978">
            <text:p>1978</text:p>
          </table:table-cell>
          <table:table-cell office:value-type="float" office:value="246">
            <text:p>246</text:p>
          </table:table-cell>
          <table:table-cell table:formula="of:=2010-[.B127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nahaud</text:p>
          </table:table-cell>
          <table:table-cell office:value-type="float" office:value="1978">
            <text:p>1978</text:p>
          </table:table-cell>
          <table:table-cell office:value-type="float" office:value="844">
            <text:p>844</text:p>
          </table:table-cell>
          <table:table-cell table:formula="of:=2010-[.B127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ynastar</text:p>
          </table:table-cell>
          <table:table-cell office:value-type="float" office:value="1978">
            <text:p>1978</text:p>
          </table:table-cell>
          <table:table-cell office:value-type="float" office:value="617">
            <text:p>617</text:p>
          </table:table-cell>
          <table:table-cell table:formula="of:=2010-[.B127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Fantacia</text:p>
          </table:table-cell>
          <table:table-cell office:value-type="float" office:value="1978">
            <text:p>1978</text:p>
          </table:table-cell>
          <table:table-cell office:value-type="float" office:value="159">
            <text:p>159</text:p>
          </table:table-cell>
          <table:table-cell table:formula="of:=2010-[.B127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Snartmamma</text:p>
          </table:table-cell>
          <table:table-cell office:value-type="float" office:value="1978">
            <text:p>1978</text:p>
          </table:table-cell>
          <table:table-cell office:value-type="float" office:value="74">
            <text:p>74</text:p>
          </table:table-cell>
          <table:table-cell table:formula="of:=2010-[.B127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YlvaK</text:p>
          </table:table-cell>
          <table:table-cell office:value-type="float" office:value="1978">
            <text:p>1978</text:p>
          </table:table-cell>
          <table:table-cell office:value-type="float" office:value="3537">
            <text:p>3537</text:p>
          </table:table-cell>
          <table:table-cell table:formula="of:=2010-[.B1275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Akkie77</text:p>
          </table:table-cell>
          <table:table-cell office:value-type="float" office:value="1978">
            <text:p>1978</text:p>
          </table:table-cell>
          <table:table-cell office:value-type="float" office:value="4767">
            <text:p>4767</text:p>
          </table:table-cell>
          <table:table-cell table:formula="of:=2010-[.B1276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axmamman</text:p>
          </table:table-cell>
          <table:table-cell office:value-type="float" office:value="1978">
            <text:p>1978</text:p>
          </table:table-cell>
          <table:table-cell office:value-type="float" office:value="1240">
            <text:p>1240</text:p>
          </table:table-cell>
          <table:table-cell table:formula="of:=2010-[.B1277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Herkules</text:p>
          </table:table-cell>
          <table:table-cell office:value-type="float" office:value="1978">
            <text:p>1978</text:p>
          </table:table-cell>
          <table:table-cell office:value-type="float" office:value="2195">
            <text:p>2195</text:p>
          </table:table-cell>
          <table:table-cell table:formula="of:=2010-[.B1278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y1977</text:p>
          </table:table-cell>
          <table:table-cell office:value-type="float" office:value="1978">
            <text:p>1978</text:p>
          </table:table-cell>
          <table:table-cell office:value-type="float" office:value="8163">
            <text:p>8163</text:p>
          </table:table-cell>
          <table:table-cell table:formula="of:=2010-[.B1279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busungar2</text:p>
          </table:table-cell>
          <table:table-cell office:value-type="float" office:value="1978">
            <text:p>1978</text:p>
          </table:table-cell>
          <table:table-cell office:value-type="float" office:value="33545">
            <text:p>33545</text:p>
          </table:table-cell>
          <table:table-cell table:formula="of:=2010-[.B1280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millface</text:p>
          </table:table-cell>
          <table:table-cell office:value-type="float" office:value="1978">
            <text:p>1978</text:p>
          </table:table-cell>
          <table:table-cell office:value-type="float" office:value="158">
            <text:p>158</text:p>
          </table:table-cell>
          <table:table-cell table:formula="of:=2010-[.B1281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ystersyster</text:p>
          </table:table-cell>
          <table:table-cell office:value-type="float" office:value="1978">
            <text:p>1978</text:p>
          </table:table-cell>
          <table:table-cell office:value-type="float" office:value="10416">
            <text:p>10416</text:p>
          </table:table-cell>
          <table:table-cell table:formula="of:=2010-[.B1282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tvåem</text:p>
          </table:table-cell>
          <table:table-cell office:value-type="float" office:value="1978">
            <text:p>1978</text:p>
          </table:table-cell>
          <table:table-cell office:value-type="float" office:value="3593">
            <text:p>3593</text:p>
          </table:table-cell>
          <table:table-cell table:formula="of:=2010-[.B1283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Djurparken</text:p>
          </table:table-cell>
          <table:table-cell office:value-type="float" office:value="1978">
            <text:p>1978</text:p>
          </table:table-cell>
          <table:table-cell office:value-type="float" office:value="4910">
            <text:p>4910</text:p>
          </table:table-cell>
          <table:table-cell table:formula="of:=2010-[.B1284]"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string">
            <text:p>Österbotten</text:p>
          </table:table-cell>
          <table:table-cell office:value-type="float" office:value="1979">
            <text:p>1979</text:p>
          </table:table-cell>
          <table:table-cell office:value-type="float" office:value="17122">
            <text:p>17122</text:p>
          </table:table-cell>
          <table:table-cell table:formula="of:=2010-[.B128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linI</text:p>
          </table:table-cell>
          <table:table-cell office:value-type="float" office:value="1979">
            <text:p>1979</text:p>
          </table:table-cell>
          <table:table-cell office:value-type="float" office:value="155170">
            <text:p>155170</text:p>
          </table:table-cell>
          <table:table-cell table:formula="of:=2010-[.B128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natha</text:p>
          </table:table-cell>
          <table:table-cell office:value-type="float" office:value="1979">
            <text:p>1979</text:p>
          </table:table-cell>
          <table:table-cell office:value-type="float" office:value="280773">
            <text:p>280773</text:p>
          </table:table-cell>
          <table:table-cell table:formula="of:=2010-[.B128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Equal</text:p>
          </table:table-cell>
          <table:table-cell office:value-type="float" office:value="1979">
            <text:p>1979</text:p>
          </table:table-cell>
          <table:table-cell office:value-type="float" office:value="16894">
            <text:p>16894</text:p>
          </table:table-cell>
          <table:table-cell table:formula="of:=2010-[.B128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arnsugen</text:p>
          </table:table-cell>
          <table:table-cell office:value-type="float" office:value="1979">
            <text:p>1979</text:p>
          </table:table-cell>
          <table:table-cell office:value-type="float" office:value="7844">
            <text:p>7844</text:p>
          </table:table-cell>
          <table:table-cell table:formula="of:=2010-[.B128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odestyclara</text:p>
          </table:table-cell>
          <table:table-cell office:value-type="float" office:value="1979">
            <text:p>1979</text:p>
          </table:table-cell>
          <table:table-cell office:value-type="float" office:value="423418">
            <text:p>423418</text:p>
          </table:table-cell>
          <table:table-cell table:formula="of:=2010-[.B129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hdela</text:p>
          </table:table-cell>
          <table:table-cell office:value-type="float" office:value="1979">
            <text:p>1979</text:p>
          </table:table-cell>
          <table:table-cell office:value-type="float" office:value="27869">
            <text:p>27869</text:p>
          </table:table-cell>
          <table:table-cell table:formula="of:=2010-[.B129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ärnan</text:p>
          </table:table-cell>
          <table:table-cell office:value-type="float" office:value="1979">
            <text:p>1979</text:p>
          </table:table-cell>
          <table:table-cell office:value-type="float" office:value="55260">
            <text:p>55260</text:p>
          </table:table-cell>
          <table:table-cell table:formula="of:=2010-[.B129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5barnsmamman</text:p>
          </table:table-cell>
          <table:table-cell office:value-type="float" office:value="1979">
            <text:p>1979</text:p>
          </table:table-cell>
          <table:table-cell office:value-type="float" office:value="153233">
            <text:p>153233</text:p>
          </table:table-cell>
          <table:table-cell table:formula="of:=2010-[.B129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onicag</text:p>
          </table:table-cell>
          <table:table-cell office:value-type="float" office:value="1979">
            <text:p>1979</text:p>
          </table:table-cell>
          <table:table-cell office:value-type="float" office:value="2554">
            <text:p>2554</text:p>
          </table:table-cell>
          <table:table-cell table:formula="of:=2010-[.B129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mave</text:p>
          </table:table-cell>
          <table:table-cell office:value-type="float" office:value="1979">
            <text:p>1979</text:p>
          </table:table-cell>
          <table:table-cell office:value-type="float" office:value="68047">
            <text:p>68047</text:p>
          </table:table-cell>
          <table:table-cell table:formula="of:=2010-[.B129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ögbergarna</text:p>
          </table:table-cell>
          <table:table-cell office:value-type="float" office:value="1979">
            <text:p>1979</text:p>
          </table:table-cell>
          <table:table-cell office:value-type="float" office:value="295590">
            <text:p>295590</text:p>
          </table:table-cell>
          <table:table-cell table:formula="of:=2010-[.B129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En glad tjej</text:p>
          </table:table-cell>
          <table:table-cell office:value-type="float" office:value="1979">
            <text:p>1979</text:p>
          </table:table-cell>
          <table:table-cell office:value-type="float" office:value="131589">
            <text:p>131589</text:p>
          </table:table-cell>
          <table:table-cell table:formula="of:=2010-[.B129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annis</text:p>
          </table:table-cell>
          <table:table-cell office:value-type="float" office:value="1979">
            <text:p>1979</text:p>
          </table:table-cell>
          <table:table-cell office:value-type="float" office:value="91997">
            <text:p>91997</text:p>
          </table:table-cell>
          <table:table-cell table:formula="of:=2010-[.B129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jamjau</text:p>
          </table:table-cell>
          <table:table-cell office:value-type="float" office:value="1979">
            <text:p>1979</text:p>
          </table:table-cell>
          <table:table-cell office:value-type="float" office:value="28320">
            <text:p>28320</text:p>
          </table:table-cell>
          <table:table-cell table:formula="of:=2010-[.B129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eEMbe</text:p>
          </table:table-cell>
          <table:table-cell office:value-type="float" office:value="1979">
            <text:p>1979</text:p>
          </table:table-cell>
          <table:table-cell office:value-type="float" office:value="68432">
            <text:p>68432</text:p>
          </table:table-cell>
          <table:table-cell table:formula="of:=2010-[.B130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Olivia3mars</text:p>
          </table:table-cell>
          <table:table-cell office:value-type="float" office:value="1979">
            <text:p>1979</text:p>
          </table:table-cell>
          <table:table-cell office:value-type="float" office:value="13702">
            <text:p>13702</text:p>
          </table:table-cell>
          <table:table-cell table:formula="of:=2010-[.B130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röken sol</text:p>
          </table:table-cell>
          <table:table-cell office:value-type="float" office:value="1979">
            <text:p>1979</text:p>
          </table:table-cell>
          <table:table-cell office:value-type="float" office:value="30116">
            <text:p>30116</text:p>
          </table:table-cell>
          <table:table-cell table:formula="of:=2010-[.B130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araCarolina</text:p>
          </table:table-cell>
          <table:table-cell office:value-type="float" office:value="1979">
            <text:p>1979</text:p>
          </table:table-cell>
          <table:table-cell office:value-type="float" office:value="47437">
            <text:p>47437</text:p>
          </table:table-cell>
          <table:table-cell table:formula="of:=2010-[.B130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nimor78</text:p>
          </table:table-cell>
          <table:table-cell office:value-type="float" office:value="1979">
            <text:p>1979</text:p>
          </table:table-cell>
          <table:table-cell office:value-type="float" office:value="8867">
            <text:p>8867</text:p>
          </table:table-cell>
          <table:table-cell table:formula="of:=2010-[.B130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mulu</text:p>
          </table:table-cell>
          <table:table-cell office:value-type="float" office:value="1979">
            <text:p>1979</text:p>
          </table:table-cell>
          <table:table-cell office:value-type="float" office:value="85363">
            <text:p>85363</text:p>
          </table:table-cell>
          <table:table-cell table:formula="of:=2010-[.B130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nova</text:p>
          </table:table-cell>
          <table:table-cell office:value-type="float" office:value="1979">
            <text:p>1979</text:p>
          </table:table-cell>
          <table:table-cell office:value-type="float" office:value="401081">
            <text:p>401081</text:p>
          </table:table-cell>
          <table:table-cell table:formula="of:=2010-[.B130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ppans</text:p>
          </table:table-cell>
          <table:table-cell office:value-type="float" office:value="1979">
            <text:p>1979</text:p>
          </table:table-cell>
          <table:table-cell office:value-type="float" office:value="18248">
            <text:p>18248</text:p>
          </table:table-cell>
          <table:table-cell table:formula="of:=2010-[.B130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uMa</text:p>
          </table:table-cell>
          <table:table-cell office:value-type="float" office:value="1979">
            <text:p>1979</text:p>
          </table:table-cell>
          <table:table-cell office:value-type="float" office:value="192629">
            <text:p>192629</text:p>
          </table:table-cell>
          <table:table-cell table:formula="of:=2010-[.B130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1979">
            <text:p>1979</text:p>
          </table:table-cell>
          <table:table-cell office:value-type="float" office:value="155451">
            <text:p>155451</text:p>
          </table:table-cell>
          <table:table-cell table:formula="of:=2010-[.B130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nna Lisa</text:p>
          </table:table-cell>
          <table:table-cell office:value-type="float" office:value="1979">
            <text:p>1979</text:p>
          </table:table-cell>
          <table:table-cell office:value-type="float" office:value="52557">
            <text:p>52557</text:p>
          </table:table-cell>
          <table:table-cell table:formula="of:=2010-[.B131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essican</text:p>
          </table:table-cell>
          <table:table-cell office:value-type="float" office:value="1979">
            <text:p>1979</text:p>
          </table:table-cell>
          <table:table-cell office:value-type="float" office:value="23582">
            <text:p>23582</text:p>
          </table:table-cell>
          <table:table-cell table:formula="of:=2010-[.B131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oocachoo</text:p>
          </table:table-cell>
          <table:table-cell office:value-type="float" office:value="1979">
            <text:p>1979</text:p>
          </table:table-cell>
          <table:table-cell office:value-type="float" office:value="28791">
            <text:p>28791</text:p>
          </table:table-cell>
          <table:table-cell table:formula="of:=2010-[.B131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ja Gräddnos</text:p>
          </table:table-cell>
          <table:table-cell office:value-type="float" office:value="1979">
            <text:p>1979</text:p>
          </table:table-cell>
          <table:table-cell office:value-type="float" office:value="58097">
            <text:p>58097</text:p>
          </table:table-cell>
          <table:table-cell table:formula="of:=2010-[.B131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illan81</text:p>
          </table:table-cell>
          <table:table-cell office:value-type="float" office:value="1979">
            <text:p>1979</text:p>
          </table:table-cell>
          <table:table-cell office:value-type="float" office:value="49086">
            <text:p>49086</text:p>
          </table:table-cell>
          <table:table-cell table:formula="of:=2010-[.B131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ellström</text:p>
          </table:table-cell>
          <table:table-cell office:value-type="float" office:value="1979">
            <text:p>1979</text:p>
          </table:table-cell>
          <table:table-cell office:value-type="float" office:value="3439">
            <text:p>3439</text:p>
          </table:table-cell>
          <table:table-cell table:formula="of:=2010-[.B131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nnika78</text:p>
          </table:table-cell>
          <table:table-cell office:value-type="float" office:value="1979">
            <text:p>1979</text:p>
          </table:table-cell>
          <table:table-cell office:value-type="float" office:value="5642">
            <text:p>5642</text:p>
          </table:table-cell>
          <table:table-cell table:formula="of:=2010-[.B131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ru smurf</text:p>
          </table:table-cell>
          <table:table-cell office:value-type="float" office:value="1979">
            <text:p>1979</text:p>
          </table:table-cell>
          <table:table-cell office:value-type="float" office:value="135700">
            <text:p>135700</text:p>
          </table:table-cell>
          <table:table-cell table:formula="of:=2010-[.B131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kruttis1979</text:p>
          </table:table-cell>
          <table:table-cell office:value-type="float" office:value="1979">
            <text:p>1979</text:p>
          </table:table-cell>
          <table:table-cell office:value-type="float" office:value="325039">
            <text:p>325039</text:p>
          </table:table-cell>
          <table:table-cell table:formula="of:=2010-[.B131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arinagumman</text:p>
          </table:table-cell>
          <table:table-cell office:value-type="float" office:value="1979">
            <text:p>1979</text:p>
          </table:table-cell>
          <table:table-cell office:value-type="float" office:value="96394">
            <text:p>96394</text:p>
          </table:table-cell>
          <table:table-cell table:formula="of:=2010-[.B131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letrille</text:p>
          </table:table-cell>
          <table:table-cell office:value-type="float" office:value="1979">
            <text:p>1979</text:p>
          </table:table-cell>
          <table:table-cell office:value-type="float" office:value="19199">
            <text:p>19199</text:p>
          </table:table-cell>
          <table:table-cell table:formula="of:=2010-[.B132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udde1</text:p>
          </table:table-cell>
          <table:table-cell office:value-type="float" office:value="1979">
            <text:p>1979</text:p>
          </table:table-cell>
          <table:table-cell office:value-type="float" office:value="16869">
            <text:p>16869</text:p>
          </table:table-cell>
          <table:table-cell table:formula="of:=2010-[.B132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ErikaCC</text:p>
          </table:table-cell>
          <table:table-cell office:value-type="float" office:value="1979">
            <text:p>1979</text:p>
          </table:table-cell>
          <table:table-cell office:value-type="float" office:value="15857">
            <text:p>15857</text:p>
          </table:table-cell>
          <table:table-cell table:formula="of:=2010-[.B132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resa78</text:p>
          </table:table-cell>
          <table:table-cell office:value-type="float" office:value="1979">
            <text:p>1979</text:p>
          </table:table-cell>
          <table:table-cell office:value-type="float" office:value="49191">
            <text:p>49191</text:p>
          </table:table-cell>
          <table:table-cell table:formula="of:=2010-[.B132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ttapult</text:p>
          </table:table-cell>
          <table:table-cell office:value-type="float" office:value="1979">
            <text:p>1979</text:p>
          </table:table-cell>
          <table:table-cell office:value-type="float" office:value="23434">
            <text:p>23434</text:p>
          </table:table-cell>
          <table:table-cell table:formula="of:=2010-[.B132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järtefröjd</text:p>
          </table:table-cell>
          <table:table-cell office:value-type="float" office:value="1979">
            <text:p>1979</text:p>
          </table:table-cell>
          <table:table-cell office:value-type="float" office:value="38380">
            <text:p>38380</text:p>
          </table:table-cell>
          <table:table-cell table:formula="of:=2010-[.B132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ella78</text:p>
          </table:table-cell>
          <table:table-cell office:value-type="float" office:value="1979">
            <text:p>1979</text:p>
          </table:table-cell>
          <table:table-cell office:value-type="float" office:value="8352">
            <text:p>8352</text:p>
          </table:table-cell>
          <table:table-cell table:formula="of:=2010-[.B132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CA</text:p>
          </table:table-cell>
          <table:table-cell office:value-type="float" office:value="1979">
            <text:p>1979</text:p>
          </table:table-cell>
          <table:table-cell office:value-type="float" office:value="30472">
            <text:p>30472</text:p>
          </table:table-cell>
          <table:table-cell table:formula="of:=2010-[.B132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rmen1</text:p>
          </table:table-cell>
          <table:table-cell office:value-type="float" office:value="1979">
            <text:p>1979</text:p>
          </table:table-cell>
          <table:table-cell office:value-type="float" office:value="4208">
            <text:p>4208</text:p>
          </table:table-cell>
          <table:table-cell table:formula="of:=2010-[.B132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rasall</text:p>
          </table:table-cell>
          <table:table-cell office:value-type="float" office:value="1979">
            <text:p>1979</text:p>
          </table:table-cell>
          <table:table-cell office:value-type="float" office:value="10127">
            <text:p>10127</text:p>
          </table:table-cell>
          <table:table-cell table:formula="of:=2010-[.B132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lfjant</text:p>
          </table:table-cell>
          <table:table-cell office:value-type="float" office:value="1979">
            <text:p>1979</text:p>
          </table:table-cell>
          <table:table-cell office:value-type="float" office:value="9800">
            <text:p>9800</text:p>
          </table:table-cell>
          <table:table-cell table:formula="of:=2010-[.B133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uman78</text:p>
          </table:table-cell>
          <table:table-cell office:value-type="float" office:value="1979">
            <text:p>1979</text:p>
          </table:table-cell>
          <table:table-cell office:value-type="float" office:value="81708">
            <text:p>81708</text:p>
          </table:table-cell>
          <table:table-cell table:formula="of:=2010-[.B133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Vaja</text:p>
          </table:table-cell>
          <table:table-cell office:value-type="float" office:value="1979">
            <text:p>1979</text:p>
          </table:table-cell>
          <table:table-cell office:value-type="float" office:value="143516">
            <text:p>143516</text:p>
          </table:table-cell>
          <table:table-cell table:formula="of:=2010-[.B133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kah</text:p>
          </table:table-cell>
          <table:table-cell office:value-type="float" office:value="1979">
            <text:p>1979</text:p>
          </table:table-cell>
          <table:table-cell office:value-type="float" office:value="86091">
            <text:p>86091</text:p>
          </table:table-cell>
          <table:table-cell table:formula="of:=2010-[.B133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na N</text:p>
          </table:table-cell>
          <table:table-cell office:value-type="float" office:value="1979">
            <text:p>1979</text:p>
          </table:table-cell>
          <table:table-cell office:value-type="float" office:value="11103">
            <text:p>11103</text:p>
          </table:table-cell>
          <table:table-cell table:formula="of:=2010-[.B133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oneybee78</text:p>
          </table:table-cell>
          <table:table-cell office:value-type="float" office:value="1979">
            <text:p>1979</text:p>
          </table:table-cell>
          <table:table-cell office:value-type="float" office:value="15859">
            <text:p>15859</text:p>
          </table:table-cell>
          <table:table-cell table:formula="of:=2010-[.B133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979">
            <text:p>1979</text:p>
          </table:table-cell>
          <table:table-cell office:value-type="float" office:value="85252">
            <text:p>85252</text:p>
          </table:table-cell>
          <table:table-cell table:formula="of:=2010-[.B133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5 barnsmamman</text:p>
          </table:table-cell>
          <table:table-cell office:value-type="float" office:value="1979">
            <text:p>1979</text:p>
          </table:table-cell>
          <table:table-cell office:value-type="float" office:value="152635">
            <text:p>152635</text:p>
          </table:table-cell>
          <table:table-cell table:formula="of:=2010-[.B133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Ullegulle78</text:p>
          </table:table-cell>
          <table:table-cell office:value-type="float" office:value="1979">
            <text:p>1979</text:p>
          </table:table-cell>
          <table:table-cell office:value-type="float" office:value="85231">
            <text:p>85231</text:p>
          </table:table-cell>
          <table:table-cell table:formula="of:=2010-[.B133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norskan78</text:p>
          </table:table-cell>
          <table:table-cell office:value-type="float" office:value="1979">
            <text:p>1979</text:p>
          </table:table-cell>
          <table:table-cell office:value-type="float" office:value="27926">
            <text:p>27926</text:p>
          </table:table-cell>
          <table:table-cell table:formula="of:=2010-[.B133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eruleus</text:p>
          </table:table-cell>
          <table:table-cell office:value-type="float" office:value="1979">
            <text:p>1979</text:p>
          </table:table-cell>
          <table:table-cell office:value-type="float" office:value="115730">
            <text:p>115730</text:p>
          </table:table-cell>
          <table:table-cell table:formula="of:=2010-[.B134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ollsan06</text:p>
          </table:table-cell>
          <table:table-cell office:value-type="float" office:value="1979">
            <text:p>1979</text:p>
          </table:table-cell>
          <table:table-cell office:value-type="float" office:value="5332">
            <text:p>5332</text:p>
          </table:table-cell>
          <table:table-cell table:formula="of:=2010-[.B134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heOnlyOne</text:p>
          </table:table-cell>
          <table:table-cell office:value-type="float" office:value="1979">
            <text:p>1979</text:p>
          </table:table-cell>
          <table:table-cell office:value-type="float" office:value="22087">
            <text:p>22087</text:p>
          </table:table-cell>
          <table:table-cell table:formula="of:=2010-[.B134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rospicientia</text:p>
          </table:table-cell>
          <table:table-cell office:value-type="float" office:value="1979">
            <text:p>1979</text:p>
          </table:table-cell>
          <table:table-cell office:value-type="float" office:value="36056">
            <text:p>36056</text:p>
          </table:table-cell>
          <table:table-cell table:formula="of:=2010-[.B134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ELLY78</text:p>
          </table:table-cell>
          <table:table-cell office:value-type="float" office:value="1979">
            <text:p>1979</text:p>
          </table:table-cell>
          <table:table-cell office:value-type="float" office:value="8389">
            <text:p>8389</text:p>
          </table:table-cell>
          <table:table-cell table:formula="of:=2010-[.B134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nda007</text:p>
          </table:table-cell>
          <table:table-cell office:value-type="float" office:value="1979">
            <text:p>1979</text:p>
          </table:table-cell>
          <table:table-cell office:value-type="float" office:value="32495">
            <text:p>32495</text:p>
          </table:table-cell>
          <table:table-cell table:formula="of:=2010-[.B134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idefix</text:p>
          </table:table-cell>
          <table:table-cell office:value-type="float" office:value="1979">
            <text:p>1979</text:p>
          </table:table-cell>
          <table:table-cell office:value-type="float" office:value="1970">
            <text:p>1970</text:p>
          </table:table-cell>
          <table:table-cell table:formula="of:=2010-[.B134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alooba</text:p>
          </table:table-cell>
          <table:table-cell office:value-type="float" office:value="1979">
            <text:p>1979</text:p>
          </table:table-cell>
          <table:table-cell office:value-type="float" office:value="32179">
            <text:p>32179</text:p>
          </table:table-cell>
          <table:table-cell table:formula="of:=2010-[.B134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ennySpindel</text:p>
          </table:table-cell>
          <table:table-cell office:value-type="float" office:value="1979">
            <text:p>1979</text:p>
          </table:table-cell>
          <table:table-cell office:value-type="float" office:value="20544">
            <text:p>20544</text:p>
          </table:table-cell>
          <table:table-cell table:formula="of:=2010-[.B134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rola78</text:p>
          </table:table-cell>
          <table:table-cell office:value-type="float" office:value="1979">
            <text:p>1979</text:p>
          </table:table-cell>
          <table:table-cell office:value-type="float" office:value="43299">
            <text:p>43299</text:p>
          </table:table-cell>
          <table:table-cell table:formula="of:=2010-[.B134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sarin</text:p>
          </table:table-cell>
          <table:table-cell office:value-type="float" office:value="1979">
            <text:p>1979</text:p>
          </table:table-cell>
          <table:table-cell office:value-type="float" office:value="12236">
            <text:p>12236</text:p>
          </table:table-cell>
          <table:table-cell table:formula="of:=2010-[.B135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appa2006</text:p>
          </table:table-cell>
          <table:table-cell office:value-type="float" office:value="1979">
            <text:p>1979</text:p>
          </table:table-cell>
          <table:table-cell office:value-type="float" office:value="15766">
            <text:p>15766</text:p>
          </table:table-cell>
          <table:table-cell table:formula="of:=2010-[.B135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eeluu</text:p>
          </table:table-cell>
          <table:table-cell office:value-type="float" office:value="1979">
            <text:p>1979</text:p>
          </table:table-cell>
          <table:table-cell office:value-type="float" office:value="37286">
            <text:p>37286</text:p>
          </table:table-cell>
          <table:table-cell table:formula="of:=2010-[.B135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mmisen</text:p>
          </table:table-cell>
          <table:table-cell office:value-type="float" office:value="1979">
            <text:p>1979</text:p>
          </table:table-cell>
          <table:table-cell office:value-type="float" office:value="12558">
            <text:p>12558</text:p>
          </table:table-cell>
          <table:table-cell table:formula="of:=2010-[.B135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ja09</text:p>
          </table:table-cell>
          <table:table-cell office:value-type="float" office:value="1979">
            <text:p>1979</text:p>
          </table:table-cell>
          <table:table-cell office:value-type="float" office:value="78661">
            <text:p>78661</text:p>
          </table:table-cell>
          <table:table-cell table:formula="of:=2010-[.B135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tella 78</text:p>
          </table:table-cell>
          <table:table-cell office:value-type="float" office:value="1979">
            <text:p>1979</text:p>
          </table:table-cell>
          <table:table-cell office:value-type="float" office:value="225152">
            <text:p>225152</text:p>
          </table:table-cell>
          <table:table-cell table:formula="of:=2010-[.B135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arap1978</text:p>
          </table:table-cell>
          <table:table-cell office:value-type="float" office:value="1979">
            <text:p>1979</text:p>
          </table:table-cell>
          <table:table-cell office:value-type="float" office:value="41268">
            <text:p>41268</text:p>
          </table:table-cell>
          <table:table-cell table:formula="of:=2010-[.B135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ilsbergen</text:p>
          </table:table-cell>
          <table:table-cell office:value-type="float" office:value="1979">
            <text:p>1979</text:p>
          </table:table-cell>
          <table:table-cell office:value-type="float" office:value="16094">
            <text:p>16094</text:p>
          </table:table-cell>
          <table:table-cell table:formula="of:=2010-[.B135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e petite moi</text:p>
          </table:table-cell>
          <table:table-cell office:value-type="float" office:value="1979">
            <text:p>1979</text:p>
          </table:table-cell>
          <table:table-cell office:value-type="float" office:value="83720">
            <text:p>83720</text:p>
          </table:table-cell>
          <table:table-cell table:formula="of:=2010-[.B135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ia lotta lus</text:p>
          </table:table-cell>
          <table:table-cell office:value-type="float" office:value="1979">
            <text:p>1979</text:p>
          </table:table-cell>
          <table:table-cell office:value-type="float" office:value="11999">
            <text:p>11999</text:p>
          </table:table-cell>
          <table:table-cell table:formula="of:=2010-[.B135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urora2005</text:p>
          </table:table-cell>
          <table:table-cell office:value-type="float" office:value="1979">
            <text:p>1979</text:p>
          </table:table-cell>
          <table:table-cell office:value-type="float" office:value="2537">
            <text:p>2537</text:p>
          </table:table-cell>
          <table:table-cell table:formula="of:=2010-[.B136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röken Fräken</text:p>
          </table:table-cell>
          <table:table-cell office:value-type="float" office:value="1979">
            <text:p>1979</text:p>
          </table:table-cell>
          <table:table-cell office:value-type="float" office:value="53755">
            <text:p>53755</text:p>
          </table:table-cell>
          <table:table-cell table:formula="of:=2010-[.B136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otties</text:p>
          </table:table-cell>
          <table:table-cell office:value-type="float" office:value="1979">
            <text:p>1979</text:p>
          </table:table-cell>
          <table:table-cell office:value-type="float" office:value="8754">
            <text:p>8754</text:p>
          </table:table-cell>
          <table:table-cell table:formula="of:=2010-[.B136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ekia</text:p>
          </table:table-cell>
          <table:table-cell office:value-type="float" office:value="1979">
            <text:p>1979</text:p>
          </table:table-cell>
          <table:table-cell office:value-type="float" office:value="20414">
            <text:p>20414</text:p>
          </table:table-cell>
          <table:table-cell table:formula="of:=2010-[.B136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Gummisnodden</text:p>
          </table:table-cell>
          <table:table-cell office:value-type="float" office:value="1979">
            <text:p>1979</text:p>
          </table:table-cell>
          <table:table-cell office:value-type="float" office:value="45545">
            <text:p>45545</text:p>
          </table:table-cell>
          <table:table-cell table:formula="of:=2010-[.B136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nda 1978</text:p>
          </table:table-cell>
          <table:table-cell office:value-type="float" office:value="1979">
            <text:p>1979</text:p>
          </table:table-cell>
          <table:table-cell office:value-type="float" office:value="3208">
            <text:p>3208</text:p>
          </table:table-cell>
          <table:table-cell table:formula="of:=2010-[.B136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979">
            <text:p>1979</text:p>
          </table:table-cell>
          <table:table-cell office:value-type="float" office:value="107264">
            <text:p>107264</text:p>
          </table:table-cell>
          <table:table-cell table:formula="of:=2010-[.B136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roglo</text:p>
          </table:table-cell>
          <table:table-cell office:value-type="float" office:value="1979">
            <text:p>1979</text:p>
          </table:table-cell>
          <table:table-cell office:value-type="float" office:value="11009">
            <text:p>11009</text:p>
          </table:table-cell>
          <table:table-cell table:formula="of:=2010-[.B136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eah</text:p>
          </table:table-cell>
          <table:table-cell office:value-type="float" office:value="1979">
            <text:p>1979</text:p>
          </table:table-cell>
          <table:table-cell office:value-type="float" office:value="26245">
            <text:p>26245</text:p>
          </table:table-cell>
          <table:table-cell table:formula="of:=2010-[.B136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adabing</text:p>
          </table:table-cell>
          <table:table-cell office:value-type="float" office:value="1979">
            <text:p>1979</text:p>
          </table:table-cell>
          <table:table-cell office:value-type="float" office:value="4063">
            <text:p>4063</text:p>
          </table:table-cell>
          <table:table-cell table:formula="of:=2010-[.B136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attmor</text:p>
          </table:table-cell>
          <table:table-cell office:value-type="float" office:value="1979">
            <text:p>1979</text:p>
          </table:table-cell>
          <table:table-cell office:value-type="float" office:value="6538">
            <text:p>6538</text:p>
          </table:table-cell>
          <table:table-cell table:formula="of:=2010-[.B137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ebbefabriken</text:p>
          </table:table-cell>
          <table:table-cell office:value-type="float" office:value="1979">
            <text:p>1979</text:p>
          </table:table-cell>
          <table:table-cell office:value-type="float" office:value="8568">
            <text:p>8568</text:p>
          </table:table-cell>
          <table:table-cell table:formula="of:=2010-[.B137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nartliverhorn</text:p>
          </table:table-cell>
          <table:table-cell office:value-type="float" office:value="1979">
            <text:p>1979</text:p>
          </table:table-cell>
          <table:table-cell office:value-type="float" office:value="50868">
            <text:p>50868</text:p>
          </table:table-cell>
          <table:table-cell table:formula="of:=2010-[.B137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ottentotten</text:p>
          </table:table-cell>
          <table:table-cell office:value-type="float" office:value="1979">
            <text:p>1979</text:p>
          </table:table-cell>
          <table:table-cell office:value-type="float" office:value="10512">
            <text:p>10512</text:p>
          </table:table-cell>
          <table:table-cell table:formula="of:=2010-[.B137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zalea</text:p>
          </table:table-cell>
          <table:table-cell office:value-type="float" office:value="1979">
            <text:p>1979</text:p>
          </table:table-cell>
          <table:table-cell office:value-type="float" office:value="11655">
            <text:p>11655</text:p>
          </table:table-cell>
          <table:table-cell table:formula="of:=2010-[.B137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uckyme</text:p>
          </table:table-cell>
          <table:table-cell office:value-type="float" office:value="1979">
            <text:p>1979</text:p>
          </table:table-cell>
          <table:table-cell office:value-type="float" office:value="26228">
            <text:p>26228</text:p>
          </table:table-cell>
          <table:table-cell table:formula="of:=2010-[.B137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inkygirl</text:p>
          </table:table-cell>
          <table:table-cell office:value-type="float" office:value="1979">
            <text:p>1979</text:p>
          </table:table-cell>
          <table:table-cell office:value-type="float" office:value="12655">
            <text:p>12655</text:p>
          </table:table-cell>
          <table:table-cell table:formula="of:=2010-[.B137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yssan78</text:p>
          </table:table-cell>
          <table:table-cell office:value-type="float" office:value="1979">
            <text:p>1979</text:p>
          </table:table-cell>
          <table:table-cell office:value-type="float" office:value="21883">
            <text:p>21883</text:p>
          </table:table-cell>
          <table:table-cell table:formula="of:=2010-[.B137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lles matte</text:p>
          </table:table-cell>
          <table:table-cell office:value-type="float" office:value="1979">
            <text:p>1979</text:p>
          </table:table-cell>
          <table:table-cell office:value-type="float" office:value="202745">
            <text:p>202745</text:p>
          </table:table-cell>
          <table:table-cell table:formula="of:=2010-[.B137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linorebro</text:p>
          </table:table-cell>
          <table:table-cell office:value-type="float" office:value="1979">
            <text:p>1979</text:p>
          </table:table-cell>
          <table:table-cell office:value-type="float" office:value="22766">
            <text:p>22766</text:p>
          </table:table-cell>
          <table:table-cell table:formula="of:=2010-[.B137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Emmy K</text:p>
          </table:table-cell>
          <table:table-cell office:value-type="float" office:value="1979">
            <text:p>1979</text:p>
          </table:table-cell>
          <table:table-cell office:value-type="float" office:value="70039">
            <text:p>70039</text:p>
          </table:table-cell>
          <table:table-cell table:formula="of:=2010-[.B138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ennyLane</text:p>
          </table:table-cell>
          <table:table-cell office:value-type="float" office:value="1979">
            <text:p>1979</text:p>
          </table:table-cell>
          <table:table-cell office:value-type="float" office:value="17892">
            <text:p>17892</text:p>
          </table:table-cell>
          <table:table-cell table:formula="of:=2010-[.B138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ulle78</text:p>
          </table:table-cell>
          <table:table-cell office:value-type="float" office:value="1979">
            <text:p>1979</text:p>
          </table:table-cell>
          <table:table-cell office:value-type="float" office:value="71943">
            <text:p>71943</text:p>
          </table:table-cell>
          <table:table-cell table:formula="of:=2010-[.B138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frodisiac</text:p>
          </table:table-cell>
          <table:table-cell office:value-type="float" office:value="1979">
            <text:p>1979</text:p>
          </table:table-cell>
          <table:table-cell office:value-type="float" office:value="34850">
            <text:p>34850</text:p>
          </table:table-cell>
          <table:table-cell table:formula="of:=2010-[.B138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o far away</text:p>
          </table:table-cell>
          <table:table-cell office:value-type="float" office:value="1979">
            <text:p>1979</text:p>
          </table:table-cell>
          <table:table-cell office:value-type="float" office:value="1716">
            <text:p>1716</text:p>
          </table:table-cell>
          <table:table-cell table:formula="of:=2010-[.B138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Nymphéa</text:p>
          </table:table-cell>
          <table:table-cell office:value-type="float" office:value="1979">
            <text:p>1979</text:p>
          </table:table-cell>
          <table:table-cell office:value-type="float" office:value="9823">
            <text:p>9823</text:p>
          </table:table-cell>
          <table:table-cell table:formula="of:=2010-[.B138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rVen</text:p>
          </table:table-cell>
          <table:table-cell office:value-type="float" office:value="1979">
            <text:p>1979</text:p>
          </table:table-cell>
          <table:table-cell office:value-type="float" office:value="43034">
            <text:p>43034</text:p>
          </table:table-cell>
          <table:table-cell table:formula="of:=2010-[.B138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la C</text:p>
          </table:table-cell>
          <table:table-cell office:value-type="float" office:value="1979">
            <text:p>1979</text:p>
          </table:table-cell>
          <table:table-cell office:value-type="float" office:value="19311">
            <text:p>19311</text:p>
          </table:table-cell>
          <table:table-cell table:formula="of:=2010-[.B138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ollyN</text:p>
          </table:table-cell>
          <table:table-cell office:value-type="float" office:value="1979">
            <text:p>1979</text:p>
          </table:table-cell>
          <table:table-cell office:value-type="float" office:value="43700">
            <text:p>43700</text:p>
          </table:table-cell>
          <table:table-cell table:formula="of:=2010-[.B138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unshine78</text:p>
          </table:table-cell>
          <table:table-cell office:value-type="float" office:value="1979">
            <text:p>1979</text:p>
          </table:table-cell>
          <table:table-cell office:value-type="float" office:value="5256">
            <text:p>5256</text:p>
          </table:table-cell>
          <table:table-cell table:formula="of:=2010-[.B138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nr1</text:p>
          </table:table-cell>
          <table:table-cell office:value-type="float" office:value="1979">
            <text:p>1979</text:p>
          </table:table-cell>
          <table:table-cell office:value-type="float" office:value="70775">
            <text:p>70775</text:p>
          </table:table-cell>
          <table:table-cell table:formula="of:=2010-[.B139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iged</text:p>
          </table:table-cell>
          <table:table-cell office:value-type="float" office:value="1979">
            <text:p>1979</text:p>
          </table:table-cell>
          <table:table-cell office:value-type="float" office:value="3545">
            <text:p>3545</text:p>
          </table:table-cell>
          <table:table-cell table:formula="of:=2010-[.B139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uzzelina</text:p>
          </table:table-cell>
          <table:table-cell office:value-type="float" office:value="1979">
            <text:p>1979</text:p>
          </table:table-cell>
          <table:table-cell office:value-type="float" office:value="12592">
            <text:p>12592</text:p>
          </table:table-cell>
          <table:table-cell table:formula="of:=2010-[.B139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tampan</text:p>
          </table:table-cell>
          <table:table-cell office:value-type="float" office:value="1979">
            <text:p>1979</text:p>
          </table:table-cell>
          <table:table-cell office:value-type="float" office:value="22639">
            <text:p>22639</text:p>
          </table:table-cell>
          <table:table-cell table:formula="of:=2010-[.B139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riakall</text:p>
          </table:table-cell>
          <table:table-cell office:value-type="float" office:value="1979">
            <text:p>1979</text:p>
          </table:table-cell>
          <table:table-cell office:value-type="float" office:value="8447">
            <text:p>8447</text:p>
          </table:table-cell>
          <table:table-cell table:formula="of:=2010-[.B139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agasofie</text:p>
          </table:table-cell>
          <table:table-cell office:value-type="float" office:value="1979">
            <text:p>1979</text:p>
          </table:table-cell>
          <table:table-cell office:value-type="float" office:value="4816">
            <text:p>4816</text:p>
          </table:table-cell>
          <table:table-cell table:formula="of:=2010-[.B139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ullan1978</text:p>
          </table:table-cell>
          <table:table-cell office:value-type="float" office:value="1979">
            <text:p>1979</text:p>
          </table:table-cell>
          <table:table-cell office:value-type="float" office:value="100812">
            <text:p>100812</text:p>
          </table:table-cell>
          <table:table-cell table:formula="of:=2010-[.B139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essan</text:p>
          </table:table-cell>
          <table:table-cell office:value-type="float" office:value="1979">
            <text:p>1979</text:p>
          </table:table-cell>
          <table:table-cell office:value-type="float" office:value="4779">
            <text:p>4779</text:p>
          </table:table-cell>
          <table:table-cell table:formula="of:=2010-[.B139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aian</text:p>
          </table:table-cell>
          <table:table-cell office:value-type="float" office:value="1979">
            <text:p>1979</text:p>
          </table:table-cell>
          <table:table-cell office:value-type="float" office:value="5195">
            <text:p>5195</text:p>
          </table:table-cell>
          <table:table-cell table:formula="of:=2010-[.B139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Godess</text:p>
          </table:table-cell>
          <table:table-cell office:value-type="float" office:value="1979">
            <text:p>1979</text:p>
          </table:table-cell>
          <table:table-cell office:value-type="float" office:value="7753">
            <text:p>7753</text:p>
          </table:table-cell>
          <table:table-cell table:formula="of:=2010-[.B139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weety78</text:p>
          </table:table-cell>
          <table:table-cell office:value-type="float" office:value="1979">
            <text:p>1979</text:p>
          </table:table-cell>
          <table:table-cell office:value-type="float" office:value="3662">
            <text:p>3662</text:p>
          </table:table-cell>
          <table:table-cell table:formula="of:=2010-[.B140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79">
            <text:p>1979</text:p>
          </table:table-cell>
          <table:table-cell office:value-type="float" office:value="5366">
            <text:p>5366</text:p>
          </table:table-cell>
          <table:table-cell table:formula="of:=2010-[.B140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ippipopp</text:p>
          </table:table-cell>
          <table:table-cell office:value-type="float" office:value="1979">
            <text:p>1979</text:p>
          </table:table-cell>
          <table:table-cell office:value-type="float" office:value="21265">
            <text:p>21265</text:p>
          </table:table-cell>
          <table:table-cell table:formula="of:=2010-[.B140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TA</text:p>
          </table:table-cell>
          <table:table-cell office:value-type="float" office:value="1979">
            <text:p>1979</text:p>
          </table:table-cell>
          <table:table-cell office:value-type="float" office:value="7677">
            <text:p>7677</text:p>
          </table:table-cell>
          <table:table-cell table:formula="of:=2010-[.B140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linw</text:p>
          </table:table-cell>
          <table:table-cell office:value-type="float" office:value="1979">
            <text:p>1979</text:p>
          </table:table-cell>
          <table:table-cell office:value-type="float" office:value="42180">
            <text:p>42180</text:p>
          </table:table-cell>
          <table:table-cell table:formula="of:=2010-[.B140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neffi</text:p>
          </table:table-cell>
          <table:table-cell office:value-type="float" office:value="1979">
            <text:p>1979</text:p>
          </table:table-cell>
          <table:table-cell office:value-type="float" office:value="6269">
            <text:p>6269</text:p>
          </table:table-cell>
          <table:table-cell table:formula="of:=2010-[.B140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iljelin</text:p>
          </table:table-cell>
          <table:table-cell office:value-type="float" office:value="1979">
            <text:p>1979</text:p>
          </table:table-cell>
          <table:table-cell office:value-type="float" office:value="59495">
            <text:p>59495</text:p>
          </table:table-cell>
          <table:table-cell table:formula="of:=2010-[.B140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utam</text:p>
          </table:table-cell>
          <table:table-cell office:value-type="float" office:value="1979">
            <text:p>1979</text:p>
          </table:table-cell>
          <table:table-cell office:value-type="float" office:value="3047">
            <text:p>3047</text:p>
          </table:table-cell>
          <table:table-cell table:formula="of:=2010-[.B140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tarlight78</text:p>
          </table:table-cell>
          <table:table-cell office:value-type="float" office:value="1979">
            <text:p>1979</text:p>
          </table:table-cell>
          <table:table-cell office:value-type="float" office:value="15161">
            <text:p>15161</text:p>
          </table:table-cell>
          <table:table-cell table:formula="of:=2010-[.B140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inkiepie</text:p>
          </table:table-cell>
          <table:table-cell office:value-type="float" office:value="1979">
            <text:p>1979</text:p>
          </table:table-cell>
          <table:table-cell office:value-type="float" office:value="48366">
            <text:p>48366</text:p>
          </table:table-cell>
          <table:table-cell table:formula="of:=2010-[.B140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979">
            <text:p>1979</text:p>
          </table:table-cell>
          <table:table-cell office:value-type="float" office:value="2709">
            <text:p>2709</text:p>
          </table:table-cell>
          <table:table-cell table:formula="of:=2010-[.B141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offiie</text:p>
          </table:table-cell>
          <table:table-cell office:value-type="float" office:value="1979">
            <text:p>1979</text:p>
          </table:table-cell>
          <table:table-cell office:value-type="float" office:value="29123">
            <text:p>29123</text:p>
          </table:table-cell>
          <table:table-cell table:formula="of:=2010-[.B141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goding6666</text:p>
          </table:table-cell>
          <table:table-cell office:value-type="float" office:value="1979">
            <text:p>1979</text:p>
          </table:table-cell>
          <table:table-cell office:value-type="float" office:value="8818">
            <text:p>8818</text:p>
          </table:table-cell>
          <table:table-cell table:formula="of:=2010-[.B141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grönräv</text:p>
          </table:table-cell>
          <table:table-cell office:value-type="float" office:value="1979">
            <text:p>1979</text:p>
          </table:table-cell>
          <table:table-cell office:value-type="float" office:value="32782">
            <text:p>32782</text:p>
          </table:table-cell>
          <table:table-cell table:formula="of:=2010-[.B141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icke</text:p>
          </table:table-cell>
          <table:table-cell office:value-type="float" office:value="1979">
            <text:p>1979</text:p>
          </table:table-cell>
          <table:table-cell office:value-type="float" office:value="236">
            <text:p>236</text:p>
          </table:table-cell>
          <table:table-cell table:formula="of:=2010-[.B141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röken Honung</text:p>
          </table:table-cell>
          <table:table-cell office:value-type="float" office:value="1979">
            <text:p>1979</text:p>
          </table:table-cell>
          <table:table-cell office:value-type="float" office:value="3915">
            <text:p>3915</text:p>
          </table:table-cell>
          <table:table-cell table:formula="of:=2010-[.B141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hazbo</text:p>
          </table:table-cell>
          <table:table-cell office:value-type="float" office:value="1979">
            <text:p>1979</text:p>
          </table:table-cell>
          <table:table-cell office:value-type="float" office:value="78896">
            <text:p>78896</text:p>
          </table:table-cell>
          <table:table-cell table:formula="of:=2010-[.B141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nubisa</text:p>
          </table:table-cell>
          <table:table-cell office:value-type="float" office:value="1979">
            <text:p>1979</text:p>
          </table:table-cell>
          <table:table-cell office:value-type="float" office:value="108383">
            <text:p>108383</text:p>
          </table:table-cell>
          <table:table-cell table:formula="of:=2010-[.B141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Ilus</text:p>
          </table:table-cell>
          <table:table-cell office:value-type="float" office:value="1979">
            <text:p>1979</text:p>
          </table:table-cell>
          <table:table-cell office:value-type="float" office:value="9574">
            <text:p>9574</text:p>
          </table:table-cell>
          <table:table-cell table:formula="of:=2010-[.B141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ynona</text:p>
          </table:table-cell>
          <table:table-cell office:value-type="float" office:value="1979">
            <text:p>1979</text:p>
          </table:table-cell>
          <table:table-cell office:value-type="float" office:value="24607">
            <text:p>24607</text:p>
          </table:table-cell>
          <table:table-cell table:formula="of:=2010-[.B141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downismor</text:p>
          </table:table-cell>
          <table:table-cell office:value-type="float" office:value="1979">
            <text:p>1979</text:p>
          </table:table-cell>
          <table:table-cell office:value-type="float" office:value="24327">
            <text:p>24327</text:p>
          </table:table-cell>
          <table:table-cell table:formula="of:=2010-[.B142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ymor</text:p>
          </table:table-cell>
          <table:table-cell office:value-type="float" office:value="1979">
            <text:p>1979</text:p>
          </table:table-cell>
          <table:table-cell office:value-type="float" office:value="3697">
            <text:p>3697</text:p>
          </table:table-cell>
          <table:table-cell table:formula="of:=2010-[.B142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eHappy</text:p>
          </table:table-cell>
          <table:table-cell office:value-type="float" office:value="1979">
            <text:p>1979</text:p>
          </table:table-cell>
          <table:table-cell office:value-type="float" office:value="11739">
            <text:p>11739</text:p>
          </table:table-cell>
          <table:table-cell table:formula="of:=2010-[.B142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lexia78</text:p>
          </table:table-cell>
          <table:table-cell office:value-type="float" office:value="1979">
            <text:p>1979</text:p>
          </table:table-cell>
          <table:table-cell office:value-type="float" office:value="16742">
            <text:p>16742</text:p>
          </table:table-cell>
          <table:table-cell table:formula="of:=2010-[.B142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igfoot</text:p>
          </table:table-cell>
          <table:table-cell office:value-type="float" office:value="1979">
            <text:p>1979</text:p>
          </table:table-cell>
          <table:table-cell office:value-type="float" office:value="258">
            <text:p>258</text:p>
          </table:table-cell>
          <table:table-cell table:formula="of:=2010-[.B142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78Suss</text:p>
          </table:table-cell>
          <table:table-cell office:value-type="float" office:value="1979">
            <text:p>1979</text:p>
          </table:table-cell>
          <table:table-cell office:value-type="float" office:value="4521">
            <text:p>4521</text:p>
          </table:table-cell>
          <table:table-cell table:formula="of:=2010-[.B142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Indra78</text:p>
          </table:table-cell>
          <table:table-cell office:value-type="float" office:value="1979">
            <text:p>1979</text:p>
          </table:table-cell>
          <table:table-cell office:value-type="float" office:value="67151">
            <text:p>67151</text:p>
          </table:table-cell>
          <table:table-cell table:formula="of:=2010-[.B142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essos</text:p>
          </table:table-cell>
          <table:table-cell office:value-type="float" office:value="1979">
            <text:p>1979</text:p>
          </table:table-cell>
          <table:table-cell office:value-type="float" office:value="1828">
            <text:p>1828</text:p>
          </table:table-cell>
          <table:table-cell table:formula="of:=2010-[.B142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rialintott</text:p>
          </table:table-cell>
          <table:table-cell office:value-type="float" office:value="1979">
            <text:p>1979</text:p>
          </table:table-cell>
          <table:table-cell office:value-type="float" office:value="16328">
            <text:p>16328</text:p>
          </table:table-cell>
          <table:table-cell table:formula="of:=2010-[.B142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ofiech78</text:p>
          </table:table-cell>
          <table:table-cell office:value-type="float" office:value="1979">
            <text:p>1979</text:p>
          </table:table-cell>
          <table:table-cell office:value-type="float" office:value="205620">
            <text:p>205620</text:p>
          </table:table-cell>
          <table:table-cell table:formula="of:=2010-[.B142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chella</text:p>
          </table:table-cell>
          <table:table-cell office:value-type="float" office:value="1979">
            <text:p>1979</text:p>
          </table:table-cell>
          <table:table-cell office:value-type="float" office:value="13793">
            <text:p>13793</text:p>
          </table:table-cell>
          <table:table-cell table:formula="of:=2010-[.B143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riaMalmö</text:p>
          </table:table-cell>
          <table:table-cell office:value-type="float" office:value="1979">
            <text:p>1979</text:p>
          </table:table-cell>
          <table:table-cell office:value-type="float" office:value="24101">
            <text:p>24101</text:p>
          </table:table-cell>
          <table:table-cell table:formula="of:=2010-[.B143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enny Tom</text:p>
          </table:table-cell>
          <table:table-cell office:value-type="float" office:value="1979">
            <text:p>1979</text:p>
          </table:table-cell>
          <table:table-cell office:value-type="float" office:value="3839">
            <text:p>3839</text:p>
          </table:table-cell>
          <table:table-cell table:formula="of:=2010-[.B143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kaela1978</text:p>
          </table:table-cell>
          <table:table-cell office:value-type="float" office:value="1979">
            <text:p>1979</text:p>
          </table:table-cell>
          <table:table-cell office:value-type="float" office:value="16611">
            <text:p>16611</text:p>
          </table:table-cell>
          <table:table-cell table:formula="of:=2010-[.B143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ine78</text:p>
          </table:table-cell>
          <table:table-cell office:value-type="float" office:value="1979">
            <text:p>1979</text:p>
          </table:table-cell>
          <table:table-cell office:value-type="float" office:value="13797">
            <text:p>13797</text:p>
          </table:table-cell>
          <table:table-cell table:formula="of:=2010-[.B143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ddolf</text:p>
          </table:table-cell>
          <table:table-cell office:value-type="float" office:value="1979">
            <text:p>1979</text:p>
          </table:table-cell>
          <table:table-cell office:value-type="float" office:value="86802">
            <text:p>86802</text:p>
          </table:table-cell>
          <table:table-cell table:formula="of:=2010-[.B143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Vaddårå</text:p>
          </table:table-cell>
          <table:table-cell office:value-type="float" office:value="1979">
            <text:p>1979</text:p>
          </table:table-cell>
          <table:table-cell office:value-type="float" office:value="18759">
            <text:p>18759</text:p>
          </table:table-cell>
          <table:table-cell table:formula="of:=2010-[.B143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ugustikatten</text:p>
          </table:table-cell>
          <table:table-cell office:value-type="float" office:value="1979">
            <text:p>1979</text:p>
          </table:table-cell>
          <table:table-cell office:value-type="float" office:value="19283">
            <text:p>19283</text:p>
          </table:table-cell>
          <table:table-cell table:formula="of:=2010-[.B143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la H</text:p>
          </table:table-cell>
          <table:table-cell office:value-type="float" office:value="1979">
            <text:p>1979</text:p>
          </table:table-cell>
          <table:table-cell office:value-type="float" office:value="3383">
            <text:p>3383</text:p>
          </table:table-cell>
          <table:table-cell table:formula="of:=2010-[.B143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yran78</text:p>
          </table:table-cell>
          <table:table-cell office:value-type="float" office:value="1979">
            <text:p>1979</text:p>
          </table:table-cell>
          <table:table-cell office:value-type="float" office:value="7345">
            <text:p>7345</text:p>
          </table:table-cell>
          <table:table-cell table:formula="of:=2010-[.B143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Rootsler</text:p>
          </table:table-cell>
          <table:table-cell office:value-type="float" office:value="1979">
            <text:p>1979</text:p>
          </table:table-cell>
          <table:table-cell office:value-type="float" office:value="16858">
            <text:p>16858</text:p>
          </table:table-cell>
          <table:table-cell table:formula="of:=2010-[.B144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osJos</text:p>
          </table:table-cell>
          <table:table-cell office:value-type="float" office:value="1979">
            <text:p>1979</text:p>
          </table:table-cell>
          <table:table-cell office:value-type="float" office:value="19577">
            <text:p>19577</text:p>
          </table:table-cell>
          <table:table-cell table:formula="of:=2010-[.B144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emberly</text:p>
          </table:table-cell>
          <table:table-cell office:value-type="float" office:value="1979">
            <text:p>1979</text:p>
          </table:table-cell>
          <table:table-cell office:value-type="float" office:value="47252">
            <text:p>47252</text:p>
          </table:table-cell>
          <table:table-cell table:formula="of:=2010-[.B144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trawberry3</text:p>
          </table:table-cell>
          <table:table-cell office:value-type="float" office:value="1979">
            <text:p>1979</text:p>
          </table:table-cell>
          <table:table-cell office:value-type="float" office:value="88550">
            <text:p>88550</text:p>
          </table:table-cell>
          <table:table-cell table:formula="of:=2010-[.B144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enny7804</text:p>
          </table:table-cell>
          <table:table-cell office:value-type="float" office:value="1979">
            <text:p>1979</text:p>
          </table:table-cell>
          <table:table-cell office:value-type="float" office:value="54">
            <text:p>54</text:p>
          </table:table-cell>
          <table:table-cell table:formula="of:=2010-[.B144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äsis</text:p>
          </table:table-cell>
          <table:table-cell office:value-type="float" office:value="1979">
            <text:p>1979</text:p>
          </table:table-cell>
          <table:table-cell office:value-type="float" office:value="1664">
            <text:p>1664</text:p>
          </table:table-cell>
          <table:table-cell table:formula="of:=2010-[.B144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rattle and hum</text:p>
          </table:table-cell>
          <table:table-cell office:value-type="float" office:value="1979">
            <text:p>1979</text:p>
          </table:table-cell>
          <table:table-cell office:value-type="float" office:value="31749">
            <text:p>31749</text:p>
          </table:table-cell>
          <table:table-cell table:formula="of:=2010-[.B144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ommar78</text:p>
          </table:table-cell>
          <table:table-cell office:value-type="float" office:value="1979">
            <text:p>1979</text:p>
          </table:table-cell>
          <table:table-cell office:value-type="float" office:value="2352">
            <text:p>2352</text:p>
          </table:table-cell>
          <table:table-cell table:formula="of:=2010-[.B144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harli</text:p>
          </table:table-cell>
          <table:table-cell office:value-type="float" office:value="1979">
            <text:p>1979</text:p>
          </table:table-cell>
          <table:table-cell office:value-type="float" office:value="18922">
            <text:p>18922</text:p>
          </table:table-cell>
          <table:table-cell table:formula="of:=2010-[.B144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oultravel</text:p>
          </table:table-cell>
          <table:table-cell office:value-type="float" office:value="1979">
            <text:p>1979</text:p>
          </table:table-cell>
          <table:table-cell office:value-type="float" office:value="994">
            <text:p>994</text:p>
          </table:table-cell>
          <table:table-cell table:formula="of:=2010-[.B144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ängtan01</text:p>
          </table:table-cell>
          <table:table-cell office:value-type="float" office:value="1979">
            <text:p>1979</text:p>
          </table:table-cell>
          <table:table-cell office:value-type="float" office:value="12460">
            <text:p>12460</text:p>
          </table:table-cell>
          <table:table-cell table:formula="of:=2010-[.B145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lblobb</text:p>
          </table:table-cell>
          <table:table-cell office:value-type="float" office:value="1979">
            <text:p>1979</text:p>
          </table:table-cell>
          <table:table-cell office:value-type="float" office:value="18255">
            <text:p>18255</text:p>
          </table:table-cell>
          <table:table-cell table:formula="of:=2010-[.B145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mmas propp</text:p>
          </table:table-cell>
          <table:table-cell office:value-type="float" office:value="1979">
            <text:p>1979</text:p>
          </table:table-cell>
          <table:table-cell office:value-type="float" office:value="12886">
            <text:p>12886</text:p>
          </table:table-cell>
          <table:table-cell table:formula="of:=2010-[.B145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2187">
            <text:p>2187</text:p>
          </table:table-cell>
          <table:table-cell table:formula="of:=2010-[.B145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erniebernie</text:p>
          </table:table-cell>
          <table:table-cell office:value-type="float" office:value="1979">
            <text:p>1979</text:p>
          </table:table-cell>
          <table:table-cell office:value-type="float" office:value="7653">
            <text:p>7653</text:p>
          </table:table-cell>
          <table:table-cell table:formula="of:=2010-[.B145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krotis78</text:p>
          </table:table-cell>
          <table:table-cell office:value-type="float" office:value="1979">
            <text:p>1979</text:p>
          </table:table-cell>
          <table:table-cell office:value-type="float" office:value="13118">
            <text:p>13118</text:p>
          </table:table-cell>
          <table:table-cell table:formula="of:=2010-[.B145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ollyMilly</text:p>
          </table:table-cell>
          <table:table-cell office:value-type="float" office:value="1979">
            <text:p>1979</text:p>
          </table:table-cell>
          <table:table-cell office:value-type="float" office:value="4242">
            <text:p>4242</text:p>
          </table:table-cell>
          <table:table-cell table:formula="of:=2010-[.B145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ojjo78</text:p>
          </table:table-cell>
          <table:table-cell office:value-type="float" office:value="1979">
            <text:p>1979</text:p>
          </table:table-cell>
          <table:table-cell office:value-type="float" office:value="26953">
            <text:p>26953</text:p>
          </table:table-cell>
          <table:table-cell table:formula="of:=2010-[.B145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rallan78</text:p>
          </table:table-cell>
          <table:table-cell office:value-type="float" office:value="1979">
            <text:p>1979</text:p>
          </table:table-cell>
          <table:table-cell office:value-type="float" office:value="12131">
            <text:p>12131</text:p>
          </table:table-cell>
          <table:table-cell table:formula="of:=2010-[.B145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ycka78</text:p>
          </table:table-cell>
          <table:table-cell office:value-type="float" office:value="1979">
            <text:p>1979</text:p>
          </table:table-cell>
          <table:table-cell office:value-type="float" office:value="14542">
            <text:p>14542</text:p>
          </table:table-cell>
          <table:table-cell table:formula="of:=2010-[.B145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Dist</text:p>
          </table:table-cell>
          <table:table-cell office:value-type="float" office:value="1979">
            <text:p>1979</text:p>
          </table:table-cell>
          <table:table-cell office:value-type="float" office:value="116">
            <text:p>116</text:p>
          </table:table-cell>
          <table:table-cell table:formula="of:=2010-[.B146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umbi</text:p>
          </table:table-cell>
          <table:table-cell office:value-type="float" office:value="1979">
            <text:p>1979</text:p>
          </table:table-cell>
          <table:table-cell office:value-type="float" office:value="7216">
            <text:p>7216</text:p>
          </table:table-cell>
          <table:table-cell table:formula="of:=2010-[.B146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upermamman2</text:p>
          </table:table-cell>
          <table:table-cell office:value-type="float" office:value="1979">
            <text:p>1979</text:p>
          </table:table-cell>
          <table:table-cell office:value-type="float" office:value="17144">
            <text:p>17144</text:p>
          </table:table-cell>
          <table:table-cell table:formula="of:=2010-[.B146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ängla</text:p>
          </table:table-cell>
          <table:table-cell office:value-type="float" office:value="1979">
            <text:p>1979</text:p>
          </table:table-cell>
          <table:table-cell office:value-type="float" office:value="15463">
            <text:p>15463</text:p>
          </table:table-cell>
          <table:table-cell table:formula="of:=2010-[.B146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lljor</text:p>
          </table:table-cell>
          <table:table-cell office:value-type="float" office:value="1979">
            <text:p>1979</text:p>
          </table:table-cell>
          <table:table-cell office:value-type="float" office:value="347">
            <text:p>347</text:p>
          </table:table-cell>
          <table:table-cell table:formula="of:=2010-[.B146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jej 79</text:p>
          </table:table-cell>
          <table:table-cell office:value-type="float" office:value="1979">
            <text:p>1979</text:p>
          </table:table-cell>
          <table:table-cell office:value-type="float" office:value="305">
            <text:p>305</text:p>
          </table:table-cell>
          <table:table-cell table:formula="of:=2010-[.B146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gwendelyn</text:p>
          </table:table-cell>
          <table:table-cell office:value-type="float" office:value="1979">
            <text:p>1979</text:p>
          </table:table-cell>
          <table:table-cell office:value-type="float" office:value="5165">
            <text:p>5165</text:p>
          </table:table-cell>
          <table:table-cell table:formula="of:=2010-[.B146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Garderoben</text:p>
          </table:table-cell>
          <table:table-cell office:value-type="float" office:value="1979">
            <text:p>1979</text:p>
          </table:table-cell>
          <table:table-cell office:value-type="float" office:value="10857">
            <text:p>10857</text:p>
          </table:table-cell>
          <table:table-cell table:formula="of:=2010-[.B146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rinsessanLeia</text:p>
          </table:table-cell>
          <table:table-cell office:value-type="float" office:value="1979">
            <text:p>1979</text:p>
          </table:table-cell>
          <table:table-cell office:value-type="float" office:value="530">
            <text:p>530</text:p>
          </table:table-cell>
          <table:table-cell table:formula="of:=2010-[.B146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ossan79</text:p>
          </table:table-cell>
          <table:table-cell office:value-type="float" office:value="1979">
            <text:p>1979</text:p>
          </table:table-cell>
          <table:table-cell office:value-type="float" office:value="168">
            <text:p>168</text:p>
          </table:table-cell>
          <table:table-cell table:formula="of:=2010-[.B146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lotjohan</text:p>
          </table:table-cell>
          <table:table-cell office:value-type="float" office:value="1979">
            <text:p>1979</text:p>
          </table:table-cell>
          <table:table-cell office:value-type="float" office:value="145">
            <text:p>145</text:p>
          </table:table-cell>
          <table:table-cell table:formula="of:=2010-[.B147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979">
            <text:p>1979</text:p>
          </table:table-cell>
          <table:table-cell office:value-type="float" office:value="10069">
            <text:p>10069</text:p>
          </table:table-cell>
          <table:table-cell table:formula="of:=2010-[.B147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hallis</text:p>
          </table:table-cell>
          <table:table-cell office:value-type="float" office:value="1979">
            <text:p>1979</text:p>
          </table:table-cell>
          <table:table-cell office:value-type="float" office:value="6764">
            <text:p>6764</text:p>
          </table:table-cell>
          <table:table-cell table:formula="of:=2010-[.B147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ÄlskadeGryn</text:p>
          </table:table-cell>
          <table:table-cell office:value-type="float" office:value="1979">
            <text:p>1979</text:p>
          </table:table-cell>
          <table:table-cell office:value-type="float" office:value="21632">
            <text:p>21632</text:p>
          </table:table-cell>
          <table:table-cell table:formula="of:=2010-[.B147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nnas</text:p>
          </table:table-cell>
          <table:table-cell office:value-type="float" office:value="1979">
            <text:p>1979</text:p>
          </table:table-cell>
          <table:table-cell office:value-type="float" office:value="959">
            <text:p>959</text:p>
          </table:table-cell>
          <table:table-cell table:formula="of:=2010-[.B147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ilon</text:p>
          </table:table-cell>
          <table:table-cell office:value-type="float" office:value="1979">
            <text:p>1979</text:p>
          </table:table-cell>
          <table:table-cell office:value-type="float" office:value="56558">
            <text:p>56558</text:p>
          </table:table-cell>
          <table:table-cell table:formula="of:=2010-[.B147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avannas mamma</text:p>
          </table:table-cell>
          <table:table-cell office:value-type="float" office:value="1979">
            <text:p>1979</text:p>
          </table:table-cell>
          <table:table-cell office:value-type="float" office:value="180">
            <text:p>180</text:p>
          </table:table-cell>
          <table:table-cell table:formula="of:=2010-[.B147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oppfullheten</text:p>
          </table:table-cell>
          <table:table-cell office:value-type="float" office:value="1979">
            <text:p>1979</text:p>
          </table:table-cell>
          <table:table-cell office:value-type="float" office:value="3815">
            <text:p>3815</text:p>
          </table:table-cell>
          <table:table-cell table:formula="of:=2010-[.B147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rallison</text:p>
          </table:table-cell>
          <table:table-cell office:value-type="float" office:value="1979">
            <text:p>1979</text:p>
          </table:table-cell>
          <table:table-cell office:value-type="float" office:value="9518">
            <text:p>9518</text:p>
          </table:table-cell>
          <table:table-cell table:formula="of:=2010-[.B147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atzy</text:p>
          </table:table-cell>
          <table:table-cell office:value-type="float" office:value="1979">
            <text:p>1979</text:p>
          </table:table-cell>
          <table:table-cell office:value-type="float" office:value="445">
            <text:p>445</text:p>
          </table:table-cell>
          <table:table-cell table:formula="of:=2010-[.B147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allandsliv</text:p>
          </table:table-cell>
          <table:table-cell office:value-type="float" office:value="1979">
            <text:p>1979</text:p>
          </table:table-cell>
          <table:table-cell office:value-type="float" office:value="11211">
            <text:p>11211</text:p>
          </table:table-cell>
          <table:table-cell table:formula="of:=2010-[.B148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ogen</text:p>
          </table:table-cell>
          <table:table-cell office:value-type="float" office:value="1979">
            <text:p>1979</text:p>
          </table:table-cell>
          <table:table-cell office:value-type="float" office:value="18550">
            <text:p>18550</text:p>
          </table:table-cell>
          <table:table-cell table:formula="of:=2010-[.B148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Vanilla78</text:p>
          </table:table-cell>
          <table:table-cell office:value-type="float" office:value="1979">
            <text:p>1979</text:p>
          </table:table-cell>
          <table:table-cell office:value-type="float" office:value="1863">
            <text:p>1863</text:p>
          </table:table-cell>
          <table:table-cell table:formula="of:=2010-[.B148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la Mina</text:p>
          </table:table-cell>
          <table:table-cell office:value-type="float" office:value="1979">
            <text:p>1979</text:p>
          </table:table-cell>
          <table:table-cell office:value-type="float" office:value="734">
            <text:p>734</text:p>
          </table:table-cell>
          <table:table-cell table:formula="of:=2010-[.B148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Tummetott</text:p>
          </table:table-cell>
          <table:table-cell office:value-type="float" office:value="1979">
            <text:p>1979</text:p>
          </table:table-cell>
          <table:table-cell office:value-type="float" office:value="884">
            <text:p>884</text:p>
          </table:table-cell>
          <table:table-cell table:formula="of:=2010-[.B148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Lilla M</text:p>
          </table:table-cell>
          <table:table-cell office:value-type="float" office:value="1979">
            <text:p>1979</text:p>
          </table:table-cell>
          <table:table-cell office:value-type="float" office:value="60618">
            <text:p>60618</text:p>
          </table:table-cell>
          <table:table-cell table:formula="of:=2010-[.B148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ananasen01</text:p>
          </table:table-cell>
          <table:table-cell office:value-type="float" office:value="1979">
            <text:p>1979</text:p>
          </table:table-cell>
          <table:table-cell office:value-type="float" office:value="92007">
            <text:p>92007</text:p>
          </table:table-cell>
          <table:table-cell table:formula="of:=2010-[.B148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offH</text:p>
          </table:table-cell>
          <table:table-cell office:value-type="float" office:value="1979">
            <text:p>1979</text:p>
          </table:table-cell>
          <table:table-cell office:value-type="float" office:value="6823">
            <text:p>6823</text:p>
          </table:table-cell>
          <table:table-cell table:formula="of:=2010-[.B148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Ida83</text:p>
          </table:table-cell>
          <table:table-cell office:value-type="float" office:value="1979">
            <text:p>1979</text:p>
          </table:table-cell>
          <table:table-cell office:value-type="float" office:value="7635">
            <text:p>7635</text:p>
          </table:table-cell>
          <table:table-cell table:formula="of:=2010-[.B148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ia78</text:p>
          </table:table-cell>
          <table:table-cell office:value-type="float" office:value="1979">
            <text:p>1979</text:p>
          </table:table-cell>
          <table:table-cell office:value-type="float" office:value="419">
            <text:p>419</text:p>
          </table:table-cell>
          <table:table-cell table:formula="of:=2010-[.B148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Niina78</text:p>
          </table:table-cell>
          <table:table-cell office:value-type="float" office:value="1979">
            <text:p>1979</text:p>
          </table:table-cell>
          <table:table-cell office:value-type="float" office:value="1018">
            <text:p>1018</text:p>
          </table:table-cell>
          <table:table-cell table:formula="of:=2010-[.B149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1848">
            <text:p>1848</text:p>
          </table:table-cell>
          <table:table-cell table:formula="of:=2010-[.B149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Cherkan</text:p>
          </table:table-cell>
          <table:table-cell office:value-type="float" office:value="1979">
            <text:p>1979</text:p>
          </table:table-cell>
          <table:table-cell office:value-type="float" office:value="43396">
            <text:p>43396</text:p>
          </table:table-cell>
          <table:table-cell table:formula="of:=2010-[.B149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ddalia</text:p>
          </table:table-cell>
          <table:table-cell office:value-type="float" office:value="1979">
            <text:p>1979</text:p>
          </table:table-cell>
          <table:table-cell office:value-type="float" office:value="875">
            <text:p>875</text:p>
          </table:table-cell>
          <table:table-cell table:formula="of:=2010-[.B149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VBK</text:p>
          </table:table-cell>
          <table:table-cell office:value-type="float" office:value="1979">
            <text:p>1979</text:p>
          </table:table-cell>
          <table:table-cell office:value-type="float" office:value="18346">
            <text:p>18346</text:p>
          </table:table-cell>
          <table:table-cell table:formula="of:=2010-[.B149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yanha</text:p>
          </table:table-cell>
          <table:table-cell office:value-type="float" office:value="1979">
            <text:p>1979</text:p>
          </table:table-cell>
          <table:table-cell office:value-type="float" office:value="7826">
            <text:p>7826</text:p>
          </table:table-cell>
          <table:table-cell table:formula="of:=2010-[.B149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Isalisa</text:p>
          </table:table-cell>
          <table:table-cell office:value-type="float" office:value="1979">
            <text:p>1979</text:p>
          </table:table-cell>
          <table:table-cell office:value-type="float" office:value="1557">
            <text:p>1557</text:p>
          </table:table-cell>
          <table:table-cell table:formula="of:=2010-[.B1496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Yonna</text:p>
          </table:table-cell>
          <table:table-cell office:value-type="float" office:value="1979">
            <text:p>1979</text:p>
          </table:table-cell>
          <table:table-cell office:value-type="float" office:value="401">
            <text:p>401</text:p>
          </table:table-cell>
          <table:table-cell table:formula="of:=2010-[.B1497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Frida</text:p>
          </table:table-cell>
          <table:table-cell office:value-type="float" office:value="1979">
            <text:p>1979</text:p>
          </table:table-cell>
          <table:table-cell office:value-type="float" office:value="308">
            <text:p>308</text:p>
          </table:table-cell>
          <table:table-cell table:formula="of:=2010-[.B1498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Busfrö10</text:p>
          </table:table-cell>
          <table:table-cell office:value-type="float" office:value="1979">
            <text:p>1979</text:p>
          </table:table-cell>
          <table:table-cell office:value-type="float" office:value="9255">
            <text:p>9255</text:p>
          </table:table-cell>
          <table:table-cell table:formula="of:=2010-[.B1499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Wolfie</text:p>
          </table:table-cell>
          <table:table-cell office:value-type="float" office:value="1979">
            <text:p>1979</text:p>
          </table:table-cell>
          <table:table-cell office:value-type="float" office:value="158">
            <text:p>158</text:p>
          </table:table-cell>
          <table:table-cell table:formula="of:=2010-[.B1500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Gris78</text:p>
          </table:table-cell>
          <table:table-cell office:value-type="float" office:value="1979">
            <text:p>1979</text:p>
          </table:table-cell>
          <table:table-cell office:value-type="float" office:value="26412">
            <text:p>26412</text:p>
          </table:table-cell>
          <table:table-cell table:formula="of:=2010-[.B1501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Jordgubbe1</text:p>
          </table:table-cell>
          <table:table-cell office:value-type="float" office:value="1979">
            <text:p>1979</text:p>
          </table:table-cell>
          <table:table-cell office:value-type="float" office:value="14685">
            <text:p>14685</text:p>
          </table:table-cell>
          <table:table-cell table:formula="of:=2010-[.B1502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Hjärtat78</text:p>
          </table:table-cell>
          <table:table-cell office:value-type="float" office:value="1979">
            <text:p>1979</text:p>
          </table:table-cell>
          <table:table-cell office:value-type="float" office:value="10256">
            <text:p>10256</text:p>
          </table:table-cell>
          <table:table-cell table:formula="of:=2010-[.B1503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pimpim78</text:p>
          </table:table-cell>
          <table:table-cell office:value-type="float" office:value="1979">
            <text:p>1979</text:p>
          </table:table-cell>
          <table:table-cell office:value-type="float" office:value="621">
            <text:p>621</text:p>
          </table:table-cell>
          <table:table-cell table:formula="of:=2010-[.B1504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Sharika</text:p>
          </table:table-cell>
          <table:table-cell office:value-type="float" office:value="1979">
            <text:p>1979</text:p>
          </table:table-cell>
          <table:table-cell office:value-type="float" office:value="10716">
            <text:p>10716</text:p>
          </table:table-cell>
          <table:table-cell table:formula="of:=2010-[.B1505]"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string">
            <text:p>kvinna79</text:p>
          </table:table-cell>
          <table:table-cell office:value-type="float" office:value="1980">
            <text:p>1980</text:p>
          </table:table-cell>
          <table:table-cell office:value-type="float" office:value="70092">
            <text:p>70092</text:p>
          </table:table-cell>
          <table:table-cell table:formula="of:=2010-[.B150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innie</text:p>
          </table:table-cell>
          <table:table-cell office:value-type="float" office:value="1980">
            <text:p>1980</text:p>
          </table:table-cell>
          <table:table-cell office:value-type="float" office:value="68010">
            <text:p>68010</text:p>
          </table:table-cell>
          <table:table-cell table:formula="of:=2010-[.B150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agomamma</text:p>
          </table:table-cell>
          <table:table-cell office:value-type="float" office:value="1980">
            <text:p>1980</text:p>
          </table:table-cell>
          <table:table-cell office:value-type="float" office:value="10913">
            <text:p>10913</text:p>
          </table:table-cell>
          <table:table-cell table:formula="of:=2010-[.B150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aprikan</text:p>
          </table:table-cell>
          <table:table-cell office:value-type="float" office:value="1980">
            <text:p>1980</text:p>
          </table:table-cell>
          <table:table-cell office:value-type="float" office:value="9847">
            <text:p>9847</text:p>
          </table:table-cell>
          <table:table-cell table:formula="of:=2010-[.B150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melb</text:p>
          </table:table-cell>
          <table:table-cell office:value-type="float" office:value="1980">
            <text:p>1980</text:p>
          </table:table-cell>
          <table:table-cell office:value-type="float" office:value="4316">
            <text:p>4316</text:p>
          </table:table-cell>
          <table:table-cell table:formula="of:=2010-[.B151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ockiplast</text:p>
          </table:table-cell>
          <table:table-cell office:value-type="float" office:value="1980">
            <text:p>1980</text:p>
          </table:table-cell>
          <table:table-cell office:value-type="float" office:value="40927">
            <text:p>40927</text:p>
          </table:table-cell>
          <table:table-cell table:formula="of:=2010-[.B151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ina79</text:p>
          </table:table-cell>
          <table:table-cell office:value-type="float" office:value="1980">
            <text:p>1980</text:p>
          </table:table-cell>
          <table:table-cell office:value-type="float" office:value="185877">
            <text:p>185877</text:p>
          </table:table-cell>
          <table:table-cell table:formula="of:=2010-[.B151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Hia</text:p>
          </table:table-cell>
          <table:table-cell office:value-type="float" office:value="1980">
            <text:p>1980</text:p>
          </table:table-cell>
          <table:table-cell office:value-type="float" office:value="28307">
            <text:p>28307</text:p>
          </table:table-cell>
          <table:table-cell table:formula="of:=2010-[.B151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 Anttila</text:p>
          </table:table-cell>
          <table:table-cell office:value-type="float" office:value="1980">
            <text:p>1980</text:p>
          </table:table-cell>
          <table:table-cell office:value-type="float" office:value="73300">
            <text:p>73300</text:p>
          </table:table-cell>
          <table:table-cell table:formula="of:=2010-[.B151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oriah</text:p>
          </table:table-cell>
          <table:table-cell office:value-type="float" office:value="1980">
            <text:p>1980</text:p>
          </table:table-cell>
          <table:table-cell office:value-type="float" office:value="59597">
            <text:p>59597</text:p>
          </table:table-cell>
          <table:table-cell table:formula="of:=2010-[.B151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ennaz</text:p>
          </table:table-cell>
          <table:table-cell office:value-type="float" office:value="1980">
            <text:p>1980</text:p>
          </table:table-cell>
          <table:table-cell office:value-type="float" office:value="14033">
            <text:p>14033</text:p>
          </table:table-cell>
          <table:table-cell table:formula="of:=2010-[.B151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starte</text:p>
          </table:table-cell>
          <table:table-cell office:value-type="float" office:value="1980">
            <text:p>1980</text:p>
          </table:table-cell>
          <table:table-cell office:value-type="float" office:value="254599">
            <text:p>254599</text:p>
          </table:table-cell>
          <table:table-cell table:formula="of:=2010-[.B151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ultignutten</text:p>
          </table:table-cell>
          <table:table-cell office:value-type="float" office:value="1980">
            <text:p>1980</text:p>
          </table:table-cell>
          <table:table-cell office:value-type="float" office:value="94599">
            <text:p>94599</text:p>
          </table:table-cell>
          <table:table-cell table:formula="of:=2010-[.B151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ena</text:p>
          </table:table-cell>
          <table:table-cell office:value-type="float" office:value="1980">
            <text:p>1980</text:p>
          </table:table-cell>
          <table:table-cell office:value-type="float" office:value="288803">
            <text:p>288803</text:p>
          </table:table-cell>
          <table:table-cell table:formula="of:=2010-[.B151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rossfit</text:p>
          </table:table-cell>
          <table:table-cell office:value-type="float" office:value="1980">
            <text:p>1980</text:p>
          </table:table-cell>
          <table:table-cell office:value-type="float" office:value="16807">
            <text:p>16807</text:p>
          </table:table-cell>
          <table:table-cell table:formula="of:=2010-[.B152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BounceT</text:p>
          </table:table-cell>
          <table:table-cell office:value-type="float" office:value="1980">
            <text:p>1980</text:p>
          </table:table-cell>
          <table:table-cell office:value-type="float" office:value="65752">
            <text:p>65752</text:p>
          </table:table-cell>
          <table:table-cell table:formula="of:=2010-[.B152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ekramaren</text:p>
          </table:table-cell>
          <table:table-cell office:value-type="float" office:value="1980">
            <text:p>1980</text:p>
          </table:table-cell>
          <table:table-cell office:value-type="float" office:value="102139">
            <text:p>102139</text:p>
          </table:table-cell>
          <table:table-cell table:formula="of:=2010-[.B152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lisan16</text:p>
          </table:table-cell>
          <table:table-cell office:value-type="float" office:value="1980">
            <text:p>1980</text:p>
          </table:table-cell>
          <table:table-cell office:value-type="float" office:value="63285">
            <text:p>63285</text:p>
          </table:table-cell>
          <table:table-cell table:formula="of:=2010-[.B152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mmaHenke</text:p>
          </table:table-cell>
          <table:table-cell office:value-type="float" office:value="1980">
            <text:p>1980</text:p>
          </table:table-cell>
          <table:table-cell office:value-type="float" office:value="15056">
            <text:p>15056</text:p>
          </table:table-cell>
          <table:table-cell table:formula="of:=2010-[.B152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jejmamma79</text:p>
          </table:table-cell>
          <table:table-cell office:value-type="float" office:value="1980">
            <text:p>1980</text:p>
          </table:table-cell>
          <table:table-cell office:value-type="float" office:value="22230">
            <text:p>22230</text:p>
          </table:table-cell>
          <table:table-cell table:formula="of:=2010-[.B152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cilia</text:p>
          </table:table-cell>
          <table:table-cell office:value-type="float" office:value="1980">
            <text:p>1980</text:p>
          </table:table-cell>
          <table:table-cell office:value-type="float" office:value="49770">
            <text:p>49770</text:p>
          </table:table-cell>
          <table:table-cell table:formula="of:=2010-[.B152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ylla</text:p>
          </table:table-cell>
          <table:table-cell office:value-type="float" office:value="1980">
            <text:p>1980</text:p>
          </table:table-cell>
          <table:table-cell office:value-type="float" office:value="113688">
            <text:p>113688</text:p>
          </table:table-cell>
          <table:table-cell table:formula="of:=2010-[.B152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wala</text:p>
          </table:table-cell>
          <table:table-cell office:value-type="float" office:value="1980">
            <text:p>1980</text:p>
          </table:table-cell>
          <table:table-cell office:value-type="float" office:value="24657">
            <text:p>24657</text:p>
          </table:table-cell>
          <table:table-cell table:formula="of:=2010-[.B152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nnna</text:p>
          </table:table-cell>
          <table:table-cell office:value-type="float" office:value="1980">
            <text:p>1980</text:p>
          </table:table-cell>
          <table:table-cell office:value-type="float" office:value="20932">
            <text:p>20932</text:p>
          </table:table-cell>
          <table:table-cell table:formula="of:=2010-[.B152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Rimfolina</text:p>
          </table:table-cell>
          <table:table-cell office:value-type="float" office:value="1980">
            <text:p>1980</text:p>
          </table:table-cell>
          <table:table-cell office:value-type="float" office:value="87416">
            <text:p>87416</text:p>
          </table:table-cell>
          <table:table-cell table:formula="of:=2010-[.B153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iaMarias</text:p>
          </table:table-cell>
          <table:table-cell office:value-type="float" office:value="1980">
            <text:p>1980</text:p>
          </table:table-cell>
          <table:table-cell office:value-type="float" office:value="190152">
            <text:p>190152</text:p>
          </table:table-cell>
          <table:table-cell table:formula="of:=2010-[.B153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anope</text:p>
          </table:table-cell>
          <table:table-cell office:value-type="float" office:value="1980">
            <text:p>1980</text:p>
          </table:table-cell>
          <table:table-cell office:value-type="float" office:value="3590">
            <text:p>3590</text:p>
          </table:table-cell>
          <table:table-cell table:formula="of:=2010-[.B153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mmaOh</text:p>
          </table:table-cell>
          <table:table-cell office:value-type="float" office:value="1980">
            <text:p>1980</text:p>
          </table:table-cell>
          <table:table-cell office:value-type="float" office:value="82175">
            <text:p>82175</text:p>
          </table:table-cell>
          <table:table-cell table:formula="of:=2010-[.B153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oalan</text:p>
          </table:table-cell>
          <table:table-cell office:value-type="float" office:value="1980">
            <text:p>1980</text:p>
          </table:table-cell>
          <table:table-cell office:value-type="float" office:value="5558">
            <text:p>5558</text:p>
          </table:table-cell>
          <table:table-cell table:formula="of:=2010-[.B153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uppepuppe</text:p>
          </table:table-cell>
          <table:table-cell office:value-type="float" office:value="1980">
            <text:p>1980</text:p>
          </table:table-cell>
          <table:table-cell office:value-type="float" office:value="65268">
            <text:p>65268</text:p>
          </table:table-cell>
          <table:table-cell table:formula="of:=2010-[.B153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tormfågel</text:p>
          </table:table-cell>
          <table:table-cell office:value-type="float" office:value="1980">
            <text:p>1980</text:p>
          </table:table-cell>
          <table:table-cell office:value-type="float" office:value="64582">
            <text:p>64582</text:p>
          </table:table-cell>
          <table:table-cell table:formula="of:=2010-[.B153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Zinara</text:p>
          </table:table-cell>
          <table:table-cell office:value-type="float" office:value="1980">
            <text:p>1980</text:p>
          </table:table-cell>
          <table:table-cell office:value-type="float" office:value="34496">
            <text:p>34496</text:p>
          </table:table-cell>
          <table:table-cell table:formula="of:=2010-[.B153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Heavy</text:p>
          </table:table-cell>
          <table:table-cell office:value-type="float" office:value="1980">
            <text:p>1980</text:p>
          </table:table-cell>
          <table:table-cell office:value-type="float" office:value="61613">
            <text:p>61613</text:p>
          </table:table-cell>
          <table:table-cell table:formula="of:=2010-[.B153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Rundabullar</text:p>
          </table:table-cell>
          <table:table-cell office:value-type="float" office:value="1980">
            <text:p>1980</text:p>
          </table:table-cell>
          <table:table-cell office:value-type="float" office:value="74836">
            <text:p>74836</text:p>
          </table:table-cell>
          <table:table-cell table:formula="of:=2010-[.B153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Zezana</text:p>
          </table:table-cell>
          <table:table-cell office:value-type="float" office:value="1980">
            <text:p>1980</text:p>
          </table:table-cell>
          <table:table-cell office:value-type="float" office:value="115524">
            <text:p>115524</text:p>
          </table:table-cell>
          <table:table-cell table:formula="of:=2010-[.B154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ndizJ</text:p>
          </table:table-cell>
          <table:table-cell office:value-type="float" office:value="1980">
            <text:p>1980</text:p>
          </table:table-cell>
          <table:table-cell office:value-type="float" office:value="12665">
            <text:p>12665</text:p>
          </table:table-cell>
          <table:table-cell table:formula="of:=2010-[.B154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yodi</text:p>
          </table:table-cell>
          <table:table-cell office:value-type="float" office:value="1980">
            <text:p>1980</text:p>
          </table:table-cell>
          <table:table-cell office:value-type="float" office:value="186392">
            <text:p>186392</text:p>
          </table:table-cell>
          <table:table-cell table:formula="of:=2010-[.B154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giftgrodan</text:p>
          </table:table-cell>
          <table:table-cell office:value-type="float" office:value="1980">
            <text:p>1980</text:p>
          </table:table-cell>
          <table:table-cell office:value-type="float" office:value="152025">
            <text:p>152025</text:p>
          </table:table-cell>
          <table:table-cell table:formula="of:=2010-[.B154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ome</text:p>
          </table:table-cell>
          <table:table-cell office:value-type="float" office:value="1980">
            <text:p>1980</text:p>
          </table:table-cell>
          <table:table-cell office:value-type="float" office:value="23367">
            <text:p>23367</text:p>
          </table:table-cell>
          <table:table-cell table:formula="of:=2010-[.B154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yster C</text:p>
          </table:table-cell>
          <table:table-cell office:value-type="float" office:value="1980">
            <text:p>1980</text:p>
          </table:table-cell>
          <table:table-cell office:value-type="float" office:value="39001">
            <text:p>39001</text:p>
          </table:table-cell>
          <table:table-cell table:formula="of:=2010-[.B154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az</text:p>
          </table:table-cell>
          <table:table-cell office:value-type="float" office:value="1980">
            <text:p>1980</text:p>
          </table:table-cell>
          <table:table-cell office:value-type="float" office:value="30093">
            <text:p>30093</text:p>
          </table:table-cell>
          <table:table-cell table:formula="of:=2010-[.B154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riaE</text:p>
          </table:table-cell>
          <table:table-cell office:value-type="float" office:value="1980">
            <text:p>1980</text:p>
          </table:table-cell>
          <table:table-cell office:value-type="float" office:value="9414">
            <text:p>9414</text:p>
          </table:table-cell>
          <table:table-cell table:formula="of:=2010-[.B154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onna79</text:p>
          </table:table-cell>
          <table:table-cell office:value-type="float" office:value="1980">
            <text:p>1980</text:p>
          </table:table-cell>
          <table:table-cell office:value-type="float" office:value="38170">
            <text:p>38170</text:p>
          </table:table-cell>
          <table:table-cell table:formula="of:=2010-[.B154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icny</text:p>
          </table:table-cell>
          <table:table-cell office:value-type="float" office:value="1980">
            <text:p>1980</text:p>
          </table:table-cell>
          <table:table-cell office:value-type="float" office:value="34972">
            <text:p>34972</text:p>
          </table:table-cell>
          <table:table-cell table:formula="of:=2010-[.B154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rre</text:p>
          </table:table-cell>
          <table:table-cell office:value-type="float" office:value="1980">
            <text:p>1980</text:p>
          </table:table-cell>
          <table:table-cell office:value-type="float" office:value="31501">
            <text:p>31501</text:p>
          </table:table-cell>
          <table:table-cell table:formula="of:=2010-[.B155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llabebben</text:p>
          </table:table-cell>
          <table:table-cell office:value-type="float" office:value="1980">
            <text:p>1980</text:p>
          </table:table-cell>
          <table:table-cell office:value-type="float" office:value="120742">
            <text:p>120742</text:p>
          </table:table-cell>
          <table:table-cell table:formula="of:=2010-[.B155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ynamic</text:p>
          </table:table-cell>
          <table:table-cell office:value-type="float" office:value="1980">
            <text:p>1980</text:p>
          </table:table-cell>
          <table:table-cell office:value-type="float" office:value="86309">
            <text:p>86309</text:p>
          </table:table-cell>
          <table:table-cell table:formula="of:=2010-[.B155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amje</text:p>
          </table:table-cell>
          <table:table-cell office:value-type="float" office:value="1980">
            <text:p>1980</text:p>
          </table:table-cell>
          <table:table-cell office:value-type="float" office:value="28451">
            <text:p>28451</text:p>
          </table:table-cell>
          <table:table-cell table:formula="of:=2010-[.B155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igra79</text:p>
          </table:table-cell>
          <table:table-cell office:value-type="float" office:value="1980">
            <text:p>1980</text:p>
          </table:table-cell>
          <table:table-cell office:value-type="float" office:value="260126">
            <text:p>260126</text:p>
          </table:table-cell>
          <table:table-cell table:formula="of:=2010-[.B155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isco</text:p>
          </table:table-cell>
          <table:table-cell office:value-type="float" office:value="1980">
            <text:p>1980</text:p>
          </table:table-cell>
          <table:table-cell office:value-type="float" office:value="73956">
            <text:p>73956</text:p>
          </table:table-cell>
          <table:table-cell table:formula="of:=2010-[.B155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irjo79</text:p>
          </table:table-cell>
          <table:table-cell office:value-type="float" office:value="1980">
            <text:p>1980</text:p>
          </table:table-cell>
          <table:table-cell office:value-type="float" office:value="11406">
            <text:p>11406</text:p>
          </table:table-cell>
          <table:table-cell table:formula="of:=2010-[.B155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ucky</text:p>
          </table:table-cell>
          <table:table-cell office:value-type="float" office:value="1980">
            <text:p>1980</text:p>
          </table:table-cell>
          <table:table-cell office:value-type="float" office:value="43097">
            <text:p>43097</text:p>
          </table:table-cell>
          <table:table-cell table:formula="of:=2010-[.B155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ockerslav</text:p>
          </table:table-cell>
          <table:table-cell office:value-type="float" office:value="1980">
            <text:p>1980</text:p>
          </table:table-cell>
          <table:table-cell office:value-type="float" office:value="23553">
            <text:p>23553</text:p>
          </table:table-cell>
          <table:table-cell table:formula="of:=2010-[.B155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emone</text:p>
          </table:table-cell>
          <table:table-cell office:value-type="float" office:value="1980">
            <text:p>1980</text:p>
          </table:table-cell>
          <table:table-cell office:value-type="float" office:value="5032">
            <text:p>5032</text:p>
          </table:table-cell>
          <table:table-cell table:formula="of:=2010-[.B155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hot fuss</text:p>
          </table:table-cell>
          <table:table-cell office:value-type="float" office:value="1980">
            <text:p>1980</text:p>
          </table:table-cell>
          <table:table-cell office:value-type="float" office:value="147730">
            <text:p>147730</text:p>
          </table:table-cell>
          <table:table-cell table:formula="of:=2010-[.B156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heFamily</text:p>
          </table:table-cell>
          <table:table-cell office:value-type="float" office:value="1980">
            <text:p>1980</text:p>
          </table:table-cell>
          <table:table-cell office:value-type="float" office:value="182621">
            <text:p>182621</text:p>
          </table:table-cell>
          <table:table-cell table:formula="of:=2010-[.B156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WhiteAngels</text:p>
          </table:table-cell>
          <table:table-cell office:value-type="float" office:value="1980">
            <text:p>1980</text:p>
          </table:table-cell>
          <table:table-cell office:value-type="float" office:value="205677">
            <text:p>205677</text:p>
          </table:table-cell>
          <table:table-cell table:formula="of:=2010-[.B156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ew age</text:p>
          </table:table-cell>
          <table:table-cell office:value-type="float" office:value="1980">
            <text:p>1980</text:p>
          </table:table-cell>
          <table:table-cell office:value-type="float" office:value="20692">
            <text:p>20692</text:p>
          </table:table-cell>
          <table:table-cell table:formula="of:=2010-[.B156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HUF</text:p>
          </table:table-cell>
          <table:table-cell office:value-type="float" office:value="1980">
            <text:p>1980</text:p>
          </table:table-cell>
          <table:table-cell office:value-type="float" office:value="400024">
            <text:p>400024</text:p>
          </table:table-cell>
          <table:table-cell table:formula="of:=2010-[.B156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illakilla</text:p>
          </table:table-cell>
          <table:table-cell office:value-type="float" office:value="1980">
            <text:p>1980</text:p>
          </table:table-cell>
          <table:table-cell office:value-type="float" office:value="13289">
            <text:p>13289</text:p>
          </table:table-cell>
          <table:table-cell table:formula="of:=2010-[.B156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Vintervacker</text:p>
          </table:table-cell>
          <table:table-cell office:value-type="float" office:value="1980">
            <text:p>1980</text:p>
          </table:table-cell>
          <table:table-cell office:value-type="float" office:value="55727">
            <text:p>55727</text:p>
          </table:table-cell>
          <table:table-cell table:formula="of:=2010-[.B156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araSahara</text:p>
          </table:table-cell>
          <table:table-cell office:value-type="float" office:value="1980">
            <text:p>1980</text:p>
          </table:table-cell>
          <table:table-cell office:value-type="float" office:value="13572">
            <text:p>13572</text:p>
          </table:table-cell>
          <table:table-cell table:formula="of:=2010-[.B156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jaMaria79</text:p>
          </table:table-cell>
          <table:table-cell office:value-type="float" office:value="1980">
            <text:p>1980</text:p>
          </table:table-cell>
          <table:table-cell office:value-type="float" office:value="129460">
            <text:p>129460</text:p>
          </table:table-cell>
          <table:table-cell table:formula="of:=2010-[.B156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mme79</text:p>
          </table:table-cell>
          <table:table-cell office:value-type="float" office:value="1980">
            <text:p>1980</text:p>
          </table:table-cell>
          <table:table-cell office:value-type="float" office:value="11441">
            <text:p>11441</text:p>
          </table:table-cell>
          <table:table-cell table:formula="of:=2010-[.B156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oolJen</text:p>
          </table:table-cell>
          <table:table-cell office:value-type="float" office:value="1980">
            <text:p>1980</text:p>
          </table:table-cell>
          <table:table-cell office:value-type="float" office:value="70174">
            <text:p>70174</text:p>
          </table:table-cell>
          <table:table-cell table:formula="of:=2010-[.B157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ummelisa06</text:p>
          </table:table-cell>
          <table:table-cell office:value-type="float" office:value="1980">
            <text:p>1980</text:p>
          </table:table-cell>
          <table:table-cell office:value-type="float" office:value="34978">
            <text:p>34978</text:p>
          </table:table-cell>
          <table:table-cell table:formula="of:=2010-[.B157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tella79</text:p>
          </table:table-cell>
          <table:table-cell office:value-type="float" office:value="1980">
            <text:p>1980</text:p>
          </table:table-cell>
          <table:table-cell office:value-type="float" office:value="19236">
            <text:p>19236</text:p>
          </table:table-cell>
          <table:table-cell table:formula="of:=2010-[.B157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hipotle</text:p>
          </table:table-cell>
          <table:table-cell office:value-type="float" office:value="1980">
            <text:p>1980</text:p>
          </table:table-cell>
          <table:table-cell office:value-type="float" office:value="39041">
            <text:p>39041</text:p>
          </table:table-cell>
          <table:table-cell table:formula="of:=2010-[.B157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pril79</text:p>
          </table:table-cell>
          <table:table-cell office:value-type="float" office:value="1980">
            <text:p>1980</text:p>
          </table:table-cell>
          <table:table-cell office:value-type="float" office:value="50513">
            <text:p>50513</text:p>
          </table:table-cell>
          <table:table-cell table:formula="of:=2010-[.B157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Y2004</text:p>
          </table:table-cell>
          <table:table-cell office:value-type="float" office:value="1980">
            <text:p>1980</text:p>
          </table:table-cell>
          <table:table-cell office:value-type="float" office:value="33157">
            <text:p>33157</text:p>
          </table:table-cell>
          <table:table-cell table:formula="of:=2010-[.B157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sfaltsBlomma</text:p>
          </table:table-cell>
          <table:table-cell office:value-type="float" office:value="1980">
            <text:p>1980</text:p>
          </table:table-cell>
          <table:table-cell office:value-type="float" office:value="13105">
            <text:p>13105</text:p>
          </table:table-cell>
          <table:table-cell table:formula="of:=2010-[.B157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ebbeman</text:p>
          </table:table-cell>
          <table:table-cell office:value-type="float" office:value="1980">
            <text:p>1980</text:p>
          </table:table-cell>
          <table:table-cell office:value-type="float" office:value="4643">
            <text:p>4643</text:p>
          </table:table-cell>
          <table:table-cell table:formula="of:=2010-[.B157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Bong</text:p>
          </table:table-cell>
          <table:table-cell office:value-type="float" office:value="1980">
            <text:p>1980</text:p>
          </table:table-cell>
          <table:table-cell office:value-type="float" office:value="47256">
            <text:p>47256</text:p>
          </table:table-cell>
          <table:table-cell table:formula="of:=2010-[.B157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980">
            <text:p>1980</text:p>
          </table:table-cell>
          <table:table-cell office:value-type="float" office:value="13633">
            <text:p>13633</text:p>
          </table:table-cell>
          <table:table-cell table:formula="of:=2010-[.B157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lexix</text:p>
          </table:table-cell>
          <table:table-cell office:value-type="float" office:value="1980">
            <text:p>1980</text:p>
          </table:table-cell>
          <table:table-cell office:value-type="float" office:value="10630">
            <text:p>10630</text:p>
          </table:table-cell>
          <table:table-cell table:formula="of:=2010-[.B158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ess1979</text:p>
          </table:table-cell>
          <table:table-cell office:value-type="float" office:value="1980">
            <text:p>1980</text:p>
          </table:table-cell>
          <table:table-cell office:value-type="float" office:value="6717">
            <text:p>6717</text:p>
          </table:table-cell>
          <table:table-cell table:formula="of:=2010-[.B158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allemero79</text:p>
          </table:table-cell>
          <table:table-cell office:value-type="float" office:value="1980">
            <text:p>1980</text:p>
          </table:table-cell>
          <table:table-cell office:value-type="float" office:value="17384">
            <text:p>17384</text:p>
          </table:table-cell>
          <table:table-cell table:formula="of:=2010-[.B158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ellerud</text:p>
          </table:table-cell>
          <table:table-cell office:value-type="float" office:value="1980">
            <text:p>1980</text:p>
          </table:table-cell>
          <table:table-cell office:value-type="float" office:value="9327">
            <text:p>9327</text:p>
          </table:table-cell>
          <table:table-cell table:formula="of:=2010-[.B158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essie2022</text:p>
          </table:table-cell>
          <table:table-cell office:value-type="float" office:value="1980">
            <text:p>1980</text:p>
          </table:table-cell>
          <table:table-cell office:value-type="float" office:value="12856">
            <text:p>12856</text:p>
          </table:table-cell>
          <table:table-cell table:formula="of:=2010-[.B158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ate</text:p>
          </table:table-cell>
          <table:table-cell office:value-type="float" office:value="1980">
            <text:p>1980</text:p>
          </table:table-cell>
          <table:table-cell office:value-type="float" office:value="26710">
            <text:p>26710</text:p>
          </table:table-cell>
          <table:table-cell table:formula="of:=2010-[.B158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Hettie</text:p>
          </table:table-cell>
          <table:table-cell office:value-type="float" office:value="1980">
            <text:p>1980</text:p>
          </table:table-cell>
          <table:table-cell office:value-type="float" office:value="18743">
            <text:p>18743</text:p>
          </table:table-cell>
          <table:table-cell table:formula="of:=2010-[.B158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oria</text:p>
          </table:table-cell>
          <table:table-cell office:value-type="float" office:value="1980">
            <text:p>1980</text:p>
          </table:table-cell>
          <table:table-cell office:value-type="float" office:value="840">
            <text:p>840</text:p>
          </table:table-cell>
          <table:table-cell table:formula="of:=2010-[.B158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aramla</text:p>
          </table:table-cell>
          <table:table-cell office:value-type="float" office:value="1980">
            <text:p>1980</text:p>
          </table:table-cell>
          <table:table-cell office:value-type="float" office:value="169246">
            <text:p>169246</text:p>
          </table:table-cell>
          <table:table-cell table:formula="of:=2010-[.B158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atten79</text:p>
          </table:table-cell>
          <table:table-cell office:value-type="float" office:value="1980">
            <text:p>1980</text:p>
          </table:table-cell>
          <table:table-cell office:value-type="float" office:value="5609">
            <text:p>5609</text:p>
          </table:table-cell>
          <table:table-cell table:formula="of:=2010-[.B158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arola 79</text:p>
          </table:table-cell>
          <table:table-cell office:value-type="float" office:value="1980">
            <text:p>1980</text:p>
          </table:table-cell>
          <table:table-cell office:value-type="float" office:value="14096">
            <text:p>14096</text:p>
          </table:table-cell>
          <table:table-cell table:formula="of:=2010-[.B159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isolande</text:p>
          </table:table-cell>
          <table:table-cell office:value-type="float" office:value="1980">
            <text:p>1980</text:p>
          </table:table-cell>
          <table:table-cell office:value-type="float" office:value="16968">
            <text:p>16968</text:p>
          </table:table-cell>
          <table:table-cell table:formula="of:=2010-[.B159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980">
            <text:p>1980</text:p>
          </table:table-cell>
          <table:table-cell office:value-type="float" office:value="7961">
            <text:p>7961</text:p>
          </table:table-cell>
          <table:table-cell table:formula="of:=2010-[.B159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rokodila</text:p>
          </table:table-cell>
          <table:table-cell office:value-type="float" office:value="1980">
            <text:p>1980</text:p>
          </table:table-cell>
          <table:table-cell office:value-type="float" office:value="16604">
            <text:p>16604</text:p>
          </table:table-cell>
          <table:table-cell table:formula="of:=2010-[.B159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aga 79</text:p>
          </table:table-cell>
          <table:table-cell office:value-type="float" office:value="1980">
            <text:p>1980</text:p>
          </table:table-cell>
          <table:table-cell office:value-type="float" office:value="19965">
            <text:p>19965</text:p>
          </table:table-cell>
          <table:table-cell table:formula="of:=2010-[.B159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Ixam</text:p>
          </table:table-cell>
          <table:table-cell office:value-type="float" office:value="1980">
            <text:p>1980</text:p>
          </table:table-cell>
          <table:table-cell office:value-type="float" office:value="5301">
            <text:p>5301</text:p>
          </table:table-cell>
          <table:table-cell table:formula="of:=2010-[.B159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ate79</text:p>
          </table:table-cell>
          <table:table-cell office:value-type="float" office:value="1980">
            <text:p>1980</text:p>
          </table:table-cell>
          <table:table-cell office:value-type="float" office:value="120664">
            <text:p>120664</text:p>
          </table:table-cell>
          <table:table-cell table:formula="of:=2010-[.B159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rs TH</text:p>
          </table:table-cell>
          <table:table-cell office:value-type="float" office:value="1980">
            <text:p>1980</text:p>
          </table:table-cell>
          <table:table-cell office:value-type="float" office:value="82339">
            <text:p>82339</text:p>
          </table:table-cell>
          <table:table-cell table:formula="of:=2010-[.B159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79a</text:p>
          </table:table-cell>
          <table:table-cell office:value-type="float" office:value="1980">
            <text:p>1980</text:p>
          </table:table-cell>
          <table:table-cell office:value-type="float" office:value="2646">
            <text:p>2646</text:p>
          </table:table-cell>
          <table:table-cell table:formula="of:=2010-[.B159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unshine03</text:p>
          </table:table-cell>
          <table:table-cell office:value-type="float" office:value="1980">
            <text:p>1980</text:p>
          </table:table-cell>
          <table:table-cell office:value-type="float" office:value="20164">
            <text:p>20164</text:p>
          </table:table-cell>
          <table:table-cell table:formula="of:=2010-[.B159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mion</text:p>
          </table:table-cell>
          <table:table-cell office:value-type="float" office:value="1980">
            <text:p>1980</text:p>
          </table:table-cell>
          <table:table-cell office:value-type="float" office:value="11407">
            <text:p>11407</text:p>
          </table:table-cell>
          <table:table-cell table:formula="of:=2010-[.B160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yDignity</text:p>
          </table:table-cell>
          <table:table-cell office:value-type="float" office:value="1980">
            <text:p>1980</text:p>
          </table:table-cell>
          <table:table-cell office:value-type="float" office:value="6253">
            <text:p>6253</text:p>
          </table:table-cell>
          <table:table-cell table:formula="of:=2010-[.B160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zeebra</text:p>
          </table:table-cell>
          <table:table-cell office:value-type="float" office:value="1980">
            <text:p>1980</text:p>
          </table:table-cell>
          <table:table-cell office:value-type="float" office:value="15417">
            <text:p>15417</text:p>
          </table:table-cell>
          <table:table-cell table:formula="of:=2010-[.B160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 inne</text:p>
          </table:table-cell>
          <table:table-cell office:value-type="float" office:value="1980">
            <text:p>1980</text:p>
          </table:table-cell>
          <table:table-cell office:value-type="float" office:value="11485">
            <text:p>11485</text:p>
          </table:table-cell>
          <table:table-cell table:formula="of:=2010-[.B160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iliduttan</text:p>
          </table:table-cell>
          <table:table-cell office:value-type="float" office:value="1980">
            <text:p>1980</text:p>
          </table:table-cell>
          <table:table-cell office:value-type="float" office:value="26368">
            <text:p>26368</text:p>
          </table:table-cell>
          <table:table-cell table:formula="of:=2010-[.B160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ixxia</text:p>
          </table:table-cell>
          <table:table-cell office:value-type="float" office:value="1980">
            <text:p>1980</text:p>
          </table:table-cell>
          <table:table-cell office:value-type="float" office:value="12616">
            <text:p>12616</text:p>
          </table:table-cell>
          <table:table-cell table:formula="of:=2010-[.B160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ill 79</text:p>
          </table:table-cell>
          <table:table-cell office:value-type="float" office:value="1980">
            <text:p>1980</text:p>
          </table:table-cell>
          <table:table-cell office:value-type="float" office:value="3286">
            <text:p>3286</text:p>
          </table:table-cell>
          <table:table-cell table:formula="of:=2010-[.B160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nasara</text:p>
          </table:table-cell>
          <table:table-cell office:value-type="float" office:value="1980">
            <text:p>1980</text:p>
          </table:table-cell>
          <table:table-cell office:value-type="float" office:value="25714">
            <text:p>25714</text:p>
          </table:table-cell>
          <table:table-cell table:formula="of:=2010-[.B160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navalladom</text:p>
          </table:table-cell>
          <table:table-cell office:value-type="float" office:value="1980">
            <text:p>1980</text:p>
          </table:table-cell>
          <table:table-cell office:value-type="float" office:value="3343">
            <text:p>3343</text:p>
          </table:table-cell>
          <table:table-cell table:formula="of:=2010-[.B160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lvinbus</text:p>
          </table:table-cell>
          <table:table-cell office:value-type="float" office:value="1980">
            <text:p>1980</text:p>
          </table:table-cell>
          <table:table-cell office:value-type="float" office:value="39538">
            <text:p>39538</text:p>
          </table:table-cell>
          <table:table-cell table:formula="of:=2010-[.B160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yl</text:p>
          </table:table-cell>
          <table:table-cell office:value-type="float" office:value="1980">
            <text:p>1980</text:p>
          </table:table-cell>
          <table:table-cell office:value-type="float" office:value="18428">
            <text:p>18428</text:p>
          </table:table-cell>
          <table:table-cell table:formula="of:=2010-[.B161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mon</text:p>
          </table:table-cell>
          <table:table-cell office:value-type="float" office:value="1980">
            <text:p>1980</text:p>
          </table:table-cell>
          <table:table-cell office:value-type="float" office:value="11117">
            <text:p>11117</text:p>
          </table:table-cell>
          <table:table-cell table:formula="of:=2010-[.B161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mmas Kalle</text:p>
          </table:table-cell>
          <table:table-cell office:value-type="float" office:value="1980">
            <text:p>1980</text:p>
          </table:table-cell>
          <table:table-cell office:value-type="float" office:value="10533">
            <text:p>10533</text:p>
          </table:table-cell>
          <table:table-cell table:formula="of:=2010-[.B161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lisan79</text:p>
          </table:table-cell>
          <table:table-cell office:value-type="float" office:value="1980">
            <text:p>1980</text:p>
          </table:table-cell>
          <table:table-cell office:value-type="float" office:value="175571">
            <text:p>175571</text:p>
          </table:table-cell>
          <table:table-cell table:formula="of:=2010-[.B161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sparinC</text:p>
          </table:table-cell>
          <table:table-cell office:value-type="float" office:value="1980">
            <text:p>1980</text:p>
          </table:table-cell>
          <table:table-cell office:value-type="float" office:value="37448">
            <text:p>37448</text:p>
          </table:table-cell>
          <table:table-cell table:formula="of:=2010-[.B161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BrödernaBus</text:p>
          </table:table-cell>
          <table:table-cell office:value-type="float" office:value="1980">
            <text:p>1980</text:p>
          </table:table-cell>
          <table:table-cell office:value-type="float" office:value="370874">
            <text:p>370874</text:p>
          </table:table-cell>
          <table:table-cell table:formula="of:=2010-[.B161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mmasGos</text:p>
          </table:table-cell>
          <table:table-cell office:value-type="float" office:value="1980">
            <text:p>1980</text:p>
          </table:table-cell>
          <table:table-cell office:value-type="float" office:value="9663">
            <text:p>9663</text:p>
          </table:table-cell>
          <table:table-cell table:formula="of:=2010-[.B161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atu</text:p>
          </table:table-cell>
          <table:table-cell office:value-type="float" office:value="1980">
            <text:p>1980</text:p>
          </table:table-cell>
          <table:table-cell office:value-type="float" office:value="3024">
            <text:p>3024</text:p>
          </table:table-cell>
          <table:table-cell table:formula="of:=2010-[.B161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rremask</text:p>
          </table:table-cell>
          <table:table-cell office:value-type="float" office:value="1980">
            <text:p>1980</text:p>
          </table:table-cell>
          <table:table-cell office:value-type="float" office:value="7838">
            <text:p>7838</text:p>
          </table:table-cell>
          <table:table-cell table:formula="of:=2010-[.B161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ommar barn</text:p>
          </table:table-cell>
          <table:table-cell office:value-type="float" office:value="1980">
            <text:p>1980</text:p>
          </table:table-cell>
          <table:table-cell office:value-type="float" office:value="13919">
            <text:p>13919</text:p>
          </table:table-cell>
          <table:table-cell table:formula="of:=2010-[.B161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tenlind</text:p>
          </table:table-cell>
          <table:table-cell office:value-type="float" office:value="1980">
            <text:p>1980</text:p>
          </table:table-cell>
          <table:table-cell office:value-type="float" office:value="71039">
            <text:p>71039</text:p>
          </table:table-cell>
          <table:table-cell table:formula="of:=2010-[.B162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olliver</text:p>
          </table:table-cell>
          <table:table-cell office:value-type="float" office:value="1980">
            <text:p>1980</text:p>
          </table:table-cell>
          <table:table-cell office:value-type="float" office:value="34354">
            <text:p>34354</text:p>
          </table:table-cell>
          <table:table-cell table:formula="of:=2010-[.B162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issariella</text:p>
          </table:table-cell>
          <table:table-cell office:value-type="float" office:value="1980">
            <text:p>1980</text:p>
          </table:table-cell>
          <table:table-cell office:value-type="float" office:value="10181">
            <text:p>10181</text:p>
          </table:table-cell>
          <table:table-cell table:formula="of:=2010-[.B162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lwilda</text:p>
          </table:table-cell>
          <table:table-cell office:value-type="float" office:value="1980">
            <text:p>1980</text:p>
          </table:table-cell>
          <table:table-cell office:value-type="float" office:value="54167">
            <text:p>54167</text:p>
          </table:table-cell>
          <table:table-cell table:formula="of:=2010-[.B162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ddeofreddes</text:p>
          </table:table-cell>
          <table:table-cell office:value-type="float" office:value="1980">
            <text:p>1980</text:p>
          </table:table-cell>
          <table:table-cell office:value-type="float" office:value="5129">
            <text:p>5129</text:p>
          </table:table-cell>
          <table:table-cell table:formula="of:=2010-[.B162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dyP</text:p>
          </table:table-cell>
          <table:table-cell office:value-type="float" office:value="1980">
            <text:p>1980</text:p>
          </table:table-cell>
          <table:table-cell office:value-type="float" office:value="75630">
            <text:p>75630</text:p>
          </table:table-cell>
          <table:table-cell table:formula="of:=2010-[.B162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amMel</text:p>
          </table:table-cell>
          <table:table-cell office:value-type="float" office:value="1980">
            <text:p>1980</text:p>
          </table:table-cell>
          <table:table-cell office:value-type="float" office:value="27216">
            <text:p>27216</text:p>
          </table:table-cell>
          <table:table-cell table:formula="of:=2010-[.B162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vera79</text:p>
          </table:table-cell>
          <table:table-cell office:value-type="float" office:value="1980">
            <text:p>1980</text:p>
          </table:table-cell>
          <table:table-cell office:value-type="float" office:value="24293">
            <text:p>24293</text:p>
          </table:table-cell>
          <table:table-cell table:formula="of:=2010-[.B162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Helena 79</text:p>
          </table:table-cell>
          <table:table-cell office:value-type="float" office:value="1980">
            <text:p>1980</text:p>
          </table:table-cell>
          <table:table-cell office:value-type="float" office:value="6092">
            <text:p>6092</text:p>
          </table:table-cell>
          <table:table-cell table:formula="of:=2010-[.B162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heresa1</text:p>
          </table:table-cell>
          <table:table-cell office:value-type="float" office:value="1980">
            <text:p>1980</text:p>
          </table:table-cell>
          <table:table-cell office:value-type="float" office:value="32565">
            <text:p>32565</text:p>
          </table:table-cell>
          <table:table-cell table:formula="of:=2010-[.B162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mandamamman</text:p>
          </table:table-cell>
          <table:table-cell office:value-type="float" office:value="1980">
            <text:p>1980</text:p>
          </table:table-cell>
          <table:table-cell office:value-type="float" office:value="23623">
            <text:p>23623</text:p>
          </table:table-cell>
          <table:table-cell table:formula="of:=2010-[.B163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icecreamlover</text:p>
          </table:table-cell>
          <table:table-cell office:value-type="float" office:value="1980">
            <text:p>1980</text:p>
          </table:table-cell>
          <table:table-cell office:value-type="float" office:value="13900">
            <text:p>13900</text:p>
          </table:table-cell>
          <table:table-cell table:formula="of:=2010-[.B163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BirkaCarro</text:p>
          </table:table-cell>
          <table:table-cell office:value-type="float" office:value="1980">
            <text:p>1980</text:p>
          </table:table-cell>
          <table:table-cell office:value-type="float" office:value="1202">
            <text:p>1202</text:p>
          </table:table-cell>
          <table:table-cell table:formula="of:=2010-[.B163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omao</text:p>
          </table:table-cell>
          <table:table-cell office:value-type="float" office:value="1980">
            <text:p>1980</text:p>
          </table:table-cell>
          <table:table-cell office:value-type="float" office:value="7792">
            <text:p>7792</text:p>
          </table:table-cell>
          <table:table-cell table:formula="of:=2010-[.B163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go</text:p>
          </table:table-cell>
          <table:table-cell office:value-type="float" office:value="1980">
            <text:p>1980</text:p>
          </table:table-cell>
          <table:table-cell office:value-type="float" office:value="20018">
            <text:p>20018</text:p>
          </table:table-cell>
          <table:table-cell table:formula="of:=2010-[.B163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astbilsfarsan</text:p>
          </table:table-cell>
          <table:table-cell office:value-type="float" office:value="1980">
            <text:p>1980</text:p>
          </table:table-cell>
          <table:table-cell office:value-type="float" office:value="2404">
            <text:p>2404</text:p>
          </table:table-cell>
          <table:table-cell table:formula="of:=2010-[.B163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noffsan</text:p>
          </table:table-cell>
          <table:table-cell office:value-type="float" office:value="1980">
            <text:p>1980</text:p>
          </table:table-cell>
          <table:table-cell office:value-type="float" office:value="109539">
            <text:p>109539</text:p>
          </table:table-cell>
          <table:table-cell table:formula="of:=2010-[.B163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ennyL29</text:p>
          </table:table-cell>
          <table:table-cell office:value-type="float" office:value="1980">
            <text:p>1980</text:p>
          </table:table-cell>
          <table:table-cell office:value-type="float" office:value="190686">
            <text:p>190686</text:p>
          </table:table-cell>
          <table:table-cell table:formula="of:=2010-[.B163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oxy79</text:p>
          </table:table-cell>
          <table:table-cell office:value-type="float" office:value="1980">
            <text:p>1980</text:p>
          </table:table-cell>
          <table:table-cell office:value-type="float" office:value="9077">
            <text:p>9077</text:p>
          </table:table-cell>
          <table:table-cell table:formula="of:=2010-[.B163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Wkd chick</text:p>
          </table:table-cell>
          <table:table-cell office:value-type="float" office:value="1980">
            <text:p>1980</text:p>
          </table:table-cell>
          <table:table-cell office:value-type="float" office:value="11106">
            <text:p>11106</text:p>
          </table:table-cell>
          <table:table-cell table:formula="of:=2010-[.B163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mmaTillEnPrins</text:p>
          </table:table-cell>
          <table:table-cell office:value-type="float" office:value="1980">
            <text:p>1980</text:p>
          </table:table-cell>
          <table:table-cell office:value-type="float" office:value="7930">
            <text:p>7930</text:p>
          </table:table-cell>
          <table:table-cell table:formula="of:=2010-[.B164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arin och Pyret</text:p>
          </table:table-cell>
          <table:table-cell office:value-type="float" office:value="1980">
            <text:p>1980</text:p>
          </table:table-cell>
          <table:table-cell office:value-type="float" office:value="8478">
            <text:p>8478</text:p>
          </table:table-cell>
          <table:table-cell table:formula="of:=2010-[.B164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etejagdet</text:p>
          </table:table-cell>
          <table:table-cell office:value-type="float" office:value="1980">
            <text:p>1980</text:p>
          </table:table-cell>
          <table:table-cell office:value-type="float" office:value="4801">
            <text:p>4801</text:p>
          </table:table-cell>
          <table:table-cell table:formula="of:=2010-[.B164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abineb</text:p>
          </table:table-cell>
          <table:table-cell office:value-type="float" office:value="1980">
            <text:p>1980</text:p>
          </table:table-cell>
          <table:table-cell office:value-type="float" office:value="2012">
            <text:p>2012</text:p>
          </table:table-cell>
          <table:table-cell table:formula="of:=2010-[.B164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allen</text:p>
          </table:table-cell>
          <table:table-cell office:value-type="float" office:value="1980">
            <text:p>1980</text:p>
          </table:table-cell>
          <table:table-cell office:value-type="float" office:value="4552">
            <text:p>4552</text:p>
          </table:table-cell>
          <table:table-cell table:formula="of:=2010-[.B164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riaD</text:p>
          </table:table-cell>
          <table:table-cell office:value-type="float" office:value="1980">
            <text:p>1980</text:p>
          </table:table-cell>
          <table:table-cell office:value-type="float" office:value="23472">
            <text:p>23472</text:p>
          </table:table-cell>
          <table:table-cell table:formula="of:=2010-[.B164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gina2012</text:p>
          </table:table-cell>
          <table:table-cell office:value-type="float" office:value="1980">
            <text:p>1980</text:p>
          </table:table-cell>
          <table:table-cell office:value-type="float" office:value="11103">
            <text:p>11103</text:p>
          </table:table-cell>
          <table:table-cell table:formula="of:=2010-[.B164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arla79</text:p>
          </table:table-cell>
          <table:table-cell office:value-type="float" office:value="1980">
            <text:p>1980</text:p>
          </table:table-cell>
          <table:table-cell office:value-type="float" office:value="60780">
            <text:p>60780</text:p>
          </table:table-cell>
          <table:table-cell table:formula="of:=2010-[.B164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nry</text:p>
          </table:table-cell>
          <table:table-cell office:value-type="float" office:value="1980">
            <text:p>1980</text:p>
          </table:table-cell>
          <table:table-cell office:value-type="float" office:value="21833">
            <text:p>21833</text:p>
          </table:table-cell>
          <table:table-cell table:formula="of:=2010-[.B164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ofi 79</text:p>
          </table:table-cell>
          <table:table-cell office:value-type="float" office:value="1980">
            <text:p>1980</text:p>
          </table:table-cell>
          <table:table-cell office:value-type="float" office:value="37261">
            <text:p>37261</text:p>
          </table:table-cell>
          <table:table-cell table:formula="of:=2010-[.B164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0211</text:p>
          </table:table-cell>
          <table:table-cell office:value-type="float" office:value="1980">
            <text:p>1980</text:p>
          </table:table-cell>
          <table:table-cell office:value-type="float" office:value="11327">
            <text:p>11327</text:p>
          </table:table-cell>
          <table:table-cell table:formula="of:=2010-[.B165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lower79</text:p>
          </table:table-cell>
          <table:table-cell office:value-type="float" office:value="1980">
            <text:p>1980</text:p>
          </table:table-cell>
          <table:table-cell office:value-type="float" office:value="12456">
            <text:p>12456</text:p>
          </table:table-cell>
          <table:table-cell table:formula="of:=2010-[.B165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elestina</text:p>
          </table:table-cell>
          <table:table-cell office:value-type="float" office:value="1980">
            <text:p>1980</text:p>
          </table:table-cell>
          <table:table-cell office:value-type="float" office:value="6448">
            <text:p>6448</text:p>
          </table:table-cell>
          <table:table-cell table:formula="of:=2010-[.B165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ingela</text:p>
          </table:table-cell>
          <table:table-cell office:value-type="float" office:value="1980">
            <text:p>1980</text:p>
          </table:table-cell>
          <table:table-cell office:value-type="float" office:value="16092">
            <text:p>16092</text:p>
          </table:table-cell>
          <table:table-cell table:formula="of:=2010-[.B165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mi79</text:p>
          </table:table-cell>
          <table:table-cell office:value-type="float" office:value="1980">
            <text:p>1980</text:p>
          </table:table-cell>
          <table:table-cell office:value-type="float" office:value="31803">
            <text:p>31803</text:p>
          </table:table-cell>
          <table:table-cell table:formula="of:=2010-[.B165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hellokitty</text:p>
          </table:table-cell>
          <table:table-cell office:value-type="float" office:value="1980">
            <text:p>1980</text:p>
          </table:table-cell>
          <table:table-cell office:value-type="float" office:value="19160">
            <text:p>19160</text:p>
          </table:table-cell>
          <table:table-cell table:formula="of:=2010-[.B165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lumsan</text:p>
          </table:table-cell>
          <table:table-cell office:value-type="float" office:value="1980">
            <text:p>1980</text:p>
          </table:table-cell>
          <table:table-cell office:value-type="float" office:value="1322">
            <text:p>1322</text:p>
          </table:table-cell>
          <table:table-cell table:formula="of:=2010-[.B165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mmamina</text:p>
          </table:table-cell>
          <table:table-cell office:value-type="float" office:value="1980">
            <text:p>1980</text:p>
          </table:table-cell>
          <table:table-cell office:value-type="float" office:value="17589">
            <text:p>17589</text:p>
          </table:table-cell>
          <table:table-cell table:formula="of:=2010-[.B165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umsi</text:p>
          </table:table-cell>
          <table:table-cell office:value-type="float" office:value="1980">
            <text:p>1980</text:p>
          </table:table-cell>
          <table:table-cell office:value-type="float" office:value="55422">
            <text:p>55422</text:p>
          </table:table-cell>
          <table:table-cell table:formula="of:=2010-[.B165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wisti</text:p>
          </table:table-cell>
          <table:table-cell office:value-type="float" office:value="1980">
            <text:p>1980</text:p>
          </table:table-cell>
          <table:table-cell office:value-type="float" office:value="615">
            <text:p>615</text:p>
          </table:table-cell>
          <table:table-cell table:formula="of:=2010-[.B165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EF</text:p>
          </table:table-cell>
          <table:table-cell office:value-type="float" office:value="1980">
            <text:p>1980</text:p>
          </table:table-cell>
          <table:table-cell office:value-type="float" office:value="3000">
            <text:p>3000</text:p>
          </table:table-cell>
          <table:table-cell table:formula="of:=2010-[.B166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na gottegris</text:p>
          </table:table-cell>
          <table:table-cell office:value-type="float" office:value="1980">
            <text:p>1980</text:p>
          </table:table-cell>
          <table:table-cell office:value-type="float" office:value="48270">
            <text:p>48270</text:p>
          </table:table-cell>
          <table:table-cell table:formula="of:=2010-[.B166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arah H</text:p>
          </table:table-cell>
          <table:table-cell office:value-type="float" office:value="1980">
            <text:p>1980</text:p>
          </table:table-cell>
          <table:table-cell office:value-type="float" office:value="34630">
            <text:p>34630</text:p>
          </table:table-cell>
          <table:table-cell table:formula="of:=2010-[.B166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heetah</text:p>
          </table:table-cell>
          <table:table-cell office:value-type="float" office:value="1980">
            <text:p>1980</text:p>
          </table:table-cell>
          <table:table-cell office:value-type="float" office:value="543">
            <text:p>543</text:p>
          </table:table-cell>
          <table:table-cell table:formula="of:=2010-[.B166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orrbollen</text:p>
          </table:table-cell>
          <table:table-cell office:value-type="float" office:value="1980">
            <text:p>1980</text:p>
          </table:table-cell>
          <table:table-cell office:value-type="float" office:value="19038">
            <text:p>19038</text:p>
          </table:table-cell>
          <table:table-cell table:formula="of:=2010-[.B166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dicken 29</text:p>
          </table:table-cell>
          <table:table-cell office:value-type="float" office:value="1980">
            <text:p>1980</text:p>
          </table:table-cell>
          <table:table-cell office:value-type="float" office:value="11040">
            <text:p>11040</text:p>
          </table:table-cell>
          <table:table-cell table:formula="of:=2010-[.B166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parvöga</text:p>
          </table:table-cell>
          <table:table-cell office:value-type="float" office:value="1980">
            <text:p>1980</text:p>
          </table:table-cell>
          <table:table-cell office:value-type="float" office:value="30703">
            <text:p>30703</text:p>
          </table:table-cell>
          <table:table-cell table:formula="of:=2010-[.B166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norkan</text:p>
          </table:table-cell>
          <table:table-cell office:value-type="float" office:value="1980">
            <text:p>1980</text:p>
          </table:table-cell>
          <table:table-cell office:value-type="float" office:value="48749">
            <text:p>48749</text:p>
          </table:table-cell>
          <table:table-cell table:formula="of:=2010-[.B166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rifantasi</text:p>
          </table:table-cell>
          <table:table-cell office:value-type="float" office:value="1980">
            <text:p>1980</text:p>
          </table:table-cell>
          <table:table-cell office:value-type="float" office:value="2943">
            <text:p>2943</text:p>
          </table:table-cell>
          <table:table-cell table:formula="of:=2010-[.B166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ilgrimka</text:p>
          </table:table-cell>
          <table:table-cell office:value-type="float" office:value="1980">
            <text:p>1980</text:p>
          </table:table-cell>
          <table:table-cell office:value-type="float" office:value="11082">
            <text:p>11082</text:p>
          </table:table-cell>
          <table:table-cell table:formula="of:=2010-[.B166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nart3barn</text:p>
          </table:table-cell>
          <table:table-cell office:value-type="float" office:value="1980">
            <text:p>1980</text:p>
          </table:table-cell>
          <table:table-cell office:value-type="float" office:value="1621">
            <text:p>1621</text:p>
          </table:table-cell>
          <table:table-cell table:formula="of:=2010-[.B167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rukarlsson</text:p>
          </table:table-cell>
          <table:table-cell office:value-type="float" office:value="1980">
            <text:p>1980</text:p>
          </table:table-cell>
          <table:table-cell office:value-type="float" office:value="10005">
            <text:p>10005</text:p>
          </table:table-cell>
          <table:table-cell table:formula="of:=2010-[.B167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ummer</text:p>
          </table:table-cell>
          <table:table-cell office:value-type="float" office:value="1980">
            <text:p>1980</text:p>
          </table:table-cell>
          <table:table-cell office:value-type="float" office:value="111578">
            <text:p>111578</text:p>
          </table:table-cell>
          <table:table-cell table:formula="of:=2010-[.B167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hanna elise</text:p>
          </table:table-cell>
          <table:table-cell office:value-type="float" office:value="1980">
            <text:p>1980</text:p>
          </table:table-cell>
          <table:table-cell office:value-type="float" office:value="21914">
            <text:p>21914</text:p>
          </table:table-cell>
          <table:table-cell table:formula="of:=2010-[.B167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jukisb</text:p>
          </table:table-cell>
          <table:table-cell office:value-type="float" office:value="1980">
            <text:p>1980</text:p>
          </table:table-cell>
          <table:table-cell office:value-type="float" office:value="68506">
            <text:p>68506</text:p>
          </table:table-cell>
          <table:table-cell table:formula="of:=2010-[.B167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vena</text:p>
          </table:table-cell>
          <table:table-cell office:value-type="float" office:value="1980">
            <text:p>1980</text:p>
          </table:table-cell>
          <table:table-cell office:value-type="float" office:value="20371">
            <text:p>20371</text:p>
          </table:table-cell>
          <table:table-cell table:formula="of:=2010-[.B167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llakulan</text:p>
          </table:table-cell>
          <table:table-cell office:value-type="float" office:value="1980">
            <text:p>1980</text:p>
          </table:table-cell>
          <table:table-cell office:value-type="float" office:value="16248">
            <text:p>16248</text:p>
          </table:table-cell>
          <table:table-cell table:formula="of:=2010-[.B167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yntharen</text:p>
          </table:table-cell>
          <table:table-cell office:value-type="float" office:value="1980">
            <text:p>1980</text:p>
          </table:table-cell>
          <table:table-cell office:value-type="float" office:value="19473">
            <text:p>19473</text:p>
          </table:table-cell>
          <table:table-cell table:formula="of:=2010-[.B167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hippan</text:p>
          </table:table-cell>
          <table:table-cell office:value-type="float" office:value="1980">
            <text:p>1980</text:p>
          </table:table-cell>
          <table:table-cell office:value-type="float" office:value="97857">
            <text:p>97857</text:p>
          </table:table-cell>
          <table:table-cell table:formula="of:=2010-[.B167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gtiwi</text:p>
          </table:table-cell>
          <table:table-cell office:value-type="float" office:value="1980">
            <text:p>1980</text:p>
          </table:table-cell>
          <table:table-cell office:value-type="float" office:value="8859">
            <text:p>8859</text:p>
          </table:table-cell>
          <table:table-cell table:formula="of:=2010-[.B167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nah01</text:p>
          </table:table-cell>
          <table:table-cell office:value-type="float" office:value="1980">
            <text:p>1980</text:p>
          </table:table-cell>
          <table:table-cell office:value-type="float" office:value="764">
            <text:p>764</text:p>
          </table:table-cell>
          <table:table-cell table:formula="of:=2010-[.B168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heKakan</text:p>
          </table:table-cell>
          <table:table-cell office:value-type="float" office:value="1980">
            <text:p>1980</text:p>
          </table:table-cell>
          <table:table-cell office:value-type="float" office:value="671">
            <text:p>671</text:p>
          </table:table-cell>
          <table:table-cell table:formula="of:=2010-[.B168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lbertine79</text:p>
          </table:table-cell>
          <table:table-cell office:value-type="float" office:value="1980">
            <text:p>1980</text:p>
          </table:table-cell>
          <table:table-cell office:value-type="float" office:value="6190">
            <text:p>6190</text:p>
          </table:table-cell>
          <table:table-cell table:formula="of:=2010-[.B168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Bä007</text:p>
          </table:table-cell>
          <table:table-cell office:value-type="float" office:value="1980">
            <text:p>1980</text:p>
          </table:table-cell>
          <table:table-cell office:value-type="float" office:value="21092">
            <text:p>21092</text:p>
          </table:table-cell>
          <table:table-cell table:formula="of:=2010-[.B168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aramella</text:p>
          </table:table-cell>
          <table:table-cell office:value-type="float" office:value="1980">
            <text:p>1980</text:p>
          </table:table-cell>
          <table:table-cell office:value-type="float" office:value="12855">
            <text:p>12855</text:p>
          </table:table-cell>
          <table:table-cell table:formula="of:=2010-[.B168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er1979</text:p>
          </table:table-cell>
          <table:table-cell office:value-type="float" office:value="1980">
            <text:p>1980</text:p>
          </table:table-cell>
          <table:table-cell office:value-type="float" office:value="26861">
            <text:p>26861</text:p>
          </table:table-cell>
          <table:table-cell table:formula="of:=2010-[.B168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johooj</text:p>
          </table:table-cell>
          <table:table-cell office:value-type="float" office:value="1980">
            <text:p>1980</text:p>
          </table:table-cell>
          <table:table-cell office:value-type="float" office:value="2933">
            <text:p>2933</text:p>
          </table:table-cell>
          <table:table-cell table:formula="of:=2010-[.B168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anneq</text:p>
          </table:table-cell>
          <table:table-cell office:value-type="float" office:value="1980">
            <text:p>1980</text:p>
          </table:table-cell>
          <table:table-cell office:value-type="float" office:value="856">
            <text:p>856</text:p>
          </table:table-cell>
          <table:table-cell table:formula="of:=2010-[.B168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onna</text:p>
          </table:table-cell>
          <table:table-cell office:value-type="float" office:value="1980">
            <text:p>1980</text:p>
          </table:table-cell>
          <table:table-cell office:value-type="float" office:value="26619">
            <text:p>26619</text:p>
          </table:table-cell>
          <table:table-cell table:formula="of:=2010-[.B168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akida</text:p>
          </table:table-cell>
          <table:table-cell office:value-type="float" office:value="1980">
            <text:p>1980</text:p>
          </table:table-cell>
          <table:table-cell office:value-type="float" office:value="5221">
            <text:p>5221</text:p>
          </table:table-cell>
          <table:table-cell table:formula="of:=2010-[.B168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ubbelt upp</text:p>
          </table:table-cell>
          <table:table-cell office:value-type="float" office:value="1980">
            <text:p>1980</text:p>
          </table:table-cell>
          <table:table-cell office:value-type="float" office:value="36179">
            <text:p>36179</text:p>
          </table:table-cell>
          <table:table-cell table:formula="of:=2010-[.B169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jo79</text:p>
          </table:table-cell>
          <table:table-cell office:value-type="float" office:value="1980">
            <text:p>1980</text:p>
          </table:table-cell>
          <table:table-cell office:value-type="float" office:value="6438">
            <text:p>6438</text:p>
          </table:table-cell>
          <table:table-cell table:formula="of:=2010-[.B169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tenkatt</text:p>
          </table:table-cell>
          <table:table-cell office:value-type="float" office:value="1980">
            <text:p>1980</text:p>
          </table:table-cell>
          <table:table-cell office:value-type="float" office:value="43002">
            <text:p>43002</text:p>
          </table:table-cell>
          <table:table-cell table:formula="of:=2010-[.B169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dora1</text:p>
          </table:table-cell>
          <table:table-cell office:value-type="float" office:value="1980">
            <text:p>1980</text:p>
          </table:table-cell>
          <table:table-cell office:value-type="float" office:value="78073">
            <text:p>78073</text:p>
          </table:table-cell>
          <table:table-cell table:formula="of:=2010-[.B169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näckan1979</text:p>
          </table:table-cell>
          <table:table-cell office:value-type="float" office:value="1980">
            <text:p>1980</text:p>
          </table:table-cell>
          <table:table-cell office:value-type="float" office:value="6116">
            <text:p>6116</text:p>
          </table:table-cell>
          <table:table-cell table:formula="of:=2010-[.B169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Williamsmamma</text:p>
          </table:table-cell>
          <table:table-cell office:value-type="float" office:value="1980">
            <text:p>1980</text:p>
          </table:table-cell>
          <table:table-cell office:value-type="float" office:value="5059">
            <text:p>5059</text:p>
          </table:table-cell>
          <table:table-cell table:formula="of:=2010-[.B169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cy</text:p>
          </table:table-cell>
          <table:table-cell office:value-type="float" office:value="1980">
            <text:p>1980</text:p>
          </table:table-cell>
          <table:table-cell office:value-type="float" office:value="3378">
            <text:p>3378</text:p>
          </table:table-cell>
          <table:table-cell table:formula="of:=2010-[.B169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ejda79</text:p>
          </table:table-cell>
          <table:table-cell office:value-type="float" office:value="1980">
            <text:p>1980</text:p>
          </table:table-cell>
          <table:table-cell office:value-type="float" office:value="12667">
            <text:p>12667</text:p>
          </table:table-cell>
          <table:table-cell table:formula="of:=2010-[.B169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ove child</text:p>
          </table:table-cell>
          <table:table-cell office:value-type="float" office:value="1980">
            <text:p>1980</text:p>
          </table:table-cell>
          <table:table-cell office:value-type="float" office:value="185">
            <text:p>185</text:p>
          </table:table-cell>
          <table:table-cell table:formula="of:=2010-[.B169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mmbop</text:p>
          </table:table-cell>
          <table:table-cell office:value-type="float" office:value="1980">
            <text:p>1980</text:p>
          </table:table-cell>
          <table:table-cell office:value-type="float" office:value="19377">
            <text:p>19377</text:p>
          </table:table-cell>
          <table:table-cell table:formula="of:=2010-[.B169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ady Unicorn</text:p>
          </table:table-cell>
          <table:table-cell office:value-type="float" office:value="1980">
            <text:p>1980</text:p>
          </table:table-cell>
          <table:table-cell office:value-type="float" office:value="4642">
            <text:p>4642</text:p>
          </table:table-cell>
          <table:table-cell table:formula="of:=2010-[.B170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ussunge</text:p>
          </table:table-cell>
          <table:table-cell office:value-type="float" office:value="1980">
            <text:p>1980</text:p>
          </table:table-cell>
          <table:table-cell office:value-type="float" office:value="34915">
            <text:p>34915</text:p>
          </table:table-cell>
          <table:table-cell table:formula="of:=2010-[.B170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Ävlan</text:p>
          </table:table-cell>
          <table:table-cell office:value-type="float" office:value="1980">
            <text:p>1980</text:p>
          </table:table-cell>
          <table:table-cell office:value-type="float" office:value="20552">
            <text:p>20552</text:p>
          </table:table-cell>
          <table:table-cell table:formula="of:=2010-[.B170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ixxie</text:p>
          </table:table-cell>
          <table:table-cell office:value-type="float" office:value="1980">
            <text:p>1980</text:p>
          </table:table-cell>
          <table:table-cell office:value-type="float" office:value="8052">
            <text:p>8052</text:p>
          </table:table-cell>
          <table:table-cell table:formula="of:=2010-[.B170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okmonkan</text:p>
          </table:table-cell>
          <table:table-cell office:value-type="float" office:value="1980">
            <text:p>1980</text:p>
          </table:table-cell>
          <table:table-cell office:value-type="float" office:value="23140">
            <text:p>23140</text:p>
          </table:table-cell>
          <table:table-cell table:formula="of:=2010-[.B170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1980">
            <text:p>1980</text:p>
          </table:table-cell>
          <table:table-cell office:value-type="float" office:value="53839">
            <text:p>53839</text:p>
          </table:table-cell>
          <table:table-cell table:formula="of:=2010-[.B170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jorvet</text:p>
          </table:table-cell>
          <table:table-cell office:value-type="float" office:value="1980">
            <text:p>1980</text:p>
          </table:table-cell>
          <table:table-cell office:value-type="float" office:value="11811">
            <text:p>11811</text:p>
          </table:table-cell>
          <table:table-cell table:formula="of:=2010-[.B170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nny79</text:p>
          </table:table-cell>
          <table:table-cell office:value-type="float" office:value="1980">
            <text:p>1980</text:p>
          </table:table-cell>
          <table:table-cell office:value-type="float" office:value="50474">
            <text:p>50474</text:p>
          </table:table-cell>
          <table:table-cell table:formula="of:=2010-[.B170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Yoenia</text:p>
          </table:table-cell>
          <table:table-cell office:value-type="float" office:value="1980">
            <text:p>1980</text:p>
          </table:table-cell>
          <table:table-cell office:value-type="float" office:value="595">
            <text:p>595</text:p>
          </table:table-cell>
          <table:table-cell table:formula="of:=2010-[.B170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arbon</text:p>
          </table:table-cell>
          <table:table-cell office:value-type="float" office:value="1980">
            <text:p>1980</text:p>
          </table:table-cell>
          <table:table-cell office:value-type="float" office:value="28282">
            <text:p>28282</text:p>
          </table:table-cell>
          <table:table-cell table:formula="of:=2010-[.B170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Ulrisa</text:p>
          </table:table-cell>
          <table:table-cell office:value-type="float" office:value="1980">
            <text:p>1980</text:p>
          </table:table-cell>
          <table:table-cell office:value-type="float" office:value="8937">
            <text:p>8937</text:p>
          </table:table-cell>
          <table:table-cell table:formula="of:=2010-[.B171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ricia</text:p>
          </table:table-cell>
          <table:table-cell office:value-type="float" office:value="1980">
            <text:p>1980</text:p>
          </table:table-cell>
          <table:table-cell office:value-type="float" office:value="16170">
            <text:p>16170</text:p>
          </table:table-cell>
          <table:table-cell table:formula="of:=2010-[.B171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laudia gbg</text:p>
          </table:table-cell>
          <table:table-cell office:value-type="float" office:value="1980">
            <text:p>1980</text:p>
          </table:table-cell>
          <table:table-cell office:value-type="float" office:value="6579">
            <text:p>6579</text:p>
          </table:table-cell>
          <table:table-cell table:formula="of:=2010-[.B171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neliesofia</text:p>
          </table:table-cell>
          <table:table-cell office:value-type="float" office:value="1980">
            <text:p>1980</text:p>
          </table:table-cell>
          <table:table-cell office:value-type="float" office:value="31201">
            <text:p>31201</text:p>
          </table:table-cell>
          <table:table-cell table:formula="of:=2010-[.B171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rsMumrik</text:p>
          </table:table-cell>
          <table:table-cell office:value-type="float" office:value="1980">
            <text:p>1980</text:p>
          </table:table-cell>
          <table:table-cell office:value-type="float" office:value="39331">
            <text:p>39331</text:p>
          </table:table-cell>
          <table:table-cell table:formula="of:=2010-[.B171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ulcinea</text:p>
          </table:table-cell>
          <table:table-cell office:value-type="float" office:value="1980">
            <text:p>1980</text:p>
          </table:table-cell>
          <table:table-cell office:value-type="float" office:value="3712">
            <text:p>3712</text:p>
          </table:table-cell>
          <table:table-cell table:formula="of:=2010-[.B171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Zophia</text:p>
          </table:table-cell>
          <table:table-cell office:value-type="float" office:value="1980">
            <text:p>1980</text:p>
          </table:table-cell>
          <table:table-cell office:value-type="float" office:value="56936">
            <text:p>56936</text:p>
          </table:table-cell>
          <table:table-cell table:formula="of:=2010-[.B171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sa1018</text:p>
          </table:table-cell>
          <table:table-cell office:value-type="float" office:value="1980">
            <text:p>1980</text:p>
          </table:table-cell>
          <table:table-cell office:value-type="float" office:value="64357">
            <text:p>64357</text:p>
          </table:table-cell>
          <table:table-cell table:formula="of:=2010-[.B171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nvian</text:p>
          </table:table-cell>
          <table:table-cell office:value-type="float" office:value="1980">
            <text:p>1980</text:p>
          </table:table-cell>
          <table:table-cell office:value-type="float" office:value="27466">
            <text:p>27466</text:p>
          </table:table-cell>
          <table:table-cell table:formula="of:=2010-[.B171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etal</text:p>
          </table:table-cell>
          <table:table-cell office:value-type="float" office:value="1980">
            <text:p>1980</text:p>
          </table:table-cell>
          <table:table-cell office:value-type="float" office:value="7190">
            <text:p>7190</text:p>
          </table:table-cell>
          <table:table-cell table:formula="of:=2010-[.B171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aos</text:p>
          </table:table-cell>
          <table:table-cell office:value-type="float" office:value="1980">
            <text:p>1980</text:p>
          </table:table-cell>
          <table:table-cell office:value-type="float" office:value="23528">
            <text:p>23528</text:p>
          </table:table-cell>
          <table:table-cell table:formula="of:=2010-[.B172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overgirl80</text:p>
          </table:table-cell>
          <table:table-cell office:value-type="float" office:value="1980">
            <text:p>1980</text:p>
          </table:table-cell>
          <table:table-cell office:value-type="float" office:value="17040">
            <text:p>17040</text:p>
          </table:table-cell>
          <table:table-cell table:formula="of:=2010-[.B172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79anil</text:p>
          </table:table-cell>
          <table:table-cell office:value-type="float" office:value="1980">
            <text:p>1980</text:p>
          </table:table-cell>
          <table:table-cell office:value-type="float" office:value="1023">
            <text:p>1023</text:p>
          </table:table-cell>
          <table:table-cell table:formula="of:=2010-[.B172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ria303</text:p>
          </table:table-cell>
          <table:table-cell office:value-type="float" office:value="1980">
            <text:p>1980</text:p>
          </table:table-cell>
          <table:table-cell office:value-type="float" office:value="8619">
            <text:p>8619</text:p>
          </table:table-cell>
          <table:table-cell table:formula="of:=2010-[.B172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azzle</text:p>
          </table:table-cell>
          <table:table-cell office:value-type="float" office:value="1980">
            <text:p>1980</text:p>
          </table:table-cell>
          <table:table-cell office:value-type="float" office:value="93">
            <text:p>93</text:p>
          </table:table-cell>
          <table:table-cell table:formula="of:=2010-[.B172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valon</text:p>
          </table:table-cell>
          <table:table-cell office:value-type="float" office:value="1980">
            <text:p>1980</text:p>
          </table:table-cell>
          <table:table-cell office:value-type="float" office:value="1395">
            <text:p>1395</text:p>
          </table:table-cell>
          <table:table-cell table:formula="of:=2010-[.B172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roppen100</text:p>
          </table:table-cell>
          <table:table-cell office:value-type="float" office:value="1980">
            <text:p>1980</text:p>
          </table:table-cell>
          <table:table-cell office:value-type="float" office:value="58760">
            <text:p>58760</text:p>
          </table:table-cell>
          <table:table-cell table:formula="of:=2010-[.B172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rk lorelei</text:p>
          </table:table-cell>
          <table:table-cell office:value-type="float" office:value="1980">
            <text:p>1980</text:p>
          </table:table-cell>
          <table:table-cell office:value-type="float" office:value="134549">
            <text:p>134549</text:p>
          </table:table-cell>
          <table:table-cell table:formula="of:=2010-[.B172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lisabeth09</text:p>
          </table:table-cell>
          <table:table-cell office:value-type="float" office:value="1980">
            <text:p>1980</text:p>
          </table:table-cell>
          <table:table-cell office:value-type="float" office:value="9698">
            <text:p>9698</text:p>
          </table:table-cell>
          <table:table-cell table:formula="of:=2010-[.B172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980">
            <text:p>1980</text:p>
          </table:table-cell>
          <table:table-cell office:value-type="float" office:value="8881">
            <text:p>8881</text:p>
          </table:table-cell>
          <table:table-cell table:formula="of:=2010-[.B172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anniz</text:p>
          </table:table-cell>
          <table:table-cell office:value-type="float" office:value="1980">
            <text:p>1980</text:p>
          </table:table-cell>
          <table:table-cell office:value-type="float" office:value="4833">
            <text:p>4833</text:p>
          </table:table-cell>
          <table:table-cell table:formula="of:=2010-[.B173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ennsan79</text:p>
          </table:table-cell>
          <table:table-cell office:value-type="float" office:value="1980">
            <text:p>1980</text:p>
          </table:table-cell>
          <table:table-cell office:value-type="float" office:value="2243">
            <text:p>2243</text:p>
          </table:table-cell>
          <table:table-cell table:formula="of:=2010-[.B173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dzy</text:p>
          </table:table-cell>
          <table:table-cell office:value-type="float" office:value="1980">
            <text:p>1980</text:p>
          </table:table-cell>
          <table:table-cell office:value-type="float" office:value="16759">
            <text:p>16759</text:p>
          </table:table-cell>
          <table:table-cell table:formula="of:=2010-[.B173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roken</text:p>
          </table:table-cell>
          <table:table-cell office:value-type="float" office:value="1980">
            <text:p>1980</text:p>
          </table:table-cell>
          <table:table-cell office:value-type="float" office:value="922">
            <text:p>922</text:p>
          </table:table-cell>
          <table:table-cell table:formula="of:=2010-[.B173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essanM</text:p>
          </table:table-cell>
          <table:table-cell office:value-type="float" office:value="1980">
            <text:p>1980</text:p>
          </table:table-cell>
          <table:table-cell office:value-type="float" office:value="22818">
            <text:p>22818</text:p>
          </table:table-cell>
          <table:table-cell table:formula="of:=2010-[.B173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nutte</text:p>
          </table:table-cell>
          <table:table-cell office:value-type="float" office:value="1980">
            <text:p>1980</text:p>
          </table:table-cell>
          <table:table-cell office:value-type="float" office:value="20414">
            <text:p>20414</text:p>
          </table:table-cell>
          <table:table-cell table:formula="of:=2010-[.B173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osefin L</text:p>
          </table:table-cell>
          <table:table-cell office:value-type="float" office:value="1980">
            <text:p>1980</text:p>
          </table:table-cell>
          <table:table-cell office:value-type="float" office:value="47548">
            <text:p>47548</text:p>
          </table:table-cell>
          <table:table-cell table:formula="of:=2010-[.B173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Verea</text:p>
          </table:table-cell>
          <table:table-cell office:value-type="float" office:value="1980">
            <text:p>1980</text:p>
          </table:table-cell>
          <table:table-cell office:value-type="float" office:value="916">
            <text:p>916</text:p>
          </table:table-cell>
          <table:table-cell table:formula="of:=2010-[.B173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jimbo</text:p>
          </table:table-cell>
          <table:table-cell office:value-type="float" office:value="1980">
            <text:p>1980</text:p>
          </table:table-cell>
          <table:table-cell office:value-type="float" office:value="590">
            <text:p>590</text:p>
          </table:table-cell>
          <table:table-cell table:formula="of:=2010-[.B173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arpeDiem</text:p>
          </table:table-cell>
          <table:table-cell office:value-type="float" office:value="1980">
            <text:p>1980</text:p>
          </table:table-cell>
          <table:table-cell office:value-type="float" office:value="6124">
            <text:p>6124</text:p>
          </table:table-cell>
          <table:table-cell table:formula="of:=2010-[.B173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hea</text:p>
          </table:table-cell>
          <table:table-cell office:value-type="float" office:value="1980">
            <text:p>1980</text:p>
          </table:table-cell>
          <table:table-cell office:value-type="float" office:value="9681">
            <text:p>9681</text:p>
          </table:table-cell>
          <table:table-cell table:formula="of:=2010-[.B174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usi79</text:p>
          </table:table-cell>
          <table:table-cell office:value-type="float" office:value="1980">
            <text:p>1980</text:p>
          </table:table-cell>
          <table:table-cell office:value-type="float" office:value="39717">
            <text:p>39717</text:p>
          </table:table-cell>
          <table:table-cell table:formula="of:=2010-[.B174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obbelina</text:p>
          </table:table-cell>
          <table:table-cell office:value-type="float" office:value="1980">
            <text:p>1980</text:p>
          </table:table-cell>
          <table:table-cell office:value-type="float" office:value="7224">
            <text:p>7224</text:p>
          </table:table-cell>
          <table:table-cell table:formula="of:=2010-[.B174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rymdmonstret</text:p>
          </table:table-cell>
          <table:table-cell office:value-type="float" office:value="1980">
            <text:p>1980</text:p>
          </table:table-cell>
          <table:table-cell office:value-type="float" office:value="13759">
            <text:p>13759</text:p>
          </table:table-cell>
          <table:table-cell table:formula="of:=2010-[.B174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at79</text:p>
          </table:table-cell>
          <table:table-cell office:value-type="float" office:value="1980">
            <text:p>1980</text:p>
          </table:table-cell>
          <table:table-cell office:value-type="float" office:value="79773">
            <text:p>79773</text:p>
          </table:table-cell>
          <table:table-cell table:formula="of:=2010-[.B174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Krusmynta</text:p>
          </table:table-cell>
          <table:table-cell office:value-type="float" office:value="1980">
            <text:p>1980</text:p>
          </table:table-cell>
          <table:table-cell office:value-type="float" office:value="2392">
            <text:p>2392</text:p>
          </table:table-cell>
          <table:table-cell table:formula="of:=2010-[.B174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erulean</text:p>
          </table:table-cell>
          <table:table-cell office:value-type="float" office:value="1980">
            <text:p>1980</text:p>
          </table:table-cell>
          <table:table-cell office:value-type="float" office:value="82714">
            <text:p>82714</text:p>
          </table:table-cell>
          <table:table-cell table:formula="of:=2010-[.B174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llsussan</text:p>
          </table:table-cell>
          <table:table-cell office:value-type="float" office:value="1980">
            <text:p>1980</text:p>
          </table:table-cell>
          <table:table-cell office:value-type="float" office:value="23586">
            <text:p>23586</text:p>
          </table:table-cell>
          <table:table-cell table:formula="of:=2010-[.B174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a79</text:p>
          </table:table-cell>
          <table:table-cell office:value-type="float" office:value="1980">
            <text:p>1980</text:p>
          </table:table-cell>
          <table:table-cell office:value-type="float" office:value="9423">
            <text:p>9423</text:p>
          </table:table-cell>
          <table:table-cell table:formula="of:=2010-[.B174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cln</text:p>
          </table:table-cell>
          <table:table-cell office:value-type="float" office:value="1980">
            <text:p>1980</text:p>
          </table:table-cell>
          <table:table-cell office:value-type="float" office:value="9">
            <text:p>9</text:p>
          </table:table-cell>
          <table:table-cell table:formula="of:=2010-[.B174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mo08</text:p>
          </table:table-cell>
          <table:table-cell office:value-type="float" office:value="1980">
            <text:p>1980</text:p>
          </table:table-cell>
          <table:table-cell office:value-type="float" office:value="14864">
            <text:p>14864</text:p>
          </table:table-cell>
          <table:table-cell table:formula="of:=2010-[.B175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mmelinan</text:p>
          </table:table-cell>
          <table:table-cell office:value-type="float" office:value="1980">
            <text:p>1980</text:p>
          </table:table-cell>
          <table:table-cell office:value-type="float" office:value="30381">
            <text:p>30381</text:p>
          </table:table-cell>
          <table:table-cell table:formula="of:=2010-[.B175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ria Q</text:p>
          </table:table-cell>
          <table:table-cell office:value-type="float" office:value="1980">
            <text:p>1980</text:p>
          </table:table-cell>
          <table:table-cell office:value-type="float" office:value="3904">
            <text:p>3904</text:p>
          </table:table-cell>
          <table:table-cell table:formula="of:=2010-[.B175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ussi</text:p>
          </table:table-cell>
          <table:table-cell office:value-type="float" office:value="1980">
            <text:p>1980</text:p>
          </table:table-cell>
          <table:table-cell office:value-type="float" office:value="1764">
            <text:p>1764</text:p>
          </table:table-cell>
          <table:table-cell table:formula="of:=2010-[.B175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buslings mamma</text:p>
          </table:table-cell>
          <table:table-cell office:value-type="float" office:value="1980">
            <text:p>1980</text:p>
          </table:table-cell>
          <table:table-cell office:value-type="float" office:value="695">
            <text:p>695</text:p>
          </table:table-cell>
          <table:table-cell table:formula="of:=2010-[.B175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urelyplatonic</text:p>
          </table:table-cell>
          <table:table-cell office:value-type="float" office:value="1980">
            <text:p>1980</text:p>
          </table:table-cell>
          <table:table-cell office:value-type="float" office:value="83562">
            <text:p>83562</text:p>
          </table:table-cell>
          <table:table-cell table:formula="of:=2010-[.B175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ki79</text:p>
          </table:table-cell>
          <table:table-cell office:value-type="float" office:value="1980">
            <text:p>1980</text:p>
          </table:table-cell>
          <table:table-cell office:value-type="float" office:value="374">
            <text:p>374</text:p>
          </table:table-cell>
          <table:table-cell table:formula="of:=2010-[.B175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owler</text:p>
          </table:table-cell>
          <table:table-cell office:value-type="float" office:value="1980">
            <text:p>1980</text:p>
          </table:table-cell>
          <table:table-cell office:value-type="float" office:value="1089">
            <text:p>1089</text:p>
          </table:table-cell>
          <table:table-cell table:formula="of:=2010-[.B175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ll Fia</text:p>
          </table:table-cell>
          <table:table-cell office:value-type="float" office:value="1980">
            <text:p>1980</text:p>
          </table:table-cell>
          <table:table-cell office:value-type="float" office:value="6476">
            <text:p>6476</text:p>
          </table:table-cell>
          <table:table-cell table:formula="of:=2010-[.B175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sa1979</text:p>
          </table:table-cell>
          <table:table-cell office:value-type="float" office:value="1980">
            <text:p>1980</text:p>
          </table:table-cell>
          <table:table-cell office:value-type="float" office:value="1236">
            <text:p>1236</text:p>
          </table:table-cell>
          <table:table-cell table:formula="of:=2010-[.B175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nna79</text:p>
          </table:table-cell>
          <table:table-cell office:value-type="float" office:value="1980">
            <text:p>1980</text:p>
          </table:table-cell>
          <table:table-cell office:value-type="float" office:value="3153">
            <text:p>3153</text:p>
          </table:table-cell>
          <table:table-cell table:formula="of:=2010-[.B176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alnaneas</text:p>
          </table:table-cell>
          <table:table-cell office:value-type="float" office:value="1980">
            <text:p>1980</text:p>
          </table:table-cell>
          <table:table-cell office:value-type="float" office:value="14264">
            <text:p>14264</text:p>
          </table:table-cell>
          <table:table-cell table:formula="of:=2010-[.B176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uper S</text:p>
          </table:table-cell>
          <table:table-cell office:value-type="float" office:value="1980">
            <text:p>1980</text:p>
          </table:table-cell>
          <table:table-cell office:value-type="float" office:value="7986">
            <text:p>7986</text:p>
          </table:table-cell>
          <table:table-cell table:formula="of:=2010-[.B176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rox</text:p>
          </table:table-cell>
          <table:table-cell office:value-type="float" office:value="1980">
            <text:p>1980</text:p>
          </table:table-cell>
          <table:table-cell office:value-type="float" office:value="2120">
            <text:p>2120</text:p>
          </table:table-cell>
          <table:table-cell table:formula="of:=2010-[.B176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irimånstråle</text:p>
          </table:table-cell>
          <table:table-cell office:value-type="float" office:value="1980">
            <text:p>1980</text:p>
          </table:table-cell>
          <table:table-cell office:value-type="float" office:value="127">
            <text:p>127</text:p>
          </table:table-cell>
          <table:table-cell table:formula="of:=2010-[.B176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ysis</text:p>
          </table:table-cell>
          <table:table-cell office:value-type="float" office:value="1980">
            <text:p>1980</text:p>
          </table:table-cell>
          <table:table-cell office:value-type="float" office:value="17">
            <text:p>17</text:p>
          </table:table-cell>
          <table:table-cell table:formula="of:=2010-[.B176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Vidarchefar</text:p>
          </table:table-cell>
          <table:table-cell office:value-type="float" office:value="1980">
            <text:p>1980</text:p>
          </table:table-cell>
          <table:table-cell office:value-type="float" office:value="10330">
            <text:p>10330</text:p>
          </table:table-cell>
          <table:table-cell table:formula="of:=2010-[.B176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vie</text:p>
          </table:table-cell>
          <table:table-cell office:value-type="float" office:value="1980">
            <text:p>1980</text:p>
          </table:table-cell>
          <table:table-cell office:value-type="float" office:value="51968">
            <text:p>51968</text:p>
          </table:table-cell>
          <table:table-cell table:formula="of:=2010-[.B176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rugan79</text:p>
          </table:table-cell>
          <table:table-cell office:value-type="float" office:value="1980">
            <text:p>1980</text:p>
          </table:table-cell>
          <table:table-cell office:value-type="float" office:value="313">
            <text:p>313</text:p>
          </table:table-cell>
          <table:table-cell table:formula="of:=2010-[.B176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Fire</text:p>
          </table:table-cell>
          <table:table-cell office:value-type="float" office:value="1980">
            <text:p>1980</text:p>
          </table:table-cell>
          <table:table-cell office:value-type="float" office:value="4376">
            <text:p>4376</text:p>
          </table:table-cell>
          <table:table-cell table:formula="of:=2010-[.B176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ryHann</text:p>
          </table:table-cell>
          <table:table-cell office:value-type="float" office:value="1980">
            <text:p>1980</text:p>
          </table:table-cell>
          <table:table-cell office:value-type="float" office:value="7479">
            <text:p>7479</text:p>
          </table:table-cell>
          <table:table-cell table:formula="of:=2010-[.B177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Beccibus</text:p>
          </table:table-cell>
          <table:table-cell office:value-type="float" office:value="1980">
            <text:p>1980</text:p>
          </table:table-cell>
          <table:table-cell office:value-type="float" office:value="2364">
            <text:p>2364</text:p>
          </table:table-cell>
          <table:table-cell table:formula="of:=2010-[.B177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Ofeigur</text:p>
          </table:table-cell>
          <table:table-cell office:value-type="float" office:value="1980">
            <text:p>1980</text:p>
          </table:table-cell>
          <table:table-cell office:value-type="float" office:value="27566">
            <text:p>27566</text:p>
          </table:table-cell>
          <table:table-cell table:formula="of:=2010-[.B177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Devotion</text:p>
          </table:table-cell>
          <table:table-cell office:value-type="float" office:value="1980">
            <text:p>1980</text:p>
          </table:table-cell>
          <table:table-cell office:value-type="float" office:value="1582">
            <text:p>1582</text:p>
          </table:table-cell>
          <table:table-cell table:formula="of:=2010-[.B177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rnlia03</text:p>
          </table:table-cell>
          <table:table-cell office:value-type="float" office:value="1980">
            <text:p>1980</text:p>
          </table:table-cell>
          <table:table-cell office:value-type="float" office:value="41873">
            <text:p>41873</text:p>
          </table:table-cell>
          <table:table-cell table:formula="of:=2010-[.B177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liine</text:p>
          </table:table-cell>
          <table:table-cell office:value-type="float" office:value="1980">
            <text:p>1980</text:p>
          </table:table-cell>
          <table:table-cell office:value-type="float" office:value="829">
            <text:p>829</text:p>
          </table:table-cell>
          <table:table-cell table:formula="of:=2010-[.B177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Sowa</text:p>
          </table:table-cell>
          <table:table-cell office:value-type="float" office:value="1980">
            <text:p>1980</text:p>
          </table:table-cell>
          <table:table-cell office:value-type="float" office:value="87749">
            <text:p>87749</text:p>
          </table:table-cell>
          <table:table-cell table:formula="of:=2010-[.B177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3Jane</text:p>
          </table:table-cell>
          <table:table-cell office:value-type="float" office:value="1980">
            <text:p>1980</text:p>
          </table:table-cell>
          <table:table-cell office:value-type="float" office:value="283">
            <text:p>283</text:p>
          </table:table-cell>
          <table:table-cell table:formula="of:=2010-[.B177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Alicantina</text:p>
          </table:table-cell>
          <table:table-cell office:value-type="float" office:value="1980">
            <text:p>1980</text:p>
          </table:table-cell>
          <table:table-cell office:value-type="float" office:value="27">
            <text:p>27</text:p>
          </table:table-cell>
          <table:table-cell table:formula="of:=2010-[.B177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Nefertiti</text:p>
          </table:table-cell>
          <table:table-cell office:value-type="float" office:value="1980">
            <text:p>1980</text:p>
          </table:table-cell>
          <table:table-cell office:value-type="float" office:value="390">
            <text:p>390</text:p>
          </table:table-cell>
          <table:table-cell table:formula="of:=2010-[.B1779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lla1979</text:p>
          </table:table-cell>
          <table:table-cell office:value-type="float" office:value="1980">
            <text:p>1980</text:p>
          </table:table-cell>
          <table:table-cell office:value-type="float" office:value="24605">
            <text:p>24605</text:p>
          </table:table-cell>
          <table:table-cell table:formula="of:=2010-[.B1780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Perelin</text:p>
          </table:table-cell>
          <table:table-cell office:value-type="float" office:value="1980">
            <text:p>1980</text:p>
          </table:table-cell>
          <table:table-cell office:value-type="float" office:value="6411">
            <text:p>6411</text:p>
          </table:table-cell>
          <table:table-cell table:formula="of:=2010-[.B1781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riana79</text:p>
          </table:table-cell>
          <table:table-cell office:value-type="float" office:value="1980">
            <text:p>1980</text:p>
          </table:table-cell>
          <table:table-cell office:value-type="float" office:value="1171">
            <text:p>1171</text:p>
          </table:table-cell>
          <table:table-cell table:formula="of:=2010-[.B1782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tjorven01</text:p>
          </table:table-cell>
          <table:table-cell office:value-type="float" office:value="1980">
            <text:p>1980</text:p>
          </table:table-cell>
          <table:table-cell office:value-type="float" office:value="15751">
            <text:p>15751</text:p>
          </table:table-cell>
          <table:table-cell table:formula="of:=2010-[.B1783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årran</text:p>
          </table:table-cell>
          <table:table-cell office:value-type="float" office:value="1980">
            <text:p>1980</text:p>
          </table:table-cell>
          <table:table-cell office:value-type="float" office:value="13468">
            <text:p>13468</text:p>
          </table:table-cell>
          <table:table-cell table:formula="of:=2010-[.B1784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ammsen79</text:p>
          </table:table-cell>
          <table:table-cell office:value-type="float" office:value="1980">
            <text:p>1980</text:p>
          </table:table-cell>
          <table:table-cell office:value-type="float" office:value="394">
            <text:p>394</text:p>
          </table:table-cell>
          <table:table-cell table:formula="of:=2010-[.B1785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lindy01</text:p>
          </table:table-cell>
          <table:table-cell office:value-type="float" office:value="1980">
            <text:p>1980</text:p>
          </table:table-cell>
          <table:table-cell office:value-type="float" office:value="4700">
            <text:p>4700</text:p>
          </table:table-cell>
          <table:table-cell table:formula="of:=2010-[.B1786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Chan2</text:p>
          </table:table-cell>
          <table:table-cell office:value-type="float" office:value="1980">
            <text:p>1980</text:p>
          </table:table-cell>
          <table:table-cell office:value-type="float" office:value="1955">
            <text:p>1955</text:p>
          </table:table-cell>
          <table:table-cell table:formula="of:=2010-[.B1787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elin22</text:p>
          </table:table-cell>
          <table:table-cell office:value-type="float" office:value="1980">
            <text:p>1980</text:p>
          </table:table-cell>
          <table:table-cell office:value-type="float" office:value="11565">
            <text:p>11565</text:p>
          </table:table-cell>
          <table:table-cell table:formula="of:=2010-[.B1788]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MrsCD</text:p>
          </table:table-cell>
          <table:table-cell office:value-type="float" office:value="1981">
            <text:p>1981</text:p>
          </table:table-cell>
          <table:table-cell office:value-type="float" office:value="207420">
            <text:p>207420</text:p>
          </table:table-cell>
          <table:table-cell table:formula="of:=2010-[.B178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981">
            <text:p>1981</text:p>
          </table:table-cell>
          <table:table-cell office:value-type="float" office:value="150916">
            <text:p>150916</text:p>
          </table:table-cell>
          <table:table-cell table:formula="of:=2010-[.B179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981">
            <text:p>1981</text:p>
          </table:table-cell>
          <table:table-cell office:value-type="float" office:value="44394">
            <text:p>44394</text:p>
          </table:table-cell>
          <table:table-cell table:formula="of:=2010-[.B179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jillevippen</text:p>
          </table:table-cell>
          <table:table-cell office:value-type="float" office:value="1981">
            <text:p>1981</text:p>
          </table:table-cell>
          <table:table-cell office:value-type="float" office:value="109624">
            <text:p>109624</text:p>
          </table:table-cell>
          <table:table-cell table:formula="of:=2010-[.B179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lisa</text:p>
          </table:table-cell>
          <table:table-cell office:value-type="float" office:value="1981">
            <text:p>1981</text:p>
          </table:table-cell>
          <table:table-cell office:value-type="float" office:value="265238">
            <text:p>265238</text:p>
          </table:table-cell>
          <table:table-cell table:formula="of:=2010-[.B179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alici</text:p>
          </table:table-cell>
          <table:table-cell office:value-type="float" office:value="1981">
            <text:p>1981</text:p>
          </table:table-cell>
          <table:table-cell office:value-type="float" office:value="9770">
            <text:p>9770</text:p>
          </table:table-cell>
          <table:table-cell table:formula="of:=2010-[.B179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jzzan</text:p>
          </table:table-cell>
          <table:table-cell office:value-type="float" office:value="1981">
            <text:p>1981</text:p>
          </table:table-cell>
          <table:table-cell office:value-type="float" office:value="12900">
            <text:p>12900</text:p>
          </table:table-cell>
          <table:table-cell table:formula="of:=2010-[.B179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ariba</text:p>
          </table:table-cell>
          <table:table-cell office:value-type="float" office:value="1981">
            <text:p>1981</text:p>
          </table:table-cell>
          <table:table-cell office:value-type="float" office:value="56534">
            <text:p>56534</text:p>
          </table:table-cell>
          <table:table-cell table:formula="of:=2010-[.B179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usfröet</text:p>
          </table:table-cell>
          <table:table-cell office:value-type="float" office:value="1981">
            <text:p>1981</text:p>
          </table:table-cell>
          <table:table-cell office:value-type="float" office:value="25622">
            <text:p>25622</text:p>
          </table:table-cell>
          <table:table-cell table:formula="of:=2010-[.B179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gogirl</text:p>
          </table:table-cell>
          <table:table-cell office:value-type="float" office:value="1981">
            <text:p>1981</text:p>
          </table:table-cell>
          <table:table-cell office:value-type="float" office:value="56766">
            <text:p>56766</text:p>
          </table:table-cell>
          <table:table-cell table:formula="of:=2010-[.B179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essise</text:p>
          </table:table-cell>
          <table:table-cell office:value-type="float" office:value="1981">
            <text:p>1981</text:p>
          </table:table-cell>
          <table:table-cell office:value-type="float" office:value="44547">
            <text:p>44547</text:p>
          </table:table-cell>
          <table:table-cell table:formula="of:=2010-[.B179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hilianna</text:p>
          </table:table-cell>
          <table:table-cell office:value-type="float" office:value="1981">
            <text:p>1981</text:p>
          </table:table-cell>
          <table:table-cell office:value-type="float" office:value="783">
            <text:p>783</text:p>
          </table:table-cell>
          <table:table-cell table:formula="of:=2010-[.B180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linville</text:p>
          </table:table-cell>
          <table:table-cell office:value-type="float" office:value="1981">
            <text:p>1981</text:p>
          </table:table-cell>
          <table:table-cell office:value-type="float" office:value="192671">
            <text:p>192671</text:p>
          </table:table-cell>
          <table:table-cell table:formula="of:=2010-[.B180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raggelgirl</text:p>
          </table:table-cell>
          <table:table-cell office:value-type="float" office:value="1981">
            <text:p>1981</text:p>
          </table:table-cell>
          <table:table-cell office:value-type="float" office:value="182542">
            <text:p>182542</text:p>
          </table:table-cell>
          <table:table-cell table:formula="of:=2010-[.B180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ssis</text:p>
          </table:table-cell>
          <table:table-cell office:value-type="float" office:value="1981">
            <text:p>1981</text:p>
          </table:table-cell>
          <table:table-cell office:value-type="float" office:value="21672">
            <text:p>21672</text:p>
          </table:table-cell>
          <table:table-cell table:formula="of:=2010-[.B180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emba</text:p>
          </table:table-cell>
          <table:table-cell office:value-type="float" office:value="1981">
            <text:p>1981</text:p>
          </table:table-cell>
          <table:table-cell office:value-type="float" office:value="35508">
            <text:p>35508</text:p>
          </table:table-cell>
          <table:table-cell table:formula="of:=2010-[.B180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ss Cee</text:p>
          </table:table-cell>
          <table:table-cell office:value-type="float" office:value="1981">
            <text:p>1981</text:p>
          </table:table-cell>
          <table:table-cell office:value-type="float" office:value="461321">
            <text:p>461321</text:p>
          </table:table-cell>
          <table:table-cell table:formula="of:=2010-[.B180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ovi</text:p>
          </table:table-cell>
          <table:table-cell office:value-type="float" office:value="1981">
            <text:p>1981</text:p>
          </table:table-cell>
          <table:table-cell office:value-type="float" office:value="76785">
            <text:p>76785</text:p>
          </table:table-cell>
          <table:table-cell table:formula="of:=2010-[.B180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Raggarmunk</text:p>
          </table:table-cell>
          <table:table-cell office:value-type="float" office:value="1981">
            <text:p>1981</text:p>
          </table:table-cell>
          <table:table-cell office:value-type="float" office:value="9125">
            <text:p>9125</text:p>
          </table:table-cell>
          <table:table-cell table:formula="of:=2010-[.B180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orotsland</text:p>
          </table:table-cell>
          <table:table-cell office:value-type="float" office:value="1981">
            <text:p>1981</text:p>
          </table:table-cell>
          <table:table-cell office:value-type="float" office:value="302020">
            <text:p>302020</text:p>
          </table:table-cell>
          <table:table-cell table:formula="of:=2010-[.B180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owika</text:p>
          </table:table-cell>
          <table:table-cell office:value-type="float" office:value="1981">
            <text:p>1981</text:p>
          </table:table-cell>
          <table:table-cell office:value-type="float" office:value="35569">
            <text:p>35569</text:p>
          </table:table-cell>
          <table:table-cell table:formula="of:=2010-[.B180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ssPearl</text:p>
          </table:table-cell>
          <table:table-cell office:value-type="float" office:value="1981">
            <text:p>1981</text:p>
          </table:table-cell>
          <table:table-cell office:value-type="float" office:value="14541">
            <text:p>14541</text:p>
          </table:table-cell>
          <table:table-cell table:formula="of:=2010-[.B181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rökenPillson</text:p>
          </table:table-cell>
          <table:table-cell office:value-type="float" office:value="1981">
            <text:p>1981</text:p>
          </table:table-cell>
          <table:table-cell office:value-type="float" office:value="10431">
            <text:p>10431</text:p>
          </table:table-cell>
          <table:table-cell table:formula="of:=2010-[.B181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nnamaja</text:p>
          </table:table-cell>
          <table:table-cell office:value-type="float" office:value="1981">
            <text:p>1981</text:p>
          </table:table-cell>
          <table:table-cell office:value-type="float" office:value="82578">
            <text:p>82578</text:p>
          </table:table-cell>
          <table:table-cell table:formula="of:=2010-[.B181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diddisen80</text:p>
          </table:table-cell>
          <table:table-cell office:value-type="float" office:value="1981">
            <text:p>1981</text:p>
          </table:table-cell>
          <table:table-cell office:value-type="float" office:value="28886">
            <text:p>28886</text:p>
          </table:table-cell>
          <table:table-cell table:formula="of:=2010-[.B181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lin neli</text:p>
          </table:table-cell>
          <table:table-cell office:value-type="float" office:value="1981">
            <text:p>1981</text:p>
          </table:table-cell>
          <table:table-cell office:value-type="float" office:value="40894">
            <text:p>40894</text:p>
          </table:table-cell>
          <table:table-cell table:formula="of:=2010-[.B181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strella81</text:p>
          </table:table-cell>
          <table:table-cell office:value-type="float" office:value="1981">
            <text:p>1981</text:p>
          </table:table-cell>
          <table:table-cell office:value-type="float" office:value="36943">
            <text:p>36943</text:p>
          </table:table-cell>
          <table:table-cell table:formula="of:=2010-[.B181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olisa</text:p>
          </table:table-cell>
          <table:table-cell office:value-type="float" office:value="1981">
            <text:p>1981</text:p>
          </table:table-cell>
          <table:table-cell office:value-type="float" office:value="55399">
            <text:p>55399</text:p>
          </table:table-cell>
          <table:table-cell table:formula="of:=2010-[.B181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önnsirap</text:p>
          </table:table-cell>
          <table:table-cell office:value-type="float" office:value="1981">
            <text:p>1981</text:p>
          </table:table-cell>
          <table:table-cell office:value-type="float" office:value="73132">
            <text:p>73132</text:p>
          </table:table-cell>
          <table:table-cell table:formula="of:=2010-[.B181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981">
            <text:p>1981</text:p>
          </table:table-cell>
          <table:table-cell office:value-type="float" office:value="11020">
            <text:p>11020</text:p>
          </table:table-cell>
          <table:table-cell table:formula="of:=2010-[.B181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Urpan</text:p>
          </table:table-cell>
          <table:table-cell office:value-type="float" office:value="1981">
            <text:p>1981</text:p>
          </table:table-cell>
          <table:table-cell office:value-type="float" office:value="10502">
            <text:p>10502</text:p>
          </table:table-cell>
          <table:table-cell table:formula="of:=2010-[.B181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upyours</text:p>
          </table:table-cell>
          <table:table-cell office:value-type="float" office:value="1981">
            <text:p>1981</text:p>
          </table:table-cell>
          <table:table-cell office:value-type="float" office:value="57822">
            <text:p>57822</text:p>
          </table:table-cell>
          <table:table-cell table:formula="of:=2010-[.B182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RockingSkåne</text:p>
          </table:table-cell>
          <table:table-cell office:value-type="float" office:value="1981">
            <text:p>1981</text:p>
          </table:table-cell>
          <table:table-cell office:value-type="float" office:value="18894">
            <text:p>18894</text:p>
          </table:table-cell>
          <table:table-cell table:formula="of:=2010-[.B182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Urtica</text:p>
          </table:table-cell>
          <table:table-cell office:value-type="float" office:value="1981">
            <text:p>1981</text:p>
          </table:table-cell>
          <table:table-cell office:value-type="float" office:value="30208">
            <text:p>30208</text:p>
          </table:table-cell>
          <table:table-cell table:formula="of:=2010-[.B182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Geshia</text:p>
          </table:table-cell>
          <table:table-cell office:value-type="float" office:value="1981">
            <text:p>1981</text:p>
          </table:table-cell>
          <table:table-cell office:value-type="float" office:value="220601">
            <text:p>220601</text:p>
          </table:table-cell>
          <table:table-cell table:formula="of:=2010-[.B182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ona</text:p>
          </table:table-cell>
          <table:table-cell office:value-type="float" office:value="1981">
            <text:p>1981</text:p>
          </table:table-cell>
          <table:table-cell office:value-type="float" office:value="77114">
            <text:p>77114</text:p>
          </table:table-cell>
          <table:table-cell table:formula="of:=2010-[.B182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rojan Rudeboy</text:p>
          </table:table-cell>
          <table:table-cell office:value-type="float" office:value="1981">
            <text:p>1981</text:p>
          </table:table-cell>
          <table:table-cell office:value-type="float" office:value="7578">
            <text:p>7578</text:p>
          </table:table-cell>
          <table:table-cell table:formula="of:=2010-[.B182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laLoppanT</text:p>
          </table:table-cell>
          <table:table-cell office:value-type="float" office:value="1981">
            <text:p>1981</text:p>
          </table:table-cell>
          <table:table-cell office:value-type="float" office:value="262619">
            <text:p>262619</text:p>
          </table:table-cell>
          <table:table-cell table:formula="of:=2010-[.B182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Oktoberbebis</text:p>
          </table:table-cell>
          <table:table-cell office:value-type="float" office:value="1981">
            <text:p>1981</text:p>
          </table:table-cell>
          <table:table-cell office:value-type="float" office:value="10650">
            <text:p>10650</text:p>
          </table:table-cell>
          <table:table-cell table:formula="of:=2010-[.B182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nooze</text:p>
          </table:table-cell>
          <table:table-cell office:value-type="float" office:value="1981">
            <text:p>1981</text:p>
          </table:table-cell>
          <table:table-cell office:value-type="float" office:value="177454">
            <text:p>177454</text:p>
          </table:table-cell>
          <table:table-cell table:formula="of:=2010-[.B182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ZezzA80</text:p>
          </table:table-cell>
          <table:table-cell office:value-type="float" office:value="1981">
            <text:p>1981</text:p>
          </table:table-cell>
          <table:table-cell office:value-type="float" office:value="36402">
            <text:p>36402</text:p>
          </table:table-cell>
          <table:table-cell table:formula="of:=2010-[.B182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att tass</text:p>
          </table:table-cell>
          <table:table-cell office:value-type="float" office:value="1981">
            <text:p>1981</text:p>
          </table:table-cell>
          <table:table-cell office:value-type="float" office:value="55363">
            <text:p>55363</text:p>
          </table:table-cell>
          <table:table-cell table:formula="of:=2010-[.B183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ugger i sten</text:p>
          </table:table-cell>
          <table:table-cell office:value-type="float" office:value="1981">
            <text:p>1981</text:p>
          </table:table-cell>
          <table:table-cell office:value-type="float" office:value="13697">
            <text:p>13697</text:p>
          </table:table-cell>
          <table:table-cell table:formula="of:=2010-[.B183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gelita80</text:p>
          </table:table-cell>
          <table:table-cell office:value-type="float" office:value="1981">
            <text:p>1981</text:p>
          </table:table-cell>
          <table:table-cell office:value-type="float" office:value="21059">
            <text:p>21059</text:p>
          </table:table-cell>
          <table:table-cell table:formula="of:=2010-[.B183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Den där Mary</text:p>
          </table:table-cell>
          <table:table-cell office:value-type="float" office:value="1981">
            <text:p>1981</text:p>
          </table:table-cell>
          <table:table-cell office:value-type="float" office:value="4028">
            <text:p>4028</text:p>
          </table:table-cell>
          <table:table-cell table:formula="of:=2010-[.B183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paqnirk</text:p>
          </table:table-cell>
          <table:table-cell office:value-type="float" office:value="1981">
            <text:p>1981</text:p>
          </table:table-cell>
          <table:table-cell office:value-type="float" office:value="14466">
            <text:p>14466</text:p>
          </table:table-cell>
          <table:table-cell table:formula="of:=2010-[.B183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ysmonstret</text:p>
          </table:table-cell>
          <table:table-cell office:value-type="float" office:value="1981">
            <text:p>1981</text:p>
          </table:table-cell>
          <table:table-cell office:value-type="float" office:value="12193">
            <text:p>12193</text:p>
          </table:table-cell>
          <table:table-cell table:formula="of:=2010-[.B183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lembke</text:p>
          </table:table-cell>
          <table:table-cell office:value-type="float" office:value="1981">
            <text:p>1981</text:p>
          </table:table-cell>
          <table:table-cell office:value-type="float" office:value="140164">
            <text:p>140164</text:p>
          </table:table-cell>
          <table:table-cell table:formula="of:=2010-[.B183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Riskiflickan</text:p>
          </table:table-cell>
          <table:table-cell office:value-type="float" office:value="1981">
            <text:p>1981</text:p>
          </table:table-cell>
          <table:table-cell office:value-type="float" office:value="139546">
            <text:p>139546</text:p>
          </table:table-cell>
          <table:table-cell table:formula="of:=2010-[.B183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eetle</text:p>
          </table:table-cell>
          <table:table-cell office:value-type="float" office:value="1981">
            <text:p>1981</text:p>
          </table:table-cell>
          <table:table-cell office:value-type="float" office:value="44698">
            <text:p>44698</text:p>
          </table:table-cell>
          <table:table-cell table:formula="of:=2010-[.B183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korpiona</text:p>
          </table:table-cell>
          <table:table-cell office:value-type="float" office:value="1981">
            <text:p>1981</text:p>
          </table:table-cell>
          <table:table-cell office:value-type="float" office:value="273751">
            <text:p>273751</text:p>
          </table:table-cell>
          <table:table-cell table:formula="of:=2010-[.B183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oftyy</text:p>
          </table:table-cell>
          <table:table-cell office:value-type="float" office:value="1981">
            <text:p>1981</text:p>
          </table:table-cell>
          <table:table-cell office:value-type="float" office:value="24333">
            <text:p>24333</text:p>
          </table:table-cell>
          <table:table-cell table:formula="of:=2010-[.B184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jsansarne</text:p>
          </table:table-cell>
          <table:table-cell office:value-type="float" office:value="1981">
            <text:p>1981</text:p>
          </table:table-cell>
          <table:table-cell office:value-type="float" office:value="11072">
            <text:p>11072</text:p>
          </table:table-cell>
          <table:table-cell table:formula="of:=2010-[.B184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mbengtsson</text:p>
          </table:table-cell>
          <table:table-cell office:value-type="float" office:value="1981">
            <text:p>1981</text:p>
          </table:table-cell>
          <table:table-cell office:value-type="float" office:value="8649">
            <text:p>8649</text:p>
          </table:table-cell>
          <table:table-cell table:formula="of:=2010-[.B184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n skrutt</text:p>
          </table:table-cell>
          <table:table-cell office:value-type="float" office:value="1981">
            <text:p>1981</text:p>
          </table:table-cell>
          <table:table-cell office:value-type="float" office:value="15434">
            <text:p>15434</text:p>
          </table:table-cell>
          <table:table-cell table:formula="of:=2010-[.B184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1981">
            <text:p>1981</text:p>
          </table:table-cell>
          <table:table-cell office:value-type="float" office:value="74006">
            <text:p>74006</text:p>
          </table:table-cell>
          <table:table-cell table:formula="of:=2010-[.B184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erenna</text:p>
          </table:table-cell>
          <table:table-cell office:value-type="float" office:value="1981">
            <text:p>1981</text:p>
          </table:table-cell>
          <table:table-cell office:value-type="float" office:value="9898">
            <text:p>9898</text:p>
          </table:table-cell>
          <table:table-cell table:formula="of:=2010-[.B184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oment22</text:p>
          </table:table-cell>
          <table:table-cell office:value-type="float" office:value="1981">
            <text:p>1981</text:p>
          </table:table-cell>
          <table:table-cell office:value-type="float" office:value="19694">
            <text:p>19694</text:p>
          </table:table-cell>
          <table:table-cell table:formula="of:=2010-[.B184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nda 80</text:p>
          </table:table-cell>
          <table:table-cell office:value-type="float" office:value="1981">
            <text:p>1981</text:p>
          </table:table-cell>
          <table:table-cell office:value-type="float" office:value="8274">
            <text:p>8274</text:p>
          </table:table-cell>
          <table:table-cell table:formula="of:=2010-[.B184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röttimössan</text:p>
          </table:table-cell>
          <table:table-cell office:value-type="float" office:value="1981">
            <text:p>1981</text:p>
          </table:table-cell>
          <table:table-cell office:value-type="float" office:value="58499">
            <text:p>58499</text:p>
          </table:table-cell>
          <table:table-cell table:formula="of:=2010-[.B184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nnaA80</text:p>
          </table:table-cell>
          <table:table-cell office:value-type="float" office:value="1981">
            <text:p>1981</text:p>
          </table:table-cell>
          <table:table-cell office:value-type="float" office:value="5464">
            <text:p>5464</text:p>
          </table:table-cell>
          <table:table-cell table:formula="of:=2010-[.B184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våBusar</text:p>
          </table:table-cell>
          <table:table-cell office:value-type="float" office:value="1981">
            <text:p>1981</text:p>
          </table:table-cell>
          <table:table-cell office:value-type="float" office:value="8764">
            <text:p>8764</text:p>
          </table:table-cell>
          <table:table-cell table:formula="of:=2010-[.B185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ridalusen</text:p>
          </table:table-cell>
          <table:table-cell office:value-type="float" office:value="1981">
            <text:p>1981</text:p>
          </table:table-cell>
          <table:table-cell office:value-type="float" office:value="18850">
            <text:p>18850</text:p>
          </table:table-cell>
          <table:table-cell table:formula="of:=2010-[.B185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mc</text:p>
          </table:table-cell>
          <table:table-cell office:value-type="float" office:value="1981">
            <text:p>1981</text:p>
          </table:table-cell>
          <table:table-cell office:value-type="float" office:value="66588">
            <text:p>66588</text:p>
          </table:table-cell>
          <table:table-cell table:formula="of:=2010-[.B185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981">
            <text:p>1981</text:p>
          </table:table-cell>
          <table:table-cell office:value-type="float" office:value="103309">
            <text:p>103309</text:p>
          </table:table-cell>
          <table:table-cell table:formula="of:=2010-[.B185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LP</text:p>
          </table:table-cell>
          <table:table-cell office:value-type="float" office:value="1981">
            <text:p>1981</text:p>
          </table:table-cell>
          <table:table-cell office:value-type="float" office:value="20222">
            <text:p>20222</text:p>
          </table:table-cell>
          <table:table-cell table:formula="of:=2010-[.B185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Ummi07</text:p>
          </table:table-cell>
          <table:table-cell office:value-type="float" office:value="1981">
            <text:p>1981</text:p>
          </table:table-cell>
          <table:table-cell office:value-type="float" office:value="40706">
            <text:p>40706</text:p>
          </table:table-cell>
          <table:table-cell table:formula="of:=2010-[.B185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ira</text:p>
          </table:table-cell>
          <table:table-cell office:value-type="float" office:value="1981">
            <text:p>1981</text:p>
          </table:table-cell>
          <table:table-cell office:value-type="float" office:value="9615">
            <text:p>9615</text:p>
          </table:table-cell>
          <table:table-cell table:formula="of:=2010-[.B185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hereseK</text:p>
          </table:table-cell>
          <table:table-cell office:value-type="float" office:value="1981">
            <text:p>1981</text:p>
          </table:table-cell>
          <table:table-cell office:value-type="float" office:value="43752">
            <text:p>43752</text:p>
          </table:table-cell>
          <table:table-cell table:formula="of:=2010-[.B185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Vintersol80</text:p>
          </table:table-cell>
          <table:table-cell office:value-type="float" office:value="1981">
            <text:p>1981</text:p>
          </table:table-cell>
          <table:table-cell office:value-type="float" office:value="165950">
            <text:p>165950</text:p>
          </table:table-cell>
          <table:table-cell table:formula="of:=2010-[.B185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aMaa</text:p>
          </table:table-cell>
          <table:table-cell office:value-type="float" office:value="1981">
            <text:p>1981</text:p>
          </table:table-cell>
          <table:table-cell office:value-type="float" office:value="29885">
            <text:p>29885</text:p>
          </table:table-cell>
          <table:table-cell table:formula="of:=2010-[.B185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nhol</text:p>
          </table:table-cell>
          <table:table-cell office:value-type="float" office:value="1981">
            <text:p>1981</text:p>
          </table:table-cell>
          <table:table-cell office:value-type="float" office:value="17056">
            <text:p>17056</text:p>
          </table:table-cell>
          <table:table-cell table:formula="of:=2010-[.B186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okacitron</text:p>
          </table:table-cell>
          <table:table-cell office:value-type="float" office:value="1981">
            <text:p>1981</text:p>
          </table:table-cell>
          <table:table-cell office:value-type="float" office:value="25062">
            <text:p>25062</text:p>
          </table:table-cell>
          <table:table-cell table:formula="of:=2010-[.B186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kleja</text:p>
          </table:table-cell>
          <table:table-cell office:value-type="float" office:value="1981">
            <text:p>1981</text:p>
          </table:table-cell>
          <table:table-cell office:value-type="float" office:value="69225">
            <text:p>69225</text:p>
          </table:table-cell>
          <table:table-cell table:formula="of:=2010-[.B186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anem</text:p>
          </table:table-cell>
          <table:table-cell office:value-type="float" office:value="1981">
            <text:p>1981</text:p>
          </table:table-cell>
          <table:table-cell office:value-type="float" office:value="14720">
            <text:p>14720</text:p>
          </table:table-cell>
          <table:table-cell table:formula="of:=2010-[.B186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icki</text:p>
          </table:table-cell>
          <table:table-cell office:value-type="float" office:value="1981">
            <text:p>1981</text:p>
          </table:table-cell>
          <table:table-cell office:value-type="float" office:value="17902">
            <text:p>17902</text:p>
          </table:table-cell>
          <table:table-cell table:formula="of:=2010-[.B186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uttan80</text:p>
          </table:table-cell>
          <table:table-cell office:value-type="float" office:value="1981">
            <text:p>1981</text:p>
          </table:table-cell>
          <table:table-cell office:value-type="float" office:value="14049">
            <text:p>14049</text:p>
          </table:table-cell>
          <table:table-cell table:formula="of:=2010-[.B186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philmKarin</text:p>
          </table:table-cell>
          <table:table-cell office:value-type="float" office:value="1981">
            <text:p>1981</text:p>
          </table:table-cell>
          <table:table-cell office:value-type="float" office:value="26741">
            <text:p>26741</text:p>
          </table:table-cell>
          <table:table-cell table:formula="of:=2010-[.B186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nami</text:p>
          </table:table-cell>
          <table:table-cell office:value-type="float" office:value="1981">
            <text:p>1981</text:p>
          </table:table-cell>
          <table:table-cell office:value-type="float" office:value="7971">
            <text:p>7971</text:p>
          </table:table-cell>
          <table:table-cell table:formula="of:=2010-[.B186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nnika81</text:p>
          </table:table-cell>
          <table:table-cell office:value-type="float" office:value="1981">
            <text:p>1981</text:p>
          </table:table-cell>
          <table:table-cell office:value-type="float" office:value="20750">
            <text:p>20750</text:p>
          </table:table-cell>
          <table:table-cell table:formula="of:=2010-[.B186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emilsmamma</text:p>
          </table:table-cell>
          <table:table-cell office:value-type="float" office:value="1981">
            <text:p>1981</text:p>
          </table:table-cell>
          <table:table-cell office:value-type="float" office:value="5255">
            <text:p>5255</text:p>
          </table:table-cell>
          <table:table-cell table:formula="of:=2010-[.B186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ecilia80</text:p>
          </table:table-cell>
          <table:table-cell office:value-type="float" office:value="1981">
            <text:p>1981</text:p>
          </table:table-cell>
          <table:table-cell office:value-type="float" office:value="23701">
            <text:p>23701</text:p>
          </table:table-cell>
          <table:table-cell table:formula="of:=2010-[.B187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Gulletuss</text:p>
          </table:table-cell>
          <table:table-cell office:value-type="float" office:value="1981">
            <text:p>1981</text:p>
          </table:table-cell>
          <table:table-cell office:value-type="float" office:value="11579">
            <text:p>11579</text:p>
          </table:table-cell>
          <table:table-cell table:formula="of:=2010-[.B187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uttie</text:p>
          </table:table-cell>
          <table:table-cell office:value-type="float" office:value="1981">
            <text:p>1981</text:p>
          </table:table-cell>
          <table:table-cell office:value-type="float" office:value="119929">
            <text:p>119929</text:p>
          </table:table-cell>
          <table:table-cell table:formula="of:=2010-[.B187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Plly</text:p>
          </table:table-cell>
          <table:table-cell office:value-type="float" office:value="1981">
            <text:p>1981</text:p>
          </table:table-cell>
          <table:table-cell office:value-type="float" office:value="50440">
            <text:p>50440</text:p>
          </table:table-cell>
          <table:table-cell table:formula="of:=2010-[.B187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tardream</text:p>
          </table:table-cell>
          <table:table-cell office:value-type="float" office:value="1981">
            <text:p>1981</text:p>
          </table:table-cell>
          <table:table-cell office:value-type="float" office:value="98930">
            <text:p>98930</text:p>
          </table:table-cell>
          <table:table-cell table:formula="of:=2010-[.B187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ilda</text:p>
          </table:table-cell>
          <table:table-cell office:value-type="float" office:value="1981">
            <text:p>1981</text:p>
          </table:table-cell>
          <table:table-cell office:value-type="float" office:value="7376">
            <text:p>7376</text:p>
          </table:table-cell>
          <table:table-cell table:formula="of:=2010-[.B187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aloo</text:p>
          </table:table-cell>
          <table:table-cell office:value-type="float" office:value="1981">
            <text:p>1981</text:p>
          </table:table-cell>
          <table:table-cell office:value-type="float" office:value="8499">
            <text:p>8499</text:p>
          </table:table-cell>
          <table:table-cell table:formula="of:=2010-[.B187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novembersol</text:p>
          </table:table-cell>
          <table:table-cell office:value-type="float" office:value="1981">
            <text:p>1981</text:p>
          </table:table-cell>
          <table:table-cell office:value-type="float" office:value="4743">
            <text:p>4743</text:p>
          </table:table-cell>
          <table:table-cell table:formula="of:=2010-[.B187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Nikitastar</text:p>
          </table:table-cell>
          <table:table-cell office:value-type="float" office:value="1981">
            <text:p>1981</text:p>
          </table:table-cell>
          <table:table-cell office:value-type="float" office:value="10734">
            <text:p>10734</text:p>
          </table:table-cell>
          <table:table-cell table:formula="of:=2010-[.B187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ma80</text:p>
          </table:table-cell>
          <table:table-cell office:value-type="float" office:value="1981">
            <text:p>1981</text:p>
          </table:table-cell>
          <table:table-cell office:value-type="float" office:value="26145">
            <text:p>26145</text:p>
          </table:table-cell>
          <table:table-cell table:formula="of:=2010-[.B187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icelolly</text:p>
          </table:table-cell>
          <table:table-cell office:value-type="float" office:value="1981">
            <text:p>1981</text:p>
          </table:table-cell>
          <table:table-cell office:value-type="float" office:value="11151">
            <text:p>11151</text:p>
          </table:table-cell>
          <table:table-cell table:formula="of:=2010-[.B188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rafs</text:p>
          </table:table-cell>
          <table:table-cell office:value-type="float" office:value="1981">
            <text:p>1981</text:p>
          </table:table-cell>
          <table:table-cell office:value-type="float" office:value="4249">
            <text:p>4249</text:p>
          </table:table-cell>
          <table:table-cell table:formula="of:=2010-[.B188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Dixy</text:p>
          </table:table-cell>
          <table:table-cell office:value-type="float" office:value="1981">
            <text:p>1981</text:p>
          </table:table-cell>
          <table:table-cell office:value-type="float" office:value="15596">
            <text:p>15596</text:p>
          </table:table-cell>
          <table:table-cell table:formula="of:=2010-[.B188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virre80</text:p>
          </table:table-cell>
          <table:table-cell office:value-type="float" office:value="1981">
            <text:p>1981</text:p>
          </table:table-cell>
          <table:table-cell office:value-type="float" office:value="8987">
            <text:p>8987</text:p>
          </table:table-cell>
          <table:table-cell table:formula="of:=2010-[.B188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ddisen80</text:p>
          </table:table-cell>
          <table:table-cell office:value-type="float" office:value="1981">
            <text:p>1981</text:p>
          </table:table-cell>
          <table:table-cell office:value-type="float" office:value="621281">
            <text:p>621281</text:p>
          </table:table-cell>
          <table:table-cell table:formula="of:=2010-[.B188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kysome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188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meliee</text:p>
          </table:table-cell>
          <table:table-cell office:value-type="float" office:value="1981">
            <text:p>1981</text:p>
          </table:table-cell>
          <table:table-cell office:value-type="float" office:value="144591">
            <text:p>144591</text:p>
          </table:table-cell>
          <table:table-cell table:formula="of:=2010-[.B188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milla0608</text:p>
          </table:table-cell>
          <table:table-cell office:value-type="float" office:value="1981">
            <text:p>1981</text:p>
          </table:table-cell>
          <table:table-cell office:value-type="float" office:value="49464">
            <text:p>49464</text:p>
          </table:table-cell>
          <table:table-cell table:formula="of:=2010-[.B188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rs girl</text:p>
          </table:table-cell>
          <table:table-cell office:value-type="float" office:value="1981">
            <text:p>1981</text:p>
          </table:table-cell>
          <table:table-cell office:value-type="float" office:value="24511">
            <text:p>24511</text:p>
          </table:table-cell>
          <table:table-cell table:formula="of:=2010-[.B188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dWi</text:p>
          </table:table-cell>
          <table:table-cell office:value-type="float" office:value="1981">
            <text:p>1981</text:p>
          </table:table-cell>
          <table:table-cell office:value-type="float" office:value="9070">
            <text:p>9070</text:p>
          </table:table-cell>
          <table:table-cell table:formula="of:=2010-[.B188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981">
            <text:p>1981</text:p>
          </table:table-cell>
          <table:table-cell office:value-type="float" office:value="9408">
            <text:p>9408</text:p>
          </table:table-cell>
          <table:table-cell table:formula="of:=2010-[.B189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Isola80</text:p>
          </table:table-cell>
          <table:table-cell office:value-type="float" office:value="1981">
            <text:p>1981</text:p>
          </table:table-cell>
          <table:table-cell office:value-type="float" office:value="19980">
            <text:p>19980</text:p>
          </table:table-cell>
          <table:table-cell table:formula="of:=2010-[.B189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rsCharlotte</text:p>
          </table:table-cell>
          <table:table-cell office:value-type="float" office:value="1981">
            <text:p>1981</text:p>
          </table:table-cell>
          <table:table-cell office:value-type="float" office:value="270245">
            <text:p>270245</text:p>
          </table:table-cell>
          <table:table-cell table:formula="of:=2010-[.B189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murfen70</text:p>
          </table:table-cell>
          <table:table-cell office:value-type="float" office:value="1981">
            <text:p>1981</text:p>
          </table:table-cell>
          <table:table-cell office:value-type="float" office:value="31352">
            <text:p>31352</text:p>
          </table:table-cell>
          <table:table-cell table:formula="of:=2010-[.B189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nnelie80</text:p>
          </table:table-cell>
          <table:table-cell office:value-type="float" office:value="1981">
            <text:p>1981</text:p>
          </table:table-cell>
          <table:table-cell office:value-type="float" office:value="24613">
            <text:p>24613</text:p>
          </table:table-cell>
          <table:table-cell table:formula="of:=2010-[.B189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rki</text:p>
          </table:table-cell>
          <table:table-cell office:value-type="float" office:value="1981">
            <text:p>1981</text:p>
          </table:table-cell>
          <table:table-cell office:value-type="float" office:value="16525">
            <text:p>16525</text:p>
          </table:table-cell>
          <table:table-cell table:formula="of:=2010-[.B189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nutten</text:p>
          </table:table-cell>
          <table:table-cell office:value-type="float" office:value="1981">
            <text:p>1981</text:p>
          </table:table-cell>
          <table:table-cell office:value-type="float" office:value="106332">
            <text:p>106332</text:p>
          </table:table-cell>
          <table:table-cell table:formula="of:=2010-[.B189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igge</text:p>
          </table:table-cell>
          <table:table-cell office:value-type="float" office:value="1981">
            <text:p>1981</text:p>
          </table:table-cell>
          <table:table-cell office:value-type="float" office:value="10248">
            <text:p>10248</text:p>
          </table:table-cell>
          <table:table-cell table:formula="of:=2010-[.B189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ultis</text:p>
          </table:table-cell>
          <table:table-cell office:value-type="float" office:value="1981">
            <text:p>1981</text:p>
          </table:table-cell>
          <table:table-cell office:value-type="float" office:value="53858">
            <text:p>53858</text:p>
          </table:table-cell>
          <table:table-cell table:formula="of:=2010-[.B189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ollystar</text:p>
          </table:table-cell>
          <table:table-cell office:value-type="float" office:value="1981">
            <text:p>1981</text:p>
          </table:table-cell>
          <table:table-cell office:value-type="float" office:value="77026">
            <text:p>77026</text:p>
          </table:table-cell>
          <table:table-cell table:formula="of:=2010-[.B189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essan100</text:p>
          </table:table-cell>
          <table:table-cell office:value-type="float" office:value="1981">
            <text:p>1981</text:p>
          </table:table-cell>
          <table:table-cell office:value-type="float" office:value="32951">
            <text:p>32951</text:p>
          </table:table-cell>
          <table:table-cell table:formula="of:=2010-[.B190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ödermamman</text:p>
          </table:table-cell>
          <table:table-cell office:value-type="float" office:value="1981">
            <text:p>1981</text:p>
          </table:table-cell>
          <table:table-cell office:value-type="float" office:value="11263">
            <text:p>11263</text:p>
          </table:table-cell>
          <table:table-cell table:formula="of:=2010-[.B190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ommar123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190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strid80</text:p>
          </table:table-cell>
          <table:table-cell office:value-type="float" office:value="1981">
            <text:p>1981</text:p>
          </table:table-cell>
          <table:table-cell office:value-type="float" office:value="25927">
            <text:p>25927</text:p>
          </table:table-cell>
          <table:table-cell table:formula="of:=2010-[.B190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imps</text:p>
          </table:table-cell>
          <table:table-cell office:value-type="float" office:value="1981">
            <text:p>1981</text:p>
          </table:table-cell>
          <table:table-cell office:value-type="float" office:value="130379">
            <text:p>130379</text:p>
          </table:table-cell>
          <table:table-cell table:formula="of:=2010-[.B190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Zanda</text:p>
          </table:table-cell>
          <table:table-cell office:value-type="float" office:value="1981">
            <text:p>1981</text:p>
          </table:table-cell>
          <table:table-cell office:value-type="float" office:value="9474">
            <text:p>9474</text:p>
          </table:table-cell>
          <table:table-cell table:formula="of:=2010-[.B190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erafine</text:p>
          </table:table-cell>
          <table:table-cell office:value-type="float" office:value="1981">
            <text:p>1981</text:p>
          </table:table-cell>
          <table:table-cell office:value-type="float" office:value="72609">
            <text:p>72609</text:p>
          </table:table-cell>
          <table:table-cell table:formula="of:=2010-[.B190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ossa8</text:p>
          </table:table-cell>
          <table:table-cell office:value-type="float" office:value="1981">
            <text:p>1981</text:p>
          </table:table-cell>
          <table:table-cell office:value-type="float" office:value="12425">
            <text:p>12425</text:p>
          </table:table-cell>
          <table:table-cell table:formula="of:=2010-[.B190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VA</text:p>
          </table:table-cell>
          <table:table-cell office:value-type="float" office:value="1981">
            <text:p>1981</text:p>
          </table:table-cell>
          <table:table-cell office:value-type="float" office:value="104767">
            <text:p>104767</text:p>
          </table:table-cell>
          <table:table-cell table:formula="of:=2010-[.B190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Redaktör</text:p>
          </table:table-cell>
          <table:table-cell office:value-type="float" office:value="1981">
            <text:p>1981</text:p>
          </table:table-cell>
          <table:table-cell office:value-type="float" office:value="9924">
            <text:p>9924</text:p>
          </table:table-cell>
          <table:table-cell table:formula="of:=2010-[.B190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uperolga</text:p>
          </table:table-cell>
          <table:table-cell office:value-type="float" office:value="1981">
            <text:p>1981</text:p>
          </table:table-cell>
          <table:table-cell office:value-type="float" office:value="6924">
            <text:p>6924</text:p>
          </table:table-cell>
          <table:table-cell table:formula="of:=2010-[.B191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järtemax</text:p>
          </table:table-cell>
          <table:table-cell office:value-type="float" office:value="1981">
            <text:p>1981</text:p>
          </table:table-cell>
          <table:table-cell office:value-type="float" office:value="21903">
            <text:p>21903</text:p>
          </table:table-cell>
          <table:table-cell table:formula="of:=2010-[.B191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druvans</text:p>
          </table:table-cell>
          <table:table-cell office:value-type="float" office:value="1981">
            <text:p>1981</text:p>
          </table:table-cell>
          <table:table-cell office:value-type="float" office:value="9496">
            <text:p>9496</text:p>
          </table:table-cell>
          <table:table-cell table:formula="of:=2010-[.B191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ams mamma07</text:p>
          </table:table-cell>
          <table:table-cell office:value-type="float" office:value="1981">
            <text:p>1981</text:p>
          </table:table-cell>
          <table:table-cell office:value-type="float" office:value="19599">
            <text:p>19599</text:p>
          </table:table-cell>
          <table:table-cell table:formula="of:=2010-[.B191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umama</text:p>
          </table:table-cell>
          <table:table-cell office:value-type="float" office:value="1981">
            <text:p>1981</text:p>
          </table:table-cell>
          <table:table-cell office:value-type="float" office:value="1093">
            <text:p>1093</text:p>
          </table:table-cell>
          <table:table-cell table:formula="of:=2010-[.B191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aab</text:p>
          </table:table-cell>
          <table:table-cell office:value-type="float" office:value="1981">
            <text:p>1981</text:p>
          </table:table-cell>
          <table:table-cell office:value-type="float" office:value="19206">
            <text:p>19206</text:p>
          </table:table-cell>
          <table:table-cell table:formula="of:=2010-[.B191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jken81</text:p>
          </table:table-cell>
          <table:table-cell office:value-type="float" office:value="1981">
            <text:p>1981</text:p>
          </table:table-cell>
          <table:table-cell office:value-type="float" office:value="72848">
            <text:p>72848</text:p>
          </table:table-cell>
          <table:table-cell table:formula="of:=2010-[.B191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lomman80</text:p>
          </table:table-cell>
          <table:table-cell office:value-type="float" office:value="1981">
            <text:p>1981</text:p>
          </table:table-cell>
          <table:table-cell office:value-type="float" office:value="15544">
            <text:p>15544</text:p>
          </table:table-cell>
          <table:table-cell table:formula="of:=2010-[.B191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kumtomte</text:p>
          </table:table-cell>
          <table:table-cell office:value-type="float" office:value="1981">
            <text:p>1981</text:p>
          </table:table-cell>
          <table:table-cell office:value-type="float" office:value="2456">
            <text:p>2456</text:p>
          </table:table-cell>
          <table:table-cell table:formula="of:=2010-[.B191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nira</text:p>
          </table:table-cell>
          <table:table-cell office:value-type="float" office:value="1981">
            <text:p>1981</text:p>
          </table:table-cell>
          <table:table-cell office:value-type="float" office:value="60925">
            <text:p>60925</text:p>
          </table:table-cell>
          <table:table-cell table:formula="of:=2010-[.B191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dore26</text:p>
          </table:table-cell>
          <table:table-cell office:value-type="float" office:value="1981">
            <text:p>1981</text:p>
          </table:table-cell>
          <table:table-cell office:value-type="float" office:value="7096">
            <text:p>7096</text:p>
          </table:table-cell>
          <table:table-cell table:formula="of:=2010-[.B192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gulleplutten</text:p>
          </table:table-cell>
          <table:table-cell office:value-type="float" office:value="1981">
            <text:p>1981</text:p>
          </table:table-cell>
          <table:table-cell office:value-type="float" office:value="7761">
            <text:p>7761</text:p>
          </table:table-cell>
          <table:table-cell table:formula="of:=2010-[.B192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Gostosa</text:p>
          </table:table-cell>
          <table:table-cell office:value-type="float" office:value="1981">
            <text:p>1981</text:p>
          </table:table-cell>
          <table:table-cell office:value-type="float" office:value="10100">
            <text:p>10100</text:p>
          </table:table-cell>
          <table:table-cell table:formula="of:=2010-[.B192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nakeheart</text:p>
          </table:table-cell>
          <table:table-cell office:value-type="float" office:value="1981">
            <text:p>1981</text:p>
          </table:table-cell>
          <table:table-cell office:value-type="float" office:value="49906">
            <text:p>49906</text:p>
          </table:table-cell>
          <table:table-cell table:formula="of:=2010-[.B192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ilverjag</text:p>
          </table:table-cell>
          <table:table-cell office:value-type="float" office:value="1981">
            <text:p>1981</text:p>
          </table:table-cell>
          <table:table-cell office:value-type="float" office:value="11162">
            <text:p>11162</text:p>
          </table:table-cell>
          <table:table-cell table:formula="of:=2010-[.B192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azzkatten</text:p>
          </table:table-cell>
          <table:table-cell office:value-type="float" office:value="1981">
            <text:p>1981</text:p>
          </table:table-cell>
          <table:table-cell office:value-type="float" office:value="55709">
            <text:p>55709</text:p>
          </table:table-cell>
          <table:table-cell table:formula="of:=2010-[.B192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torstrumpan</text:p>
          </table:table-cell>
          <table:table-cell office:value-type="float" office:value="1981">
            <text:p>1981</text:p>
          </table:table-cell>
          <table:table-cell office:value-type="float" office:value="272">
            <text:p>272</text:p>
          </table:table-cell>
          <table:table-cell table:formula="of:=2010-[.B192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eonesse</text:p>
          </table:table-cell>
          <table:table-cell office:value-type="float" office:value="1981">
            <text:p>1981</text:p>
          </table:table-cell>
          <table:table-cell office:value-type="float" office:value="912">
            <text:p>912</text:p>
          </table:table-cell>
          <table:table-cell table:formula="of:=2010-[.B192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ebismamma</text:p>
          </table:table-cell>
          <table:table-cell office:value-type="float" office:value="1981">
            <text:p>1981</text:p>
          </table:table-cell>
          <table:table-cell office:value-type="float" office:value="19053">
            <text:p>19053</text:p>
          </table:table-cell>
          <table:table-cell table:formula="of:=2010-[.B192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1980 längtar</text:p>
          </table:table-cell>
          <table:table-cell office:value-type="float" office:value="1981">
            <text:p>1981</text:p>
          </table:table-cell>
          <table:table-cell office:value-type="float" office:value="11408">
            <text:p>11408</text:p>
          </table:table-cell>
          <table:table-cell table:formula="of:=2010-[.B192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ejas mamma</text:p>
          </table:table-cell>
          <table:table-cell office:value-type="float" office:value="1981">
            <text:p>1981</text:p>
          </table:table-cell>
          <table:table-cell office:value-type="float" office:value="1418">
            <text:p>1418</text:p>
          </table:table-cell>
          <table:table-cell table:formula="of:=2010-[.B193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Nordie</text:p>
          </table:table-cell>
          <table:table-cell office:value-type="float" office:value="1981">
            <text:p>1981</text:p>
          </table:table-cell>
          <table:table-cell office:value-type="float" office:value="15393">
            <text:p>15393</text:p>
          </table:table-cell>
          <table:table-cell table:formula="of:=2010-[.B193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r ia</text:p>
          </table:table-cell>
          <table:table-cell office:value-type="float" office:value="1981">
            <text:p>1981</text:p>
          </table:table-cell>
          <table:table-cell office:value-type="float" office:value="14421">
            <text:p>14421</text:p>
          </table:table-cell>
          <table:table-cell table:formula="of:=2010-[.B193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usyloo</text:p>
          </table:table-cell>
          <table:table-cell office:value-type="float" office:value="1981">
            <text:p>1981</text:p>
          </table:table-cell>
          <table:table-cell office:value-type="float" office:value="18015">
            <text:p>18015</text:p>
          </table:table-cell>
          <table:table-cell table:formula="of:=2010-[.B193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ieRO</text:p>
          </table:table-cell>
          <table:table-cell office:value-type="float" office:value="1981">
            <text:p>1981</text:p>
          </table:table-cell>
          <table:table-cell office:value-type="float" office:value="130044">
            <text:p>130044</text:p>
          </table:table-cell>
          <table:table-cell table:formula="of:=2010-[.B193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ldflamman</text:p>
          </table:table-cell>
          <table:table-cell office:value-type="float" office:value="1981">
            <text:p>1981</text:p>
          </table:table-cell>
          <table:table-cell office:value-type="float" office:value="17929">
            <text:p>17929</text:p>
          </table:table-cell>
          <table:table-cell table:formula="of:=2010-[.B193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ara</text:p>
          </table:table-cell>
          <table:table-cell office:value-type="float" office:value="1981">
            <text:p>1981</text:p>
          </table:table-cell>
          <table:table-cell office:value-type="float" office:value="4163">
            <text:p>4163</text:p>
          </table:table-cell>
          <table:table-cell table:formula="of:=2010-[.B193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ed två små</text:p>
          </table:table-cell>
          <table:table-cell office:value-type="float" office:value="1981">
            <text:p>1981</text:p>
          </table:table-cell>
          <table:table-cell office:value-type="float" office:value="36003">
            <text:p>36003</text:p>
          </table:table-cell>
          <table:table-cell table:formula="of:=2010-[.B193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 R</text:p>
          </table:table-cell>
          <table:table-cell office:value-type="float" office:value="1981">
            <text:p>1981</text:p>
          </table:table-cell>
          <table:table-cell office:value-type="float" office:value="36341">
            <text:p>36341</text:p>
          </table:table-cell>
          <table:table-cell table:formula="of:=2010-[.B193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Idchen</text:p>
          </table:table-cell>
          <table:table-cell office:value-type="float" office:value="1981">
            <text:p>1981</text:p>
          </table:table-cell>
          <table:table-cell office:value-type="float" office:value="1353">
            <text:p>1353</text:p>
          </table:table-cell>
          <table:table-cell table:formula="of:=2010-[.B193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yzz</text:p>
          </table:table-cell>
          <table:table-cell office:value-type="float" office:value="1981">
            <text:p>1981</text:p>
          </table:table-cell>
          <table:table-cell office:value-type="float" office:value="10069">
            <text:p>10069</text:p>
          </table:table-cell>
          <table:table-cell table:formula="of:=2010-[.B194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garttin80</text:p>
          </table:table-cell>
          <table:table-cell office:value-type="float" office:value="1981">
            <text:p>1981</text:p>
          </table:table-cell>
          <table:table-cell office:value-type="float" office:value="443">
            <text:p>443</text:p>
          </table:table-cell>
          <table:table-cell table:formula="of:=2010-[.B194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ilvermist</text:p>
          </table:table-cell>
          <table:table-cell office:value-type="float" office:value="1981">
            <text:p>1981</text:p>
          </table:table-cell>
          <table:table-cell office:value-type="float" office:value="11042">
            <text:p>11042</text:p>
          </table:table-cell>
          <table:table-cell table:formula="of:=2010-[.B194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Grynet2010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194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rsAlonso</text:p>
          </table:table-cell>
          <table:table-cell office:value-type="float" office:value="1981">
            <text:p>1981</text:p>
          </table:table-cell>
          <table:table-cell office:value-type="float" office:value="13860">
            <text:p>13860</text:p>
          </table:table-cell>
          <table:table-cell table:formula="of:=2010-[.B194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sspoison</text:p>
          </table:table-cell>
          <table:table-cell office:value-type="float" office:value="1981">
            <text:p>1981</text:p>
          </table:table-cell>
          <table:table-cell office:value-type="float" office:value="1475">
            <text:p>1475</text:p>
          </table:table-cell>
          <table:table-cell table:formula="of:=2010-[.B194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WilliamSofia</text:p>
          </table:table-cell>
          <table:table-cell office:value-type="float" office:value="1981">
            <text:p>1981</text:p>
          </table:table-cell>
          <table:table-cell office:value-type="float" office:value="6859">
            <text:p>6859</text:p>
          </table:table-cell>
          <table:table-cell table:formula="of:=2010-[.B194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tarla</text:p>
          </table:table-cell>
          <table:table-cell office:value-type="float" office:value="1981">
            <text:p>1981</text:p>
          </table:table-cell>
          <table:table-cell office:value-type="float" office:value="15973">
            <text:p>15973</text:p>
          </table:table-cell>
          <table:table-cell table:formula="of:=2010-[.B194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rijon</text:p>
          </table:table-cell>
          <table:table-cell office:value-type="float" office:value="1981">
            <text:p>1981</text:p>
          </table:table-cell>
          <table:table-cell office:value-type="float" office:value="1880">
            <text:p>1880</text:p>
          </table:table-cell>
          <table:table-cell table:formula="of:=2010-[.B194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nasan</text:p>
          </table:table-cell>
          <table:table-cell office:value-type="float" office:value="1981">
            <text:p>1981</text:p>
          </table:table-cell>
          <table:table-cell office:value-type="float" office:value="51963">
            <text:p>51963</text:p>
          </table:table-cell>
          <table:table-cell table:formula="of:=2010-[.B194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T80</text:p>
          </table:table-cell>
          <table:table-cell office:value-type="float" office:value="1981">
            <text:p>1981</text:p>
          </table:table-cell>
          <table:table-cell office:value-type="float" office:value="7808">
            <text:p>7808</text:p>
          </table:table-cell>
          <table:table-cell table:formula="of:=2010-[.B195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ddex</text:p>
          </table:table-cell>
          <table:table-cell office:value-type="float" office:value="1981">
            <text:p>1981</text:p>
          </table:table-cell>
          <table:table-cell office:value-type="float" office:value="34522">
            <text:p>34522</text:p>
          </table:table-cell>
          <table:table-cell table:formula="of:=2010-[.B195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eptemberängel</text:p>
          </table:table-cell>
          <table:table-cell office:value-type="float" office:value="1981">
            <text:p>1981</text:p>
          </table:table-cell>
          <table:table-cell office:value-type="float" office:value="73064">
            <text:p>73064</text:p>
          </table:table-cell>
          <table:table-cell table:formula="of:=2010-[.B195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rs Jen</text:p>
          </table:table-cell>
          <table:table-cell office:value-type="float" office:value="1981">
            <text:p>1981</text:p>
          </table:table-cell>
          <table:table-cell office:value-type="float" office:value="6180">
            <text:p>6180</text:p>
          </table:table-cell>
          <table:table-cell table:formula="of:=2010-[.B195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haton</text:p>
          </table:table-cell>
          <table:table-cell office:value-type="float" office:value="1981">
            <text:p>1981</text:p>
          </table:table-cell>
          <table:table-cell office:value-type="float" office:value="2381">
            <text:p>2381</text:p>
          </table:table-cell>
          <table:table-cell table:formula="of:=2010-[.B195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osco</text:p>
          </table:table-cell>
          <table:table-cell office:value-type="float" office:value="1981">
            <text:p>1981</text:p>
          </table:table-cell>
          <table:table-cell office:value-type="float" office:value="1508">
            <text:p>1508</text:p>
          </table:table-cell>
          <table:table-cell table:formula="of:=2010-[.B195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abibty81</text:p>
          </table:table-cell>
          <table:table-cell office:value-type="float" office:value="1981">
            <text:p>1981</text:p>
          </table:table-cell>
          <table:table-cell office:value-type="float" office:value="72051">
            <text:p>72051</text:p>
          </table:table-cell>
          <table:table-cell table:formula="of:=2010-[.B195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ugnistormen</text:p>
          </table:table-cell>
          <table:table-cell office:value-type="float" office:value="1981">
            <text:p>1981</text:p>
          </table:table-cell>
          <table:table-cell office:value-type="float" office:value="29657">
            <text:p>29657</text:p>
          </table:table-cell>
          <table:table-cell table:formula="of:=2010-[.B195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rax</text:p>
          </table:table-cell>
          <table:table-cell office:value-type="float" office:value="1981">
            <text:p>1981</text:p>
          </table:table-cell>
          <table:table-cell office:value-type="float" office:value="11432">
            <text:p>11432</text:p>
          </table:table-cell>
          <table:table-cell table:formula="of:=2010-[.B195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ithmoon</text:p>
          </table:table-cell>
          <table:table-cell office:value-type="float" office:value="1981">
            <text:p>1981</text:p>
          </table:table-cell>
          <table:table-cell office:value-type="float" office:value="1875">
            <text:p>1875</text:p>
          </table:table-cell>
          <table:table-cell table:formula="of:=2010-[.B195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riaWe</text:p>
          </table:table-cell>
          <table:table-cell office:value-type="float" office:value="1981">
            <text:p>1981</text:p>
          </table:table-cell>
          <table:table-cell office:value-type="float" office:value="45425">
            <text:p>45425</text:p>
          </table:table-cell>
          <table:table-cell table:formula="of:=2010-[.B196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unibarn</text:p>
          </table:table-cell>
          <table:table-cell office:value-type="float" office:value="1981">
            <text:p>1981</text:p>
          </table:table-cell>
          <table:table-cell office:value-type="float" office:value="6079">
            <text:p>6079</text:p>
          </table:table-cell>
          <table:table-cell table:formula="of:=2010-[.B196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pamsa</text:p>
          </table:table-cell>
          <table:table-cell office:value-type="float" office:value="1981">
            <text:p>1981</text:p>
          </table:table-cell>
          <table:table-cell office:value-type="float" office:value="27261">
            <text:p>27261</text:p>
          </table:table-cell>
          <table:table-cell table:formula="of:=2010-[.B196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nnie80</text:p>
          </table:table-cell>
          <table:table-cell office:value-type="float" office:value="1981">
            <text:p>1981</text:p>
          </table:table-cell>
          <table:table-cell office:value-type="float" office:value="149881">
            <text:p>149881</text:p>
          </table:table-cell>
          <table:table-cell table:formula="of:=2010-[.B196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Ida Maria</text:p>
          </table:table-cell>
          <table:table-cell office:value-type="float" office:value="1981">
            <text:p>1981</text:p>
          </table:table-cell>
          <table:table-cell office:value-type="float" office:value="26683">
            <text:p>26683</text:p>
          </table:table-cell>
          <table:table-cell table:formula="of:=2010-[.B196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lmyra</text:p>
          </table:table-cell>
          <table:table-cell office:value-type="float" office:value="1981">
            <text:p>1981</text:p>
          </table:table-cell>
          <table:table-cell office:value-type="float" office:value="11567">
            <text:p>11567</text:p>
          </table:table-cell>
          <table:table-cell table:formula="of:=2010-[.B196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rogSandra</text:p>
          </table:table-cell>
          <table:table-cell office:value-type="float" office:value="1981">
            <text:p>1981</text:p>
          </table:table-cell>
          <table:table-cell office:value-type="float" office:value="5790">
            <text:p>5790</text:p>
          </table:table-cell>
          <table:table-cell table:formula="of:=2010-[.B196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rsCL</text:p>
          </table:table-cell>
          <table:table-cell office:value-type="float" office:value="1981">
            <text:p>1981</text:p>
          </table:table-cell>
          <table:table-cell office:value-type="float" office:value="4614">
            <text:p>4614</text:p>
          </table:table-cell>
          <table:table-cell table:formula="of:=2010-[.B196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osun</text:p>
          </table:table-cell>
          <table:table-cell office:value-type="float" office:value="1981">
            <text:p>1981</text:p>
          </table:table-cell>
          <table:table-cell office:value-type="float" office:value="5244">
            <text:p>5244</text:p>
          </table:table-cell>
          <table:table-cell table:formula="of:=2010-[.B196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jert</text:p>
          </table:table-cell>
          <table:table-cell office:value-type="float" office:value="1981">
            <text:p>1981</text:p>
          </table:table-cell>
          <table:table-cell office:value-type="float" office:value="16198">
            <text:p>16198</text:p>
          </table:table-cell>
          <table:table-cell table:formula="of:=2010-[.B196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arin Hanna</text:p>
          </table:table-cell>
          <table:table-cell office:value-type="float" office:value="1981">
            <text:p>1981</text:p>
          </table:table-cell>
          <table:table-cell office:value-type="float" office:value="14725">
            <text:p>14725</text:p>
          </table:table-cell>
          <table:table-cell table:formula="of:=2010-[.B197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agarMilla</text:p>
          </table:table-cell>
          <table:table-cell office:value-type="float" office:value="1981">
            <text:p>1981</text:p>
          </table:table-cell>
          <table:table-cell office:value-type="float" office:value="5663">
            <text:p>5663</text:p>
          </table:table-cell>
          <table:table-cell table:formula="of:=2010-[.B197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estia</text:p>
          </table:table-cell>
          <table:table-cell office:value-type="float" office:value="1981">
            <text:p>1981</text:p>
          </table:table-cell>
          <table:table-cell office:value-type="float" office:value="33391">
            <text:p>33391</text:p>
          </table:table-cell>
          <table:table-cell table:formula="of:=2010-[.B197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981">
            <text:p>1981</text:p>
          </table:table-cell>
          <table:table-cell office:value-type="float" office:value="14399">
            <text:p>14399</text:p>
          </table:table-cell>
          <table:table-cell table:formula="of:=2010-[.B197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981">
            <text:p>1981</text:p>
          </table:table-cell>
          <table:table-cell office:value-type="float" office:value="14713">
            <text:p>14713</text:p>
          </table:table-cell>
          <table:table-cell table:formula="of:=2010-[.B197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nnJes</text:p>
          </table:table-cell>
          <table:table-cell office:value-type="float" office:value="1981">
            <text:p>1981</text:p>
          </table:table-cell>
          <table:table-cell office:value-type="float" office:value="21679">
            <text:p>21679</text:p>
          </table:table-cell>
          <table:table-cell table:formula="of:=2010-[.B197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oppfull 80</text:p>
          </table:table-cell>
          <table:table-cell office:value-type="float" office:value="1981">
            <text:p>1981</text:p>
          </table:table-cell>
          <table:table-cell office:value-type="float" office:value="21862">
            <text:p>21862</text:p>
          </table:table-cell>
          <table:table-cell table:formula="of:=2010-[.B197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zoomzoom</text:p>
          </table:table-cell>
          <table:table-cell office:value-type="float" office:value="1981">
            <text:p>1981</text:p>
          </table:table-cell>
          <table:table-cell office:value-type="float" office:value="7338">
            <text:p>7338</text:p>
          </table:table-cell>
          <table:table-cell table:formula="of:=2010-[.B197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vintertjej</text:p>
          </table:table-cell>
          <table:table-cell office:value-type="float" office:value="1981">
            <text:p>1981</text:p>
          </table:table-cell>
          <table:table-cell office:value-type="float" office:value="42426">
            <text:p>42426</text:p>
          </table:table-cell>
          <table:table-cell table:formula="of:=2010-[.B197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inessa</text:p>
          </table:table-cell>
          <table:table-cell office:value-type="float" office:value="1981">
            <text:p>1981</text:p>
          </table:table-cell>
          <table:table-cell office:value-type="float" office:value="16984">
            <text:p>16984</text:p>
          </table:table-cell>
          <table:table-cell table:formula="of:=2010-[.B197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DonnaLisa</text:p>
          </table:table-cell>
          <table:table-cell office:value-type="float" office:value="1981">
            <text:p>1981</text:p>
          </table:table-cell>
          <table:table-cell office:value-type="float" office:value="9104">
            <text:p>9104</text:p>
          </table:table-cell>
          <table:table-cell table:formula="of:=2010-[.B198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ena28</text:p>
          </table:table-cell>
          <table:table-cell office:value-type="float" office:value="1981">
            <text:p>1981</text:p>
          </table:table-cell>
          <table:table-cell office:value-type="float" office:value="20667">
            <text:p>20667</text:p>
          </table:table-cell>
          <table:table-cell table:formula="of:=2010-[.B198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ianne</text:p>
          </table:table-cell>
          <table:table-cell office:value-type="float" office:value="1981">
            <text:p>1981</text:p>
          </table:table-cell>
          <table:table-cell office:value-type="float" office:value="9214">
            <text:p>9214</text:p>
          </table:table-cell>
          <table:table-cell table:formula="of:=2010-[.B198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981">
            <text:p>1981</text:p>
          </table:table-cell>
          <table:table-cell office:value-type="float" office:value="14701">
            <text:p>14701</text:p>
          </table:table-cell>
          <table:table-cell table:formula="of:=2010-[.B198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ess26</text:p>
          </table:table-cell>
          <table:table-cell office:value-type="float" office:value="1981">
            <text:p>1981</text:p>
          </table:table-cell>
          <table:table-cell office:value-type="float" office:value="21337">
            <text:p>21337</text:p>
          </table:table-cell>
          <table:table-cell table:formula="of:=2010-[.B198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aemma</text:p>
          </table:table-cell>
          <table:table-cell office:value-type="float" office:value="1981">
            <text:p>1981</text:p>
          </table:table-cell>
          <table:table-cell office:value-type="float" office:value="55436">
            <text:p>55436</text:p>
          </table:table-cell>
          <table:table-cell table:formula="of:=2010-[.B198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ennah</text:p>
          </table:table-cell>
          <table:table-cell office:value-type="float" office:value="1981">
            <text:p>1981</text:p>
          </table:table-cell>
          <table:table-cell office:value-type="float" office:value="7358">
            <text:p>7358</text:p>
          </table:table-cell>
          <table:table-cell table:formula="of:=2010-[.B198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offifi</text:p>
          </table:table-cell>
          <table:table-cell office:value-type="float" office:value="1981">
            <text:p>1981</text:p>
          </table:table-cell>
          <table:table-cell office:value-type="float" office:value="10958">
            <text:p>10958</text:p>
          </table:table-cell>
          <table:table-cell table:formula="of:=2010-[.B198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linsoderman</text:p>
          </table:table-cell>
          <table:table-cell office:value-type="float" office:value="1981">
            <text:p>1981</text:p>
          </table:table-cell>
          <table:table-cell office:value-type="float" office:value="52579">
            <text:p>52579</text:p>
          </table:table-cell>
          <table:table-cell table:formula="of:=2010-[.B198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riper</text:p>
          </table:table-cell>
          <table:table-cell office:value-type="float" office:value="1981">
            <text:p>1981</text:p>
          </table:table-cell>
          <table:table-cell office:value-type="float" office:value="9067">
            <text:p>9067</text:p>
          </table:table-cell>
          <table:table-cell table:formula="of:=2010-[.B198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nnapanna80</text:p>
          </table:table-cell>
          <table:table-cell office:value-type="float" office:value="1981">
            <text:p>1981</text:p>
          </table:table-cell>
          <table:table-cell office:value-type="float" office:value="10249">
            <text:p>10249</text:p>
          </table:table-cell>
          <table:table-cell table:formula="of:=2010-[.B199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dreamy</text:p>
          </table:table-cell>
          <table:table-cell office:value-type="float" office:value="1981">
            <text:p>1981</text:p>
          </table:table-cell>
          <table:table-cell office:value-type="float" office:value="71496">
            <text:p>71496</text:p>
          </table:table-cell>
          <table:table-cell table:formula="of:=2010-[.B199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lno</text:p>
          </table:table-cell>
          <table:table-cell office:value-type="float" office:value="1981">
            <text:p>1981</text:p>
          </table:table-cell>
          <table:table-cell office:value-type="float" office:value="15522">
            <text:p>15522</text:p>
          </table:table-cell>
          <table:table-cell table:formula="of:=2010-[.B199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oL</text:p>
          </table:table-cell>
          <table:table-cell office:value-type="float" office:value="1981">
            <text:p>1981</text:p>
          </table:table-cell>
          <table:table-cell office:value-type="float" office:value="14549">
            <text:p>14549</text:p>
          </table:table-cell>
          <table:table-cell table:formula="of:=2010-[.B199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aratjej</text:p>
          </table:table-cell>
          <table:table-cell office:value-type="float" office:value="1981">
            <text:p>1981</text:p>
          </table:table-cell>
          <table:table-cell office:value-type="float" office:value="3984">
            <text:p>3984</text:p>
          </table:table-cell>
          <table:table-cell table:formula="of:=2010-[.B199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ennnyberg</text:p>
          </table:table-cell>
          <table:table-cell office:value-type="float" office:value="1981">
            <text:p>1981</text:p>
          </table:table-cell>
          <table:table-cell office:value-type="float" office:value="9875">
            <text:p>9875</text:p>
          </table:table-cell>
          <table:table-cell table:formula="of:=2010-[.B199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greeta</text:p>
          </table:table-cell>
          <table:table-cell office:value-type="float" office:value="1981">
            <text:p>1981</text:p>
          </table:table-cell>
          <table:table-cell office:value-type="float" office:value="36">
            <text:p>36</text:p>
          </table:table-cell>
          <table:table-cell table:formula="of:=2010-[.B199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otta80</text:p>
          </table:table-cell>
          <table:table-cell office:value-type="float" office:value="1981">
            <text:p>1981</text:p>
          </table:table-cell>
          <table:table-cell office:value-type="float" office:value="1639">
            <text:p>1639</text:p>
          </table:table-cell>
          <table:table-cell table:formula="of:=2010-[.B199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ysan31</text:p>
          </table:table-cell>
          <table:table-cell office:value-type="float" office:value="1981">
            <text:p>1981</text:p>
          </table:table-cell>
          <table:table-cell office:value-type="float" office:value="58961">
            <text:p>58961</text:p>
          </table:table-cell>
          <table:table-cell table:formula="of:=2010-[.B199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andra O</text:p>
          </table:table-cell>
          <table:table-cell office:value-type="float" office:value="1981">
            <text:p>1981</text:p>
          </table:table-cell>
          <table:table-cell office:value-type="float" office:value="14076">
            <text:p>14076</text:p>
          </table:table-cell>
          <table:table-cell table:formula="of:=2010-[.B199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ri80</text:p>
          </table:table-cell>
          <table:table-cell office:value-type="float" office:value="1981">
            <text:p>1981</text:p>
          </table:table-cell>
          <table:table-cell office:value-type="float" office:value="4847">
            <text:p>4847</text:p>
          </table:table-cell>
          <table:table-cell table:formula="of:=2010-[.B200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wedding2009</text:p>
          </table:table-cell>
          <table:table-cell office:value-type="float" office:value="1981">
            <text:p>1981</text:p>
          </table:table-cell>
          <table:table-cell office:value-type="float" office:value="44202">
            <text:p>44202</text:p>
          </table:table-cell>
          <table:table-cell table:formula="of:=2010-[.B200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emaka</text:p>
          </table:table-cell>
          <table:table-cell office:value-type="float" office:value="1981">
            <text:p>1981</text:p>
          </table:table-cell>
          <table:table-cell office:value-type="float" office:value="8900">
            <text:p>8900</text:p>
          </table:table-cell>
          <table:table-cell table:formula="of:=2010-[.B200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ol33</text:p>
          </table:table-cell>
          <table:table-cell office:value-type="float" office:value="1981">
            <text:p>1981</text:p>
          </table:table-cell>
          <table:table-cell office:value-type="float" office:value="18546">
            <text:p>18546</text:p>
          </table:table-cell>
          <table:table-cell table:formula="of:=2010-[.B200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lsmulan</text:p>
          </table:table-cell>
          <table:table-cell office:value-type="float" office:value="1981">
            <text:p>1981</text:p>
          </table:table-cell>
          <table:table-cell office:value-type="float" office:value="2326">
            <text:p>2326</text:p>
          </table:table-cell>
          <table:table-cell table:formula="of:=2010-[.B200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1981">
            <text:p>1981</text:p>
          </table:table-cell>
          <table:table-cell office:value-type="float" office:value="35524">
            <text:p>35524</text:p>
          </table:table-cell>
          <table:table-cell table:formula="of:=2010-[.B200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NinaTherese</text:p>
          </table:table-cell>
          <table:table-cell office:value-type="float" office:value="1981">
            <text:p>1981</text:p>
          </table:table-cell>
          <table:table-cell office:value-type="float" office:value="16830">
            <text:p>16830</text:p>
          </table:table-cell>
          <table:table-cell table:formula="of:=2010-[.B200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essicaskärlekar</text:p>
          </table:table-cell>
          <table:table-cell office:value-type="float" office:value="1981">
            <text:p>1981</text:p>
          </table:table-cell>
          <table:table-cell office:value-type="float" office:value="3989">
            <text:p>3989</text:p>
          </table:table-cell>
          <table:table-cell table:formula="of:=2010-[.B200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oryd</text:p>
          </table:table-cell>
          <table:table-cell office:value-type="float" office:value="1981">
            <text:p>1981</text:p>
          </table:table-cell>
          <table:table-cell office:value-type="float" office:value="31483">
            <text:p>31483</text:p>
          </table:table-cell>
          <table:table-cell table:formula="of:=2010-[.B200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nnthos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200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ristina</text:p>
          </table:table-cell>
          <table:table-cell office:value-type="float" office:value="1981">
            <text:p>1981</text:p>
          </table:table-cell>
          <table:table-cell office:value-type="float" office:value="5266">
            <text:p>5266</text:p>
          </table:table-cell>
          <table:table-cell table:formula="of:=2010-[.B201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tinur</text:p>
          </table:table-cell>
          <table:table-cell office:value-type="float" office:value="1981">
            <text:p>1981</text:p>
          </table:table-cell>
          <table:table-cell office:value-type="float" office:value="10298">
            <text:p>10298</text:p>
          </table:table-cell>
          <table:table-cell table:formula="of:=2010-[.B201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enedikten</text:p>
          </table:table-cell>
          <table:table-cell office:value-type="float" office:value="1981">
            <text:p>1981</text:p>
          </table:table-cell>
          <table:table-cell office:value-type="float" office:value="22264">
            <text:p>22264</text:p>
          </table:table-cell>
          <table:table-cell table:formula="of:=2010-[.B201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rsjo</text:p>
          </table:table-cell>
          <table:table-cell office:value-type="float" office:value="1981">
            <text:p>1981</text:p>
          </table:table-cell>
          <table:table-cell office:value-type="float" office:value="12793">
            <text:p>12793</text:p>
          </table:table-cell>
          <table:table-cell table:formula="of:=2010-[.B201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passionsfrukten</text:p>
          </table:table-cell>
          <table:table-cell office:value-type="float" office:value="1981">
            <text:p>1981</text:p>
          </table:table-cell>
          <table:table-cell office:value-type="float" office:value="10065">
            <text:p>10065</text:p>
          </table:table-cell>
          <table:table-cell table:formula="of:=2010-[.B201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Ylwa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201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utter80</text:p>
          </table:table-cell>
          <table:table-cell office:value-type="float" office:value="1981">
            <text:p>1981</text:p>
          </table:table-cell>
          <table:table-cell office:value-type="float" office:value="1340">
            <text:p>1340</text:p>
          </table:table-cell>
          <table:table-cell table:formula="of:=2010-[.B201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Pluss</text:p>
          </table:table-cell>
          <table:table-cell office:value-type="float" office:value="1981">
            <text:p>1981</text:p>
          </table:table-cell>
          <table:table-cell office:value-type="float" office:value="10321">
            <text:p>10321</text:p>
          </table:table-cell>
          <table:table-cell table:formula="of:=2010-[.B201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nili</text:p>
          </table:table-cell>
          <table:table-cell office:value-type="float" office:value="1981">
            <text:p>1981</text:p>
          </table:table-cell>
          <table:table-cell office:value-type="float" office:value="195">
            <text:p>195</text:p>
          </table:table-cell>
          <table:table-cell table:formula="of:=2010-[.B201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ysande</text:p>
          </table:table-cell>
          <table:table-cell office:value-type="float" office:value="1981">
            <text:p>1981</text:p>
          </table:table-cell>
          <table:table-cell office:value-type="float" office:value="5960">
            <text:p>5960</text:p>
          </table:table-cell>
          <table:table-cell table:formula="of:=2010-[.B201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ria1971</text:p>
          </table:table-cell>
          <table:table-cell office:value-type="float" office:value="1981">
            <text:p>1981</text:p>
          </table:table-cell>
          <table:table-cell office:value-type="float" office:value="6802">
            <text:p>6802</text:p>
          </table:table-cell>
          <table:table-cell table:formula="of:=2010-[.B202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ottling</text:p>
          </table:table-cell>
          <table:table-cell office:value-type="float" office:value="1981">
            <text:p>1981</text:p>
          </table:table-cell>
          <table:table-cell office:value-type="float" office:value="1091">
            <text:p>1091</text:p>
          </table:table-cell>
          <table:table-cell table:formula="of:=2010-[.B202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zandra80</text:p>
          </table:table-cell>
          <table:table-cell office:value-type="float" office:value="1981">
            <text:p>1981</text:p>
          </table:table-cell>
          <table:table-cell office:value-type="float" office:value="983">
            <text:p>983</text:p>
          </table:table-cell>
          <table:table-cell table:formula="of:=2010-[.B202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ensan 80</text:p>
          </table:table-cell>
          <table:table-cell office:value-type="float" office:value="1981">
            <text:p>1981</text:p>
          </table:table-cell>
          <table:table-cell office:value-type="float" office:value="43398">
            <text:p>43398</text:p>
          </table:table-cell>
          <table:table-cell table:formula="of:=2010-[.B202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atja80</text:p>
          </table:table-cell>
          <table:table-cell office:value-type="float" office:value="1981">
            <text:p>1981</text:p>
          </table:table-cell>
          <table:table-cell office:value-type="float" office:value="3908">
            <text:p>3908</text:p>
          </table:table-cell>
          <table:table-cell table:formula="of:=2010-[.B202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violla</text:p>
          </table:table-cell>
          <table:table-cell office:value-type="float" office:value="1981">
            <text:p>1981</text:p>
          </table:table-cell>
          <table:table-cell office:value-type="float" office:value="15810">
            <text:p>15810</text:p>
          </table:table-cell>
          <table:table-cell table:formula="of:=2010-[.B202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n skrutt</text:p>
          </table:table-cell>
          <table:table-cell office:value-type="float" office:value="1981">
            <text:p>1981</text:p>
          </table:table-cell>
          <table:table-cell office:value-type="float" office:value="30030">
            <text:p>30030</text:p>
          </table:table-cell>
          <table:table-cell table:formula="of:=2010-[.B202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arzanina</text:p>
          </table:table-cell>
          <table:table-cell office:value-type="float" office:value="1981">
            <text:p>1981</text:p>
          </table:table-cell>
          <table:table-cell office:value-type="float" office:value="36661">
            <text:p>36661</text:p>
          </table:table-cell>
          <table:table-cell table:formula="of:=2010-[.B202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ka1980</text:p>
          </table:table-cell>
          <table:table-cell office:value-type="float" office:value="1981">
            <text:p>1981</text:p>
          </table:table-cell>
          <table:table-cell office:value-type="float" office:value="29850">
            <text:p>29850</text:p>
          </table:table-cell>
          <table:table-cell table:formula="of:=2010-[.B202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Ulrika 80</text:p>
          </table:table-cell>
          <table:table-cell office:value-type="float" office:value="1981">
            <text:p>1981</text:p>
          </table:table-cell>
          <table:table-cell office:value-type="float" office:value="3627">
            <text:p>3627</text:p>
          </table:table-cell>
          <table:table-cell table:formula="of:=2010-[.B202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lara 80</text:p>
          </table:table-cell>
          <table:table-cell office:value-type="float" office:value="1981">
            <text:p>1981</text:p>
          </table:table-cell>
          <table:table-cell office:value-type="float" office:value="24374">
            <text:p>24374</text:p>
          </table:table-cell>
          <table:table-cell table:formula="of:=2010-[.B203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amela</text:p>
          </table:table-cell>
          <table:table-cell office:value-type="float" office:value="1981">
            <text:p>1981</text:p>
          </table:table-cell>
          <table:table-cell office:value-type="float" office:value="3449">
            <text:p>3449</text:p>
          </table:table-cell>
          <table:table-cell table:formula="of:=2010-[.B203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asteri</text:p>
          </table:table-cell>
          <table:table-cell office:value-type="float" office:value="1981">
            <text:p>1981</text:p>
          </table:table-cell>
          <table:table-cell office:value-type="float" office:value="967">
            <text:p>967</text:p>
          </table:table-cell>
          <table:table-cell table:formula="of:=2010-[.B203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llebelle</text:p>
          </table:table-cell>
          <table:table-cell office:value-type="float" office:value="1981">
            <text:p>1981</text:p>
          </table:table-cell>
          <table:table-cell office:value-type="float" office:value="9149">
            <text:p>9149</text:p>
          </table:table-cell>
          <table:table-cell table:formula="of:=2010-[.B203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Persika80</text:p>
          </table:table-cell>
          <table:table-cell office:value-type="float" office:value="1981">
            <text:p>1981</text:p>
          </table:table-cell>
          <table:table-cell office:value-type="float" office:value="2422">
            <text:p>2422</text:p>
          </table:table-cell>
          <table:table-cell table:formula="of:=2010-[.B203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osse B</text:p>
          </table:table-cell>
          <table:table-cell office:value-type="float" office:value="1981">
            <text:p>1981</text:p>
          </table:table-cell>
          <table:table-cell office:value-type="float" office:value="31068">
            <text:p>31068</text:p>
          </table:table-cell>
          <table:table-cell table:formula="of:=2010-[.B203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jsan2</text:p>
          </table:table-cell>
          <table:table-cell office:value-type="float" office:value="1981">
            <text:p>1981</text:p>
          </table:table-cell>
          <table:table-cell office:value-type="float" office:value="59582">
            <text:p>59582</text:p>
          </table:table-cell>
          <table:table-cell table:formula="of:=2010-[.B203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hiquita</text:p>
          </table:table-cell>
          <table:table-cell office:value-type="float" office:value="1981">
            <text:p>1981</text:p>
          </table:table-cell>
          <table:table-cell office:value-type="float" office:value="317">
            <text:p>317</text:p>
          </table:table-cell>
          <table:table-cell table:formula="of:=2010-[.B203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Doa</text:p>
          </table:table-cell>
          <table:table-cell office:value-type="float" office:value="1981">
            <text:p>1981</text:p>
          </table:table-cell>
          <table:table-cell office:value-type="float" office:value="12127">
            <text:p>12127</text:p>
          </table:table-cell>
          <table:table-cell table:formula="of:=2010-[.B203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tina t</text:p>
          </table:table-cell>
          <table:table-cell office:value-type="float" office:value="1981">
            <text:p>1981</text:p>
          </table:table-cell>
          <table:table-cell office:value-type="float" office:value="8710">
            <text:p>8710</text:p>
          </table:table-cell>
          <table:table-cell table:formula="of:=2010-[.B203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lingring</text:p>
          </table:table-cell>
          <table:table-cell office:value-type="float" office:value="1981">
            <text:p>1981</text:p>
          </table:table-cell>
          <table:table-cell office:value-type="float" office:value="20326">
            <text:p>20326</text:p>
          </table:table-cell>
          <table:table-cell table:formula="of:=2010-[.B204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Eddiebella</text:p>
          </table:table-cell>
          <table:table-cell office:value-type="float" office:value="1981">
            <text:p>1981</text:p>
          </table:table-cell>
          <table:table-cell office:value-type="float" office:value="24770">
            <text:p>24770</text:p>
          </table:table-cell>
          <table:table-cell table:formula="of:=2010-[.B204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Paige80</text:p>
          </table:table-cell>
          <table:table-cell office:value-type="float" office:value="1981">
            <text:p>1981</text:p>
          </table:table-cell>
          <table:table-cell office:value-type="float" office:value="11843">
            <text:p>11843</text:p>
          </table:table-cell>
          <table:table-cell table:formula="of:=2010-[.B204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mma0005</text:p>
          </table:table-cell>
          <table:table-cell office:value-type="float" office:value="1981">
            <text:p>1981</text:p>
          </table:table-cell>
          <table:table-cell office:value-type="float" office:value="12469">
            <text:p>12469</text:p>
          </table:table-cell>
          <table:table-cell table:formula="of:=2010-[.B204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veronica03</text:p>
          </table:table-cell>
          <table:table-cell office:value-type="float" office:value="1981">
            <text:p>1981</text:p>
          </table:table-cell>
          <table:table-cell office:value-type="float" office:value="19873">
            <text:p>19873</text:p>
          </table:table-cell>
          <table:table-cell table:formula="of:=2010-[.B204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igga</text:p>
          </table:table-cell>
          <table:table-cell office:value-type="float" office:value="1981">
            <text:p>1981</text:p>
          </table:table-cell>
          <table:table-cell office:value-type="float" office:value="10156">
            <text:p>10156</text:p>
          </table:table-cell>
          <table:table-cell table:formula="of:=2010-[.B204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abo</text:p>
          </table:table-cell>
          <table:table-cell office:value-type="float" office:value="1981">
            <text:p>1981</text:p>
          </table:table-cell>
          <table:table-cell office:value-type="float" office:value="8310">
            <text:p>8310</text:p>
          </table:table-cell>
          <table:table-cell table:formula="of:=2010-[.B204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ezzy</text:p>
          </table:table-cell>
          <table:table-cell office:value-type="float" office:value="1981">
            <text:p>1981</text:p>
          </table:table-cell>
          <table:table-cell office:value-type="float" office:value="44959">
            <text:p>44959</text:p>
          </table:table-cell>
          <table:table-cell table:formula="of:=2010-[.B204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cathil</text:p>
          </table:table-cell>
          <table:table-cell office:value-type="float" office:value="1981">
            <text:p>1981</text:p>
          </table:table-cell>
          <table:table-cell office:value-type="float" office:value="5061">
            <text:p>5061</text:p>
          </table:table-cell>
          <table:table-cell table:formula="of:=2010-[.B204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nus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204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rs Flink</text:p>
          </table:table-cell>
          <table:table-cell office:value-type="float" office:value="1981">
            <text:p>1981</text:p>
          </table:table-cell>
          <table:table-cell office:value-type="float" office:value="17336">
            <text:p>17336</text:p>
          </table:table-cell>
          <table:table-cell table:formula="of:=2010-[.B205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idamarie</text:p>
          </table:table-cell>
          <table:table-cell office:value-type="float" office:value="1981">
            <text:p>1981</text:p>
          </table:table-cell>
          <table:table-cell office:value-type="float" office:value="261">
            <text:p>261</text:p>
          </table:table-cell>
          <table:table-cell table:formula="of:=2010-[.B205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Xina</text:p>
          </table:table-cell>
          <table:table-cell office:value-type="float" office:value="1981">
            <text:p>1981</text:p>
          </table:table-cell>
          <table:table-cell office:value-type="float" office:value="20849">
            <text:p>20849</text:p>
          </table:table-cell>
          <table:table-cell table:formula="of:=2010-[.B205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ybe2501</text:p>
          </table:table-cell>
          <table:table-cell office:value-type="float" office:value="1981">
            <text:p>1981</text:p>
          </table:table-cell>
          <table:table-cell office:value-type="float" office:value="19169">
            <text:p>19169</text:p>
          </table:table-cell>
          <table:table-cell table:formula="of:=2010-[.B205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Nort</text:p>
          </table:table-cell>
          <table:table-cell office:value-type="float" office:value="1981">
            <text:p>1981</text:p>
          </table:table-cell>
          <table:table-cell office:value-type="float" office:value="657">
            <text:p>657</text:p>
          </table:table-cell>
          <table:table-cell table:formula="of:=2010-[.B205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umma</text:p>
          </table:table-cell>
          <table:table-cell office:value-type="float" office:value="1981">
            <text:p>1981</text:p>
          </table:table-cell>
          <table:table-cell office:value-type="float" office:value="494">
            <text:p>494</text:p>
          </table:table-cell>
          <table:table-cell table:formula="of:=2010-[.B205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aile</text:p>
          </table:table-cell>
          <table:table-cell office:value-type="float" office:value="1981">
            <text:p>1981</text:p>
          </table:table-cell>
          <table:table-cell office:value-type="float" office:value="1215">
            <text:p>1215</text:p>
          </table:table-cell>
          <table:table-cell table:formula="of:=2010-[.B205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lnageln</text:p>
          </table:table-cell>
          <table:table-cell office:value-type="float" office:value="1981">
            <text:p>1981</text:p>
          </table:table-cell>
          <table:table-cell office:value-type="float" office:value="2131">
            <text:p>2131</text:p>
          </table:table-cell>
          <table:table-cell table:formula="of:=2010-[.B205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lleva80</text:p>
          </table:table-cell>
          <table:table-cell office:value-type="float" office:value="1981">
            <text:p>1981</text:p>
          </table:table-cell>
          <table:table-cell office:value-type="float" office:value="11754">
            <text:p>11754</text:p>
          </table:table-cell>
          <table:table-cell table:formula="of:=2010-[.B205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indaMattias</text:p>
          </table:table-cell>
          <table:table-cell office:value-type="float" office:value="1981">
            <text:p>1981</text:p>
          </table:table-cell>
          <table:table-cell office:value-type="float" office:value="22304">
            <text:p>22304</text:p>
          </table:table-cell>
          <table:table-cell table:formula="of:=2010-[.B205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arre80</text:p>
          </table:table-cell>
          <table:table-cell office:value-type="float" office:value="1981">
            <text:p>1981</text:p>
          </table:table-cell>
          <table:table-cell office:value-type="float" office:value="14543">
            <text:p>14543</text:p>
          </table:table-cell>
          <table:table-cell table:formula="of:=2010-[.B206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omsom</text:p>
          </table:table-cell>
          <table:table-cell office:value-type="float" office:value="1981">
            <text:p>1981</text:p>
          </table:table-cell>
          <table:table-cell office:value-type="float" office:value="6968">
            <text:p>6968</text:p>
          </table:table-cell>
          <table:table-cell table:formula="of:=2010-[.B206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Finskorpan</text:p>
          </table:table-cell>
          <table:table-cell office:value-type="float" office:value="1981">
            <text:p>1981</text:p>
          </table:table-cell>
          <table:table-cell office:value-type="float" office:value="2441">
            <text:p>2441</text:p>
          </table:table-cell>
          <table:table-cell table:formula="of:=2010-[.B206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mixed</text:p>
          </table:table-cell>
          <table:table-cell office:value-type="float" office:value="1981">
            <text:p>1981</text:p>
          </table:table-cell>
          <table:table-cell office:value-type="float" office:value="17649">
            <text:p>17649</text:p>
          </table:table-cell>
          <table:table-cell table:formula="of:=2010-[.B206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imbis</text:p>
          </table:table-cell>
          <table:table-cell office:value-type="float" office:value="1981">
            <text:p>1981</text:p>
          </table:table-cell>
          <table:table-cell office:value-type="float" office:value="8606">
            <text:p>8606</text:p>
          </table:table-cell>
          <table:table-cell table:formula="of:=2010-[.B206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Vilda</text:p>
          </table:table-cell>
          <table:table-cell office:value-type="float" office:value="1981">
            <text:p>1981</text:p>
          </table:table-cell>
          <table:table-cell office:value-type="float" office:value="61">
            <text:p>61</text:p>
          </table:table-cell>
          <table:table-cell table:formula="of:=2010-[.B206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err Lindström</text:p>
          </table:table-cell>
          <table:table-cell office:value-type="float" office:value="1981">
            <text:p>1981</text:p>
          </table:table-cell>
          <table:table-cell office:value-type="float" office:value="686">
            <text:p>686</text:p>
          </table:table-cell>
          <table:table-cell table:formula="of:=2010-[.B2066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lemonina</text:p>
          </table:table-cell>
          <table:table-cell office:value-type="float" office:value="1981">
            <text:p>1981</text:p>
          </table:table-cell>
          <table:table-cell office:value-type="float" office:value="513">
            <text:p>513</text:p>
          </table:table-cell>
          <table:table-cell table:formula="of:=2010-[.B2067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ulricaz</text:p>
          </table:table-cell>
          <table:table-cell office:value-type="float" office:value="1981">
            <text:p>1981</text:p>
          </table:table-cell>
          <table:table-cell office:value-type="float" office:value="14564">
            <text:p>14564</text:p>
          </table:table-cell>
          <table:table-cell table:formula="of:=2010-[.B2068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Trötta Lina</text:p>
          </table:table-cell>
          <table:table-cell office:value-type="float" office:value="1981">
            <text:p>1981</text:p>
          </table:table-cell>
          <table:table-cell office:value-type="float" office:value="2038">
            <text:p>2038</text:p>
          </table:table-cell>
          <table:table-cell table:formula="of:=2010-[.B2069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orkidee80</text:p>
          </table:table-cell>
          <table:table-cell office:value-type="float" office:value="1981">
            <text:p>1981</text:p>
          </table:table-cell>
          <table:table-cell office:value-type="float" office:value="7475">
            <text:p>7475</text:p>
          </table:table-cell>
          <table:table-cell table:formula="of:=2010-[.B2070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BigDreams</text:p>
          </table:table-cell>
          <table:table-cell office:value-type="float" office:value="1981">
            <text:p>1981</text:p>
          </table:table-cell>
          <table:table-cell office:value-type="float" office:value="898">
            <text:p>898</text:p>
          </table:table-cell>
          <table:table-cell table:formula="of:=2010-[.B2071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kamikirimusi</text:p>
          </table:table-cell>
          <table:table-cell office:value-type="float" office:value="1981">
            <text:p>1981</text:p>
          </table:table-cell>
          <table:table-cell office:value-type="float" office:value="1061">
            <text:p>1061</text:p>
          </table:table-cell>
          <table:table-cell table:formula="of:=2010-[.B2072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Sisko</text:p>
          </table:table-cell>
          <table:table-cell office:value-type="float" office:value="1981">
            <text:p>1981</text:p>
          </table:table-cell>
          <table:table-cell office:value-type="float" office:value="274">
            <text:p>274</text:p>
          </table:table-cell>
          <table:table-cell table:formula="of:=2010-[.B2073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Jonzonto</text:p>
          </table:table-cell>
          <table:table-cell office:value-type="float" office:value="1981">
            <text:p>1981</text:p>
          </table:table-cell>
          <table:table-cell office:value-type="float" office:value="3300">
            <text:p>3300</text:p>
          </table:table-cell>
          <table:table-cell table:formula="of:=2010-[.B2074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Herr Häst</text:p>
          </table:table-cell>
          <table:table-cell office:value-type="float" office:value="1981">
            <text:p>1981</text:p>
          </table:table-cell>
          <table:table-cell office:value-type="float" office:value="5631">
            <text:p>5631</text:p>
          </table:table-cell>
          <table:table-cell table:formula="of:=2010-[.B2075]"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string">
            <text:p>UmeåElin</text:p>
          </table:table-cell>
          <table:table-cell office:value-type="float" office:value="1982">
            <text:p>1982</text:p>
          </table:table-cell>
          <table:table-cell office:value-type="float" office:value="64100">
            <text:p>64100</text:p>
          </table:table-cell>
          <table:table-cell table:formula="of:=2010-[.B207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azmine25</text:p>
          </table:table-cell>
          <table:table-cell office:value-type="float" office:value="1982">
            <text:p>1982</text:p>
          </table:table-cell>
          <table:table-cell office:value-type="float" office:value="55392">
            <text:p>55392</text:p>
          </table:table-cell>
          <table:table-cell table:formula="of:=2010-[.B207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ucyinthesky</text:p>
          </table:table-cell>
          <table:table-cell office:value-type="float" office:value="1982">
            <text:p>1982</text:p>
          </table:table-cell>
          <table:table-cell office:value-type="float" office:value="40896">
            <text:p>40896</text:p>
          </table:table-cell>
          <table:table-cell table:formula="of:=2010-[.B207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iwi10</text:p>
          </table:table-cell>
          <table:table-cell office:value-type="float" office:value="1982">
            <text:p>1982</text:p>
          </table:table-cell>
          <table:table-cell office:value-type="float" office:value="27845">
            <text:p>27845</text:p>
          </table:table-cell>
          <table:table-cell table:formula="of:=2010-[.B207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idiblon</text:p>
          </table:table-cell>
          <table:table-cell office:value-type="float" office:value="1982">
            <text:p>1982</text:p>
          </table:table-cell>
          <table:table-cell office:value-type="float" office:value="456592">
            <text:p>456592</text:p>
          </table:table-cell>
          <table:table-cell table:formula="of:=2010-[.B208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mmaBecca</text:p>
          </table:table-cell>
          <table:table-cell office:value-type="float" office:value="1982">
            <text:p>1982</text:p>
          </table:table-cell>
          <table:table-cell office:value-type="float" office:value="60049">
            <text:p>60049</text:p>
          </table:table-cell>
          <table:table-cell table:formula="of:=2010-[.B208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lapback</text:p>
          </table:table-cell>
          <table:table-cell office:value-type="float" office:value="1982">
            <text:p>1982</text:p>
          </table:table-cell>
          <table:table-cell office:value-type="float" office:value="25418">
            <text:p>25418</text:p>
          </table:table-cell>
          <table:table-cell table:formula="of:=2010-[.B208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Pebble</text:p>
          </table:table-cell>
          <table:table-cell office:value-type="float" office:value="1982">
            <text:p>1982</text:p>
          </table:table-cell>
          <table:table-cell office:value-type="float" office:value="27503">
            <text:p>27503</text:p>
          </table:table-cell>
          <table:table-cell table:formula="of:=2010-[.B208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unas</text:p>
          </table:table-cell>
          <table:table-cell office:value-type="float" office:value="1982">
            <text:p>1982</text:p>
          </table:table-cell>
          <table:table-cell office:value-type="float" office:value="21808">
            <text:p>21808</text:p>
          </table:table-cell>
          <table:table-cell table:formula="of:=2010-[.B208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aosmamma</text:p>
          </table:table-cell>
          <table:table-cell office:value-type="float" office:value="1982">
            <text:p>1982</text:p>
          </table:table-cell>
          <table:table-cell office:value-type="float" office:value="88528">
            <text:p>88528</text:p>
          </table:table-cell>
          <table:table-cell table:formula="of:=2010-[.B208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smalin</text:p>
          </table:table-cell>
          <table:table-cell office:value-type="float" office:value="1982">
            <text:p>1982</text:p>
          </table:table-cell>
          <table:table-cell office:value-type="float" office:value="37946">
            <text:p>37946</text:p>
          </table:table-cell>
          <table:table-cell table:formula="of:=2010-[.B208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na81</text:p>
          </table:table-cell>
          <table:table-cell office:value-type="float" office:value="1982">
            <text:p>1982</text:p>
          </table:table-cell>
          <table:table-cell office:value-type="float" office:value="59550">
            <text:p>59550</text:p>
          </table:table-cell>
          <table:table-cell table:formula="of:=2010-[.B208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llaknytet</text:p>
          </table:table-cell>
          <table:table-cell office:value-type="float" office:value="1982">
            <text:p>1982</text:p>
          </table:table-cell>
          <table:table-cell office:value-type="float" office:value="31589">
            <text:p>31589</text:p>
          </table:table-cell>
          <table:table-cell table:formula="of:=2010-[.B208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enabolin</text:p>
          </table:table-cell>
          <table:table-cell office:value-type="float" office:value="1982">
            <text:p>1982</text:p>
          </table:table-cell>
          <table:table-cell office:value-type="float" office:value="66509">
            <text:p>66509</text:p>
          </table:table-cell>
          <table:table-cell table:formula="of:=2010-[.B208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ambigirl</text:p>
          </table:table-cell>
          <table:table-cell office:value-type="float" office:value="1982">
            <text:p>1982</text:p>
          </table:table-cell>
          <table:table-cell office:value-type="float" office:value="216163">
            <text:p>216163</text:p>
          </table:table-cell>
          <table:table-cell table:formula="of:=2010-[.B209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nea med 2</text:p>
          </table:table-cell>
          <table:table-cell office:value-type="float" office:value="1982">
            <text:p>1982</text:p>
          </table:table-cell>
          <table:table-cell office:value-type="float" office:value="4385">
            <text:p>4385</text:p>
          </table:table-cell>
          <table:table-cell table:formula="of:=2010-[.B209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mpan81</text:p>
          </table:table-cell>
          <table:table-cell office:value-type="float" office:value="1982">
            <text:p>1982</text:p>
          </table:table-cell>
          <table:table-cell office:value-type="float" office:value="50219">
            <text:p>50219</text:p>
          </table:table-cell>
          <table:table-cell table:formula="of:=2010-[.B209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unimagi</text:p>
          </table:table-cell>
          <table:table-cell office:value-type="float" office:value="1982">
            <text:p>1982</text:p>
          </table:table-cell>
          <table:table-cell office:value-type="float" office:value="33203">
            <text:p>33203</text:p>
          </table:table-cell>
          <table:table-cell table:formula="of:=2010-[.B209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ELLAm2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09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eanette81</text:p>
          </table:table-cell>
          <table:table-cell office:value-type="float" office:value="1982">
            <text:p>1982</text:p>
          </table:table-cell>
          <table:table-cell office:value-type="float" office:value="19990">
            <text:p>19990</text:p>
          </table:table-cell>
          <table:table-cell table:formula="of:=2010-[.B209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atasita81</text:p>
          </table:table-cell>
          <table:table-cell office:value-type="float" office:value="1982">
            <text:p>1982</text:p>
          </table:table-cell>
          <table:table-cell office:value-type="float" office:value="26125">
            <text:p>26125</text:p>
          </table:table-cell>
          <table:table-cell table:formula="of:=2010-[.B209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1982">
            <text:p>1982</text:p>
          </table:table-cell>
          <table:table-cell office:value-type="float" office:value="21345">
            <text:p>21345</text:p>
          </table:table-cell>
          <table:table-cell table:formula="of:=2010-[.B209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odestyB</text:p>
          </table:table-cell>
          <table:table-cell office:value-type="float" office:value="1982">
            <text:p>1982</text:p>
          </table:table-cell>
          <table:table-cell office:value-type="float" office:value="180161">
            <text:p>180161</text:p>
          </table:table-cell>
          <table:table-cell table:formula="of:=2010-[.B209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onsai</text:p>
          </table:table-cell>
          <table:table-cell office:value-type="float" office:value="1982">
            <text:p>1982</text:p>
          </table:table-cell>
          <table:table-cell office:value-type="float" office:value="24370">
            <text:p>24370</text:p>
          </table:table-cell>
          <table:table-cell table:formula="of:=2010-[.B209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orpan</text:p>
          </table:table-cell>
          <table:table-cell office:value-type="float" office:value="1982">
            <text:p>1982</text:p>
          </table:table-cell>
          <table:table-cell office:value-type="float" office:value="48397">
            <text:p>48397</text:p>
          </table:table-cell>
          <table:table-cell table:formula="of:=2010-[.B210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itti</text:p>
          </table:table-cell>
          <table:table-cell office:value-type="float" office:value="1982">
            <text:p>1982</text:p>
          </table:table-cell>
          <table:table-cell office:value-type="float" office:value="18311">
            <text:p>18311</text:p>
          </table:table-cell>
          <table:table-cell table:formula="of:=2010-[.B210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mmis82</text:p>
          </table:table-cell>
          <table:table-cell office:value-type="float" office:value="1982">
            <text:p>1982</text:p>
          </table:table-cell>
          <table:table-cell office:value-type="float" office:value="5116">
            <text:p>5116</text:p>
          </table:table-cell>
          <table:table-cell table:formula="of:=2010-[.B210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ssSindra</text:p>
          </table:table-cell>
          <table:table-cell office:value-type="float" office:value="1982">
            <text:p>1982</text:p>
          </table:table-cell>
          <table:table-cell office:value-type="float" office:value="70503">
            <text:p>70503</text:p>
          </table:table-cell>
          <table:table-cell table:formula="of:=2010-[.B210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djevojka</text:p>
          </table:table-cell>
          <table:table-cell office:value-type="float" office:value="1982">
            <text:p>1982</text:p>
          </table:table-cell>
          <table:table-cell office:value-type="float" office:value="2528">
            <text:p>2528</text:p>
          </table:table-cell>
          <table:table-cell table:formula="of:=2010-[.B210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laa</text:p>
          </table:table-cell>
          <table:table-cell office:value-type="float" office:value="1982">
            <text:p>1982</text:p>
          </table:table-cell>
          <table:table-cell office:value-type="float" office:value="95566">
            <text:p>95566</text:p>
          </table:table-cell>
          <table:table-cell table:formula="of:=2010-[.B210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ary</text:p>
          </table:table-cell>
          <table:table-cell office:value-type="float" office:value="1982">
            <text:p>1982</text:p>
          </table:table-cell>
          <table:table-cell office:value-type="float" office:value="29284">
            <text:p>29284</text:p>
          </table:table-cell>
          <table:table-cell table:formula="of:=2010-[.B210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usetti</text:p>
          </table:table-cell>
          <table:table-cell office:value-type="float" office:value="1982">
            <text:p>1982</text:p>
          </table:table-cell>
          <table:table-cell office:value-type="float" office:value="12945">
            <text:p>12945</text:p>
          </table:table-cell>
          <table:table-cell table:formula="of:=2010-[.B210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joflöjt</text:p>
          </table:table-cell>
          <table:table-cell office:value-type="float" office:value="1982">
            <text:p>1982</text:p>
          </table:table-cell>
          <table:table-cell office:value-type="float" office:value="42885">
            <text:p>42885</text:p>
          </table:table-cell>
          <table:table-cell table:formula="of:=2010-[.B210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orpset</text:p>
          </table:table-cell>
          <table:table-cell office:value-type="float" office:value="1982">
            <text:p>1982</text:p>
          </table:table-cell>
          <table:table-cell office:value-type="float" office:value="91823">
            <text:p>91823</text:p>
          </table:table-cell>
          <table:table-cell table:formula="of:=2010-[.B210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Insatt</text:p>
          </table:table-cell>
          <table:table-cell office:value-type="float" office:value="1982">
            <text:p>1982</text:p>
          </table:table-cell>
          <table:table-cell office:value-type="float" office:value="36737">
            <text:p>36737</text:p>
          </table:table-cell>
          <table:table-cell table:formula="of:=2010-[.B211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nisens81</text:p>
          </table:table-cell>
          <table:table-cell office:value-type="float" office:value="1982">
            <text:p>1982</text:p>
          </table:table-cell>
          <table:table-cell office:value-type="float" office:value="27210">
            <text:p>27210</text:p>
          </table:table-cell>
          <table:table-cell table:formula="of:=2010-[.B211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olstraalen</text:p>
          </table:table-cell>
          <table:table-cell office:value-type="float" office:value="1982">
            <text:p>1982</text:p>
          </table:table-cell>
          <table:table-cell office:value-type="float" office:value="282482">
            <text:p>282482</text:p>
          </table:table-cell>
          <table:table-cell table:formula="of:=2010-[.B211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Izamoon</text:p>
          </table:table-cell>
          <table:table-cell office:value-type="float" office:value="1982">
            <text:p>1982</text:p>
          </table:table-cell>
          <table:table-cell office:value-type="float" office:value="11429">
            <text:p>11429</text:p>
          </table:table-cell>
          <table:table-cell table:formula="of:=2010-[.B211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kruttis11</text:p>
          </table:table-cell>
          <table:table-cell office:value-type="float" office:value="1982">
            <text:p>1982</text:p>
          </table:table-cell>
          <table:table-cell office:value-type="float" office:value="155461">
            <text:p>155461</text:p>
          </table:table-cell>
          <table:table-cell table:formula="of:=2010-[.B211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acan</text:p>
          </table:table-cell>
          <table:table-cell office:value-type="float" office:value="1982">
            <text:p>1982</text:p>
          </table:table-cell>
          <table:table-cell office:value-type="float" office:value="32360">
            <text:p>32360</text:p>
          </table:table-cell>
          <table:table-cell table:formula="of:=2010-[.B211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pona</text:p>
          </table:table-cell>
          <table:table-cell office:value-type="float" office:value="1982">
            <text:p>1982</text:p>
          </table:table-cell>
          <table:table-cell office:value-type="float" office:value="9312">
            <text:p>9312</text:p>
          </table:table-cell>
          <table:table-cell table:formula="of:=2010-[.B211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ara1981</text:p>
          </table:table-cell>
          <table:table-cell office:value-type="float" office:value="1982">
            <text:p>1982</text:p>
          </table:table-cell>
          <table:table-cell office:value-type="float" office:value="109687">
            <text:p>109687</text:p>
          </table:table-cell>
          <table:table-cell table:formula="of:=2010-[.B211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ridapida</text:p>
          </table:table-cell>
          <table:table-cell office:value-type="float" office:value="1982">
            <text:p>1982</text:p>
          </table:table-cell>
          <table:table-cell office:value-type="float" office:value="149354">
            <text:p>149354</text:p>
          </table:table-cell>
          <table:table-cell table:formula="of:=2010-[.B211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ursocka</text:p>
          </table:table-cell>
          <table:table-cell office:value-type="float" office:value="1982">
            <text:p>1982</text:p>
          </table:table-cell>
          <table:table-cell office:value-type="float" office:value="129762">
            <text:p>129762</text:p>
          </table:table-cell>
          <table:table-cell table:formula="of:=2010-[.B211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J81</text:p>
          </table:table-cell>
          <table:table-cell office:value-type="float" office:value="1982">
            <text:p>1982</text:p>
          </table:table-cell>
          <table:table-cell office:value-type="float" office:value="21742">
            <text:p>21742</text:p>
          </table:table-cell>
          <table:table-cell table:formula="of:=2010-[.B212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uzR</text:p>
          </table:table-cell>
          <table:table-cell office:value-type="float" office:value="1982">
            <text:p>1982</text:p>
          </table:table-cell>
          <table:table-cell office:value-type="float" office:value="272979">
            <text:p>272979</text:p>
          </table:table-cell>
          <table:table-cell table:formula="of:=2010-[.B212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ixan</text:p>
          </table:table-cell>
          <table:table-cell office:value-type="float" office:value="1982">
            <text:p>1982</text:p>
          </table:table-cell>
          <table:table-cell office:value-type="float" office:value="78477">
            <text:p>78477</text:p>
          </table:table-cell>
          <table:table-cell table:formula="of:=2010-[.B212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orguse</text:p>
          </table:table-cell>
          <table:table-cell office:value-type="float" office:value="1982">
            <text:p>1982</text:p>
          </table:table-cell>
          <table:table-cell office:value-type="float" office:value="5754">
            <text:p>5754</text:p>
          </table:table-cell>
          <table:table-cell table:formula="of:=2010-[.B212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ndab</text:p>
          </table:table-cell>
          <table:table-cell office:value-type="float" office:value="1982">
            <text:p>1982</text:p>
          </table:table-cell>
          <table:table-cell office:value-type="float" office:value="6462">
            <text:p>6462</text:p>
          </table:table-cell>
          <table:table-cell table:formula="of:=2010-[.B212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ssy81</text:p>
          </table:table-cell>
          <table:table-cell office:value-type="float" office:value="1982">
            <text:p>1982</text:p>
          </table:table-cell>
          <table:table-cell office:value-type="float" office:value="18773">
            <text:p>18773</text:p>
          </table:table-cell>
          <table:table-cell table:formula="of:=2010-[.B212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yrklovern</text:p>
          </table:table-cell>
          <table:table-cell office:value-type="float" office:value="1982">
            <text:p>1982</text:p>
          </table:table-cell>
          <table:table-cell office:value-type="float" office:value="31023">
            <text:p>31023</text:p>
          </table:table-cell>
          <table:table-cell table:formula="of:=2010-[.B212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lantus</text:p>
          </table:table-cell>
          <table:table-cell office:value-type="float" office:value="1982">
            <text:p>1982</text:p>
          </table:table-cell>
          <table:table-cell office:value-type="float" office:value="27414">
            <text:p>27414</text:p>
          </table:table-cell>
          <table:table-cell table:formula="of:=2010-[.B212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milou77</text:p>
          </table:table-cell>
          <table:table-cell office:value-type="float" office:value="1982">
            <text:p>1982</text:p>
          </table:table-cell>
          <table:table-cell office:value-type="float" office:value="24562">
            <text:p>24562</text:p>
          </table:table-cell>
          <table:table-cell table:formula="of:=2010-[.B212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lo</text:p>
          </table:table-cell>
          <table:table-cell office:value-type="float" office:value="1982">
            <text:p>1982</text:p>
          </table:table-cell>
          <table:table-cell office:value-type="float" office:value="40189">
            <text:p>40189</text:p>
          </table:table-cell>
          <table:table-cell table:formula="of:=2010-[.B212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eadwarf</text:p>
          </table:table-cell>
          <table:table-cell office:value-type="float" office:value="1982">
            <text:p>1982</text:p>
          </table:table-cell>
          <table:table-cell office:value-type="float" office:value="59016">
            <text:p>59016</text:p>
          </table:table-cell>
          <table:table-cell table:formula="of:=2010-[.B213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ria8109</text:p>
          </table:table-cell>
          <table:table-cell office:value-type="float" office:value="1982">
            <text:p>1982</text:p>
          </table:table-cell>
          <table:table-cell office:value-type="float" office:value="67998">
            <text:p>67998</text:p>
          </table:table-cell>
          <table:table-cell table:formula="of:=2010-[.B213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mulanpus</text:p>
          </table:table-cell>
          <table:table-cell office:value-type="float" office:value="1982">
            <text:p>1982</text:p>
          </table:table-cell>
          <table:table-cell office:value-type="float" office:value="71511">
            <text:p>71511</text:p>
          </table:table-cell>
          <table:table-cell table:formula="of:=2010-[.B213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zitis81</text:p>
          </table:table-cell>
          <table:table-cell office:value-type="float" office:value="1982">
            <text:p>1982</text:p>
          </table:table-cell>
          <table:table-cell office:value-type="float" office:value="72892">
            <text:p>72892</text:p>
          </table:table-cell>
          <table:table-cell table:formula="of:=2010-[.B213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ojzan</text:p>
          </table:table-cell>
          <table:table-cell office:value-type="float" office:value="1982">
            <text:p>1982</text:p>
          </table:table-cell>
          <table:table-cell office:value-type="float" office:value="5318">
            <text:p>5318</text:p>
          </table:table-cell>
          <table:table-cell table:formula="of:=2010-[.B213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grinchen</text:p>
          </table:table-cell>
          <table:table-cell office:value-type="float" office:value="1982">
            <text:p>1982</text:p>
          </table:table-cell>
          <table:table-cell office:value-type="float" office:value="2087">
            <text:p>2087</text:p>
          </table:table-cell>
          <table:table-cell table:formula="of:=2010-[.B213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Wikström</text:p>
          </table:table-cell>
          <table:table-cell office:value-type="float" office:value="1982">
            <text:p>1982</text:p>
          </table:table-cell>
          <table:table-cell office:value-type="float" office:value="23333">
            <text:p>23333</text:p>
          </table:table-cell>
          <table:table-cell table:formula="of:=2010-[.B213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tti</text:p>
          </table:table-cell>
          <table:table-cell office:value-type="float" office:value="1982">
            <text:p>1982</text:p>
          </table:table-cell>
          <table:table-cell office:value-type="float" office:value="70346">
            <text:p>70346</text:p>
          </table:table-cell>
          <table:table-cell table:formula="of:=2010-[.B213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Digestive</text:p>
          </table:table-cell>
          <table:table-cell office:value-type="float" office:value="1982">
            <text:p>1982</text:p>
          </table:table-cell>
          <table:table-cell office:value-type="float" office:value="79167">
            <text:p>79167</text:p>
          </table:table-cell>
          <table:table-cell table:formula="of:=2010-[.B213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Zagis</text:p>
          </table:table-cell>
          <table:table-cell office:value-type="float" office:value="1982">
            <text:p>1982</text:p>
          </table:table-cell>
          <table:table-cell office:value-type="float" office:value="18602">
            <text:p>18602</text:p>
          </table:table-cell>
          <table:table-cell table:formula="of:=2010-[.B213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muliz</text:p>
          </table:table-cell>
          <table:table-cell office:value-type="float" office:value="1982">
            <text:p>1982</text:p>
          </table:table-cell>
          <table:table-cell office:value-type="float" office:value="163253">
            <text:p>163253</text:p>
          </table:table-cell>
          <table:table-cell table:formula="of:=2010-[.B214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attengustav</text:p>
          </table:table-cell>
          <table:table-cell office:value-type="float" office:value="1982">
            <text:p>1982</text:p>
          </table:table-cell>
          <table:table-cell office:value-type="float" office:value="66051">
            <text:p>66051</text:p>
          </table:table-cell>
          <table:table-cell table:formula="of:=2010-[.B214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nda3</text:p>
          </table:table-cell>
          <table:table-cell office:value-type="float" office:value="1982">
            <text:p>1982</text:p>
          </table:table-cell>
          <table:table-cell office:value-type="float" office:value="3122">
            <text:p>3122</text:p>
          </table:table-cell>
          <table:table-cell table:formula="of:=2010-[.B214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rainbowbrite</text:p>
          </table:table-cell>
          <table:table-cell office:value-type="float" office:value="1982">
            <text:p>1982</text:p>
          </table:table-cell>
          <table:table-cell office:value-type="float" office:value="5171">
            <text:p>5171</text:p>
          </table:table-cell>
          <table:table-cell table:formula="of:=2010-[.B214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Diana P</text:p>
          </table:table-cell>
          <table:table-cell office:value-type="float" office:value="1982">
            <text:p>1982</text:p>
          </table:table-cell>
          <table:table-cell office:value-type="float" office:value="11173">
            <text:p>11173</text:p>
          </table:table-cell>
          <table:table-cell table:formula="of:=2010-[.B214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jomsan</text:p>
          </table:table-cell>
          <table:table-cell office:value-type="float" office:value="1982">
            <text:p>1982</text:p>
          </table:table-cell>
          <table:table-cell office:value-type="float" office:value="8437">
            <text:p>8437</text:p>
          </table:table-cell>
          <table:table-cell table:formula="of:=2010-[.B214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ebbo</text:p>
          </table:table-cell>
          <table:table-cell office:value-type="float" office:value="1982">
            <text:p>1982</text:p>
          </table:table-cell>
          <table:table-cell office:value-type="float" office:value="15837">
            <text:p>15837</text:p>
          </table:table-cell>
          <table:table-cell table:formula="of:=2010-[.B214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guld lock</text:p>
          </table:table-cell>
          <table:table-cell office:value-type="float" office:value="1982">
            <text:p>1982</text:p>
          </table:table-cell>
          <table:table-cell office:value-type="float" office:value="63482">
            <text:p>63482</text:p>
          </table:table-cell>
          <table:table-cell table:formula="of:=2010-[.B214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2barnsmorsa</text:p>
          </table:table-cell>
          <table:table-cell office:value-type="float" office:value="1982">
            <text:p>1982</text:p>
          </table:table-cell>
          <table:table-cell office:value-type="float" office:value="26041">
            <text:p>26041</text:p>
          </table:table-cell>
          <table:table-cell table:formula="of:=2010-[.B214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anejl</text:p>
          </table:table-cell>
          <table:table-cell office:value-type="float" office:value="1982">
            <text:p>1982</text:p>
          </table:table-cell>
          <table:table-cell office:value-type="float" office:value="80774">
            <text:p>80774</text:p>
          </table:table-cell>
          <table:table-cell table:formula="of:=2010-[.B214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itchigaBea</text:p>
          </table:table-cell>
          <table:table-cell office:value-type="float" office:value="1982">
            <text:p>1982</text:p>
          </table:table-cell>
          <table:table-cell office:value-type="float" office:value="6120">
            <text:p>6120</text:p>
          </table:table-cell>
          <table:table-cell table:formula="of:=2010-[.B215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änslan</text:p>
          </table:table-cell>
          <table:table-cell office:value-type="float" office:value="1982">
            <text:p>1982</text:p>
          </table:table-cell>
          <table:table-cell office:value-type="float" office:value="69385">
            <text:p>69385</text:p>
          </table:table-cell>
          <table:table-cell table:formula="of:=2010-[.B215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Xay1de</text:p>
          </table:table-cell>
          <table:table-cell office:value-type="float" office:value="1982">
            <text:p>1982</text:p>
          </table:table-cell>
          <table:table-cell office:value-type="float" office:value="149810">
            <text:p>149810</text:p>
          </table:table-cell>
          <table:table-cell table:formula="of:=2010-[.B215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ebis0307</text:p>
          </table:table-cell>
          <table:table-cell office:value-type="float" office:value="1982">
            <text:p>1982</text:p>
          </table:table-cell>
          <table:table-cell office:value-type="float" office:value="7670">
            <text:p>7670</text:p>
          </table:table-cell>
          <table:table-cell table:formula="of:=2010-[.B215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nedja</text:p>
          </table:table-cell>
          <table:table-cell office:value-type="float" office:value="1982">
            <text:p>1982</text:p>
          </table:table-cell>
          <table:table-cell office:value-type="float" office:value="26934">
            <text:p>26934</text:p>
          </table:table-cell>
          <table:table-cell table:formula="of:=2010-[.B215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mma Tes</text:p>
          </table:table-cell>
          <table:table-cell office:value-type="float" office:value="1982">
            <text:p>1982</text:p>
          </table:table-cell>
          <table:table-cell office:value-type="float" office:value="116500">
            <text:p>116500</text:p>
          </table:table-cell>
          <table:table-cell table:formula="of:=2010-[.B215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A81</text:p>
          </table:table-cell>
          <table:table-cell office:value-type="float" office:value="1982">
            <text:p>1982</text:p>
          </table:table-cell>
          <table:table-cell office:value-type="float" office:value="20197">
            <text:p>20197</text:p>
          </table:table-cell>
          <table:table-cell table:formula="of:=2010-[.B215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Vilja81</text:p>
          </table:table-cell>
          <table:table-cell office:value-type="float" office:value="1982">
            <text:p>1982</text:p>
          </table:table-cell>
          <table:table-cell office:value-type="float" office:value="17333">
            <text:p>17333</text:p>
          </table:table-cell>
          <table:table-cell table:formula="of:=2010-[.B215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nalena81</text:p>
          </table:table-cell>
          <table:table-cell office:value-type="float" office:value="1982">
            <text:p>1982</text:p>
          </table:table-cell>
          <table:table-cell office:value-type="float" office:value="5989">
            <text:p>5989</text:p>
          </table:table-cell>
          <table:table-cell table:formula="of:=2010-[.B215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Guldkorn</text:p>
          </table:table-cell>
          <table:table-cell office:value-type="float" office:value="1982">
            <text:p>1982</text:p>
          </table:table-cell>
          <table:table-cell office:value-type="float" office:value="2835">
            <text:p>2835</text:p>
          </table:table-cell>
          <table:table-cell table:formula="of:=2010-[.B215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ssC24</text:p>
          </table:table-cell>
          <table:table-cell office:value-type="float" office:value="1982">
            <text:p>1982</text:p>
          </table:table-cell>
          <table:table-cell office:value-type="float" office:value="18831">
            <text:p>18831</text:p>
          </table:table-cell>
          <table:table-cell table:formula="of:=2010-[.B216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eptember2009</text:p>
          </table:table-cell>
          <table:table-cell office:value-type="float" office:value="1982">
            <text:p>1982</text:p>
          </table:table-cell>
          <table:table-cell office:value-type="float" office:value="49196">
            <text:p>49196</text:p>
          </table:table-cell>
          <table:table-cell table:formula="of:=2010-[.B216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amartini</text:p>
          </table:table-cell>
          <table:table-cell office:value-type="float" office:value="1982">
            <text:p>1982</text:p>
          </table:table-cell>
          <table:table-cell office:value-type="float" office:value="24867">
            <text:p>24867</text:p>
          </table:table-cell>
          <table:table-cell table:formula="of:=2010-[.B216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emligt gravid</text:p>
          </table:table-cell>
          <table:table-cell office:value-type="float" office:value="1982">
            <text:p>1982</text:p>
          </table:table-cell>
          <table:table-cell office:value-type="float" office:value="60107">
            <text:p>60107</text:p>
          </table:table-cell>
          <table:table-cell table:formula="of:=2010-[.B216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llstrumpa</text:p>
          </table:table-cell>
          <table:table-cell office:value-type="float" office:value="1982">
            <text:p>1982</text:p>
          </table:table-cell>
          <table:table-cell office:value-type="float" office:value="19636">
            <text:p>19636</text:p>
          </table:table-cell>
          <table:table-cell table:formula="of:=2010-[.B216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assilina</text:p>
          </table:table-cell>
          <table:table-cell office:value-type="float" office:value="1982">
            <text:p>1982</text:p>
          </table:table-cell>
          <table:table-cell office:value-type="float" office:value="8261">
            <text:p>8261</text:p>
          </table:table-cell>
          <table:table-cell table:formula="of:=2010-[.B216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llaNovaK</text:p>
          </table:table-cell>
          <table:table-cell office:value-type="float" office:value="1982">
            <text:p>1982</text:p>
          </table:table-cell>
          <table:table-cell office:value-type="float" office:value="9524">
            <text:p>9524</text:p>
          </table:table-cell>
          <table:table-cell table:formula="of:=2010-[.B216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ordia</text:p>
          </table:table-cell>
          <table:table-cell office:value-type="float" office:value="1982">
            <text:p>1982</text:p>
          </table:table-cell>
          <table:table-cell office:value-type="float" office:value="4231">
            <text:p>4231</text:p>
          </table:table-cell>
          <table:table-cell table:formula="of:=2010-[.B216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Åja81</text:p>
          </table:table-cell>
          <table:table-cell office:value-type="float" office:value="1982">
            <text:p>1982</text:p>
          </table:table-cell>
          <table:table-cell office:value-type="float" office:value="48404">
            <text:p>48404</text:p>
          </table:table-cell>
          <table:table-cell table:formula="of:=2010-[.B216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lla Lycka</text:p>
          </table:table-cell>
          <table:table-cell office:value-type="float" office:value="1982">
            <text:p>1982</text:p>
          </table:table-cell>
          <table:table-cell office:value-type="float" office:value="28765">
            <text:p>28765</text:p>
          </table:table-cell>
          <table:table-cell table:formula="of:=2010-[.B216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lsa o jag</text:p>
          </table:table-cell>
          <table:table-cell office:value-type="float" office:value="1982">
            <text:p>1982</text:p>
          </table:table-cell>
          <table:table-cell office:value-type="float" office:value="2842">
            <text:p>2842</text:p>
          </table:table-cell>
          <table:table-cell table:formula="of:=2010-[.B217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oomin</text:p>
          </table:table-cell>
          <table:table-cell office:value-type="float" office:value="1982">
            <text:p>1982</text:p>
          </table:table-cell>
          <table:table-cell office:value-type="float" office:value="24653">
            <text:p>24653</text:p>
          </table:table-cell>
          <table:table-cell table:formula="of:=2010-[.B217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milla</text:p>
          </table:table-cell>
          <table:table-cell office:value-type="float" office:value="1982">
            <text:p>1982</text:p>
          </table:table-cell>
          <table:table-cell office:value-type="float" office:value="10485">
            <text:p>10485</text:p>
          </table:table-cell>
          <table:table-cell table:formula="of:=2010-[.B217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ndex</text:p>
          </table:table-cell>
          <table:table-cell office:value-type="float" office:value="1982">
            <text:p>1982</text:p>
          </table:table-cell>
          <table:table-cell office:value-type="float" office:value="6886">
            <text:p>6886</text:p>
          </table:table-cell>
          <table:table-cell table:formula="of:=2010-[.B217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huss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17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esssi</text:p>
          </table:table-cell>
          <table:table-cell office:value-type="float" office:value="1982">
            <text:p>1982</text:p>
          </table:table-cell>
          <table:table-cell office:value-type="float" office:value="4619">
            <text:p>4619</text:p>
          </table:table-cell>
          <table:table-cell table:formula="of:=2010-[.B217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Norpan81</text:p>
          </table:table-cell>
          <table:table-cell office:value-type="float" office:value="1982">
            <text:p>1982</text:p>
          </table:table-cell>
          <table:table-cell office:value-type="float" office:value="59992">
            <text:p>59992</text:p>
          </table:table-cell>
          <table:table-cell table:formula="of:=2010-[.B217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emmal</text:p>
          </table:table-cell>
          <table:table-cell office:value-type="float" office:value="1982">
            <text:p>1982</text:p>
          </table:table-cell>
          <table:table-cell office:value-type="float" office:value="22567">
            <text:p>22567</text:p>
          </table:table-cell>
          <table:table-cell table:formula="of:=2010-[.B217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offy</text:p>
          </table:table-cell>
          <table:table-cell office:value-type="float" office:value="1982">
            <text:p>1982</text:p>
          </table:table-cell>
          <table:table-cell office:value-type="float" office:value="14536">
            <text:p>14536</text:p>
          </table:table-cell>
          <table:table-cell table:formula="of:=2010-[.B217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oppfull idag</text:p>
          </table:table-cell>
          <table:table-cell office:value-type="float" office:value="1982">
            <text:p>1982</text:p>
          </table:table-cell>
          <table:table-cell office:value-type="float" office:value="1201">
            <text:p>1201</text:p>
          </table:table-cell>
          <table:table-cell table:formula="of:=2010-[.B217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irun</text:p>
          </table:table-cell>
          <table:table-cell office:value-type="float" office:value="1982">
            <text:p>1982</text:p>
          </table:table-cell>
          <table:table-cell office:value-type="float" office:value="1053">
            <text:p>1053</text:p>
          </table:table-cell>
          <table:table-cell table:formula="of:=2010-[.B218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inxy</text:p>
          </table:table-cell>
          <table:table-cell office:value-type="float" office:value="1982">
            <text:p>1982</text:p>
          </table:table-cell>
          <table:table-cell office:value-type="float" office:value="17136">
            <text:p>17136</text:p>
          </table:table-cell>
          <table:table-cell table:formula="of:=2010-[.B218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allåja</text:p>
          </table:table-cell>
          <table:table-cell office:value-type="float" office:value="1982">
            <text:p>1982</text:p>
          </table:table-cell>
          <table:table-cell office:value-type="float" office:value="17767">
            <text:p>17767</text:p>
          </table:table-cell>
          <table:table-cell table:formula="of:=2010-[.B218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emligeArne</text:p>
          </table:table-cell>
          <table:table-cell office:value-type="float" office:value="1982">
            <text:p>1982</text:p>
          </table:table-cell>
          <table:table-cell office:value-type="float" office:value="21516">
            <text:p>21516</text:p>
          </table:table-cell>
          <table:table-cell table:formula="of:=2010-[.B218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urremarre</text:p>
          </table:table-cell>
          <table:table-cell office:value-type="float" office:value="1982">
            <text:p>1982</text:p>
          </table:table-cell>
          <table:table-cell office:value-type="float" office:value="11153">
            <text:p>11153</text:p>
          </table:table-cell>
          <table:table-cell table:formula="of:=2010-[.B218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olemio</text:p>
          </table:table-cell>
          <table:table-cell office:value-type="float" office:value="1982">
            <text:p>1982</text:p>
          </table:table-cell>
          <table:table-cell office:value-type="float" office:value="6640">
            <text:p>6640</text:p>
          </table:table-cell>
          <table:table-cell table:formula="of:=2010-[.B218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pirituality</text:p>
          </table:table-cell>
          <table:table-cell office:value-type="float" office:value="1982">
            <text:p>1982</text:p>
          </table:table-cell>
          <table:table-cell office:value-type="float" office:value="8911">
            <text:p>8911</text:p>
          </table:table-cell>
          <table:table-cell table:formula="of:=2010-[.B218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lashieangel</text:p>
          </table:table-cell>
          <table:table-cell office:value-type="float" office:value="1982">
            <text:p>1982</text:p>
          </table:table-cell>
          <table:table-cell office:value-type="float" office:value="16349">
            <text:p>16349</text:p>
          </table:table-cell>
          <table:table-cell table:formula="of:=2010-[.B218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mulan1981</text:p>
          </table:table-cell>
          <table:table-cell office:value-type="float" office:value="1982">
            <text:p>1982</text:p>
          </table:table-cell>
          <table:table-cell office:value-type="float" office:value="14202">
            <text:p>14202</text:p>
          </table:table-cell>
          <table:table-cell table:formula="of:=2010-[.B218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llalitenjag</text:p>
          </table:table-cell>
          <table:table-cell office:value-type="float" office:value="1982">
            <text:p>1982</text:p>
          </table:table-cell>
          <table:table-cell office:value-type="float" office:value="15965">
            <text:p>15965</text:p>
          </table:table-cell>
          <table:table-cell table:formula="of:=2010-[.B218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obido</text:p>
          </table:table-cell>
          <table:table-cell office:value-type="float" office:value="1982">
            <text:p>1982</text:p>
          </table:table-cell>
          <table:table-cell office:value-type="float" office:value="6877">
            <text:p>6877</text:p>
          </table:table-cell>
          <table:table-cell table:formula="of:=2010-[.B219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81missan</text:p>
          </table:table-cell>
          <table:table-cell office:value-type="float" office:value="1982">
            <text:p>1982</text:p>
          </table:table-cell>
          <table:table-cell office:value-type="float" office:value="21130">
            <text:p>21130</text:p>
          </table:table-cell>
          <table:table-cell table:formula="of:=2010-[.B219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ldflugan</text:p>
          </table:table-cell>
          <table:table-cell office:value-type="float" office:value="1982">
            <text:p>1982</text:p>
          </table:table-cell>
          <table:table-cell office:value-type="float" office:value="39365">
            <text:p>39365</text:p>
          </table:table-cell>
          <table:table-cell table:formula="of:=2010-[.B219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982">
            <text:p>1982</text:p>
          </table:table-cell>
          <table:table-cell office:value-type="float" office:value="3744">
            <text:p>3744</text:p>
          </table:table-cell>
          <table:table-cell table:formula="of:=2010-[.B219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annyB</text:p>
          </table:table-cell>
          <table:table-cell office:value-type="float" office:value="1982">
            <text:p>1982</text:p>
          </table:table-cell>
          <table:table-cell office:value-type="float" office:value="23953">
            <text:p>23953</text:p>
          </table:table-cell>
          <table:table-cell table:formula="of:=2010-[.B219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andy</text:p>
          </table:table-cell>
          <table:table-cell office:value-type="float" office:value="1982">
            <text:p>1982</text:p>
          </table:table-cell>
          <table:table-cell office:value-type="float" office:value="9168">
            <text:p>9168</text:p>
          </table:table-cell>
          <table:table-cell table:formula="of:=2010-[.B219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Raggarflickan</text:p>
          </table:table-cell>
          <table:table-cell office:value-type="float" office:value="1982">
            <text:p>1982</text:p>
          </table:table-cell>
          <table:table-cell office:value-type="float" office:value="8086">
            <text:p>8086</text:p>
          </table:table-cell>
          <table:table-cell table:formula="of:=2010-[.B219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NollSjuTjugo</text:p>
          </table:table-cell>
          <table:table-cell office:value-type="float" office:value="1982">
            <text:p>1982</text:p>
          </table:table-cell>
          <table:table-cell office:value-type="float" office:value="5619">
            <text:p>5619</text:p>
          </table:table-cell>
          <table:table-cell table:formula="of:=2010-[.B219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enny81</text:p>
          </table:table-cell>
          <table:table-cell office:value-type="float" office:value="1982">
            <text:p>1982</text:p>
          </table:table-cell>
          <table:table-cell office:value-type="float" office:value="65829">
            <text:p>65829</text:p>
          </table:table-cell>
          <table:table-cell table:formula="of:=2010-[.B219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legria</text:p>
          </table:table-cell>
          <table:table-cell office:value-type="float" office:value="1982">
            <text:p>1982</text:p>
          </table:table-cell>
          <table:table-cell office:value-type="float" office:value="9660">
            <text:p>9660</text:p>
          </table:table-cell>
          <table:table-cell table:formula="of:=2010-[.B219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valonC</text:p>
          </table:table-cell>
          <table:table-cell office:value-type="float" office:value="1982">
            <text:p>1982</text:p>
          </table:table-cell>
          <table:table-cell office:value-type="float" office:value="22726">
            <text:p>22726</text:p>
          </table:table-cell>
          <table:table-cell table:formula="of:=2010-[.B220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okis</text:p>
          </table:table-cell>
          <table:table-cell office:value-type="float" office:value="1982">
            <text:p>1982</text:p>
          </table:table-cell>
          <table:table-cell office:value-type="float" office:value="29801">
            <text:p>29801</text:p>
          </table:table-cell>
          <table:table-cell table:formula="of:=2010-[.B220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1982">
            <text:p>1982</text:p>
          </table:table-cell>
          <table:table-cell office:value-type="float" office:value="37925">
            <text:p>37925</text:p>
          </table:table-cell>
          <table:table-cell table:formula="of:=2010-[.B220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Pepsikatten</text:p>
          </table:table-cell>
          <table:table-cell office:value-type="float" office:value="1982">
            <text:p>1982</text:p>
          </table:table-cell>
          <table:table-cell office:value-type="float" office:value="66974">
            <text:p>66974</text:p>
          </table:table-cell>
          <table:table-cell table:formula="of:=2010-[.B220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ru Lillstrumpa</text:p>
          </table:table-cell>
          <table:table-cell office:value-type="float" office:value="1982">
            <text:p>1982</text:p>
          </table:table-cell>
          <table:table-cell office:value-type="float" office:value="25605">
            <text:p>25605</text:p>
          </table:table-cell>
          <table:table-cell table:formula="of:=2010-[.B220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aralainen</text:p>
          </table:table-cell>
          <table:table-cell office:value-type="float" office:value="1982">
            <text:p>1982</text:p>
          </table:table-cell>
          <table:table-cell office:value-type="float" office:value="9960">
            <text:p>9960</text:p>
          </table:table-cell>
          <table:table-cell table:formula="of:=2010-[.B220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angoria</text:p>
          </table:table-cell>
          <table:table-cell office:value-type="float" office:value="1982">
            <text:p>1982</text:p>
          </table:table-cell>
          <table:table-cell office:value-type="float" office:value="120051">
            <text:p>120051</text:p>
          </table:table-cell>
          <table:table-cell table:formula="of:=2010-[.B220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elenFr</text:p>
          </table:table-cell>
          <table:table-cell office:value-type="float" office:value="1982">
            <text:p>1982</text:p>
          </table:table-cell>
          <table:table-cell office:value-type="float" office:value="37532">
            <text:p>37532</text:p>
          </table:table-cell>
          <table:table-cell table:formula="of:=2010-[.B220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mman2008</text:p>
          </table:table-cell>
          <table:table-cell office:value-type="float" office:value="1982">
            <text:p>1982</text:p>
          </table:table-cell>
          <table:table-cell office:value-type="float" office:value="54298">
            <text:p>54298</text:p>
          </table:table-cell>
          <table:table-cell table:formula="of:=2010-[.B220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ejje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20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ames</text:p>
          </table:table-cell>
          <table:table-cell office:value-type="float" office:value="1982">
            <text:p>1982</text:p>
          </table:table-cell>
          <table:table-cell office:value-type="float" office:value="26609">
            <text:p>26609</text:p>
          </table:table-cell>
          <table:table-cell table:formula="of:=2010-[.B221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Nellie81</text:p>
          </table:table-cell>
          <table:table-cell office:value-type="float" office:value="1982">
            <text:p>1982</text:p>
          </table:table-cell>
          <table:table-cell office:value-type="float" office:value="14874">
            <text:p>14874</text:p>
          </table:table-cell>
          <table:table-cell table:formula="of:=2010-[.B221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982">
            <text:p>1982</text:p>
          </table:table-cell>
          <table:table-cell office:value-type="float" office:value="15851">
            <text:p>15851</text:p>
          </table:table-cell>
          <table:table-cell table:formula="of:=2010-[.B221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eyley</text:p>
          </table:table-cell>
          <table:table-cell office:value-type="float" office:value="1982">
            <text:p>1982</text:p>
          </table:table-cell>
          <table:table-cell office:value-type="float" office:value="28172">
            <text:p>28172</text:p>
          </table:table-cell>
          <table:table-cell table:formula="of:=2010-[.B221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nutteplutt</text:p>
          </table:table-cell>
          <table:table-cell office:value-type="float" office:value="1982">
            <text:p>1982</text:p>
          </table:table-cell>
          <table:table-cell office:value-type="float" office:value="1533">
            <text:p>1533</text:p>
          </table:table-cell>
          <table:table-cell table:formula="of:=2010-[.B221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ffy</text:p>
          </table:table-cell>
          <table:table-cell office:value-type="float" office:value="1982">
            <text:p>1982</text:p>
          </table:table-cell>
          <table:table-cell office:value-type="float" office:value="60420">
            <text:p>60420</text:p>
          </table:table-cell>
          <table:table-cell table:formula="of:=2010-[.B221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nnon</text:p>
          </table:table-cell>
          <table:table-cell office:value-type="float" office:value="1982">
            <text:p>1982</text:p>
          </table:table-cell>
          <table:table-cell office:value-type="float" office:value="29297">
            <text:p>29297</text:p>
          </table:table-cell>
          <table:table-cell table:formula="of:=2010-[.B221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ndatmw</text:p>
          </table:table-cell>
          <table:table-cell office:value-type="float" office:value="1982">
            <text:p>1982</text:p>
          </table:table-cell>
          <table:table-cell office:value-type="float" office:value="11867">
            <text:p>11867</text:p>
          </table:table-cell>
          <table:table-cell table:formula="of:=2010-[.B221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ofie27</text:p>
          </table:table-cell>
          <table:table-cell office:value-type="float" office:value="1982">
            <text:p>1982</text:p>
          </table:table-cell>
          <table:table-cell office:value-type="float" office:value="57871">
            <text:p>57871</text:p>
          </table:table-cell>
          <table:table-cell table:formula="of:=2010-[.B221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varta</text:p>
          </table:table-cell>
          <table:table-cell office:value-type="float" office:value="1982">
            <text:p>1982</text:p>
          </table:table-cell>
          <table:table-cell office:value-type="float" office:value="23823">
            <text:p>23823</text:p>
          </table:table-cell>
          <table:table-cell table:formula="of:=2010-[.B221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1982">
            <text:p>1982</text:p>
          </table:table-cell>
          <table:table-cell office:value-type="float" office:value="6915">
            <text:p>6915</text:p>
          </table:table-cell>
          <table:table-cell table:formula="of:=2010-[.B222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oa Li</text:p>
          </table:table-cell>
          <table:table-cell office:value-type="float" office:value="1982">
            <text:p>1982</text:p>
          </table:table-cell>
          <table:table-cell office:value-type="float" office:value="19332">
            <text:p>19332</text:p>
          </table:table-cell>
          <table:table-cell table:formula="of:=2010-[.B222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uminmamman 81</text:p>
          </table:table-cell>
          <table:table-cell office:value-type="float" office:value="1982">
            <text:p>1982</text:p>
          </table:table-cell>
          <table:table-cell office:value-type="float" office:value="8796">
            <text:p>8796</text:p>
          </table:table-cell>
          <table:table-cell table:formula="of:=2010-[.B222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lfonsmamman</text:p>
          </table:table-cell>
          <table:table-cell office:value-type="float" office:value="1982">
            <text:p>1982</text:p>
          </table:table-cell>
          <table:table-cell office:value-type="float" office:value="17842">
            <text:p>17842</text:p>
          </table:table-cell>
          <table:table-cell table:formula="of:=2010-[.B222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ssKS</text:p>
          </table:table-cell>
          <table:table-cell office:value-type="float" office:value="1982">
            <text:p>1982</text:p>
          </table:table-cell>
          <table:table-cell office:value-type="float" office:value="14470">
            <text:p>14470</text:p>
          </table:table-cell>
          <table:table-cell table:formula="of:=2010-[.B222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mma till V</text:p>
          </table:table-cell>
          <table:table-cell office:value-type="float" office:value="1982">
            <text:p>1982</text:p>
          </table:table-cell>
          <table:table-cell office:value-type="float" office:value="13644">
            <text:p>13644</text:p>
          </table:table-cell>
          <table:table-cell table:formula="of:=2010-[.B222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he Viksan</text:p>
          </table:table-cell>
          <table:table-cell office:value-type="float" office:value="1982">
            <text:p>1982</text:p>
          </table:table-cell>
          <table:table-cell office:value-type="float" office:value="40129">
            <text:p>40129</text:p>
          </table:table-cell>
          <table:table-cell table:formula="of:=2010-[.B222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Duvmamman</text:p>
          </table:table-cell>
          <table:table-cell office:value-type="float" office:value="1982">
            <text:p>1982</text:p>
          </table:table-cell>
          <table:table-cell office:value-type="float" office:value="13929">
            <text:p>13929</text:p>
          </table:table-cell>
          <table:table-cell table:formula="of:=2010-[.B222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kstrumpa</text:p>
          </table:table-cell>
          <table:table-cell office:value-type="float" office:value="1982">
            <text:p>1982</text:p>
          </table:table-cell>
          <table:table-cell office:value-type="float" office:value="31469">
            <text:p>31469</text:p>
          </table:table-cell>
          <table:table-cell table:formula="of:=2010-[.B222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lexia06</text:p>
          </table:table-cell>
          <table:table-cell office:value-type="float" office:value="1982">
            <text:p>1982</text:p>
          </table:table-cell>
          <table:table-cell office:value-type="float" office:value="7951">
            <text:p>7951</text:p>
          </table:table-cell>
          <table:table-cell table:formula="of:=2010-[.B222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Ina81</text:p>
          </table:table-cell>
          <table:table-cell office:value-type="float" office:value="1982">
            <text:p>1982</text:p>
          </table:table-cell>
          <table:table-cell office:value-type="float" office:value="7162">
            <text:p>7162</text:p>
          </table:table-cell>
          <table:table-cell table:formula="of:=2010-[.B223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ricaN81</text:p>
          </table:table-cell>
          <table:table-cell office:value-type="float" office:value="1982">
            <text:p>1982</text:p>
          </table:table-cell>
          <table:table-cell office:value-type="float" office:value="35124">
            <text:p>35124</text:p>
          </table:table-cell>
          <table:table-cell table:formula="of:=2010-[.B223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atzon</text:p>
          </table:table-cell>
          <table:table-cell office:value-type="float" office:value="1982">
            <text:p>1982</text:p>
          </table:table-cell>
          <table:table-cell office:value-type="float" office:value="29207">
            <text:p>29207</text:p>
          </table:table-cell>
          <table:table-cell table:formula="of:=2010-[.B223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licka81</text:p>
          </table:table-cell>
          <table:table-cell office:value-type="float" office:value="1982">
            <text:p>1982</text:p>
          </table:table-cell>
          <table:table-cell office:value-type="float" office:value="14774">
            <text:p>14774</text:p>
          </table:table-cell>
          <table:table-cell table:formula="of:=2010-[.B223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ru Plommon81</text:p>
          </table:table-cell>
          <table:table-cell office:value-type="float" office:value="1982">
            <text:p>1982</text:p>
          </table:table-cell>
          <table:table-cell office:value-type="float" office:value="30169">
            <text:p>30169</text:p>
          </table:table-cell>
          <table:table-cell table:formula="of:=2010-[.B223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rsEnglund</text:p>
          </table:table-cell>
          <table:table-cell office:value-type="float" office:value="1982">
            <text:p>1982</text:p>
          </table:table-cell>
          <table:table-cell office:value-type="float" office:value="17234">
            <text:p>17234</text:p>
          </table:table-cell>
          <table:table-cell table:formula="of:=2010-[.B223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uni 06</text:p>
          </table:table-cell>
          <table:table-cell office:value-type="float" office:value="1982">
            <text:p>1982</text:p>
          </table:table-cell>
          <table:table-cell office:value-type="float" office:value="58883">
            <text:p>58883</text:p>
          </table:table-cell>
          <table:table-cell table:formula="of:=2010-[.B223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mmatillFelix</text:p>
          </table:table-cell>
          <table:table-cell office:value-type="float" office:value="1982">
            <text:p>1982</text:p>
          </table:table-cell>
          <table:table-cell office:value-type="float" office:value="31383">
            <text:p>31383</text:p>
          </table:table-cell>
          <table:table-cell table:formula="of:=2010-[.B223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elina04</text:p>
          </table:table-cell>
          <table:table-cell office:value-type="float" office:value="1982">
            <text:p>1982</text:p>
          </table:table-cell>
          <table:table-cell office:value-type="float" office:value="14065">
            <text:p>14065</text:p>
          </table:table-cell>
          <table:table-cell table:formula="of:=2010-[.B223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dream81</text:p>
          </table:table-cell>
          <table:table-cell office:value-type="float" office:value="1982">
            <text:p>1982</text:p>
          </table:table-cell>
          <table:table-cell office:value-type="float" office:value="7819">
            <text:p>7819</text:p>
          </table:table-cell>
          <table:table-cell table:formula="of:=2010-[.B223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Zamina</text:p>
          </table:table-cell>
          <table:table-cell office:value-type="float" office:value="1982">
            <text:p>1982</text:p>
          </table:table-cell>
          <table:table-cell office:value-type="float" office:value="11108">
            <text:p>11108</text:p>
          </table:table-cell>
          <table:table-cell table:formula="of:=2010-[.B224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araLj</text:p>
          </table:table-cell>
          <table:table-cell office:value-type="float" office:value="1982">
            <text:p>1982</text:p>
          </table:table-cell>
          <table:table-cell office:value-type="float" office:value="46452">
            <text:p>46452</text:p>
          </table:table-cell>
          <table:table-cell table:formula="of:=2010-[.B224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niiiica</text:p>
          </table:table-cell>
          <table:table-cell office:value-type="float" office:value="1982">
            <text:p>1982</text:p>
          </table:table-cell>
          <table:table-cell office:value-type="float" office:value="9123">
            <text:p>9123</text:p>
          </table:table-cell>
          <table:table-cell table:formula="of:=2010-[.B224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uliaIsabella</text:p>
          </table:table-cell>
          <table:table-cell office:value-type="float" office:value="1982">
            <text:p>1982</text:p>
          </table:table-cell>
          <table:table-cell office:value-type="float" office:value="68846">
            <text:p>68846</text:p>
          </table:table-cell>
          <table:table-cell table:formula="of:=2010-[.B224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irenia</text:p>
          </table:table-cell>
          <table:table-cell office:value-type="float" office:value="1982">
            <text:p>1982</text:p>
          </table:table-cell>
          <table:table-cell office:value-type="float" office:value="9619">
            <text:p>9619</text:p>
          </table:table-cell>
          <table:table-cell table:formula="of:=2010-[.B224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roma</text:p>
          </table:table-cell>
          <table:table-cell office:value-type="float" office:value="1982">
            <text:p>1982</text:p>
          </table:table-cell>
          <table:table-cell office:value-type="float" office:value="11639">
            <text:p>11639</text:p>
          </table:table-cell>
          <table:table-cell table:formula="of:=2010-[.B224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vaChristina</text:p>
          </table:table-cell>
          <table:table-cell office:value-type="float" office:value="1982">
            <text:p>1982</text:p>
          </table:table-cell>
          <table:table-cell office:value-type="float" office:value="5339">
            <text:p>5339</text:p>
          </table:table-cell>
          <table:table-cell table:formula="of:=2010-[.B224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Once</text:p>
          </table:table-cell>
          <table:table-cell office:value-type="float" office:value="1982">
            <text:p>1982</text:p>
          </table:table-cell>
          <table:table-cell office:value-type="float" office:value="36850">
            <text:p>36850</text:p>
          </table:table-cell>
          <table:table-cell table:formula="of:=2010-[.B224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daphne</text:p>
          </table:table-cell>
          <table:table-cell office:value-type="float" office:value="1982">
            <text:p>1982</text:p>
          </table:table-cell>
          <table:table-cell office:value-type="float" office:value="11243">
            <text:p>11243</text:p>
          </table:table-cell>
          <table:table-cell table:formula="of:=2010-[.B224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nowieflickan</text:p>
          </table:table-cell>
          <table:table-cell office:value-type="float" office:value="1982">
            <text:p>1982</text:p>
          </table:table-cell>
          <table:table-cell office:value-type="float" office:value="3797">
            <text:p>3797</text:p>
          </table:table-cell>
          <table:table-cell table:formula="of:=2010-[.B224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okesMammi</text:p>
          </table:table-cell>
          <table:table-cell office:value-type="float" office:value="1982">
            <text:p>1982</text:p>
          </table:table-cell>
          <table:table-cell office:value-type="float" office:value="34692">
            <text:p>34692</text:p>
          </table:table-cell>
          <table:table-cell table:formula="of:=2010-[.B225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oneybunches</text:p>
          </table:table-cell>
          <table:table-cell office:value-type="float" office:value="1982">
            <text:p>1982</text:p>
          </table:table-cell>
          <table:table-cell office:value-type="float" office:value="161891">
            <text:p>161891</text:p>
          </table:table-cell>
          <table:table-cell table:formula="of:=2010-[.B225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ofiedellholm</text:p>
          </table:table-cell>
          <table:table-cell office:value-type="float" office:value="1982">
            <text:p>1982</text:p>
          </table:table-cell>
          <table:table-cell office:value-type="float" office:value="26899">
            <text:p>26899</text:p>
          </table:table-cell>
          <table:table-cell table:formula="of:=2010-[.B225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xenastina</text:p>
          </table:table-cell>
          <table:table-cell office:value-type="float" office:value="1982">
            <text:p>1982</text:p>
          </table:table-cell>
          <table:table-cell office:value-type="float" office:value="2739">
            <text:p>2739</text:p>
          </table:table-cell>
          <table:table-cell table:formula="of:=2010-[.B225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uzieq</text:p>
          </table:table-cell>
          <table:table-cell office:value-type="float" office:value="1982">
            <text:p>1982</text:p>
          </table:table-cell>
          <table:table-cell office:value-type="float" office:value="752">
            <text:p>752</text:p>
          </table:table-cell>
          <table:table-cell table:formula="of:=2010-[.B225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umlan</text:p>
          </table:table-cell>
          <table:table-cell office:value-type="float" office:value="1982">
            <text:p>1982</text:p>
          </table:table-cell>
          <table:table-cell office:value-type="float" office:value="12650">
            <text:p>12650</text:p>
          </table:table-cell>
          <table:table-cell table:formula="of:=2010-[.B225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mmatezz81</text:p>
          </table:table-cell>
          <table:table-cell office:value-type="float" office:value="1982">
            <text:p>1982</text:p>
          </table:table-cell>
          <table:table-cell office:value-type="float" office:value="905">
            <text:p>905</text:p>
          </table:table-cell>
          <table:table-cell table:formula="of:=2010-[.B225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mandia</text:p>
          </table:table-cell>
          <table:table-cell office:value-type="float" office:value="1982">
            <text:p>1982</text:p>
          </table:table-cell>
          <table:table-cell office:value-type="float" office:value="1640">
            <text:p>1640</text:p>
          </table:table-cell>
          <table:table-cell table:formula="of:=2010-[.B225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riaheterjag</text:p>
          </table:table-cell>
          <table:table-cell office:value-type="float" office:value="1982">
            <text:p>1982</text:p>
          </table:table-cell>
          <table:table-cell office:value-type="float" office:value="262709">
            <text:p>262709</text:p>
          </table:table-cell>
          <table:table-cell table:formula="of:=2010-[.B225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Precious</text:p>
          </table:table-cell>
          <table:table-cell office:value-type="float" office:value="1982">
            <text:p>1982</text:p>
          </table:table-cell>
          <table:table-cell office:value-type="float" office:value="82">
            <text:p>82</text:p>
          </table:table-cell>
          <table:table-cell table:formula="of:=2010-[.B225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rissa</text:p>
          </table:table-cell>
          <table:table-cell office:value-type="float" office:value="1982">
            <text:p>1982</text:p>
          </table:table-cell>
          <table:table-cell office:value-type="float" office:value="43194">
            <text:p>43194</text:p>
          </table:table-cell>
          <table:table-cell table:formula="of:=2010-[.B226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tella81</text:p>
          </table:table-cell>
          <table:table-cell office:value-type="float" office:value="1982">
            <text:p>1982</text:p>
          </table:table-cell>
          <table:table-cell office:value-type="float" office:value="109557">
            <text:p>109557</text:p>
          </table:table-cell>
          <table:table-cell table:formula="of:=2010-[.B226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tjärnfall</text:p>
          </table:table-cell>
          <table:table-cell office:value-type="float" office:value="1982">
            <text:p>1982</text:p>
          </table:table-cell>
          <table:table-cell office:value-type="float" office:value="998">
            <text:p>998</text:p>
          </table:table-cell>
          <table:table-cell table:formula="of:=2010-[.B226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ottsan</text:p>
          </table:table-cell>
          <table:table-cell office:value-type="float" office:value="1982">
            <text:p>1982</text:p>
          </table:table-cell>
          <table:table-cell office:value-type="float" office:value="11866">
            <text:p>11866</text:p>
          </table:table-cell>
          <table:table-cell table:formula="of:=2010-[.B226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otte38</text:p>
          </table:table-cell>
          <table:table-cell office:value-type="float" office:value="1982">
            <text:p>1982</text:p>
          </table:table-cell>
          <table:table-cell office:value-type="float" office:value="19276">
            <text:p>19276</text:p>
          </table:table-cell>
          <table:table-cell table:formula="of:=2010-[.B226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riella81</text:p>
          </table:table-cell>
          <table:table-cell office:value-type="float" office:value="1982">
            <text:p>1982</text:p>
          </table:table-cell>
          <table:table-cell office:value-type="float" office:value="20351">
            <text:p>20351</text:p>
          </table:table-cell>
          <table:table-cell table:formula="of:=2010-[.B226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prinsessanTyra</text:p>
          </table:table-cell>
          <table:table-cell office:value-type="float" office:value="1982">
            <text:p>1982</text:p>
          </table:table-cell>
          <table:table-cell office:value-type="float" office:value="12152">
            <text:p>12152</text:p>
          </table:table-cell>
          <table:table-cell table:formula="of:=2010-[.B226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upere</text:p>
          </table:table-cell>
          <table:table-cell office:value-type="float" office:value="1982">
            <text:p>1982</text:p>
          </table:table-cell>
          <table:table-cell office:value-type="float" office:value="7638">
            <text:p>7638</text:p>
          </table:table-cell>
          <table:table-cell table:formula="of:=2010-[.B226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annovich</text:p>
          </table:table-cell>
          <table:table-cell office:value-type="float" office:value="1982">
            <text:p>1982</text:p>
          </table:table-cell>
          <table:table-cell office:value-type="float" office:value="20356">
            <text:p>20356</text:p>
          </table:table-cell>
          <table:table-cell table:formula="of:=2010-[.B226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nemi</text:p>
          </table:table-cell>
          <table:table-cell office:value-type="float" office:value="1982">
            <text:p>1982</text:p>
          </table:table-cell>
          <table:table-cell office:value-type="float" office:value="4534">
            <text:p>4534</text:p>
          </table:table-cell>
          <table:table-cell table:formula="of:=2010-[.B226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em3</text:p>
          </table:table-cell>
          <table:table-cell office:value-type="float" office:value="1982">
            <text:p>1982</text:p>
          </table:table-cell>
          <table:table-cell office:value-type="float" office:value="35726">
            <text:p>35726</text:p>
          </table:table-cell>
          <table:table-cell table:formula="of:=2010-[.B227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na W</text:p>
          </table:table-cell>
          <table:table-cell office:value-type="float" office:value="1982">
            <text:p>1982</text:p>
          </table:table-cell>
          <table:table-cell office:value-type="float" office:value="25156">
            <text:p>25156</text:p>
          </table:table-cell>
          <table:table-cell table:formula="of:=2010-[.B227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rgit</text:p>
          </table:table-cell>
          <table:table-cell office:value-type="float" office:value="1982">
            <text:p>1982</text:p>
          </table:table-cell>
          <table:table-cell office:value-type="float" office:value="18052">
            <text:p>18052</text:p>
          </table:table-cell>
          <table:table-cell table:formula="of:=2010-[.B227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en10</text:p>
          </table:table-cell>
          <table:table-cell office:value-type="float" office:value="1982">
            <text:p>1982</text:p>
          </table:table-cell>
          <table:table-cell office:value-type="float" office:value="5590">
            <text:p>5590</text:p>
          </table:table-cell>
          <table:table-cell table:formula="of:=2010-[.B227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heresa28</text:p>
          </table:table-cell>
          <table:table-cell office:value-type="float" office:value="1982">
            <text:p>1982</text:p>
          </table:table-cell>
          <table:table-cell office:value-type="float" office:value="2426">
            <text:p>2426</text:p>
          </table:table-cell>
          <table:table-cell table:formula="of:=2010-[.B227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wallis</text:p>
          </table:table-cell>
          <table:table-cell office:value-type="float" office:value="1982">
            <text:p>1982</text:p>
          </table:table-cell>
          <table:table-cell office:value-type="float" office:value="22570">
            <text:p>22570</text:p>
          </table:table-cell>
          <table:table-cell table:formula="of:=2010-[.B227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Videunge</text:p>
          </table:table-cell>
          <table:table-cell office:value-type="float" office:value="1982">
            <text:p>1982</text:p>
          </table:table-cell>
          <table:table-cell office:value-type="float" office:value="9206">
            <text:p>9206</text:p>
          </table:table-cell>
          <table:table-cell table:formula="of:=2010-[.B227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ru H 81</text:p>
          </table:table-cell>
          <table:table-cell office:value-type="float" office:value="1982">
            <text:p>1982</text:p>
          </table:table-cell>
          <table:table-cell office:value-type="float" office:value="45132">
            <text:p>45132</text:p>
          </table:table-cell>
          <table:table-cell table:formula="of:=2010-[.B2277]"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82">
            <text:p>1982</text:p>
          </table:table-cell>
          <table:table-cell office:value-type="float" office:value="16932">
            <text:p>16932</text:p>
          </table:table-cell>
          <table:table-cell table:formula="of:=2010-[.B227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ussen06</text:p>
          </table:table-cell>
          <table:table-cell office:value-type="float" office:value="1982">
            <text:p>1982</text:p>
          </table:table-cell>
          <table:table-cell office:value-type="float" office:value="20017">
            <text:p>20017</text:p>
          </table:table-cell>
          <table:table-cell table:formula="of:=2010-[.B227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rsJ</text:p>
          </table:table-cell>
          <table:table-cell office:value-type="float" office:value="1982">
            <text:p>1982</text:p>
          </table:table-cell>
          <table:table-cell office:value-type="float" office:value="3351">
            <text:p>3351</text:p>
          </table:table-cell>
          <table:table-cell table:formula="of:=2010-[.B228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he W family</text:p>
          </table:table-cell>
          <table:table-cell office:value-type="float" office:value="1982">
            <text:p>1982</text:p>
          </table:table-cell>
          <table:table-cell office:value-type="float" office:value="11371">
            <text:p>11371</text:p>
          </table:table-cell>
          <table:table-cell table:formula="of:=2010-[.B228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atja3</text:p>
          </table:table-cell>
          <table:table-cell office:value-type="float" office:value="1982">
            <text:p>1982</text:p>
          </table:table-cell>
          <table:table-cell office:value-type="float" office:value="46137">
            <text:p>46137</text:p>
          </table:table-cell>
          <table:table-cell table:formula="of:=2010-[.B228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tarline</text:p>
          </table:table-cell>
          <table:table-cell office:value-type="float" office:value="1982">
            <text:p>1982</text:p>
          </table:table-cell>
          <table:table-cell office:value-type="float" office:value="7827">
            <text:p>7827</text:p>
          </table:table-cell>
          <table:table-cell table:formula="of:=2010-[.B228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mya</text:p>
          </table:table-cell>
          <table:table-cell office:value-type="float" office:value="1982">
            <text:p>1982</text:p>
          </table:table-cell>
          <table:table-cell office:value-type="float" office:value="2422">
            <text:p>2422</text:p>
          </table:table-cell>
          <table:table-cell table:formula="of:=2010-[.B228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llinora</text:p>
          </table:table-cell>
          <table:table-cell office:value-type="float" office:value="1982">
            <text:p>1982</text:p>
          </table:table-cell>
          <table:table-cell office:value-type="float" office:value="20088">
            <text:p>20088</text:p>
          </table:table-cell>
          <table:table-cell table:formula="of:=2010-[.B228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na Panna 81</text:p>
          </table:table-cell>
          <table:table-cell office:value-type="float" office:value="1982">
            <text:p>1982</text:p>
          </table:table-cell>
          <table:table-cell office:value-type="float" office:value="9402">
            <text:p>9402</text:p>
          </table:table-cell>
          <table:table-cell table:formula="of:=2010-[.B228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ittelG</text:p>
          </table:table-cell>
          <table:table-cell office:value-type="float" office:value="1982">
            <text:p>1982</text:p>
          </table:table-cell>
          <table:table-cell office:value-type="float" office:value="7617">
            <text:p>7617</text:p>
          </table:table-cell>
          <table:table-cell table:formula="of:=2010-[.B228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omanjot</text:p>
          </table:table-cell>
          <table:table-cell office:value-type="float" office:value="1982">
            <text:p>1982</text:p>
          </table:table-cell>
          <table:table-cell office:value-type="float" office:value="4003">
            <text:p>4003</text:p>
          </table:table-cell>
          <table:table-cell table:formula="of:=2010-[.B228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riXa</text:p>
          </table:table-cell>
          <table:table-cell office:value-type="float" office:value="1982">
            <text:p>1982</text:p>
          </table:table-cell>
          <table:table-cell office:value-type="float" office:value="169">
            <text:p>169</text:p>
          </table:table-cell>
          <table:table-cell table:formula="of:=2010-[.B228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G1981</text:p>
          </table:table-cell>
          <table:table-cell office:value-type="float" office:value="1982">
            <text:p>1982</text:p>
          </table:table-cell>
          <table:table-cell office:value-type="float" office:value="80029">
            <text:p>80029</text:p>
          </table:table-cell>
          <table:table-cell table:formula="of:=2010-[.B229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vampp</text:p>
          </table:table-cell>
          <table:table-cell office:value-type="float" office:value="1982">
            <text:p>1982</text:p>
          </table:table-cell>
          <table:table-cell office:value-type="float" office:value="67657">
            <text:p>67657</text:p>
          </table:table-cell>
          <table:table-cell table:formula="of:=2010-[.B229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leonor01</text:p>
          </table:table-cell>
          <table:table-cell office:value-type="float" office:value="1982">
            <text:p>1982</text:p>
          </table:table-cell>
          <table:table-cell office:value-type="float" office:value="1786">
            <text:p>1786</text:p>
          </table:table-cell>
          <table:table-cell table:formula="of:=2010-[.B229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atox9</text:p>
          </table:table-cell>
          <table:table-cell office:value-type="float" office:value="1982">
            <text:p>1982</text:p>
          </table:table-cell>
          <table:table-cell office:value-type="float" office:value="19388">
            <text:p>19388</text:p>
          </table:table-cell>
          <table:table-cell table:formula="of:=2010-[.B229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vildovacker1</text:p>
          </table:table-cell>
          <table:table-cell office:value-type="float" office:value="1982">
            <text:p>1982</text:p>
          </table:table-cell>
          <table:table-cell office:value-type="float" office:value="2579">
            <text:p>2579</text:p>
          </table:table-cell>
          <table:table-cell table:formula="of:=2010-[.B229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olrosen81</text:p>
          </table:table-cell>
          <table:table-cell office:value-type="float" office:value="1982">
            <text:p>1982</text:p>
          </table:table-cell>
          <table:table-cell office:value-type="float" office:value="76378">
            <text:p>76378</text:p>
          </table:table-cell>
          <table:table-cell table:formula="of:=2010-[.B229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Ida 1981</text:p>
          </table:table-cell>
          <table:table-cell office:value-type="float" office:value="1982">
            <text:p>1982</text:p>
          </table:table-cell>
          <table:table-cell office:value-type="float" office:value="1115">
            <text:p>1115</text:p>
          </table:table-cell>
          <table:table-cell table:formula="of:=2010-[.B229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ollie</text:p>
          </table:table-cell>
          <table:table-cell office:value-type="float" office:value="1982">
            <text:p>1982</text:p>
          </table:table-cell>
          <table:table-cell office:value-type="float" office:value="10482">
            <text:p>10482</text:p>
          </table:table-cell>
          <table:table-cell table:formula="of:=2010-[.B229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atha</text:p>
          </table:table-cell>
          <table:table-cell office:value-type="float" office:value="1982">
            <text:p>1982</text:p>
          </table:table-cell>
          <table:table-cell office:value-type="float" office:value="12771">
            <text:p>12771</text:p>
          </table:table-cell>
          <table:table-cell table:formula="of:=2010-[.B229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niecaroline</text:p>
          </table:table-cell>
          <table:table-cell office:value-type="float" office:value="1982">
            <text:p>1982</text:p>
          </table:table-cell>
          <table:table-cell office:value-type="float" office:value="8906">
            <text:p>8906</text:p>
          </table:table-cell>
          <table:table-cell table:formula="of:=2010-[.B229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arah81</text:p>
          </table:table-cell>
          <table:table-cell office:value-type="float" office:value="1982">
            <text:p>1982</text:p>
          </table:table-cell>
          <table:table-cell office:value-type="float" office:value="2318">
            <text:p>2318</text:p>
          </table:table-cell>
          <table:table-cell table:formula="of:=2010-[.B230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1982">
            <text:p>1982</text:p>
          </table:table-cell>
          <table:table-cell office:value-type="float" office:value="13099">
            <text:p>13099</text:p>
          </table:table-cell>
          <table:table-cell table:formula="of:=2010-[.B230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Ida o Olivia</text:p>
          </table:table-cell>
          <table:table-cell office:value-type="float" office:value="1982">
            <text:p>1982</text:p>
          </table:table-cell>
          <table:table-cell office:value-type="float" office:value="22582">
            <text:p>22582</text:p>
          </table:table-cell>
          <table:table-cell table:formula="of:=2010-[.B230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tudent</text:p>
          </table:table-cell>
          <table:table-cell office:value-type="float" office:value="1982">
            <text:p>1982</text:p>
          </table:table-cell>
          <table:table-cell office:value-type="float" office:value="5755">
            <text:p>5755</text:p>
          </table:table-cell>
          <table:table-cell table:formula="of:=2010-[.B230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a gartija</text:p>
          </table:table-cell>
          <table:table-cell office:value-type="float" office:value="1982">
            <text:p>1982</text:p>
          </table:table-cell>
          <table:table-cell office:value-type="float" office:value="3917">
            <text:p>3917</text:p>
          </table:table-cell>
          <table:table-cell table:formula="of:=2010-[.B230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ztarshine</text:p>
          </table:table-cell>
          <table:table-cell office:value-type="float" office:value="1982">
            <text:p>1982</text:p>
          </table:table-cell>
          <table:table-cell office:value-type="float" office:value="12012">
            <text:p>12012</text:p>
          </table:table-cell>
          <table:table-cell table:formula="of:=2010-[.B230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löverdam</text:p>
          </table:table-cell>
          <table:table-cell office:value-type="float" office:value="1982">
            <text:p>1982</text:p>
          </table:table-cell>
          <table:table-cell office:value-type="float" office:value="2317">
            <text:p>2317</text:p>
          </table:table-cell>
          <table:table-cell table:formula="of:=2010-[.B230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xxMollyxx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30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ållgan</text:p>
          </table:table-cell>
          <table:table-cell office:value-type="float" office:value="1982">
            <text:p>1982</text:p>
          </table:table-cell>
          <table:table-cell office:value-type="float" office:value="78245">
            <text:p>78245</text:p>
          </table:table-cell>
          <table:table-cell table:formula="of:=2010-[.B230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jesslaw</text:p>
          </table:table-cell>
          <table:table-cell office:value-type="float" office:value="1982">
            <text:p>1982</text:p>
          </table:table-cell>
          <table:table-cell office:value-type="float" office:value="8466">
            <text:p>8466</text:p>
          </table:table-cell>
          <table:table-cell table:formula="of:=2010-[.B230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obben</text:p>
          </table:table-cell>
          <table:table-cell office:value-type="float" office:value="1982">
            <text:p>1982</text:p>
          </table:table-cell>
          <table:table-cell office:value-type="float" office:value="5201">
            <text:p>5201</text:p>
          </table:table-cell>
          <table:table-cell table:formula="of:=2010-[.B231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Pärlan81</text:p>
          </table:table-cell>
          <table:table-cell office:value-type="float" office:value="1982">
            <text:p>1982</text:p>
          </table:table-cell>
          <table:table-cell office:value-type="float" office:value="2120">
            <text:p>2120</text:p>
          </table:table-cell>
          <table:table-cell table:formula="of:=2010-[.B231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okusPokus</text:p>
          </table:table-cell>
          <table:table-cell office:value-type="float" office:value="1982">
            <text:p>1982</text:p>
          </table:table-cell>
          <table:table-cell office:value-type="float" office:value="31">
            <text:p>31</text:p>
          </table:table-cell>
          <table:table-cell table:formula="of:=2010-[.B231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oppan25</text:p>
          </table:table-cell>
          <table:table-cell office:value-type="float" office:value="1982">
            <text:p>1982</text:p>
          </table:table-cell>
          <table:table-cell office:value-type="float" office:value="9774">
            <text:p>9774</text:p>
          </table:table-cell>
          <table:table-cell table:formula="of:=2010-[.B231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n lilla groda</text:p>
          </table:table-cell>
          <table:table-cell office:value-type="float" office:value="1982">
            <text:p>1982</text:p>
          </table:table-cell>
          <table:table-cell office:value-type="float" office:value="26404">
            <text:p>26404</text:p>
          </table:table-cell>
          <table:table-cell table:formula="of:=2010-[.B231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aptic</text:p>
          </table:table-cell>
          <table:table-cell office:value-type="float" office:value="1982">
            <text:p>1982</text:p>
          </table:table-cell>
          <table:table-cell office:value-type="float" office:value="4687">
            <text:p>4687</text:p>
          </table:table-cell>
          <table:table-cell table:formula="of:=2010-[.B231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ånskugga</text:p>
          </table:table-cell>
          <table:table-cell office:value-type="float" office:value="1982">
            <text:p>1982</text:p>
          </table:table-cell>
          <table:table-cell office:value-type="float" office:value="4523">
            <text:p>4523</text:p>
          </table:table-cell>
          <table:table-cell table:formula="of:=2010-[.B231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Älskade Neo</text:p>
          </table:table-cell>
          <table:table-cell office:value-type="float" office:value="1982">
            <text:p>1982</text:p>
          </table:table-cell>
          <table:table-cell office:value-type="float" office:value="53927">
            <text:p>53927</text:p>
          </table:table-cell>
          <table:table-cell table:formula="of:=2010-[.B231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yspysan</text:p>
          </table:table-cell>
          <table:table-cell office:value-type="float" office:value="1982">
            <text:p>1982</text:p>
          </table:table-cell>
          <table:table-cell office:value-type="float" office:value="3166">
            <text:p>3166</text:p>
          </table:table-cell>
          <table:table-cell table:formula="of:=2010-[.B231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panter</text:p>
          </table:table-cell>
          <table:table-cell office:value-type="float" office:value="1982">
            <text:p>1982</text:p>
          </table:table-cell>
          <table:table-cell office:value-type="float" office:value="54">
            <text:p>54</text:p>
          </table:table-cell>
          <table:table-cell table:formula="of:=2010-[.B231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yggan82</text:p>
          </table:table-cell>
          <table:table-cell office:value-type="float" office:value="1982">
            <text:p>1982</text:p>
          </table:table-cell>
          <table:table-cell office:value-type="float" office:value="5452">
            <text:p>5452</text:p>
          </table:table-cell>
          <table:table-cell table:formula="of:=2010-[.B232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weasmamma</text:p>
          </table:table-cell>
          <table:table-cell office:value-type="float" office:value="1982">
            <text:p>1982</text:p>
          </table:table-cell>
          <table:table-cell office:value-type="float" office:value="191">
            <text:p>191</text:p>
          </table:table-cell>
          <table:table-cell table:formula="of:=2010-[.B232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7feb</text:p>
          </table:table-cell>
          <table:table-cell office:value-type="float" office:value="1982">
            <text:p>1982</text:p>
          </table:table-cell>
          <table:table-cell office:value-type="float" office:value="1112">
            <text:p>1112</text:p>
          </table:table-cell>
          <table:table-cell table:formula="of:=2010-[.B232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nobbas</text:p>
          </table:table-cell>
          <table:table-cell office:value-type="float" office:value="1982">
            <text:p>1982</text:p>
          </table:table-cell>
          <table:table-cell office:value-type="float" office:value="1097">
            <text:p>1097</text:p>
          </table:table-cell>
          <table:table-cell table:formula="of:=2010-[.B232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kånegås</text:p>
          </table:table-cell>
          <table:table-cell office:value-type="float" office:value="1982">
            <text:p>1982</text:p>
          </table:table-cell>
          <table:table-cell office:value-type="float" office:value="35566">
            <text:p>35566</text:p>
          </table:table-cell>
          <table:table-cell table:formula="of:=2010-[.B232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ottans</text:p>
          </table:table-cell>
          <table:table-cell office:value-type="float" office:value="1982">
            <text:p>1982</text:p>
          </table:table-cell>
          <table:table-cell office:value-type="float" office:value="18620">
            <text:p>18620</text:p>
          </table:table-cell>
          <table:table-cell table:formula="of:=2010-[.B232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Nanna81</text:p>
          </table:table-cell>
          <table:table-cell office:value-type="float" office:value="1982">
            <text:p>1982</text:p>
          </table:table-cell>
          <table:table-cell office:value-type="float" office:value="675">
            <text:p>675</text:p>
          </table:table-cell>
          <table:table-cell table:formula="of:=2010-[.B232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Nikki81</text:p>
          </table:table-cell>
          <table:table-cell office:value-type="float" office:value="1982">
            <text:p>1982</text:p>
          </table:table-cell>
          <table:table-cell office:value-type="float" office:value="45995">
            <text:p>45995</text:p>
          </table:table-cell>
          <table:table-cell table:formula="of:=2010-[.B232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helena1981</text:p>
          </table:table-cell>
          <table:table-cell office:value-type="float" office:value="1982">
            <text:p>1982</text:p>
          </table:table-cell>
          <table:table-cell office:value-type="float" office:value="46673">
            <text:p>46673</text:p>
          </table:table-cell>
          <table:table-cell table:formula="of:=2010-[.B232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ajsa81</text:p>
          </table:table-cell>
          <table:table-cell office:value-type="float" office:value="1982">
            <text:p>1982</text:p>
          </table:table-cell>
          <table:table-cell office:value-type="float" office:value="28953">
            <text:p>28953</text:p>
          </table:table-cell>
          <table:table-cell table:formula="of:=2010-[.B232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otus09</text:p>
          </table:table-cell>
          <table:table-cell office:value-type="float" office:value="1982">
            <text:p>1982</text:p>
          </table:table-cell>
          <table:table-cell office:value-type="float" office:value="19399">
            <text:p>19399</text:p>
          </table:table-cell>
          <table:table-cell table:formula="of:=2010-[.B233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oxy</text:p>
          </table:table-cell>
          <table:table-cell office:value-type="float" office:value="1982">
            <text:p>1982</text:p>
          </table:table-cell>
          <table:table-cell office:value-type="float" office:value="21251">
            <text:p>21251</text:p>
          </table:table-cell>
          <table:table-cell table:formula="of:=2010-[.B233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Rosielou</text:p>
          </table:table-cell>
          <table:table-cell office:value-type="float" office:value="1982">
            <text:p>1982</text:p>
          </table:table-cell>
          <table:table-cell office:value-type="float" office:value="10201">
            <text:p>10201</text:p>
          </table:table-cell>
          <table:table-cell table:formula="of:=2010-[.B233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ovida</text:p>
          </table:table-cell>
          <table:table-cell office:value-type="float" office:value="1982">
            <text:p>1982</text:p>
          </table:table-cell>
          <table:table-cell office:value-type="float" office:value="1311">
            <text:p>1311</text:p>
          </table:table-cell>
          <table:table-cell table:formula="of:=2010-[.B233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aara</text:p>
          </table:table-cell>
          <table:table-cell office:value-type="float" office:value="1982">
            <text:p>1982</text:p>
          </table:table-cell>
          <table:table-cell office:value-type="float" office:value="392">
            <text:p>392</text:p>
          </table:table-cell>
          <table:table-cell table:formula="of:=2010-[.B233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ussiek</text:p>
          </table:table-cell>
          <table:table-cell office:value-type="float" office:value="1982">
            <text:p>1982</text:p>
          </table:table-cell>
          <table:table-cell office:value-type="float" office:value="3749">
            <text:p>3749</text:p>
          </table:table-cell>
          <table:table-cell table:formula="of:=2010-[.B233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sse</text:p>
          </table:table-cell>
          <table:table-cell office:value-type="float" office:value="1982">
            <text:p>1982</text:p>
          </table:table-cell>
          <table:table-cell office:value-type="float" office:value="3213">
            <text:p>3213</text:p>
          </table:table-cell>
          <table:table-cell table:formula="of:=2010-[.B233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kamilla</text:p>
          </table:table-cell>
          <table:table-cell office:value-type="float" office:value="1982">
            <text:p>1982</text:p>
          </table:table-cell>
          <table:table-cell office:value-type="float" office:value="1183">
            <text:p>1183</text:p>
          </table:table-cell>
          <table:table-cell table:formula="of:=2010-[.B233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brandynova</text:p>
          </table:table-cell>
          <table:table-cell office:value-type="float" office:value="1982">
            <text:p>1982</text:p>
          </table:table-cell>
          <table:table-cell office:value-type="float" office:value="16763">
            <text:p>16763</text:p>
          </table:table-cell>
          <table:table-cell table:formula="of:=2010-[.B233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amboo</text:p>
          </table:table-cell>
          <table:table-cell office:value-type="float" office:value="1982">
            <text:p>1982</text:p>
          </table:table-cell>
          <table:table-cell office:value-type="float" office:value="3185">
            <text:p>3185</text:p>
          </table:table-cell>
          <table:table-cell table:formula="of:=2010-[.B233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Tillata</text:p>
          </table:table-cell>
          <table:table-cell office:value-type="float" office:value="1982">
            <text:p>1982</text:p>
          </table:table-cell>
          <table:table-cell office:value-type="float" office:value="9329">
            <text:p>9329</text:p>
          </table:table-cell>
          <table:table-cell table:formula="of:=2010-[.B234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adyC</text:p>
          </table:table-cell>
          <table:table-cell office:value-type="float" office:value="1982">
            <text:p>1982</text:p>
          </table:table-cell>
          <table:table-cell office:value-type="float" office:value="250">
            <text:p>250</text:p>
          </table:table-cell>
          <table:table-cell table:formula="of:=2010-[.B234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ånrad</text:p>
          </table:table-cell>
          <table:table-cell office:value-type="float" office:value="1982">
            <text:p>1982</text:p>
          </table:table-cell>
          <table:table-cell office:value-type="float" office:value="25129">
            <text:p>25129</text:p>
          </table:table-cell>
          <table:table-cell table:formula="of:=2010-[.B234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ajbaby2011</text:p>
          </table:table-cell>
          <table:table-cell office:value-type="float" office:value="1982">
            <text:p>1982</text:p>
          </table:table-cell>
          <table:table-cell office:value-type="float" office:value="195">
            <text:p>195</text:p>
          </table:table-cell>
          <table:table-cell table:formula="of:=2010-[.B234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jmy</text:p>
          </table:table-cell>
          <table:table-cell office:value-type="float" office:value="1982">
            <text:p>1982</text:p>
          </table:table-cell>
          <table:table-cell office:value-type="float" office:value="2172">
            <text:p>2172</text:p>
          </table:table-cell>
          <table:table-cell table:formula="of:=2010-[.B2344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minitrollet</text:p>
          </table:table-cell>
          <table:table-cell office:value-type="float" office:value="1982">
            <text:p>1982</text:p>
          </table:table-cell>
          <table:table-cell office:value-type="float" office:value="1717">
            <text:p>1717</text:p>
          </table:table-cell>
          <table:table-cell table:formula="of:=2010-[.B2345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najosefina</text:p>
          </table:table-cell>
          <table:table-cell office:value-type="float" office:value="1982">
            <text:p>1982</text:p>
          </table:table-cell>
          <table:table-cell office:value-type="float" office:value="3127">
            <text:p>3127</text:p>
          </table:table-cell>
          <table:table-cell table:formula="of:=2010-[.B2346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skinny</text:p>
          </table:table-cell>
          <table:table-cell office:value-type="float" office:value="1982">
            <text:p>1982</text:p>
          </table:table-cell>
          <table:table-cell office:value-type="float" office:value="137">
            <text:p>137</text:p>
          </table:table-cell>
          <table:table-cell table:formula="of:=2010-[.B2347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Emma N</text:p>
          </table:table-cell>
          <table:table-cell office:value-type="float" office:value="1982">
            <text:p>1982</text:p>
          </table:table-cell>
          <table:table-cell office:value-type="float" office:value="21">
            <text:p>21</text:p>
          </table:table-cell>
          <table:table-cell table:formula="of:=2010-[.B2348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Längtan81</text:p>
          </table:table-cell>
          <table:table-cell office:value-type="float" office:value="1982">
            <text:p>1982</text:p>
          </table:table-cell>
          <table:table-cell office:value-type="float" office:value="6737">
            <text:p>6737</text:p>
          </table:table-cell>
          <table:table-cell table:formula="of:=2010-[.B2349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Goklumpen</text:p>
          </table:table-cell>
          <table:table-cell office:value-type="float" office:value="1982">
            <text:p>1982</text:p>
          </table:table-cell>
          <table:table-cell office:value-type="float" office:value="23748">
            <text:p>23748</text:p>
          </table:table-cell>
          <table:table-cell table:formula="of:=2010-[.B2350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anka och uggla</text:p>
          </table:table-cell>
          <table:table-cell office:value-type="float" office:value="1982">
            <text:p>1982</text:p>
          </table:table-cell>
          <table:table-cell office:value-type="float" office:value="1916">
            <text:p>1916</text:p>
          </table:table-cell>
          <table:table-cell table:formula="of:=2010-[.B2351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Fiiaaa</text:p>
          </table:table-cell>
          <table:table-cell office:value-type="float" office:value="1982">
            <text:p>1982</text:p>
          </table:table-cell>
          <table:table-cell office:value-type="float" office:value="1522">
            <text:p>1522</text:p>
          </table:table-cell>
          <table:table-cell table:formula="of:=2010-[.B2352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olourful</text:p>
          </table:table-cell>
          <table:table-cell office:value-type="float" office:value="1982">
            <text:p>1982</text:p>
          </table:table-cell>
          <table:table-cell office:value-type="float" office:value="1923">
            <text:p>1923</text:p>
          </table:table-cell>
          <table:table-cell table:formula="of:=2010-[.B2353]"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string">
            <text:p>Cassidy</text:p>
          </table:table-cell>
          <table:table-cell office:value-type="float" office:value="1983">
            <text:p>1983</text:p>
          </table:table-cell>
          <table:table-cell office:value-type="float" office:value="5720">
            <text:p>5720</text:p>
          </table:table-cell>
          <table:table-cell table:formula="of:=2010-[.B235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kroE</text:p>
          </table:table-cell>
          <table:table-cell office:value-type="float" office:value="1983">
            <text:p>1983</text:p>
          </table:table-cell>
          <table:table-cell office:value-type="float" office:value="26702">
            <text:p>26702</text:p>
          </table:table-cell>
          <table:table-cell table:formula="of:=2010-[.B235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rla82</text:p>
          </table:table-cell>
          <table:table-cell office:value-type="float" office:value="1983">
            <text:p>1983</text:p>
          </table:table-cell>
          <table:table-cell office:value-type="float" office:value="47045">
            <text:p>47045</text:p>
          </table:table-cell>
          <table:table-cell table:formula="of:=2010-[.B235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va adore</text:p>
          </table:table-cell>
          <table:table-cell office:value-type="float" office:value="1983">
            <text:p>1983</text:p>
          </table:table-cell>
          <table:table-cell office:value-type="float" office:value="18999">
            <text:p>18999</text:p>
          </table:table-cell>
          <table:table-cell table:formula="of:=2010-[.B235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anook</text:p>
          </table:table-cell>
          <table:table-cell office:value-type="float" office:value="1983">
            <text:p>1983</text:p>
          </table:table-cell>
          <table:table-cell office:value-type="float" office:value="14121">
            <text:p>14121</text:p>
          </table:table-cell>
          <table:table-cell table:formula="of:=2010-[.B235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eckah82</text:p>
          </table:table-cell>
          <table:table-cell office:value-type="float" office:value="1983">
            <text:p>1983</text:p>
          </table:table-cell>
          <table:table-cell office:value-type="float" office:value="809644">
            <text:p>809644</text:p>
          </table:table-cell>
          <table:table-cell table:formula="of:=2010-[.B235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viz08</text:p>
          </table:table-cell>
          <table:table-cell office:value-type="float" office:value="1983">
            <text:p>1983</text:p>
          </table:table-cell>
          <table:table-cell office:value-type="float" office:value="24176">
            <text:p>24176</text:p>
          </table:table-cell>
          <table:table-cell table:formula="of:=2010-[.B236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ejasmorsa</text:p>
          </table:table-cell>
          <table:table-cell office:value-type="float" office:value="1983">
            <text:p>1983</text:p>
          </table:table-cell>
          <table:table-cell office:value-type="float" office:value="19672">
            <text:p>19672</text:p>
          </table:table-cell>
          <table:table-cell table:formula="of:=2010-[.B236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ant Groda</text:p>
          </table:table-cell>
          <table:table-cell office:value-type="float" office:value="1983">
            <text:p>1983</text:p>
          </table:table-cell>
          <table:table-cell office:value-type="float" office:value="174519">
            <text:p>174519</text:p>
          </table:table-cell>
          <table:table-cell table:formula="of:=2010-[.B236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aronElina</text:p>
          </table:table-cell>
          <table:table-cell office:value-type="float" office:value="1983">
            <text:p>1983</text:p>
          </table:table-cell>
          <table:table-cell office:value-type="float" office:value="6029">
            <text:p>6029</text:p>
          </table:table-cell>
          <table:table-cell table:formula="of:=2010-[.B236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olanappen</text:p>
          </table:table-cell>
          <table:table-cell office:value-type="float" office:value="1983">
            <text:p>1983</text:p>
          </table:table-cell>
          <table:table-cell office:value-type="float" office:value="8898">
            <text:p>8898</text:p>
          </table:table-cell>
          <table:table-cell table:formula="of:=2010-[.B236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onayti</text:p>
          </table:table-cell>
          <table:table-cell office:value-type="float" office:value="1983">
            <text:p>1983</text:p>
          </table:table-cell>
          <table:table-cell office:value-type="float" office:value="72034">
            <text:p>72034</text:p>
          </table:table-cell>
          <table:table-cell table:formula="of:=2010-[.B236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eandHim</text:p>
          </table:table-cell>
          <table:table-cell office:value-type="float" office:value="1983">
            <text:p>1983</text:p>
          </table:table-cell>
          <table:table-cell office:value-type="float" office:value="24470">
            <text:p>24470</text:p>
          </table:table-cell>
          <table:table-cell table:formula="of:=2010-[.B236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hallan82</text:p>
          </table:table-cell>
          <table:table-cell office:value-type="float" office:value="1983">
            <text:p>1983</text:p>
          </table:table-cell>
          <table:table-cell office:value-type="float" office:value="52244">
            <text:p>52244</text:p>
          </table:table-cell>
          <table:table-cell table:formula="of:=2010-[.B236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yStyle</text:p>
          </table:table-cell>
          <table:table-cell office:value-type="float" office:value="1983">
            <text:p>1983</text:p>
          </table:table-cell>
          <table:table-cell office:value-type="float" office:value="32943">
            <text:p>32943</text:p>
          </table:table-cell>
          <table:table-cell table:formula="of:=2010-[.B236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elike</text:p>
          </table:table-cell>
          <table:table-cell office:value-type="float" office:value="1983">
            <text:p>1983</text:p>
          </table:table-cell>
          <table:table-cell office:value-type="float" office:value="40140">
            <text:p>40140</text:p>
          </table:table-cell>
          <table:table-cell table:formula="of:=2010-[.B236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lHel</text:p>
          </table:table-cell>
          <table:table-cell office:value-type="float" office:value="1983">
            <text:p>1983</text:p>
          </table:table-cell>
          <table:table-cell office:value-type="float" office:value="13059">
            <text:p>13059</text:p>
          </table:table-cell>
          <table:table-cell table:formula="of:=2010-[.B237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roll</text:p>
          </table:table-cell>
          <table:table-cell office:value-type="float" office:value="1983">
            <text:p>1983</text:p>
          </table:table-cell>
          <table:table-cell office:value-type="float" office:value="68284">
            <text:p>68284</text:p>
          </table:table-cell>
          <table:table-cell table:formula="of:=2010-[.B237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amieolivia</text:p>
          </table:table-cell>
          <table:table-cell office:value-type="float" office:value="1983">
            <text:p>1983</text:p>
          </table:table-cell>
          <table:table-cell office:value-type="float" office:value="78853">
            <text:p>78853</text:p>
          </table:table-cell>
          <table:table-cell table:formula="of:=2010-[.B237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emonad</text:p>
          </table:table-cell>
          <table:table-cell office:value-type="float" office:value="1983">
            <text:p>1983</text:p>
          </table:table-cell>
          <table:table-cell office:value-type="float" office:value="15433">
            <text:p>15433</text:p>
          </table:table-cell>
          <table:table-cell table:formula="of:=2010-[.B237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1983">
            <text:p>1983</text:p>
          </table:table-cell>
          <table:table-cell office:value-type="float" office:value="170179">
            <text:p>170179</text:p>
          </table:table-cell>
          <table:table-cell table:formula="of:=2010-[.B237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anana82</text:p>
          </table:table-cell>
          <table:table-cell office:value-type="float" office:value="1983">
            <text:p>1983</text:p>
          </table:table-cell>
          <table:table-cell office:value-type="float" office:value="35028">
            <text:p>35028</text:p>
          </table:table-cell>
          <table:table-cell table:formula="of:=2010-[.B237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1983">
            <text:p>1983</text:p>
          </table:table-cell>
          <table:table-cell office:value-type="float" office:value="322977">
            <text:p>322977</text:p>
          </table:table-cell>
          <table:table-cell table:formula="of:=2010-[.B237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Zazz82</text:p>
          </table:table-cell>
          <table:table-cell office:value-type="float" office:value="1983">
            <text:p>1983</text:p>
          </table:table-cell>
          <table:table-cell office:value-type="float" office:value="24840">
            <text:p>24840</text:p>
          </table:table-cell>
          <table:table-cell table:formula="of:=2010-[.B237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aghetersophia</text:p>
          </table:table-cell>
          <table:table-cell office:value-type="float" office:value="1983">
            <text:p>1983</text:p>
          </table:table-cell>
          <table:table-cell office:value-type="float" office:value="89824">
            <text:p>89824</text:p>
          </table:table-cell>
          <table:table-cell table:formula="of:=2010-[.B237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ilu</text:p>
          </table:table-cell>
          <table:table-cell office:value-type="float" office:value="1983">
            <text:p>1983</text:p>
          </table:table-cell>
          <table:table-cell office:value-type="float" office:value="33367">
            <text:p>33367</text:p>
          </table:table-cell>
          <table:table-cell table:formula="of:=2010-[.B237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loff</text:p>
          </table:table-cell>
          <table:table-cell office:value-type="float" office:value="1983">
            <text:p>1983</text:p>
          </table:table-cell>
          <table:table-cell office:value-type="float" office:value="168705">
            <text:p>168705</text:p>
          </table:table-cell>
          <table:table-cell table:formula="of:=2010-[.B238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ysselmajjo</text:p>
          </table:table-cell>
          <table:table-cell office:value-type="float" office:value="1983">
            <text:p>1983</text:p>
          </table:table-cell>
          <table:table-cell office:value-type="float" office:value="40148">
            <text:p>40148</text:p>
          </table:table-cell>
          <table:table-cell table:formula="of:=2010-[.B238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grodan 82</text:p>
          </table:table-cell>
          <table:table-cell office:value-type="float" office:value="1983">
            <text:p>1983</text:p>
          </table:table-cell>
          <table:table-cell office:value-type="float" office:value="7346">
            <text:p>7346</text:p>
          </table:table-cell>
          <table:table-cell table:formula="of:=2010-[.B238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saCMoJs</text:p>
          </table:table-cell>
          <table:table-cell office:value-type="float" office:value="1983">
            <text:p>1983</text:p>
          </table:table-cell>
          <table:table-cell office:value-type="float" office:value="187135">
            <text:p>187135</text:p>
          </table:table-cell>
          <table:table-cell table:formula="of:=2010-[.B238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Dompans mamma</text:p>
          </table:table-cell>
          <table:table-cell office:value-type="float" office:value="1983">
            <text:p>1983</text:p>
          </table:table-cell>
          <table:table-cell office:value-type="float" office:value="65366">
            <text:p>65366</text:p>
          </table:table-cell>
          <table:table-cell table:formula="of:=2010-[.B238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nismurfen</text:p>
          </table:table-cell>
          <table:table-cell office:value-type="float" office:value="1983">
            <text:p>1983</text:p>
          </table:table-cell>
          <table:table-cell office:value-type="float" office:value="13232">
            <text:p>13232</text:p>
          </table:table-cell>
          <table:table-cell table:formula="of:=2010-[.B238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gosmamman</text:p>
          </table:table-cell>
          <table:table-cell office:value-type="float" office:value="1983">
            <text:p>1983</text:p>
          </table:table-cell>
          <table:table-cell office:value-type="float" office:value="253428">
            <text:p>253428</text:p>
          </table:table-cell>
          <table:table-cell table:formula="of:=2010-[.B238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umlansbebis</text:p>
          </table:table-cell>
          <table:table-cell office:value-type="float" office:value="1983">
            <text:p>1983</text:p>
          </table:table-cell>
          <table:table-cell office:value-type="float" office:value="53236">
            <text:p>53236</text:p>
          </table:table-cell>
          <table:table-cell table:formula="of:=2010-[.B238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akritsglassen</text:p>
          </table:table-cell>
          <table:table-cell office:value-type="float" office:value="1983">
            <text:p>1983</text:p>
          </table:table-cell>
          <table:table-cell office:value-type="float" office:value="6101">
            <text:p>6101</text:p>
          </table:table-cell>
          <table:table-cell table:formula="of:=2010-[.B238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L Lisa</text:p>
          </table:table-cell>
          <table:table-cell office:value-type="float" office:value="1983">
            <text:p>1983</text:p>
          </table:table-cell>
          <table:table-cell office:value-type="float" office:value="175471">
            <text:p>175471</text:p>
          </table:table-cell>
          <table:table-cell table:formula="of:=2010-[.B238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yre på väg</text:p>
          </table:table-cell>
          <table:table-cell office:value-type="float" office:value="1983">
            <text:p>1983</text:p>
          </table:table-cell>
          <table:table-cell office:value-type="float" office:value="21448">
            <text:p>21448</text:p>
          </table:table-cell>
          <table:table-cell table:formula="of:=2010-[.B239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uni2009</text:p>
          </table:table-cell>
          <table:table-cell office:value-type="float" office:value="1983">
            <text:p>1983</text:p>
          </table:table-cell>
          <table:table-cell office:value-type="float" office:value="12994">
            <text:p>12994</text:p>
          </table:table-cell>
          <table:table-cell table:formula="of:=2010-[.B239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2babiesmom</text:p>
          </table:table-cell>
          <table:table-cell office:value-type="float" office:value="1983">
            <text:p>1983</text:p>
          </table:table-cell>
          <table:table-cell office:value-type="float" office:value="52210">
            <text:p>52210</text:p>
          </table:table-cell>
          <table:table-cell table:formula="of:=2010-[.B239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vischan</text:p>
          </table:table-cell>
          <table:table-cell office:value-type="float" office:value="1983">
            <text:p>1983</text:p>
          </table:table-cell>
          <table:table-cell office:value-type="float" office:value="109017">
            <text:p>109017</text:p>
          </table:table-cell>
          <table:table-cell table:formula="of:=2010-[.B239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rosenkind</text:p>
          </table:table-cell>
          <table:table-cell office:value-type="float" office:value="1983">
            <text:p>1983</text:p>
          </table:table-cell>
          <table:table-cell office:value-type="float" office:value="132360">
            <text:p>132360</text:p>
          </table:table-cell>
          <table:table-cell table:formula="of:=2010-[.B239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 a C</text:p>
          </table:table-cell>
          <table:table-cell office:value-type="float" office:value="1983">
            <text:p>1983</text:p>
          </table:table-cell>
          <table:table-cell office:value-type="float" office:value="108860">
            <text:p>108860</text:p>
          </table:table-cell>
          <table:table-cell table:formula="of:=2010-[.B239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983">
            <text:p>1983</text:p>
          </table:table-cell>
          <table:table-cell office:value-type="float" office:value="8265">
            <text:p>8265</text:p>
          </table:table-cell>
          <table:table-cell table:formula="of:=2010-[.B239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yXX</text:p>
          </table:table-cell>
          <table:table-cell office:value-type="float" office:value="1983">
            <text:p>1983</text:p>
          </table:table-cell>
          <table:table-cell office:value-type="float" office:value="115227">
            <text:p>115227</text:p>
          </table:table-cell>
          <table:table-cell table:formula="of:=2010-[.B239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hicopico</text:p>
          </table:table-cell>
          <table:table-cell office:value-type="float" office:value="1983">
            <text:p>1983</text:p>
          </table:table-cell>
          <table:table-cell office:value-type="float" office:value="18666">
            <text:p>18666</text:p>
          </table:table-cell>
          <table:table-cell table:formula="of:=2010-[.B239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herryblossom</text:p>
          </table:table-cell>
          <table:table-cell office:value-type="float" office:value="1983">
            <text:p>1983</text:p>
          </table:table-cell>
          <table:table-cell office:value-type="float" office:value="7100">
            <text:p>7100</text:p>
          </table:table-cell>
          <table:table-cell table:formula="of:=2010-[.B239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l</text:p>
          </table:table-cell>
          <table:table-cell office:value-type="float" office:value="1983">
            <text:p>1983</text:p>
          </table:table-cell>
          <table:table-cell office:value-type="float" office:value="19024">
            <text:p>19024</text:p>
          </table:table-cell>
          <table:table-cell table:formula="of:=2010-[.B240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off82</text:p>
          </table:table-cell>
          <table:table-cell office:value-type="float" office:value="1983">
            <text:p>1983</text:p>
          </table:table-cell>
          <table:table-cell office:value-type="float" office:value="27710">
            <text:p>27710</text:p>
          </table:table-cell>
          <table:table-cell table:formula="of:=2010-[.B240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anaya</text:p>
          </table:table-cell>
          <table:table-cell office:value-type="float" office:value="1983">
            <text:p>1983</text:p>
          </table:table-cell>
          <table:table-cell office:value-type="float" office:value="3922">
            <text:p>3922</text:p>
          </table:table-cell>
          <table:table-cell table:formula="of:=2010-[.B240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ingeling</text:p>
          </table:table-cell>
          <table:table-cell office:value-type="float" office:value="1983">
            <text:p>1983</text:p>
          </table:table-cell>
          <table:table-cell office:value-type="float" office:value="9201">
            <text:p>9201</text:p>
          </table:table-cell>
          <table:table-cell table:formula="of:=2010-[.B240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onzan</text:p>
          </table:table-cell>
          <table:table-cell office:value-type="float" office:value="1983">
            <text:p>1983</text:p>
          </table:table-cell>
          <table:table-cell office:value-type="float" office:value="17625">
            <text:p>17625</text:p>
          </table:table-cell>
          <table:table-cell table:formula="of:=2010-[.B240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iebananie</text:p>
          </table:table-cell>
          <table:table-cell office:value-type="float" office:value="1983">
            <text:p>1983</text:p>
          </table:table-cell>
          <table:table-cell office:value-type="float" office:value="23973">
            <text:p>23973</text:p>
          </table:table-cell>
          <table:table-cell table:formula="of:=2010-[.B240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vattenkanna</text:p>
          </table:table-cell>
          <table:table-cell office:value-type="float" office:value="1983">
            <text:p>1983</text:p>
          </table:table-cell>
          <table:table-cell office:value-type="float" office:value="11212">
            <text:p>11212</text:p>
          </table:table-cell>
          <table:table-cell table:formula="of:=2010-[.B240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vart ros</text:p>
          </table:table-cell>
          <table:table-cell office:value-type="float" office:value="1983">
            <text:p>1983</text:p>
          </table:table-cell>
          <table:table-cell office:value-type="float" office:value="77682">
            <text:p>77682</text:p>
          </table:table-cell>
          <table:table-cell table:formula="of:=2010-[.B240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nåjtis</text:p>
          </table:table-cell>
          <table:table-cell office:value-type="float" office:value="1983">
            <text:p>1983</text:p>
          </table:table-cell>
          <table:table-cell office:value-type="float" office:value="14318">
            <text:p>14318</text:p>
          </table:table-cell>
          <table:table-cell table:formula="of:=2010-[.B240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3 barns mor</text:p>
          </table:table-cell>
          <table:table-cell office:value-type="float" office:value="1983">
            <text:p>1983</text:p>
          </table:table-cell>
          <table:table-cell office:value-type="float" office:value="58066">
            <text:p>58066</text:p>
          </table:table-cell>
          <table:table-cell table:formula="of:=2010-[.B240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taffenAssar</text:p>
          </table:table-cell>
          <table:table-cell office:value-type="float" office:value="1983">
            <text:p>1983</text:p>
          </table:table-cell>
          <table:table-cell office:value-type="float" office:value="241163">
            <text:p>241163</text:p>
          </table:table-cell>
          <table:table-cell table:formula="of:=2010-[.B241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orrtjejjen</text:p>
          </table:table-cell>
          <table:table-cell office:value-type="float" office:value="1983">
            <text:p>1983</text:p>
          </table:table-cell>
          <table:table-cell office:value-type="float" office:value="27971">
            <text:p>27971</text:p>
          </table:table-cell>
          <table:table-cell table:formula="of:=2010-[.B241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ja1661</text:p>
          </table:table-cell>
          <table:table-cell office:value-type="float" office:value="1983">
            <text:p>1983</text:p>
          </table:table-cell>
          <table:table-cell office:value-type="float" office:value="87755">
            <text:p>87755</text:p>
          </table:table-cell>
          <table:table-cell table:formula="of:=2010-[.B241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elin</text:p>
          </table:table-cell>
          <table:table-cell office:value-type="float" office:value="1983">
            <text:p>1983</text:p>
          </table:table-cell>
          <table:table-cell office:value-type="float" office:value="12962">
            <text:p>12962</text:p>
          </table:table-cell>
          <table:table-cell table:formula="of:=2010-[.B241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tenIsa</text:p>
          </table:table-cell>
          <table:table-cell office:value-type="float" office:value="1983">
            <text:p>1983</text:p>
          </table:table-cell>
          <table:table-cell office:value-type="float" office:value="42058">
            <text:p>42058</text:p>
          </table:table-cell>
          <table:table-cell table:formula="of:=2010-[.B241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isen82</text:p>
          </table:table-cell>
          <table:table-cell office:value-type="float" office:value="1983">
            <text:p>1983</text:p>
          </table:table-cell>
          <table:table-cell office:value-type="float" office:value="3679">
            <text:p>3679</text:p>
          </table:table-cell>
          <table:table-cell table:formula="of:=2010-[.B241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ideloo</text:p>
          </table:table-cell>
          <table:table-cell office:value-type="float" office:value="1983">
            <text:p>1983</text:p>
          </table:table-cell>
          <table:table-cell office:value-type="float" office:value="9310">
            <text:p>9310</text:p>
          </table:table-cell>
          <table:table-cell table:formula="of:=2010-[.B241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ika23</text:p>
          </table:table-cell>
          <table:table-cell office:value-type="float" office:value="1983">
            <text:p>1983</text:p>
          </table:table-cell>
          <table:table-cell office:value-type="float" office:value="4899">
            <text:p>4899</text:p>
          </table:table-cell>
          <table:table-cell table:formula="of:=2010-[.B241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lllinda</text:p>
          </table:table-cell>
          <table:table-cell office:value-type="float" office:value="1983">
            <text:p>1983</text:p>
          </table:table-cell>
          <table:table-cell office:value-type="float" office:value="42742">
            <text:p>42742</text:p>
          </table:table-cell>
          <table:table-cell table:formula="of:=2010-[.B241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mmeth</text:p>
          </table:table-cell>
          <table:table-cell office:value-type="float" office:value="1983">
            <text:p>1983</text:p>
          </table:table-cell>
          <table:table-cell office:value-type="float" office:value="5358">
            <text:p>5358</text:p>
          </table:table-cell>
          <table:table-cell table:formula="of:=2010-[.B241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lani</text:p>
          </table:table-cell>
          <table:table-cell office:value-type="float" office:value="1983">
            <text:p>1983</text:p>
          </table:table-cell>
          <table:table-cell office:value-type="float" office:value="145174">
            <text:p>145174</text:p>
          </table:table-cell>
          <table:table-cell table:formula="of:=2010-[.B242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niStumpan</text:p>
          </table:table-cell>
          <table:table-cell office:value-type="float" office:value="1983">
            <text:p>1983</text:p>
          </table:table-cell>
          <table:table-cell office:value-type="float" office:value="51119">
            <text:p>51119</text:p>
          </table:table-cell>
          <table:table-cell table:formula="of:=2010-[.B242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astasia</text:p>
          </table:table-cell>
          <table:table-cell office:value-type="float" office:value="1983">
            <text:p>1983</text:p>
          </table:table-cell>
          <table:table-cell office:value-type="float" office:value="31583">
            <text:p>31583</text:p>
          </table:table-cell>
          <table:table-cell table:formula="of:=2010-[.B242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killa</text:p>
          </table:table-cell>
          <table:table-cell office:value-type="float" office:value="1983">
            <text:p>1983</text:p>
          </table:table-cell>
          <table:table-cell office:value-type="float" office:value="91838">
            <text:p>91838</text:p>
          </table:table-cell>
          <table:table-cell table:formula="of:=2010-[.B242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lubban82</text:p>
          </table:table-cell>
          <table:table-cell office:value-type="float" office:value="1983">
            <text:p>1983</text:p>
          </table:table-cell>
          <table:table-cell office:value-type="float" office:value="13210">
            <text:p>13210</text:p>
          </table:table-cell>
          <table:table-cell table:formula="of:=2010-[.B242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irak Gbg</text:p>
          </table:table-cell>
          <table:table-cell office:value-type="float" office:value="1983">
            <text:p>1983</text:p>
          </table:table-cell>
          <table:table-cell office:value-type="float" office:value="8041">
            <text:p>8041</text:p>
          </table:table-cell>
          <table:table-cell table:formula="of:=2010-[.B242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illemajsan</text:p>
          </table:table-cell>
          <table:table-cell office:value-type="float" office:value="1983">
            <text:p>1983</text:p>
          </table:table-cell>
          <table:table-cell office:value-type="float" office:value="63153">
            <text:p>63153</text:p>
          </table:table-cell>
          <table:table-cell table:formula="of:=2010-[.B242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ängtans tider</text:p>
          </table:table-cell>
          <table:table-cell office:value-type="float" office:value="1983">
            <text:p>1983</text:p>
          </table:table-cell>
          <table:table-cell office:value-type="float" office:value="4810">
            <text:p>4810</text:p>
          </table:table-cell>
          <table:table-cell table:formula="of:=2010-[.B242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adyLi</text:p>
          </table:table-cell>
          <table:table-cell office:value-type="float" office:value="1983">
            <text:p>1983</text:p>
          </table:table-cell>
          <table:table-cell office:value-type="float" office:value="17015">
            <text:p>17015</text:p>
          </table:table-cell>
          <table:table-cell table:formula="of:=2010-[.B242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helma82</text:p>
          </table:table-cell>
          <table:table-cell office:value-type="float" office:value="1983">
            <text:p>1983</text:p>
          </table:table-cell>
          <table:table-cell office:value-type="float" office:value="40440">
            <text:p>40440</text:p>
          </table:table-cell>
          <table:table-cell table:formula="of:=2010-[.B242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indrande</text:p>
          </table:table-cell>
          <table:table-cell office:value-type="float" office:value="1983">
            <text:p>1983</text:p>
          </table:table-cell>
          <table:table-cell office:value-type="float" office:value="18602">
            <text:p>18602</text:p>
          </table:table-cell>
          <table:table-cell table:formula="of:=2010-[.B243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ilvanus</text:p>
          </table:table-cell>
          <table:table-cell office:value-type="float" office:value="1983">
            <text:p>1983</text:p>
          </table:table-cell>
          <table:table-cell office:value-type="float" office:value="25465">
            <text:p>25465</text:p>
          </table:table-cell>
          <table:table-cell table:formula="of:=2010-[.B243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udor 05</text:p>
          </table:table-cell>
          <table:table-cell office:value-type="float" office:value="1983">
            <text:p>1983</text:p>
          </table:table-cell>
          <table:table-cell office:value-type="float" office:value="18897">
            <text:p>18897</text:p>
          </table:table-cell>
          <table:table-cell table:formula="of:=2010-[.B243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exasthecat</text:p>
          </table:table-cell>
          <table:table-cell office:value-type="float" office:value="1983">
            <text:p>1983</text:p>
          </table:table-cell>
          <table:table-cell office:value-type="float" office:value="2212">
            <text:p>2212</text:p>
          </table:table-cell>
          <table:table-cell table:formula="of:=2010-[.B243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ndy500</text:p>
          </table:table-cell>
          <table:table-cell office:value-type="float" office:value="1983">
            <text:p>1983</text:p>
          </table:table-cell>
          <table:table-cell office:value-type="float" office:value="8889">
            <text:p>8889</text:p>
          </table:table-cell>
          <table:table-cell table:formula="of:=2010-[.B243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Älskar</text:p>
          </table:table-cell>
          <table:table-cell office:value-type="float" office:value="1983">
            <text:p>1983</text:p>
          </table:table-cell>
          <table:table-cell office:value-type="float" office:value="25148">
            <text:p>25148</text:p>
          </table:table-cell>
          <table:table-cell table:formula="of:=2010-[.B243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ossilalli</text:p>
          </table:table-cell>
          <table:table-cell office:value-type="float" office:value="1983">
            <text:p>1983</text:p>
          </table:table-cell>
          <table:table-cell office:value-type="float" office:value="41076">
            <text:p>41076</text:p>
          </table:table-cell>
          <table:table-cell table:formula="of:=2010-[.B243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Änglasöt</text:p>
          </table:table-cell>
          <table:table-cell office:value-type="float" office:value="1983">
            <text:p>1983</text:p>
          </table:table-cell>
          <table:table-cell office:value-type="float" office:value="7910">
            <text:p>7910</text:p>
          </table:table-cell>
          <table:table-cell table:formula="of:=2010-[.B243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sychadelia</text:p>
          </table:table-cell>
          <table:table-cell office:value-type="float" office:value="1983">
            <text:p>1983</text:p>
          </table:table-cell>
          <table:table-cell office:value-type="float" office:value="75234">
            <text:p>75234</text:p>
          </table:table-cell>
          <table:table-cell table:formula="of:=2010-[.B243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eeLoo82</text:p>
          </table:table-cell>
          <table:table-cell office:value-type="float" office:value="1983">
            <text:p>1983</text:p>
          </table:table-cell>
          <table:table-cell office:value-type="float" office:value="13176">
            <text:p>13176</text:p>
          </table:table-cell>
          <table:table-cell table:formula="of:=2010-[.B243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laner för Juni</text:p>
          </table:table-cell>
          <table:table-cell office:value-type="float" office:value="1983">
            <text:p>1983</text:p>
          </table:table-cell>
          <table:table-cell office:value-type="float" office:value="2688">
            <text:p>2688</text:p>
          </table:table-cell>
          <table:table-cell table:formula="of:=2010-[.B244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appan</text:p>
          </table:table-cell>
          <table:table-cell office:value-type="float" office:value="1983">
            <text:p>1983</text:p>
          </table:table-cell>
          <table:table-cell office:value-type="float" office:value="17318">
            <text:p>17318</text:p>
          </table:table-cell>
          <table:table-cell table:formula="of:=2010-[.B244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Ollibolli</text:p>
          </table:table-cell>
          <table:table-cell office:value-type="float" office:value="1983">
            <text:p>1983</text:p>
          </table:table-cell>
          <table:table-cell office:value-type="float" office:value="26837">
            <text:p>26837</text:p>
          </table:table-cell>
          <table:table-cell table:formula="of:=2010-[.B244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VFmamma</text:p>
          </table:table-cell>
          <table:table-cell office:value-type="float" office:value="1983">
            <text:p>1983</text:p>
          </table:table-cell>
          <table:table-cell office:value-type="float" office:value="145853">
            <text:p>145853</text:p>
          </table:table-cell>
          <table:table-cell table:formula="of:=2010-[.B244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rain</text:p>
          </table:table-cell>
          <table:table-cell office:value-type="float" office:value="1983">
            <text:p>1983</text:p>
          </table:table-cell>
          <table:table-cell office:value-type="float" office:value="11414">
            <text:p>11414</text:p>
          </table:table-cell>
          <table:table-cell table:formula="of:=2010-[.B244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eesa</text:p>
          </table:table-cell>
          <table:table-cell office:value-type="float" office:value="1983">
            <text:p>1983</text:p>
          </table:table-cell>
          <table:table-cell office:value-type="float" office:value="39421">
            <text:p>39421</text:p>
          </table:table-cell>
          <table:table-cell table:formula="of:=2010-[.B244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ssEve</text:p>
          </table:table-cell>
          <table:table-cell office:value-type="float" office:value="1983">
            <text:p>1983</text:p>
          </table:table-cell>
          <table:table-cell office:value-type="float" office:value="6107">
            <text:p>6107</text:p>
          </table:table-cell>
          <table:table-cell table:formula="of:=2010-[.B244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OJS</text:p>
          </table:table-cell>
          <table:table-cell office:value-type="float" office:value="1983">
            <text:p>1983</text:p>
          </table:table-cell>
          <table:table-cell office:value-type="float" office:value="15336">
            <text:p>15336</text:p>
          </table:table-cell>
          <table:table-cell table:formula="of:=2010-[.B244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urpa</text:p>
          </table:table-cell>
          <table:table-cell office:value-type="float" office:value="1983">
            <text:p>1983</text:p>
          </table:table-cell>
          <table:table-cell office:value-type="float" office:value="42812">
            <text:p>42812</text:p>
          </table:table-cell>
          <table:table-cell table:formula="of:=2010-[.B244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lommonben</text:p>
          </table:table-cell>
          <table:table-cell office:value-type="float" office:value="1983">
            <text:p>1983</text:p>
          </table:table-cell>
          <table:table-cell office:value-type="float" office:value="12193">
            <text:p>12193</text:p>
          </table:table-cell>
          <table:table-cell table:formula="of:=2010-[.B244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da82</text:p>
          </table:table-cell>
          <table:table-cell office:value-type="float" office:value="1983">
            <text:p>1983</text:p>
          </table:table-cell>
          <table:table-cell office:value-type="float" office:value="3153">
            <text:p>3153</text:p>
          </table:table-cell>
          <table:table-cell table:formula="of:=2010-[.B245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Vinterbarnet</text:p>
          </table:table-cell>
          <table:table-cell office:value-type="float" office:value="1983">
            <text:p>1983</text:p>
          </table:table-cell>
          <table:table-cell office:value-type="float" office:value="19314">
            <text:p>19314</text:p>
          </table:table-cell>
          <table:table-cell table:formula="of:=2010-[.B245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ossi82</text:p>
          </table:table-cell>
          <table:table-cell office:value-type="float" office:value="1983">
            <text:p>1983</text:p>
          </table:table-cell>
          <table:table-cell office:value-type="float" office:value="3512">
            <text:p>3512</text:p>
          </table:table-cell>
          <table:table-cell table:formula="of:=2010-[.B245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ruLiniz</text:p>
          </table:table-cell>
          <table:table-cell office:value-type="float" office:value="1983">
            <text:p>1983</text:p>
          </table:table-cell>
          <table:table-cell office:value-type="float" office:value="16852">
            <text:p>16852</text:p>
          </table:table-cell>
          <table:table-cell table:formula="of:=2010-[.B245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ettan1982</text:p>
          </table:table-cell>
          <table:table-cell office:value-type="float" office:value="1983">
            <text:p>1983</text:p>
          </table:table-cell>
          <table:table-cell office:value-type="float" office:value="37203">
            <text:p>37203</text:p>
          </table:table-cell>
          <table:table-cell table:formula="of:=2010-[.B245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ovemissen</text:p>
          </table:table-cell>
          <table:table-cell office:value-type="float" office:value="1983">
            <text:p>1983</text:p>
          </table:table-cell>
          <table:table-cell office:value-type="float" office:value="21762">
            <text:p>21762</text:p>
          </table:table-cell>
          <table:table-cell table:formula="of:=2010-[.B245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jatt</text:p>
          </table:table-cell>
          <table:table-cell office:value-type="float" office:value="1983">
            <text:p>1983</text:p>
          </table:table-cell>
          <table:table-cell office:value-type="float" office:value="92833">
            <text:p>92833</text:p>
          </table:table-cell>
          <table:table-cell table:formula="of:=2010-[.B245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nredarpanik</text:p>
          </table:table-cell>
          <table:table-cell office:value-type="float" office:value="1983">
            <text:p>1983</text:p>
          </table:table-cell>
          <table:table-cell office:value-type="float" office:value="13282">
            <text:p>13282</text:p>
          </table:table-cell>
          <table:table-cell table:formula="of:=2010-[.B245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imoteja00</text:p>
          </table:table-cell>
          <table:table-cell office:value-type="float" office:value="1983">
            <text:p>1983</text:p>
          </table:table-cell>
          <table:table-cell office:value-type="float" office:value="109541">
            <text:p>109541</text:p>
          </table:table-cell>
          <table:table-cell table:formula="of:=2010-[.B245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ussi82</text:p>
          </table:table-cell>
          <table:table-cell office:value-type="float" office:value="1983">
            <text:p>1983</text:p>
          </table:table-cell>
          <table:table-cell office:value-type="float" office:value="36032">
            <text:p>36032</text:p>
          </table:table-cell>
          <table:table-cell table:formula="of:=2010-[.B245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82</text:p>
          </table:table-cell>
          <table:table-cell office:value-type="float" office:value="1983">
            <text:p>1983</text:p>
          </table:table-cell>
          <table:table-cell office:value-type="float" office:value="18933">
            <text:p>18933</text:p>
          </table:table-cell>
          <table:table-cell table:formula="of:=2010-[.B246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millis06</text:p>
          </table:table-cell>
          <table:table-cell office:value-type="float" office:value="1983">
            <text:p>1983</text:p>
          </table:table-cell>
          <table:table-cell office:value-type="float" office:value="7047">
            <text:p>7047</text:p>
          </table:table-cell>
          <table:table-cell table:formula="of:=2010-[.B246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m82</text:p>
          </table:table-cell>
          <table:table-cell office:value-type="float" office:value="1983">
            <text:p>1983</text:p>
          </table:table-cell>
          <table:table-cell office:value-type="float" office:value="71867">
            <text:p>71867</text:p>
          </table:table-cell>
          <table:table-cell table:formula="of:=2010-[.B246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rasis</text:p>
          </table:table-cell>
          <table:table-cell office:value-type="float" office:value="1983">
            <text:p>1983</text:p>
          </table:table-cell>
          <table:table-cell office:value-type="float" office:value="18645">
            <text:p>18645</text:p>
          </table:table-cell>
          <table:table-cell table:formula="of:=2010-[.B246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EL</text:p>
          </table:table-cell>
          <table:table-cell office:value-type="float" office:value="1983">
            <text:p>1983</text:p>
          </table:table-cell>
          <table:table-cell office:value-type="float" office:value="40787">
            <text:p>40787</text:p>
          </table:table-cell>
          <table:table-cell table:formula="of:=2010-[.B246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noza</text:p>
          </table:table-cell>
          <table:table-cell office:value-type="float" office:value="1983">
            <text:p>1983</text:p>
          </table:table-cell>
          <table:table-cell office:value-type="float" office:value="9178">
            <text:p>9178</text:p>
          </table:table-cell>
          <table:table-cell table:formula="of:=2010-[.B246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Queenofice</text:p>
          </table:table-cell>
          <table:table-cell office:value-type="float" office:value="1983">
            <text:p>1983</text:p>
          </table:table-cell>
          <table:table-cell office:value-type="float" office:value="38970">
            <text:p>38970</text:p>
          </table:table-cell>
          <table:table-cell table:formula="of:=2010-[.B246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eMa</text:p>
          </table:table-cell>
          <table:table-cell office:value-type="float" office:value="1983">
            <text:p>1983</text:p>
          </table:table-cell>
          <table:table-cell office:value-type="float" office:value="7470">
            <text:p>7470</text:p>
          </table:table-cell>
          <table:table-cell table:formula="of:=2010-[.B246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darkwell82</text:p>
          </table:table-cell>
          <table:table-cell office:value-type="float" office:value="1983">
            <text:p>1983</text:p>
          </table:table-cell>
          <table:table-cell office:value-type="float" office:value="9546">
            <text:p>9546</text:p>
          </table:table-cell>
          <table:table-cell table:formula="of:=2010-[.B246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norrisen</text:p>
          </table:table-cell>
          <table:table-cell office:value-type="float" office:value="1983">
            <text:p>1983</text:p>
          </table:table-cell>
          <table:table-cell office:value-type="float" office:value="16832">
            <text:p>16832</text:p>
          </table:table-cell>
          <table:table-cell table:formula="of:=2010-[.B246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rickelina</text:p>
          </table:table-cell>
          <table:table-cell office:value-type="float" office:value="1983">
            <text:p>1983</text:p>
          </table:table-cell>
          <table:table-cell office:value-type="float" office:value="14401">
            <text:p>14401</text:p>
          </table:table-cell>
          <table:table-cell table:formula="of:=2010-[.B247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thrandil</text:p>
          </table:table-cell>
          <table:table-cell office:value-type="float" office:value="1983">
            <text:p>1983</text:p>
          </table:table-cell>
          <table:table-cell office:value-type="float" office:value="461508">
            <text:p>461508</text:p>
          </table:table-cell>
          <table:table-cell table:formula="of:=2010-[.B247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Rainbowbright</text:p>
          </table:table-cell>
          <table:table-cell office:value-type="float" office:value="1983">
            <text:p>1983</text:p>
          </table:table-cell>
          <table:table-cell office:value-type="float" office:value="32435">
            <text:p>32435</text:p>
          </table:table-cell>
          <table:table-cell table:formula="of:=2010-[.B247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ektra82</text:p>
          </table:table-cell>
          <table:table-cell office:value-type="float" office:value="1983">
            <text:p>1983</text:p>
          </table:table-cell>
          <table:table-cell office:value-type="float" office:value="27099">
            <text:p>27099</text:p>
          </table:table-cell>
          <table:table-cell table:formula="of:=2010-[.B247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eMeAr</text:p>
          </table:table-cell>
          <table:table-cell office:value-type="float" office:value="1983">
            <text:p>1983</text:p>
          </table:table-cell>
          <table:table-cell office:value-type="float" office:value="32315">
            <text:p>32315</text:p>
          </table:table-cell>
          <table:table-cell table:formula="of:=2010-[.B247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iva</text:p>
          </table:table-cell>
          <table:table-cell office:value-type="float" office:value="1983">
            <text:p>1983</text:p>
          </table:table-cell>
          <table:table-cell office:value-type="float" office:value="50271">
            <text:p>50271</text:p>
          </table:table-cell>
          <table:table-cell table:formula="of:=2010-[.B247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ian82</text:p>
          </table:table-cell>
          <table:table-cell office:value-type="float" office:value="1983">
            <text:p>1983</text:p>
          </table:table-cell>
          <table:table-cell office:value-type="float" office:value="2121">
            <text:p>2121</text:p>
          </table:table-cell>
          <table:table-cell table:formula="of:=2010-[.B247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ngridlinnéa</text:p>
          </table:table-cell>
          <table:table-cell office:value-type="float" office:value="1983">
            <text:p>1983</text:p>
          </table:table-cell>
          <table:table-cell office:value-type="float" office:value="76119">
            <text:p>76119</text:p>
          </table:table-cell>
          <table:table-cell table:formula="of:=2010-[.B247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lbasmamma</text:p>
          </table:table-cell>
          <table:table-cell office:value-type="float" office:value="1983">
            <text:p>1983</text:p>
          </table:table-cell>
          <table:table-cell office:value-type="float" office:value="64874">
            <text:p>64874</text:p>
          </table:table-cell>
          <table:table-cell table:formula="of:=2010-[.B247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ingeling82</text:p>
          </table:table-cell>
          <table:table-cell office:value-type="float" office:value="1983">
            <text:p>1983</text:p>
          </table:table-cell>
          <table:table-cell office:value-type="float" office:value="6237">
            <text:p>6237</text:p>
          </table:table-cell>
          <table:table-cell table:formula="of:=2010-[.B247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ielee</text:p>
          </table:table-cell>
          <table:table-cell office:value-type="float" office:value="1983">
            <text:p>1983</text:p>
          </table:table-cell>
          <table:table-cell office:value-type="float" office:value="10058">
            <text:p>10058</text:p>
          </table:table-cell>
          <table:table-cell table:formula="of:=2010-[.B248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olrosen1</text:p>
          </table:table-cell>
          <table:table-cell office:value-type="float" office:value="1983">
            <text:p>1983</text:p>
          </table:table-cell>
          <table:table-cell office:value-type="float" office:value="27361">
            <text:p>27361</text:p>
          </table:table-cell>
          <table:table-cell table:formula="of:=2010-[.B248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mcam1</text:p>
          </table:table-cell>
          <table:table-cell office:value-type="float" office:value="1983">
            <text:p>1983</text:p>
          </table:table-cell>
          <table:table-cell office:value-type="float" office:value="2585">
            <text:p>2585</text:p>
          </table:table-cell>
          <table:table-cell table:formula="of:=2010-[.B248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sFrida</text:p>
          </table:table-cell>
          <table:table-cell office:value-type="float" office:value="1983">
            <text:p>1983</text:p>
          </table:table-cell>
          <table:table-cell office:value-type="float" office:value="10516">
            <text:p>10516</text:p>
          </table:table-cell>
          <table:table-cell table:formula="of:=2010-[.B248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za</text:p>
          </table:table-cell>
          <table:table-cell office:value-type="float" office:value="1983">
            <text:p>1983</text:p>
          </table:table-cell>
          <table:table-cell office:value-type="float" office:value="1216">
            <text:p>1216</text:p>
          </table:table-cell>
          <table:table-cell table:formula="of:=2010-[.B248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llgrodan2010</text:p>
          </table:table-cell>
          <table:table-cell office:value-type="float" office:value="1983">
            <text:p>1983</text:p>
          </table:table-cell>
          <table:table-cell office:value-type="float" office:value="8157">
            <text:p>8157</text:p>
          </table:table-cell>
          <table:table-cell table:formula="of:=2010-[.B248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enn82</text:p>
          </table:table-cell>
          <table:table-cell office:value-type="float" office:value="1983">
            <text:p>1983</text:p>
          </table:table-cell>
          <table:table-cell office:value-type="float" office:value="8254">
            <text:p>8254</text:p>
          </table:table-cell>
          <table:table-cell table:formula="of:=2010-[.B248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ssB</text:p>
          </table:table-cell>
          <table:table-cell office:value-type="float" office:value="1983">
            <text:p>1983</text:p>
          </table:table-cell>
          <table:table-cell office:value-type="float" office:value="39703">
            <text:p>39703</text:p>
          </table:table-cell>
          <table:table-cell table:formula="of:=2010-[.B248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chel</text:p>
          </table:table-cell>
          <table:table-cell office:value-type="float" office:value="1983">
            <text:p>1983</text:p>
          </table:table-cell>
          <table:table-cell office:value-type="float" office:value="10702">
            <text:p>10702</text:p>
          </table:table-cell>
          <table:table-cell table:formula="of:=2010-[.B248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artgirl</text:p>
          </table:table-cell>
          <table:table-cell office:value-type="float" office:value="1983">
            <text:p>1983</text:p>
          </table:table-cell>
          <table:table-cell office:value-type="float" office:value="20541">
            <text:p>20541</text:p>
          </table:table-cell>
          <table:table-cell table:formula="of:=2010-[.B248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irona</text:p>
          </table:table-cell>
          <table:table-cell office:value-type="float" office:value="1983">
            <text:p>1983</text:p>
          </table:table-cell>
          <table:table-cell office:value-type="float" office:value="48876">
            <text:p>48876</text:p>
          </table:table-cell>
          <table:table-cell table:formula="of:=2010-[.B249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ica</text:p>
          </table:table-cell>
          <table:table-cell office:value-type="float" office:value="1983">
            <text:p>1983</text:p>
          </table:table-cell>
          <table:table-cell office:value-type="float" office:value="4291">
            <text:p>4291</text:p>
          </table:table-cell>
          <table:table-cell table:formula="of:=2010-[.B249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nLitenFlicka</text:p>
          </table:table-cell>
          <table:table-cell office:value-type="float" office:value="1983">
            <text:p>1983</text:p>
          </table:table-cell>
          <table:table-cell office:value-type="float" office:value="14485">
            <text:p>14485</text:p>
          </table:table-cell>
          <table:table-cell table:formula="of:=2010-[.B249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uperhero</text:p>
          </table:table-cell>
          <table:table-cell office:value-type="float" office:value="1983">
            <text:p>1983</text:p>
          </table:table-cell>
          <table:table-cell office:value-type="float" office:value="106081">
            <text:p>106081</text:p>
          </table:table-cell>
          <table:table-cell table:formula="of:=2010-[.B249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lessa</text:p>
          </table:table-cell>
          <table:table-cell office:value-type="float" office:value="1983">
            <text:p>1983</text:p>
          </table:table-cell>
          <table:table-cell office:value-type="float" office:value="12234">
            <text:p>12234</text:p>
          </table:table-cell>
          <table:table-cell table:formula="of:=2010-[.B249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assa A</text:p>
          </table:table-cell>
          <table:table-cell office:value-type="float" office:value="1983">
            <text:p>1983</text:p>
          </table:table-cell>
          <table:table-cell office:value-type="float" office:value="53858">
            <text:p>53858</text:p>
          </table:table-cell>
          <table:table-cell table:formula="of:=2010-[.B249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llzan</text:p>
          </table:table-cell>
          <table:table-cell office:value-type="float" office:value="1983">
            <text:p>1983</text:p>
          </table:table-cell>
          <table:table-cell office:value-type="float" office:value="51452">
            <text:p>51452</text:p>
          </table:table-cell>
          <table:table-cell table:formula="of:=2010-[.B249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lueberry4</text:p>
          </table:table-cell>
          <table:table-cell office:value-type="float" office:value="1983">
            <text:p>1983</text:p>
          </table:table-cell>
          <table:table-cell office:value-type="float" office:value="5319">
            <text:p>5319</text:p>
          </table:table-cell>
          <table:table-cell table:formula="of:=2010-[.B249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riaJuj</text:p>
          </table:table-cell>
          <table:table-cell office:value-type="float" office:value="1983">
            <text:p>1983</text:p>
          </table:table-cell>
          <table:table-cell office:value-type="float" office:value="97002">
            <text:p>97002</text:p>
          </table:table-cell>
          <table:table-cell table:formula="of:=2010-[.B249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ra 82a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table:formula="of:=2010-[.B249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hasmin</text:p>
          </table:table-cell>
          <table:table-cell office:value-type="float" office:value="1983">
            <text:p>1983</text:p>
          </table:table-cell>
          <table:table-cell office:value-type="float" office:value="30880">
            <text:p>30880</text:p>
          </table:table-cell>
          <table:table-cell table:formula="of:=2010-[.B250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Rona</text:p>
          </table:table-cell>
          <table:table-cell office:value-type="float" office:value="1983">
            <text:p>1983</text:p>
          </table:table-cell>
          <table:table-cell office:value-type="float" office:value="17521">
            <text:p>17521</text:p>
          </table:table-cell>
          <table:table-cell table:formula="of:=2010-[.B250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innus</text:p>
          </table:table-cell>
          <table:table-cell office:value-type="float" office:value="1983">
            <text:p>1983</text:p>
          </table:table-cell>
          <table:table-cell office:value-type="float" office:value="7136">
            <text:p>7136</text:p>
          </table:table-cell>
          <table:table-cell table:formula="of:=2010-[.B250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ostkroken</text:p>
          </table:table-cell>
          <table:table-cell office:value-type="float" office:value="1983">
            <text:p>1983</text:p>
          </table:table-cell>
          <table:table-cell office:value-type="float" office:value="680">
            <text:p>680</text:p>
          </table:table-cell>
          <table:table-cell table:formula="of:=2010-[.B250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HK</text:p>
          </table:table-cell>
          <table:table-cell office:value-type="float" office:value="1983">
            <text:p>1983</text:p>
          </table:table-cell>
          <table:table-cell office:value-type="float" office:value="15663">
            <text:p>15663</text:p>
          </table:table-cell>
          <table:table-cell table:formula="of:=2010-[.B250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goatess82</text:p>
          </table:table-cell>
          <table:table-cell office:value-type="float" office:value="1983">
            <text:p>1983</text:p>
          </table:table-cell>
          <table:table-cell office:value-type="float" office:value="54791">
            <text:p>54791</text:p>
          </table:table-cell>
          <table:table-cell table:formula="of:=2010-[.B250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inMic</text:p>
          </table:table-cell>
          <table:table-cell office:value-type="float" office:value="1983">
            <text:p>1983</text:p>
          </table:table-cell>
          <table:table-cell office:value-type="float" office:value="10323">
            <text:p>10323</text:p>
          </table:table-cell>
          <table:table-cell table:formula="of:=2010-[.B250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orgard82</text:p>
          </table:table-cell>
          <table:table-cell office:value-type="float" office:value="1983">
            <text:p>1983</text:p>
          </table:table-cell>
          <table:table-cell office:value-type="float" office:value="945">
            <text:p>945</text:p>
          </table:table-cell>
          <table:table-cell table:formula="of:=2010-[.B250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odjuret</text:p>
          </table:table-cell>
          <table:table-cell office:value-type="float" office:value="1983">
            <text:p>1983</text:p>
          </table:table-cell>
          <table:table-cell office:value-type="float" office:value="24658">
            <text:p>24658</text:p>
          </table:table-cell>
          <table:table-cell table:formula="of:=2010-[.B250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iten</text:p>
          </table:table-cell>
          <table:table-cell office:value-type="float" office:value="1983">
            <text:p>1983</text:p>
          </table:table-cell>
          <table:table-cell office:value-type="float" office:value="3039">
            <text:p>3039</text:p>
          </table:table-cell>
          <table:table-cell table:formula="of:=2010-[.B250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illalamm</text:p>
          </table:table-cell>
          <table:table-cell office:value-type="float" office:value="1983">
            <text:p>1983</text:p>
          </table:table-cell>
          <table:table-cell office:value-type="float" office:value="13657">
            <text:p>13657</text:p>
          </table:table-cell>
          <table:table-cell table:formula="of:=2010-[.B251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oppalojna</text:p>
          </table:table-cell>
          <table:table-cell office:value-type="float" office:value="1983">
            <text:p>1983</text:p>
          </table:table-cell>
          <table:table-cell office:value-type="float" office:value="14486">
            <text:p>14486</text:p>
          </table:table-cell>
          <table:table-cell table:formula="of:=2010-[.B251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jsvej</text:p>
          </table:table-cell>
          <table:table-cell office:value-type="float" office:value="1983">
            <text:p>1983</text:p>
          </table:table-cell>
          <table:table-cell office:value-type="float" office:value="207113">
            <text:p>207113</text:p>
          </table:table-cell>
          <table:table-cell table:formula="of:=2010-[.B251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lurran</text:p>
          </table:table-cell>
          <table:table-cell office:value-type="float" office:value="1983">
            <text:p>1983</text:p>
          </table:table-cell>
          <table:table-cell office:value-type="float" office:value="33283">
            <text:p>33283</text:p>
          </table:table-cell>
          <table:table-cell table:formula="of:=2010-[.B251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harlen</text:p>
          </table:table-cell>
          <table:table-cell office:value-type="float" office:value="1983">
            <text:p>1983</text:p>
          </table:table-cell>
          <table:table-cell office:value-type="float" office:value="10503">
            <text:p>10503</text:p>
          </table:table-cell>
          <table:table-cell table:formula="of:=2010-[.B251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attasmamma</text:p>
          </table:table-cell>
          <table:table-cell office:value-type="float" office:value="1983">
            <text:p>1983</text:p>
          </table:table-cell>
          <table:table-cell office:value-type="float" office:value="25265">
            <text:p>25265</text:p>
          </table:table-cell>
          <table:table-cell table:formula="of:=2010-[.B251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a123</text:p>
          </table:table-cell>
          <table:table-cell office:value-type="float" office:value="1983">
            <text:p>1983</text:p>
          </table:table-cell>
          <table:table-cell office:value-type="float" office:value="18572">
            <text:p>18572</text:p>
          </table:table-cell>
          <table:table-cell table:formula="of:=2010-[.B251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1983">
            <text:p>1983</text:p>
          </table:table-cell>
          <table:table-cell office:value-type="float" office:value="9186">
            <text:p>9186</text:p>
          </table:table-cell>
          <table:table-cell table:formula="of:=2010-[.B251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urora82</text:p>
          </table:table-cell>
          <table:table-cell office:value-type="float" office:value="1983">
            <text:p>1983</text:p>
          </table:table-cell>
          <table:table-cell office:value-type="float" office:value="9943">
            <text:p>9943</text:p>
          </table:table-cell>
          <table:table-cell table:formula="of:=2010-[.B251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ordgubben82</text:p>
          </table:table-cell>
          <table:table-cell office:value-type="float" office:value="1983">
            <text:p>1983</text:p>
          </table:table-cell>
          <table:table-cell office:value-type="float" office:value="18867">
            <text:p>18867</text:p>
          </table:table-cell>
          <table:table-cell table:formula="of:=2010-[.B251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atuJonna</text:p>
          </table:table-cell>
          <table:table-cell office:value-type="float" office:value="1983">
            <text:p>1983</text:p>
          </table:table-cell>
          <table:table-cell office:value-type="float" office:value="13567">
            <text:p>13567</text:p>
          </table:table-cell>
          <table:table-cell table:formula="of:=2010-[.B252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lja82</text:p>
          </table:table-cell>
          <table:table-cell office:value-type="float" office:value="1983">
            <text:p>1983</text:p>
          </table:table-cell>
          <table:table-cell office:value-type="float" office:value="9880">
            <text:p>9880</text:p>
          </table:table-cell>
          <table:table-cell table:formula="of:=2010-[.B252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llan 82</text:p>
          </table:table-cell>
          <table:table-cell office:value-type="float" office:value="1983">
            <text:p>1983</text:p>
          </table:table-cell>
          <table:table-cell office:value-type="float" office:value="16650">
            <text:p>16650</text:p>
          </table:table-cell>
          <table:table-cell table:formula="of:=2010-[.B252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yflower</text:p>
          </table:table-cell>
          <table:table-cell office:value-type="float" office:value="1983">
            <text:p>1983</text:p>
          </table:table-cell>
          <table:table-cell office:value-type="float" office:value="9966">
            <text:p>9966</text:p>
          </table:table-cell>
          <table:table-cell table:formula="of:=2010-[.B252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ie1982</text:p>
          </table:table-cell>
          <table:table-cell office:value-type="float" office:value="1983">
            <text:p>1983</text:p>
          </table:table-cell>
          <table:table-cell office:value-type="float" office:value="26514">
            <text:p>26514</text:p>
          </table:table-cell>
          <table:table-cell table:formula="of:=2010-[.B252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avenlie</text:p>
          </table:table-cell>
          <table:table-cell office:value-type="float" office:value="1983">
            <text:p>1983</text:p>
          </table:table-cell>
          <table:table-cell office:value-type="float" office:value="14202">
            <text:p>14202</text:p>
          </table:table-cell>
          <table:table-cell table:formula="of:=2010-[.B252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ie82</text:p>
          </table:table-cell>
          <table:table-cell office:value-type="float" office:value="1983">
            <text:p>1983</text:p>
          </table:table-cell>
          <table:table-cell office:value-type="float" office:value="18495">
            <text:p>18495</text:p>
          </table:table-cell>
          <table:table-cell table:formula="of:=2010-[.B252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ur</text:p>
          </table:table-cell>
          <table:table-cell office:value-type="float" office:value="1983">
            <text:p>1983</text:p>
          </table:table-cell>
          <table:table-cell office:value-type="float" office:value="45412">
            <text:p>45412</text:p>
          </table:table-cell>
          <table:table-cell table:formula="of:=2010-[.B252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erumstessan</text:p>
          </table:table-cell>
          <table:table-cell office:value-type="float" office:value="1983">
            <text:p>1983</text:p>
          </table:table-cell>
          <table:table-cell office:value-type="float" office:value="121508">
            <text:p>121508</text:p>
          </table:table-cell>
          <table:table-cell table:formula="of:=2010-[.B252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usflickan</text:p>
          </table:table-cell>
          <table:table-cell office:value-type="float" office:value="1983">
            <text:p>1983</text:p>
          </table:table-cell>
          <table:table-cell office:value-type="float" office:value="44850">
            <text:p>44850</text:p>
          </table:table-cell>
          <table:table-cell table:formula="of:=2010-[.B252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abylon</text:p>
          </table:table-cell>
          <table:table-cell office:value-type="float" office:value="1983">
            <text:p>1983</text:p>
          </table:table-cell>
          <table:table-cell office:value-type="float" office:value="3611">
            <text:p>3611</text:p>
          </table:table-cell>
          <table:table-cell table:formula="of:=2010-[.B253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velina</text:p>
          </table:table-cell>
          <table:table-cell office:value-type="float" office:value="1983">
            <text:p>1983</text:p>
          </table:table-cell>
          <table:table-cell office:value-type="float" office:value="14829">
            <text:p>14829</text:p>
          </table:table-cell>
          <table:table-cell table:formula="of:=2010-[.B253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welins</text:p>
          </table:table-cell>
          <table:table-cell office:value-type="float" office:value="1983">
            <text:p>1983</text:p>
          </table:table-cell>
          <table:table-cell office:value-type="float" office:value="3283">
            <text:p>3283</text:p>
          </table:table-cell>
          <table:table-cell table:formula="of:=2010-[.B253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ummy82</text:p>
          </table:table-cell>
          <table:table-cell office:value-type="float" office:value="1983">
            <text:p>1983</text:p>
          </table:table-cell>
          <table:table-cell office:value-type="float" office:value="2085">
            <text:p>2085</text:p>
          </table:table-cell>
          <table:table-cell table:formula="of:=2010-[.B253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mani</text:p>
          </table:table-cell>
          <table:table-cell office:value-type="float" office:value="1983">
            <text:p>1983</text:p>
          </table:table-cell>
          <table:table-cell office:value-type="float" office:value="2344">
            <text:p>2344</text:p>
          </table:table-cell>
          <table:table-cell table:formula="of:=2010-[.B253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riem</text:p>
          </table:table-cell>
          <table:table-cell office:value-type="float" office:value="1983">
            <text:p>1983</text:p>
          </table:table-cell>
          <table:table-cell office:value-type="float" office:value="44413">
            <text:p>44413</text:p>
          </table:table-cell>
          <table:table-cell table:formula="of:=2010-[.B253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ängtan82</text:p>
          </table:table-cell>
          <table:table-cell office:value-type="float" office:value="1983">
            <text:p>1983</text:p>
          </table:table-cell>
          <table:table-cell office:value-type="float" office:value="35538">
            <text:p>35538</text:p>
          </table:table-cell>
          <table:table-cell table:formula="of:=2010-[.B253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rro2012</text:p>
          </table:table-cell>
          <table:table-cell office:value-type="float" office:value="1983">
            <text:p>1983</text:p>
          </table:table-cell>
          <table:table-cell office:value-type="float" office:value="9627">
            <text:p>9627</text:p>
          </table:table-cell>
          <table:table-cell table:formula="of:=2010-[.B253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andiberu</text:p>
          </table:table-cell>
          <table:table-cell office:value-type="float" office:value="1983">
            <text:p>1983</text:p>
          </table:table-cell>
          <table:table-cell office:value-type="float" office:value="1685">
            <text:p>1685</text:p>
          </table:table-cell>
          <table:table-cell table:formula="of:=2010-[.B253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lena och Axel</text:p>
          </table:table-cell>
          <table:table-cell office:value-type="float" office:value="1983">
            <text:p>1983</text:p>
          </table:table-cell>
          <table:table-cell office:value-type="float" office:value="30114">
            <text:p>30114</text:p>
          </table:table-cell>
          <table:table-cell table:formula="of:=2010-[.B253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noddass</text:p>
          </table:table-cell>
          <table:table-cell office:value-type="float" office:value="1983">
            <text:p>1983</text:p>
          </table:table-cell>
          <table:table-cell office:value-type="float" office:value="1644">
            <text:p>1644</text:p>
          </table:table-cell>
          <table:table-cell table:formula="of:=2010-[.B254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attluven</text:p>
          </table:table-cell>
          <table:table-cell office:value-type="float" office:value="1983">
            <text:p>1983</text:p>
          </table:table-cell>
          <table:table-cell office:value-type="float" office:value="837">
            <text:p>837</text:p>
          </table:table-cell>
          <table:table-cell table:formula="of:=2010-[.B254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ARM</text:p>
          </table:table-cell>
          <table:table-cell office:value-type="float" office:value="1983">
            <text:p>1983</text:p>
          </table:table-cell>
          <table:table-cell office:value-type="float" office:value="2208">
            <text:p>2208</text:p>
          </table:table-cell>
          <table:table-cell table:formula="of:=2010-[.B254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sssssss8</text:p>
          </table:table-cell>
          <table:table-cell office:value-type="float" office:value="1983">
            <text:p>1983</text:p>
          </table:table-cell>
          <table:table-cell office:value-type="float" office:value="14282">
            <text:p>14282</text:p>
          </table:table-cell>
          <table:table-cell table:formula="of:=2010-[.B254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issiS</text:p>
          </table:table-cell>
          <table:table-cell office:value-type="float" office:value="1983">
            <text:p>1983</text:p>
          </table:table-cell>
          <table:table-cell office:value-type="float" office:value="9773">
            <text:p>9773</text:p>
          </table:table-cell>
          <table:table-cell table:formula="of:=2010-[.B254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mmePemme</text:p>
          </table:table-cell>
          <table:table-cell office:value-type="float" office:value="1983">
            <text:p>1983</text:p>
          </table:table-cell>
          <table:table-cell office:value-type="float" office:value="6350">
            <text:p>6350</text:p>
          </table:table-cell>
          <table:table-cell table:formula="of:=2010-[.B254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0SSAN</text:p>
          </table:table-cell>
          <table:table-cell office:value-type="float" office:value="1983">
            <text:p>1983</text:p>
          </table:table-cell>
          <table:table-cell office:value-type="float" office:value="8764">
            <text:p>8764</text:p>
          </table:table-cell>
          <table:table-cell table:formula="of:=2010-[.B254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Änglaflickan</text:p>
          </table:table-cell>
          <table:table-cell office:value-type="float" office:value="1983">
            <text:p>1983</text:p>
          </table:table-cell>
          <table:table-cell office:value-type="float" office:value="83087">
            <text:p>83087</text:p>
          </table:table-cell>
          <table:table-cell table:formula="of:=2010-[.B254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mmaNova</text:p>
          </table:table-cell>
          <table:table-cell office:value-type="float" office:value="1983">
            <text:p>1983</text:p>
          </table:table-cell>
          <table:table-cell office:value-type="float" office:value="12675">
            <text:p>12675</text:p>
          </table:table-cell>
          <table:table-cell table:formula="of:=2010-[.B254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rocco</text:p>
          </table:table-cell>
          <table:table-cell office:value-type="float" office:value="1983">
            <text:p>1983</text:p>
          </table:table-cell>
          <table:table-cell office:value-type="float" office:value="75009">
            <text:p>75009</text:p>
          </table:table-cell>
          <table:table-cell table:formula="of:=2010-[.B254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toce</text:p>
          </table:table-cell>
          <table:table-cell office:value-type="float" office:value="1983">
            <text:p>1983</text:p>
          </table:table-cell>
          <table:table-cell office:value-type="float" office:value="34015">
            <text:p>34015</text:p>
          </table:table-cell>
          <table:table-cell table:formula="of:=2010-[.B255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EnNiK</text:p>
          </table:table-cell>
          <table:table-cell office:value-type="float" office:value="1983">
            <text:p>1983</text:p>
          </table:table-cell>
          <table:table-cell office:value-type="float" office:value="7762">
            <text:p>7762</text:p>
          </table:table-cell>
          <table:table-cell table:formula="of:=2010-[.B255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sswiren</text:p>
          </table:table-cell>
          <table:table-cell office:value-type="float" office:value="1983">
            <text:p>1983</text:p>
          </table:table-cell>
          <table:table-cell office:value-type="float" office:value="20042">
            <text:p>20042</text:p>
          </table:table-cell>
          <table:table-cell table:formula="of:=2010-[.B255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om en sol</text:p>
          </table:table-cell>
          <table:table-cell office:value-type="float" office:value="1983">
            <text:p>1983</text:p>
          </table:table-cell>
          <table:table-cell office:value-type="float" office:value="67016">
            <text:p>67016</text:p>
          </table:table-cell>
          <table:table-cell table:formula="of:=2010-[.B255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rs U</text:p>
          </table:table-cell>
          <table:table-cell office:value-type="float" office:value="1983">
            <text:p>1983</text:p>
          </table:table-cell>
          <table:table-cell office:value-type="float" office:value="15128">
            <text:p>15128</text:p>
          </table:table-cell>
          <table:table-cell table:formula="of:=2010-[.B255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ena Miranda</text:p>
          </table:table-cell>
          <table:table-cell office:value-type="float" office:value="1983">
            <text:p>1983</text:p>
          </table:table-cell>
          <table:table-cell office:value-type="float" office:value="414">
            <text:p>414</text:p>
          </table:table-cell>
          <table:table-cell table:formula="of:=2010-[.B255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nhall</text:p>
          </table:table-cell>
          <table:table-cell office:value-type="float" office:value="1983">
            <text:p>1983</text:p>
          </table:table-cell>
          <table:table-cell office:value-type="float" office:value="41995">
            <text:p>41995</text:p>
          </table:table-cell>
          <table:table-cell table:formula="of:=2010-[.B255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lbicemammaR</text:p>
          </table:table-cell>
          <table:table-cell office:value-type="float" office:value="1983">
            <text:p>1983</text:p>
          </table:table-cell>
          <table:table-cell office:value-type="float" office:value="501">
            <text:p>501</text:p>
          </table:table-cell>
          <table:table-cell table:formula="of:=2010-[.B255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tina1982</text:p>
          </table:table-cell>
          <table:table-cell office:value-type="float" office:value="1983">
            <text:p>1983</text:p>
          </table:table-cell>
          <table:table-cell office:value-type="float" office:value="8872">
            <text:p>8872</text:p>
          </table:table-cell>
          <table:table-cell table:formula="of:=2010-[.B255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Dianbobo</text:p>
          </table:table-cell>
          <table:table-cell office:value-type="float" office:value="1983">
            <text:p>1983</text:p>
          </table:table-cell>
          <table:table-cell office:value-type="float" office:value="53777">
            <text:p>53777</text:p>
          </table:table-cell>
          <table:table-cell table:formula="of:=2010-[.B255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godistroll</text:p>
          </table:table-cell>
          <table:table-cell office:value-type="float" office:value="1983">
            <text:p>1983</text:p>
          </table:table-cell>
          <table:table-cell office:value-type="float" office:value="16428">
            <text:p>16428</text:p>
          </table:table-cell>
          <table:table-cell table:formula="of:=2010-[.B256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nastintis</text:p>
          </table:table-cell>
          <table:table-cell office:value-type="float" office:value="1983">
            <text:p>1983</text:p>
          </table:table-cell>
          <table:table-cell office:value-type="float" office:value="24513">
            <text:p>24513</text:p>
          </table:table-cell>
          <table:table-cell table:formula="of:=2010-[.B256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milsmamma</text:p>
          </table:table-cell>
          <table:table-cell office:value-type="float" office:value="1983">
            <text:p>1983</text:p>
          </table:table-cell>
          <table:table-cell office:value-type="float" office:value="28325">
            <text:p>28325</text:p>
          </table:table-cell>
          <table:table-cell table:formula="of:=2010-[.B256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milia</text:p>
          </table:table-cell>
          <table:table-cell office:value-type="float" office:value="1983">
            <text:p>1983</text:p>
          </table:table-cell>
          <table:table-cell office:value-type="float" office:value="4795">
            <text:p>4795</text:p>
          </table:table-cell>
          <table:table-cell table:formula="of:=2010-[.B256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jingelingan</text:p>
          </table:table-cell>
          <table:table-cell office:value-type="float" office:value="1983">
            <text:p>1983</text:p>
          </table:table-cell>
          <table:table-cell office:value-type="float" office:value="26195">
            <text:p>26195</text:p>
          </table:table-cell>
          <table:table-cell table:formula="of:=2010-[.B256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eropegia</text:p>
          </table:table-cell>
          <table:table-cell office:value-type="float" office:value="1983">
            <text:p>1983</text:p>
          </table:table-cell>
          <table:table-cell office:value-type="float" office:value="214772">
            <text:p>214772</text:p>
          </table:table-cell>
          <table:table-cell table:formula="of:=2010-[.B256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sofie82</text:p>
          </table:table-cell>
          <table:table-cell office:value-type="float" office:value="1983">
            <text:p>1983</text:p>
          </table:table-cell>
          <table:table-cell office:value-type="float" office:value="821">
            <text:p>821</text:p>
          </table:table-cell>
          <table:table-cell table:formula="of:=2010-[.B256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ini</text:p>
          </table:table-cell>
          <table:table-cell office:value-type="float" office:value="1983">
            <text:p>1983</text:p>
          </table:table-cell>
          <table:table-cell office:value-type="float" office:value="13892">
            <text:p>13892</text:p>
          </table:table-cell>
          <table:table-cell table:formula="of:=2010-[.B256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ckelova</text:p>
          </table:table-cell>
          <table:table-cell office:value-type="float" office:value="1983">
            <text:p>1983</text:p>
          </table:table-cell>
          <table:table-cell office:value-type="float" office:value="14096">
            <text:p>14096</text:p>
          </table:table-cell>
          <table:table-cell table:formula="of:=2010-[.B256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rin82</text:p>
          </table:table-cell>
          <table:table-cell office:value-type="float" office:value="1983">
            <text:p>1983</text:p>
          </table:table-cell>
          <table:table-cell office:value-type="float" office:value="59288">
            <text:p>59288</text:p>
          </table:table-cell>
          <table:table-cell table:formula="of:=2010-[.B256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ttle Mrs Li</text:p>
          </table:table-cell>
          <table:table-cell office:value-type="float" office:value="1983">
            <text:p>1983</text:p>
          </table:table-cell>
          <table:table-cell office:value-type="float" office:value="6019">
            <text:p>6019</text:p>
          </table:table-cell>
          <table:table-cell table:formula="of:=2010-[.B257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ajsa K</text:p>
          </table:table-cell>
          <table:table-cell office:value-type="float" office:value="1983">
            <text:p>1983</text:p>
          </table:table-cell>
          <table:table-cell office:value-type="float" office:value="2130">
            <text:p>2130</text:p>
          </table:table-cell>
          <table:table-cell table:formula="of:=2010-[.B257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vardh</text:p>
          </table:table-cell>
          <table:table-cell office:value-type="float" office:value="1983">
            <text:p>1983</text:p>
          </table:table-cell>
          <table:table-cell office:value-type="float" office:value="9451">
            <text:p>9451</text:p>
          </table:table-cell>
          <table:table-cell table:formula="of:=2010-[.B257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olrosen82</text:p>
          </table:table-cell>
          <table:table-cell office:value-type="float" office:value="1983">
            <text:p>1983</text:p>
          </table:table-cell>
          <table:table-cell office:value-type="float" office:value="79478">
            <text:p>79478</text:p>
          </table:table-cell>
          <table:table-cell table:formula="of:=2010-[.B257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Ängeln Casper</text:p>
          </table:table-cell>
          <table:table-cell office:value-type="float" office:value="1983">
            <text:p>1983</text:p>
          </table:table-cell>
          <table:table-cell office:value-type="float" office:value="3158">
            <text:p>3158</text:p>
          </table:table-cell>
          <table:table-cell table:formula="of:=2010-[.B257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chelle Ö</text:p>
          </table:table-cell>
          <table:table-cell office:value-type="float" office:value="1983">
            <text:p>1983</text:p>
          </table:table-cell>
          <table:table-cell office:value-type="float" office:value="25168">
            <text:p>25168</text:p>
          </table:table-cell>
          <table:table-cell table:formula="of:=2010-[.B257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rriz99</text:p>
          </table:table-cell>
          <table:table-cell office:value-type="float" office:value="1983">
            <text:p>1983</text:p>
          </table:table-cell>
          <table:table-cell office:value-type="float" office:value="15118">
            <text:p>15118</text:p>
          </table:table-cell>
          <table:table-cell table:formula="of:=2010-[.B257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essaCarlsson</text:p>
          </table:table-cell>
          <table:table-cell office:value-type="float" office:value="1983">
            <text:p>1983</text:p>
          </table:table-cell>
          <table:table-cell office:value-type="float" office:value="3817">
            <text:p>3817</text:p>
          </table:table-cell>
          <table:table-cell table:formula="of:=2010-[.B257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yrlöv</text:p>
          </table:table-cell>
          <table:table-cell office:value-type="float" office:value="1983">
            <text:p>1983</text:p>
          </table:table-cell>
          <table:table-cell office:value-type="float" office:value="11231">
            <text:p>11231</text:p>
          </table:table-cell>
          <table:table-cell table:formula="of:=2010-[.B257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johooo82</text:p>
          </table:table-cell>
          <table:table-cell office:value-type="float" office:value="1983">
            <text:p>1983</text:p>
          </table:table-cell>
          <table:table-cell office:value-type="float" office:value="25003">
            <text:p>25003</text:p>
          </table:table-cell>
          <table:table-cell table:formula="of:=2010-[.B257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rust</text:p>
          </table:table-cell>
          <table:table-cell office:value-type="float" office:value="1983">
            <text:p>1983</text:p>
          </table:table-cell>
          <table:table-cell office:value-type="float" office:value="10583">
            <text:p>10583</text:p>
          </table:table-cell>
          <table:table-cell table:formula="of:=2010-[.B258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lin</text:p>
          </table:table-cell>
          <table:table-cell office:value-type="float" office:value="1983">
            <text:p>1983</text:p>
          </table:table-cell>
          <table:table-cell office:value-type="float" office:value="75">
            <text:p>75</text:p>
          </table:table-cell>
          <table:table-cell table:formula="of:=2010-[.B258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sol</text:p>
          </table:table-cell>
          <table:table-cell office:value-type="float" office:value="1983">
            <text:p>1983</text:p>
          </table:table-cell>
          <table:table-cell office:value-type="float" office:value="7164">
            <text:p>7164</text:p>
          </table:table-cell>
          <table:table-cell table:formula="of:=2010-[.B258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Tramses</text:p>
          </table:table-cell>
          <table:table-cell office:value-type="float" office:value="1983">
            <text:p>1983</text:p>
          </table:table-cell>
          <table:table-cell office:value-type="float" office:value="4529">
            <text:p>4529</text:p>
          </table:table-cell>
          <table:table-cell table:formula="of:=2010-[.B258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Vapor</text:p>
          </table:table-cell>
          <table:table-cell office:value-type="float" office:value="1983">
            <text:p>1983</text:p>
          </table:table-cell>
          <table:table-cell office:value-type="float" office:value="3394">
            <text:p>3394</text:p>
          </table:table-cell>
          <table:table-cell table:formula="of:=2010-[.B258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nusann</text:p>
          </table:table-cell>
          <table:table-cell office:value-type="float" office:value="1983">
            <text:p>1983</text:p>
          </table:table-cell>
          <table:table-cell office:value-type="float" office:value="8651">
            <text:p>8651</text:p>
          </table:table-cell>
          <table:table-cell table:formula="of:=2010-[.B258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arolina1982</text:p>
          </table:table-cell>
          <table:table-cell office:value-type="float" office:value="1983">
            <text:p>1983</text:p>
          </table:table-cell>
          <table:table-cell office:value-type="float" office:value="2780">
            <text:p>2780</text:p>
          </table:table-cell>
          <table:table-cell table:formula="of:=2010-[.B258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hicko</text:p>
          </table:table-cell>
          <table:table-cell office:value-type="float" office:value="1983">
            <text:p>1983</text:p>
          </table:table-cell>
          <table:table-cell office:value-type="float" office:value="2244">
            <text:p>2244</text:p>
          </table:table-cell>
          <table:table-cell table:formula="of:=2010-[.B258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lisan82</text:p>
          </table:table-cell>
          <table:table-cell office:value-type="float" office:value="1983">
            <text:p>1983</text:p>
          </table:table-cell>
          <table:table-cell office:value-type="float" office:value="1450">
            <text:p>1450</text:p>
          </table:table-cell>
          <table:table-cell table:formula="of:=2010-[.B258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1983">
            <text:p>1983</text:p>
          </table:table-cell>
          <table:table-cell office:value-type="float" office:value="22959">
            <text:p>22959</text:p>
          </table:table-cell>
          <table:table-cell table:formula="of:=2010-[.B258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antasy06</text:p>
          </table:table-cell>
          <table:table-cell office:value-type="float" office:value="1983">
            <text:p>1983</text:p>
          </table:table-cell>
          <table:table-cell office:value-type="float" office:value="9517">
            <text:p>9517</text:p>
          </table:table-cell>
          <table:table-cell table:formula="of:=2010-[.B259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iaSara</text:p>
          </table:table-cell>
          <table:table-cell office:value-type="float" office:value="1983">
            <text:p>1983</text:p>
          </table:table-cell>
          <table:table-cell office:value-type="float" office:value="4921">
            <text:p>4921</text:p>
          </table:table-cell>
          <table:table-cell table:formula="of:=2010-[.B259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vixi82</text:p>
          </table:table-cell>
          <table:table-cell office:value-type="float" office:value="1983">
            <text:p>1983</text:p>
          </table:table-cell>
          <table:table-cell office:value-type="float" office:value="11070">
            <text:p>11070</text:p>
          </table:table-cell>
          <table:table-cell table:formula="of:=2010-[.B259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zatori</text:p>
          </table:table-cell>
          <table:table-cell office:value-type="float" office:value="1983">
            <text:p>1983</text:p>
          </table:table-cell>
          <table:table-cell office:value-type="float" office:value="20778">
            <text:p>20778</text:p>
          </table:table-cell>
          <table:table-cell table:formula="of:=2010-[.B259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babydeluxe</text:p>
          </table:table-cell>
          <table:table-cell office:value-type="float" office:value="1983">
            <text:p>1983</text:p>
          </table:table-cell>
          <table:table-cell office:value-type="float" office:value="37505">
            <text:p>37505</text:p>
          </table:table-cell>
          <table:table-cell table:formula="of:=2010-[.B259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ian</text:p>
          </table:table-cell>
          <table:table-cell office:value-type="float" office:value="1983">
            <text:p>1983</text:p>
          </table:table-cell>
          <table:table-cell office:value-type="float" office:value="39006">
            <text:p>39006</text:p>
          </table:table-cell>
          <table:table-cell table:formula="of:=2010-[.B259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nnsiss</text:p>
          </table:table-cell>
          <table:table-cell office:value-type="float" office:value="1983">
            <text:p>1983</text:p>
          </table:table-cell>
          <table:table-cell office:value-type="float" office:value="9183">
            <text:p>9183</text:p>
          </table:table-cell>
          <table:table-cell table:formula="of:=2010-[.B259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ikZan</text:p>
          </table:table-cell>
          <table:table-cell office:value-type="float" office:value="1983">
            <text:p>1983</text:p>
          </table:table-cell>
          <table:table-cell office:value-type="float" office:value="10541">
            <text:p>10541</text:p>
          </table:table-cell>
          <table:table-cell table:formula="of:=2010-[.B259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mabear</text:p>
          </table:table-cell>
          <table:table-cell office:value-type="float" office:value="1983">
            <text:p>1983</text:p>
          </table:table-cell>
          <table:table-cell office:value-type="float" office:value="30330">
            <text:p>30330</text:p>
          </table:table-cell>
          <table:table-cell table:formula="of:=2010-[.B259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oa83</text:p>
          </table:table-cell>
          <table:table-cell office:value-type="float" office:value="1983">
            <text:p>1983</text:p>
          </table:table-cell>
          <table:table-cell office:value-type="float" office:value="6750">
            <text:p>6750</text:p>
          </table:table-cell>
          <table:table-cell table:formula="of:=2010-[.B259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ousou</text:p>
          </table:table-cell>
          <table:table-cell office:value-type="float" office:value="1983">
            <text:p>1983</text:p>
          </table:table-cell>
          <table:table-cell office:value-type="float" office:value="5489">
            <text:p>5489</text:p>
          </table:table-cell>
          <table:table-cell table:formula="of:=2010-[.B260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mmamumin</text:p>
          </table:table-cell>
          <table:table-cell office:value-type="float" office:value="1983">
            <text:p>1983</text:p>
          </table:table-cell>
          <table:table-cell office:value-type="float" office:value="5727">
            <text:p>5727</text:p>
          </table:table-cell>
          <table:table-cell table:formula="of:=2010-[.B260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ia 82</text:p>
          </table:table-cell>
          <table:table-cell office:value-type="float" office:value="1983">
            <text:p>1983</text:p>
          </table:table-cell>
          <table:table-cell office:value-type="float" office:value="10281">
            <text:p>10281</text:p>
          </table:table-cell>
          <table:table-cell table:formula="of:=2010-[.B260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Gosegumman22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formula="of:=2010-[.B260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ss Piggy 82</text:p>
          </table:table-cell>
          <table:table-cell office:value-type="float" office:value="1983">
            <text:p>1983</text:p>
          </table:table-cell>
          <table:table-cell office:value-type="float" office:value="22565">
            <text:p>22565</text:p>
          </table:table-cell>
          <table:table-cell table:formula="of:=2010-[.B260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otus</text:p>
          </table:table-cell>
          <table:table-cell office:value-type="float" office:value="1983">
            <text:p>1983</text:p>
          </table:table-cell>
          <table:table-cell office:value-type="float" office:value="9640">
            <text:p>9640</text:p>
          </table:table-cell>
          <table:table-cell table:formula="of:=2010-[.B260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Alicia82</text:p>
          </table:table-cell>
          <table:table-cell office:value-type="float" office:value="1983">
            <text:p>1983</text:p>
          </table:table-cell>
          <table:table-cell office:value-type="float" office:value="182">
            <text:p>182</text:p>
          </table:table-cell>
          <table:table-cell table:formula="of:=2010-[.B260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983">
            <text:p>1983</text:p>
          </table:table-cell>
          <table:table-cell office:value-type="float" office:value="7706">
            <text:p>7706</text:p>
          </table:table-cell>
          <table:table-cell table:formula="of:=2010-[.B260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umulus</text:p>
          </table:table-cell>
          <table:table-cell office:value-type="float" office:value="1983">
            <text:p>1983</text:p>
          </table:table-cell>
          <table:table-cell office:value-type="float" office:value="430">
            <text:p>430</text:p>
          </table:table-cell>
          <table:table-cell table:formula="of:=2010-[.B260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joddas</text:p>
          </table:table-cell>
          <table:table-cell office:value-type="float" office:value="1983">
            <text:p>1983</text:p>
          </table:table-cell>
          <table:table-cell office:value-type="float" office:value="2345">
            <text:p>2345</text:p>
          </table:table-cell>
          <table:table-cell table:formula="of:=2010-[.B260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ersikan</text:p>
          </table:table-cell>
          <table:table-cell office:value-type="float" office:value="1983">
            <text:p>1983</text:p>
          </table:table-cell>
          <table:table-cell office:value-type="float" office:value="193">
            <text:p>193</text:p>
          </table:table-cell>
          <table:table-cell table:formula="of:=2010-[.B261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ollan2</text:p>
          </table:table-cell>
          <table:table-cell office:value-type="float" office:value="1983">
            <text:p>1983</text:p>
          </table:table-cell>
          <table:table-cell office:value-type="float" office:value="6421">
            <text:p>6421</text:p>
          </table:table-cell>
          <table:table-cell table:formula="of:=2010-[.B261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irba</text:p>
          </table:table-cell>
          <table:table-cell office:value-type="float" office:value="1983">
            <text:p>1983</text:p>
          </table:table-cell>
          <table:table-cell office:value-type="float" office:value="22083">
            <text:p>22083</text:p>
          </table:table-cell>
          <table:table-cell table:formula="of:=2010-[.B261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ickilina</text:p>
          </table:table-cell>
          <table:table-cell office:value-type="float" office:value="1983">
            <text:p>1983</text:p>
          </table:table-cell>
          <table:table-cell office:value-type="float" office:value="2458">
            <text:p>2458</text:p>
          </table:table-cell>
          <table:table-cell table:formula="of:=2010-[.B261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aisana</text:p>
          </table:table-cell>
          <table:table-cell office:value-type="float" office:value="1983">
            <text:p>1983</text:p>
          </table:table-cell>
          <table:table-cell office:value-type="float" office:value="10510">
            <text:p>10510</text:p>
          </table:table-cell>
          <table:table-cell table:formula="of:=2010-[.B261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mmasälskling</text:p>
          </table:table-cell>
          <table:table-cell office:value-type="float" office:value="1983">
            <text:p>1983</text:p>
          </table:table-cell>
          <table:table-cell office:value-type="float" office:value="17121">
            <text:p>17121</text:p>
          </table:table-cell>
          <table:table-cell table:formula="of:=2010-[.B261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FallenAngel</text:p>
          </table:table-cell>
          <table:table-cell office:value-type="float" office:value="1983">
            <text:p>1983</text:p>
          </table:table-cell>
          <table:table-cell office:value-type="float" office:value="104">
            <text:p>104</text:p>
          </table:table-cell>
          <table:table-cell table:formula="of:=2010-[.B261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arah82</text:p>
          </table:table-cell>
          <table:table-cell office:value-type="float" office:value="1983">
            <text:p>1983</text:p>
          </table:table-cell>
          <table:table-cell office:value-type="float" office:value="13742">
            <text:p>13742</text:p>
          </table:table-cell>
          <table:table-cell table:formula="of:=2010-[.B261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thie</text:p>
          </table:table-cell>
          <table:table-cell office:value-type="float" office:value="1983">
            <text:p>1983</text:p>
          </table:table-cell>
          <table:table-cell office:value-type="float" office:value="5467">
            <text:p>5467</text:p>
          </table:table-cell>
          <table:table-cell table:formula="of:=2010-[.B261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yret10</text:p>
          </table:table-cell>
          <table:table-cell office:value-type="float" office:value="1983">
            <text:p>1983</text:p>
          </table:table-cell>
          <table:table-cell office:value-type="float" office:value="2634">
            <text:p>2634</text:p>
          </table:table-cell>
          <table:table-cell table:formula="of:=2010-[.B261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uno</text:p>
          </table:table-cell>
          <table:table-cell office:value-type="float" office:value="1983">
            <text:p>1983</text:p>
          </table:table-cell>
          <table:table-cell office:value-type="float" office:value="352">
            <text:p>352</text:p>
          </table:table-cell>
          <table:table-cell table:formula="of:=2010-[.B262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acrima</text:p>
          </table:table-cell>
          <table:table-cell office:value-type="float" office:value="1983">
            <text:p>1983</text:p>
          </table:table-cell>
          <table:table-cell office:value-type="float" office:value="262">
            <text:p>262</text:p>
          </table:table-cell>
          <table:table-cell table:formula="of:=2010-[.B262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isa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 table:formula="of:=2010-[.B262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ocine</text:p>
          </table:table-cell>
          <table:table-cell office:value-type="float" office:value="1983">
            <text:p>1983</text:p>
          </table:table-cell>
          <table:table-cell office:value-type="float" office:value="24575">
            <text:p>24575</text:p>
          </table:table-cell>
          <table:table-cell table:formula="of:=2010-[.B262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ennski</text:p>
          </table:table-cell>
          <table:table-cell office:value-type="float" office:value="1983">
            <text:p>1983</text:p>
          </table:table-cell>
          <table:table-cell office:value-type="float" office:value="3508">
            <text:p>3508</text:p>
          </table:table-cell>
          <table:table-cell table:formula="of:=2010-[.B262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higo</text:p>
          </table:table-cell>
          <table:table-cell office:value-type="float" office:value="1983">
            <text:p>1983</text:p>
          </table:table-cell>
          <table:table-cell office:value-type="float" office:value="57852">
            <text:p>57852</text:p>
          </table:table-cell>
          <table:table-cell table:formula="of:=2010-[.B262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edalen</text:p>
          </table:table-cell>
          <table:table-cell office:value-type="float" office:value="1983">
            <text:p>1983</text:p>
          </table:table-cell>
          <table:table-cell office:value-type="float" office:value="736">
            <text:p>736</text:p>
          </table:table-cell>
          <table:table-cell table:formula="of:=2010-[.B262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gosis</text:p>
          </table:table-cell>
          <table:table-cell office:value-type="float" office:value="1983">
            <text:p>1983</text:p>
          </table:table-cell>
          <table:table-cell office:value-type="float" office:value="27446">
            <text:p>27446</text:p>
          </table:table-cell>
          <table:table-cell table:formula="of:=2010-[.B262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L2011</text:p>
          </table:table-cell>
          <table:table-cell office:value-type="float" office:value="1983">
            <text:p>1983</text:p>
          </table:table-cell>
          <table:table-cell office:value-type="float" office:value="1396">
            <text:p>1396</text:p>
          </table:table-cell>
          <table:table-cell table:formula="of:=2010-[.B262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k03san</text:p>
          </table:table-cell>
          <table:table-cell office:value-type="float" office:value="1983">
            <text:p>1983</text:p>
          </table:table-cell>
          <table:table-cell office:value-type="float" office:value="10880">
            <text:p>10880</text:p>
          </table:table-cell>
          <table:table-cell table:formula="of:=2010-[.B262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aria1982</text:p>
          </table:table-cell>
          <table:table-cell office:value-type="float" office:value="1983">
            <text:p>1983</text:p>
          </table:table-cell>
          <table:table-cell office:value-type="float" office:value="493">
            <text:p>493</text:p>
          </table:table-cell>
          <table:table-cell table:formula="of:=2010-[.B263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alli</text:p>
          </table:table-cell>
          <table:table-cell office:value-type="float" office:value="1983">
            <text:p>1983</text:p>
          </table:table-cell>
          <table:table-cell office:value-type="float" office:value="30535">
            <text:p>30535</text:p>
          </table:table-cell>
          <table:table-cell table:formula="of:=2010-[.B263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Isa82</text:p>
          </table:table-cell>
          <table:table-cell office:value-type="float" office:value="1983">
            <text:p>1983</text:p>
          </table:table-cell>
          <table:table-cell office:value-type="float" office:value="12507">
            <text:p>12507</text:p>
          </table:table-cell>
          <table:table-cell table:formula="of:=2010-[.B263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ina82</text:p>
          </table:table-cell>
          <table:table-cell office:value-type="float" office:value="1983">
            <text:p>1983</text:p>
          </table:table-cell>
          <table:table-cell office:value-type="float" office:value="443">
            <text:p>443</text:p>
          </table:table-cell>
          <table:table-cell table:formula="of:=2010-[.B263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urJo</text:p>
          </table:table-cell>
          <table:table-cell office:value-type="float" office:value="1983">
            <text:p>1983</text:p>
          </table:table-cell>
          <table:table-cell office:value-type="float" office:value="126715">
            <text:p>126715</text:p>
          </table:table-cell>
          <table:table-cell table:formula="of:=2010-[.B263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lillajag01</text:p>
          </table:table-cell>
          <table:table-cell office:value-type="float" office:value="1983">
            <text:p>1983</text:p>
          </table:table-cell>
          <table:table-cell office:value-type="float" office:value="2768">
            <text:p>2768</text:p>
          </table:table-cell>
          <table:table-cell table:formula="of:=2010-[.B263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uck</text:p>
          </table:table-cell>
          <table:table-cell office:value-type="float" office:value="1983">
            <text:p>1983</text:p>
          </table:table-cell>
          <table:table-cell office:value-type="float" office:value="9763">
            <text:p>9763</text:p>
          </table:table-cell>
          <table:table-cell table:formula="of:=2010-[.B263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mUrFtUsS</text:p>
          </table:table-cell>
          <table:table-cell office:value-type="float" office:value="1983">
            <text:p>1983</text:p>
          </table:table-cell>
          <table:table-cell office:value-type="float" office:value="4797">
            <text:p>4797</text:p>
          </table:table-cell>
          <table:table-cell table:formula="of:=2010-[.B263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ni 82</text:p>
          </table:table-cell>
          <table:table-cell office:value-type="float" office:value="1983">
            <text:p>1983</text:p>
          </table:table-cell>
          <table:table-cell office:value-type="float" office:value="2810">
            <text:p>2810</text:p>
          </table:table-cell>
          <table:table-cell table:formula="of:=2010-[.B263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krollansmamma</text:p>
          </table:table-cell>
          <table:table-cell office:value-type="float" office:value="1983">
            <text:p>1983</text:p>
          </table:table-cell>
          <table:table-cell office:value-type="float" office:value="3312">
            <text:p>3312</text:p>
          </table:table-cell>
          <table:table-cell table:formula="of:=2010-[.B263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la Jade</text:p>
          </table:table-cell>
          <table:table-cell office:value-type="float" office:value="1983">
            <text:p>1983</text:p>
          </table:table-cell>
          <table:table-cell office:value-type="float" office:value="4044">
            <text:p>4044</text:p>
          </table:table-cell>
          <table:table-cell table:formula="of:=2010-[.B264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raJ</text:p>
          </table:table-cell>
          <table:table-cell office:value-type="float" office:value="1983">
            <text:p>1983</text:p>
          </table:table-cell>
          <table:table-cell office:value-type="float" office:value="19626">
            <text:p>19626</text:p>
          </table:table-cell>
          <table:table-cell table:formula="of:=2010-[.B264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carlan</text:p>
          </table:table-cell>
          <table:table-cell office:value-type="float" office:value="1983">
            <text:p>1983</text:p>
          </table:table-cell>
          <table:table-cell office:value-type="float" office:value="25154">
            <text:p>25154</text:p>
          </table:table-cell>
          <table:table-cell table:formula="of:=2010-[.B264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udelsoppa</text:p>
          </table:table-cell>
          <table:table-cell office:value-type="float" office:value="1983">
            <text:p>1983</text:p>
          </table:table-cell>
          <table:table-cell office:value-type="float" office:value="2455">
            <text:p>2455</text:p>
          </table:table-cell>
          <table:table-cell table:formula="of:=2010-[.B264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joyride</text:p>
          </table:table-cell>
          <table:table-cell office:value-type="float" office:value="1983">
            <text:p>1983</text:p>
          </table:table-cell>
          <table:table-cell office:value-type="float" office:value="45827">
            <text:p>45827</text:p>
          </table:table-cell>
          <table:table-cell table:formula="of:=2010-[.B2644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xpat</text:p>
          </table:table-cell>
          <table:table-cell office:value-type="float" office:value="1983">
            <text:p>1983</text:p>
          </table:table-cell>
          <table:table-cell office:value-type="float" office:value="1713">
            <text:p>1713</text:p>
          </table:table-cell>
          <table:table-cell table:formula="of:=2010-[.B2645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niotillfem</text:p>
          </table:table-cell>
          <table:table-cell office:value-type="float" office:value="1983">
            <text:p>1983</text:p>
          </table:table-cell>
          <table:table-cell office:value-type="float" office:value="11321">
            <text:p>11321</text:p>
          </table:table-cell>
          <table:table-cell table:formula="of:=2010-[.B2646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heiden</text:p>
          </table:table-cell>
          <table:table-cell office:value-type="float" office:value="1983">
            <text:p>1983</text:p>
          </table:table-cell>
          <table:table-cell office:value-type="float" office:value="20640">
            <text:p>20640</text:p>
          </table:table-cell>
          <table:table-cell table:formula="of:=2010-[.B2647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Pion82</text:p>
          </table:table-cell>
          <table:table-cell office:value-type="float" office:value="1983">
            <text:p>1983</text:p>
          </table:table-cell>
          <table:table-cell office:value-type="float" office:value="16168">
            <text:p>16168</text:p>
          </table:table-cell>
          <table:table-cell table:formula="of:=2010-[.B2648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mirfas</text:p>
          </table:table-cell>
          <table:table-cell office:value-type="float" office:value="1983">
            <text:p>1983</text:p>
          </table:table-cell>
          <table:table-cell office:value-type="float" office:value="54">
            <text:p>54</text:p>
          </table:table-cell>
          <table:table-cell table:formula="of:=2010-[.B2649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Elizabett</text:p>
          </table:table-cell>
          <table:table-cell office:value-type="float" office:value="1983">
            <text:p>1983</text:p>
          </table:table-cell>
          <table:table-cell office:value-type="float" office:value="550">
            <text:p>550</text:p>
          </table:table-cell>
          <table:table-cell table:formula="of:=2010-[.B2650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ssFreckles</text:p>
          </table:table-cell>
          <table:table-cell office:value-type="float" office:value="1983">
            <text:p>1983</text:p>
          </table:table-cell>
          <table:table-cell office:value-type="float" office:value="19">
            <text:p>19</text:p>
          </table:table-cell>
          <table:table-cell table:formula="of:=2010-[.B2651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MissP</text:p>
          </table:table-cell>
          <table:table-cell office:value-type="float" office:value="1983">
            <text:p>1983</text:p>
          </table:table-cell>
          <table:table-cell office:value-type="float" office:value="46">
            <text:p>46</text:p>
          </table:table-cell>
          <table:table-cell table:formula="of:=2010-[.B2652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trumpemamma</text:p>
          </table:table-cell>
          <table:table-cell office:value-type="float" office:value="1983">
            <text:p>1983</text:p>
          </table:table-cell>
          <table:table-cell office:value-type="float" office:value="40">
            <text:p>40</text:p>
          </table:table-cell>
          <table:table-cell table:formula="of:=2010-[.B2653]"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string">
            <text:p>Seven Costanza</text:p>
          </table:table-cell>
          <table:table-cell office:value-type="float" office:value="1984">
            <text:p>1984</text:p>
          </table:table-cell>
          <table:table-cell office:value-type="float" office:value="154281">
            <text:p>154281</text:p>
          </table:table-cell>
          <table:table-cell table:formula="of:=2010-[.B265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ria1</text:p>
          </table:table-cell>
          <table:table-cell office:value-type="float" office:value="1984">
            <text:p>1984</text:p>
          </table:table-cell>
          <table:table-cell office:value-type="float" office:value="18073">
            <text:p>18073</text:p>
          </table:table-cell>
          <table:table-cell table:formula="of:=2010-[.B265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trawberry Mum</text:p>
          </table:table-cell>
          <table:table-cell office:value-type="float" office:value="1984">
            <text:p>1984</text:p>
          </table:table-cell>
          <table:table-cell office:value-type="float" office:value="31583">
            <text:p>31583</text:p>
          </table:table-cell>
          <table:table-cell table:formula="of:=2010-[.B265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102605">
            <text:p>102605</text:p>
          </table:table-cell>
          <table:table-cell table:formula="of:=2010-[.B265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my1983</text:p>
          </table:table-cell>
          <table:table-cell office:value-type="float" office:value="1984">
            <text:p>1984</text:p>
          </table:table-cell>
          <table:table-cell office:value-type="float" office:value="72175">
            <text:p>72175</text:p>
          </table:table-cell>
          <table:table-cell table:formula="of:=2010-[.B265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agoyam W</text:p>
          </table:table-cell>
          <table:table-cell office:value-type="float" office:value="1984">
            <text:p>1984</text:p>
          </table:table-cell>
          <table:table-cell office:value-type="float" office:value="29192">
            <text:p>29192</text:p>
          </table:table-cell>
          <table:table-cell table:formula="of:=2010-[.B265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ndraS</text:p>
          </table:table-cell>
          <table:table-cell office:value-type="float" office:value="1984">
            <text:p>1984</text:p>
          </table:table-cell>
          <table:table-cell office:value-type="float" office:value="68598">
            <text:p>68598</text:p>
          </table:table-cell>
          <table:table-cell table:formula="of:=2010-[.B266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ndrafia</text:p>
          </table:table-cell>
          <table:table-cell office:value-type="float" office:value="1984">
            <text:p>1984</text:p>
          </table:table-cell>
          <table:table-cell office:value-type="float" office:value="38718">
            <text:p>38718</text:p>
          </table:table-cell>
          <table:table-cell table:formula="of:=2010-[.B266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owynAurora</text:p>
          </table:table-cell>
          <table:table-cell office:value-type="float" office:value="1984">
            <text:p>1984</text:p>
          </table:table-cell>
          <table:table-cell office:value-type="float" office:value="58215">
            <text:p>58215</text:p>
          </table:table-cell>
          <table:table-cell table:formula="of:=2010-[.B266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nnis83</text:p>
          </table:table-cell>
          <table:table-cell office:value-type="float" office:value="1984">
            <text:p>1984</text:p>
          </table:table-cell>
          <table:table-cell office:value-type="float" office:value="40174">
            <text:p>40174</text:p>
          </table:table-cell>
          <table:table-cell table:formula="of:=2010-[.B266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Um muhammed</text:p>
          </table:table-cell>
          <table:table-cell office:value-type="float" office:value="1984">
            <text:p>1984</text:p>
          </table:table-cell>
          <table:table-cell office:value-type="float" office:value="54993">
            <text:p>54993</text:p>
          </table:table-cell>
          <table:table-cell table:formula="of:=2010-[.B266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ra jolu</text:p>
          </table:table-cell>
          <table:table-cell office:value-type="float" office:value="1984">
            <text:p>1984</text:p>
          </table:table-cell>
          <table:table-cell office:value-type="float" office:value="16831">
            <text:p>16831</text:p>
          </table:table-cell>
          <table:table-cell table:formula="of:=2010-[.B266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olion</text:p>
          </table:table-cell>
          <table:table-cell office:value-type="float" office:value="1984">
            <text:p>1984</text:p>
          </table:table-cell>
          <table:table-cell office:value-type="float" office:value="28233">
            <text:p>28233</text:p>
          </table:table-cell>
          <table:table-cell table:formula="of:=2010-[.B266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oneybun</text:p>
          </table:table-cell>
          <table:table-cell office:value-type="float" office:value="1984">
            <text:p>1984</text:p>
          </table:table-cell>
          <table:table-cell office:value-type="float" office:value="36723">
            <text:p>36723</text:p>
          </table:table-cell>
          <table:table-cell table:formula="of:=2010-[.B266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nsofie83</text:p>
          </table:table-cell>
          <table:table-cell office:value-type="float" office:value="1984">
            <text:p>1984</text:p>
          </table:table-cell>
          <table:table-cell office:value-type="float" office:value="28457">
            <text:p>28457</text:p>
          </table:table-cell>
          <table:table-cell table:formula="of:=2010-[.B266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miaa</text:p>
          </table:table-cell>
          <table:table-cell office:value-type="float" office:value="1984">
            <text:p>1984</text:p>
          </table:table-cell>
          <table:table-cell office:value-type="float" office:value="97803">
            <text:p>97803</text:p>
          </table:table-cell>
          <table:table-cell table:formula="of:=2010-[.B266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jällräven</text:p>
          </table:table-cell>
          <table:table-cell office:value-type="float" office:value="1984">
            <text:p>1984</text:p>
          </table:table-cell>
          <table:table-cell office:value-type="float" office:value="73158">
            <text:p>73158</text:p>
          </table:table-cell>
          <table:table-cell table:formula="of:=2010-[.B267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83an</text:p>
          </table:table-cell>
          <table:table-cell office:value-type="float" office:value="1984">
            <text:p>1984</text:p>
          </table:table-cell>
          <table:table-cell office:value-type="float" office:value="111363">
            <text:p>111363</text:p>
          </table:table-cell>
          <table:table-cell table:formula="of:=2010-[.B267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illa83</text:p>
          </table:table-cell>
          <table:table-cell office:value-type="float" office:value="1984">
            <text:p>1984</text:p>
          </table:table-cell>
          <table:table-cell office:value-type="float" office:value="9251">
            <text:p>9251</text:p>
          </table:table-cell>
          <table:table-cell table:formula="of:=2010-[.B267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rlene83</text:p>
          </table:table-cell>
          <table:table-cell office:value-type="float" office:value="1984">
            <text:p>1984</text:p>
          </table:table-cell>
          <table:table-cell office:value-type="float" office:value="39544">
            <text:p>39544</text:p>
          </table:table-cell>
          <table:table-cell table:formula="of:=2010-[.B267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dwinter</text:p>
          </table:table-cell>
          <table:table-cell office:value-type="float" office:value="1984">
            <text:p>1984</text:p>
          </table:table-cell>
          <table:table-cell office:value-type="float" office:value="64848">
            <text:p>64848</text:p>
          </table:table-cell>
          <table:table-cell table:formula="of:=2010-[.B267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ac</text:p>
          </table:table-cell>
          <table:table-cell office:value-type="float" office:value="1984">
            <text:p>1984</text:p>
          </table:table-cell>
          <table:table-cell office:value-type="float" office:value="44507">
            <text:p>44507</text:p>
          </table:table-cell>
          <table:table-cell table:formula="of:=2010-[.B267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usstuss</text:p>
          </table:table-cell>
          <table:table-cell office:value-type="float" office:value="1984">
            <text:p>1984</text:p>
          </table:table-cell>
          <table:table-cell office:value-type="float" office:value="37706">
            <text:p>37706</text:p>
          </table:table-cell>
          <table:table-cell table:formula="of:=2010-[.B267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reeForAll</text:p>
          </table:table-cell>
          <table:table-cell office:value-type="float" office:value="1984">
            <text:p>1984</text:p>
          </table:table-cell>
          <table:table-cell office:value-type="float" office:value="188374">
            <text:p>188374</text:p>
          </table:table-cell>
          <table:table-cell table:formula="of:=2010-[.B267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erez</text:p>
          </table:table-cell>
          <table:table-cell office:value-type="float" office:value="1984">
            <text:p>1984</text:p>
          </table:table-cell>
          <table:table-cell office:value-type="float" office:value="47887">
            <text:p>47887</text:p>
          </table:table-cell>
          <table:table-cell table:formula="of:=2010-[.B267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inaLi</text:p>
          </table:table-cell>
          <table:table-cell office:value-type="float" office:value="1984">
            <text:p>1984</text:p>
          </table:table-cell>
          <table:table-cell office:value-type="float" office:value="150680">
            <text:p>150680</text:p>
          </table:table-cell>
          <table:table-cell table:formula="of:=2010-[.B267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ystermalin</text:p>
          </table:table-cell>
          <table:table-cell office:value-type="float" office:value="1984">
            <text:p>1984</text:p>
          </table:table-cell>
          <table:table-cell office:value-type="float" office:value="29721">
            <text:p>29721</text:p>
          </table:table-cell>
          <table:table-cell table:formula="of:=2010-[.B268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a Morran</text:p>
          </table:table-cell>
          <table:table-cell office:value-type="float" office:value="1984">
            <text:p>1984</text:p>
          </table:table-cell>
          <table:table-cell office:value-type="float" office:value="165973">
            <text:p>165973</text:p>
          </table:table-cell>
          <table:table-cell table:formula="of:=2010-[.B268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ma83</text:p>
          </table:table-cell>
          <table:table-cell office:value-type="float" office:value="1984">
            <text:p>1984</text:p>
          </table:table-cell>
          <table:table-cell office:value-type="float" office:value="6195">
            <text:p>6195</text:p>
          </table:table-cell>
          <table:table-cell table:formula="of:=2010-[.B268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mbrosia</text:p>
          </table:table-cell>
          <table:table-cell office:value-type="float" office:value="1984">
            <text:p>1984</text:p>
          </table:table-cell>
          <table:table-cell office:value-type="float" office:value="897">
            <text:p>897</text:p>
          </table:table-cell>
          <table:table-cell table:formula="of:=2010-[.B268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icol</text:p>
          </table:table-cell>
          <table:table-cell office:value-type="float" office:value="1984">
            <text:p>1984</text:p>
          </table:table-cell>
          <table:table-cell office:value-type="float" office:value="3885">
            <text:p>3885</text:p>
          </table:table-cell>
          <table:table-cell table:formula="of:=2010-[.B268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ådåsåatt</text:p>
          </table:table-cell>
          <table:table-cell office:value-type="float" office:value="1984">
            <text:p>1984</text:p>
          </table:table-cell>
          <table:table-cell office:value-type="float" office:value="80744">
            <text:p>80744</text:p>
          </table:table-cell>
          <table:table-cell table:formula="of:=2010-[.B268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KevinsMamma83</text:p>
          </table:table-cell>
          <table:table-cell office:value-type="float" office:value="1984">
            <text:p>1984</text:p>
          </table:table-cell>
          <table:table-cell office:value-type="float" office:value="7217">
            <text:p>7217</text:p>
          </table:table-cell>
          <table:table-cell table:formula="of:=2010-[.B268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leeping angel</text:p>
          </table:table-cell>
          <table:table-cell office:value-type="float" office:value="1984">
            <text:p>1984</text:p>
          </table:table-cell>
          <table:table-cell office:value-type="float" office:value="258261">
            <text:p>258261</text:p>
          </table:table-cell>
          <table:table-cell table:formula="of:=2010-[.B268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adbollen</text:p>
          </table:table-cell>
          <table:table-cell office:value-type="float" office:value="1984">
            <text:p>1984</text:p>
          </table:table-cell>
          <table:table-cell office:value-type="float" office:value="15315">
            <text:p>15315</text:p>
          </table:table-cell>
          <table:table-cell table:formula="of:=2010-[.B268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iNan</text:p>
          </table:table-cell>
          <table:table-cell office:value-type="float" office:value="1984">
            <text:p>1984</text:p>
          </table:table-cell>
          <table:table-cell office:value-type="float" office:value="296010">
            <text:p>296010</text:p>
          </table:table-cell>
          <table:table-cell table:formula="of:=2010-[.B268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umpkinpie</text:p>
          </table:table-cell>
          <table:table-cell office:value-type="float" office:value="1984">
            <text:p>1984</text:p>
          </table:table-cell>
          <table:table-cell office:value-type="float" office:value="93288">
            <text:p>93288</text:p>
          </table:table-cell>
          <table:table-cell table:formula="of:=2010-[.B269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dde1983</text:p>
          </table:table-cell>
          <table:table-cell office:value-type="float" office:value="1984">
            <text:p>1984</text:p>
          </table:table-cell>
          <table:table-cell office:value-type="float" office:value="26411">
            <text:p>26411</text:p>
          </table:table-cell>
          <table:table-cell table:formula="of:=2010-[.B269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ten måne</text:p>
          </table:table-cell>
          <table:table-cell office:value-type="float" office:value="1984">
            <text:p>1984</text:p>
          </table:table-cell>
          <table:table-cell office:value-type="float" office:value="122819">
            <text:p>122819</text:p>
          </table:table-cell>
          <table:table-cell table:formula="of:=2010-[.B269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ennypenny83</text:p>
          </table:table-cell>
          <table:table-cell office:value-type="float" office:value="1984">
            <text:p>1984</text:p>
          </table:table-cell>
          <table:table-cell office:value-type="float" office:value="78153">
            <text:p>78153</text:p>
          </table:table-cell>
          <table:table-cell table:formula="of:=2010-[.B269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ipper500</text:p>
          </table:table-cell>
          <table:table-cell office:value-type="float" office:value="1984">
            <text:p>1984</text:p>
          </table:table-cell>
          <table:table-cell office:value-type="float" office:value="11886">
            <text:p>11886</text:p>
          </table:table-cell>
          <table:table-cell table:formula="of:=2010-[.B269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die</text:p>
          </table:table-cell>
          <table:table-cell office:value-type="float" office:value="1984">
            <text:p>1984</text:p>
          </table:table-cell>
          <table:table-cell office:value-type="float" office:value="162723">
            <text:p>162723</text:p>
          </table:table-cell>
          <table:table-cell table:formula="of:=2010-[.B269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ålvakten</text:p>
          </table:table-cell>
          <table:table-cell office:value-type="float" office:value="1984">
            <text:p>1984</text:p>
          </table:table-cell>
          <table:table-cell office:value-type="float" office:value="20495">
            <text:p>20495</text:p>
          </table:table-cell>
          <table:table-cell table:formula="of:=2010-[.B269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illiana</text:p>
          </table:table-cell>
          <table:table-cell office:value-type="float" office:value="1984">
            <text:p>1984</text:p>
          </table:table-cell>
          <table:table-cell office:value-type="float" office:value="47046">
            <text:p>47046</text:p>
          </table:table-cell>
          <table:table-cell table:formula="of:=2010-[.B269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rokig</text:p>
          </table:table-cell>
          <table:table-cell office:value-type="float" office:value="1984">
            <text:p>1984</text:p>
          </table:table-cell>
          <table:table-cell office:value-type="float" office:value="52146">
            <text:p>52146</text:p>
          </table:table-cell>
          <table:table-cell table:formula="of:=2010-[.B269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essica83</text:p>
          </table:table-cell>
          <table:table-cell office:value-type="float" office:value="1984">
            <text:p>1984</text:p>
          </table:table-cell>
          <table:table-cell office:value-type="float" office:value="7223">
            <text:p>7223</text:p>
          </table:table-cell>
          <table:table-cell table:formula="of:=2010-[.B269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ady Blue</text:p>
          </table:table-cell>
          <table:table-cell office:value-type="float" office:value="1984">
            <text:p>1984</text:p>
          </table:table-cell>
          <table:table-cell office:value-type="float" office:value="16029">
            <text:p>16029</text:p>
          </table:table-cell>
          <table:table-cell table:formula="of:=2010-[.B270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1983</text:p>
          </table:table-cell>
          <table:table-cell office:value-type="float" office:value="1984">
            <text:p>1984</text:p>
          </table:table-cell>
          <table:table-cell office:value-type="float" office:value="124416">
            <text:p>124416</text:p>
          </table:table-cell>
          <table:table-cell table:formula="of:=2010-[.B270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paceylisie</text:p>
          </table:table-cell>
          <table:table-cell office:value-type="float" office:value="1984">
            <text:p>1984</text:p>
          </table:table-cell>
          <table:table-cell office:value-type="float" office:value="111467">
            <text:p>111467</text:p>
          </table:table-cell>
          <table:table-cell table:formula="of:=2010-[.B270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indile</text:p>
          </table:table-cell>
          <table:table-cell office:value-type="float" office:value="1984">
            <text:p>1984</text:p>
          </table:table-cell>
          <table:table-cell office:value-type="float" office:value="98203">
            <text:p>98203</text:p>
          </table:table-cell>
          <table:table-cell table:formula="of:=2010-[.B270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GeRDiS</text:p>
          </table:table-cell>
          <table:table-cell office:value-type="float" office:value="1984">
            <text:p>1984</text:p>
          </table:table-cell>
          <table:table-cell office:value-type="float" office:value="4341">
            <text:p>4341</text:p>
          </table:table-cell>
          <table:table-cell table:formula="of:=2010-[.B270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orReal</text:p>
          </table:table-cell>
          <table:table-cell office:value-type="float" office:value="1984">
            <text:p>1984</text:p>
          </table:table-cell>
          <table:table-cell office:value-type="float" office:value="13857">
            <text:p>13857</text:p>
          </table:table-cell>
          <table:table-cell table:formula="of:=2010-[.B270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nas fina</text:p>
          </table:table-cell>
          <table:table-cell office:value-type="float" office:value="1984">
            <text:p>1984</text:p>
          </table:table-cell>
          <table:table-cell office:value-type="float" office:value="72353">
            <text:p>72353</text:p>
          </table:table-cell>
          <table:table-cell table:formula="of:=2010-[.B270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ockenrola</text:p>
          </table:table-cell>
          <table:table-cell office:value-type="float" office:value="1984">
            <text:p>1984</text:p>
          </table:table-cell>
          <table:table-cell office:value-type="float" office:value="57250">
            <text:p>57250</text:p>
          </table:table-cell>
          <table:table-cell table:formula="of:=2010-[.B270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essJH</text:p>
          </table:table-cell>
          <table:table-cell office:value-type="float" office:value="1984">
            <text:p>1984</text:p>
          </table:table-cell>
          <table:table-cell office:value-type="float" office:value="24501">
            <text:p>24501</text:p>
          </table:table-cell>
          <table:table-cell table:formula="of:=2010-[.B270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Gunge</text:p>
          </table:table-cell>
          <table:table-cell office:value-type="float" office:value="1984">
            <text:p>1984</text:p>
          </table:table-cell>
          <table:table-cell office:value-type="float" office:value="4097">
            <text:p>4097</text:p>
          </table:table-cell>
          <table:table-cell table:formula="of:=2010-[.B270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zuzzan</text:p>
          </table:table-cell>
          <table:table-cell office:value-type="float" office:value="1984">
            <text:p>1984</text:p>
          </table:table-cell>
          <table:table-cell office:value-type="float" office:value="46029">
            <text:p>46029</text:p>
          </table:table-cell>
          <table:table-cell table:formula="of:=2010-[.B271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ltlakrits</text:p>
          </table:table-cell>
          <table:table-cell office:value-type="float" office:value="1984">
            <text:p>1984</text:p>
          </table:table-cell>
          <table:table-cell office:value-type="float" office:value="93428">
            <text:p>93428</text:p>
          </table:table-cell>
          <table:table-cell table:formula="of:=2010-[.B271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ecilia84</text:p>
          </table:table-cell>
          <table:table-cell office:value-type="float" office:value="1984">
            <text:p>1984</text:p>
          </table:table-cell>
          <table:table-cell office:value-type="float" office:value="12934">
            <text:p>12934</text:p>
          </table:table-cell>
          <table:table-cell table:formula="of:=2010-[.B271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lamma</text:p>
          </table:table-cell>
          <table:table-cell office:value-type="float" office:value="1984">
            <text:p>1984</text:p>
          </table:table-cell>
          <table:table-cell office:value-type="float" office:value="200617">
            <text:p>200617</text:p>
          </table:table-cell>
          <table:table-cell table:formula="of:=2010-[.B271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ängtafia</text:p>
          </table:table-cell>
          <table:table-cell office:value-type="float" office:value="1984">
            <text:p>1984</text:p>
          </table:table-cell>
          <table:table-cell office:value-type="float" office:value="10390">
            <text:p>10390</text:p>
          </table:table-cell>
          <table:table-cell table:formula="of:=2010-[.B271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uzze</text:p>
          </table:table-cell>
          <table:table-cell office:value-type="float" office:value="1984">
            <text:p>1984</text:p>
          </table:table-cell>
          <table:table-cell office:value-type="float" office:value="82320">
            <text:p>82320</text:p>
          </table:table-cell>
          <table:table-cell table:formula="of:=2010-[.B271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amas</text:p>
          </table:table-cell>
          <table:table-cell office:value-type="float" office:value="1984">
            <text:p>1984</text:p>
          </table:table-cell>
          <table:table-cell office:value-type="float" office:value="70111">
            <text:p>70111</text:p>
          </table:table-cell>
          <table:table-cell table:formula="of:=2010-[.B271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rtinis</text:p>
          </table:table-cell>
          <table:table-cell office:value-type="float" office:value="1984">
            <text:p>1984</text:p>
          </table:table-cell>
          <table:table-cell office:value-type="float" office:value="20991">
            <text:p>20991</text:p>
          </table:table-cell>
          <table:table-cell table:formula="of:=2010-[.B271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ockmamman</text:p>
          </table:table-cell>
          <table:table-cell office:value-type="float" office:value="1984">
            <text:p>1984</text:p>
          </table:table-cell>
          <table:table-cell office:value-type="float" office:value="28906">
            <text:p>28906</text:p>
          </table:table-cell>
          <table:table-cell table:formula="of:=2010-[.B271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mJay</text:p>
          </table:table-cell>
          <table:table-cell office:value-type="float" office:value="1984">
            <text:p>1984</text:p>
          </table:table-cell>
          <table:table-cell office:value-type="float" office:value="8867">
            <text:p>8867</text:p>
          </table:table-cell>
          <table:table-cell table:formula="of:=2010-[.B271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äntligen Vi</text:p>
          </table:table-cell>
          <table:table-cell office:value-type="float" office:value="1984">
            <text:p>1984</text:p>
          </table:table-cell>
          <table:table-cell office:value-type="float" office:value="13190">
            <text:p>13190</text:p>
          </table:table-cell>
          <table:table-cell table:formula="of:=2010-[.B272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niFröberg</text:p>
          </table:table-cell>
          <table:table-cell office:value-type="float" office:value="1984">
            <text:p>1984</text:p>
          </table:table-cell>
          <table:table-cell office:value-type="float" office:value="43152">
            <text:p>43152</text:p>
          </table:table-cell>
          <table:table-cell table:formula="of:=2010-[.B272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umlemamma</text:p>
          </table:table-cell>
          <table:table-cell office:value-type="float" office:value="1984">
            <text:p>1984</text:p>
          </table:table-cell>
          <table:table-cell office:value-type="float" office:value="210010">
            <text:p>210010</text:p>
          </table:table-cell>
          <table:table-cell table:formula="of:=2010-[.B272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KramKalas</text:p>
          </table:table-cell>
          <table:table-cell office:value-type="float" office:value="1984">
            <text:p>1984</text:p>
          </table:table-cell>
          <table:table-cell office:value-type="float" office:value="41154">
            <text:p>41154</text:p>
          </table:table-cell>
          <table:table-cell table:formula="of:=2010-[.B272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tar83</text:p>
          </table:table-cell>
          <table:table-cell office:value-type="float" office:value="1984">
            <text:p>1984</text:p>
          </table:table-cell>
          <table:table-cell office:value-type="float" office:value="10966">
            <text:p>10966</text:p>
          </table:table-cell>
          <table:table-cell table:formula="of:=2010-[.B272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nilorac</text:p>
          </table:table-cell>
          <table:table-cell office:value-type="float" office:value="1984">
            <text:p>1984</text:p>
          </table:table-cell>
          <table:table-cell office:value-type="float" office:value="28409">
            <text:p>28409</text:p>
          </table:table-cell>
          <table:table-cell table:formula="of:=2010-[.B272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eaveMeAlone</text:p>
          </table:table-cell>
          <table:table-cell office:value-type="float" office:value="1984">
            <text:p>1984</text:p>
          </table:table-cell>
          <table:table-cell office:value-type="float" office:value="76862">
            <text:p>76862</text:p>
          </table:table-cell>
          <table:table-cell table:formula="of:=2010-[.B272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rulle</text:p>
          </table:table-cell>
          <table:table-cell office:value-type="float" office:value="1984">
            <text:p>1984</text:p>
          </table:table-cell>
          <table:table-cell office:value-type="float" office:value="4099">
            <text:p>4099</text:p>
          </table:table-cell>
          <table:table-cell table:formula="of:=2010-[.B272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ajagmedstorahjärtat</text:p>
          </table:table-cell>
          <table:table-cell office:value-type="float" office:value="1984">
            <text:p>1984</text:p>
          </table:table-cell>
          <table:table-cell office:value-type="float" office:value="8306">
            <text:p>8306</text:p>
          </table:table-cell>
          <table:table-cell table:formula="of:=2010-[.B272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deez</text:p>
          </table:table-cell>
          <table:table-cell office:value-type="float" office:value="1984">
            <text:p>1984</text:p>
          </table:table-cell>
          <table:table-cell office:value-type="float" office:value="15835">
            <text:p>15835</text:p>
          </table:table-cell>
          <table:table-cell table:formula="of:=2010-[.B272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1984">
            <text:p>1984</text:p>
          </table:table-cell>
          <table:table-cell office:value-type="float" office:value="41395">
            <text:p>41395</text:p>
          </table:table-cell>
          <table:table-cell table:formula="of:=2010-[.B273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na ruffs</text:p>
          </table:table-cell>
          <table:table-cell office:value-type="float" office:value="1984">
            <text:p>1984</text:p>
          </table:table-cell>
          <table:table-cell office:value-type="float" office:value="38469">
            <text:p>38469</text:p>
          </table:table-cell>
          <table:table-cell table:formula="of:=2010-[.B273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puckot</text:p>
          </table:table-cell>
          <table:table-cell office:value-type="float" office:value="1984">
            <text:p>1984</text:p>
          </table:table-cell>
          <table:table-cell office:value-type="float" office:value="52825">
            <text:p>52825</text:p>
          </table:table-cell>
          <table:table-cell table:formula="of:=2010-[.B273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uvaduva</text:p>
          </table:table-cell>
          <table:table-cell office:value-type="float" office:value="1984">
            <text:p>1984</text:p>
          </table:table-cell>
          <table:table-cell office:value-type="float" office:value="8695">
            <text:p>8695</text:p>
          </table:table-cell>
          <table:table-cell table:formula="of:=2010-[.B273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or till Ella</text:p>
          </table:table-cell>
          <table:table-cell office:value-type="float" office:value="1984">
            <text:p>1984</text:p>
          </table:table-cell>
          <table:table-cell office:value-type="float" office:value="37869">
            <text:p>37869</text:p>
          </table:table-cell>
          <table:table-cell table:formula="of:=2010-[.B273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Izela</text:p>
          </table:table-cell>
          <table:table-cell office:value-type="float" office:value="1984">
            <text:p>1984</text:p>
          </table:table-cell>
          <table:table-cell office:value-type="float" office:value="57403">
            <text:p>57403</text:p>
          </table:table-cell>
          <table:table-cell table:formula="of:=2010-[.B273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Fia</text:p>
          </table:table-cell>
          <table:table-cell office:value-type="float" office:value="1984">
            <text:p>1984</text:p>
          </table:table-cell>
          <table:table-cell office:value-type="float" office:value="943">
            <text:p>943</text:p>
          </table:table-cell>
          <table:table-cell table:formula="of:=2010-[.B273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vetpålandet</text:p>
          </table:table-cell>
          <table:table-cell office:value-type="float" office:value="1984">
            <text:p>1984</text:p>
          </table:table-cell>
          <table:table-cell office:value-type="float" office:value="13866">
            <text:p>13866</text:p>
          </table:table-cell>
          <table:table-cell table:formula="of:=2010-[.B273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garden</text:p>
          </table:table-cell>
          <table:table-cell office:value-type="float" office:value="1984">
            <text:p>1984</text:p>
          </table:table-cell>
          <table:table-cell office:value-type="float" office:value="40455">
            <text:p>40455</text:p>
          </table:table-cell>
          <table:table-cell table:formula="of:=2010-[.B273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jes83</text:p>
          </table:table-cell>
          <table:table-cell office:value-type="float" office:value="1984">
            <text:p>1984</text:p>
          </table:table-cell>
          <table:table-cell office:value-type="float" office:value="48794">
            <text:p>48794</text:p>
          </table:table-cell>
          <table:table-cell table:formula="of:=2010-[.B273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rau M</text:p>
          </table:table-cell>
          <table:table-cell office:value-type="float" office:value="1984">
            <text:p>1984</text:p>
          </table:table-cell>
          <table:table-cell office:value-type="float" office:value="33825">
            <text:p>33825</text:p>
          </table:table-cell>
          <table:table-cell table:formula="of:=2010-[.B274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984">
            <text:p>1984</text:p>
          </table:table-cell>
          <table:table-cell office:value-type="float" office:value="42559">
            <text:p>42559</text:p>
          </table:table-cell>
          <table:table-cell table:formula="of:=2010-[.B274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maAlex</text:p>
          </table:table-cell>
          <table:table-cell office:value-type="float" office:value="1984">
            <text:p>1984</text:p>
          </table:table-cell>
          <table:table-cell office:value-type="float" office:value="53970">
            <text:p>53970</text:p>
          </table:table-cell>
          <table:table-cell table:formula="of:=2010-[.B274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bbis</text:p>
          </table:table-cell>
          <table:table-cell office:value-type="float" office:value="1984">
            <text:p>1984</text:p>
          </table:table-cell>
          <table:table-cell office:value-type="float" office:value="41548">
            <text:p>41548</text:p>
          </table:table-cell>
          <table:table-cell table:formula="of:=2010-[.B274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craptroll</text:p>
          </table:table-cell>
          <table:table-cell office:value-type="float" office:value="1984">
            <text:p>1984</text:p>
          </table:table-cell>
          <table:table-cell office:value-type="float" office:value="93811">
            <text:p>93811</text:p>
          </table:table-cell>
          <table:table-cell table:formula="of:=2010-[.B274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riahogergö</text:p>
          </table:table-cell>
          <table:table-cell office:value-type="float" office:value="1984">
            <text:p>1984</text:p>
          </table:table-cell>
          <table:table-cell office:value-type="float" office:value="22689">
            <text:p>22689</text:p>
          </table:table-cell>
          <table:table-cell table:formula="of:=2010-[.B274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niz1983</text:p>
          </table:table-cell>
          <table:table-cell office:value-type="float" office:value="1984">
            <text:p>1984</text:p>
          </table:table-cell>
          <table:table-cell office:value-type="float" office:value="1710">
            <text:p>1710</text:p>
          </table:table-cell>
          <table:table-cell table:formula="of:=2010-[.B274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ndaPalm</text:p>
          </table:table-cell>
          <table:table-cell office:value-type="float" office:value="1984">
            <text:p>1984</text:p>
          </table:table-cell>
          <table:table-cell office:value-type="float" office:value="14524">
            <text:p>14524</text:p>
          </table:table-cell>
          <table:table-cell table:formula="of:=2010-[.B274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na83</text:p>
          </table:table-cell>
          <table:table-cell office:value-type="float" office:value="1984">
            <text:p>1984</text:p>
          </table:table-cell>
          <table:table-cell office:value-type="float" office:value="40617">
            <text:p>40617</text:p>
          </table:table-cell>
          <table:table-cell table:formula="of:=2010-[.B274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athrinLarsson</text:p>
          </table:table-cell>
          <table:table-cell office:value-type="float" office:value="1984">
            <text:p>1984</text:p>
          </table:table-cell>
          <table:table-cell office:value-type="float" office:value="10658">
            <text:p>10658</text:p>
          </table:table-cell>
          <table:table-cell table:formula="of:=2010-[.B274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mmetrocker</text:p>
          </table:table-cell>
          <table:table-cell office:value-type="float" office:value="1984">
            <text:p>1984</text:p>
          </table:table-cell>
          <table:table-cell office:value-type="float" office:value="34061">
            <text:p>34061</text:p>
          </table:table-cell>
          <table:table-cell table:formula="of:=2010-[.B275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niis</text:p>
          </table:table-cell>
          <table:table-cell office:value-type="float" office:value="1984">
            <text:p>1984</text:p>
          </table:table-cell>
          <table:table-cell office:value-type="float" office:value="18465">
            <text:p>18465</text:p>
          </table:table-cell>
          <table:table-cell table:formula="of:=2010-[.B275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jaB</text:p>
          </table:table-cell>
          <table:table-cell office:value-type="float" office:value="1984">
            <text:p>1984</text:p>
          </table:table-cell>
          <table:table-cell office:value-type="float" office:value="27255">
            <text:p>27255</text:p>
          </table:table-cell>
          <table:table-cell table:formula="of:=2010-[.B275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1984">
            <text:p>1984</text:p>
          </table:table-cell>
          <table:table-cell office:value-type="float" office:value="7061">
            <text:p>7061</text:p>
          </table:table-cell>
          <table:table-cell table:formula="of:=2010-[.B275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melica</text:p>
          </table:table-cell>
          <table:table-cell office:value-type="float" office:value="1984">
            <text:p>1984</text:p>
          </table:table-cell>
          <table:table-cell office:value-type="float" office:value="11613">
            <text:p>11613</text:p>
          </table:table-cell>
          <table:table-cell table:formula="of:=2010-[.B275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roosAnna</text:p>
          </table:table-cell>
          <table:table-cell office:value-type="float" office:value="1984">
            <text:p>1984</text:p>
          </table:table-cell>
          <table:table-cell office:value-type="float" office:value="102729">
            <text:p>102729</text:p>
          </table:table-cell>
          <table:table-cell table:formula="of:=2010-[.B275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Idizen</text:p>
          </table:table-cell>
          <table:table-cell office:value-type="float" office:value="1984">
            <text:p>1984</text:p>
          </table:table-cell>
          <table:table-cell office:value-type="float" office:value="26324">
            <text:p>26324</text:p>
          </table:table-cell>
          <table:table-cell table:formula="of:=2010-[.B275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izzan</text:p>
          </table:table-cell>
          <table:table-cell office:value-type="float" office:value="1984">
            <text:p>1984</text:p>
          </table:table-cell>
          <table:table-cell office:value-type="float" office:value="57349">
            <text:p>57349</text:p>
          </table:table-cell>
          <table:table-cell table:formula="of:=2010-[.B275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ooova</text:p>
          </table:table-cell>
          <table:table-cell office:value-type="float" office:value="1984">
            <text:p>1984</text:p>
          </table:table-cell>
          <table:table-cell office:value-type="float" office:value="23097">
            <text:p>23097</text:p>
          </table:table-cell>
          <table:table-cell table:formula="of:=2010-[.B275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nis83</text:p>
          </table:table-cell>
          <table:table-cell office:value-type="float" office:value="1984">
            <text:p>1984</text:p>
          </table:table-cell>
          <table:table-cell office:value-type="float" office:value="25300">
            <text:p>25300</text:p>
          </table:table-cell>
          <table:table-cell table:formula="of:=2010-[.B275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leonore</text:p>
          </table:table-cell>
          <table:table-cell office:value-type="float" office:value="1984">
            <text:p>1984</text:p>
          </table:table-cell>
          <table:table-cell office:value-type="float" office:value="3824">
            <text:p>3824</text:p>
          </table:table-cell>
          <table:table-cell table:formula="of:=2010-[.B276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vilhoney</text:p>
          </table:table-cell>
          <table:table-cell office:value-type="float" office:value="1984">
            <text:p>1984</text:p>
          </table:table-cell>
          <table:table-cell office:value-type="float" office:value="6301">
            <text:p>6301</text:p>
          </table:table-cell>
          <table:table-cell table:formula="of:=2010-[.B276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alorten06</text:p>
          </table:table-cell>
          <table:table-cell office:value-type="float" office:value="1984">
            <text:p>1984</text:p>
          </table:table-cell>
          <table:table-cell office:value-type="float" office:value="11228">
            <text:p>11228</text:p>
          </table:table-cell>
          <table:table-cell table:formula="of:=2010-[.B276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onica83</text:p>
          </table:table-cell>
          <table:table-cell office:value-type="float" office:value="1984">
            <text:p>1984</text:p>
          </table:table-cell>
          <table:table-cell office:value-type="float" office:value="29027">
            <text:p>29027</text:p>
          </table:table-cell>
          <table:table-cell table:formula="of:=2010-[.B276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Karroägget</text:p>
          </table:table-cell>
          <table:table-cell office:value-type="float" office:value="1984">
            <text:p>1984</text:p>
          </table:table-cell>
          <table:table-cell office:value-type="float" office:value="13490">
            <text:p>13490</text:p>
          </table:table-cell>
          <table:table-cell table:formula="of:=2010-[.B276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iiiinkcat</text:p>
          </table:table-cell>
          <table:table-cell office:value-type="float" office:value="1984">
            <text:p>1984</text:p>
          </table:table-cell>
          <table:table-cell office:value-type="float" office:value="45447">
            <text:p>45447</text:p>
          </table:table-cell>
          <table:table-cell table:formula="of:=2010-[.B276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oney Boo</text:p>
          </table:table-cell>
          <table:table-cell office:value-type="float" office:value="1984">
            <text:p>1984</text:p>
          </table:table-cell>
          <table:table-cell office:value-type="float" office:value="111509">
            <text:p>111509</text:p>
          </table:table-cell>
          <table:table-cell table:formula="of:=2010-[.B276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fot</text:p>
          </table:table-cell>
          <table:table-cell office:value-type="float" office:value="1984">
            <text:p>1984</text:p>
          </table:table-cell>
          <table:table-cell office:value-type="float" office:value="369">
            <text:p>369</text:p>
          </table:table-cell>
          <table:table-cell table:formula="of:=2010-[.B276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ssHellen</text:p>
          </table:table-cell>
          <table:table-cell office:value-type="float" office:value="1984">
            <text:p>1984</text:p>
          </table:table-cell>
          <table:table-cell office:value-type="float" office:value="155819">
            <text:p>155819</text:p>
          </table:table-cell>
          <table:table-cell table:formula="of:=2010-[.B276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inskaflikkan</text:p>
          </table:table-cell>
          <table:table-cell office:value-type="float" office:value="1984">
            <text:p>1984</text:p>
          </table:table-cell>
          <table:table-cell office:value-type="float" office:value="153183">
            <text:p>153183</text:p>
          </table:table-cell>
          <table:table-cell table:formula="of:=2010-[.B276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my27</text:p>
          </table:table-cell>
          <table:table-cell office:value-type="float" office:value="1984">
            <text:p>1984</text:p>
          </table:table-cell>
          <table:table-cell office:value-type="float" office:value="7648">
            <text:p>7648</text:p>
          </table:table-cell>
          <table:table-cell table:formula="of:=2010-[.B277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984">
            <text:p>1984</text:p>
          </table:table-cell>
          <table:table-cell office:value-type="float" office:value="86315">
            <text:p>86315</text:p>
          </table:table-cell>
          <table:table-cell table:formula="of:=2010-[.B277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aive</text:p>
          </table:table-cell>
          <table:table-cell office:value-type="float" office:value="1984">
            <text:p>1984</text:p>
          </table:table-cell>
          <table:table-cell office:value-type="float" office:value="4354">
            <text:p>4354</text:p>
          </table:table-cell>
          <table:table-cell table:formula="of:=2010-[.B277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essaLisa</text:p>
          </table:table-cell>
          <table:table-cell office:value-type="float" office:value="1984">
            <text:p>1984</text:p>
          </table:table-cell>
          <table:table-cell office:value-type="float" office:value="25230">
            <text:p>25230</text:p>
          </table:table-cell>
          <table:table-cell table:formula="of:=2010-[.B277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maMag</text:p>
          </table:table-cell>
          <table:table-cell office:value-type="float" office:value="1984">
            <text:p>1984</text:p>
          </table:table-cell>
          <table:table-cell office:value-type="float" office:value="26400">
            <text:p>26400</text:p>
          </table:table-cell>
          <table:table-cell table:formula="of:=2010-[.B277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naSvea</text:p>
          </table:table-cell>
          <table:table-cell office:value-type="float" office:value="1984">
            <text:p>1984</text:p>
          </table:table-cell>
          <table:table-cell office:value-type="float" office:value="19256">
            <text:p>19256</text:p>
          </table:table-cell>
          <table:table-cell table:formula="of:=2010-[.B277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84">
            <text:p>1984</text:p>
          </table:table-cell>
          <table:table-cell office:value-type="float" office:value="18419">
            <text:p>18419</text:p>
          </table:table-cell>
          <table:table-cell table:formula="of:=2010-[.B277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snuttan</text:p>
          </table:table-cell>
          <table:table-cell office:value-type="float" office:value="1984">
            <text:p>1984</text:p>
          </table:table-cell>
          <table:table-cell office:value-type="float" office:value="7247">
            <text:p>7247</text:p>
          </table:table-cell>
          <table:table-cell table:formula="of:=2010-[.B277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ussilago00</text:p>
          </table:table-cell>
          <table:table-cell office:value-type="float" office:value="1984">
            <text:p>1984</text:p>
          </table:table-cell>
          <table:table-cell office:value-type="float" office:value="3291">
            <text:p>3291</text:p>
          </table:table-cell>
          <table:table-cell table:formula="of:=2010-[.B277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isa</text:p>
          </table:table-cell>
          <table:table-cell office:value-type="float" office:value="1984">
            <text:p>1984</text:p>
          </table:table-cell>
          <table:table-cell office:value-type="float" office:value="63102">
            <text:p>63102</text:p>
          </table:table-cell>
          <table:table-cell table:formula="of:=2010-[.B277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ärlan83</text:p>
          </table:table-cell>
          <table:table-cell office:value-type="float" office:value="1984">
            <text:p>1984</text:p>
          </table:table-cell>
          <table:table-cell office:value-type="float" office:value="935">
            <text:p>935</text:p>
          </table:table-cell>
          <table:table-cell table:formula="of:=2010-[.B278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arssonsophie</text:p>
          </table:table-cell>
          <table:table-cell office:value-type="float" office:value="1984">
            <text:p>1984</text:p>
          </table:table-cell>
          <table:table-cell office:value-type="float" office:value="6959">
            <text:p>6959</text:p>
          </table:table-cell>
          <table:table-cell table:formula="of:=2010-[.B278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ruAnna</text:p>
          </table:table-cell>
          <table:table-cell office:value-type="float" office:value="1984">
            <text:p>1984</text:p>
          </table:table-cell>
          <table:table-cell office:value-type="float" office:value="33153">
            <text:p>33153</text:p>
          </table:table-cell>
          <table:table-cell table:formula="of:=2010-[.B278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Uhngoliant</text:p>
          </table:table-cell>
          <table:table-cell office:value-type="float" office:value="1984">
            <text:p>1984</text:p>
          </table:table-cell>
          <table:table-cell office:value-type="float" office:value="13831">
            <text:p>13831</text:p>
          </table:table-cell>
          <table:table-cell table:formula="of:=2010-[.B278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83a</text:p>
          </table:table-cell>
          <table:table-cell office:value-type="float" office:value="1984">
            <text:p>1984</text:p>
          </table:table-cell>
          <table:table-cell office:value-type="float" office:value="16084">
            <text:p>16084</text:p>
          </table:table-cell>
          <table:table-cell table:formula="of:=2010-[.B278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gulligavera</text:p>
          </table:table-cell>
          <table:table-cell office:value-type="float" office:value="1984">
            <text:p>1984</text:p>
          </table:table-cell>
          <table:table-cell office:value-type="float" office:value="35305">
            <text:p>35305</text:p>
          </table:table-cell>
          <table:table-cell table:formula="of:=2010-[.B278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llla</text:p>
          </table:table-cell>
          <table:table-cell office:value-type="float" office:value="1984">
            <text:p>1984</text:p>
          </table:table-cell>
          <table:table-cell office:value-type="float" office:value="109970">
            <text:p>109970</text:p>
          </table:table-cell>
          <table:table-cell table:formula="of:=2010-[.B278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oppan84</text:p>
          </table:table-cell>
          <table:table-cell office:value-type="float" office:value="1984">
            <text:p>1984</text:p>
          </table:table-cell>
          <table:table-cell office:value-type="float" office:value="4121">
            <text:p>4121</text:p>
          </table:table-cell>
          <table:table-cell table:formula="of:=2010-[.B278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lingo</text:p>
          </table:table-cell>
          <table:table-cell office:value-type="float" office:value="1984">
            <text:p>1984</text:p>
          </table:table-cell>
          <table:table-cell office:value-type="float" office:value="9267">
            <text:p>9267</text:p>
          </table:table-cell>
          <table:table-cell table:formula="of:=2010-[.B278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tinis83</text:p>
          </table:table-cell>
          <table:table-cell office:value-type="float" office:value="1984">
            <text:p>1984</text:p>
          </table:table-cell>
          <table:table-cell office:value-type="float" office:value="11606">
            <text:p>11606</text:p>
          </table:table-cell>
          <table:table-cell table:formula="of:=2010-[.B278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gelicious</text:p>
          </table:table-cell>
          <table:table-cell office:value-type="float" office:value="1984">
            <text:p>1984</text:p>
          </table:table-cell>
          <table:table-cell office:value-type="float" office:value="9376">
            <text:p>9376</text:p>
          </table:table-cell>
          <table:table-cell table:formula="of:=2010-[.B279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annaS83</text:p>
          </table:table-cell>
          <table:table-cell office:value-type="float" office:value="1984">
            <text:p>1984</text:p>
          </table:table-cell>
          <table:table-cell office:value-type="float" office:value="34093">
            <text:p>34093</text:p>
          </table:table-cell>
          <table:table-cell table:formula="of:=2010-[.B279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nica74</text:p>
          </table:table-cell>
          <table:table-cell office:value-type="float" office:value="1984">
            <text:p>1984</text:p>
          </table:table-cell>
          <table:table-cell office:value-type="float" office:value="7117">
            <text:p>7117</text:p>
          </table:table-cell>
          <table:table-cell table:formula="of:=2010-[.B279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ove H</text:p>
          </table:table-cell>
          <table:table-cell office:value-type="float" office:value="1984">
            <text:p>1984</text:p>
          </table:table-cell>
          <table:table-cell office:value-type="float" office:value="11869">
            <text:p>11869</text:p>
          </table:table-cell>
          <table:table-cell table:formula="of:=2010-[.B279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ovaliss</text:p>
          </table:table-cell>
          <table:table-cell office:value-type="float" office:value="1984">
            <text:p>1984</text:p>
          </table:table-cell>
          <table:table-cell office:value-type="float" office:value="6908">
            <text:p>6908</text:p>
          </table:table-cell>
          <table:table-cell table:formula="of:=2010-[.B279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ehla</text:p>
          </table:table-cell>
          <table:table-cell office:value-type="float" office:value="1984">
            <text:p>1984</text:p>
          </table:table-cell>
          <table:table-cell office:value-type="float" office:value="14010">
            <text:p>14010</text:p>
          </table:table-cell>
          <table:table-cell table:formula="of:=2010-[.B279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Iza2011</text:p>
          </table:table-cell>
          <table:table-cell office:value-type="float" office:value="1984">
            <text:p>1984</text:p>
          </table:table-cell>
          <table:table-cell office:value-type="float" office:value="16783">
            <text:p>16783</text:p>
          </table:table-cell>
          <table:table-cell table:formula="of:=2010-[.B279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ush</text:p>
          </table:table-cell>
          <table:table-cell office:value-type="float" office:value="1984">
            <text:p>1984</text:p>
          </table:table-cell>
          <table:table-cell office:value-type="float" office:value="10012">
            <text:p>10012</text:p>
          </table:table-cell>
          <table:table-cell table:formula="of:=2010-[.B279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attizzz83</text:p>
          </table:table-cell>
          <table:table-cell office:value-type="float" office:value="1984">
            <text:p>1984</text:p>
          </table:table-cell>
          <table:table-cell office:value-type="float" office:value="34017">
            <text:p>34017</text:p>
          </table:table-cell>
          <table:table-cell table:formula="of:=2010-[.B279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heRoses</text:p>
          </table:table-cell>
          <table:table-cell office:value-type="float" office:value="1984">
            <text:p>1984</text:p>
          </table:table-cell>
          <table:table-cell office:value-type="float" office:value="12958">
            <text:p>12958</text:p>
          </table:table-cell>
          <table:table-cell table:formula="of:=2010-[.B279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saA</text:p>
          </table:table-cell>
          <table:table-cell office:value-type="float" office:value="1984">
            <text:p>1984</text:p>
          </table:table-cell>
          <table:table-cell office:value-type="float" office:value="16019">
            <text:p>16019</text:p>
          </table:table-cell>
          <table:table-cell table:formula="of:=2010-[.B280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assionsblomma</text:p>
          </table:table-cell>
          <table:table-cell office:value-type="float" office:value="1984">
            <text:p>1984</text:p>
          </table:table-cell>
          <table:table-cell office:value-type="float" office:value="4541">
            <text:p>4541</text:p>
          </table:table-cell>
          <table:table-cell table:formula="of:=2010-[.B280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arro 83</text:p>
          </table:table-cell>
          <table:table-cell office:value-type="float" office:value="1984">
            <text:p>1984</text:p>
          </table:table-cell>
          <table:table-cell office:value-type="float" office:value="16271">
            <text:p>16271</text:p>
          </table:table-cell>
          <table:table-cell table:formula="of:=2010-[.B280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1984">
            <text:p>1984</text:p>
          </table:table-cell>
          <table:table-cell office:value-type="float" office:value="27993">
            <text:p>27993</text:p>
          </table:table-cell>
          <table:table-cell table:formula="of:=2010-[.B280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opycat83</text:p>
          </table:table-cell>
          <table:table-cell office:value-type="float" office:value="1984">
            <text:p>1984</text:p>
          </table:table-cell>
          <table:table-cell office:value-type="float" office:value="5021">
            <text:p>5021</text:p>
          </table:table-cell>
          <table:table-cell table:formula="of:=2010-[.B280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ECJ</text:p>
          </table:table-cell>
          <table:table-cell office:value-type="float" office:value="1984">
            <text:p>1984</text:p>
          </table:table-cell>
          <table:table-cell office:value-type="float" office:value="29274">
            <text:p>29274</text:p>
          </table:table-cell>
          <table:table-cell table:formula="of:=2010-[.B280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ollyBuz</text:p>
          </table:table-cell>
          <table:table-cell office:value-type="float" office:value="1984">
            <text:p>1984</text:p>
          </table:table-cell>
          <table:table-cell office:value-type="float" office:value="10845">
            <text:p>10845</text:p>
          </table:table-cell>
          <table:table-cell table:formula="of:=2010-[.B280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icoleSthlm</text:p>
          </table:table-cell>
          <table:table-cell office:value-type="float" office:value="1984">
            <text:p>1984</text:p>
          </table:table-cell>
          <table:table-cell office:value-type="float" office:value="54461">
            <text:p>54461</text:p>
          </table:table-cell>
          <table:table-cell table:formula="of:=2010-[.B280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mi27</text:p>
          </table:table-cell>
          <table:table-cell office:value-type="float" office:value="1984">
            <text:p>1984</text:p>
          </table:table-cell>
          <table:table-cell office:value-type="float" office:value="34937">
            <text:p>34937</text:p>
          </table:table-cell>
          <table:table-cell table:formula="of:=2010-[.B280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adja83</text:p>
          </table:table-cell>
          <table:table-cell office:value-type="float" office:value="1984">
            <text:p>1984</text:p>
          </table:table-cell>
          <table:table-cell office:value-type="float" office:value="8304">
            <text:p>8304</text:p>
          </table:table-cell>
          <table:table-cell table:formula="of:=2010-[.B280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azza</text:p>
          </table:table-cell>
          <table:table-cell office:value-type="float" office:value="1984">
            <text:p>1984</text:p>
          </table:table-cell>
          <table:table-cell office:value-type="float" office:value="12786">
            <text:p>12786</text:p>
          </table:table-cell>
          <table:table-cell table:formula="of:=2010-[.B281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aby Doll</text:p>
          </table:table-cell>
          <table:table-cell office:value-type="float" office:value="1984">
            <text:p>1984</text:p>
          </table:table-cell>
          <table:table-cell office:value-type="float" office:value="34315">
            <text:p>34315</text:p>
          </table:table-cell>
          <table:table-cell table:formula="of:=2010-[.B281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b imo pectore</text:p>
          </table:table-cell>
          <table:table-cell office:value-type="float" office:value="1984">
            <text:p>1984</text:p>
          </table:table-cell>
          <table:table-cell office:value-type="float" office:value="974">
            <text:p>974</text:p>
          </table:table-cell>
          <table:table-cell table:formula="of:=2010-[.B281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naJo83</text:p>
          </table:table-cell>
          <table:table-cell office:value-type="float" office:value="1984">
            <text:p>1984</text:p>
          </table:table-cell>
          <table:table-cell office:value-type="float" office:value="12579">
            <text:p>12579</text:p>
          </table:table-cell>
          <table:table-cell table:formula="of:=2010-[.B281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Kyssen</text:p>
          </table:table-cell>
          <table:table-cell office:value-type="float" office:value="1984">
            <text:p>1984</text:p>
          </table:table-cell>
          <table:table-cell office:value-type="float" office:value="208080">
            <text:p>208080</text:p>
          </table:table-cell>
          <table:table-cell table:formula="of:=2010-[.B281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nAngel</text:p>
          </table:table-cell>
          <table:table-cell office:value-type="float" office:value="1984">
            <text:p>1984</text:p>
          </table:table-cell>
          <table:table-cell office:value-type="float" office:value="81219">
            <text:p>81219</text:p>
          </table:table-cell>
          <table:table-cell table:formula="of:=2010-[.B281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rs B</text:p>
          </table:table-cell>
          <table:table-cell office:value-type="float" office:value="1984">
            <text:p>1984</text:p>
          </table:table-cell>
          <table:table-cell office:value-type="float" office:value="41337">
            <text:p>41337</text:p>
          </table:table-cell>
          <table:table-cell table:formula="of:=2010-[.B281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ooba</text:p>
          </table:table-cell>
          <table:table-cell office:value-type="float" office:value="1984">
            <text:p>1984</text:p>
          </table:table-cell>
          <table:table-cell office:value-type="float" office:value="15534">
            <text:p>15534</text:p>
          </table:table-cell>
          <table:table-cell table:formula="of:=2010-[.B281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inky</text:p>
          </table:table-cell>
          <table:table-cell office:value-type="float" office:value="1984">
            <text:p>1984</text:p>
          </table:table-cell>
          <table:table-cell office:value-type="float" office:value="3094">
            <text:p>3094</text:p>
          </table:table-cell>
          <table:table-cell table:formula="of:=2010-[.B281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issa83</text:p>
          </table:table-cell>
          <table:table-cell office:value-type="float" office:value="1984">
            <text:p>1984</text:p>
          </table:table-cell>
          <table:table-cell office:value-type="float" office:value="60">
            <text:p>60</text:p>
          </table:table-cell>
          <table:table-cell table:formula="of:=2010-[.B281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rollvinter</text:p>
          </table:table-cell>
          <table:table-cell office:value-type="float" office:value="1984">
            <text:p>1984</text:p>
          </table:table-cell>
          <table:table-cell office:value-type="float" office:value="81351">
            <text:p>81351</text:p>
          </table:table-cell>
          <table:table-cell table:formula="of:=2010-[.B282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 queer star</text:p>
          </table:table-cell>
          <table:table-cell office:value-type="float" office:value="1984">
            <text:p>1984</text:p>
          </table:table-cell>
          <table:table-cell office:value-type="float" office:value="3731">
            <text:p>3731</text:p>
          </table:table-cell>
          <table:table-cell table:formula="of:=2010-[.B282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maRoSa</text:p>
          </table:table-cell>
          <table:table-cell office:value-type="float" office:value="1984">
            <text:p>1984</text:p>
          </table:table-cell>
          <table:table-cell office:value-type="float" office:value="85801">
            <text:p>85801</text:p>
          </table:table-cell>
          <table:table-cell table:formula="of:=2010-[.B282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celise</text:p>
          </table:table-cell>
          <table:table-cell office:value-type="float" office:value="1984">
            <text:p>1984</text:p>
          </table:table-cell>
          <table:table-cell office:value-type="float" office:value="171178">
            <text:p>171178</text:p>
          </table:table-cell>
          <table:table-cell table:formula="of:=2010-[.B282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rincess edition</text:p>
          </table:table-cell>
          <table:table-cell office:value-type="float" office:value="1984">
            <text:p>1984</text:p>
          </table:table-cell>
          <table:table-cell office:value-type="float" office:value="7141">
            <text:p>7141</text:p>
          </table:table-cell>
          <table:table-cell table:formula="of:=2010-[.B282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rilis</text:p>
          </table:table-cell>
          <table:table-cell office:value-type="float" office:value="1984">
            <text:p>1984</text:p>
          </table:table-cell>
          <table:table-cell office:value-type="float" office:value="1144">
            <text:p>1144</text:p>
          </table:table-cell>
          <table:table-cell table:formula="of:=2010-[.B282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eela</text:p>
          </table:table-cell>
          <table:table-cell office:value-type="float" office:value="1984">
            <text:p>1984</text:p>
          </table:table-cell>
          <table:table-cell office:value-type="float" office:value="17773">
            <text:p>17773</text:p>
          </table:table-cell>
          <table:table-cell table:formula="of:=2010-[.B282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yros</text:p>
          </table:table-cell>
          <table:table-cell office:value-type="float" office:value="1984">
            <text:p>1984</text:p>
          </table:table-cell>
          <table:table-cell office:value-type="float" office:value="6087">
            <text:p>6087</text:p>
          </table:table-cell>
          <table:table-cell table:formula="of:=2010-[.B282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Dina</text:p>
          </table:table-cell>
          <table:table-cell office:value-type="float" office:value="1984">
            <text:p>1984</text:p>
          </table:table-cell>
          <table:table-cell office:value-type="float" office:value="22270">
            <text:p>22270</text:p>
          </table:table-cell>
          <table:table-cell table:formula="of:=2010-[.B282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ma0709</text:p>
          </table:table-cell>
          <table:table-cell office:value-type="float" office:value="1984">
            <text:p>1984</text:p>
          </table:table-cell>
          <table:table-cell office:value-type="float" office:value="16734">
            <text:p>16734</text:p>
          </table:table-cell>
          <table:table-cell table:formula="of:=2010-[.B282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rida S83</text:p>
          </table:table-cell>
          <table:table-cell office:value-type="float" office:value="1984">
            <text:p>1984</text:p>
          </table:table-cell>
          <table:table-cell office:value-type="float" office:value="10238">
            <text:p>10238</text:p>
          </table:table-cell>
          <table:table-cell table:formula="of:=2010-[.B283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undafrida</text:p>
          </table:table-cell>
          <table:table-cell office:value-type="float" office:value="1984">
            <text:p>1984</text:p>
          </table:table-cell>
          <table:table-cell office:value-type="float" office:value="9863">
            <text:p>9863</text:p>
          </table:table-cell>
          <table:table-cell table:formula="of:=2010-[.B283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mulan777</text:p>
          </table:table-cell>
          <table:table-cell office:value-type="float" office:value="1984">
            <text:p>1984</text:p>
          </table:table-cell>
          <table:table-cell office:value-type="float" office:value="4076">
            <text:p>4076</text:p>
          </table:table-cell>
          <table:table-cell table:formula="of:=2010-[.B283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oniquee83</text:p>
          </table:table-cell>
          <table:table-cell office:value-type="float" office:value="1984">
            <text:p>1984</text:p>
          </table:table-cell>
          <table:table-cell office:value-type="float" office:value="2344">
            <text:p>2344</text:p>
          </table:table-cell>
          <table:table-cell table:formula="of:=2010-[.B283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ombus</text:p>
          </table:table-cell>
          <table:table-cell office:value-type="float" office:value="1984">
            <text:p>1984</text:p>
          </table:table-cell>
          <table:table-cell office:value-type="float" office:value="22897">
            <text:p>22897</text:p>
          </table:table-cell>
          <table:table-cell table:formula="of:=2010-[.B283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ianca1</text:p>
          </table:table-cell>
          <table:table-cell office:value-type="float" office:value="1984">
            <text:p>1984</text:p>
          </table:table-cell>
          <table:table-cell office:value-type="float" office:value="1009">
            <text:p>1009</text:p>
          </table:table-cell>
          <table:table-cell table:formula="of:=2010-[.B283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OoSOLINoO</text:p>
          </table:table-cell>
          <table:table-cell office:value-type="float" office:value="1984">
            <text:p>1984</text:p>
          </table:table-cell>
          <table:table-cell office:value-type="float" office:value="29507">
            <text:p>29507</text:p>
          </table:table-cell>
          <table:table-cell table:formula="of:=2010-[.B283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enga</text:p>
          </table:table-cell>
          <table:table-cell office:value-type="float" office:value="1984">
            <text:p>1984</text:p>
          </table:table-cell>
          <table:table-cell office:value-type="float" office:value="13021">
            <text:p>13021</text:p>
          </table:table-cell>
          <table:table-cell table:formula="of:=2010-[.B283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Kattamaja</text:p>
          </table:table-cell>
          <table:table-cell office:value-type="float" office:value="1984">
            <text:p>1984</text:p>
          </table:table-cell>
          <table:table-cell office:value-type="float" office:value="6261">
            <text:p>6261</text:p>
          </table:table-cell>
          <table:table-cell table:formula="of:=2010-[.B283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ussilago83</text:p>
          </table:table-cell>
          <table:table-cell office:value-type="float" office:value="1984">
            <text:p>1984</text:p>
          </table:table-cell>
          <table:table-cell office:value-type="float" office:value="11982">
            <text:p>11982</text:p>
          </table:table-cell>
          <table:table-cell table:formula="of:=2010-[.B283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unniva</text:p>
          </table:table-cell>
          <table:table-cell office:value-type="float" office:value="1984">
            <text:p>1984</text:p>
          </table:table-cell>
          <table:table-cell office:value-type="float" office:value="4220">
            <text:p>4220</text:p>
          </table:table-cell>
          <table:table-cell table:formula="of:=2010-[.B284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alin</text:p>
          </table:table-cell>
          <table:table-cell office:value-type="float" office:value="1984">
            <text:p>1984</text:p>
          </table:table-cell>
          <table:table-cell office:value-type="float" office:value="32622">
            <text:p>32622</text:p>
          </table:table-cell>
          <table:table-cell table:formula="of:=2010-[.B284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jauen</text:p>
          </table:table-cell>
          <table:table-cell office:value-type="float" office:value="1984">
            <text:p>1984</text:p>
          </table:table-cell>
          <table:table-cell office:value-type="float" office:value="70676">
            <text:p>70676</text:p>
          </table:table-cell>
          <table:table-cell table:formula="of:=2010-[.B284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uteCherryAnn</text:p>
          </table:table-cell>
          <table:table-cell office:value-type="float" office:value="1984">
            <text:p>1984</text:p>
          </table:table-cell>
          <table:table-cell office:value-type="float" office:value="3443">
            <text:p>3443</text:p>
          </table:table-cell>
          <table:table-cell table:formula="of:=2010-[.B284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usstuss</text:p>
          </table:table-cell>
          <table:table-cell office:value-type="float" office:value="1984">
            <text:p>1984</text:p>
          </table:table-cell>
          <table:table-cell office:value-type="float" office:value="1572">
            <text:p>1572</text:p>
          </table:table-cell>
          <table:table-cell table:formula="of:=2010-[.B284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baby</text:p>
          </table:table-cell>
          <table:table-cell office:value-type="float" office:value="1984">
            <text:p>1984</text:p>
          </table:table-cell>
          <table:table-cell office:value-type="float" office:value="4701">
            <text:p>4701</text:p>
          </table:table-cell>
          <table:table-cell table:formula="of:=2010-[.B284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örnen</text:p>
          </table:table-cell>
          <table:table-cell office:value-type="float" office:value="1984">
            <text:p>1984</text:p>
          </table:table-cell>
          <table:table-cell office:value-type="float" office:value="13117">
            <text:p>13117</text:p>
          </table:table-cell>
          <table:table-cell table:formula="of:=2010-[.B284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ysgrodan</text:p>
          </table:table-cell>
          <table:table-cell office:value-type="float" office:value="1984">
            <text:p>1984</text:p>
          </table:table-cell>
          <table:table-cell office:value-type="float" office:value="20336">
            <text:p>20336</text:p>
          </table:table-cell>
          <table:table-cell table:formula="of:=2010-[.B284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eciliaL</text:p>
          </table:table-cell>
          <table:table-cell office:value-type="float" office:value="1984">
            <text:p>1984</text:p>
          </table:table-cell>
          <table:table-cell office:value-type="float" office:value="15367">
            <text:p>15367</text:p>
          </table:table-cell>
          <table:table-cell table:formula="of:=2010-[.B284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ol1</text:p>
          </table:table-cell>
          <table:table-cell office:value-type="float" office:value="1984">
            <text:p>1984</text:p>
          </table:table-cell>
          <table:table-cell office:value-type="float" office:value="62089">
            <text:p>62089</text:p>
          </table:table-cell>
          <table:table-cell table:formula="of:=2010-[.B284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ynara</text:p>
          </table:table-cell>
          <table:table-cell office:value-type="float" office:value="1984">
            <text:p>1984</text:p>
          </table:table-cell>
          <table:table-cell office:value-type="float" office:value="7757">
            <text:p>7757</text:p>
          </table:table-cell>
          <table:table-cell table:formula="of:=2010-[.B285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ttlestar83</text:p>
          </table:table-cell>
          <table:table-cell office:value-type="float" office:value="1984">
            <text:p>1984</text:p>
          </table:table-cell>
          <table:table-cell office:value-type="float" office:value="34485">
            <text:p>34485</text:p>
          </table:table-cell>
          <table:table-cell table:formula="of:=2010-[.B285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enni</text:p>
          </table:table-cell>
          <table:table-cell office:value-type="float" office:value="1984">
            <text:p>1984</text:p>
          </table:table-cell>
          <table:table-cell office:value-type="float" office:value="5788">
            <text:p>5788</text:p>
          </table:table-cell>
          <table:table-cell table:formula="of:=2010-[.B285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yheartbelongstoyou</text:p>
          </table:table-cell>
          <table:table-cell office:value-type="float" office:value="1984">
            <text:p>1984</text:p>
          </table:table-cell>
          <table:table-cell office:value-type="float" office:value="6755">
            <text:p>6755</text:p>
          </table:table-cell>
          <table:table-cell table:formula="of:=2010-[.B285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urnisen</text:p>
          </table:table-cell>
          <table:table-cell office:value-type="float" office:value="1984">
            <text:p>1984</text:p>
          </table:table-cell>
          <table:table-cell office:value-type="float" office:value="17266">
            <text:p>17266</text:p>
          </table:table-cell>
          <table:table-cell table:formula="of:=2010-[.B285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nnea83</text:p>
          </table:table-cell>
          <table:table-cell office:value-type="float" office:value="1984">
            <text:p>1984</text:p>
          </table:table-cell>
          <table:table-cell office:value-type="float" office:value="137">
            <text:p>137</text:p>
          </table:table-cell>
          <table:table-cell table:formula="of:=2010-[.B285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mah83</text:p>
          </table:table-cell>
          <table:table-cell office:value-type="float" office:value="1984">
            <text:p>1984</text:p>
          </table:table-cell>
          <table:table-cell office:value-type="float" office:value="22423">
            <text:p>22423</text:p>
          </table:table-cell>
          <table:table-cell table:formula="of:=2010-[.B285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jnollnio</text:p>
          </table:table-cell>
          <table:table-cell office:value-type="float" office:value="1984">
            <text:p>1984</text:p>
          </table:table-cell>
          <table:table-cell office:value-type="float" office:value="13243">
            <text:p>13243</text:p>
          </table:table-cell>
          <table:table-cell table:formula="of:=2010-[.B285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osse83</text:p>
          </table:table-cell>
          <table:table-cell office:value-type="float" office:value="1984">
            <text:p>1984</text:p>
          </table:table-cell>
          <table:table-cell office:value-type="float" office:value="149610">
            <text:p>149610</text:p>
          </table:table-cell>
          <table:table-cell table:formula="of:=2010-[.B285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unawaybride</text:p>
          </table:table-cell>
          <table:table-cell office:value-type="float" office:value="1984">
            <text:p>1984</text:p>
          </table:table-cell>
          <table:table-cell office:value-type="float" office:value="26069">
            <text:p>26069</text:p>
          </table:table-cell>
          <table:table-cell table:formula="of:=2010-[.B285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eecock</text:p>
          </table:table-cell>
          <table:table-cell office:value-type="float" office:value="1984">
            <text:p>1984</text:p>
          </table:table-cell>
          <table:table-cell office:value-type="float" office:value="15627">
            <text:p>15627</text:p>
          </table:table-cell>
          <table:table-cell table:formula="of:=2010-[.B286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ebbejonte</text:p>
          </table:table-cell>
          <table:table-cell office:value-type="float" office:value="1984">
            <text:p>1984</text:p>
          </table:table-cell>
          <table:table-cell office:value-type="float" office:value="1828">
            <text:p>1828</text:p>
          </table:table-cell>
          <table:table-cell table:formula="of:=2010-[.B286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antasyforever</text:p>
          </table:table-cell>
          <table:table-cell office:value-type="float" office:value="1984">
            <text:p>1984</text:p>
          </table:table-cell>
          <table:table-cell office:value-type="float" office:value="1677">
            <text:p>1677</text:p>
          </table:table-cell>
          <table:table-cell table:formula="of:=2010-[.B286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Vemdär</text:p>
          </table:table-cell>
          <table:table-cell office:value-type="float" office:value="1984">
            <text:p>1984</text:p>
          </table:table-cell>
          <table:table-cell office:value-type="float" office:value="97">
            <text:p>97</text:p>
          </table:table-cell>
          <table:table-cell table:formula="of:=2010-[.B286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lla Jag</text:p>
          </table:table-cell>
          <table:table-cell office:value-type="float" office:value="1984">
            <text:p>1984</text:p>
          </table:table-cell>
          <table:table-cell office:value-type="float" office:value="44544">
            <text:p>44544</text:p>
          </table:table-cell>
          <table:table-cell table:formula="of:=2010-[.B286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maOchMatte</text:p>
          </table:table-cell>
          <table:table-cell office:value-type="float" office:value="1984">
            <text:p>1984</text:p>
          </table:table-cell>
          <table:table-cell office:value-type="float" office:value="17464">
            <text:p>17464</text:p>
          </table:table-cell>
          <table:table-cell table:formula="of:=2010-[.B286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516">
            <text:p>516</text:p>
          </table:table-cell>
          <table:table-cell table:formula="of:=2010-[.B286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miz83</text:p>
          </table:table-cell>
          <table:table-cell office:value-type="float" office:value="1984">
            <text:p>1984</text:p>
          </table:table-cell>
          <table:table-cell office:value-type="float" office:value="108701">
            <text:p>108701</text:p>
          </table:table-cell>
          <table:table-cell table:formula="of:=2010-[.B286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antidyllen</text:p>
          </table:table-cell>
          <table:table-cell office:value-type="float" office:value="1984">
            <text:p>1984</text:p>
          </table:table-cell>
          <table:table-cell office:value-type="float" office:value="4418">
            <text:p>4418</text:p>
          </table:table-cell>
          <table:table-cell table:formula="of:=2010-[.B286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1984">
            <text:p>1984</text:p>
          </table:table-cell>
          <table:table-cell office:value-type="float" office:value="14403">
            <text:p>14403</text:p>
          </table:table-cell>
          <table:table-cell table:formula="of:=2010-[.B286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trumpa</text:p>
          </table:table-cell>
          <table:table-cell office:value-type="float" office:value="1984">
            <text:p>1984</text:p>
          </table:table-cell>
          <table:table-cell office:value-type="float" office:value="15290">
            <text:p>15290</text:p>
          </table:table-cell>
          <table:table-cell table:formula="of:=2010-[.B287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Gardenia</text:p>
          </table:table-cell>
          <table:table-cell office:value-type="float" office:value="1984">
            <text:p>1984</text:p>
          </table:table-cell>
          <table:table-cell office:value-type="float" office:value="2407">
            <text:p>2407</text:p>
          </table:table-cell>
          <table:table-cell table:formula="of:=2010-[.B287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984">
            <text:p>1984</text:p>
          </table:table-cell>
          <table:table-cell office:value-type="float" office:value="4251">
            <text:p>4251</text:p>
          </table:table-cell>
          <table:table-cell table:formula="of:=2010-[.B287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ru LB</text:p>
          </table:table-cell>
          <table:table-cell office:value-type="float" office:value="1984">
            <text:p>1984</text:p>
          </table:table-cell>
          <table:table-cell office:value-type="float" office:value="48604">
            <text:p>48604</text:p>
          </table:table-cell>
          <table:table-cell table:formula="of:=2010-[.B287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ysMalin</text:p>
          </table:table-cell>
          <table:table-cell office:value-type="float" office:value="1984">
            <text:p>1984</text:p>
          </table:table-cell>
          <table:table-cell office:value-type="float" office:value="5461">
            <text:p>5461</text:p>
          </table:table-cell>
          <table:table-cell table:formula="of:=2010-[.B287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ticky</text:p>
          </table:table-cell>
          <table:table-cell office:value-type="float" office:value="1984">
            <text:p>1984</text:p>
          </table:table-cell>
          <table:table-cell office:value-type="float" office:value="6686">
            <text:p>6686</text:p>
          </table:table-cell>
          <table:table-cell table:formula="of:=2010-[.B287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inituss</text:p>
          </table:table-cell>
          <table:table-cell office:value-type="float" office:value="1984">
            <text:p>1984</text:p>
          </table:table-cell>
          <table:table-cell office:value-type="float" office:value="28436">
            <text:p>28436</text:p>
          </table:table-cell>
          <table:table-cell table:formula="of:=2010-[.B287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maMoon</text:p>
          </table:table-cell>
          <table:table-cell office:value-type="float" office:value="1984">
            <text:p>1984</text:p>
          </table:table-cell>
          <table:table-cell office:value-type="float" office:value="933">
            <text:p>933</text:p>
          </table:table-cell>
          <table:table-cell table:formula="of:=2010-[.B287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ovember2007</text:p>
          </table:table-cell>
          <table:table-cell office:value-type="float" office:value="1984">
            <text:p>1984</text:p>
          </table:table-cell>
          <table:table-cell office:value-type="float" office:value="17953">
            <text:p>17953</text:p>
          </table:table-cell>
          <table:table-cell table:formula="of:=2010-[.B287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abyboom2005</text:p>
          </table:table-cell>
          <table:table-cell office:value-type="float" office:value="1984">
            <text:p>1984</text:p>
          </table:table-cell>
          <table:table-cell office:value-type="float" office:value="8074">
            <text:p>8074</text:p>
          </table:table-cell>
          <table:table-cell table:formula="of:=2010-[.B287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Lin</text:p>
          </table:table-cell>
          <table:table-cell office:value-type="float" office:value="1984">
            <text:p>1984</text:p>
          </table:table-cell>
          <table:table-cell office:value-type="float" office:value="42731">
            <text:p>42731</text:p>
          </table:table-cell>
          <table:table-cell table:formula="of:=2010-[.B288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rre</text:p>
          </table:table-cell>
          <table:table-cell office:value-type="float" office:value="1984">
            <text:p>1984</text:p>
          </table:table-cell>
          <table:table-cell office:value-type="float" office:value="13092">
            <text:p>13092</text:p>
          </table:table-cell>
          <table:table-cell table:formula="of:=2010-[.B288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K83</text:p>
          </table:table-cell>
          <table:table-cell office:value-type="float" office:value="1984">
            <text:p>1984</text:p>
          </table:table-cell>
          <table:table-cell office:value-type="float" office:value="12469">
            <text:p>12469</text:p>
          </table:table-cell>
          <table:table-cell table:formula="of:=2010-[.B288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na</text:p>
          </table:table-cell>
          <table:table-cell office:value-type="float" office:value="1984">
            <text:p>1984</text:p>
          </table:table-cell>
          <table:table-cell office:value-type="float" office:value="2952">
            <text:p>2952</text:p>
          </table:table-cell>
          <table:table-cell table:formula="of:=2010-[.B288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jej84</text:p>
          </table:table-cell>
          <table:table-cell office:value-type="float" office:value="1984">
            <text:p>1984</text:p>
          </table:table-cell>
          <table:table-cell office:value-type="float" office:value="13209">
            <text:p>13209</text:p>
          </table:table-cell>
          <table:table-cell table:formula="of:=2010-[.B288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26</text:p>
          </table:table-cell>
          <table:table-cell office:value-type="float" office:value="1984">
            <text:p>1984</text:p>
          </table:table-cell>
          <table:table-cell office:value-type="float" office:value="14648">
            <text:p>14648</text:p>
          </table:table-cell>
          <table:table-cell table:formula="of:=2010-[.B288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läck</text:p>
          </table:table-cell>
          <table:table-cell office:value-type="float" office:value="1984">
            <text:p>1984</text:p>
          </table:table-cell>
          <table:table-cell office:value-type="float" office:value="24934">
            <text:p>24934</text:p>
          </table:table-cell>
          <table:table-cell table:formula="of:=2010-[.B288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mazonija</text:p>
          </table:table-cell>
          <table:table-cell office:value-type="float" office:value="1984">
            <text:p>1984</text:p>
          </table:table-cell>
          <table:table-cell office:value-type="float" office:value="21857">
            <text:p>21857</text:p>
          </table:table-cell>
          <table:table-cell table:formula="of:=2010-[.B288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Vattuman83</text:p>
          </table:table-cell>
          <table:table-cell office:value-type="float" office:value="1984">
            <text:p>1984</text:p>
          </table:table-cell>
          <table:table-cell office:value-type="float" office:value="24204">
            <text:p>24204</text:p>
          </table:table-cell>
          <table:table-cell table:formula="of:=2010-[.B288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l83</text:p>
          </table:table-cell>
          <table:table-cell office:value-type="float" office:value="1984">
            <text:p>1984</text:p>
          </table:table-cell>
          <table:table-cell office:value-type="float" office:value="11358">
            <text:p>11358</text:p>
          </table:table-cell>
          <table:table-cell table:formula="of:=2010-[.B288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binaa</text:p>
          </table:table-cell>
          <table:table-cell office:value-type="float" office:value="1984">
            <text:p>1984</text:p>
          </table:table-cell>
          <table:table-cell office:value-type="float" office:value="45918">
            <text:p>45918</text:p>
          </table:table-cell>
          <table:table-cell table:formula="of:=2010-[.B289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usieQ</text:p>
          </table:table-cell>
          <table:table-cell office:value-type="float" office:value="1984">
            <text:p>1984</text:p>
          </table:table-cell>
          <table:table-cell office:value-type="float" office:value="18587">
            <text:p>18587</text:p>
          </table:table-cell>
          <table:table-cell table:formula="of:=2010-[.B289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essLiihten</text:p>
          </table:table-cell>
          <table:table-cell office:value-type="float" office:value="1984">
            <text:p>1984</text:p>
          </table:table-cell>
          <table:table-cell office:value-type="float" office:value="19921">
            <text:p>19921</text:p>
          </table:table-cell>
          <table:table-cell table:formula="of:=2010-[.B289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bbi</text:p>
          </table:table-cell>
          <table:table-cell office:value-type="float" office:value="1984">
            <text:p>1984</text:p>
          </table:table-cell>
          <table:table-cell office:value-type="float" office:value="10273">
            <text:p>10273</text:p>
          </table:table-cell>
          <table:table-cell table:formula="of:=2010-[.B289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Duttan</text:p>
          </table:table-cell>
          <table:table-cell office:value-type="float" office:value="1984">
            <text:p>1984</text:p>
          </table:table-cell>
          <table:table-cell office:value-type="float" office:value="7019">
            <text:p>7019</text:p>
          </table:table-cell>
          <table:table-cell table:formula="of:=2010-[.B289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Bal</text:p>
          </table:table-cell>
          <table:table-cell office:value-type="float" office:value="1984">
            <text:p>1984</text:p>
          </table:table-cell>
          <table:table-cell office:value-type="float" office:value="77131">
            <text:p>77131</text:p>
          </table:table-cell>
          <table:table-cell table:formula="of:=2010-[.B289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Yarrow</text:p>
          </table:table-cell>
          <table:table-cell office:value-type="float" office:value="1984">
            <text:p>1984</text:p>
          </table:table-cell>
          <table:table-cell office:value-type="float" office:value="13736">
            <text:p>13736</text:p>
          </table:table-cell>
          <table:table-cell table:formula="of:=2010-[.B289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quarius</text:p>
          </table:table-cell>
          <table:table-cell office:value-type="float" office:value="1984">
            <text:p>1984</text:p>
          </table:table-cell>
          <table:table-cell office:value-type="float" office:value="30523">
            <text:p>30523</text:p>
          </table:table-cell>
          <table:table-cell table:formula="of:=2010-[.B289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enshii</text:p>
          </table:table-cell>
          <table:table-cell office:value-type="float" office:value="1984">
            <text:p>1984</text:p>
          </table:table-cell>
          <table:table-cell office:value-type="float" office:value="631">
            <text:p>631</text:p>
          </table:table-cell>
          <table:table-cell table:formula="of:=2010-[.B289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rancisca</text:p>
          </table:table-cell>
          <table:table-cell office:value-type="float" office:value="1984">
            <text:p>1984</text:p>
          </table:table-cell>
          <table:table-cell office:value-type="float" office:value="10306">
            <text:p>10306</text:p>
          </table:table-cell>
          <table:table-cell table:formula="of:=2010-[.B289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he bad seed</text:p>
          </table:table-cell>
          <table:table-cell office:value-type="float" office:value="1984">
            <text:p>1984</text:p>
          </table:table-cell>
          <table:table-cell office:value-type="float" office:value="6172">
            <text:p>6172</text:p>
          </table:table-cell>
          <table:table-cell table:formula="of:=2010-[.B290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ssH</text:p>
          </table:table-cell>
          <table:table-cell office:value-type="float" office:value="1984">
            <text:p>1984</text:p>
          </table:table-cell>
          <table:table-cell office:value-type="float" office:value="111">
            <text:p>111</text:p>
          </table:table-cell>
          <table:table-cell table:formula="of:=2010-[.B290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innie83</text:p>
          </table:table-cell>
          <table:table-cell office:value-type="float" office:value="1984">
            <text:p>1984</text:p>
          </table:table-cell>
          <table:table-cell office:value-type="float" office:value="153">
            <text:p>153</text:p>
          </table:table-cell>
          <table:table-cell table:formula="of:=2010-[.B290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ultis</text:p>
          </table:table-cell>
          <table:table-cell office:value-type="float" office:value="1984">
            <text:p>1984</text:p>
          </table:table-cell>
          <table:table-cell office:value-type="float" office:value="1425">
            <text:p>1425</text:p>
          </table:table-cell>
          <table:table-cell table:formula="of:=2010-[.B290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AKT83</text:p>
          </table:table-cell>
          <table:table-cell office:value-type="float" office:value="1984">
            <text:p>1984</text:p>
          </table:table-cell>
          <table:table-cell office:value-type="float" office:value="32595">
            <text:p>32595</text:p>
          </table:table-cell>
          <table:table-cell table:formula="of:=2010-[.B290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usina</text:p>
          </table:table-cell>
          <table:table-cell office:value-type="float" office:value="1984">
            <text:p>1984</text:p>
          </table:table-cell>
          <table:table-cell office:value-type="float" office:value="22223">
            <text:p>22223</text:p>
          </table:table-cell>
          <table:table-cell table:formula="of:=2010-[.B290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rabou</text:p>
          </table:table-cell>
          <table:table-cell office:value-type="float" office:value="1984">
            <text:p>1984</text:p>
          </table:table-cell>
          <table:table-cell office:value-type="float" office:value="9302">
            <text:p>9302</text:p>
          </table:table-cell>
          <table:table-cell table:formula="of:=2010-[.B290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Helia</text:p>
          </table:table-cell>
          <table:table-cell office:value-type="float" office:value="1984">
            <text:p>1984</text:p>
          </table:table-cell>
          <table:table-cell office:value-type="float" office:value="6553">
            <text:p>6553</text:p>
          </table:table-cell>
          <table:table-cell table:formula="of:=2010-[.B290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assi83</text:p>
          </table:table-cell>
          <table:table-cell office:value-type="float" office:value="1984">
            <text:p>1984</text:p>
          </table:table-cell>
          <table:table-cell office:value-type="float" office:value="10398">
            <text:p>10398</text:p>
          </table:table-cell>
          <table:table-cell table:formula="of:=2010-[.B290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näckis</text:p>
          </table:table-cell>
          <table:table-cell office:value-type="float" office:value="1984">
            <text:p>1984</text:p>
          </table:table-cell>
          <table:table-cell office:value-type="float" office:value="10138">
            <text:p>10138</text:p>
          </table:table-cell>
          <table:table-cell table:formula="of:=2010-[.B290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aura</text:p>
          </table:table-cell>
          <table:table-cell office:value-type="float" office:value="1984">
            <text:p>1984</text:p>
          </table:table-cell>
          <table:table-cell office:value-type="float" office:value="19312">
            <text:p>19312</text:p>
          </table:table-cell>
          <table:table-cell table:formula="of:=2010-[.B291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iss Johanna</text:p>
          </table:table-cell>
          <table:table-cell office:value-type="float" office:value="1984">
            <text:p>1984</text:p>
          </table:table-cell>
          <table:table-cell office:value-type="float" office:value="29747">
            <text:p>29747</text:p>
          </table:table-cell>
          <table:table-cell table:formula="of:=2010-[.B291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rinsmamma</text:p>
          </table:table-cell>
          <table:table-cell office:value-type="float" office:value="1984">
            <text:p>1984</text:p>
          </table:table-cell>
          <table:table-cell office:value-type="float" office:value="495">
            <text:p>495</text:p>
          </table:table-cell>
          <table:table-cell table:formula="of:=2010-[.B291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etulaK</text:p>
          </table:table-cell>
          <table:table-cell office:value-type="float" office:value="1984">
            <text:p>1984</text:p>
          </table:table-cell>
          <table:table-cell office:value-type="float" office:value="3253">
            <text:p>3253</text:p>
          </table:table-cell>
          <table:table-cell table:formula="of:=2010-[.B291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ilda å Jimmy</text:p>
          </table:table-cell>
          <table:table-cell office:value-type="float" office:value="1984">
            <text:p>1984</text:p>
          </table:table-cell>
          <table:table-cell office:value-type="float" office:value="5970">
            <text:p>5970</text:p>
          </table:table-cell>
          <table:table-cell table:formula="of:=2010-[.B291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kitty3465</text:p>
          </table:table-cell>
          <table:table-cell office:value-type="float" office:value="1984">
            <text:p>1984</text:p>
          </table:table-cell>
          <table:table-cell office:value-type="float" office:value="15924">
            <text:p>15924</text:p>
          </table:table-cell>
          <table:table-cell table:formula="of:=2010-[.B291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cattis83</text:p>
          </table:table-cell>
          <table:table-cell office:value-type="float" office:value="1984">
            <text:p>1984</text:p>
          </table:table-cell>
          <table:table-cell office:value-type="float" office:value="21129">
            <text:p>21129</text:p>
          </table:table-cell>
          <table:table-cell table:formula="of:=2010-[.B291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Oo P A oO</text:p>
          </table:table-cell>
          <table:table-cell office:value-type="float" office:value="1984">
            <text:p>1984</text:p>
          </table:table-cell>
          <table:table-cell office:value-type="float" office:value="1861">
            <text:p>1861</text:p>
          </table:table-cell>
          <table:table-cell table:formula="of:=2010-[.B291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isse</text:p>
          </table:table-cell>
          <table:table-cell office:value-type="float" office:value="1984">
            <text:p>1984</text:p>
          </table:table-cell>
          <table:table-cell office:value-type="float" office:value="48">
            <text:p>48</text:p>
          </table:table-cell>
          <table:table-cell table:formula="of:=2010-[.B291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Rallarros</text:p>
          </table:table-cell>
          <table:table-cell office:value-type="float" office:value="1984">
            <text:p>1984</text:p>
          </table:table-cell>
          <table:table-cell office:value-type="float" office:value="44539">
            <text:p>44539</text:p>
          </table:table-cell>
          <table:table-cell table:formula="of:=2010-[.B291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nBog</text:p>
          </table:table-cell>
          <table:table-cell office:value-type="float" office:value="1984">
            <text:p>1984</text:p>
          </table:table-cell>
          <table:table-cell office:value-type="float" office:value="5181">
            <text:p>5181</text:p>
          </table:table-cell>
          <table:table-cell table:formula="of:=2010-[.B292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Katarinab</text:p>
          </table:table-cell>
          <table:table-cell office:value-type="float" office:value="1984">
            <text:p>1984</text:p>
          </table:table-cell>
          <table:table-cell office:value-type="float" office:value="1053">
            <text:p>1053</text:p>
          </table:table-cell>
          <table:table-cell table:formula="of:=2010-[.B292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ndslott</text:p>
          </table:table-cell>
          <table:table-cell office:value-type="float" office:value="1984">
            <text:p>1984</text:p>
          </table:table-cell>
          <table:table-cell office:value-type="float" office:value="6637">
            <text:p>6637</text:p>
          </table:table-cell>
          <table:table-cell table:formula="of:=2010-[.B292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ottizz</text:p>
          </table:table-cell>
          <table:table-cell office:value-type="float" office:value="1984">
            <text:p>1984</text:p>
          </table:table-cell>
          <table:table-cell office:value-type="float" office:value="6433">
            <text:p>6433</text:p>
          </table:table-cell>
          <table:table-cell table:formula="of:=2010-[.B292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UmeAnkan</text:p>
          </table:table-cell>
          <table:table-cell office:value-type="float" office:value="1984">
            <text:p>1984</text:p>
          </table:table-cell>
          <table:table-cell office:value-type="float" office:value="21438">
            <text:p>21438</text:p>
          </table:table-cell>
          <table:table-cell table:formula="of:=2010-[.B292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drömmare</text:p>
          </table:table-cell>
          <table:table-cell office:value-type="float" office:value="1984">
            <text:p>1984</text:p>
          </table:table-cell>
          <table:table-cell office:value-type="float" office:value="35794">
            <text:p>35794</text:p>
          </table:table-cell>
          <table:table-cell table:formula="of:=2010-[.B292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A25</text:p>
          </table:table-cell>
          <table:table-cell office:value-type="float" office:value="1984">
            <text:p>1984</text:p>
          </table:table-cell>
          <table:table-cell office:value-type="float" office:value="79024">
            <text:p>79024</text:p>
          </table:table-cell>
          <table:table-cell table:formula="of:=2010-[.B292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pckattis</text:p>
          </table:table-cell>
          <table:table-cell office:value-type="float" office:value="1984">
            <text:p>1984</text:p>
          </table:table-cell>
          <table:table-cell office:value-type="float" office:value="21655">
            <text:p>21655</text:p>
          </table:table-cell>
          <table:table-cell table:formula="of:=2010-[.B292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Lovli</text:p>
          </table:table-cell>
          <table:table-cell office:value-type="float" office:value="1984">
            <text:p>1984</text:p>
          </table:table-cell>
          <table:table-cell office:value-type="float" office:value="12006">
            <text:p>12006</text:p>
          </table:table-cell>
          <table:table-cell table:formula="of:=2010-[.B292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ma1983</text:p>
          </table:table-cell>
          <table:table-cell office:value-type="float" office:value="1984">
            <text:p>1984</text:p>
          </table:table-cell>
          <table:table-cell office:value-type="float" office:value="9909">
            <text:p>9909</text:p>
          </table:table-cell>
          <table:table-cell table:formula="of:=2010-[.B292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984">
            <text:p>1984</text:p>
          </table:table-cell>
          <table:table-cell office:value-type="float" office:value="12642">
            <text:p>12642</text:p>
          </table:table-cell>
          <table:table-cell table:formula="of:=2010-[.B293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mma Evve</text:p>
          </table:table-cell>
          <table:table-cell office:value-type="float" office:value="1984">
            <text:p>1984</text:p>
          </table:table-cell>
          <table:table-cell office:value-type="float" office:value="8227">
            <text:p>8227</text:p>
          </table:table-cell>
          <table:table-cell table:formula="of:=2010-[.B293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yrtuva</text:p>
          </table:table-cell>
          <table:table-cell office:value-type="float" office:value="1984">
            <text:p>1984</text:p>
          </table:table-cell>
          <table:table-cell office:value-type="float" office:value="6639">
            <text:p>6639</text:p>
          </table:table-cell>
          <table:table-cell table:formula="of:=2010-[.B293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vedalatjessi</text:p>
          </table:table-cell>
          <table:table-cell office:value-type="float" office:value="1984">
            <text:p>1984</text:p>
          </table:table-cell>
          <table:table-cell office:value-type="float" office:value="4621">
            <text:p>4621</text:p>
          </table:table-cell>
          <table:table-cell table:formula="of:=2010-[.B293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ilssonPettersson</text:p>
          </table:table-cell>
          <table:table-cell office:value-type="float" office:value="1984">
            <text:p>1984</text:p>
          </table:table-cell>
          <table:table-cell office:value-type="float" office:value="1152">
            <text:p>1152</text:p>
          </table:table-cell>
          <table:table-cell table:formula="of:=2010-[.B293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bo</text:p>
          </table:table-cell>
          <table:table-cell office:value-type="float" office:value="1984">
            <text:p>1984</text:p>
          </table:table-cell>
          <table:table-cell office:value-type="float" office:value="2495">
            <text:p>2495</text:p>
          </table:table-cell>
          <table:table-cell table:formula="of:=2010-[.B2935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izelisan</text:p>
          </table:table-cell>
          <table:table-cell office:value-type="float" office:value="1984">
            <text:p>1984</text:p>
          </table:table-cell>
          <table:table-cell office:value-type="float" office:value="219">
            <text:p>219</text:p>
          </table:table-cell>
          <table:table-cell table:formula="of:=2010-[.B2936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Taao83</text:p>
          </table:table-cell>
          <table:table-cell office:value-type="float" office:value="1984">
            <text:p>1984</text:p>
          </table:table-cell>
          <table:table-cell office:value-type="float" office:value="2381">
            <text:p>2381</text:p>
          </table:table-cell>
          <table:table-cell table:formula="of:=2010-[.B2937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Nicolinus</text:p>
          </table:table-cell>
          <table:table-cell office:value-type="float" office:value="1984">
            <text:p>1984</text:p>
          </table:table-cell>
          <table:table-cell office:value-type="float" office:value="3950">
            <text:p>3950</text:p>
          </table:table-cell>
          <table:table-cell table:formula="of:=2010-[.B2938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faringe</text:p>
          </table:table-cell>
          <table:table-cell office:value-type="float" office:value="1984">
            <text:p>1984</text:p>
          </table:table-cell>
          <table:table-cell office:value-type="float" office:value="9374">
            <text:p>9374</text:p>
          </table:table-cell>
          <table:table-cell table:formula="of:=2010-[.B2939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Maddeli</text:p>
          </table:table-cell>
          <table:table-cell office:value-type="float" office:value="1984">
            <text:p>1984</text:p>
          </table:table-cell>
          <table:table-cell office:value-type="float" office:value="55">
            <text:p>55</text:p>
          </table:table-cell>
          <table:table-cell table:formula="of:=2010-[.B2940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millaK</text:p>
          </table:table-cell>
          <table:table-cell office:value-type="float" office:value="1984">
            <text:p>1984</text:p>
          </table:table-cell>
          <table:table-cell office:value-type="float" office:value="1121">
            <text:p>1121</text:p>
          </table:table-cell>
          <table:table-cell table:formula="of:=2010-[.B2941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sofiaah</text:p>
          </table:table-cell>
          <table:table-cell office:value-type="float" office:value="1984">
            <text:p>1984</text:p>
          </table:table-cell>
          <table:table-cell office:value-type="float" office:value="15132">
            <text:p>15132</text:p>
          </table:table-cell>
          <table:table-cell table:formula="of:=2010-[.B2942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Emy</text:p>
          </table:table-cell>
          <table:table-cell office:value-type="float" office:value="1984">
            <text:p>1984</text:p>
          </table:table-cell>
          <table:table-cell office:value-type="float" office:value="134">
            <text:p>134</text:p>
          </table:table-cell>
          <table:table-cell table:formula="of:=2010-[.B2943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joseeffin</text:p>
          </table:table-cell>
          <table:table-cell office:value-type="float" office:value="1984">
            <text:p>1984</text:p>
          </table:table-cell>
          <table:table-cell office:value-type="float" office:value="279">
            <text:p>279</text:p>
          </table:table-cell>
          <table:table-cell table:formula="of:=2010-[.B2944]"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string">
            <text:p>Vafan dåh</text:p>
          </table:table-cell>
          <table:table-cell office:value-type="float" office:value="1985">
            <text:p>1985</text:p>
          </table:table-cell>
          <table:table-cell office:value-type="float" office:value="13873">
            <text:p>13873</text:p>
          </table:table-cell>
          <table:table-cell table:formula="of:=2010-[.B294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uttiluttan</text:p>
          </table:table-cell>
          <table:table-cell office:value-type="float" office:value="1985">
            <text:p>1985</text:p>
          </table:table-cell>
          <table:table-cell office:value-type="float" office:value="44">
            <text:p>44</text:p>
          </table:table-cell>
          <table:table-cell table:formula="of:=2010-[.B294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985">
            <text:p>1985</text:p>
          </table:table-cell>
          <table:table-cell office:value-type="float" office:value="86777">
            <text:p>86777</text:p>
          </table:table-cell>
          <table:table-cell table:formula="of:=2010-[.B294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C</text:p>
          </table:table-cell>
          <table:table-cell office:value-type="float" office:value="1985">
            <text:p>1985</text:p>
          </table:table-cell>
          <table:table-cell office:value-type="float" office:value="96518">
            <text:p>96518</text:p>
          </table:table-cell>
          <table:table-cell table:formula="of:=2010-[.B294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mulanjag</text:p>
          </table:table-cell>
          <table:table-cell office:value-type="float" office:value="1985">
            <text:p>1985</text:p>
          </table:table-cell>
          <table:table-cell office:value-type="float" office:value="22465">
            <text:p>22465</text:p>
          </table:table-cell>
          <table:table-cell table:formula="of:=2010-[.B294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tJ08</text:p>
          </table:table-cell>
          <table:table-cell office:value-type="float" office:value="1985">
            <text:p>1985</text:p>
          </table:table-cell>
          <table:table-cell office:value-type="float" office:value="25036">
            <text:p>25036</text:p>
          </table:table-cell>
          <table:table-cell table:formula="of:=2010-[.B295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näckan84</text:p>
          </table:table-cell>
          <table:table-cell office:value-type="float" office:value="1985">
            <text:p>1985</text:p>
          </table:table-cell>
          <table:table-cell office:value-type="float" office:value="48273">
            <text:p>48273</text:p>
          </table:table-cell>
          <table:table-cell table:formula="of:=2010-[.B295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ya85</text:p>
          </table:table-cell>
          <table:table-cell office:value-type="float" office:value="1985">
            <text:p>1985</text:p>
          </table:table-cell>
          <table:table-cell office:value-type="float" office:value="11083">
            <text:p>11083</text:p>
          </table:table-cell>
          <table:table-cell table:formula="of:=2010-[.B295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uffinsmamman</text:p>
          </table:table-cell>
          <table:table-cell office:value-type="float" office:value="1985">
            <text:p>1985</text:p>
          </table:table-cell>
          <table:table-cell office:value-type="float" office:value="14055">
            <text:p>14055</text:p>
          </table:table-cell>
          <table:table-cell table:formula="of:=2010-[.B295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enniz</text:p>
          </table:table-cell>
          <table:table-cell office:value-type="float" office:value="1985">
            <text:p>1985</text:p>
          </table:table-cell>
          <table:table-cell office:value-type="float" office:value="2639">
            <text:p>2639</text:p>
          </table:table-cell>
          <table:table-cell table:formula="of:=2010-[.B295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funa</text:p>
          </table:table-cell>
          <table:table-cell office:value-type="float" office:value="1985">
            <text:p>1985</text:p>
          </table:table-cell>
          <table:table-cell office:value-type="float" office:value="15292">
            <text:p>15292</text:p>
          </table:table-cell>
          <table:table-cell table:formula="of:=2010-[.B295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83</text:p>
          </table:table-cell>
          <table:table-cell office:value-type="float" office:value="1985">
            <text:p>1985</text:p>
          </table:table-cell>
          <table:table-cell office:value-type="float" office:value="33969">
            <text:p>33969</text:p>
          </table:table-cell>
          <table:table-cell table:formula="of:=2010-[.B295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Gyllan</text:p>
          </table:table-cell>
          <table:table-cell office:value-type="float" office:value="1985">
            <text:p>1985</text:p>
          </table:table-cell>
          <table:table-cell office:value-type="float" office:value="63419">
            <text:p>63419</text:p>
          </table:table-cell>
          <table:table-cell table:formula="of:=2010-[.B295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harmeuse</text:p>
          </table:table-cell>
          <table:table-cell office:value-type="float" office:value="1985">
            <text:p>1985</text:p>
          </table:table-cell>
          <table:table-cell office:value-type="float" office:value="84083">
            <text:p>84083</text:p>
          </table:table-cell>
          <table:table-cell table:formula="of:=2010-[.B295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rtinaE</text:p>
          </table:table-cell>
          <table:table-cell office:value-type="float" office:value="1985">
            <text:p>1985</text:p>
          </table:table-cell>
          <table:table-cell office:value-type="float" office:value="32581">
            <text:p>32581</text:p>
          </table:table-cell>
          <table:table-cell table:formula="of:=2010-[.B295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hokladpinglan</text:p>
          </table:table-cell>
          <table:table-cell office:value-type="float" office:value="1985">
            <text:p>1985</text:p>
          </table:table-cell>
          <table:table-cell office:value-type="float" office:value="55020">
            <text:p>55020</text:p>
          </table:table-cell>
          <table:table-cell table:formula="of:=2010-[.B296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oppfull84</text:p>
          </table:table-cell>
          <table:table-cell office:value-type="float" office:value="1985">
            <text:p>1985</text:p>
          </table:table-cell>
          <table:table-cell office:value-type="float" office:value="66293">
            <text:p>66293</text:p>
          </table:table-cell>
          <table:table-cell table:formula="of:=2010-[.B296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ysmamma84</text:p>
          </table:table-cell>
          <table:table-cell office:value-type="float" office:value="1985">
            <text:p>1985</text:p>
          </table:table-cell>
          <table:table-cell office:value-type="float" office:value="13838">
            <text:p>13838</text:p>
          </table:table-cell>
          <table:table-cell table:formula="of:=2010-[.B296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ofia L</text:p>
          </table:table-cell>
          <table:table-cell office:value-type="float" office:value="1985">
            <text:p>1985</text:p>
          </table:table-cell>
          <table:table-cell office:value-type="float" office:value="18238">
            <text:p>18238</text:p>
          </table:table-cell>
          <table:table-cell table:formula="of:=2010-[.B296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essum</text:p>
          </table:table-cell>
          <table:table-cell office:value-type="float" office:value="1985">
            <text:p>1985</text:p>
          </table:table-cell>
          <table:table-cell office:value-type="float" office:value="97688">
            <text:p>97688</text:p>
          </table:table-cell>
          <table:table-cell table:formula="of:=2010-[.B296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otfix</text:p>
          </table:table-cell>
          <table:table-cell office:value-type="float" office:value="1985">
            <text:p>1985</text:p>
          </table:table-cell>
          <table:table-cell office:value-type="float" office:value="10562">
            <text:p>10562</text:p>
          </table:table-cell>
          <table:table-cell table:formula="of:=2010-[.B296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elen 1984</text:p>
          </table:table-cell>
          <table:table-cell office:value-type="float" office:value="1985">
            <text:p>1985</text:p>
          </table:table-cell>
          <table:table-cell office:value-type="float" office:value="41711">
            <text:p>41711</text:p>
          </table:table-cell>
          <table:table-cell table:formula="of:=2010-[.B296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arrobarro84</text:p>
          </table:table-cell>
          <table:table-cell office:value-type="float" office:value="1985">
            <text:p>1985</text:p>
          </table:table-cell>
          <table:table-cell office:value-type="float" office:value="157329">
            <text:p>157329</text:p>
          </table:table-cell>
          <table:table-cell table:formula="of:=2010-[.B296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rrebusan</text:p>
          </table:table-cell>
          <table:table-cell office:value-type="float" office:value="1985">
            <text:p>1985</text:p>
          </table:table-cell>
          <table:table-cell office:value-type="float" office:value="122826">
            <text:p>122826</text:p>
          </table:table-cell>
          <table:table-cell table:formula="of:=2010-[.B296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runoBus</text:p>
          </table:table-cell>
          <table:table-cell office:value-type="float" office:value="1985">
            <text:p>1985</text:p>
          </table:table-cell>
          <table:table-cell office:value-type="float" office:value="16184">
            <text:p>16184</text:p>
          </table:table-cell>
          <table:table-cell table:formula="of:=2010-[.B296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jau84</text:p>
          </table:table-cell>
          <table:table-cell office:value-type="float" office:value="1985">
            <text:p>1985</text:p>
          </table:table-cell>
          <table:table-cell office:value-type="float" office:value="6227">
            <text:p>6227</text:p>
          </table:table-cell>
          <table:table-cell table:formula="of:=2010-[.B297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itaAndersson</text:p>
          </table:table-cell>
          <table:table-cell office:value-type="float" office:value="1985">
            <text:p>1985</text:p>
          </table:table-cell>
          <table:table-cell office:value-type="float" office:value="14772">
            <text:p>14772</text:p>
          </table:table-cell>
          <table:table-cell table:formula="of:=2010-[.B297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rejan</text:p>
          </table:table-cell>
          <table:table-cell office:value-type="float" office:value="1985">
            <text:p>1985</text:p>
          </table:table-cell>
          <table:table-cell office:value-type="float" office:value="5451">
            <text:p>5451</text:p>
          </table:table-cell>
          <table:table-cell table:formula="of:=2010-[.B297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tumpan84</text:p>
          </table:table-cell>
          <table:table-cell office:value-type="float" office:value="1985">
            <text:p>1985</text:p>
          </table:table-cell>
          <table:table-cell office:value-type="float" office:value="151528">
            <text:p>151528</text:p>
          </table:table-cell>
          <table:table-cell table:formula="of:=2010-[.B297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ruSabbi</text:p>
          </table:table-cell>
          <table:table-cell office:value-type="float" office:value="1985">
            <text:p>1985</text:p>
          </table:table-cell>
          <table:table-cell office:value-type="float" office:value="16901">
            <text:p>16901</text:p>
          </table:table-cell>
          <table:table-cell table:formula="of:=2010-[.B297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s Trooper</text:p>
          </table:table-cell>
          <table:table-cell office:value-type="float" office:value="1985">
            <text:p>1985</text:p>
          </table:table-cell>
          <table:table-cell office:value-type="float" office:value="17661">
            <text:p>17661</text:p>
          </table:table-cell>
          <table:table-cell table:formula="of:=2010-[.B297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emlighet</text:p>
          </table:table-cell>
          <table:table-cell office:value-type="float" office:value="1985">
            <text:p>1985</text:p>
          </table:table-cell>
          <table:table-cell office:value-type="float" office:value="126334">
            <text:p>126334</text:p>
          </table:table-cell>
          <table:table-cell table:formula="of:=2010-[.B297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aFontaine</text:p>
          </table:table-cell>
          <table:table-cell office:value-type="float" office:value="1985">
            <text:p>1985</text:p>
          </table:table-cell>
          <table:table-cell office:value-type="float" office:value="238991">
            <text:p>238991</text:p>
          </table:table-cell>
          <table:table-cell table:formula="of:=2010-[.B297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rollungen08</text:p>
          </table:table-cell>
          <table:table-cell office:value-type="float" office:value="1985">
            <text:p>1985</text:p>
          </table:table-cell>
          <table:table-cell office:value-type="float" office:value="18896">
            <text:p>18896</text:p>
          </table:table-cell>
          <table:table-cell table:formula="of:=2010-[.B297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riboflavin</text:p>
          </table:table-cell>
          <table:table-cell office:value-type="float" office:value="1985">
            <text:p>1985</text:p>
          </table:table-cell>
          <table:table-cell office:value-type="float" office:value="73648">
            <text:p>73648</text:p>
          </table:table-cell>
          <table:table-cell table:formula="of:=2010-[.B297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Rosen123</text:p>
          </table:table-cell>
          <table:table-cell office:value-type="float" office:value="1985">
            <text:p>1985</text:p>
          </table:table-cell>
          <table:table-cell office:value-type="float" office:value="15321">
            <text:p>15321</text:p>
          </table:table-cell>
          <table:table-cell table:formula="of:=2010-[.B298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Pumpkin</text:p>
          </table:table-cell>
          <table:table-cell office:value-type="float" office:value="1985">
            <text:p>1985</text:p>
          </table:table-cell>
          <table:table-cell office:value-type="float" office:value="414346">
            <text:p>414346</text:p>
          </table:table-cell>
          <table:table-cell table:formula="of:=2010-[.B298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mpo</text:p>
          </table:table-cell>
          <table:table-cell office:value-type="float" office:value="1985">
            <text:p>1985</text:p>
          </table:table-cell>
          <table:table-cell office:value-type="float" office:value="85389">
            <text:p>85389</text:p>
          </table:table-cell>
          <table:table-cell table:formula="of:=2010-[.B298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hrille 84</text:p>
          </table:table-cell>
          <table:table-cell office:value-type="float" office:value="1985">
            <text:p>1985</text:p>
          </table:table-cell>
          <table:table-cell office:value-type="float" office:value="15734">
            <text:p>15734</text:p>
          </table:table-cell>
          <table:table-cell table:formula="of:=2010-[.B298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onbon</text:p>
          </table:table-cell>
          <table:table-cell office:value-type="float" office:value="1985">
            <text:p>1985</text:p>
          </table:table-cell>
          <table:table-cell office:value-type="float" office:value="15818">
            <text:p>15818</text:p>
          </table:table-cell>
          <table:table-cell table:formula="of:=2010-[.B298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ottelina</text:p>
          </table:table-cell>
          <table:table-cell office:value-type="float" office:value="1985">
            <text:p>1985</text:p>
          </table:table-cell>
          <table:table-cell office:value-type="float" office:value="66537">
            <text:p>66537</text:p>
          </table:table-cell>
          <table:table-cell table:formula="of:=2010-[.B298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1985">
            <text:p>1985</text:p>
          </table:table-cell>
          <table:table-cell office:value-type="float" office:value="26583">
            <text:p>26583</text:p>
          </table:table-cell>
          <table:table-cell table:formula="of:=2010-[.B298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qbtq</text:p>
          </table:table-cell>
          <table:table-cell office:value-type="float" office:value="1985">
            <text:p>1985</text:p>
          </table:table-cell>
          <table:table-cell office:value-type="float" office:value="29869">
            <text:p>29869</text:p>
          </table:table-cell>
          <table:table-cell table:formula="of:=2010-[.B298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lliz84</text:p>
          </table:table-cell>
          <table:table-cell office:value-type="float" office:value="1985">
            <text:p>1985</text:p>
          </table:table-cell>
          <table:table-cell office:value-type="float" office:value="8397">
            <text:p>8397</text:p>
          </table:table-cell>
          <table:table-cell table:formula="of:=2010-[.B298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mandaBrun</text:p>
          </table:table-cell>
          <table:table-cell office:value-type="float" office:value="1985">
            <text:p>1985</text:p>
          </table:table-cell>
          <table:table-cell office:value-type="float" office:value="317268">
            <text:p>317268</text:p>
          </table:table-cell>
          <table:table-cell table:formula="of:=2010-[.B298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Vildblomman</text:p>
          </table:table-cell>
          <table:table-cell office:value-type="float" office:value="1985">
            <text:p>1985</text:p>
          </table:table-cell>
          <table:table-cell office:value-type="float" office:value="38649">
            <text:p>38649</text:p>
          </table:table-cell>
          <table:table-cell table:formula="of:=2010-[.B299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nasiga morsan</text:p>
          </table:table-cell>
          <table:table-cell office:value-type="float" office:value="1985">
            <text:p>1985</text:p>
          </table:table-cell>
          <table:table-cell office:value-type="float" office:value="104623">
            <text:p>104623</text:p>
          </table:table-cell>
          <table:table-cell table:formula="of:=2010-[.B299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rolli</text:p>
          </table:table-cell>
          <table:table-cell office:value-type="float" office:value="1985">
            <text:p>1985</text:p>
          </table:table-cell>
          <table:table-cell office:value-type="float" office:value="66110">
            <text:p>66110</text:p>
          </table:table-cell>
          <table:table-cell table:formula="of:=2010-[.B299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ochA</text:p>
          </table:table-cell>
          <table:table-cell office:value-type="float" office:value="1985">
            <text:p>1985</text:p>
          </table:table-cell>
          <table:table-cell office:value-type="float" office:value="33047">
            <text:p>33047</text:p>
          </table:table-cell>
          <table:table-cell table:formula="of:=2010-[.B299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83993">
            <text:p>83993</text:p>
          </table:table-cell>
          <table:table-cell table:formula="of:=2010-[.B299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huppShupp</text:p>
          </table:table-cell>
          <table:table-cell office:value-type="float" office:value="1985">
            <text:p>1985</text:p>
          </table:table-cell>
          <table:table-cell office:value-type="float" office:value="16953">
            <text:p>16953</text:p>
          </table:table-cell>
          <table:table-cell table:formula="of:=2010-[.B299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mmastegeby</text:p>
          </table:table-cell>
          <table:table-cell office:value-type="float" office:value="1985">
            <text:p>1985</text:p>
          </table:table-cell>
          <table:table-cell office:value-type="float" office:value="9907">
            <text:p>9907</text:p>
          </table:table-cell>
          <table:table-cell table:formula="of:=2010-[.B299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pacekotten</text:p>
          </table:table-cell>
          <table:table-cell office:value-type="float" office:value="1985">
            <text:p>1985</text:p>
          </table:table-cell>
          <table:table-cell office:value-type="float" office:value="10916">
            <text:p>10916</text:p>
          </table:table-cell>
          <table:table-cell table:formula="of:=2010-[.B299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lisie</text:p>
          </table:table-cell>
          <table:table-cell office:value-type="float" office:value="1985">
            <text:p>1985</text:p>
          </table:table-cell>
          <table:table-cell office:value-type="float" office:value="29781">
            <text:p>29781</text:p>
          </table:table-cell>
          <table:table-cell table:formula="of:=2010-[.B299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5">
            <text:p>1985</text:p>
          </table:table-cell>
          <table:table-cell office:value-type="float" office:value="35000">
            <text:p>35000</text:p>
          </table:table-cell>
          <table:table-cell table:formula="of:=2010-[.B299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Rocktroll</text:p>
          </table:table-cell>
          <table:table-cell office:value-type="float" office:value="1985">
            <text:p>1985</text:p>
          </table:table-cell>
          <table:table-cell office:value-type="float" office:value="145319">
            <text:p>145319</text:p>
          </table:table-cell>
          <table:table-cell table:formula="of:=2010-[.B300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ara E</text:p>
          </table:table-cell>
          <table:table-cell office:value-type="float" office:value="1985">
            <text:p>1985</text:p>
          </table:table-cell>
          <table:table-cell office:value-type="float" office:value="61313">
            <text:p>61313</text:p>
          </table:table-cell>
          <table:table-cell table:formula="of:=2010-[.B300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etika</text:p>
          </table:table-cell>
          <table:table-cell office:value-type="float" office:value="1985">
            <text:p>1985</text:p>
          </table:table-cell>
          <table:table-cell office:value-type="float" office:value="22325">
            <text:p>22325</text:p>
          </table:table-cell>
          <table:table-cell table:formula="of:=2010-[.B300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naslus</text:p>
          </table:table-cell>
          <table:table-cell office:value-type="float" office:value="1985">
            <text:p>1985</text:p>
          </table:table-cell>
          <table:table-cell office:value-type="float" office:value="61929">
            <text:p>61929</text:p>
          </table:table-cell>
          <table:table-cell table:formula="of:=2010-[.B300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oyzi</text:p>
          </table:table-cell>
          <table:table-cell office:value-type="float" office:value="1985">
            <text:p>1985</text:p>
          </table:table-cell>
          <table:table-cell office:value-type="float" office:value="16511">
            <text:p>16511</text:p>
          </table:table-cell>
          <table:table-cell table:formula="of:=2010-[.B300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Pebblas</text:p>
          </table:table-cell>
          <table:table-cell office:value-type="float" office:value="1985">
            <text:p>1985</text:p>
          </table:table-cell>
          <table:table-cell office:value-type="float" office:value="24401">
            <text:p>24401</text:p>
          </table:table-cell>
          <table:table-cell table:formula="of:=2010-[.B300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VirrAnna</text:p>
          </table:table-cell>
          <table:table-cell office:value-type="float" office:value="1985">
            <text:p>1985</text:p>
          </table:table-cell>
          <table:table-cell office:value-type="float" office:value="74469">
            <text:p>74469</text:p>
          </table:table-cell>
          <table:table-cell table:formula="of:=2010-[.B300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84</text:p>
          </table:table-cell>
          <table:table-cell office:value-type="float" office:value="1985">
            <text:p>1985</text:p>
          </table:table-cell>
          <table:table-cell office:value-type="float" office:value="20589">
            <text:p>20589</text:p>
          </table:table-cell>
          <table:table-cell table:formula="of:=2010-[.B300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reija</text:p>
          </table:table-cell>
          <table:table-cell office:value-type="float" office:value="1985">
            <text:p>1985</text:p>
          </table:table-cell>
          <table:table-cell office:value-type="float" office:value="3313">
            <text:p>3313</text:p>
          </table:table-cell>
          <table:table-cell table:formula="of:=2010-[.B300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ijo</text:p>
          </table:table-cell>
          <table:table-cell office:value-type="float" office:value="1985">
            <text:p>1985</text:p>
          </table:table-cell>
          <table:table-cell office:value-type="float" office:value="12376">
            <text:p>12376</text:p>
          </table:table-cell>
          <table:table-cell table:formula="of:=2010-[.B300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lio</text:p>
          </table:table-cell>
          <table:table-cell office:value-type="float" office:value="1985">
            <text:p>1985</text:p>
          </table:table-cell>
          <table:table-cell office:value-type="float" office:value="24479">
            <text:p>24479</text:p>
          </table:table-cell>
          <table:table-cell table:formula="of:=2010-[.B301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ubstitutet</text:p>
          </table:table-cell>
          <table:table-cell office:value-type="float" office:value="1985">
            <text:p>1985</text:p>
          </table:table-cell>
          <table:table-cell office:value-type="float" office:value="24514">
            <text:p>24514</text:p>
          </table:table-cell>
          <table:table-cell table:formula="of:=2010-[.B301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erja99</text:p>
          </table:table-cell>
          <table:table-cell office:value-type="float" office:value="1985">
            <text:p>1985</text:p>
          </table:table-cell>
          <table:table-cell office:value-type="float" office:value="8251">
            <text:p>8251</text:p>
          </table:table-cell>
          <table:table-cell table:formula="of:=2010-[.B301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lllis</text:p>
          </table:table-cell>
          <table:table-cell office:value-type="float" office:value="1985">
            <text:p>1985</text:p>
          </table:table-cell>
          <table:table-cell office:value-type="float" office:value="46916">
            <text:p>46916</text:p>
          </table:table-cell>
          <table:table-cell table:formula="of:=2010-[.B301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yennie84</text:p>
          </table:table-cell>
          <table:table-cell office:value-type="float" office:value="1985">
            <text:p>1985</text:p>
          </table:table-cell>
          <table:table-cell office:value-type="float" office:value="68367">
            <text:p>68367</text:p>
          </table:table-cell>
          <table:table-cell table:formula="of:=2010-[.B301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arolina84</text:p>
          </table:table-cell>
          <table:table-cell office:value-type="float" office:value="1985">
            <text:p>1985</text:p>
          </table:table-cell>
          <table:table-cell office:value-type="float" office:value="3807">
            <text:p>3807</text:p>
          </table:table-cell>
          <table:table-cell table:formula="of:=2010-[.B301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ASP</text:p>
          </table:table-cell>
          <table:table-cell office:value-type="float" office:value="1985">
            <text:p>1985</text:p>
          </table:table-cell>
          <table:table-cell office:value-type="float" office:value="10647">
            <text:p>10647</text:p>
          </table:table-cell>
          <table:table-cell table:formula="of:=2010-[.B301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ojan84</text:p>
          </table:table-cell>
          <table:table-cell office:value-type="float" office:value="1985">
            <text:p>1985</text:p>
          </table:table-cell>
          <table:table-cell office:value-type="float" office:value="3353">
            <text:p>3353</text:p>
          </table:table-cell>
          <table:table-cell table:formula="of:=2010-[.B301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id</text:p>
          </table:table-cell>
          <table:table-cell office:value-type="float" office:value="1985">
            <text:p>1985</text:p>
          </table:table-cell>
          <table:table-cell office:value-type="float" office:value="93798">
            <text:p>93798</text:p>
          </table:table-cell>
          <table:table-cell table:formula="of:=2010-[.B301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uffin</text:p>
          </table:table-cell>
          <table:table-cell office:value-type="float" office:value="1985">
            <text:p>1985</text:p>
          </table:table-cell>
          <table:table-cell office:value-type="float" office:value="43134">
            <text:p>43134</text:p>
          </table:table-cell>
          <table:table-cell table:formula="of:=2010-[.B301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nöbarn</text:p>
          </table:table-cell>
          <table:table-cell office:value-type="float" office:value="1985">
            <text:p>1985</text:p>
          </table:table-cell>
          <table:table-cell office:value-type="float" office:value="33183">
            <text:p>33183</text:p>
          </table:table-cell>
          <table:table-cell table:formula="of:=2010-[.B302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PS84</text:p>
          </table:table-cell>
          <table:table-cell office:value-type="float" office:value="1985">
            <text:p>1985</text:p>
          </table:table-cell>
          <table:table-cell office:value-type="float" office:value="22185">
            <text:p>22185</text:p>
          </table:table-cell>
          <table:table-cell table:formula="of:=2010-[.B302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okesMamma84</text:p>
          </table:table-cell>
          <table:table-cell office:value-type="float" office:value="1985">
            <text:p>1985</text:p>
          </table:table-cell>
          <table:table-cell office:value-type="float" office:value="25444">
            <text:p>25444</text:p>
          </table:table-cell>
          <table:table-cell table:formula="of:=2010-[.B302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ria1984</text:p>
          </table:table-cell>
          <table:table-cell office:value-type="float" office:value="1985">
            <text:p>1985</text:p>
          </table:table-cell>
          <table:table-cell office:value-type="float" office:value="1540">
            <text:p>1540</text:p>
          </table:table-cell>
          <table:table-cell table:formula="of:=2010-[.B302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5706">
            <text:p>5706</text:p>
          </table:table-cell>
          <table:table-cell table:formula="of:=2010-[.B302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a22</text:p>
          </table:table-cell>
          <table:table-cell office:value-type="float" office:value="1985">
            <text:p>1985</text:p>
          </table:table-cell>
          <table:table-cell office:value-type="float" office:value="24743">
            <text:p>24743</text:p>
          </table:table-cell>
          <table:table-cell table:formula="of:=2010-[.B302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Vårblomma</text:p>
          </table:table-cell>
          <table:table-cell office:value-type="float" office:value="1985">
            <text:p>1985</text:p>
          </table:table-cell>
          <table:table-cell office:value-type="float" office:value="53259">
            <text:p>53259</text:p>
          </table:table-cell>
          <table:table-cell table:formula="of:=2010-[.B302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heia</text:p>
          </table:table-cell>
          <table:table-cell office:value-type="float" office:value="1985">
            <text:p>1985</text:p>
          </table:table-cell>
          <table:table-cell office:value-type="float" office:value="25086">
            <text:p>25086</text:p>
          </table:table-cell>
          <table:table-cell table:formula="of:=2010-[.B302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essan84</text:p>
          </table:table-cell>
          <table:table-cell office:value-type="float" office:value="1985">
            <text:p>1985</text:p>
          </table:table-cell>
          <table:table-cell office:value-type="float" office:value="47360">
            <text:p>47360</text:p>
          </table:table-cell>
          <table:table-cell table:formula="of:=2010-[.B302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trumpansmamma</text:p>
          </table:table-cell>
          <table:table-cell office:value-type="float" office:value="1985">
            <text:p>1985</text:p>
          </table:table-cell>
          <table:table-cell office:value-type="float" office:value="10819">
            <text:p>10819</text:p>
          </table:table-cell>
          <table:table-cell table:formula="of:=2010-[.B302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umma84</text:p>
          </table:table-cell>
          <table:table-cell office:value-type="float" office:value="1985">
            <text:p>1985</text:p>
          </table:table-cell>
          <table:table-cell office:value-type="float" office:value="70349">
            <text:p>70349</text:p>
          </table:table-cell>
          <table:table-cell table:formula="of:=2010-[.B303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rizajo</text:p>
          </table:table-cell>
          <table:table-cell office:value-type="float" office:value="1985">
            <text:p>1985</text:p>
          </table:table-cell>
          <table:table-cell office:value-type="float" office:value="4170">
            <text:p>4170</text:p>
          </table:table-cell>
          <table:table-cell table:formula="of:=2010-[.B303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ofiFrid</text:p>
          </table:table-cell>
          <table:table-cell office:value-type="float" office:value="1985">
            <text:p>1985</text:p>
          </table:table-cell>
          <table:table-cell office:value-type="float" office:value="21371">
            <text:p>21371</text:p>
          </table:table-cell>
          <table:table-cell table:formula="of:=2010-[.B303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atooooosh</text:p>
          </table:table-cell>
          <table:table-cell office:value-type="float" office:value="1985">
            <text:p>1985</text:p>
          </table:table-cell>
          <table:table-cell office:value-type="float" office:value="66210">
            <text:p>66210</text:p>
          </table:table-cell>
          <table:table-cell table:formula="of:=2010-[.B303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amillaJ</text:p>
          </table:table-cell>
          <table:table-cell office:value-type="float" office:value="1985">
            <text:p>1985</text:p>
          </table:table-cell>
          <table:table-cell office:value-type="float" office:value="247615">
            <text:p>247615</text:p>
          </table:table-cell>
          <table:table-cell table:formula="of:=2010-[.B303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andra N</text:p>
          </table:table-cell>
          <table:table-cell office:value-type="float" office:value="1985">
            <text:p>1985</text:p>
          </table:table-cell>
          <table:table-cell office:value-type="float" office:value="38259">
            <text:p>38259</text:p>
          </table:table-cell>
          <table:table-cell table:formula="of:=2010-[.B303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Gelicapelica</text:p>
          </table:table-cell>
          <table:table-cell office:value-type="float" office:value="1985">
            <text:p>1985</text:p>
          </table:table-cell>
          <table:table-cell office:value-type="float" office:value="7087">
            <text:p>7087</text:p>
          </table:table-cell>
          <table:table-cell table:formula="of:=2010-[.B303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84Johanna</text:p>
          </table:table-cell>
          <table:table-cell office:value-type="float" office:value="1985">
            <text:p>1985</text:p>
          </table:table-cell>
          <table:table-cell office:value-type="float" office:value="6774">
            <text:p>6774</text:p>
          </table:table-cell>
          <table:table-cell table:formula="of:=2010-[.B303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ephyr</text:p>
          </table:table-cell>
          <table:table-cell office:value-type="float" office:value="1985">
            <text:p>1985</text:p>
          </table:table-cell>
          <table:table-cell office:value-type="float" office:value="32895">
            <text:p>32895</text:p>
          </table:table-cell>
          <table:table-cell table:formula="of:=2010-[.B303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eeWe</text:p>
          </table:table-cell>
          <table:table-cell office:value-type="float" office:value="1985">
            <text:p>1985</text:p>
          </table:table-cell>
          <table:table-cell office:value-type="float" office:value="13819">
            <text:p>13819</text:p>
          </table:table-cell>
          <table:table-cell table:formula="of:=2010-[.B303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rsMom</text:p>
          </table:table-cell>
          <table:table-cell office:value-type="float" office:value="1985">
            <text:p>1985</text:p>
          </table:table-cell>
          <table:table-cell office:value-type="float" office:value="6186">
            <text:p>6186</text:p>
          </table:table-cell>
          <table:table-cell table:formula="of:=2010-[.B304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Ängsblomma</text:p>
          </table:table-cell>
          <table:table-cell office:value-type="float" office:value="1985">
            <text:p>1985</text:p>
          </table:table-cell>
          <table:table-cell office:value-type="float" office:value="7270">
            <text:p>7270</text:p>
          </table:table-cell>
          <table:table-cell table:formula="of:=2010-[.B304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dut 27</text:p>
          </table:table-cell>
          <table:table-cell office:value-type="float" office:value="1985">
            <text:p>1985</text:p>
          </table:table-cell>
          <table:table-cell office:value-type="float" office:value="14690">
            <text:p>14690</text:p>
          </table:table-cell>
          <table:table-cell table:formula="of:=2010-[.B304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onnie</text:p>
          </table:table-cell>
          <table:table-cell office:value-type="float" office:value="1985">
            <text:p>1985</text:p>
          </table:table-cell>
          <table:table-cell office:value-type="float" office:value="34951">
            <text:p>34951</text:p>
          </table:table-cell>
          <table:table-cell table:formula="of:=2010-[.B304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hillaMilla</text:p>
          </table:table-cell>
          <table:table-cell office:value-type="float" office:value="1985">
            <text:p>1985</text:p>
          </table:table-cell>
          <table:table-cell office:value-type="float" office:value="12171">
            <text:p>12171</text:p>
          </table:table-cell>
          <table:table-cell table:formula="of:=2010-[.B304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ilcha</text:p>
          </table:table-cell>
          <table:table-cell office:value-type="float" office:value="1985">
            <text:p>1985</text:p>
          </table:table-cell>
          <table:table-cell office:value-type="float" office:value="307568">
            <text:p>307568</text:p>
          </table:table-cell>
          <table:table-cell table:formula="of:=2010-[.B304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auraPalmer</text:p>
          </table:table-cell>
          <table:table-cell office:value-type="float" office:value="1985">
            <text:p>1985</text:p>
          </table:table-cell>
          <table:table-cell office:value-type="float" office:value="2950">
            <text:p>2950</text:p>
          </table:table-cell>
          <table:table-cell table:formula="of:=2010-[.B304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hessiss</text:p>
          </table:table-cell>
          <table:table-cell office:value-type="float" office:value="1985">
            <text:p>1985</text:p>
          </table:table-cell>
          <table:table-cell office:value-type="float" office:value="27973">
            <text:p>27973</text:p>
          </table:table-cell>
          <table:table-cell table:formula="of:=2010-[.B304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okmamman</text:p>
          </table:table-cell>
          <table:table-cell office:value-type="float" office:value="1985">
            <text:p>1985</text:p>
          </table:table-cell>
          <table:table-cell office:value-type="float" office:value="4492">
            <text:p>4492</text:p>
          </table:table-cell>
          <table:table-cell table:formula="of:=2010-[.B304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onäslina</text:p>
          </table:table-cell>
          <table:table-cell office:value-type="float" office:value="1985">
            <text:p>1985</text:p>
          </table:table-cell>
          <table:table-cell office:value-type="float" office:value="4219">
            <text:p>4219</text:p>
          </table:table-cell>
          <table:table-cell table:formula="of:=2010-[.B304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na hepp</text:p>
          </table:table-cell>
          <table:table-cell office:value-type="float" office:value="1985">
            <text:p>1985</text:p>
          </table:table-cell>
          <table:table-cell office:value-type="float" office:value="1732">
            <text:p>1732</text:p>
          </table:table-cell>
          <table:table-cell table:formula="of:=2010-[.B305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sadragon</text:p>
          </table:table-cell>
          <table:table-cell office:value-type="float" office:value="1985">
            <text:p>1985</text:p>
          </table:table-cell>
          <table:table-cell office:value-type="float" office:value="217790">
            <text:p>217790</text:p>
          </table:table-cell>
          <table:table-cell table:formula="of:=2010-[.B305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nelullan</text:p>
          </table:table-cell>
          <table:table-cell office:value-type="float" office:value="1985">
            <text:p>1985</text:p>
          </table:table-cell>
          <table:table-cell office:value-type="float" office:value="13147">
            <text:p>13147</text:p>
          </table:table-cell>
          <table:table-cell table:formula="of:=2010-[.B305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ckan84</text:p>
          </table:table-cell>
          <table:table-cell office:value-type="float" office:value="1985">
            <text:p>1985</text:p>
          </table:table-cell>
          <table:table-cell office:value-type="float" office:value="18938">
            <text:p>18938</text:p>
          </table:table-cell>
          <table:table-cell table:formula="of:=2010-[.B305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linsson84</text:p>
          </table:table-cell>
          <table:table-cell office:value-type="float" office:value="1985">
            <text:p>1985</text:p>
          </table:table-cell>
          <table:table-cell office:value-type="float" office:value="30515">
            <text:p>30515</text:p>
          </table:table-cell>
          <table:table-cell table:formula="of:=2010-[.B305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ysifer</text:p>
          </table:table-cell>
          <table:table-cell office:value-type="float" office:value="1985">
            <text:p>1985</text:p>
          </table:table-cell>
          <table:table-cell office:value-type="float" office:value="21559">
            <text:p>21559</text:p>
          </table:table-cell>
          <table:table-cell table:formula="of:=2010-[.B305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 som i elin</text:p>
          </table:table-cell>
          <table:table-cell office:value-type="float" office:value="1985">
            <text:p>1985</text:p>
          </table:table-cell>
          <table:table-cell office:value-type="float" office:value="32631">
            <text:p>32631</text:p>
          </table:table-cell>
          <table:table-cell table:formula="of:=2010-[.B305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985">
            <text:p>1985</text:p>
          </table:table-cell>
          <table:table-cell office:value-type="float" office:value="7129">
            <text:p>7129</text:p>
          </table:table-cell>
          <table:table-cell table:formula="of:=2010-[.B305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Riley</text:p>
          </table:table-cell>
          <table:table-cell office:value-type="float" office:value="1985">
            <text:p>1985</text:p>
          </table:table-cell>
          <table:table-cell office:value-type="float" office:value="14609">
            <text:p>14609</text:p>
          </table:table-cell>
          <table:table-cell table:formula="of:=2010-[.B305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egewiel</text:p>
          </table:table-cell>
          <table:table-cell office:value-type="float" office:value="1985">
            <text:p>1985</text:p>
          </table:table-cell>
          <table:table-cell office:value-type="float" office:value="54080">
            <text:p>54080</text:p>
          </table:table-cell>
          <table:table-cell table:formula="of:=2010-[.B305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MA84</text:p>
          </table:table-cell>
          <table:table-cell office:value-type="float" office:value="1985">
            <text:p>1985</text:p>
          </table:table-cell>
          <table:table-cell office:value-type="float" office:value="54489">
            <text:p>54489</text:p>
          </table:table-cell>
          <table:table-cell table:formula="of:=2010-[.B306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overBambi</text:p>
          </table:table-cell>
          <table:table-cell office:value-type="float" office:value="1985">
            <text:p>1985</text:p>
          </table:table-cell>
          <table:table-cell office:value-type="float" office:value="11563">
            <text:p>11563</text:p>
          </table:table-cell>
          <table:table-cell table:formula="of:=2010-[.B306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upermamsen</text:p>
          </table:table-cell>
          <table:table-cell office:value-type="float" office:value="1985">
            <text:p>1985</text:p>
          </table:table-cell>
          <table:table-cell office:value-type="float" office:value="683">
            <text:p>683</text:p>
          </table:table-cell>
          <table:table-cell table:formula="of:=2010-[.B306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mmisss</text:p>
          </table:table-cell>
          <table:table-cell office:value-type="float" office:value="1985">
            <text:p>1985</text:p>
          </table:table-cell>
          <table:table-cell office:value-type="float" office:value="59239">
            <text:p>59239</text:p>
          </table:table-cell>
          <table:table-cell table:formula="of:=2010-[.B306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VäntanochLängtan</text:p>
          </table:table-cell>
          <table:table-cell office:value-type="float" office:value="1985">
            <text:p>1985</text:p>
          </table:table-cell>
          <table:table-cell office:value-type="float" office:value="940">
            <text:p>940</text:p>
          </table:table-cell>
          <table:table-cell table:formula="of:=2010-[.B306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ottizm</text:p>
          </table:table-cell>
          <table:table-cell office:value-type="float" office:value="1985">
            <text:p>1985</text:p>
          </table:table-cell>
          <table:table-cell office:value-type="float" office:value="220569">
            <text:p>220569</text:p>
          </table:table-cell>
          <table:table-cell table:formula="of:=2010-[.B306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rSmith</text:p>
          </table:table-cell>
          <table:table-cell office:value-type="float" office:value="1985">
            <text:p>1985</text:p>
          </table:table-cell>
          <table:table-cell office:value-type="float" office:value="5350">
            <text:p>5350</text:p>
          </table:table-cell>
          <table:table-cell table:formula="of:=2010-[.B306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tagligen</text:p>
          </table:table-cell>
          <table:table-cell office:value-type="float" office:value="1985">
            <text:p>1985</text:p>
          </table:table-cell>
          <table:table-cell office:value-type="float" office:value="14417">
            <text:p>14417</text:p>
          </table:table-cell>
          <table:table-cell table:formula="of:=2010-[.B306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abyJia</text:p>
          </table:table-cell>
          <table:table-cell office:value-type="float" office:value="1985">
            <text:p>1985</text:p>
          </table:table-cell>
          <table:table-cell office:value-type="float" office:value="119916">
            <text:p>119916</text:p>
          </table:table-cell>
          <table:table-cell table:formula="of:=2010-[.B306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mba</text:p>
          </table:table-cell>
          <table:table-cell office:value-type="float" office:value="1985">
            <text:p>1985</text:p>
          </table:table-cell>
          <table:table-cell office:value-type="float" office:value="79020">
            <text:p>79020</text:p>
          </table:table-cell>
          <table:table-cell table:formula="of:=2010-[.B306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irnanog</text:p>
          </table:table-cell>
          <table:table-cell office:value-type="float" office:value="1985">
            <text:p>1985</text:p>
          </table:table-cell>
          <table:table-cell office:value-type="float" office:value="7011">
            <text:p>7011</text:p>
          </table:table-cell>
          <table:table-cell table:formula="of:=2010-[.B307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acre</text:p>
          </table:table-cell>
          <table:table-cell office:value-type="float" office:value="1985">
            <text:p>1985</text:p>
          </table:table-cell>
          <table:table-cell office:value-type="float" office:value="2257">
            <text:p>2257</text:p>
          </table:table-cell>
          <table:table-cell table:formula="of:=2010-[.B307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ulankulan</text:p>
          </table:table-cell>
          <table:table-cell office:value-type="float" office:value="1985">
            <text:p>1985</text:p>
          </table:table-cell>
          <table:table-cell office:value-type="float" office:value="10784">
            <text:p>10784</text:p>
          </table:table-cell>
          <table:table-cell table:formula="of:=2010-[.B307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UmmAminah</text:p>
          </table:table-cell>
          <table:table-cell office:value-type="float" office:value="1985">
            <text:p>1985</text:p>
          </table:table-cell>
          <table:table-cell office:value-type="float" office:value="149726">
            <text:p>149726</text:p>
          </table:table-cell>
          <table:table-cell table:formula="of:=2010-[.B307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ofieann</text:p>
          </table:table-cell>
          <table:table-cell office:value-type="float" office:value="1985">
            <text:p>1985</text:p>
          </table:table-cell>
          <table:table-cell office:value-type="float" office:value="20434">
            <text:p>20434</text:p>
          </table:table-cell>
          <table:table-cell table:formula="of:=2010-[.B307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jaMi</text:p>
          </table:table-cell>
          <table:table-cell office:value-type="float" office:value="1985">
            <text:p>1985</text:p>
          </table:table-cell>
          <table:table-cell office:value-type="float" office:value="28087">
            <text:p>28087</text:p>
          </table:table-cell>
          <table:table-cell table:formula="of:=2010-[.B307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andra1984</text:p>
          </table:table-cell>
          <table:table-cell office:value-type="float" office:value="1985">
            <text:p>1985</text:p>
          </table:table-cell>
          <table:table-cell office:value-type="float" office:value="1689">
            <text:p>1689</text:p>
          </table:table-cell>
          <table:table-cell table:formula="of:=2010-[.B307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iddelin</text:p>
          </table:table-cell>
          <table:table-cell office:value-type="float" office:value="1985">
            <text:p>1985</text:p>
          </table:table-cell>
          <table:table-cell office:value-type="float" office:value="20110">
            <text:p>20110</text:p>
          </table:table-cell>
          <table:table-cell table:formula="of:=2010-[.B307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östbebis2010</text:p>
          </table:table-cell>
          <table:table-cell office:value-type="float" office:value="1985">
            <text:p>1985</text:p>
          </table:table-cell>
          <table:table-cell office:value-type="float" office:value="12060">
            <text:p>12060</text:p>
          </table:table-cell>
          <table:table-cell table:formula="of:=2010-[.B307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uggummigirl</text:p>
          </table:table-cell>
          <table:table-cell office:value-type="float" office:value="1985">
            <text:p>1985</text:p>
          </table:table-cell>
          <table:table-cell office:value-type="float" office:value="16802">
            <text:p>16802</text:p>
          </table:table-cell>
          <table:table-cell table:formula="of:=2010-[.B307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rsC</text:p>
          </table:table-cell>
          <table:table-cell office:value-type="float" office:value="1985">
            <text:p>1985</text:p>
          </table:table-cell>
          <table:table-cell office:value-type="float" office:value="14145">
            <text:p>14145</text:p>
          </table:table-cell>
          <table:table-cell table:formula="of:=2010-[.B308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atiin</text:p>
          </table:table-cell>
          <table:table-cell office:value-type="float" office:value="1985">
            <text:p>1985</text:p>
          </table:table-cell>
          <table:table-cell office:value-type="float" office:value="17981">
            <text:p>17981</text:p>
          </table:table-cell>
          <table:table-cell table:formula="of:=2010-[.B308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ndyn</text:p>
          </table:table-cell>
          <table:table-cell office:value-type="float" office:value="1985">
            <text:p>1985</text:p>
          </table:table-cell>
          <table:table-cell office:value-type="float" office:value="12751">
            <text:p>12751</text:p>
          </table:table-cell>
          <table:table-cell table:formula="of:=2010-[.B308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ollloZ</text:p>
          </table:table-cell>
          <table:table-cell office:value-type="float" office:value="1985">
            <text:p>1985</text:p>
          </table:table-cell>
          <table:table-cell office:value-type="float" office:value="9252">
            <text:p>9252</text:p>
          </table:table-cell>
          <table:table-cell table:formula="of:=2010-[.B308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ynn84</text:p>
          </table:table-cell>
          <table:table-cell office:value-type="float" office:value="1985">
            <text:p>1985</text:p>
          </table:table-cell>
          <table:table-cell office:value-type="float" office:value="39621">
            <text:p>39621</text:p>
          </table:table-cell>
          <table:table-cell table:formula="of:=2010-[.B308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1985">
            <text:p>1985</text:p>
          </table:table-cell>
          <table:table-cell office:value-type="float" office:value="23273">
            <text:p>23273</text:p>
          </table:table-cell>
          <table:table-cell table:formula="of:=2010-[.B308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eiah</text:p>
          </table:table-cell>
          <table:table-cell office:value-type="float" office:value="1985">
            <text:p>1985</text:p>
          </table:table-cell>
          <table:table-cell office:value-type="float" office:value="21009">
            <text:p>21009</text:p>
          </table:table-cell>
          <table:table-cell table:formula="of:=2010-[.B308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eijer</text:p>
          </table:table-cell>
          <table:table-cell office:value-type="float" office:value="1985">
            <text:p>1985</text:p>
          </table:table-cell>
          <table:table-cell office:value-type="float" office:value="24962">
            <text:p>24962</text:p>
          </table:table-cell>
          <table:table-cell table:formula="of:=2010-[.B308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naS84</text:p>
          </table:table-cell>
          <table:table-cell office:value-type="float" office:value="1985">
            <text:p>1985</text:p>
          </table:table-cell>
          <table:table-cell office:value-type="float" office:value="7920">
            <text:p>7920</text:p>
          </table:table-cell>
          <table:table-cell table:formula="of:=2010-[.B308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essica84</text:p>
          </table:table-cell>
          <table:table-cell office:value-type="float" office:value="1985">
            <text:p>1985</text:p>
          </table:table-cell>
          <table:table-cell office:value-type="float" office:value="1268">
            <text:p>1268</text:p>
          </table:table-cell>
          <table:table-cell table:formula="of:=2010-[.B308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olnamorsa</text:p>
          </table:table-cell>
          <table:table-cell office:value-type="float" office:value="1985">
            <text:p>1985</text:p>
          </table:table-cell>
          <table:table-cell office:value-type="float" office:value="5884">
            <text:p>5884</text:p>
          </table:table-cell>
          <table:table-cell table:formula="of:=2010-[.B309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985">
            <text:p>1985</text:p>
          </table:table-cell>
          <table:table-cell office:value-type="float" office:value="14631">
            <text:p>14631</text:p>
          </table:table-cell>
          <table:table-cell table:formula="of:=2010-[.B309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ovaLi</text:p>
          </table:table-cell>
          <table:table-cell office:value-type="float" office:value="1985">
            <text:p>1985</text:p>
          </table:table-cell>
          <table:table-cell office:value-type="float" office:value="5032">
            <text:p>5032</text:p>
          </table:table-cell>
          <table:table-cell table:formula="of:=2010-[.B309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Vickyb</text:p>
          </table:table-cell>
          <table:table-cell office:value-type="float" office:value="1985">
            <text:p>1985</text:p>
          </table:table-cell>
          <table:table-cell office:value-type="float" office:value="59307">
            <text:p>59307</text:p>
          </table:table-cell>
          <table:table-cell table:formula="of:=2010-[.B309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atli</text:p>
          </table:table-cell>
          <table:table-cell office:value-type="float" office:value="1985">
            <text:p>1985</text:p>
          </table:table-cell>
          <table:table-cell office:value-type="float" office:value="32279">
            <text:p>32279</text:p>
          </table:table-cell>
          <table:table-cell table:formula="of:=2010-[.B309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ogopeden</text:p>
          </table:table-cell>
          <table:table-cell office:value-type="float" office:value="1985">
            <text:p>1985</text:p>
          </table:table-cell>
          <table:table-cell office:value-type="float" office:value="14687">
            <text:p>14687</text:p>
          </table:table-cell>
          <table:table-cell table:formula="of:=2010-[.B309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avendeln</text:p>
          </table:table-cell>
          <table:table-cell office:value-type="float" office:value="1985">
            <text:p>1985</text:p>
          </table:table-cell>
          <table:table-cell office:value-type="float" office:value="20869">
            <text:p>20869</text:p>
          </table:table-cell>
          <table:table-cell table:formula="of:=2010-[.B309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kogsråttan</text:p>
          </table:table-cell>
          <table:table-cell office:value-type="float" office:value="1985">
            <text:p>1985</text:p>
          </table:table-cell>
          <table:table-cell office:value-type="float" office:value="9111">
            <text:p>9111</text:p>
          </table:table-cell>
          <table:table-cell table:formula="of:=2010-[.B309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ope03</text:p>
          </table:table-cell>
          <table:table-cell office:value-type="float" office:value="1985">
            <text:p>1985</text:p>
          </table:table-cell>
          <table:table-cell office:value-type="float" office:value="5602">
            <text:p>5602</text:p>
          </table:table-cell>
          <table:table-cell table:formula="of:=2010-[.B309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ssMy</text:p>
          </table:table-cell>
          <table:table-cell office:value-type="float" office:value="1985">
            <text:p>1985</text:p>
          </table:table-cell>
          <table:table-cell office:value-type="float" office:value="101669">
            <text:p>101669</text:p>
          </table:table-cell>
          <table:table-cell table:formula="of:=2010-[.B309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linK85</text:p>
          </table:table-cell>
          <table:table-cell office:value-type="float" office:value="1985">
            <text:p>1985</text:p>
          </table:table-cell>
          <table:table-cell office:value-type="float" office:value="17865">
            <text:p>17865</text:p>
          </table:table-cell>
          <table:table-cell table:formula="of:=2010-[.B310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matory</text:p>
          </table:table-cell>
          <table:table-cell office:value-type="float" office:value="1985">
            <text:p>1985</text:p>
          </table:table-cell>
          <table:table-cell office:value-type="float" office:value="21587">
            <text:p>21587</text:p>
          </table:table-cell>
          <table:table-cell table:formula="of:=2010-[.B310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istla</text:p>
          </table:table-cell>
          <table:table-cell office:value-type="float" office:value="1985">
            <text:p>1985</text:p>
          </table:table-cell>
          <table:table-cell office:value-type="float" office:value="14508">
            <text:p>14508</text:p>
          </table:table-cell>
          <table:table-cell table:formula="of:=2010-[.B310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hessie</text:p>
          </table:table-cell>
          <table:table-cell office:value-type="float" office:value="1985">
            <text:p>1985</text:p>
          </table:table-cell>
          <table:table-cell office:value-type="float" office:value="7993">
            <text:p>7993</text:p>
          </table:table-cell>
          <table:table-cell table:formula="of:=2010-[.B310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naMirakel</text:p>
          </table:table-cell>
          <table:table-cell office:value-type="float" office:value="1985">
            <text:p>1985</text:p>
          </table:table-cell>
          <table:table-cell office:value-type="float" office:value="10874">
            <text:p>10874</text:p>
          </table:table-cell>
          <table:table-cell table:formula="of:=2010-[.B310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evea</text:p>
          </table:table-cell>
          <table:table-cell office:value-type="float" office:value="1985">
            <text:p>1985</text:p>
          </table:table-cell>
          <table:table-cell office:value-type="float" office:value="3386">
            <text:p>3386</text:p>
          </table:table-cell>
          <table:table-cell table:formula="of:=2010-[.B310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erstin</text:p>
          </table:table-cell>
          <table:table-cell office:value-type="float" office:value="1985">
            <text:p>1985</text:p>
          </table:table-cell>
          <table:table-cell office:value-type="float" office:value="218802">
            <text:p>218802</text:p>
          </table:table-cell>
          <table:table-cell table:formula="of:=2010-[.B310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valee</text:p>
          </table:table-cell>
          <table:table-cell office:value-type="float" office:value="1985">
            <text:p>1985</text:p>
          </table:table-cell>
          <table:table-cell office:value-type="float" office:value="10259">
            <text:p>10259</text:p>
          </table:table-cell>
          <table:table-cell table:formula="of:=2010-[.B310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la11</text:p>
          </table:table-cell>
          <table:table-cell office:value-type="float" office:value="1985">
            <text:p>1985</text:p>
          </table:table-cell>
          <table:table-cell office:value-type="float" office:value="6420">
            <text:p>6420</text:p>
          </table:table-cell>
          <table:table-cell table:formula="of:=2010-[.B310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ohjo</text:p>
          </table:table-cell>
          <table:table-cell office:value-type="float" office:value="1985">
            <text:p>1985</text:p>
          </table:table-cell>
          <table:table-cell office:value-type="float" office:value="40199">
            <text:p>40199</text:p>
          </table:table-cell>
          <table:table-cell table:formula="of:=2010-[.B310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Pjåsk</text:p>
          </table:table-cell>
          <table:table-cell office:value-type="float" office:value="1985">
            <text:p>1985</text:p>
          </table:table-cell>
          <table:table-cell office:value-type="float" office:value="7226">
            <text:p>7226</text:p>
          </table:table-cell>
          <table:table-cell table:formula="of:=2010-[.B311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wannabemom</text:p>
          </table:table-cell>
          <table:table-cell office:value-type="float" office:value="1985">
            <text:p>1985</text:p>
          </table:table-cell>
          <table:table-cell office:value-type="float" office:value="16995">
            <text:p>16995</text:p>
          </table:table-cell>
          <table:table-cell table:formula="of:=2010-[.B311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a84</text:p>
          </table:table-cell>
          <table:table-cell office:value-type="float" office:value="1985">
            <text:p>1985</text:p>
          </table:table-cell>
          <table:table-cell office:value-type="float" office:value="21526">
            <text:p>21526</text:p>
          </table:table-cell>
          <table:table-cell table:formula="of:=2010-[.B311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inx</text:p>
          </table:table-cell>
          <table:table-cell office:value-type="float" office:value="1985">
            <text:p>1985</text:p>
          </table:table-cell>
          <table:table-cell office:value-type="float" office:value="2317">
            <text:p>2317</text:p>
          </table:table-cell>
          <table:table-cell table:formula="of:=2010-[.B311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Gullebulle25</text:p>
          </table:table-cell>
          <table:table-cell office:value-type="float" office:value="1985">
            <text:p>1985</text:p>
          </table:table-cell>
          <table:table-cell office:value-type="float" office:value="21147">
            <text:p>21147</text:p>
          </table:table-cell>
          <table:table-cell table:formula="of:=2010-[.B311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esso84</text:p>
          </table:table-cell>
          <table:table-cell office:value-type="float" office:value="1985">
            <text:p>1985</text:p>
          </table:table-cell>
          <table:table-cell office:value-type="float" office:value="11814">
            <text:p>11814</text:p>
          </table:table-cell>
          <table:table-cell table:formula="of:=2010-[.B311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ollan06</text:p>
          </table:table-cell>
          <table:table-cell office:value-type="float" office:value="1985">
            <text:p>1985</text:p>
          </table:table-cell>
          <table:table-cell office:value-type="float" office:value="16387">
            <text:p>16387</text:p>
          </table:table-cell>
          <table:table-cell table:formula="of:=2010-[.B311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nslusa</text:p>
          </table:table-cell>
          <table:table-cell office:value-type="float" office:value="1985">
            <text:p>1985</text:p>
          </table:table-cell>
          <table:table-cell office:value-type="float" office:value="3326">
            <text:p>3326</text:p>
          </table:table-cell>
          <table:table-cell table:formula="of:=2010-[.B311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lle84</text:p>
          </table:table-cell>
          <table:table-cell office:value-type="float" office:value="1985">
            <text:p>1985</text:p>
          </table:table-cell>
          <table:table-cell office:value-type="float" office:value="7760">
            <text:p>7760</text:p>
          </table:table-cell>
          <table:table-cell table:formula="of:=2010-[.B311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andy sandy</text:p>
          </table:table-cell>
          <table:table-cell office:value-type="float" office:value="1985">
            <text:p>1985</text:p>
          </table:table-cell>
          <table:table-cell office:value-type="float" office:value="47145">
            <text:p>47145</text:p>
          </table:table-cell>
          <table:table-cell table:formula="of:=2010-[.B311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Pilla84</text:p>
          </table:table-cell>
          <table:table-cell office:value-type="float" office:value="1985">
            <text:p>1985</text:p>
          </table:table-cell>
          <table:table-cell office:value-type="float" office:value="16386">
            <text:p>16386</text:p>
          </table:table-cell>
          <table:table-cell table:formula="of:=2010-[.B312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rgar</text:p>
          </table:table-cell>
          <table:table-cell office:value-type="float" office:value="1985">
            <text:p>1985</text:p>
          </table:table-cell>
          <table:table-cell office:value-type="float" office:value="609">
            <text:p>609</text:p>
          </table:table-cell>
          <table:table-cell table:formula="of:=2010-[.B312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ohanninen</text:p>
          </table:table-cell>
          <table:table-cell office:value-type="float" office:value="1985">
            <text:p>1985</text:p>
          </table:table-cell>
          <table:table-cell office:value-type="float" office:value="24688">
            <text:p>24688</text:p>
          </table:table-cell>
          <table:table-cell table:formula="of:=2010-[.B312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raxflax</text:p>
          </table:table-cell>
          <table:table-cell office:value-type="float" office:value="1985">
            <text:p>1985</text:p>
          </table:table-cell>
          <table:table-cell office:value-type="float" office:value="4924">
            <text:p>4924</text:p>
          </table:table-cell>
          <table:table-cell table:formula="of:=2010-[.B312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jjis</text:p>
          </table:table-cell>
          <table:table-cell office:value-type="float" office:value="1985">
            <text:p>1985</text:p>
          </table:table-cell>
          <table:table-cell office:value-type="float" office:value="6045">
            <text:p>6045</text:p>
          </table:table-cell>
          <table:table-cell table:formula="of:=2010-[.B312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a Magdalena</text:p>
          </table:table-cell>
          <table:table-cell office:value-type="float" office:value="1985">
            <text:p>1985</text:p>
          </table:table-cell>
          <table:table-cell office:value-type="float" office:value="16249">
            <text:p>16249</text:p>
          </table:table-cell>
          <table:table-cell table:formula="of:=2010-[.B312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niqa84</text:p>
          </table:table-cell>
          <table:table-cell office:value-type="float" office:value="1985">
            <text:p>1985</text:p>
          </table:table-cell>
          <table:table-cell office:value-type="float" office:value="23396">
            <text:p>23396</text:p>
          </table:table-cell>
          <table:table-cell table:formula="of:=2010-[.B312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nsamamma</text:p>
          </table:table-cell>
          <table:table-cell office:value-type="float" office:value="1985">
            <text:p>1985</text:p>
          </table:table-cell>
          <table:table-cell office:value-type="float" office:value="2980">
            <text:p>2980</text:p>
          </table:table-cell>
          <table:table-cell table:formula="of:=2010-[.B312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hinybluestar</text:p>
          </table:table-cell>
          <table:table-cell office:value-type="float" office:value="1985">
            <text:p>1985</text:p>
          </table:table-cell>
          <table:table-cell office:value-type="float" office:value="6376">
            <text:p>6376</text:p>
          </table:table-cell>
          <table:table-cell table:formula="of:=2010-[.B312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murfen84</text:p>
          </table:table-cell>
          <table:table-cell office:value-type="float" office:value="1985">
            <text:p>1985</text:p>
          </table:table-cell>
          <table:table-cell office:value-type="float" office:value="3932">
            <text:p>3932</text:p>
          </table:table-cell>
          <table:table-cell table:formula="of:=2010-[.B312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dréa84</text:p>
          </table:table-cell>
          <table:table-cell office:value-type="float" office:value="1985">
            <text:p>1985</text:p>
          </table:table-cell>
          <table:table-cell office:value-type="float" office:value="10028">
            <text:p>10028</text:p>
          </table:table-cell>
          <table:table-cell table:formula="of:=2010-[.B313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berté</text:p>
          </table:table-cell>
          <table:table-cell office:value-type="float" office:value="1985">
            <text:p>1985</text:p>
          </table:table-cell>
          <table:table-cell office:value-type="float" office:value="12231">
            <text:p>12231</text:p>
          </table:table-cell>
          <table:table-cell table:formula="of:=2010-[.B313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elenaH</text:p>
          </table:table-cell>
          <table:table-cell office:value-type="float" office:value="1985">
            <text:p>1985</text:p>
          </table:table-cell>
          <table:table-cell office:value-type="float" office:value="42984">
            <text:p>42984</text:p>
          </table:table-cell>
          <table:table-cell table:formula="of:=2010-[.B313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ängtan8402</text:p>
          </table:table-cell>
          <table:table-cell office:value-type="float" office:value="1985">
            <text:p>1985</text:p>
          </table:table-cell>
          <table:table-cell office:value-type="float" office:value="23269">
            <text:p>23269</text:p>
          </table:table-cell>
          <table:table-cell table:formula="of:=2010-[.B313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Ico</text:p>
          </table:table-cell>
          <table:table-cell office:value-type="float" office:value="1985">
            <text:p>1985</text:p>
          </table:table-cell>
          <table:table-cell office:value-type="float" office:value="10806">
            <text:p>10806</text:p>
          </table:table-cell>
          <table:table-cell table:formula="of:=2010-[.B313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amJo</text:p>
          </table:table-cell>
          <table:table-cell office:value-type="float" office:value="1985">
            <text:p>1985</text:p>
          </table:table-cell>
          <table:table-cell office:value-type="float" office:value="5021">
            <text:p>5021</text:p>
          </table:table-cell>
          <table:table-cell table:formula="of:=2010-[.B313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henalle</text:p>
          </table:table-cell>
          <table:table-cell office:value-type="float" office:value="1985">
            <text:p>1985</text:p>
          </table:table-cell>
          <table:table-cell office:value-type="float" office:value="5441">
            <text:p>5441</text:p>
          </table:table-cell>
          <table:table-cell table:formula="of:=2010-[.B313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urora84</text:p>
          </table:table-cell>
          <table:table-cell office:value-type="float" office:value="1985">
            <text:p>1985</text:p>
          </table:table-cell>
          <table:table-cell office:value-type="float" office:value="24371">
            <text:p>24371</text:p>
          </table:table-cell>
          <table:table-cell table:formula="of:=2010-[.B313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ööderbönan</text:p>
          </table:table-cell>
          <table:table-cell office:value-type="float" office:value="1985">
            <text:p>1985</text:p>
          </table:table-cell>
          <table:table-cell office:value-type="float" office:value="2015">
            <text:p>2015</text:p>
          </table:table-cell>
          <table:table-cell table:formula="of:=2010-[.B313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azzy</text:p>
          </table:table-cell>
          <table:table-cell office:value-type="float" office:value="1985">
            <text:p>1985</text:p>
          </table:table-cell>
          <table:table-cell office:value-type="float" office:value="45920">
            <text:p>45920</text:p>
          </table:table-cell>
          <table:table-cell table:formula="of:=2010-[.B313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hristin3</text:p>
          </table:table-cell>
          <table:table-cell office:value-type="float" office:value="1985">
            <text:p>1985</text:p>
          </table:table-cell>
          <table:table-cell office:value-type="float" office:value="19005">
            <text:p>19005</text:p>
          </table:table-cell>
          <table:table-cell table:formula="of:=2010-[.B314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elon</text:p>
          </table:table-cell>
          <table:table-cell office:value-type="float" office:value="1985">
            <text:p>1985</text:p>
          </table:table-cell>
          <table:table-cell office:value-type="float" office:value="4083">
            <text:p>4083</text:p>
          </table:table-cell>
          <table:table-cell table:formula="of:=2010-[.B314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mmaMia84</text:p>
          </table:table-cell>
          <table:table-cell office:value-type="float" office:value="1985">
            <text:p>1985</text:p>
          </table:table-cell>
          <table:table-cell office:value-type="float" office:value="16840">
            <text:p>16840</text:p>
          </table:table-cell>
          <table:table-cell table:formula="of:=2010-[.B314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reyja</text:p>
          </table:table-cell>
          <table:table-cell office:value-type="float" office:value="1985">
            <text:p>1985</text:p>
          </table:table-cell>
          <table:table-cell office:value-type="float" office:value="8760">
            <text:p>8760</text:p>
          </table:table-cell>
          <table:table-cell table:formula="of:=2010-[.B314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annizz</text:p>
          </table:table-cell>
          <table:table-cell office:value-type="float" office:value="1985">
            <text:p>1985</text:p>
          </table:table-cell>
          <table:table-cell office:value-type="float" office:value="29771">
            <text:p>29771</text:p>
          </table:table-cell>
          <table:table-cell table:formula="of:=2010-[.B314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aja</text:p>
          </table:table-cell>
          <table:table-cell office:value-type="float" office:value="1985">
            <text:p>1985</text:p>
          </table:table-cell>
          <table:table-cell office:value-type="float" office:value="78572">
            <text:p>78572</text:p>
          </table:table-cell>
          <table:table-cell table:formula="of:=2010-[.B314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ofot</text:p>
          </table:table-cell>
          <table:table-cell office:value-type="float" office:value="1985">
            <text:p>1985</text:p>
          </table:table-cell>
          <table:table-cell office:value-type="float" office:value="223">
            <text:p>223</text:p>
          </table:table-cell>
          <table:table-cell table:formula="of:=2010-[.B314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eesa</text:p>
          </table:table-cell>
          <table:table-cell office:value-type="float" office:value="1985">
            <text:p>1985</text:p>
          </table:table-cell>
          <table:table-cell office:value-type="float" office:value="28841">
            <text:p>28841</text:p>
          </table:table-cell>
          <table:table-cell table:formula="of:=2010-[.B314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lommig</text:p>
          </table:table-cell>
          <table:table-cell office:value-type="float" office:value="1985">
            <text:p>1985</text:p>
          </table:table-cell>
          <table:table-cell office:value-type="float" office:value="848">
            <text:p>848</text:p>
          </table:table-cell>
          <table:table-cell table:formula="of:=2010-[.B314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ussies</text:p>
          </table:table-cell>
          <table:table-cell office:value-type="float" office:value="1985">
            <text:p>1985</text:p>
          </table:table-cell>
          <table:table-cell office:value-type="float" office:value="13885">
            <text:p>13885</text:p>
          </table:table-cell>
          <table:table-cell table:formula="of:=2010-[.B314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guldnos</text:p>
          </table:table-cell>
          <table:table-cell office:value-type="float" office:value="1985">
            <text:p>1985</text:p>
          </table:table-cell>
          <table:table-cell office:value-type="float" office:value="9505">
            <text:p>9505</text:p>
          </table:table-cell>
          <table:table-cell table:formula="of:=2010-[.B315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oos</text:p>
          </table:table-cell>
          <table:table-cell office:value-type="float" office:value="1985">
            <text:p>1985</text:p>
          </table:table-cell>
          <table:table-cell office:value-type="float" office:value="9331">
            <text:p>9331</text:p>
          </table:table-cell>
          <table:table-cell table:formula="of:=2010-[.B315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Xadime</text:p>
          </table:table-cell>
          <table:table-cell office:value-type="float" office:value="1985">
            <text:p>1985</text:p>
          </table:table-cell>
          <table:table-cell office:value-type="float" office:value="8414">
            <text:p>8414</text:p>
          </table:table-cell>
          <table:table-cell table:formula="of:=2010-[.B315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ummerAnkiz</text:p>
          </table:table-cell>
          <table:table-cell office:value-type="float" office:value="1985">
            <text:p>1985</text:p>
          </table:table-cell>
          <table:table-cell office:value-type="float" office:value="5628">
            <text:p>5628</text:p>
          </table:table-cell>
          <table:table-cell table:formula="of:=2010-[.B315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allonsmoothie</text:p>
          </table:table-cell>
          <table:table-cell office:value-type="float" office:value="1985">
            <text:p>1985</text:p>
          </table:table-cell>
          <table:table-cell office:value-type="float" office:value="15122">
            <text:p>15122</text:p>
          </table:table-cell>
          <table:table-cell table:formula="of:=2010-[.B315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mma Emma</text:p>
          </table:table-cell>
          <table:table-cell office:value-type="float" office:value="1985">
            <text:p>1985</text:p>
          </table:table-cell>
          <table:table-cell office:value-type="float" office:value="27365">
            <text:p>27365</text:p>
          </table:table-cell>
          <table:table-cell table:formula="of:=2010-[.B315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osephina</text:p>
          </table:table-cell>
          <table:table-cell office:value-type="float" office:value="1985">
            <text:p>1985</text:p>
          </table:table-cell>
          <table:table-cell office:value-type="float" office:value="28623">
            <text:p>28623</text:p>
          </table:table-cell>
          <table:table-cell table:formula="of:=2010-[.B315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ll Mamsen</text:p>
          </table:table-cell>
          <table:table-cell office:value-type="float" office:value="1985">
            <text:p>1985</text:p>
          </table:table-cell>
          <table:table-cell office:value-type="float" office:value="72885">
            <text:p>72885</text:p>
          </table:table-cell>
          <table:table-cell table:formula="of:=2010-[.B315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Persemona</text:p>
          </table:table-cell>
          <table:table-cell office:value-type="float" office:value="1985">
            <text:p>1985</text:p>
          </table:table-cell>
          <table:table-cell office:value-type="float" office:value="3452">
            <text:p>3452</text:p>
          </table:table-cell>
          <table:table-cell table:formula="of:=2010-[.B315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vea84</text:p>
          </table:table-cell>
          <table:table-cell office:value-type="float" office:value="1985">
            <text:p>1985</text:p>
          </table:table-cell>
          <table:table-cell office:value-type="float" office:value="2773">
            <text:p>2773</text:p>
          </table:table-cell>
          <table:table-cell table:formula="of:=2010-[.B315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985">
            <text:p>1985</text:p>
          </table:table-cell>
          <table:table-cell office:value-type="float" office:value="15505">
            <text:p>15505</text:p>
          </table:table-cell>
          <table:table-cell table:formula="of:=2010-[.B316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gelgirl84</text:p>
          </table:table-cell>
          <table:table-cell office:value-type="float" office:value="1985">
            <text:p>1985</text:p>
          </table:table-cell>
          <table:table-cell office:value-type="float" office:value="12527">
            <text:p>12527</text:p>
          </table:table-cell>
          <table:table-cell table:formula="of:=2010-[.B316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iskalainen</text:p>
          </table:table-cell>
          <table:table-cell office:value-type="float" office:value="1985">
            <text:p>1985</text:p>
          </table:table-cell>
          <table:table-cell office:value-type="float" office:value="6896">
            <text:p>6896</text:p>
          </table:table-cell>
          <table:table-cell table:formula="of:=2010-[.B316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Bajjelen</text:p>
          </table:table-cell>
          <table:table-cell office:value-type="float" office:value="1985">
            <text:p>1985</text:p>
          </table:table-cell>
          <table:table-cell office:value-type="float" office:value="171211">
            <text:p>171211</text:p>
          </table:table-cell>
          <table:table-cell table:formula="of:=2010-[.B316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Imagine this</text:p>
          </table:table-cell>
          <table:table-cell office:value-type="float" office:value="1985">
            <text:p>1985</text:p>
          </table:table-cell>
          <table:table-cell office:value-type="float" office:value="132736">
            <text:p>132736</text:p>
          </table:table-cell>
          <table:table-cell table:formula="of:=2010-[.B316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kpg Deluxe</text:p>
          </table:table-cell>
          <table:table-cell office:value-type="float" office:value="1985">
            <text:p>1985</text:p>
          </table:table-cell>
          <table:table-cell office:value-type="float" office:value="75505">
            <text:p>75505</text:p>
          </table:table-cell>
          <table:table-cell table:formula="of:=2010-[.B316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orina</text:p>
          </table:table-cell>
          <table:table-cell office:value-type="float" office:value="1985">
            <text:p>1985</text:p>
          </table:table-cell>
          <table:table-cell office:value-type="float" office:value="136">
            <text:p>136</text:p>
          </table:table-cell>
          <table:table-cell table:formula="of:=2010-[.B316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eith</text:p>
          </table:table-cell>
          <table:table-cell office:value-type="float" office:value="1985">
            <text:p>1985</text:p>
          </table:table-cell>
          <table:table-cell office:value-type="float" office:value="4169">
            <text:p>4169</text:p>
          </table:table-cell>
          <table:table-cell table:formula="of:=2010-[.B316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Ärtansmamma</text:p>
          </table:table-cell>
          <table:table-cell office:value-type="float" office:value="1985">
            <text:p>1985</text:p>
          </table:table-cell>
          <table:table-cell office:value-type="float" office:value="25468">
            <text:p>25468</text:p>
          </table:table-cell>
          <table:table-cell table:formula="of:=2010-[.B316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ezza</text:p>
          </table:table-cell>
          <table:table-cell office:value-type="float" office:value="1985">
            <text:p>1985</text:p>
          </table:table-cell>
          <table:table-cell office:value-type="float" office:value="6423">
            <text:p>6423</text:p>
          </table:table-cell>
          <table:table-cell table:formula="of:=2010-[.B316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lllarsson</text:p>
          </table:table-cell>
          <table:table-cell office:value-type="float" office:value="1985">
            <text:p>1985</text:p>
          </table:table-cell>
          <table:table-cell office:value-type="float" office:value="63356">
            <text:p>63356</text:p>
          </table:table-cell>
          <table:table-cell table:formula="of:=2010-[.B317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upin84</text:p>
          </table:table-cell>
          <table:table-cell office:value-type="float" office:value="1985">
            <text:p>1985</text:p>
          </table:table-cell>
          <table:table-cell office:value-type="float" office:value="72759">
            <text:p>72759</text:p>
          </table:table-cell>
          <table:table-cell table:formula="of:=2010-[.B317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ady84</text:p>
          </table:table-cell>
          <table:table-cell office:value-type="float" office:value="1985">
            <text:p>1985</text:p>
          </table:table-cell>
          <table:table-cell office:value-type="float" office:value="2732">
            <text:p>2732</text:p>
          </table:table-cell>
          <table:table-cell table:formula="of:=2010-[.B317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mms1984</text:p>
          </table:table-cell>
          <table:table-cell office:value-type="float" office:value="1985">
            <text:p>1985</text:p>
          </table:table-cell>
          <table:table-cell office:value-type="float" office:value="731">
            <text:p>731</text:p>
          </table:table-cell>
          <table:table-cell table:formula="of:=2010-[.B317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indicaana</text:p>
          </table:table-cell>
          <table:table-cell office:value-type="float" office:value="1985">
            <text:p>1985</text:p>
          </table:table-cell>
          <table:table-cell office:value-type="float" office:value="13410">
            <text:p>13410</text:p>
          </table:table-cell>
          <table:table-cell table:formula="of:=2010-[.B317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redis</text:p>
          </table:table-cell>
          <table:table-cell office:value-type="float" office:value="1985">
            <text:p>1985</text:p>
          </table:table-cell>
          <table:table-cell office:value-type="float" office:value="15739">
            <text:p>15739</text:p>
          </table:table-cell>
          <table:table-cell table:formula="of:=2010-[.B317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lidasofie</text:p>
          </table:table-cell>
          <table:table-cell office:value-type="float" office:value="1985">
            <text:p>1985</text:p>
          </table:table-cell>
          <table:table-cell office:value-type="float" office:value="21539">
            <text:p>21539</text:p>
          </table:table-cell>
          <table:table-cell table:formula="of:=2010-[.B317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inina</text:p>
          </table:table-cell>
          <table:table-cell office:value-type="float" office:value="1985">
            <text:p>1985</text:p>
          </table:table-cell>
          <table:table-cell office:value-type="float" office:value="23504">
            <text:p>23504</text:p>
          </table:table-cell>
          <table:table-cell table:formula="of:=2010-[.B317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jskorn</text:p>
          </table:table-cell>
          <table:table-cell office:value-type="float" office:value="1985">
            <text:p>1985</text:p>
          </table:table-cell>
          <table:table-cell office:value-type="float" office:value="9371">
            <text:p>9371</text:p>
          </table:table-cell>
          <table:table-cell table:formula="of:=2010-[.B317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annahh</text:p>
          </table:table-cell>
          <table:table-cell office:value-type="float" office:value="1985">
            <text:p>1985</text:p>
          </table:table-cell>
          <table:table-cell office:value-type="float" office:value="1995">
            <text:p>1995</text:p>
          </table:table-cell>
          <table:table-cell table:formula="of:=2010-[.B317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uvina</text:p>
          </table:table-cell>
          <table:table-cell office:value-type="float" office:value="1985">
            <text:p>1985</text:p>
          </table:table-cell>
          <table:table-cell office:value-type="float" office:value="85">
            <text:p>85</text:p>
          </table:table-cell>
          <table:table-cell table:formula="of:=2010-[.B318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Rosa84</text:p>
          </table:table-cell>
          <table:table-cell office:value-type="float" office:value="1985">
            <text:p>1985</text:p>
          </table:table-cell>
          <table:table-cell office:value-type="float" office:value="945">
            <text:p>945</text:p>
          </table:table-cell>
          <table:table-cell table:formula="of:=2010-[.B318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Dan</text:p>
          </table:table-cell>
          <table:table-cell office:value-type="float" office:value="1985">
            <text:p>1985</text:p>
          </table:table-cell>
          <table:table-cell office:value-type="float" office:value="9086">
            <text:p>9086</text:p>
          </table:table-cell>
          <table:table-cell table:formula="of:=2010-[.B318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rsNilsson</text:p>
          </table:table-cell>
          <table:table-cell office:value-type="float" office:value="1985">
            <text:p>1985</text:p>
          </table:table-cell>
          <table:table-cell office:value-type="float" office:value="13847">
            <text:p>13847</text:p>
          </table:table-cell>
          <table:table-cell table:formula="of:=2010-[.B318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mmatill5</text:p>
          </table:table-cell>
          <table:table-cell office:value-type="float" office:value="1985">
            <text:p>1985</text:p>
          </table:table-cell>
          <table:table-cell office:value-type="float" office:value="9723">
            <text:p>9723</text:p>
          </table:table-cell>
          <table:table-cell table:formula="of:=2010-[.B318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trawberrypie</text:p>
          </table:table-cell>
          <table:table-cell office:value-type="float" office:value="1985">
            <text:p>1985</text:p>
          </table:table-cell>
          <table:table-cell office:value-type="float" office:value="41847">
            <text:p>41847</text:p>
          </table:table-cell>
          <table:table-cell table:formula="of:=2010-[.B318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rakelSmå</text:p>
          </table:table-cell>
          <table:table-cell office:value-type="float" office:value="1985">
            <text:p>1985</text:p>
          </table:table-cell>
          <table:table-cell office:value-type="float" office:value="2319">
            <text:p>2319</text:p>
          </table:table-cell>
          <table:table-cell table:formula="of:=2010-[.B318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nSam</text:p>
          </table:table-cell>
          <table:table-cell office:value-type="float" office:value="1985">
            <text:p>1985</text:p>
          </table:table-cell>
          <table:table-cell office:value-type="float" office:value="3310">
            <text:p>3310</text:p>
          </table:table-cell>
          <table:table-cell table:formula="of:=2010-[.B318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nusen</text:p>
          </table:table-cell>
          <table:table-cell office:value-type="float" office:value="1985">
            <text:p>1985</text:p>
          </table:table-cell>
          <table:table-cell office:value-type="float" office:value="25875">
            <text:p>25875</text:p>
          </table:table-cell>
          <table:table-cell table:formula="of:=2010-[.B318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gaby84</text:p>
          </table:table-cell>
          <table:table-cell office:value-type="float" office:value="1985">
            <text:p>1985</text:p>
          </table:table-cell>
          <table:table-cell office:value-type="float" office:value="3781">
            <text:p>3781</text:p>
          </table:table-cell>
          <table:table-cell table:formula="of:=2010-[.B318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lla1984</text:p>
          </table:table-cell>
          <table:table-cell office:value-type="float" office:value="1985">
            <text:p>1985</text:p>
          </table:table-cell>
          <table:table-cell office:value-type="float" office:value="12080">
            <text:p>12080</text:p>
          </table:table-cell>
          <table:table-cell table:formula="of:=2010-[.B319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attiizz</text:p>
          </table:table-cell>
          <table:table-cell office:value-type="float" office:value="1985">
            <text:p>1985</text:p>
          </table:table-cell>
          <table:table-cell office:value-type="float" office:value="1711">
            <text:p>1711</text:p>
          </table:table-cell>
          <table:table-cell table:formula="of:=2010-[.B319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enRose</text:p>
          </table:table-cell>
          <table:table-cell office:value-type="float" office:value="1985">
            <text:p>1985</text:p>
          </table:table-cell>
          <table:table-cell office:value-type="float" office:value="3699">
            <text:p>3699</text:p>
          </table:table-cell>
          <table:table-cell table:formula="of:=2010-[.B319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anna E</text:p>
          </table:table-cell>
          <table:table-cell office:value-type="float" office:value="1985">
            <text:p>1985</text:p>
          </table:table-cell>
          <table:table-cell office:value-type="float" office:value="10932">
            <text:p>10932</text:p>
          </table:table-cell>
          <table:table-cell table:formula="of:=2010-[.B319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ophie</text:p>
          </table:table-cell>
          <table:table-cell office:value-type="float" office:value="1985">
            <text:p>1985</text:p>
          </table:table-cell>
          <table:table-cell office:value-type="float" office:value="582">
            <text:p>582</text:p>
          </table:table-cell>
          <table:table-cell table:formula="of:=2010-[.B319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GalnaMamman</text:p>
          </table:table-cell>
          <table:table-cell office:value-type="float" office:value="1985">
            <text:p>1985</text:p>
          </table:table-cell>
          <table:table-cell office:value-type="float" office:value="1409">
            <text:p>1409</text:p>
          </table:table-cell>
          <table:table-cell table:formula="of:=2010-[.B319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llime</text:p>
          </table:table-cell>
          <table:table-cell office:value-type="float" office:value="1985">
            <text:p>1985</text:p>
          </table:table-cell>
          <table:table-cell office:value-type="float" office:value="81">
            <text:p>81</text:p>
          </table:table-cell>
          <table:table-cell table:formula="of:=2010-[.B319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llaL</text:p>
          </table:table-cell>
          <table:table-cell office:value-type="float" office:value="1985">
            <text:p>1985</text:p>
          </table:table-cell>
          <table:table-cell office:value-type="float" office:value="1104">
            <text:p>1104</text:p>
          </table:table-cell>
          <table:table-cell table:formula="of:=2010-[.B319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mmaT</text:p>
          </table:table-cell>
          <table:table-cell office:value-type="float" office:value="1985">
            <text:p>1985</text:p>
          </table:table-cell>
          <table:table-cell office:value-type="float" office:value="643">
            <text:p>643</text:p>
          </table:table-cell>
          <table:table-cell table:formula="of:=2010-[.B319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nÖgonsten</text:p>
          </table:table-cell>
          <table:table-cell office:value-type="float" office:value="1985">
            <text:p>1985</text:p>
          </table:table-cell>
          <table:table-cell office:value-type="float" office:value="31221">
            <text:p>31221</text:p>
          </table:table-cell>
          <table:table-cell table:formula="of:=2010-[.B319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1985">
            <text:p>1985</text:p>
          </table:table-cell>
          <table:table-cell office:value-type="float" office:value="8925">
            <text:p>8925</text:p>
          </table:table-cell>
          <table:table-cell table:formula="of:=2010-[.B320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veme</text:p>
          </table:table-cell>
          <table:table-cell office:value-type="float" office:value="1985">
            <text:p>1985</text:p>
          </table:table-cell>
          <table:table-cell office:value-type="float" office:value="10544">
            <text:p>10544</text:p>
          </table:table-cell>
          <table:table-cell table:formula="of:=2010-[.B320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anna74</text:p>
          </table:table-cell>
          <table:table-cell office:value-type="float" office:value="1985">
            <text:p>1985</text:p>
          </table:table-cell>
          <table:table-cell office:value-type="float" office:value="13596">
            <text:p>13596</text:p>
          </table:table-cell>
          <table:table-cell table:formula="of:=2010-[.B320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annapanna84</text:p>
          </table:table-cell>
          <table:table-cell office:value-type="float" office:value="1985">
            <text:p>1985</text:p>
          </table:table-cell>
          <table:table-cell office:value-type="float" office:value="230">
            <text:p>230</text:p>
          </table:table-cell>
          <table:table-cell table:formula="of:=2010-[.B320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onno</text:p>
          </table:table-cell>
          <table:table-cell office:value-type="float" office:value="1985">
            <text:p>1985</text:p>
          </table:table-cell>
          <table:table-cell office:value-type="float" office:value="799">
            <text:p>799</text:p>
          </table:table-cell>
          <table:table-cell table:formula="of:=2010-[.B320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ya21</text:p>
          </table:table-cell>
          <table:table-cell office:value-type="float" office:value="1985">
            <text:p>1985</text:p>
          </table:table-cell>
          <table:table-cell office:value-type="float" office:value="3311">
            <text:p>3311</text:p>
          </table:table-cell>
          <table:table-cell table:formula="of:=2010-[.B320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Helen84</text:p>
          </table:table-cell>
          <table:table-cell office:value-type="float" office:value="1985">
            <text:p>1985</text:p>
          </table:table-cell>
          <table:table-cell office:value-type="float" office:value="5011">
            <text:p>5011</text:p>
          </table:table-cell>
          <table:table-cell table:formula="of:=2010-[.B320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Toffsan</text:p>
          </table:table-cell>
          <table:table-cell office:value-type="float" office:value="1985">
            <text:p>1985</text:p>
          </table:table-cell>
          <table:table-cell office:value-type="float" office:value="1549">
            <text:p>1549</text:p>
          </table:table-cell>
          <table:table-cell table:formula="of:=2010-[.B320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nosan</text:p>
          </table:table-cell>
          <table:table-cell office:value-type="float" office:value="1985">
            <text:p>1985</text:p>
          </table:table-cell>
          <table:table-cell office:value-type="float" office:value="3449">
            <text:p>3449</text:p>
          </table:table-cell>
          <table:table-cell table:formula="of:=2010-[.B320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iaMia</text:p>
          </table:table-cell>
          <table:table-cell office:value-type="float" office:value="1985">
            <text:p>1985</text:p>
          </table:table-cell>
          <table:table-cell office:value-type="float" office:value="4755">
            <text:p>4755</text:p>
          </table:table-cell>
          <table:table-cell table:formula="of:=2010-[.B320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ojan</text:p>
          </table:table-cell>
          <table:table-cell office:value-type="float" office:value="1985">
            <text:p>1985</text:p>
          </table:table-cell>
          <table:table-cell office:value-type="float" office:value="2564">
            <text:p>2564</text:p>
          </table:table-cell>
          <table:table-cell table:formula="of:=2010-[.B321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jöhästen</text:p>
          </table:table-cell>
          <table:table-cell office:value-type="float" office:value="1985">
            <text:p>1985</text:p>
          </table:table-cell>
          <table:table-cell office:value-type="float" office:value="1338">
            <text:p>1338</text:p>
          </table:table-cell>
          <table:table-cell table:formula="of:=2010-[.B321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72dagar</text:p>
          </table:table-cell>
          <table:table-cell office:value-type="float" office:value="1985">
            <text:p>1985</text:p>
          </table:table-cell>
          <table:table-cell office:value-type="float" office:value="39695">
            <text:p>39695</text:p>
          </table:table-cell>
          <table:table-cell table:formula="of:=2010-[.B321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ria 8403</text:p>
          </table:table-cell>
          <table:table-cell office:value-type="float" office:value="1985">
            <text:p>1985</text:p>
          </table:table-cell>
          <table:table-cell office:value-type="float" office:value="15245">
            <text:p>15245</text:p>
          </table:table-cell>
          <table:table-cell table:formula="of:=2010-[.B321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ruBorg</text:p>
          </table:table-cell>
          <table:table-cell office:value-type="float" office:value="1985">
            <text:p>1985</text:p>
          </table:table-cell>
          <table:table-cell office:value-type="float" office:value="2453">
            <text:p>2453</text:p>
          </table:table-cell>
          <table:table-cell table:formula="of:=2010-[.B321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hupa chups</text:p>
          </table:table-cell>
          <table:table-cell office:value-type="float" office:value="1985">
            <text:p>1985</text:p>
          </table:table-cell>
          <table:table-cell office:value-type="float" office:value="10189">
            <text:p>10189</text:p>
          </table:table-cell>
          <table:table-cell table:formula="of:=2010-[.B321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UgurBöcegi</text:p>
          </table:table-cell>
          <table:table-cell office:value-type="float" office:value="1985">
            <text:p>1985</text:p>
          </table:table-cell>
          <table:table-cell office:value-type="float" office:value="9443">
            <text:p>9443</text:p>
          </table:table-cell>
          <table:table-cell table:formula="of:=2010-[.B321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Nennen sthlm</text:p>
          </table:table-cell>
          <table:table-cell office:value-type="float" office:value="1985">
            <text:p>1985</text:p>
          </table:table-cell>
          <table:table-cell office:value-type="float" office:value="331">
            <text:p>331</text:p>
          </table:table-cell>
          <table:table-cell table:formula="of:=2010-[.B321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Finmamma</text:p>
          </table:table-cell>
          <table:table-cell office:value-type="float" office:value="1985">
            <text:p>1985</text:p>
          </table:table-cell>
          <table:table-cell office:value-type="float" office:value="18884">
            <text:p>18884</text:p>
          </table:table-cell>
          <table:table-cell table:formula="of:=2010-[.B321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Rut</text:p>
          </table:table-cell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table:formula="of:=2010-[.B321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ry84</text:p>
          </table:table-cell>
          <table:table-cell office:value-type="float" office:value="1985">
            <text:p>1985</text:p>
          </table:table-cell>
          <table:table-cell office:value-type="float" office:value="19036">
            <text:p>19036</text:p>
          </table:table-cell>
          <table:table-cell table:formula="of:=2010-[.B322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palmrosi</text:p>
          </table:table-cell>
          <table:table-cell office:value-type="float" office:value="1985">
            <text:p>1985</text:p>
          </table:table-cell>
          <table:table-cell office:value-type="float" office:value="13014">
            <text:p>13014</text:p>
          </table:table-cell>
          <table:table-cell table:formula="of:=2010-[.B322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Royal</text:p>
          </table:table-cell>
          <table:table-cell office:value-type="float" office:value="1985">
            <text:p>1985</text:p>
          </table:table-cell>
          <table:table-cell office:value-type="float" office:value="2283">
            <text:p>2283</text:p>
          </table:table-cell>
          <table:table-cell table:formula="of:=2010-[.B322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harlieGto</text:p>
          </table:table-cell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table:formula="of:=2010-[.B322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ZillyChili</text:p>
          </table:table-cell>
          <table:table-cell office:value-type="float" office:value="1985">
            <text:p>1985</text:p>
          </table:table-cell>
          <table:table-cell office:value-type="float" office:value="271">
            <text:p>271</text:p>
          </table:table-cell>
          <table:table-cell table:formula="of:=2010-[.B322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ookie8409</text:p>
          </table:table-cell>
          <table:table-cell office:value-type="float" office:value="1985">
            <text:p>1985</text:p>
          </table:table-cell>
          <table:table-cell office:value-type="float" office:value="36487">
            <text:p>36487</text:p>
          </table:table-cell>
          <table:table-cell table:formula="of:=2010-[.B322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multronet84</text:p>
          </table:table-cell>
          <table:table-cell office:value-type="float" office:value="1985">
            <text:p>1985</text:p>
          </table:table-cell>
          <table:table-cell office:value-type="float" office:value="769">
            <text:p>769</text:p>
          </table:table-cell>
          <table:table-cell table:formula="of:=2010-[.B322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olkatten</text:p>
          </table:table-cell>
          <table:table-cell office:value-type="float" office:value="1985">
            <text:p>1985</text:p>
          </table:table-cell>
          <table:table-cell office:value-type="float" office:value="481">
            <text:p>481</text:p>
          </table:table-cell>
          <table:table-cell table:formula="of:=2010-[.B322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cesse26</text:p>
          </table:table-cell>
          <table:table-cell office:value-type="float" office:value="1985">
            <text:p>1985</text:p>
          </table:table-cell>
          <table:table-cell office:value-type="float" office:value="164">
            <text:p>164</text:p>
          </table:table-cell>
          <table:table-cell table:formula="of:=2010-[.B322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ha</text:p>
          </table:table-cell>
          <table:table-cell office:value-type="float" office:value="1985">
            <text:p>1985</text:p>
          </table:table-cell>
          <table:table-cell office:value-type="float" office:value="224">
            <text:p>224</text:p>
          </table:table-cell>
          <table:table-cell table:formula="of:=2010-[.B322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Dolphin Blue</text:p>
          </table:table-cell>
          <table:table-cell office:value-type="float" office:value="1985">
            <text:p>1985</text:p>
          </table:table-cell>
          <table:table-cell office:value-type="float" office:value="5355">
            <text:p>5355</text:p>
          </table:table-cell>
          <table:table-cell table:formula="of:=2010-[.B323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5605">
            <text:p>5605</text:p>
          </table:table-cell>
          <table:table-cell table:formula="of:=2010-[.B323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ullvaden</text:p>
          </table:table-cell>
          <table:table-cell office:value-type="float" office:value="1985">
            <text:p>1985</text:p>
          </table:table-cell>
          <table:table-cell office:value-type="float" office:value="5597">
            <text:p>5597</text:p>
          </table:table-cell>
          <table:table-cell table:formula="of:=2010-[.B3232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irrepirre</text:p>
          </table:table-cell>
          <table:table-cell office:value-type="float" office:value="1985">
            <text:p>1985</text:p>
          </table:table-cell>
          <table:table-cell office:value-type="float" office:value="1079">
            <text:p>1079</text:p>
          </table:table-cell>
          <table:table-cell table:formula="of:=2010-[.B3233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Mamma till 1</text:p>
          </table:table-cell>
          <table:table-cell office:value-type="float" office:value="1985">
            <text:p>1985</text:p>
          </table:table-cell>
          <table:table-cell office:value-type="float" office:value="6360">
            <text:p>6360</text:p>
          </table:table-cell>
          <table:table-cell table:formula="of:=2010-[.B3234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tabilo</text:p>
          </table:table-cell>
          <table:table-cell office:value-type="float" office:value="1985">
            <text:p>1985</text:p>
          </table:table-cell>
          <table:table-cell office:value-type="float" office:value="26094">
            <text:p>26094</text:p>
          </table:table-cell>
          <table:table-cell table:formula="of:=2010-[.B3235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Söndag</text:p>
          </table:table-cell>
          <table:table-cell office:value-type="float" office:value="1985">
            <text:p>1985</text:p>
          </table:table-cell>
          <table:table-cell office:value-type="float" office:value="46">
            <text:p>46</text:p>
          </table:table-cell>
          <table:table-cell table:formula="of:=2010-[.B3236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imzeiy</text:p>
          </table:table-cell>
          <table:table-cell office:value-type="float" office:value="1985">
            <text:p>1985</text:p>
          </table:table-cell>
          <table:table-cell office:value-type="float" office:value="1861">
            <text:p>1861</text:p>
          </table:table-cell>
          <table:table-cell table:formula="of:=2010-[.B3237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14208">
            <text:p>14208</text:p>
          </table:table-cell>
          <table:table-cell table:formula="of:=2010-[.B3238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JayJay</text:p>
          </table:table-cell>
          <table:table-cell office:value-type="float" office:value="1985">
            <text:p>1985</text:p>
          </table:table-cell>
          <table:table-cell office:value-type="float" office:value="18">
            <text:p>18</text:p>
          </table:table-cell>
          <table:table-cell table:formula="of:=2010-[.B3239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Orka</text:p>
          </table:table-cell>
          <table:table-cell office:value-type="float" office:value="1985">
            <text:p>1985</text:p>
          </table:table-cell>
          <table:table-cell office:value-type="float" office:value="1327">
            <text:p>1327</text:p>
          </table:table-cell>
          <table:table-cell table:formula="of:=2010-[.B3240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kariin</text:p>
          </table:table-cell>
          <table:table-cell office:value-type="float" office:value="1985">
            <text:p>1985</text:p>
          </table:table-cell>
          <table:table-cell office:value-type="float" office:value="19">
            <text:p>19</text:p>
          </table:table-cell>
          <table:table-cell table:formula="of:=2010-[.B3241]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Wednesday85</text:p>
          </table:table-cell>
          <table:table-cell office:value-type="float" office:value="1986">
            <text:p>1986</text:p>
          </table:table-cell>
          <table:table-cell office:value-type="float" office:value="100653">
            <text:p>100653</text:p>
          </table:table-cell>
          <table:table-cell table:formula="of:=2010-[.B324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innii</text:p>
          </table:table-cell>
          <table:table-cell office:value-type="float" office:value="1986">
            <text:p>1986</text:p>
          </table:table-cell>
          <table:table-cell office:value-type="float" office:value="1325">
            <text:p>1325</text:p>
          </table:table-cell>
          <table:table-cell table:formula="of:=2010-[.B324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y sunshine</text:p>
          </table:table-cell>
          <table:table-cell office:value-type="float" office:value="1986">
            <text:p>1986</text:p>
          </table:table-cell>
          <table:table-cell office:value-type="float" office:value="29374">
            <text:p>29374</text:p>
          </table:table-cell>
          <table:table-cell table:formula="of:=2010-[.B324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Babyface</text:p>
          </table:table-cell>
          <table:table-cell office:value-type="float" office:value="1986">
            <text:p>1986</text:p>
          </table:table-cell>
          <table:table-cell office:value-type="float" office:value="14881">
            <text:p>14881</text:p>
          </table:table-cell>
          <table:table-cell table:formula="of:=2010-[.B324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oktoberbebis09</text:p>
          </table:table-cell>
          <table:table-cell office:value-type="float" office:value="1986">
            <text:p>1986</text:p>
          </table:table-cell>
          <table:table-cell office:value-type="float" office:value="11359">
            <text:p>11359</text:p>
          </table:table-cell>
          <table:table-cell table:formula="of:=2010-[.B324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ooemilyoo</text:p>
          </table:table-cell>
          <table:table-cell office:value-type="float" office:value="1986">
            <text:p>1986</text:p>
          </table:table-cell>
          <table:table-cell office:value-type="float" office:value="51523">
            <text:p>51523</text:p>
          </table:table-cell>
          <table:table-cell table:formula="of:=2010-[.B324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arling1985</text:p>
          </table:table-cell>
          <table:table-cell office:value-type="float" office:value="1986">
            <text:p>1986</text:p>
          </table:table-cell>
          <table:table-cell office:value-type="float" office:value="119844">
            <text:p>119844</text:p>
          </table:table-cell>
          <table:table-cell table:formula="of:=2010-[.B324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urious</text:p>
          </table:table-cell>
          <table:table-cell office:value-type="float" office:value="1986">
            <text:p>1986</text:p>
          </table:table-cell>
          <table:table-cell office:value-type="float" office:value="10266">
            <text:p>10266</text:p>
          </table:table-cell>
          <table:table-cell table:formula="of:=2010-[.B324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entho</text:p>
          </table:table-cell>
          <table:table-cell office:value-type="float" office:value="1986">
            <text:p>1986</text:p>
          </table:table-cell>
          <table:table-cell office:value-type="float" office:value="35035">
            <text:p>35035</text:p>
          </table:table-cell>
          <table:table-cell table:formula="of:=2010-[.B325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leni</text:p>
          </table:table-cell>
          <table:table-cell office:value-type="float" office:value="1986">
            <text:p>1986</text:p>
          </table:table-cell>
          <table:table-cell office:value-type="float" office:value="89085">
            <text:p>89085</text:p>
          </table:table-cell>
          <table:table-cell table:formula="of:=2010-[.B325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ofilosson</text:p>
          </table:table-cell>
          <table:table-cell office:value-type="float" office:value="1986">
            <text:p>1986</text:p>
          </table:table-cell>
          <table:table-cell office:value-type="float" office:value="4470">
            <text:p>4470</text:p>
          </table:table-cell>
          <table:table-cell table:formula="of:=2010-[.B325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emljuvahem</text:p>
          </table:table-cell>
          <table:table-cell office:value-type="float" office:value="1986">
            <text:p>1986</text:p>
          </table:table-cell>
          <table:table-cell office:value-type="float" office:value="108273">
            <text:p>108273</text:p>
          </table:table-cell>
          <table:table-cell table:formula="of:=2010-[.B325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Zesssan</text:p>
          </table:table-cell>
          <table:table-cell office:value-type="float" office:value="1986">
            <text:p>1986</text:p>
          </table:table-cell>
          <table:table-cell office:value-type="float" office:value="21440">
            <text:p>21440</text:p>
          </table:table-cell>
          <table:table-cell table:formula="of:=2010-[.B325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ravid</text:p>
          </table:table-cell>
          <table:table-cell office:value-type="float" office:value="1986">
            <text:p>1986</text:p>
          </table:table-cell>
          <table:table-cell office:value-type="float" office:value="14997">
            <text:p>14997</text:p>
          </table:table-cell>
          <table:table-cell table:formula="of:=2010-[.B325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blan</text:p>
          </table:table-cell>
          <table:table-cell office:value-type="float" office:value="1986">
            <text:p>1986</text:p>
          </table:table-cell>
          <table:table-cell office:value-type="float" office:value="257051">
            <text:p>257051</text:p>
          </table:table-cell>
          <table:table-cell table:formula="of:=2010-[.B325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avish</text:p>
          </table:table-cell>
          <table:table-cell office:value-type="float" office:value="1986">
            <text:p>1986</text:p>
          </table:table-cell>
          <table:table-cell office:value-type="float" office:value="633818">
            <text:p>633818</text:p>
          </table:table-cell>
          <table:table-cell table:formula="of:=2010-[.B325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Bellizzzzz</text:p>
          </table:table-cell>
          <table:table-cell office:value-type="float" office:value="1986">
            <text:p>1986</text:p>
          </table:table-cell>
          <table:table-cell office:value-type="float" office:value="9871">
            <text:p>9871</text:p>
          </table:table-cell>
          <table:table-cell table:formula="of:=2010-[.B325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Bohman</text:p>
          </table:table-cell>
          <table:table-cell office:value-type="float" office:value="1986">
            <text:p>1986</text:p>
          </table:table-cell>
          <table:table-cell office:value-type="float" office:value="376871">
            <text:p>376871</text:p>
          </table:table-cell>
          <table:table-cell table:formula="of:=2010-[.B325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986">
            <text:p>1986</text:p>
          </table:table-cell>
          <table:table-cell office:value-type="float" office:value="57039">
            <text:p>57039</text:p>
          </table:table-cell>
          <table:table-cell table:formula="of:=2010-[.B326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ra K</text:p>
          </table:table-cell>
          <table:table-cell office:value-type="float" office:value="1986">
            <text:p>1986</text:p>
          </table:table-cell>
          <table:table-cell office:value-type="float" office:value="85288">
            <text:p>85288</text:p>
          </table:table-cell>
          <table:table-cell table:formula="of:=2010-[.B326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od cares</text:p>
          </table:table-cell>
          <table:table-cell office:value-type="float" office:value="1986">
            <text:p>1986</text:p>
          </table:table-cell>
          <table:table-cell office:value-type="float" office:value="67923">
            <text:p>67923</text:p>
          </table:table-cell>
          <table:table-cell table:formula="of:=2010-[.B326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elicityporter</text:p>
          </table:table-cell>
          <table:table-cell office:value-type="float" office:value="1986">
            <text:p>1986</text:p>
          </table:table-cell>
          <table:table-cell office:value-type="float" office:value="63016">
            <text:p>63016</text:p>
          </table:table-cell>
          <table:table-cell table:formula="of:=2010-[.B326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ekogirl</text:p>
          </table:table-cell>
          <table:table-cell office:value-type="float" office:value="1986">
            <text:p>1986</text:p>
          </table:table-cell>
          <table:table-cell office:value-type="float" office:value="13458">
            <text:p>13458</text:p>
          </table:table-cell>
          <table:table-cell table:formula="of:=2010-[.B326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llsan</text:p>
          </table:table-cell>
          <table:table-cell office:value-type="float" office:value="1986">
            <text:p>1986</text:p>
          </table:table-cell>
          <table:table-cell office:value-type="float" office:value="11323">
            <text:p>11323</text:p>
          </table:table-cell>
          <table:table-cell table:formula="of:=2010-[.B326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ojile</text:p>
          </table:table-cell>
          <table:table-cell office:value-type="float" office:value="1986">
            <text:p>1986</text:p>
          </table:table-cell>
          <table:table-cell office:value-type="float" office:value="26054">
            <text:p>26054</text:p>
          </table:table-cell>
          <table:table-cell table:formula="of:=2010-[.B326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ossow</text:p>
          </table:table-cell>
          <table:table-cell office:value-type="float" office:value="1986">
            <text:p>1986</text:p>
          </table:table-cell>
          <table:table-cell office:value-type="float" office:value="39646">
            <text:p>39646</text:p>
          </table:table-cell>
          <table:table-cell table:formula="of:=2010-[.B326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rleen</text:p>
          </table:table-cell>
          <table:table-cell office:value-type="float" office:value="1986">
            <text:p>1986</text:p>
          </table:table-cell>
          <table:table-cell office:value-type="float" office:value="149879">
            <text:p>149879</text:p>
          </table:table-cell>
          <table:table-cell table:formula="of:=2010-[.B326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nnos85</text:p>
          </table:table-cell>
          <table:table-cell office:value-type="float" office:value="1986">
            <text:p>1986</text:p>
          </table:table-cell>
          <table:table-cell office:value-type="float" office:value="19325">
            <text:p>19325</text:p>
          </table:table-cell>
          <table:table-cell table:formula="of:=2010-[.B326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a85</text:p>
          </table:table-cell>
          <table:table-cell office:value-type="float" office:value="1986">
            <text:p>1986</text:p>
          </table:table-cell>
          <table:table-cell office:value-type="float" office:value="108306">
            <text:p>108306</text:p>
          </table:table-cell>
          <table:table-cell table:formula="of:=2010-[.B327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ka85</text:p>
          </table:table-cell>
          <table:table-cell office:value-type="float" office:value="1986">
            <text:p>1986</text:p>
          </table:table-cell>
          <table:table-cell office:value-type="float" office:value="26348">
            <text:p>26348</text:p>
          </table:table-cell>
          <table:table-cell table:formula="of:=2010-[.B327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rillian80</text:p>
          </table:table-cell>
          <table:table-cell office:value-type="float" office:value="1986">
            <text:p>1986</text:p>
          </table:table-cell>
          <table:table-cell office:value-type="float" office:value="147985">
            <text:p>147985</text:p>
          </table:table-cell>
          <table:table-cell table:formula="of:=2010-[.B327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BC</text:p>
          </table:table-cell>
          <table:table-cell office:value-type="float" office:value="1986">
            <text:p>1986</text:p>
          </table:table-cell>
          <table:table-cell office:value-type="float" office:value="108488">
            <text:p>108488</text:p>
          </table:table-cell>
          <table:table-cell table:formula="of:=2010-[.B327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sabelsmamma</text:p>
          </table:table-cell>
          <table:table-cell office:value-type="float" office:value="1986">
            <text:p>1986</text:p>
          </table:table-cell>
          <table:table-cell office:value-type="float" office:value="26549">
            <text:p>26549</text:p>
          </table:table-cell>
          <table:table-cell table:formula="of:=2010-[.B327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riat</text:p>
          </table:table-cell>
          <table:table-cell office:value-type="float" office:value="1986">
            <text:p>1986</text:p>
          </table:table-cell>
          <table:table-cell office:value-type="float" office:value="19333">
            <text:p>19333</text:p>
          </table:table-cell>
          <table:table-cell table:formula="of:=2010-[.B327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igerLinn</text:p>
          </table:table-cell>
          <table:table-cell office:value-type="float" office:value="1986">
            <text:p>1986</text:p>
          </table:table-cell>
          <table:table-cell office:value-type="float" office:value="161521">
            <text:p>161521</text:p>
          </table:table-cell>
          <table:table-cell table:formula="of:=2010-[.B327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ucefera</text:p>
          </table:table-cell>
          <table:table-cell office:value-type="float" office:value="1986">
            <text:p>1986</text:p>
          </table:table-cell>
          <table:table-cell office:value-type="float" office:value="30339">
            <text:p>30339</text:p>
          </table:table-cell>
          <table:table-cell table:formula="of:=2010-[.B327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Zephir</text:p>
          </table:table-cell>
          <table:table-cell office:value-type="float" office:value="1986">
            <text:p>1986</text:p>
          </table:table-cell>
          <table:table-cell office:value-type="float" office:value="55723">
            <text:p>55723</text:p>
          </table:table-cell>
          <table:table-cell table:formula="of:=2010-[.B327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Dajo</text:p>
          </table:table-cell>
          <table:table-cell office:value-type="float" office:value="1986">
            <text:p>1986</text:p>
          </table:table-cell>
          <table:table-cell office:value-type="float" office:value="17701">
            <text:p>17701</text:p>
          </table:table-cell>
          <table:table-cell table:formula="of:=2010-[.B327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delene0</text:p>
          </table:table-cell>
          <table:table-cell office:value-type="float" office:value="1986">
            <text:p>1986</text:p>
          </table:table-cell>
          <table:table-cell office:value-type="float" office:value="30722">
            <text:p>30722</text:p>
          </table:table-cell>
          <table:table-cell table:formula="of:=2010-[.B328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eyrie</text:p>
          </table:table-cell>
          <table:table-cell office:value-type="float" office:value="1986">
            <text:p>1986</text:p>
          </table:table-cell>
          <table:table-cell office:value-type="float" office:value="12312">
            <text:p>12312</text:p>
          </table:table-cell>
          <table:table-cell table:formula="of:=2010-[.B328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BA</text:p>
          </table:table-cell>
          <table:table-cell office:value-type="float" office:value="1986">
            <text:p>1986</text:p>
          </table:table-cell>
          <table:table-cell office:value-type="float" office:value="12850">
            <text:p>12850</text:p>
          </table:table-cell>
          <table:table-cell table:formula="of:=2010-[.B328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Dalton</text:p>
          </table:table-cell>
          <table:table-cell office:value-type="float" office:value="1986">
            <text:p>1986</text:p>
          </table:table-cell>
          <table:table-cell office:value-type="float" office:value="28336">
            <text:p>28336</text:p>
          </table:table-cell>
          <table:table-cell table:formula="of:=2010-[.B328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karon</text:p>
          </table:table-cell>
          <table:table-cell office:value-type="float" office:value="1986">
            <text:p>1986</text:p>
          </table:table-cell>
          <table:table-cell office:value-type="float" office:value="10484">
            <text:p>10484</text:p>
          </table:table-cell>
          <table:table-cell table:formula="of:=2010-[.B328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minasmammaElin</text:p>
          </table:table-cell>
          <table:table-cell office:value-type="float" office:value="1986">
            <text:p>1986</text:p>
          </table:table-cell>
          <table:table-cell office:value-type="float" office:value="17769">
            <text:p>17769</text:p>
          </table:table-cell>
          <table:table-cell table:formula="of:=2010-[.B328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ally</text:p>
          </table:table-cell>
          <table:table-cell office:value-type="float" office:value="1986">
            <text:p>1986</text:p>
          </table:table-cell>
          <table:table-cell office:value-type="float" office:value="133880">
            <text:p>133880</text:p>
          </table:table-cell>
          <table:table-cell table:formula="of:=2010-[.B328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onci</text:p>
          </table:table-cell>
          <table:table-cell office:value-type="float" office:value="1986">
            <text:p>1986</text:p>
          </table:table-cell>
          <table:table-cell office:value-type="float" office:value="36598">
            <text:p>36598</text:p>
          </table:table-cell>
          <table:table-cell table:formula="of:=2010-[.B328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enka</text:p>
          </table:table-cell>
          <table:table-cell office:value-type="float" office:value="1986">
            <text:p>1986</text:p>
          </table:table-cell>
          <table:table-cell office:value-type="float" office:value="2594">
            <text:p>2594</text:p>
          </table:table-cell>
          <table:table-cell table:formula="of:=2010-[.B328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kutta</text:p>
          </table:table-cell>
          <table:table-cell office:value-type="float" office:value="1986">
            <text:p>1986</text:p>
          </table:table-cell>
          <table:table-cell office:value-type="float" office:value="5346">
            <text:p>5346</text:p>
          </table:table-cell>
          <table:table-cell table:formula="of:=2010-[.B328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ojo 85</text:p>
          </table:table-cell>
          <table:table-cell office:value-type="float" office:value="1986">
            <text:p>1986</text:p>
          </table:table-cell>
          <table:table-cell office:value-type="float" office:value="260799">
            <text:p>260799</text:p>
          </table:table-cell>
          <table:table-cell table:formula="of:=2010-[.B329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gon26</text:p>
          </table:table-cell>
          <table:table-cell office:value-type="float" office:value="1986">
            <text:p>1986</text:p>
          </table:table-cell>
          <table:table-cell office:value-type="float" office:value="9683">
            <text:p>9683</text:p>
          </table:table-cell>
          <table:table-cell table:formula="of:=2010-[.B329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rincipessan</text:p>
          </table:table-cell>
          <table:table-cell office:value-type="float" office:value="1986">
            <text:p>1986</text:p>
          </table:table-cell>
          <table:table-cell office:value-type="float" office:value="5237">
            <text:p>5237</text:p>
          </table:table-cell>
          <table:table-cell table:formula="of:=2010-[.B329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osefine 85</text:p>
          </table:table-cell>
          <table:table-cell office:value-type="float" office:value="1986">
            <text:p>1986</text:p>
          </table:table-cell>
          <table:table-cell office:value-type="float" office:value="33833">
            <text:p>33833</text:p>
          </table:table-cell>
          <table:table-cell table:formula="of:=2010-[.B329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offien</text:p>
          </table:table-cell>
          <table:table-cell office:value-type="float" office:value="1986">
            <text:p>1986</text:p>
          </table:table-cell>
          <table:table-cell office:value-type="float" office:value="16888">
            <text:p>16888</text:p>
          </table:table-cell>
          <table:table-cell table:formula="of:=2010-[.B329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oxle bo</text:p>
          </table:table-cell>
          <table:table-cell office:value-type="float" office:value="1986">
            <text:p>1986</text:p>
          </table:table-cell>
          <table:table-cell office:value-type="float" office:value="55090">
            <text:p>55090</text:p>
          </table:table-cell>
          <table:table-cell table:formula="of:=2010-[.B329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ynric</text:p>
          </table:table-cell>
          <table:table-cell office:value-type="float" office:value="1986">
            <text:p>1986</text:p>
          </table:table-cell>
          <table:table-cell office:value-type="float" office:value="87869">
            <text:p>87869</text:p>
          </table:table-cell>
          <table:table-cell table:formula="of:=2010-[.B329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ugustimamman</text:p>
          </table:table-cell>
          <table:table-cell office:value-type="float" office:value="1986">
            <text:p>1986</text:p>
          </table:table-cell>
          <table:table-cell office:value-type="float" office:value="4657">
            <text:p>4657</text:p>
          </table:table-cell>
          <table:table-cell table:formula="of:=2010-[.B329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vivi85</text:p>
          </table:table-cell>
          <table:table-cell office:value-type="float" office:value="1986">
            <text:p>1986</text:p>
          </table:table-cell>
          <table:table-cell office:value-type="float" office:value="68537">
            <text:p>68537</text:p>
          </table:table-cell>
          <table:table-cell table:formula="of:=2010-[.B329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arne</text:p>
          </table:table-cell>
          <table:table-cell office:value-type="float" office:value="1986">
            <text:p>1986</text:p>
          </table:table-cell>
          <table:table-cell office:value-type="float" office:value="7353">
            <text:p>7353</text:p>
          </table:table-cell>
          <table:table-cell table:formula="of:=2010-[.B329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äckros</text:p>
          </table:table-cell>
          <table:table-cell office:value-type="float" office:value="1986">
            <text:p>1986</text:p>
          </table:table-cell>
          <table:table-cell office:value-type="float" office:value="32632">
            <text:p>32632</text:p>
          </table:table-cell>
          <table:table-cell table:formula="of:=2010-[.B330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ungblom</text:p>
          </table:table-cell>
          <table:table-cell office:value-type="float" office:value="1986">
            <text:p>1986</text:p>
          </table:table-cell>
          <table:table-cell office:value-type="float" office:value="236094">
            <text:p>236094</text:p>
          </table:table-cell>
          <table:table-cell table:formula="of:=2010-[.B330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lyanna</text:p>
          </table:table-cell>
          <table:table-cell office:value-type="float" office:value="1986">
            <text:p>1986</text:p>
          </table:table-cell>
          <table:table-cell office:value-type="float" office:value="37306">
            <text:p>37306</text:p>
          </table:table-cell>
          <table:table-cell table:formula="of:=2010-[.B330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irlieGirl</text:p>
          </table:table-cell>
          <table:table-cell office:value-type="float" office:value="1986">
            <text:p>1986</text:p>
          </table:table-cell>
          <table:table-cell office:value-type="float" office:value="10384">
            <text:p>10384</text:p>
          </table:table-cell>
          <table:table-cell table:formula="of:=2010-[.B330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innamon</text:p>
          </table:table-cell>
          <table:table-cell office:value-type="float" office:value="1986">
            <text:p>1986</text:p>
          </table:table-cell>
          <table:table-cell office:value-type="float" office:value="7528">
            <text:p>7528</text:p>
          </table:table-cell>
          <table:table-cell table:formula="of:=2010-[.B330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mn1</text:p>
          </table:table-cell>
          <table:table-cell office:value-type="float" office:value="1986">
            <text:p>1986</text:p>
          </table:table-cell>
          <table:table-cell office:value-type="float" office:value="31438">
            <text:p>31438</text:p>
          </table:table-cell>
          <table:table-cell table:formula="of:=2010-[.B330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ella08</text:p>
          </table:table-cell>
          <table:table-cell office:value-type="float" office:value="1986">
            <text:p>1986</text:p>
          </table:table-cell>
          <table:table-cell office:value-type="float" office:value="6598">
            <text:p>6598</text:p>
          </table:table-cell>
          <table:table-cell table:formula="of:=2010-[.B330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murfan JM</text:p>
          </table:table-cell>
          <table:table-cell office:value-type="float" office:value="1986">
            <text:p>1986</text:p>
          </table:table-cell>
          <table:table-cell office:value-type="float" office:value="70072">
            <text:p>70072</text:p>
          </table:table-cell>
          <table:table-cell table:formula="of:=2010-[.B330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ndaB85</text:p>
          </table:table-cell>
          <table:table-cell office:value-type="float" office:value="1986">
            <text:p>1986</text:p>
          </table:table-cell>
          <table:table-cell office:value-type="float" office:value="6736">
            <text:p>6736</text:p>
          </table:table-cell>
          <table:table-cell table:formula="of:=2010-[.B330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DianaT</text:p>
          </table:table-cell>
          <table:table-cell office:value-type="float" office:value="1986">
            <text:p>1986</text:p>
          </table:table-cell>
          <table:table-cell office:value-type="float" office:value="11562">
            <text:p>11562</text:p>
          </table:table-cell>
          <table:table-cell table:formula="of:=2010-[.B330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razy cat lady</text:p>
          </table:table-cell>
          <table:table-cell office:value-type="float" office:value="1986">
            <text:p>1986</text:p>
          </table:table-cell>
          <table:table-cell office:value-type="float" office:value="68462">
            <text:p>68462</text:p>
          </table:table-cell>
          <table:table-cell table:formula="of:=2010-[.B331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indra1</text:p>
          </table:table-cell>
          <table:table-cell office:value-type="float" office:value="1986">
            <text:p>1986</text:p>
          </table:table-cell>
          <table:table-cell office:value-type="float" office:value="13556">
            <text:p>13556</text:p>
          </table:table-cell>
          <table:table-cell table:formula="of:=2010-[.B331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zca</text:p>
          </table:table-cell>
          <table:table-cell office:value-type="float" office:value="1986">
            <text:p>1986</text:p>
          </table:table-cell>
          <table:table-cell office:value-type="float" office:value="36447">
            <text:p>36447</text:p>
          </table:table-cell>
          <table:table-cell table:formula="of:=2010-[.B331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opcornplaya</text:p>
          </table:table-cell>
          <table:table-cell office:value-type="float" office:value="1986">
            <text:p>1986</text:p>
          </table:table-cell>
          <table:table-cell office:value-type="float" office:value="96972">
            <text:p>96972</text:p>
          </table:table-cell>
          <table:table-cell table:formula="of:=2010-[.B331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oelBus</text:p>
          </table:table-cell>
          <table:table-cell office:value-type="float" office:value="1986">
            <text:p>1986</text:p>
          </table:table-cell>
          <table:table-cell office:value-type="float" office:value="9869">
            <text:p>9869</text:p>
          </table:table-cell>
          <table:table-cell table:formula="of:=2010-[.B331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llAa</text:p>
          </table:table-cell>
          <table:table-cell office:value-type="float" office:value="1986">
            <text:p>1986</text:p>
          </table:table-cell>
          <table:table-cell office:value-type="float" office:value="73522">
            <text:p>73522</text:p>
          </table:table-cell>
          <table:table-cell table:formula="of:=2010-[.B331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7937">
            <text:p>7937</text:p>
          </table:table-cell>
          <table:table-cell table:formula="of:=2010-[.B331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ravid85</text:p>
          </table:table-cell>
          <table:table-cell office:value-type="float" office:value="1986">
            <text:p>1986</text:p>
          </table:table-cell>
          <table:table-cell office:value-type="float" office:value="17882">
            <text:p>17882</text:p>
          </table:table-cell>
          <table:table-cell table:formula="of:=2010-[.B331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lva85</text:p>
          </table:table-cell>
          <table:table-cell office:value-type="float" office:value="1986">
            <text:p>1986</text:p>
          </table:table-cell>
          <table:table-cell office:value-type="float" office:value="3933">
            <text:p>3933</text:p>
          </table:table-cell>
          <table:table-cell table:formula="of:=2010-[.B331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anina</text:p>
          </table:table-cell>
          <table:table-cell office:value-type="float" office:value="1986">
            <text:p>1986</text:p>
          </table:table-cell>
          <table:table-cell office:value-type="float" office:value="8859">
            <text:p>8859</text:p>
          </table:table-cell>
          <table:table-cell table:formula="of:=2010-[.B331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nsixxa</text:p>
          </table:table-cell>
          <table:table-cell office:value-type="float" office:value="1986">
            <text:p>1986</text:p>
          </table:table-cell>
          <table:table-cell office:value-type="float" office:value="6558">
            <text:p>6558</text:p>
          </table:table-cell>
          <table:table-cell table:formula="of:=2010-[.B332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ysanochmimer</text:p>
          </table:table-cell>
          <table:table-cell office:value-type="float" office:value="1986">
            <text:p>1986</text:p>
          </table:table-cell>
          <table:table-cell office:value-type="float" office:value="47599">
            <text:p>47599</text:p>
          </table:table-cell>
          <table:table-cell table:formula="of:=2010-[.B332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lie</text:p>
          </table:table-cell>
          <table:table-cell office:value-type="float" office:value="1986">
            <text:p>1986</text:p>
          </table:table-cell>
          <table:table-cell office:value-type="float" office:value="32209">
            <text:p>32209</text:p>
          </table:table-cell>
          <table:table-cell table:formula="of:=2010-[.B332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737 dagar</text:p>
          </table:table-cell>
          <table:table-cell office:value-type="float" office:value="1986">
            <text:p>1986</text:p>
          </table:table-cell>
          <table:table-cell office:value-type="float" office:value="41354">
            <text:p>41354</text:p>
          </table:table-cell>
          <table:table-cell table:formula="of:=2010-[.B332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era</text:p>
          </table:table-cell>
          <table:table-cell office:value-type="float" office:value="1986">
            <text:p>1986</text:p>
          </table:table-cell>
          <table:table-cell office:value-type="float" office:value="2047">
            <text:p>2047</text:p>
          </table:table-cell>
          <table:table-cell table:formula="of:=2010-[.B332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rika85</text:p>
          </table:table-cell>
          <table:table-cell office:value-type="float" office:value="1986">
            <text:p>1986</text:p>
          </table:table-cell>
          <table:table-cell office:value-type="float" office:value="6233">
            <text:p>6233</text:p>
          </table:table-cell>
          <table:table-cell table:formula="of:=2010-[.B332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iveaa</text:p>
          </table:table-cell>
          <table:table-cell office:value-type="float" office:value="1986">
            <text:p>1986</text:p>
          </table:table-cell>
          <table:table-cell office:value-type="float" office:value="11240">
            <text:p>11240</text:p>
          </table:table-cell>
          <table:table-cell table:formula="of:=2010-[.B332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ii</text:p>
          </table:table-cell>
          <table:table-cell office:value-type="float" office:value="1986">
            <text:p>1986</text:p>
          </table:table-cell>
          <table:table-cell office:value-type="float" office:value="56311">
            <text:p>56311</text:p>
          </table:table-cell>
          <table:table-cell table:formula="of:=2010-[.B332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nna Antonio</text:p>
          </table:table-cell>
          <table:table-cell office:value-type="float" office:value="1986">
            <text:p>1986</text:p>
          </table:table-cell>
          <table:table-cell office:value-type="float" office:value="6094">
            <text:p>6094</text:p>
          </table:table-cell>
          <table:table-cell table:formula="of:=2010-[.B332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zanwer</text:p>
          </table:table-cell>
          <table:table-cell office:value-type="float" office:value="1986">
            <text:p>1986</text:p>
          </table:table-cell>
          <table:table-cell office:value-type="float" office:value="33011">
            <text:p>33011</text:p>
          </table:table-cell>
          <table:table-cell table:formula="of:=2010-[.B332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odBiten</text:p>
          </table:table-cell>
          <table:table-cell office:value-type="float" office:value="1986">
            <text:p>1986</text:p>
          </table:table-cell>
          <table:table-cell office:value-type="float" office:value="20279">
            <text:p>20279</text:p>
          </table:table-cell>
          <table:table-cell table:formula="of:=2010-[.B333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amilya</text:p>
          </table:table-cell>
          <table:table-cell office:value-type="float" office:value="1986">
            <text:p>1986</text:p>
          </table:table-cell>
          <table:table-cell office:value-type="float" office:value="54704">
            <text:p>54704</text:p>
          </table:table-cell>
          <table:table-cell table:formula="of:=2010-[.B333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Wilmisen</text:p>
          </table:table-cell>
          <table:table-cell office:value-type="float" office:value="1986">
            <text:p>1986</text:p>
          </table:table-cell>
          <table:table-cell office:value-type="float" office:value="71726">
            <text:p>71726</text:p>
          </table:table-cell>
          <table:table-cell table:formula="of:=2010-[.B333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elena85</text:p>
          </table:table-cell>
          <table:table-cell office:value-type="float" office:value="1986">
            <text:p>1986</text:p>
          </table:table-cell>
          <table:table-cell office:value-type="float" office:value="76064">
            <text:p>76064</text:p>
          </table:table-cell>
          <table:table-cell table:formula="of:=2010-[.B333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ccadam</text:p>
          </table:table-cell>
          <table:table-cell office:value-type="float" office:value="1986">
            <text:p>1986</text:p>
          </table:table-cell>
          <table:table-cell office:value-type="float" office:value="32515">
            <text:p>32515</text:p>
          </table:table-cell>
          <table:table-cell table:formula="of:=2010-[.B333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reksta</text:p>
          </table:table-cell>
          <table:table-cell office:value-type="float" office:value="1986">
            <text:p>1986</text:p>
          </table:table-cell>
          <table:table-cell office:value-type="float" office:value="18529">
            <text:p>18529</text:p>
          </table:table-cell>
          <table:table-cell table:formula="of:=2010-[.B333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vernia</text:p>
          </table:table-cell>
          <table:table-cell office:value-type="float" office:value="1986">
            <text:p>1986</text:p>
          </table:table-cell>
          <table:table-cell office:value-type="float" office:value="23514">
            <text:p>23514</text:p>
          </table:table-cell>
          <table:table-cell table:formula="of:=2010-[.B333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Danneli</text:p>
          </table:table-cell>
          <table:table-cell office:value-type="float" office:value="1986">
            <text:p>1986</text:p>
          </table:table-cell>
          <table:table-cell office:value-type="float" office:value="30764">
            <text:p>30764</text:p>
          </table:table-cell>
          <table:table-cell table:formula="of:=2010-[.B333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llfisenE</text:p>
          </table:table-cell>
          <table:table-cell office:value-type="float" office:value="1986">
            <text:p>1986</text:p>
          </table:table-cell>
          <table:table-cell office:value-type="float" office:value="23008">
            <text:p>23008</text:p>
          </table:table-cell>
          <table:table-cell table:formula="of:=2010-[.B333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linl</text:p>
          </table:table-cell>
          <table:table-cell office:value-type="float" office:value="1986">
            <text:p>1986</text:p>
          </table:table-cell>
          <table:table-cell office:value-type="float" office:value="50787">
            <text:p>50787</text:p>
          </table:table-cell>
          <table:table-cell table:formula="of:=2010-[.B333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daN</text:p>
          </table:table-cell>
          <table:table-cell office:value-type="float" office:value="1986">
            <text:p>1986</text:p>
          </table:table-cell>
          <table:table-cell office:value-type="float" office:value="34549">
            <text:p>34549</text:p>
          </table:table-cell>
          <table:table-cell table:formula="of:=2010-[.B334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Rosdraken</text:p>
          </table:table-cell>
          <table:table-cell office:value-type="float" office:value="1986">
            <text:p>1986</text:p>
          </table:table-cell>
          <table:table-cell office:value-type="float" office:value="102854">
            <text:p>102854</text:p>
          </table:table-cell>
          <table:table-cell table:formula="of:=2010-[.B334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ofia85</text:p>
          </table:table-cell>
          <table:table-cell office:value-type="float" office:value="1986">
            <text:p>1986</text:p>
          </table:table-cell>
          <table:table-cell office:value-type="float" office:value="3898">
            <text:p>3898</text:p>
          </table:table-cell>
          <table:table-cell table:formula="of:=2010-[.B334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1986">
            <text:p>1986</text:p>
          </table:table-cell>
          <table:table-cell office:value-type="float" office:value="39678">
            <text:p>39678</text:p>
          </table:table-cell>
          <table:table-cell table:formula="of:=2010-[.B334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986">
            <text:p>1986</text:p>
          </table:table-cell>
          <table:table-cell office:value-type="float" office:value="13888">
            <text:p>13888</text:p>
          </table:table-cell>
          <table:table-cell table:formula="of:=2010-[.B334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razyCarro</text:p>
          </table:table-cell>
          <table:table-cell office:value-type="float" office:value="1986">
            <text:p>1986</text:p>
          </table:table-cell>
          <table:table-cell office:value-type="float" office:value="18669">
            <text:p>18669</text:p>
          </table:table-cell>
          <table:table-cell table:formula="of:=2010-[.B334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tt två tre</text:p>
          </table:table-cell>
          <table:table-cell office:value-type="float" office:value="1986">
            <text:p>1986</text:p>
          </table:table-cell>
          <table:table-cell office:value-type="float" office:value="405945">
            <text:p>405945</text:p>
          </table:table-cell>
          <table:table-cell table:formula="of:=2010-[.B334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tinaStina</text:p>
          </table:table-cell>
          <table:table-cell office:value-type="float" office:value="1986">
            <text:p>1986</text:p>
          </table:table-cell>
          <table:table-cell office:value-type="float" office:value="11080">
            <text:p>11080</text:p>
          </table:table-cell>
          <table:table-cell table:formula="of:=2010-[.B334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amilla85</text:p>
          </table:table-cell>
          <table:table-cell office:value-type="float" office:value="1986">
            <text:p>1986</text:p>
          </table:table-cell>
          <table:table-cell office:value-type="float" office:value="156587">
            <text:p>156587</text:p>
          </table:table-cell>
          <table:table-cell table:formula="of:=2010-[.B334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mmassaga</text:p>
          </table:table-cell>
          <table:table-cell office:value-type="float" office:value="1986">
            <text:p>1986</text:p>
          </table:table-cell>
          <table:table-cell office:value-type="float" office:value="112591">
            <text:p>112591</text:p>
          </table:table-cell>
          <table:table-cell table:formula="of:=2010-[.B334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uomigirl</text:p>
          </table:table-cell>
          <table:table-cell office:value-type="float" office:value="1986">
            <text:p>1986</text:p>
          </table:table-cell>
          <table:table-cell office:value-type="float" office:value="35756">
            <text:p>35756</text:p>
          </table:table-cell>
          <table:table-cell table:formula="of:=2010-[.B335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erseyko</text:p>
          </table:table-cell>
          <table:table-cell office:value-type="float" office:value="1986">
            <text:p>1986</text:p>
          </table:table-cell>
          <table:table-cell office:value-type="float" office:value="51350">
            <text:p>51350</text:p>
          </table:table-cell>
          <table:table-cell table:formula="of:=2010-[.B335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1986">
            <text:p>1986</text:p>
          </table:table-cell>
          <table:table-cell office:value-type="float" office:value="28401">
            <text:p>28401</text:p>
          </table:table-cell>
          <table:table-cell table:formula="of:=2010-[.B335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35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ngo Morsan</text:p>
          </table:table-cell>
          <table:table-cell office:value-type="float" office:value="1986">
            <text:p>1986</text:p>
          </table:table-cell>
          <table:table-cell office:value-type="float" office:value="14629">
            <text:p>14629</text:p>
          </table:table-cell>
          <table:table-cell table:formula="of:=2010-[.B335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Waiting 4U</text:p>
          </table:table-cell>
          <table:table-cell office:value-type="float" office:value="1986">
            <text:p>1986</text:p>
          </table:table-cell>
          <table:table-cell office:value-type="float" office:value="17436">
            <text:p>17436</text:p>
          </table:table-cell>
          <table:table-cell table:formula="of:=2010-[.B335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rulsa1985</text:p>
          </table:table-cell>
          <table:table-cell office:value-type="float" office:value="1986">
            <text:p>1986</text:p>
          </table:table-cell>
          <table:table-cell office:value-type="float" office:value="62468">
            <text:p>62468</text:p>
          </table:table-cell>
          <table:table-cell table:formula="of:=2010-[.B335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Yanya</text:p>
          </table:table-cell>
          <table:table-cell office:value-type="float" office:value="1986">
            <text:p>1986</text:p>
          </table:table-cell>
          <table:table-cell office:value-type="float" office:value="144">
            <text:p>144</text:p>
          </table:table-cell>
          <table:table-cell table:formula="of:=2010-[.B335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sabelles85</text:p>
          </table:table-cell>
          <table:table-cell office:value-type="float" office:value="1986">
            <text:p>1986</text:p>
          </table:table-cell>
          <table:table-cell office:value-type="float" office:value="56181">
            <text:p>56181</text:p>
          </table:table-cell>
          <table:table-cell table:formula="of:=2010-[.B335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manda85</text:p>
          </table:table-cell>
          <table:table-cell office:value-type="float" office:value="1986">
            <text:p>1986</text:p>
          </table:table-cell>
          <table:table-cell office:value-type="float" office:value="10676">
            <text:p>10676</text:p>
          </table:table-cell>
          <table:table-cell table:formula="of:=2010-[.B335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lla gumman 85</text:p>
          </table:table-cell>
          <table:table-cell office:value-type="float" office:value="1986">
            <text:p>1986</text:p>
          </table:table-cell>
          <table:table-cell office:value-type="float" office:value="14929">
            <text:p>14929</text:p>
          </table:table-cell>
          <table:table-cell table:formula="of:=2010-[.B336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ajs85</text:p>
          </table:table-cell>
          <table:table-cell office:value-type="float" office:value="1986">
            <text:p>1986</text:p>
          </table:table-cell>
          <table:table-cell office:value-type="float" office:value="30084">
            <text:p>30084</text:p>
          </table:table-cell>
          <table:table-cell table:formula="of:=2010-[.B336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ultan</text:p>
          </table:table-cell>
          <table:table-cell office:value-type="float" office:value="1986">
            <text:p>1986</text:p>
          </table:table-cell>
          <table:table-cell office:value-type="float" office:value="1624">
            <text:p>1624</text:p>
          </table:table-cell>
          <table:table-cell table:formula="of:=2010-[.B336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lly Bally</text:p>
          </table:table-cell>
          <table:table-cell office:value-type="float" office:value="1986">
            <text:p>1986</text:p>
          </table:table-cell>
          <table:table-cell office:value-type="float" office:value="29195">
            <text:p>29195</text:p>
          </table:table-cell>
          <table:table-cell table:formula="of:=2010-[.B336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ra e s</text:p>
          </table:table-cell>
          <table:table-cell office:value-type="float" office:value="1986">
            <text:p>1986</text:p>
          </table:table-cell>
          <table:table-cell office:value-type="float" office:value="23082">
            <text:p>23082</text:p>
          </table:table-cell>
          <table:table-cell table:formula="of:=2010-[.B336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yckobebisen</text:p>
          </table:table-cell>
          <table:table-cell office:value-type="float" office:value="1986">
            <text:p>1986</text:p>
          </table:table-cell>
          <table:table-cell office:value-type="float" office:value="10687">
            <text:p>10687</text:p>
          </table:table-cell>
          <table:table-cell table:formula="of:=2010-[.B336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ohbaby</text:p>
          </table:table-cell>
          <table:table-cell office:value-type="float" office:value="1986">
            <text:p>1986</text:p>
          </table:table-cell>
          <table:table-cell office:value-type="float" office:value="34493">
            <text:p>34493</text:p>
          </table:table-cell>
          <table:table-cell table:formula="of:=2010-[.B336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EllY 85</text:p>
          </table:table-cell>
          <table:table-cell office:value-type="float" office:value="1986">
            <text:p>1986</text:p>
          </table:table-cell>
          <table:table-cell office:value-type="float" office:value="16274">
            <text:p>16274</text:p>
          </table:table-cell>
          <table:table-cell table:formula="of:=2010-[.B336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ncho</text:p>
          </table:table-cell>
          <table:table-cell office:value-type="float" office:value="1986">
            <text:p>1986</text:p>
          </table:table-cell>
          <table:table-cell office:value-type="float" office:value="9144">
            <text:p>9144</text:p>
          </table:table-cell>
          <table:table-cell table:formula="of:=2010-[.B336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mmatillfem</text:p>
          </table:table-cell>
          <table:table-cell office:value-type="float" office:value="1986">
            <text:p>1986</text:p>
          </table:table-cell>
          <table:table-cell office:value-type="float" office:value="44988">
            <text:p>44988</text:p>
          </table:table-cell>
          <table:table-cell table:formula="of:=2010-[.B336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riiidaa</text:p>
          </table:table-cell>
          <table:table-cell office:value-type="float" office:value="1986">
            <text:p>1986</text:p>
          </table:table-cell>
          <table:table-cell office:value-type="float" office:value="23832">
            <text:p>23832</text:p>
          </table:table-cell>
          <table:table-cell table:formula="of:=2010-[.B337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6kimpa6</text:p>
          </table:table-cell>
          <table:table-cell office:value-type="float" office:value="1986">
            <text:p>1986</text:p>
          </table:table-cell>
          <table:table-cell office:value-type="float" office:value="9103">
            <text:p>9103</text:p>
          </table:table-cell>
          <table:table-cell table:formula="of:=2010-[.B337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zerano</text:p>
          </table:table-cell>
          <table:table-cell office:value-type="float" office:value="1986">
            <text:p>1986</text:p>
          </table:table-cell>
          <table:table-cell office:value-type="float" office:value="38407">
            <text:p>38407</text:p>
          </table:table-cell>
          <table:table-cell table:formula="of:=2010-[.B337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rida Li</text:p>
          </table:table-cell>
          <table:table-cell office:value-type="float" office:value="1986">
            <text:p>1986</text:p>
          </table:table-cell>
          <table:table-cell office:value-type="float" office:value="928">
            <text:p>928</text:p>
          </table:table-cell>
          <table:table-cell table:formula="of:=2010-[.B337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nowsee</text:p>
          </table:table-cell>
          <table:table-cell office:value-type="float" office:value="1986">
            <text:p>1986</text:p>
          </table:table-cell>
          <table:table-cell office:value-type="float" office:value="41169">
            <text:p>41169</text:p>
          </table:table-cell>
          <table:table-cell table:formula="of:=2010-[.B337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annkakan16</text:p>
          </table:table-cell>
          <table:table-cell office:value-type="float" office:value="1986">
            <text:p>1986</text:p>
          </table:table-cell>
          <table:table-cell office:value-type="float" office:value="14555">
            <text:p>14555</text:p>
          </table:table-cell>
          <table:table-cell table:formula="of:=2010-[.B337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ulllis</text:p>
          </table:table-cell>
          <table:table-cell office:value-type="float" office:value="1986">
            <text:p>1986</text:p>
          </table:table-cell>
          <table:table-cell office:value-type="float" office:value="13848">
            <text:p>13848</text:p>
          </table:table-cell>
          <table:table-cell table:formula="of:=2010-[.B337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umOfThree</text:p>
          </table:table-cell>
          <table:table-cell office:value-type="float" office:value="1986">
            <text:p>1986</text:p>
          </table:table-cell>
          <table:table-cell office:value-type="float" office:value="8919">
            <text:p>8919</text:p>
          </table:table-cell>
          <table:table-cell table:formula="of:=2010-[.B337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Daphne85</text:p>
          </table:table-cell>
          <table:table-cell office:value-type="float" office:value="1986">
            <text:p>1986</text:p>
          </table:table-cell>
          <table:table-cell office:value-type="float" office:value="22246">
            <text:p>22246</text:p>
          </table:table-cell>
          <table:table-cell table:formula="of:=2010-[.B337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Dawngirl</text:p>
          </table:table-cell>
          <table:table-cell office:value-type="float" office:value="1986">
            <text:p>1986</text:p>
          </table:table-cell>
          <table:table-cell office:value-type="float" office:value="16095">
            <text:p>16095</text:p>
          </table:table-cell>
          <table:table-cell table:formula="of:=2010-[.B337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tephanie</text:p>
          </table:table-cell>
          <table:table-cell office:value-type="float" office:value="1986">
            <text:p>1986</text:p>
          </table:table-cell>
          <table:table-cell office:value-type="float" office:value="5142">
            <text:p>5142</text:p>
          </table:table-cell>
          <table:table-cell table:formula="of:=2010-[.B338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mmaprutt</text:p>
          </table:table-cell>
          <table:table-cell office:value-type="float" office:value="1986">
            <text:p>1986</text:p>
          </table:table-cell>
          <table:table-cell office:value-type="float" office:value="6436">
            <text:p>6436</text:p>
          </table:table-cell>
          <table:table-cell table:formula="of:=2010-[.B338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12093">
            <text:p>12093</text:p>
          </table:table-cell>
          <table:table-cell table:formula="of:=2010-[.B338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986">
            <text:p>1986</text:p>
          </table:table-cell>
          <table:table-cell office:value-type="float" office:value="11109">
            <text:p>11109</text:p>
          </table:table-cell>
          <table:table-cell table:formula="of:=2010-[.B338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eanwhile</text:p>
          </table:table-cell>
          <table:table-cell office:value-type="float" office:value="1986">
            <text:p>1986</text:p>
          </table:table-cell>
          <table:table-cell office:value-type="float" office:value="36001">
            <text:p>36001</text:p>
          </table:table-cell>
          <table:table-cell table:formula="of:=2010-[.B338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enny1985</text:p>
          </table:table-cell>
          <table:table-cell office:value-type="float" office:value="1986">
            <text:p>1986</text:p>
          </table:table-cell>
          <table:table-cell office:value-type="float" office:value="95271">
            <text:p>95271</text:p>
          </table:table-cell>
          <table:table-cell table:formula="of:=2010-[.B338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ebespuppe</text:p>
          </table:table-cell>
          <table:table-cell office:value-type="float" office:value="1986">
            <text:p>1986</text:p>
          </table:table-cell>
          <table:table-cell office:value-type="float" office:value="36081">
            <text:p>36081</text:p>
          </table:table-cell>
          <table:table-cell table:formula="of:=2010-[.B338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irsty</text:p>
          </table:table-cell>
          <table:table-cell office:value-type="float" office:value="1986">
            <text:p>1986</text:p>
          </table:table-cell>
          <table:table-cell office:value-type="float" office:value="9949">
            <text:p>9949</text:p>
          </table:table-cell>
          <table:table-cell table:formula="of:=2010-[.B338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rielindquist</text:p>
          </table:table-cell>
          <table:table-cell office:value-type="float" office:value="1986">
            <text:p>1986</text:p>
          </table:table-cell>
          <table:table-cell office:value-type="float" office:value="12994">
            <text:p>12994</text:p>
          </table:table-cell>
          <table:table-cell table:formula="of:=2010-[.B338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Babyfacepsycho</text:p>
          </table:table-cell>
          <table:table-cell office:value-type="float" office:value="1986">
            <text:p>1986</text:p>
          </table:table-cell>
          <table:table-cell office:value-type="float" office:value="8764">
            <text:p>8764</text:p>
          </table:table-cell>
          <table:table-cell table:formula="of:=2010-[.B338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uutra</text:p>
          </table:table-cell>
          <table:table-cell office:value-type="float" office:value="1986">
            <text:p>1986</text:p>
          </table:table-cell>
          <table:table-cell office:value-type="float" office:value="19921">
            <text:p>19921</text:p>
          </table:table-cell>
          <table:table-cell table:formula="of:=2010-[.B339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aSexorcisto</text:p>
          </table:table-cell>
          <table:table-cell office:value-type="float" office:value="1986">
            <text:p>1986</text:p>
          </table:table-cell>
          <table:table-cell office:value-type="float" office:value="7370">
            <text:p>7370</text:p>
          </table:table-cell>
          <table:table-cell table:formula="of:=2010-[.B339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imsivimsi</text:p>
          </table:table-cell>
          <table:table-cell office:value-type="float" office:value="1986">
            <text:p>1986</text:p>
          </table:table-cell>
          <table:table-cell office:value-type="float" office:value="2371">
            <text:p>2371</text:p>
          </table:table-cell>
          <table:table-cell table:formula="of:=2010-[.B339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oka</text:p>
          </table:table-cell>
          <table:table-cell office:value-type="float" office:value="1986">
            <text:p>1986</text:p>
          </table:table-cell>
          <table:table-cell office:value-type="float" office:value="29794">
            <text:p>29794</text:p>
          </table:table-cell>
          <table:table-cell table:formula="of:=2010-[.B339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rabella</text:p>
          </table:table-cell>
          <table:table-cell office:value-type="float" office:value="1986">
            <text:p>1986</text:p>
          </table:table-cell>
          <table:table-cell office:value-type="float" office:value="8371">
            <text:p>8371</text:p>
          </table:table-cell>
          <table:table-cell table:formula="of:=2010-[.B339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ristin85</text:p>
          </table:table-cell>
          <table:table-cell office:value-type="float" office:value="1986">
            <text:p>1986</text:p>
          </table:table-cell>
          <table:table-cell office:value-type="float" office:value="64155">
            <text:p>64155</text:p>
          </table:table-cell>
          <table:table-cell table:formula="of:=2010-[.B339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ia 85</text:p>
          </table:table-cell>
          <table:table-cell office:value-type="float" office:value="1986">
            <text:p>1986</text:p>
          </table:table-cell>
          <table:table-cell office:value-type="float" office:value="543">
            <text:p>543</text:p>
          </table:table-cell>
          <table:table-cell table:formula="of:=2010-[.B339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ddiesmamma</text:p>
          </table:table-cell>
          <table:table-cell office:value-type="float" office:value="1986">
            <text:p>1986</text:p>
          </table:table-cell>
          <table:table-cell office:value-type="float" office:value="21257">
            <text:p>21257</text:p>
          </table:table-cell>
          <table:table-cell table:formula="of:=2010-[.B339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 U S E N</text:p>
          </table:table-cell>
          <table:table-cell office:value-type="float" office:value="1986">
            <text:p>1986</text:p>
          </table:table-cell>
          <table:table-cell office:value-type="float" office:value="13676">
            <text:p>13676</text:p>
          </table:table-cell>
          <table:table-cell table:formula="of:=2010-[.B339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akan85</text:p>
          </table:table-cell>
          <table:table-cell office:value-type="float" office:value="1986">
            <text:p>1986</text:p>
          </table:table-cell>
          <table:table-cell office:value-type="float" office:value="5555">
            <text:p>5555</text:p>
          </table:table-cell>
          <table:table-cell table:formula="of:=2010-[.B339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relin</text:p>
          </table:table-cell>
          <table:table-cell office:value-type="float" office:value="1986">
            <text:p>1986</text:p>
          </table:table-cell>
          <table:table-cell office:value-type="float" office:value="7690">
            <text:p>7690</text:p>
          </table:table-cell>
          <table:table-cell table:formula="of:=2010-[.B340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licka86</text:p>
          </table:table-cell>
          <table:table-cell office:value-type="float" office:value="1986">
            <text:p>1986</text:p>
          </table:table-cell>
          <table:table-cell office:value-type="float" office:value="6559">
            <text:p>6559</text:p>
          </table:table-cell>
          <table:table-cell table:formula="of:=2010-[.B340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illizan</text:p>
          </table:table-cell>
          <table:table-cell office:value-type="float" office:value="1986">
            <text:p>1986</text:p>
          </table:table-cell>
          <table:table-cell office:value-type="float" office:value="27779">
            <text:p>27779</text:p>
          </table:table-cell>
          <table:table-cell table:formula="of:=2010-[.B340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w24</text:p>
          </table:table-cell>
          <table:table-cell office:value-type="float" office:value="1986">
            <text:p>1986</text:p>
          </table:table-cell>
          <table:table-cell office:value-type="float" office:value="25740">
            <text:p>25740</text:p>
          </table:table-cell>
          <table:table-cell table:formula="of:=2010-[.B340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yjamastrollet</text:p>
          </table:table-cell>
          <table:table-cell office:value-type="float" office:value="1986">
            <text:p>1986</text:p>
          </table:table-cell>
          <table:table-cell office:value-type="float" office:value="48674">
            <text:p>48674</text:p>
          </table:table-cell>
          <table:table-cell table:formula="of:=2010-[.B340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llalle</text:p>
          </table:table-cell>
          <table:table-cell office:value-type="float" office:value="1986">
            <text:p>1986</text:p>
          </table:table-cell>
          <table:table-cell office:value-type="float" office:value="11053">
            <text:p>11053</text:p>
          </table:table-cell>
          <table:table-cell table:formula="of:=2010-[.B340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Breathe Me</text:p>
          </table:table-cell>
          <table:table-cell office:value-type="float" office:value="1986">
            <text:p>1986</text:p>
          </table:table-cell>
          <table:table-cell office:value-type="float" office:value="12586">
            <text:p>12586</text:p>
          </table:table-cell>
          <table:table-cell table:formula="of:=2010-[.B340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elenaa</text:p>
          </table:table-cell>
          <table:table-cell office:value-type="float" office:value="1986">
            <text:p>1986</text:p>
          </table:table-cell>
          <table:table-cell office:value-type="float" office:value="174">
            <text:p>174</text:p>
          </table:table-cell>
          <table:table-cell table:formula="of:=2010-[.B340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melie85</text:p>
          </table:table-cell>
          <table:table-cell office:value-type="float" office:value="1986">
            <text:p>1986</text:p>
          </table:table-cell>
          <table:table-cell office:value-type="float" office:value="5197">
            <text:p>5197</text:p>
          </table:table-cell>
          <table:table-cell table:formula="of:=2010-[.B340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at the bat</text:p>
          </table:table-cell>
          <table:table-cell office:value-type="float" office:value="1986">
            <text:p>1986</text:p>
          </table:table-cell>
          <table:table-cell office:value-type="float" office:value="54079">
            <text:p>54079</text:p>
          </table:table-cell>
          <table:table-cell table:formula="of:=2010-[.B340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lansu</text:p>
          </table:table-cell>
          <table:table-cell office:value-type="float" office:value="1986">
            <text:p>1986</text:p>
          </table:table-cell>
          <table:table-cell office:value-type="float" office:value="3713">
            <text:p>3713</text:p>
          </table:table-cell>
          <table:table-cell table:formula="of:=2010-[.B341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mmacarro</text:p>
          </table:table-cell>
          <table:table-cell office:value-type="float" office:value="1986">
            <text:p>1986</text:p>
          </table:table-cell>
          <table:table-cell office:value-type="float" office:value="6966">
            <text:p>6966</text:p>
          </table:table-cell>
          <table:table-cell table:formula="of:=2010-[.B341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noosMami</text:p>
          </table:table-cell>
          <table:table-cell office:value-type="float" office:value="1986">
            <text:p>1986</text:p>
          </table:table-cell>
          <table:table-cell office:value-type="float" office:value="18813">
            <text:p>18813</text:p>
          </table:table-cell>
          <table:table-cell table:formula="of:=2010-[.B341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ove Forever</text:p>
          </table:table-cell>
          <table:table-cell office:value-type="float" office:value="1986">
            <text:p>1986</text:p>
          </table:table-cell>
          <table:table-cell office:value-type="float" office:value="26491">
            <text:p>26491</text:p>
          </table:table-cell>
          <table:table-cell table:formula="of:=2010-[.B341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ötnostim</text:p>
          </table:table-cell>
          <table:table-cell office:value-type="float" office:value="1986">
            <text:p>1986</text:p>
          </table:table-cell>
          <table:table-cell office:value-type="float" office:value="23679">
            <text:p>23679</text:p>
          </table:table-cell>
          <table:table-cell table:formula="of:=2010-[.B341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YinYang</text:p>
          </table:table-cell>
          <table:table-cell office:value-type="float" office:value="1986">
            <text:p>1986</text:p>
          </table:table-cell>
          <table:table-cell office:value-type="float" office:value="18826">
            <text:p>18826</text:p>
          </table:table-cell>
          <table:table-cell table:formula="of:=2010-[.B341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256">
            <text:p>256</text:p>
          </table:table-cell>
          <table:table-cell table:formula="of:=2010-[.B341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cci</text:p>
          </table:table-cell>
          <table:table-cell office:value-type="float" office:value="1986">
            <text:p>1986</text:p>
          </table:table-cell>
          <table:table-cell office:value-type="float" office:value="34148">
            <text:p>34148</text:p>
          </table:table-cell>
          <table:table-cell table:formula="of:=2010-[.B341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MR</text:p>
          </table:table-cell>
          <table:table-cell office:value-type="float" office:value="1986">
            <text:p>1986</text:p>
          </table:table-cell>
          <table:table-cell office:value-type="float" office:value="2135">
            <text:p>2135</text:p>
          </table:table-cell>
          <table:table-cell table:formula="of:=2010-[.B341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aulas mamma</text:p>
          </table:table-cell>
          <table:table-cell office:value-type="float" office:value="1986">
            <text:p>1986</text:p>
          </table:table-cell>
          <table:table-cell office:value-type="float" office:value="7554">
            <text:p>7554</text:p>
          </table:table-cell>
          <table:table-cell table:formula="of:=2010-[.B341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ofia8504</text:p>
          </table:table-cell>
          <table:table-cell office:value-type="float" office:value="1986">
            <text:p>1986</text:p>
          </table:table-cell>
          <table:table-cell office:value-type="float" office:value="39216">
            <text:p>39216</text:p>
          </table:table-cell>
          <table:table-cell table:formula="of:=2010-[.B342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rökenPeura</text:p>
          </table:table-cell>
          <table:table-cell office:value-type="float" office:value="1986">
            <text:p>1986</text:p>
          </table:table-cell>
          <table:table-cell office:value-type="float" office:value="66">
            <text:p>66</text:p>
          </table:table-cell>
          <table:table-cell table:formula="of:=2010-[.B342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adadija</text:p>
          </table:table-cell>
          <table:table-cell office:value-type="float" office:value="1986">
            <text:p>1986</text:p>
          </table:table-cell>
          <table:table-cell office:value-type="float" office:value="5702">
            <text:p>5702</text:p>
          </table:table-cell>
          <table:table-cell table:formula="of:=2010-[.B342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ttallt</text:p>
          </table:table-cell>
          <table:table-cell office:value-type="float" office:value="1986">
            <text:p>1986</text:p>
          </table:table-cell>
          <table:table-cell office:value-type="float" office:value="4948">
            <text:p>4948</text:p>
          </table:table-cell>
          <table:table-cell table:formula="of:=2010-[.B342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aMorot</text:p>
          </table:table-cell>
          <table:table-cell office:value-type="float" office:value="1986">
            <text:p>1986</text:p>
          </table:table-cell>
          <table:table-cell office:value-type="float" office:value="6647">
            <text:p>6647</text:p>
          </table:table-cell>
          <table:table-cell table:formula="of:=2010-[.B342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elsingborg</text:p>
          </table:table-cell>
          <table:table-cell office:value-type="float" office:value="1986">
            <text:p>1986</text:p>
          </table:table-cell>
          <table:table-cell office:value-type="float" office:value="8863">
            <text:p>8863</text:p>
          </table:table-cell>
          <table:table-cell table:formula="of:=2010-[.B342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ankie</text:p>
          </table:table-cell>
          <table:table-cell office:value-type="float" office:value="1986">
            <text:p>1986</text:p>
          </table:table-cell>
          <table:table-cell office:value-type="float" office:value="16851">
            <text:p>16851</text:p>
          </table:table-cell>
          <table:table-cell table:formula="of:=2010-[.B342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martdum</text:p>
          </table:table-cell>
          <table:table-cell office:value-type="float" office:value="1986">
            <text:p>1986</text:p>
          </table:table-cell>
          <table:table-cell office:value-type="float" office:value="12169">
            <text:p>12169</text:p>
          </table:table-cell>
          <table:table-cell table:formula="of:=2010-[.B342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visen</text:p>
          </table:table-cell>
          <table:table-cell office:value-type="float" office:value="1986">
            <text:p>1986</text:p>
          </table:table-cell>
          <table:table-cell office:value-type="float" office:value="9063">
            <text:p>9063</text:p>
          </table:table-cell>
          <table:table-cell table:formula="of:=2010-[.B342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Zs1985</text:p>
          </table:table-cell>
          <table:table-cell office:value-type="float" office:value="1986">
            <text:p>1986</text:p>
          </table:table-cell>
          <table:table-cell office:value-type="float" office:value="6198">
            <text:p>6198</text:p>
          </table:table-cell>
          <table:table-cell table:formula="of:=2010-[.B342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oji</text:p>
          </table:table-cell>
          <table:table-cell office:value-type="float" office:value="1986">
            <text:p>1986</text:p>
          </table:table-cell>
          <table:table-cell office:value-type="float" office:value="3414">
            <text:p>3414</text:p>
          </table:table-cell>
          <table:table-cell table:formula="of:=2010-[.B343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nSis</text:p>
          </table:table-cell>
          <table:table-cell office:value-type="float" office:value="1986">
            <text:p>1986</text:p>
          </table:table-cell>
          <table:table-cell office:value-type="float" office:value="9954">
            <text:p>9954</text:p>
          </table:table-cell>
          <table:table-cell table:formula="of:=2010-[.B343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unni</text:p>
          </table:table-cell>
          <table:table-cell office:value-type="float" office:value="1986">
            <text:p>1986</text:p>
          </table:table-cell>
          <table:table-cell office:value-type="float" office:value="13953">
            <text:p>13953</text:p>
          </table:table-cell>
          <table:table-cell table:formula="of:=2010-[.B343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gMat</text:p>
          </table:table-cell>
          <table:table-cell office:value-type="float" office:value="1986">
            <text:p>1986</text:p>
          </table:table-cell>
          <table:table-cell office:value-type="float" office:value="15363">
            <text:p>15363</text:p>
          </table:table-cell>
          <table:table-cell table:formula="of:=2010-[.B343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linHöög</text:p>
          </table:table-cell>
          <table:table-cell office:value-type="float" office:value="1986">
            <text:p>1986</text:p>
          </table:table-cell>
          <table:table-cell office:value-type="float" office:value="2799">
            <text:p>2799</text:p>
          </table:table-cell>
          <table:table-cell table:formula="of:=2010-[.B343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aulaVanilla</text:p>
          </table:table-cell>
          <table:table-cell office:value-type="float" office:value="1986">
            <text:p>1986</text:p>
          </table:table-cell>
          <table:table-cell office:value-type="float" office:value="33572">
            <text:p>33572</text:p>
          </table:table-cell>
          <table:table-cell table:formula="of:=2010-[.B343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sch</text:p>
          </table:table-cell>
          <table:table-cell office:value-type="float" office:value="1986">
            <text:p>1986</text:p>
          </table:table-cell>
          <table:table-cell office:value-type="float" office:value="20371">
            <text:p>20371</text:p>
          </table:table-cell>
          <table:table-cell table:formula="of:=2010-[.B343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ambi09</text:p>
          </table:table-cell>
          <table:table-cell office:value-type="float" office:value="1986">
            <text:p>1986</text:p>
          </table:table-cell>
          <table:table-cell office:value-type="float" office:value="11490">
            <text:p>11490</text:p>
          </table:table-cell>
          <table:table-cell table:formula="of:=2010-[.B343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ndur</text:p>
          </table:table-cell>
          <table:table-cell office:value-type="float" office:value="1986">
            <text:p>1986</text:p>
          </table:table-cell>
          <table:table-cell office:value-type="float" office:value="7415">
            <text:p>7415</text:p>
          </table:table-cell>
          <table:table-cell table:formula="of:=2010-[.B343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riiee</text:p>
          </table:table-cell>
          <table:table-cell office:value-type="float" office:value="1986">
            <text:p>1986</text:p>
          </table:table-cell>
          <table:table-cell office:value-type="float" office:value="28797">
            <text:p>28797</text:p>
          </table:table-cell>
          <table:table-cell table:formula="of:=2010-[.B343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enne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44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inniisen</text:p>
          </table:table-cell>
          <table:table-cell office:value-type="float" office:value="1986">
            <text:p>1986</text:p>
          </table:table-cell>
          <table:table-cell office:value-type="float" office:value="11958">
            <text:p>11958</text:p>
          </table:table-cell>
          <table:table-cell table:formula="of:=2010-[.B344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rruz</text:p>
          </table:table-cell>
          <table:table-cell office:value-type="float" office:value="1986">
            <text:p>1986</text:p>
          </table:table-cell>
          <table:table-cell office:value-type="float" office:value="3327">
            <text:p>3327</text:p>
          </table:table-cell>
          <table:table-cell table:formula="of:=2010-[.B344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gloo</text:p>
          </table:table-cell>
          <table:table-cell office:value-type="float" office:value="1986">
            <text:p>1986</text:p>
          </table:table-cell>
          <table:table-cell office:value-type="float" office:value="7606">
            <text:p>7606</text:p>
          </table:table-cell>
          <table:table-cell table:formula="of:=2010-[.B344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vilängtar</text:p>
          </table:table-cell>
          <table:table-cell office:value-type="float" office:value="1986">
            <text:p>1986</text:p>
          </table:table-cell>
          <table:table-cell office:value-type="float" office:value="11186">
            <text:p>11186</text:p>
          </table:table-cell>
          <table:table-cell table:formula="of:=2010-[.B344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lessario</text:p>
          </table:table-cell>
          <table:table-cell office:value-type="float" office:value="1986">
            <text:p>1986</text:p>
          </table:table-cell>
          <table:table-cell office:value-type="float" office:value="27072">
            <text:p>27072</text:p>
          </table:table-cell>
          <table:table-cell table:formula="of:=2010-[.B344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motional</text:p>
          </table:table-cell>
          <table:table-cell office:value-type="float" office:value="1986">
            <text:p>1986</text:p>
          </table:table-cell>
          <table:table-cell office:value-type="float" office:value="10659">
            <text:p>10659</text:p>
          </table:table-cell>
          <table:table-cell table:formula="of:=2010-[.B344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njen</text:p>
          </table:table-cell>
          <table:table-cell office:value-type="float" office:value="1986">
            <text:p>1986</text:p>
          </table:table-cell>
          <table:table-cell office:value-type="float" office:value="9787">
            <text:p>9787</text:p>
          </table:table-cell>
          <table:table-cell table:formula="of:=2010-[.B344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jbebbe</text:p>
          </table:table-cell>
          <table:table-cell office:value-type="float" office:value="1986">
            <text:p>1986</text:p>
          </table:table-cell>
          <table:table-cell office:value-type="float" office:value="9679">
            <text:p>9679</text:p>
          </table:table-cell>
          <table:table-cell table:formula="of:=2010-[.B344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vanna</text:p>
          </table:table-cell>
          <table:table-cell office:value-type="float" office:value="1986">
            <text:p>1986</text:p>
          </table:table-cell>
          <table:table-cell office:value-type="float" office:value="15446">
            <text:p>15446</text:p>
          </table:table-cell>
          <table:table-cell table:formula="of:=2010-[.B344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Queenie</text:p>
          </table:table-cell>
          <table:table-cell office:value-type="float" office:value="1986">
            <text:p>1986</text:p>
          </table:table-cell>
          <table:table-cell office:value-type="float" office:value="6373">
            <text:p>6373</text:p>
          </table:table-cell>
          <table:table-cell table:formula="of:=2010-[.B345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arran no1</text:p>
          </table:table-cell>
          <table:table-cell office:value-type="float" office:value="1986">
            <text:p>1986</text:p>
          </table:table-cell>
          <table:table-cell office:value-type="float" office:value="2494">
            <text:p>2494</text:p>
          </table:table-cell>
          <table:table-cell table:formula="of:=2010-[.B345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rix85</text:p>
          </table:table-cell>
          <table:table-cell office:value-type="float" office:value="1986">
            <text:p>1986</text:p>
          </table:table-cell>
          <table:table-cell office:value-type="float" office:value="3271">
            <text:p>3271</text:p>
          </table:table-cell>
          <table:table-cell table:formula="of:=2010-[.B345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etraK</text:p>
          </table:table-cell>
          <table:table-cell office:value-type="float" office:value="1986">
            <text:p>1986</text:p>
          </table:table-cell>
          <table:table-cell office:value-type="float" office:value="8003">
            <text:p>8003</text:p>
          </table:table-cell>
          <table:table-cell table:formula="of:=2010-[.B345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aroliine85</text:p>
          </table:table-cell>
          <table:table-cell office:value-type="float" office:value="1986">
            <text:p>1986</text:p>
          </table:table-cell>
          <table:table-cell office:value-type="float" office:value="18590">
            <text:p>18590</text:p>
          </table:table-cell>
          <table:table-cell table:formula="of:=2010-[.B345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986">
            <text:p>1986</text:p>
          </table:table-cell>
          <table:table-cell office:value-type="float" office:value="43491">
            <text:p>43491</text:p>
          </table:table-cell>
          <table:table-cell table:formula="of:=2010-[.B345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cekizz</text:p>
          </table:table-cell>
          <table:table-cell office:value-type="float" office:value="1986">
            <text:p>1986</text:p>
          </table:table-cell>
          <table:table-cell office:value-type="float" office:value="3119">
            <text:p>3119</text:p>
          </table:table-cell>
          <table:table-cell table:formula="of:=2010-[.B345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ndizz</text:p>
          </table:table-cell>
          <table:table-cell office:value-type="float" office:value="1986">
            <text:p>1986</text:p>
          </table:table-cell>
          <table:table-cell office:value-type="float" office:value="69517">
            <text:p>69517</text:p>
          </table:table-cell>
          <table:table-cell table:formula="of:=2010-[.B345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Yoda123</text:p>
          </table:table-cell>
          <table:table-cell office:value-type="float" office:value="1986">
            <text:p>1986</text:p>
          </table:table-cell>
          <table:table-cell office:value-type="float" office:value="10144">
            <text:p>10144</text:p>
          </table:table-cell>
          <table:table-cell table:formula="of:=2010-[.B345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kinto</text:p>
          </table:table-cell>
          <table:table-cell office:value-type="float" office:value="1986">
            <text:p>1986</text:p>
          </table:table-cell>
          <table:table-cell office:value-type="float" office:value="7825">
            <text:p>7825</text:p>
          </table:table-cell>
          <table:table-cell table:formula="of:=2010-[.B345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amillas1985</text:p>
          </table:table-cell>
          <table:table-cell office:value-type="float" office:value="1986">
            <text:p>1986</text:p>
          </table:table-cell>
          <table:table-cell office:value-type="float" office:value="47798">
            <text:p>47798</text:p>
          </table:table-cell>
          <table:table-cell table:formula="of:=2010-[.B346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a1985</text:p>
          </table:table-cell>
          <table:table-cell office:value-type="float" office:value="1986">
            <text:p>1986</text:p>
          </table:table-cell>
          <table:table-cell office:value-type="float" office:value="11560">
            <text:p>11560</text:p>
          </table:table-cell>
          <table:table-cell table:formula="of:=2010-[.B346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nna Ni</text:p>
          </table:table-cell>
          <table:table-cell office:value-type="float" office:value="1986">
            <text:p>1986</text:p>
          </table:table-cell>
          <table:table-cell office:value-type="float" office:value="2686">
            <text:p>2686</text:p>
          </table:table-cell>
          <table:table-cell table:formula="of:=2010-[.B346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corpio</text:p>
          </table:table-cell>
          <table:table-cell office:value-type="float" office:value="1986">
            <text:p>1986</text:p>
          </table:table-cell>
          <table:table-cell office:value-type="float" office:value="595">
            <text:p>595</text:p>
          </table:table-cell>
          <table:table-cell table:formula="of:=2010-[.B346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atinka1</text:p>
          </table:table-cell>
          <table:table-cell office:value-type="float" office:value="1986">
            <text:p>1986</text:p>
          </table:table-cell>
          <table:table-cell office:value-type="float" office:value="21672">
            <text:p>21672</text:p>
          </table:table-cell>
          <table:table-cell table:formula="of:=2010-[.B346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illan85</text:p>
          </table:table-cell>
          <table:table-cell office:value-type="float" office:value="1986">
            <text:p>1986</text:p>
          </table:table-cell>
          <table:table-cell office:value-type="float" office:value="186">
            <text:p>186</text:p>
          </table:table-cell>
          <table:table-cell table:formula="of:=2010-[.B346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nos</text:p>
          </table:table-cell>
          <table:table-cell office:value-type="float" office:value="1986">
            <text:p>1986</text:p>
          </table:table-cell>
          <table:table-cell office:value-type="float" office:value="34692">
            <text:p>34692</text:p>
          </table:table-cell>
          <table:table-cell table:formula="of:=2010-[.B346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ussna</text:p>
          </table:table-cell>
          <table:table-cell office:value-type="float" office:value="1986">
            <text:p>1986</text:p>
          </table:table-cell>
          <table:table-cell office:value-type="float" office:value="25074">
            <text:p>25074</text:p>
          </table:table-cell>
          <table:table-cell table:formula="of:=2010-[.B346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ängtande jag</text:p>
          </table:table-cell>
          <table:table-cell office:value-type="float" office:value="1986">
            <text:p>1986</text:p>
          </table:table-cell>
          <table:table-cell office:value-type="float" office:value="2447">
            <text:p>2447</text:p>
          </table:table-cell>
          <table:table-cell table:formula="of:=2010-[.B346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ina01</text:p>
          </table:table-cell>
          <table:table-cell office:value-type="float" office:value="1986">
            <text:p>1986</text:p>
          </table:table-cell>
          <table:table-cell office:value-type="float" office:value="239">
            <text:p>239</text:p>
          </table:table-cell>
          <table:table-cell table:formula="of:=2010-[.B346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xtina85</text:p>
          </table:table-cell>
          <table:table-cell office:value-type="float" office:value="1986">
            <text:p>1986</text:p>
          </table:table-cell>
          <table:table-cell office:value-type="float" office:value="12434">
            <text:p>12434</text:p>
          </table:table-cell>
          <table:table-cell table:formula="of:=2010-[.B347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nowball</text:p>
          </table:table-cell>
          <table:table-cell office:value-type="float" office:value="1986">
            <text:p>1986</text:p>
          </table:table-cell>
          <table:table-cell office:value-type="float" office:value="23734">
            <text:p>23734</text:p>
          </table:table-cell>
          <table:table-cell table:formula="of:=2010-[.B347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llkrabaten</text:p>
          </table:table-cell>
          <table:table-cell office:value-type="float" office:value="1986">
            <text:p>1986</text:p>
          </table:table-cell>
          <table:table-cell office:value-type="float" office:value="46528">
            <text:p>46528</text:p>
          </table:table-cell>
          <table:table-cell table:formula="of:=2010-[.B347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drummelfjollan</text:p>
          </table:table-cell>
          <table:table-cell office:value-type="float" office:value="1986">
            <text:p>1986</text:p>
          </table:table-cell>
          <table:table-cell office:value-type="float" office:value="7329">
            <text:p>7329</text:p>
          </table:table-cell>
          <table:table-cell table:formula="of:=2010-[.B347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Beckaa</text:p>
          </table:table-cell>
          <table:table-cell office:value-type="float" office:value="1986">
            <text:p>1986</text:p>
          </table:table-cell>
          <table:table-cell office:value-type="float" office:value="1972">
            <text:p>1972</text:p>
          </table:table-cell>
          <table:table-cell table:formula="of:=2010-[.B347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unk</text:p>
          </table:table-cell>
          <table:table-cell office:value-type="float" office:value="1986">
            <text:p>1986</text:p>
          </table:table-cell>
          <table:table-cell office:value-type="float" office:value="24928">
            <text:p>24928</text:p>
          </table:table-cell>
          <table:table-cell table:formula="of:=2010-[.B347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ohanna 85</text:p>
          </table:table-cell>
          <table:table-cell office:value-type="float" office:value="1986">
            <text:p>1986</text:p>
          </table:table-cell>
          <table:table-cell office:value-type="float" office:value="21796">
            <text:p>21796</text:p>
          </table:table-cell>
          <table:table-cell table:formula="of:=2010-[.B347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mmanov</text:p>
          </table:table-cell>
          <table:table-cell office:value-type="float" office:value="1986">
            <text:p>1986</text:p>
          </table:table-cell>
          <table:table-cell office:value-type="float" office:value="14320">
            <text:p>14320</text:p>
          </table:table-cell>
          <table:table-cell table:formula="of:=2010-[.B347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uana</text:p>
          </table:table-cell>
          <table:table-cell office:value-type="float" office:value="1986">
            <text:p>1986</text:p>
          </table:table-cell>
          <table:table-cell office:value-type="float" office:value="3466">
            <text:p>3466</text:p>
          </table:table-cell>
          <table:table-cell table:formula="of:=2010-[.B347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ronomen</text:p>
          </table:table-cell>
          <table:table-cell office:value-type="float" office:value="1986">
            <text:p>1986</text:p>
          </table:table-cell>
          <table:table-cell office:value-type="float" office:value="5192">
            <text:p>5192</text:p>
          </table:table-cell>
          <table:table-cell table:formula="of:=2010-[.B347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85</text:p>
          </table:table-cell>
          <table:table-cell office:value-type="float" office:value="1986">
            <text:p>1986</text:p>
          </table:table-cell>
          <table:table-cell office:value-type="float" office:value="15535">
            <text:p>15535</text:p>
          </table:table-cell>
          <table:table-cell table:formula="of:=2010-[.B348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ridie</text:p>
          </table:table-cell>
          <table:table-cell office:value-type="float" office:value="1986">
            <text:p>1986</text:p>
          </table:table-cell>
          <table:table-cell office:value-type="float" office:value="5439">
            <text:p>5439</text:p>
          </table:table-cell>
          <table:table-cell table:formula="of:=2010-[.B348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nsam själ</text:p>
          </table:table-cell>
          <table:table-cell office:value-type="float" office:value="1986">
            <text:p>1986</text:p>
          </table:table-cell>
          <table:table-cell office:value-type="float" office:value="11287">
            <text:p>11287</text:p>
          </table:table-cell>
          <table:table-cell table:formula="of:=2010-[.B348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RIKA8585</text:p>
          </table:table-cell>
          <table:table-cell office:value-type="float" office:value="1986">
            <text:p>1986</text:p>
          </table:table-cell>
          <table:table-cell office:value-type="float" office:value="1734">
            <text:p>1734</text:p>
          </table:table-cell>
          <table:table-cell table:formula="of:=2010-[.B348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tina85</text:p>
          </table:table-cell>
          <table:table-cell office:value-type="float" office:value="1986">
            <text:p>1986</text:p>
          </table:table-cell>
          <table:table-cell office:value-type="float" office:value="23827">
            <text:p>23827</text:p>
          </table:table-cell>
          <table:table-cell table:formula="of:=2010-[.B348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somiLinda</text:p>
          </table:table-cell>
          <table:table-cell office:value-type="float" office:value="1986">
            <text:p>1986</text:p>
          </table:table-cell>
          <table:table-cell office:value-type="float" office:value="9217">
            <text:p>9217</text:p>
          </table:table-cell>
          <table:table-cell table:formula="of:=2010-[.B348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Vicky85</text:p>
          </table:table-cell>
          <table:table-cell office:value-type="float" office:value="1986">
            <text:p>1986</text:p>
          </table:table-cell>
          <table:table-cell office:value-type="float" office:value="11260">
            <text:p>11260</text:p>
          </table:table-cell>
          <table:table-cell table:formula="of:=2010-[.B348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ancyface3</text:p>
          </table:table-cell>
          <table:table-cell office:value-type="float" office:value="1986">
            <text:p>1986</text:p>
          </table:table-cell>
          <table:table-cell office:value-type="float" office:value="1669">
            <text:p>1669</text:p>
          </table:table-cell>
          <table:table-cell table:formula="of:=2010-[.B348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lexandra85</text:p>
          </table:table-cell>
          <table:table-cell office:value-type="float" office:value="1986">
            <text:p>1986</text:p>
          </table:table-cell>
          <table:table-cell office:value-type="float" office:value="5272">
            <text:p>5272</text:p>
          </table:table-cell>
          <table:table-cell table:formula="of:=2010-[.B348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leepy</text:p>
          </table:table-cell>
          <table:table-cell office:value-type="float" office:value="1986">
            <text:p>1986</text:p>
          </table:table-cell>
          <table:table-cell office:value-type="float" office:value="53">
            <text:p>53</text:p>
          </table:table-cell>
          <table:table-cell table:formula="of:=2010-[.B348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ile</text:p>
          </table:table-cell>
          <table:table-cell office:value-type="float" office:value="1986">
            <text:p>1986</text:p>
          </table:table-cell>
          <table:table-cell office:value-type="float" office:value="8324">
            <text:p>8324</text:p>
          </table:table-cell>
          <table:table-cell table:formula="of:=2010-[.B349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almstadcarro</text:p>
          </table:table-cell>
          <table:table-cell office:value-type="float" office:value="1986">
            <text:p>1986</text:p>
          </table:table-cell>
          <table:table-cell office:value-type="float" office:value="26656">
            <text:p>26656</text:p>
          </table:table-cell>
          <table:table-cell table:formula="of:=2010-[.B349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mma2007</text:p>
          </table:table-cell>
          <table:table-cell office:value-type="float" office:value="1986">
            <text:p>1986</text:p>
          </table:table-cell>
          <table:table-cell office:value-type="float" office:value="7663">
            <text:p>7663</text:p>
          </table:table-cell>
          <table:table-cell table:formula="of:=2010-[.B349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nowberry</text:p>
          </table:table-cell>
          <table:table-cell office:value-type="float" office:value="1986">
            <text:p>1986</text:p>
          </table:table-cell>
          <table:table-cell office:value-type="float" office:value="748">
            <text:p>748</text:p>
          </table:table-cell>
          <table:table-cell table:formula="of:=2010-[.B349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mmailund85</text:p>
          </table:table-cell>
          <table:table-cell office:value-type="float" office:value="1986">
            <text:p>1986</text:p>
          </table:table-cell>
          <table:table-cell office:value-type="float" office:value="67292">
            <text:p>67292</text:p>
          </table:table-cell>
          <table:table-cell table:formula="of:=2010-[.B349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esla</text:p>
          </table:table-cell>
          <table:table-cell office:value-type="float" office:value="1986">
            <text:p>1986</text:p>
          </table:table-cell>
          <table:table-cell office:value-type="float" office:value="9019">
            <text:p>9019</text:p>
          </table:table-cell>
          <table:table-cell table:formula="of:=2010-[.B349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herewegoagain</text:p>
          </table:table-cell>
          <table:table-cell office:value-type="float" office:value="1986">
            <text:p>1986</text:p>
          </table:table-cell>
          <table:table-cell office:value-type="float" office:value="10736">
            <text:p>10736</text:p>
          </table:table-cell>
          <table:table-cell table:formula="of:=2010-[.B349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Pepparmint</text:p>
          </table:table-cell>
          <table:table-cell office:value-type="float" office:value="1986">
            <text:p>1986</text:p>
          </table:table-cell>
          <table:table-cell office:value-type="float" office:value="38686">
            <text:p>38686</text:p>
          </table:table-cell>
          <table:table-cell table:formula="of:=2010-[.B349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ellan</text:p>
          </table:table-cell>
          <table:table-cell office:value-type="float" office:value="1986">
            <text:p>1986</text:p>
          </table:table-cell>
          <table:table-cell office:value-type="float" office:value="9059">
            <text:p>9059</text:p>
          </table:table-cell>
          <table:table-cell table:formula="of:=2010-[.B349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Virus85</text:p>
          </table:table-cell>
          <table:table-cell office:value-type="float" office:value="1986">
            <text:p>1986</text:p>
          </table:table-cell>
          <table:table-cell office:value-type="float" office:value="848">
            <text:p>848</text:p>
          </table:table-cell>
          <table:table-cell table:formula="of:=2010-[.B349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salar</text:p>
          </table:table-cell>
          <table:table-cell office:value-type="float" office:value="1986">
            <text:p>1986</text:p>
          </table:table-cell>
          <table:table-cell office:value-type="float" office:value="780">
            <text:p>780</text:p>
          </table:table-cell>
          <table:table-cell table:formula="of:=2010-[.B350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räng</text:p>
          </table:table-cell>
          <table:table-cell office:value-type="float" office:value="1986">
            <text:p>1986</text:p>
          </table:table-cell>
          <table:table-cell office:value-type="float" office:value="996">
            <text:p>996</text:p>
          </table:table-cell>
          <table:table-cell table:formula="of:=2010-[.B350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adyMa</text:p>
          </table:table-cell>
          <table:table-cell office:value-type="float" office:value="1986">
            <text:p>1986</text:p>
          </table:table-cell>
          <table:table-cell office:value-type="float" office:value="30766">
            <text:p>30766</text:p>
          </table:table-cell>
          <table:table-cell table:formula="of:=2010-[.B350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ckis</text:p>
          </table:table-cell>
          <table:table-cell office:value-type="float" office:value="1986">
            <text:p>1986</text:p>
          </table:table-cell>
          <table:table-cell office:value-type="float" office:value="6456">
            <text:p>6456</text:p>
          </table:table-cell>
          <table:table-cell table:formula="of:=2010-[.B350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al</text:p>
          </table:table-cell>
          <table:table-cell office:value-type="float" office:value="1986">
            <text:p>1986</text:p>
          </table:table-cell>
          <table:table-cell office:value-type="float" office:value="1638">
            <text:p>1638</text:p>
          </table:table-cell>
          <table:table-cell table:formula="of:=2010-[.B350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ndrolin</text:p>
          </table:table-cell>
          <table:table-cell office:value-type="float" office:value="1986">
            <text:p>1986</text:p>
          </table:table-cell>
          <table:table-cell office:value-type="float" office:value="6725">
            <text:p>6725</text:p>
          </table:table-cell>
          <table:table-cell table:formula="of:=2010-[.B350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olo</text:p>
          </table:table-cell>
          <table:table-cell office:value-type="float" office:value="1986">
            <text:p>1986</text:p>
          </table:table-cell>
          <table:table-cell office:value-type="float" office:value="27404">
            <text:p>27404</text:p>
          </table:table-cell>
          <table:table-cell table:formula="of:=2010-[.B350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ouvenir</text:p>
          </table:table-cell>
          <table:table-cell office:value-type="float" office:value="1986">
            <text:p>1986</text:p>
          </table:table-cell>
          <table:table-cell office:value-type="float" office:value="8390">
            <text:p>8390</text:p>
          </table:table-cell>
          <table:table-cell table:formula="of:=2010-[.B350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eleh</text:p>
          </table:table-cell>
          <table:table-cell office:value-type="float" office:value="1986">
            <text:p>1986</text:p>
          </table:table-cell>
          <table:table-cell office:value-type="float" office:value="102">
            <text:p>102</text:p>
          </table:table-cell>
          <table:table-cell table:formula="of:=2010-[.B350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mma85</text:p>
          </table:table-cell>
          <table:table-cell office:value-type="float" office:value="1986">
            <text:p>1986</text:p>
          </table:table-cell>
          <table:table-cell office:value-type="float" office:value="8985">
            <text:p>8985</text:p>
          </table:table-cell>
          <table:table-cell table:formula="of:=2010-[.B350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Jellan</text:p>
          </table:table-cell>
          <table:table-cell office:value-type="float" office:value="1986">
            <text:p>1986</text:p>
          </table:table-cell>
          <table:table-cell office:value-type="float" office:value="5036">
            <text:p>5036</text:p>
          </table:table-cell>
          <table:table-cell table:formula="of:=2010-[.B351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mpan85</text:p>
          </table:table-cell>
          <table:table-cell office:value-type="float" office:value="1986">
            <text:p>1986</text:p>
          </table:table-cell>
          <table:table-cell office:value-type="float" office:value="6098">
            <text:p>6098</text:p>
          </table:table-cell>
          <table:table-cell table:formula="of:=2010-[.B351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lummkeso</text:p>
          </table:table-cell>
          <table:table-cell office:value-type="float" office:value="1986">
            <text:p>1986</text:p>
          </table:table-cell>
          <table:table-cell office:value-type="float" office:value="968">
            <text:p>968</text:p>
          </table:table-cell>
          <table:table-cell table:formula="of:=2010-[.B351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abriella85</text:p>
          </table:table-cell>
          <table:table-cell office:value-type="float" office:value="1986">
            <text:p>1986</text:p>
          </table:table-cell>
          <table:table-cell office:value-type="float" office:value="2177">
            <text:p>2177</text:p>
          </table:table-cell>
          <table:table-cell table:formula="of:=2010-[.B351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orrlandstjejen</text:p>
          </table:table-cell>
          <table:table-cell office:value-type="float" office:value="1986">
            <text:p>1986</text:p>
          </table:table-cell>
          <table:table-cell office:value-type="float" office:value="101">
            <text:p>101</text:p>
          </table:table-cell>
          <table:table-cell table:formula="of:=2010-[.B351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elle85</text:p>
          </table:table-cell>
          <table:table-cell office:value-type="float" office:value="1986">
            <text:p>1986</text:p>
          </table:table-cell>
          <table:table-cell office:value-type="float" office:value="7242">
            <text:p>7242</text:p>
          </table:table-cell>
          <table:table-cell table:formula="of:=2010-[.B351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iis</text:p>
          </table:table-cell>
          <table:table-cell office:value-type="float" office:value="1986">
            <text:p>1986</text:p>
          </table:table-cell>
          <table:table-cell office:value-type="float" office:value="6613">
            <text:p>6613</text:p>
          </table:table-cell>
          <table:table-cell table:formula="of:=2010-[.B351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nsomble</text:p>
          </table:table-cell>
          <table:table-cell office:value-type="float" office:value="1986">
            <text:p>1986</text:p>
          </table:table-cell>
          <table:table-cell office:value-type="float" office:value="10567">
            <text:p>10567</text:p>
          </table:table-cell>
          <table:table-cell table:formula="of:=2010-[.B351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Vanja</text:p>
          </table:table-cell>
          <table:table-cell office:value-type="float" office:value="1986">
            <text:p>1986</text:p>
          </table:table-cell>
          <table:table-cell office:value-type="float" office:value="2078">
            <text:p>2078</text:p>
          </table:table-cell>
          <table:table-cell table:formula="of:=2010-[.B351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kolbodatjej</text:p>
          </table:table-cell>
          <table:table-cell office:value-type="float" office:value="1986">
            <text:p>1986</text:p>
          </table:table-cell>
          <table:table-cell office:value-type="float" office:value="6274">
            <text:p>6274</text:p>
          </table:table-cell>
          <table:table-cell table:formula="of:=2010-[.B351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ejo</text:p>
          </table:table-cell>
          <table:table-cell office:value-type="float" office:value="1986">
            <text:p>1986</text:p>
          </table:table-cell>
          <table:table-cell office:value-type="float" office:value="1650">
            <text:p>1650</text:p>
          </table:table-cell>
          <table:table-cell table:formula="of:=2010-[.B352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loris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table:formula="of:=2010-[.B352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Izzies matte</text:p>
          </table:table-cell>
          <table:table-cell office:value-type="float" office:value="1986">
            <text:p>1986</text:p>
          </table:table-cell>
          <table:table-cell office:value-type="float" office:value="30853">
            <text:p>30853</text:p>
          </table:table-cell>
          <table:table-cell table:formula="of:=2010-[.B352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gilia</text:p>
          </table:table-cell>
          <table:table-cell office:value-type="float" office:value="1986">
            <text:p>1986</text:p>
          </table:table-cell>
          <table:table-cell office:value-type="float" office:value="12831">
            <text:p>12831</text:p>
          </table:table-cell>
          <table:table-cell table:formula="of:=2010-[.B352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APEW</text:p>
          </table:table-cell>
          <table:table-cell office:value-type="float" office:value="1986">
            <text:p>1986</text:p>
          </table:table-cell>
          <table:table-cell office:value-type="float" office:value="3">
            <text:p>3</text:p>
          </table:table-cell>
          <table:table-cell table:formula="of:=2010-[.B352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appgeten</text:p>
          </table:table-cell>
          <table:table-cell office:value-type="float" office:value="1986">
            <text:p>1986</text:p>
          </table:table-cell>
          <table:table-cell office:value-type="float" office:value="3879">
            <text:p>3879</text:p>
          </table:table-cell>
          <table:table-cell table:formula="of:=2010-[.B352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Theres</text:p>
          </table:table-cell>
          <table:table-cell office:value-type="float" office:value="1986">
            <text:p>1986</text:p>
          </table:table-cell>
          <table:table-cell office:value-type="float" office:value="328">
            <text:p>328</text:p>
          </table:table-cell>
          <table:table-cell table:formula="of:=2010-[.B352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camper</text:p>
          </table:table-cell>
          <table:table-cell office:value-type="float" office:value="1986">
            <text:p>1986</text:p>
          </table:table-cell>
          <table:table-cell office:value-type="float" office:value="1349">
            <text:p>1349</text:p>
          </table:table-cell>
          <table:table-cell table:formula="of:=2010-[.B352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ndraK</text:p>
          </table:table-cell>
          <table:table-cell office:value-type="float" office:value="1986">
            <text:p>1986</text:p>
          </table:table-cell>
          <table:table-cell office:value-type="float" office:value="816">
            <text:p>816</text:p>
          </table:table-cell>
          <table:table-cell table:formula="of:=2010-[.B3528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lin85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formula="of:=2010-[.B3529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nikka</text:p>
          </table:table-cell>
          <table:table-cell office:value-type="float" office:value="1986">
            <text:p>1986</text:p>
          </table:table-cell>
          <table:table-cell office:value-type="float" office:value="1679">
            <text:p>1679</text:p>
          </table:table-cell>
          <table:table-cell table:formula="of:=2010-[.B3530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Regnbågsbarn</text:p>
          </table:table-cell>
          <table:table-cell office:value-type="float" office:value="1986">
            <text:p>1986</text:p>
          </table:table-cell>
          <table:table-cell office:value-type="float" office:value="309">
            <text:p>309</text:p>
          </table:table-cell>
          <table:table-cell table:formula="of:=2010-[.B3531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llatrollet85</text:p>
          </table:table-cell>
          <table:table-cell office:value-type="float" office:value="1986">
            <text:p>1986</text:p>
          </table:table-cell>
          <table:table-cell office:value-type="float" office:value="250">
            <text:p>250</text:p>
          </table:table-cell>
          <table:table-cell table:formula="of:=2010-[.B3532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ajken03</text:p>
          </table:table-cell>
          <table:table-cell office:value-type="float" office:value="1986">
            <text:p>1986</text:p>
          </table:table-cell>
          <table:table-cell office:value-type="float" office:value="217">
            <text:p>217</text:p>
          </table:table-cell>
          <table:table-cell table:formula="of:=2010-[.B3533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Fraajdaa</text:p>
          </table:table-cell>
          <table:table-cell office:value-type="float" office:value="1986">
            <text:p>1986</text:p>
          </table:table-cell>
          <table:table-cell office:value-type="float" office:value="1551">
            <text:p>1551</text:p>
          </table:table-cell>
          <table:table-cell table:formula="of:=2010-[.B3534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Essa</text:p>
          </table:table-cell>
          <table:table-cell office:value-type="float" office:value="1986">
            <text:p>1986</text:p>
          </table:table-cell>
          <table:table-cell office:value-type="float" office:value="429">
            <text:p>429</text:p>
          </table:table-cell>
          <table:table-cell table:formula="of:=2010-[.B3535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Minime01</text:p>
          </table:table-cell>
          <table:table-cell office:value-type="float" office:value="1986">
            <text:p>1986</text:p>
          </table:table-cell>
          <table:table-cell office:value-type="float" office:value="258">
            <text:p>258</text:p>
          </table:table-cell>
          <table:table-cell table:formula="of:=2010-[.B3536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sara72</text:p>
          </table:table-cell>
          <table:table-cell office:value-type="float" office:value="1986">
            <text:p>1986</text:p>
          </table:table-cell>
          <table:table-cell office:value-type="float" office:value="2276">
            <text:p>2276</text:p>
          </table:table-cell>
          <table:table-cell table:formula="of:=2010-[.B3537]"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string">
            <text:p>Linnis</text:p>
          </table:table-cell>
          <table:table-cell office:value-type="float" office:value="1987">
            <text:p>1987</text:p>
          </table:table-cell>
          <table:table-cell office:value-type="float" office:value="11968">
            <text:p>11968</text:p>
          </table:table-cell>
          <table:table-cell table:formula="of:=2010-[.B353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1987">
            <text:p>1987</text:p>
          </table:table-cell>
          <table:table-cell office:value-type="float" office:value="47262">
            <text:p>47262</text:p>
          </table:table-cell>
          <table:table-cell table:formula="of:=2010-[.B353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ude Billy</text:p>
          </table:table-cell>
          <table:table-cell office:value-type="float" office:value="1987">
            <text:p>1987</text:p>
          </table:table-cell>
          <table:table-cell office:value-type="float" office:value="41012">
            <text:p>41012</text:p>
          </table:table-cell>
          <table:table-cell table:formula="of:=2010-[.B354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opsan</text:p>
          </table:table-cell>
          <table:table-cell office:value-type="float" office:value="1987">
            <text:p>1987</text:p>
          </table:table-cell>
          <table:table-cell office:value-type="float" office:value="439328">
            <text:p>439328</text:p>
          </table:table-cell>
          <table:table-cell table:formula="of:=2010-[.B354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andraD</text:p>
          </table:table-cell>
          <table:table-cell office:value-type="float" office:value="1987">
            <text:p>1987</text:p>
          </table:table-cell>
          <table:table-cell office:value-type="float" office:value="47137">
            <text:p>47137</text:p>
          </table:table-cell>
          <table:table-cell table:formula="of:=2010-[.B354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rooklyn</text:p>
          </table:table-cell>
          <table:table-cell office:value-type="float" office:value="1987">
            <text:p>1987</text:p>
          </table:table-cell>
          <table:table-cell office:value-type="float" office:value="11349">
            <text:p>11349</text:p>
          </table:table-cell>
          <table:table-cell table:formula="of:=2010-[.B354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ckan</text:p>
          </table:table-cell>
          <table:table-cell office:value-type="float" office:value="1987">
            <text:p>1987</text:p>
          </table:table-cell>
          <table:table-cell office:value-type="float" office:value="4198">
            <text:p>4198</text:p>
          </table:table-cell>
          <table:table-cell table:formula="of:=2010-[.B354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ilent</text:p>
          </table:table-cell>
          <table:table-cell office:value-type="float" office:value="1987">
            <text:p>1987</text:p>
          </table:table-cell>
          <table:table-cell office:value-type="float" office:value="7659">
            <text:p>7659</text:p>
          </table:table-cell>
          <table:table-cell table:formula="of:=2010-[.B354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oonprincess</text:p>
          </table:table-cell>
          <table:table-cell office:value-type="float" office:value="1987">
            <text:p>1987</text:p>
          </table:table-cell>
          <table:table-cell office:value-type="float" office:value="14369">
            <text:p>14369</text:p>
          </table:table-cell>
          <table:table-cell table:formula="of:=2010-[.B354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limen</text:p>
          </table:table-cell>
          <table:table-cell office:value-type="float" office:value="1987">
            <text:p>1987</text:p>
          </table:table-cell>
          <table:table-cell office:value-type="float" office:value="81864">
            <text:p>81864</text:p>
          </table:table-cell>
          <table:table-cell table:formula="of:=2010-[.B354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ajkie</text:p>
          </table:table-cell>
          <table:table-cell office:value-type="float" office:value="1987">
            <text:p>1987</text:p>
          </table:table-cell>
          <table:table-cell office:value-type="float" office:value="219302">
            <text:p>219302</text:p>
          </table:table-cell>
          <table:table-cell table:formula="of:=2010-[.B354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olfel</text:p>
          </table:table-cell>
          <table:table-cell office:value-type="float" office:value="1987">
            <text:p>1987</text:p>
          </table:table-cell>
          <table:table-cell office:value-type="float" office:value="12731">
            <text:p>12731</text:p>
          </table:table-cell>
          <table:table-cell table:formula="of:=2010-[.B354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versus</text:p>
          </table:table-cell>
          <table:table-cell office:value-type="float" office:value="1987">
            <text:p>1987</text:p>
          </table:table-cell>
          <table:table-cell office:value-type="float" office:value="283915">
            <text:p>283915</text:p>
          </table:table-cell>
          <table:table-cell table:formula="of:=2010-[.B355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kkinje</text:p>
          </table:table-cell>
          <table:table-cell office:value-type="float" office:value="1987">
            <text:p>1987</text:p>
          </table:table-cell>
          <table:table-cell office:value-type="float" office:value="18043">
            <text:p>18043</text:p>
          </table:table-cell>
          <table:table-cell table:formula="of:=2010-[.B355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attisss</text:p>
          </table:table-cell>
          <table:table-cell office:value-type="float" office:value="1987">
            <text:p>1987</text:p>
          </table:table-cell>
          <table:table-cell office:value-type="float" office:value="14521">
            <text:p>14521</text:p>
          </table:table-cell>
          <table:table-cell table:formula="of:=2010-[.B355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ka86</text:p>
          </table:table-cell>
          <table:table-cell office:value-type="float" office:value="1987">
            <text:p>1987</text:p>
          </table:table-cell>
          <table:table-cell office:value-type="float" office:value="35089">
            <text:p>35089</text:p>
          </table:table-cell>
          <table:table-cell table:formula="of:=2010-[.B355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razy hannah</text:p>
          </table:table-cell>
          <table:table-cell office:value-type="float" office:value="1987">
            <text:p>1987</text:p>
          </table:table-cell>
          <table:table-cell office:value-type="float" office:value="172453">
            <text:p>172453</text:p>
          </table:table-cell>
          <table:table-cell table:formula="of:=2010-[.B355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luvdo</text:p>
          </table:table-cell>
          <table:table-cell office:value-type="float" office:value="1987">
            <text:p>1987</text:p>
          </table:table-cell>
          <table:table-cell office:value-type="float" office:value="220650">
            <text:p>220650</text:p>
          </table:table-cell>
          <table:table-cell table:formula="of:=2010-[.B355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prilfamilj</text:p>
          </table:table-cell>
          <table:table-cell office:value-type="float" office:value="1987">
            <text:p>1987</text:p>
          </table:table-cell>
          <table:table-cell office:value-type="float" office:value="107244">
            <text:p>107244</text:p>
          </table:table-cell>
          <table:table-cell table:formula="of:=2010-[.B355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jiklex</text:p>
          </table:table-cell>
          <table:table-cell office:value-type="float" office:value="1987">
            <text:p>1987</text:p>
          </table:table-cell>
          <table:table-cell office:value-type="float" office:value="28760">
            <text:p>28760</text:p>
          </table:table-cell>
          <table:table-cell table:formula="of:=2010-[.B355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co</text:p>
          </table:table-cell>
          <table:table-cell office:value-type="float" office:value="1987">
            <text:p>1987</text:p>
          </table:table-cell>
          <table:table-cell office:value-type="float" office:value="39959">
            <text:p>39959</text:p>
          </table:table-cell>
          <table:table-cell table:formula="of:=2010-[.B355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Stina</text:p>
          </table:table-cell>
          <table:table-cell office:value-type="float" office:value="1987">
            <text:p>1987</text:p>
          </table:table-cell>
          <table:table-cell office:value-type="float" office:value="17924">
            <text:p>17924</text:p>
          </table:table-cell>
          <table:table-cell table:formula="of:=2010-[.B355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987">
            <text:p>1987</text:p>
          </table:table-cell>
          <table:table-cell office:value-type="float" office:value="94941">
            <text:p>94941</text:p>
          </table:table-cell>
          <table:table-cell table:formula="of:=2010-[.B356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ornie Alantie</text:p>
          </table:table-cell>
          <table:table-cell office:value-type="float" office:value="1987">
            <text:p>1987</text:p>
          </table:table-cell>
          <table:table-cell office:value-type="float" office:value="193039">
            <text:p>193039</text:p>
          </table:table-cell>
          <table:table-cell table:formula="of:=2010-[.B356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inaaaaaa</text:p>
          </table:table-cell>
          <table:table-cell office:value-type="float" office:value="1987">
            <text:p>1987</text:p>
          </table:table-cell>
          <table:table-cell office:value-type="float" office:value="59813">
            <text:p>59813</text:p>
          </table:table-cell>
          <table:table-cell table:formula="of:=2010-[.B356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astafairy</text:p>
          </table:table-cell>
          <table:table-cell office:value-type="float" office:value="1987">
            <text:p>1987</text:p>
          </table:table-cell>
          <table:table-cell office:value-type="float" office:value="177334">
            <text:p>177334</text:p>
          </table:table-cell>
          <table:table-cell table:formula="of:=2010-[.B356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hannizen</text:p>
          </table:table-cell>
          <table:table-cell office:value-type="float" office:value="1987">
            <text:p>1987</text:p>
          </table:table-cell>
          <table:table-cell office:value-type="float" office:value="37835">
            <text:p>37835</text:p>
          </table:table-cell>
          <table:table-cell table:formula="of:=2010-[.B356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na86</text:p>
          </table:table-cell>
          <table:table-cell office:value-type="float" office:value="1987">
            <text:p>1987</text:p>
          </table:table-cell>
          <table:table-cell office:value-type="float" office:value="96441">
            <text:p>96441</text:p>
          </table:table-cell>
          <table:table-cell table:formula="of:=2010-[.B356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987">
            <text:p>1987</text:p>
          </table:table-cell>
          <table:table-cell office:value-type="float" office:value="3591">
            <text:p>3591</text:p>
          </table:table-cell>
          <table:table-cell table:formula="of:=2010-[.B356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calela</text:p>
          </table:table-cell>
          <table:table-cell office:value-type="float" office:value="1987">
            <text:p>1987</text:p>
          </table:table-cell>
          <table:table-cell office:value-type="float" office:value="30107">
            <text:p>30107</text:p>
          </table:table-cell>
          <table:table-cell table:formula="of:=2010-[.B356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mmaMia87</text:p>
          </table:table-cell>
          <table:table-cell office:value-type="float" office:value="1987">
            <text:p>1987</text:p>
          </table:table-cell>
          <table:table-cell office:value-type="float" office:value="18222">
            <text:p>18222</text:p>
          </table:table-cell>
          <table:table-cell table:formula="of:=2010-[.B356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eccaStina</text:p>
          </table:table-cell>
          <table:table-cell office:value-type="float" office:value="1987">
            <text:p>1987</text:p>
          </table:table-cell>
          <table:table-cell office:value-type="float" office:value="96562">
            <text:p>96562</text:p>
          </table:table-cell>
          <table:table-cell table:formula="of:=2010-[.B356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resario</text:p>
          </table:table-cell>
          <table:table-cell office:value-type="float" office:value="1987">
            <text:p>1987</text:p>
          </table:table-cell>
          <table:table-cell office:value-type="float" office:value="6564">
            <text:p>6564</text:p>
          </table:table-cell>
          <table:table-cell table:formula="of:=2010-[.B357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caniamamma</text:p>
          </table:table-cell>
          <table:table-cell office:value-type="float" office:value="1987">
            <text:p>1987</text:p>
          </table:table-cell>
          <table:table-cell office:value-type="float" office:value="20557">
            <text:p>20557</text:p>
          </table:table-cell>
          <table:table-cell table:formula="of:=2010-[.B357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rikaFika</text:p>
          </table:table-cell>
          <table:table-cell office:value-type="float" office:value="1987">
            <text:p>1987</text:p>
          </table:table-cell>
          <table:table-cell office:value-type="float" office:value="13014">
            <text:p>13014</text:p>
          </table:table-cell>
          <table:table-cell table:formula="of:=2010-[.B357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azzy</text:p>
          </table:table-cell>
          <table:table-cell office:value-type="float" office:value="1987">
            <text:p>1987</text:p>
          </table:table-cell>
          <table:table-cell office:value-type="float" office:value="161550">
            <text:p>161550</text:p>
          </table:table-cell>
          <table:table-cell table:formula="of:=2010-[.B357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essys</text:p>
          </table:table-cell>
          <table:table-cell office:value-type="float" office:value="1987">
            <text:p>1987</text:p>
          </table:table-cell>
          <table:table-cell office:value-type="float" office:value="134477">
            <text:p>134477</text:p>
          </table:table-cell>
          <table:table-cell table:formula="of:=2010-[.B357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Icis86</text:p>
          </table:table-cell>
          <table:table-cell office:value-type="float" office:value="1987">
            <text:p>1987</text:p>
          </table:table-cell>
          <table:table-cell office:value-type="float" office:value="26582">
            <text:p>26582</text:p>
          </table:table-cell>
          <table:table-cell table:formula="of:=2010-[.B357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iologic</text:p>
          </table:table-cell>
          <table:table-cell office:value-type="float" office:value="1987">
            <text:p>1987</text:p>
          </table:table-cell>
          <table:table-cell office:value-type="float" office:value="12900">
            <text:p>12900</text:p>
          </table:table-cell>
          <table:table-cell table:formula="of:=2010-[.B357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LJO</text:p>
          </table:table-cell>
          <table:table-cell office:value-type="float" office:value="1987">
            <text:p>1987</text:p>
          </table:table-cell>
          <table:table-cell office:value-type="float" office:value="66735">
            <text:p>66735</text:p>
          </table:table-cell>
          <table:table-cell table:formula="of:=2010-[.B357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Kajsa86</text:p>
          </table:table-cell>
          <table:table-cell office:value-type="float" office:value="1987">
            <text:p>1987</text:p>
          </table:table-cell>
          <table:table-cell office:value-type="float" office:value="22179">
            <text:p>22179</text:p>
          </table:table-cell>
          <table:table-cell table:formula="of:=2010-[.B357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Hallonmumsan</text:p>
          </table:table-cell>
          <table:table-cell office:value-type="float" office:value="1987">
            <text:p>1987</text:p>
          </table:table-cell>
          <table:table-cell office:value-type="float" office:value="52152">
            <text:p>52152</text:p>
          </table:table-cell>
          <table:table-cell table:formula="of:=2010-[.B357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ruE</text:p>
          </table:table-cell>
          <table:table-cell office:value-type="float" office:value="1987">
            <text:p>1987</text:p>
          </table:table-cell>
          <table:table-cell office:value-type="float" office:value="7008">
            <text:p>7008</text:p>
          </table:table-cell>
          <table:table-cell table:formula="of:=2010-[.B358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raqnight</text:p>
          </table:table-cell>
          <table:table-cell office:value-type="float" office:value="1987">
            <text:p>1987</text:p>
          </table:table-cell>
          <table:table-cell office:value-type="float" office:value="11369">
            <text:p>11369</text:p>
          </table:table-cell>
          <table:table-cell table:formula="of:=2010-[.B358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yalee</text:p>
          </table:table-cell>
          <table:table-cell office:value-type="float" office:value="1987">
            <text:p>1987</text:p>
          </table:table-cell>
          <table:table-cell office:value-type="float" office:value="52047">
            <text:p>52047</text:p>
          </table:table-cell>
          <table:table-cell table:formula="of:=2010-[.B358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ia86</text:p>
          </table:table-cell>
          <table:table-cell office:value-type="float" office:value="1987">
            <text:p>1987</text:p>
          </table:table-cell>
          <table:table-cell office:value-type="float" office:value="21094">
            <text:p>21094</text:p>
          </table:table-cell>
          <table:table-cell table:formula="of:=2010-[.B358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AEV</text:p>
          </table:table-cell>
          <table:table-cell office:value-type="float" office:value="1987">
            <text:p>1987</text:p>
          </table:table-cell>
          <table:table-cell office:value-type="float" office:value="127650">
            <text:p>127650</text:p>
          </table:table-cell>
          <table:table-cell table:formula="of:=2010-[.B358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ommarkatten</text:p>
          </table:table-cell>
          <table:table-cell office:value-type="float" office:value="1987">
            <text:p>1987</text:p>
          </table:table-cell>
          <table:table-cell office:value-type="float" office:value="13361">
            <text:p>13361</text:p>
          </table:table-cell>
          <table:table-cell table:formula="of:=2010-[.B358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me 86</text:p>
          </table:table-cell>
          <table:table-cell office:value-type="float" office:value="1987">
            <text:p>1987</text:p>
          </table:table-cell>
          <table:table-cell office:value-type="float" office:value="165623">
            <text:p>165623</text:p>
          </table:table-cell>
          <table:table-cell table:formula="of:=2010-[.B358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a86</text:p>
          </table:table-cell>
          <table:table-cell office:value-type="float" office:value="1987">
            <text:p>1987</text:p>
          </table:table-cell>
          <table:table-cell office:value-type="float" office:value="12981">
            <text:p>12981</text:p>
          </table:table-cell>
          <table:table-cell table:formula="of:=2010-[.B358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inasteunge</text:p>
          </table:table-cell>
          <table:table-cell office:value-type="float" office:value="1987">
            <text:p>1987</text:p>
          </table:table-cell>
          <table:table-cell office:value-type="float" office:value="23508">
            <text:p>23508</text:p>
          </table:table-cell>
          <table:table-cell table:formula="of:=2010-[.B358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onjah</text:p>
          </table:table-cell>
          <table:table-cell office:value-type="float" office:value="1987">
            <text:p>1987</text:p>
          </table:table-cell>
          <table:table-cell office:value-type="float" office:value="71560">
            <text:p>71560</text:p>
          </table:table-cell>
          <table:table-cell table:formula="of:=2010-[.B358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eZs</text:p>
          </table:table-cell>
          <table:table-cell office:value-type="float" office:value="1987">
            <text:p>1987</text:p>
          </table:table-cell>
          <table:table-cell office:value-type="float" office:value="84644">
            <text:p>84644</text:p>
          </table:table-cell>
          <table:table-cell table:formula="of:=2010-[.B359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antS</text:p>
          </table:table-cell>
          <table:table-cell office:value-type="float" office:value="1987">
            <text:p>1987</text:p>
          </table:table-cell>
          <table:table-cell office:value-type="float" office:value="11034">
            <text:p>11034</text:p>
          </table:table-cell>
          <table:table-cell table:formula="of:=2010-[.B359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1987">
            <text:p>1987</text:p>
          </table:table-cell>
          <table:table-cell office:value-type="float" office:value="5758">
            <text:p>5758</text:p>
          </table:table-cell>
          <table:table-cell table:formula="of:=2010-[.B359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rla333</text:p>
          </table:table-cell>
          <table:table-cell office:value-type="float" office:value="1987">
            <text:p>1987</text:p>
          </table:table-cell>
          <table:table-cell office:value-type="float" office:value="40267">
            <text:p>40267</text:p>
          </table:table-cell>
          <table:table-cell table:formula="of:=2010-[.B359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mAhh</text:p>
          </table:table-cell>
          <table:table-cell office:value-type="float" office:value="1987">
            <text:p>1987</text:p>
          </table:table-cell>
          <table:table-cell office:value-type="float" office:value="114310">
            <text:p>114310</text:p>
          </table:table-cell>
          <table:table-cell table:formula="of:=2010-[.B359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usselbiten86</text:p>
          </table:table-cell>
          <table:table-cell office:value-type="float" office:value="1987">
            <text:p>1987</text:p>
          </table:table-cell>
          <table:table-cell office:value-type="float" office:value="93526">
            <text:p>93526</text:p>
          </table:table-cell>
          <table:table-cell table:formula="of:=2010-[.B359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llaEllan</text:p>
          </table:table-cell>
          <table:table-cell office:value-type="float" office:value="1987">
            <text:p>1987</text:p>
          </table:table-cell>
          <table:table-cell office:value-type="float" office:value="66398">
            <text:p>66398</text:p>
          </table:table-cell>
          <table:table-cell table:formula="of:=2010-[.B359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ridaLee</text:p>
          </table:table-cell>
          <table:table-cell office:value-type="float" office:value="1987">
            <text:p>1987</text:p>
          </table:table-cell>
          <table:table-cell office:value-type="float" office:value="97901">
            <text:p>97901</text:p>
          </table:table-cell>
          <table:table-cell table:formula="of:=2010-[.B359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aladhiel</text:p>
          </table:table-cell>
          <table:table-cell office:value-type="float" office:value="1987">
            <text:p>1987</text:p>
          </table:table-cell>
          <table:table-cell office:value-type="float" office:value="4008">
            <text:p>4008</text:p>
          </table:table-cell>
          <table:table-cell table:formula="of:=2010-[.B359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ernillaWaxin</text:p>
          </table:table-cell>
          <table:table-cell office:value-type="float" office:value="1987">
            <text:p>1987</text:p>
          </table:table-cell>
          <table:table-cell office:value-type="float" office:value="19348">
            <text:p>19348</text:p>
          </table:table-cell>
          <table:table-cell table:formula="of:=2010-[.B359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ängtRagnhild</text:p>
          </table:table-cell>
          <table:table-cell office:value-type="float" office:value="1987">
            <text:p>1987</text:p>
          </table:table-cell>
          <table:table-cell office:value-type="float" office:value="33169">
            <text:p>33169</text:p>
          </table:table-cell>
          <table:table-cell table:formula="of:=2010-[.B360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ll Bästis</text:p>
          </table:table-cell>
          <table:table-cell office:value-type="float" office:value="1987">
            <text:p>1987</text:p>
          </table:table-cell>
          <table:table-cell office:value-type="float" office:value="33132">
            <text:p>33132</text:p>
          </table:table-cell>
          <table:table-cell table:formula="of:=2010-[.B360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ÄlskadeUnge</text:p>
          </table:table-cell>
          <table:table-cell office:value-type="float" office:value="1987">
            <text:p>1987</text:p>
          </table:table-cell>
          <table:table-cell office:value-type="float" office:value="104388">
            <text:p>104388</text:p>
          </table:table-cell>
          <table:table-cell table:formula="of:=2010-[.B360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ssy M</text:p>
          </table:table-cell>
          <table:table-cell office:value-type="float" office:value="1987">
            <text:p>1987</text:p>
          </table:table-cell>
          <table:table-cell office:value-type="float" office:value="53498">
            <text:p>53498</text:p>
          </table:table-cell>
          <table:table-cell table:formula="of:=2010-[.B360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Hanniz</text:p>
          </table:table-cell>
          <table:table-cell office:value-type="float" office:value="1987">
            <text:p>1987</text:p>
          </table:table-cell>
          <table:table-cell office:value-type="float" office:value="78790">
            <text:p>78790</text:p>
          </table:table-cell>
          <table:table-cell table:formula="of:=2010-[.B360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abyboom86</text:p>
          </table:table-cell>
          <table:table-cell office:value-type="float" office:value="1987">
            <text:p>1987</text:p>
          </table:table-cell>
          <table:table-cell office:value-type="float" office:value="110070">
            <text:p>110070</text:p>
          </table:table-cell>
          <table:table-cell table:formula="of:=2010-[.B360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ndra</text:p>
          </table:table-cell>
          <table:table-cell office:value-type="float" office:value="1987">
            <text:p>1987</text:p>
          </table:table-cell>
          <table:table-cell office:value-type="float" office:value="11378">
            <text:p>11378</text:p>
          </table:table-cell>
          <table:table-cell table:formula="of:=2010-[.B360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tilda86</text:p>
          </table:table-cell>
          <table:table-cell office:value-type="float" office:value="1987">
            <text:p>1987</text:p>
          </table:table-cell>
          <table:table-cell office:value-type="float" office:value="47834">
            <text:p>47834</text:p>
          </table:table-cell>
          <table:table-cell table:formula="of:=2010-[.B360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4L</text:p>
          </table:table-cell>
          <table:table-cell office:value-type="float" office:value="1987">
            <text:p>1987</text:p>
          </table:table-cell>
          <table:table-cell office:value-type="float" office:value="3597">
            <text:p>3597</text:p>
          </table:table-cell>
          <table:table-cell table:formula="of:=2010-[.B360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trommingen</text:p>
          </table:table-cell>
          <table:table-cell office:value-type="float" office:value="1987">
            <text:p>1987</text:p>
          </table:table-cell>
          <table:table-cell office:value-type="float" office:value="47773">
            <text:p>47773</text:p>
          </table:table-cell>
          <table:table-cell table:formula="of:=2010-[.B360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mmaannika</text:p>
          </table:table-cell>
          <table:table-cell office:value-type="float" office:value="1987">
            <text:p>1987</text:p>
          </table:table-cell>
          <table:table-cell office:value-type="float" office:value="36834">
            <text:p>36834</text:p>
          </table:table-cell>
          <table:table-cell table:formula="of:=2010-[.B361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ashH</text:p>
          </table:table-cell>
          <table:table-cell office:value-type="float" office:value="1987">
            <text:p>1987</text:p>
          </table:table-cell>
          <table:table-cell office:value-type="float" office:value="44940">
            <text:p>44940</text:p>
          </table:table-cell>
          <table:table-cell table:formula="of:=2010-[.B361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othicEve</text:p>
          </table:table-cell>
          <table:table-cell office:value-type="float" office:value="1987">
            <text:p>1987</text:p>
          </table:table-cell>
          <table:table-cell office:value-type="float" office:value="31338">
            <text:p>31338</text:p>
          </table:table-cell>
          <table:table-cell table:formula="of:=2010-[.B361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hiliräkan</text:p>
          </table:table-cell>
          <table:table-cell office:value-type="float" office:value="1987">
            <text:p>1987</text:p>
          </table:table-cell>
          <table:table-cell office:value-type="float" office:value="75490">
            <text:p>75490</text:p>
          </table:table-cell>
          <table:table-cell table:formula="of:=2010-[.B361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eria</text:p>
          </table:table-cell>
          <table:table-cell office:value-type="float" office:value="1987">
            <text:p>1987</text:p>
          </table:table-cell>
          <table:table-cell office:value-type="float" office:value="2554">
            <text:p>2554</text:p>
          </table:table-cell>
          <table:table-cell table:formula="of:=2010-[.B361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rsHW</text:p>
          </table:table-cell>
          <table:table-cell office:value-type="float" office:value="1987">
            <text:p>1987</text:p>
          </table:table-cell>
          <table:table-cell office:value-type="float" office:value="21669">
            <text:p>21669</text:p>
          </table:table-cell>
          <table:table-cell table:formula="of:=2010-[.B361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azzia</text:p>
          </table:table-cell>
          <table:table-cell office:value-type="float" office:value="1987">
            <text:p>1987</text:p>
          </table:table-cell>
          <table:table-cell office:value-type="float" office:value="52176">
            <text:p>52176</text:p>
          </table:table-cell>
          <table:table-cell table:formula="of:=2010-[.B361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mmat2</text:p>
          </table:table-cell>
          <table:table-cell office:value-type="float" office:value="1987">
            <text:p>1987</text:p>
          </table:table-cell>
          <table:table-cell office:value-type="float" office:value="60135">
            <text:p>60135</text:p>
          </table:table-cell>
          <table:table-cell table:formula="of:=2010-[.B361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ndrarinen</text:p>
          </table:table-cell>
          <table:table-cell office:value-type="float" office:value="1987">
            <text:p>1987</text:p>
          </table:table-cell>
          <table:table-cell office:value-type="float" office:value="59972">
            <text:p>59972</text:p>
          </table:table-cell>
          <table:table-cell table:formula="of:=2010-[.B361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Victoria86</text:p>
          </table:table-cell>
          <table:table-cell office:value-type="float" office:value="1987">
            <text:p>1987</text:p>
          </table:table-cell>
          <table:table-cell office:value-type="float" office:value="20687">
            <text:p>20687</text:p>
          </table:table-cell>
          <table:table-cell table:formula="of:=2010-[.B361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uldrosen1</text:p>
          </table:table-cell>
          <table:table-cell office:value-type="float" office:value="1987">
            <text:p>1987</text:p>
          </table:table-cell>
          <table:table-cell office:value-type="float" office:value="34771">
            <text:p>34771</text:p>
          </table:table-cell>
          <table:table-cell table:formula="of:=2010-[.B362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nnica1</text:p>
          </table:table-cell>
          <table:table-cell office:value-type="float" office:value="1987">
            <text:p>1987</text:p>
          </table:table-cell>
          <table:table-cell office:value-type="float" office:value="31011">
            <text:p>31011</text:p>
          </table:table-cell>
          <table:table-cell table:formula="of:=2010-[.B362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1986</text:p>
          </table:table-cell>
          <table:table-cell office:value-type="float" office:value="1987">
            <text:p>1987</text:p>
          </table:table-cell>
          <table:table-cell office:value-type="float" office:value="13911">
            <text:p>13911</text:p>
          </table:table-cell>
          <table:table-cell table:formula="of:=2010-[.B362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urboalex</text:p>
          </table:table-cell>
          <table:table-cell office:value-type="float" office:value="1987">
            <text:p>1987</text:p>
          </table:table-cell>
          <table:table-cell office:value-type="float" office:value="13522">
            <text:p>13522</text:p>
          </table:table-cell>
          <table:table-cell table:formula="of:=2010-[.B362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yfiken86</text:p>
          </table:table-cell>
          <table:table-cell office:value-type="float" office:value="1987">
            <text:p>1987</text:p>
          </table:table-cell>
          <table:table-cell office:value-type="float" office:value="92003">
            <text:p>92003</text:p>
          </table:table-cell>
          <table:table-cell table:formula="of:=2010-[.B362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O Hanna O</text:p>
          </table:table-cell>
          <table:table-cell office:value-type="float" office:value="1987">
            <text:p>1987</text:p>
          </table:table-cell>
          <table:table-cell office:value-type="float" office:value="12715">
            <text:p>12715</text:p>
          </table:table-cell>
          <table:table-cell table:formula="of:=2010-[.B362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VeraVera</text:p>
          </table:table-cell>
          <table:table-cell office:value-type="float" office:value="1987">
            <text:p>1987</text:p>
          </table:table-cell>
          <table:table-cell office:value-type="float" office:value="29724">
            <text:p>29724</text:p>
          </table:table-cell>
          <table:table-cell table:formula="of:=2010-[.B362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oasmostermia</text:p>
          </table:table-cell>
          <table:table-cell office:value-type="float" office:value="1987">
            <text:p>1987</text:p>
          </table:table-cell>
          <table:table-cell office:value-type="float" office:value="7174">
            <text:p>7174</text:p>
          </table:table-cell>
          <table:table-cell table:formula="of:=2010-[.B362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ggan 86</text:p>
          </table:table-cell>
          <table:table-cell office:value-type="float" office:value="1987">
            <text:p>1987</text:p>
          </table:table-cell>
          <table:table-cell office:value-type="float" office:value="11135">
            <text:p>11135</text:p>
          </table:table-cell>
          <table:table-cell table:formula="of:=2010-[.B362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mmat3</text:p>
          </table:table-cell>
          <table:table-cell office:value-type="float" office:value="1987">
            <text:p>1987</text:p>
          </table:table-cell>
          <table:table-cell office:value-type="float" office:value="41282">
            <text:p>41282</text:p>
          </table:table-cell>
          <table:table-cell table:formula="of:=2010-[.B362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lex 86</text:p>
          </table:table-cell>
          <table:table-cell office:value-type="float" office:value="1987">
            <text:p>1987</text:p>
          </table:table-cell>
          <table:table-cell office:value-type="float" office:value="4680">
            <text:p>4680</text:p>
          </table:table-cell>
          <table:table-cell table:formula="of:=2010-[.B363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ordgubbarmeglass</text:p>
          </table:table-cell>
          <table:table-cell office:value-type="float" office:value="1987">
            <text:p>1987</text:p>
          </table:table-cell>
          <table:table-cell office:value-type="float" office:value="22699">
            <text:p>22699</text:p>
          </table:table-cell>
          <table:table-cell table:formula="of:=2010-[.B363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kvinna 86</text:p>
          </table:table-cell>
          <table:table-cell office:value-type="float" office:value="1987">
            <text:p>1987</text:p>
          </table:table-cell>
          <table:table-cell office:value-type="float" office:value="175602">
            <text:p>175602</text:p>
          </table:table-cell>
          <table:table-cell table:formula="of:=2010-[.B363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strellitas</text:p>
          </table:table-cell>
          <table:table-cell office:value-type="float" office:value="1987">
            <text:p>1987</text:p>
          </table:table-cell>
          <table:table-cell office:value-type="float" office:value="2790">
            <text:p>2790</text:p>
          </table:table-cell>
          <table:table-cell table:formula="of:=2010-[.B363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saT</text:p>
          </table:table-cell>
          <table:table-cell office:value-type="float" office:value="1987">
            <text:p>1987</text:p>
          </table:table-cell>
          <table:table-cell office:value-type="float" office:value="10467">
            <text:p>10467</text:p>
          </table:table-cell>
          <table:table-cell table:formula="of:=2010-[.B363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ollaMalina</text:p>
          </table:table-cell>
          <table:table-cell office:value-type="float" office:value="1987">
            <text:p>1987</text:p>
          </table:table-cell>
          <table:table-cell office:value-type="float" office:value="34667">
            <text:p>34667</text:p>
          </table:table-cell>
          <table:table-cell table:formula="of:=2010-[.B363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abbalabba</text:p>
          </table:table-cell>
          <table:table-cell office:value-type="float" office:value="1987">
            <text:p>1987</text:p>
          </table:table-cell>
          <table:table-cell office:value-type="float" office:value="11407">
            <text:p>11407</text:p>
          </table:table-cell>
          <table:table-cell table:formula="of:=2010-[.B363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rökenCola</text:p>
          </table:table-cell>
          <table:table-cell office:value-type="float" office:value="1987">
            <text:p>1987</text:p>
          </table:table-cell>
          <table:table-cell office:value-type="float" office:value="21767">
            <text:p>21767</text:p>
          </table:table-cell>
          <table:table-cell table:formula="of:=2010-[.B363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1987">
            <text:p>1987</text:p>
          </table:table-cell>
          <table:table-cell office:value-type="float" office:value="28108">
            <text:p>28108</text:p>
          </table:table-cell>
          <table:table-cell table:formula="of:=2010-[.B363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mmi86</text:p>
          </table:table-cell>
          <table:table-cell office:value-type="float" office:value="1987">
            <text:p>1987</text:p>
          </table:table-cell>
          <table:table-cell office:value-type="float" office:value="48738">
            <text:p>48738</text:p>
          </table:table-cell>
          <table:table-cell table:formula="of:=2010-[.B363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maE86</text:p>
          </table:table-cell>
          <table:table-cell office:value-type="float" office:value="1987">
            <text:p>1987</text:p>
          </table:table-cell>
          <table:table-cell office:value-type="float" office:value="4653">
            <text:p>4653</text:p>
          </table:table-cell>
          <table:table-cell table:formula="of:=2010-[.B364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rs00K</text:p>
          </table:table-cell>
          <table:table-cell office:value-type="float" office:value="1987">
            <text:p>1987</text:p>
          </table:table-cell>
          <table:table-cell office:value-type="float" office:value="9632">
            <text:p>9632</text:p>
          </table:table-cell>
          <table:table-cell table:formula="of:=2010-[.B364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ravid 2008</text:p>
          </table:table-cell>
          <table:table-cell office:value-type="float" office:value="1987">
            <text:p>1987</text:p>
          </table:table-cell>
          <table:table-cell office:value-type="float" office:value="12402">
            <text:p>12402</text:p>
          </table:table-cell>
          <table:table-cell table:formula="of:=2010-[.B364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ovva</text:p>
          </table:table-cell>
          <table:table-cell office:value-type="float" office:value="1987">
            <text:p>1987</text:p>
          </table:table-cell>
          <table:table-cell office:value-type="float" office:value="6640">
            <text:p>6640</text:p>
          </table:table-cell>
          <table:table-cell table:formula="of:=2010-[.B364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reciousDivine</text:p>
          </table:table-cell>
          <table:table-cell office:value-type="float" office:value="1987">
            <text:p>1987</text:p>
          </table:table-cell>
          <table:table-cell office:value-type="float" office:value="10115">
            <text:p>10115</text:p>
          </table:table-cell>
          <table:table-cell table:formula="of:=2010-[.B364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iccir</text:p>
          </table:table-cell>
          <table:table-cell office:value-type="float" office:value="1987">
            <text:p>1987</text:p>
          </table:table-cell>
          <table:table-cell office:value-type="float" office:value="36052">
            <text:p>36052</text:p>
          </table:table-cell>
          <table:table-cell table:formula="of:=2010-[.B364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ina86</text:p>
          </table:table-cell>
          <table:table-cell office:value-type="float" office:value="1987">
            <text:p>1987</text:p>
          </table:table-cell>
          <table:table-cell office:value-type="float" office:value="49070">
            <text:p>49070</text:p>
          </table:table-cell>
          <table:table-cell table:formula="of:=2010-[.B364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ontworrybehappy</text:p>
          </table:table-cell>
          <table:table-cell office:value-type="float" office:value="1987">
            <text:p>1987</text:p>
          </table:table-cell>
          <table:table-cell office:value-type="float" office:value="3344">
            <text:p>3344</text:p>
          </table:table-cell>
          <table:table-cell table:formula="of:=2010-[.B364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view</text:p>
          </table:table-cell>
          <table:table-cell office:value-type="float" office:value="1987">
            <text:p>1987</text:p>
          </table:table-cell>
          <table:table-cell office:value-type="float" office:value="3718">
            <text:p>3718</text:p>
          </table:table-cell>
          <table:table-cell table:formula="of:=2010-[.B364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naTed</text:p>
          </table:table-cell>
          <table:table-cell office:value-type="float" office:value="1987">
            <text:p>1987</text:p>
          </table:table-cell>
          <table:table-cell office:value-type="float" office:value="98781">
            <text:p>98781</text:p>
          </table:table-cell>
          <table:table-cell table:formula="of:=2010-[.B364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maLengstrand</text:p>
          </table:table-cell>
          <table:table-cell office:value-type="float" office:value="1987">
            <text:p>1987</text:p>
          </table:table-cell>
          <table:table-cell office:value-type="float" office:value="23242">
            <text:p>23242</text:p>
          </table:table-cell>
          <table:table-cell table:formula="of:=2010-[.B365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uM2girls</text:p>
          </table:table-cell>
          <table:table-cell office:value-type="float" office:value="1987">
            <text:p>1987</text:p>
          </table:table-cell>
          <table:table-cell office:value-type="float" office:value="106576">
            <text:p>106576</text:p>
          </table:table-cell>
          <table:table-cell table:formula="of:=2010-[.B365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sanPemsan</text:p>
          </table:table-cell>
          <table:table-cell office:value-type="float" office:value="1987">
            <text:p>1987</text:p>
          </table:table-cell>
          <table:table-cell office:value-type="float" office:value="104604">
            <text:p>104604</text:p>
          </table:table-cell>
          <table:table-cell table:formula="of:=2010-[.B365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övings</text:p>
          </table:table-cell>
          <table:table-cell office:value-type="float" office:value="1987">
            <text:p>1987</text:p>
          </table:table-cell>
          <table:table-cell office:value-type="float" office:value="4768">
            <text:p>4768</text:p>
          </table:table-cell>
          <table:table-cell table:formula="of:=2010-[.B365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issen86</text:p>
          </table:table-cell>
          <table:table-cell office:value-type="float" office:value="1987">
            <text:p>1987</text:p>
          </table:table-cell>
          <table:table-cell office:value-type="float" office:value="12115">
            <text:p>12115</text:p>
          </table:table-cell>
          <table:table-cell table:formula="of:=2010-[.B365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heidi norlen</text:p>
          </table:table-cell>
          <table:table-cell office:value-type="float" office:value="1987">
            <text:p>1987</text:p>
          </table:table-cell>
          <table:table-cell office:value-type="float" office:value="7257">
            <text:p>7257</text:p>
          </table:table-cell>
          <table:table-cell table:formula="of:=2010-[.B365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ily</text:p>
          </table:table-cell>
          <table:table-cell office:value-type="float" office:value="1987">
            <text:p>1987</text:p>
          </table:table-cell>
          <table:table-cell office:value-type="float" office:value="29042">
            <text:p>29042</text:p>
          </table:table-cell>
          <table:table-cell table:formula="of:=2010-[.B365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Yara</text:p>
          </table:table-cell>
          <table:table-cell office:value-type="float" office:value="1987">
            <text:p>1987</text:p>
          </table:table-cell>
          <table:table-cell office:value-type="float" office:value="5681">
            <text:p>5681</text:p>
          </table:table-cell>
          <table:table-cell table:formula="of:=2010-[.B365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ree</text:p>
          </table:table-cell>
          <table:table-cell office:value-type="float" office:value="1987">
            <text:p>1987</text:p>
          </table:table-cell>
          <table:table-cell office:value-type="float" office:value="11151">
            <text:p>11151</text:p>
          </table:table-cell>
          <table:table-cell table:formula="of:=2010-[.B365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Virvelflicka</text:p>
          </table:table-cell>
          <table:table-cell office:value-type="float" office:value="1987">
            <text:p>1987</text:p>
          </table:table-cell>
          <table:table-cell office:value-type="float" office:value="11033">
            <text:p>11033</text:p>
          </table:table-cell>
          <table:table-cell table:formula="of:=2010-[.B365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Kissie</text:p>
          </table:table-cell>
          <table:table-cell office:value-type="float" office:value="1987">
            <text:p>1987</text:p>
          </table:table-cell>
          <table:table-cell office:value-type="float" office:value="8693">
            <text:p>8693</text:p>
          </table:table-cell>
          <table:table-cell table:formula="of:=2010-[.B366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ullunge1</text:p>
          </table:table-cell>
          <table:table-cell office:value-type="float" office:value="1987">
            <text:p>1987</text:p>
          </table:table-cell>
          <table:table-cell office:value-type="float" office:value="38398">
            <text:p>38398</text:p>
          </table:table-cell>
          <table:table-cell table:formula="of:=2010-[.B366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örlin</text:p>
          </table:table-cell>
          <table:table-cell office:value-type="float" office:value="1987">
            <text:p>1987</text:p>
          </table:table-cell>
          <table:table-cell office:value-type="float" office:value="10700">
            <text:p>10700</text:p>
          </table:table-cell>
          <table:table-cell table:formula="of:=2010-[.B366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appen</text:p>
          </table:table-cell>
          <table:table-cell office:value-type="float" office:value="1987">
            <text:p>1987</text:p>
          </table:table-cell>
          <table:table-cell office:value-type="float" office:value="35205">
            <text:p>35205</text:p>
          </table:table-cell>
          <table:table-cell table:formula="of:=2010-[.B366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herace</text:p>
          </table:table-cell>
          <table:table-cell office:value-type="float" office:value="1987">
            <text:p>1987</text:p>
          </table:table-cell>
          <table:table-cell office:value-type="float" office:value="64093">
            <text:p>64093</text:p>
          </table:table-cell>
          <table:table-cell table:formula="of:=2010-[.B366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anna86</text:p>
          </table:table-cell>
          <table:table-cell office:value-type="float" office:value="1987">
            <text:p>1987</text:p>
          </table:table-cell>
          <table:table-cell office:value-type="float" office:value="87218">
            <text:p>87218</text:p>
          </table:table-cell>
          <table:table-cell table:formula="of:=2010-[.B366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jasMat</text:p>
          </table:table-cell>
          <table:table-cell office:value-type="float" office:value="1987">
            <text:p>1987</text:p>
          </table:table-cell>
          <table:table-cell office:value-type="float" office:value="19674">
            <text:p>19674</text:p>
          </table:table-cell>
          <table:table-cell table:formula="of:=2010-[.B366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xtina</text:p>
          </table:table-cell>
          <table:table-cell office:value-type="float" office:value="1987">
            <text:p>1987</text:p>
          </table:table-cell>
          <table:table-cell office:value-type="float" office:value="11085">
            <text:p>11085</text:p>
          </table:table-cell>
          <table:table-cell table:formula="of:=2010-[.B366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nna J01</text:p>
          </table:table-cell>
          <table:table-cell office:value-type="float" office:value="1987">
            <text:p>1987</text:p>
          </table:table-cell>
          <table:table-cell office:value-type="float" office:value="54936">
            <text:p>54936</text:p>
          </table:table-cell>
          <table:table-cell table:formula="of:=2010-[.B366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iiinann</text:p>
          </table:table-cell>
          <table:table-cell office:value-type="float" office:value="1987">
            <text:p>1987</text:p>
          </table:table-cell>
          <table:table-cell office:value-type="float" office:value="12492">
            <text:p>12492</text:p>
          </table:table-cell>
          <table:table-cell table:formula="of:=2010-[.B366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Ido</text:p>
          </table:table-cell>
          <table:table-cell office:value-type="float" office:value="1987">
            <text:p>1987</text:p>
          </table:table-cell>
          <table:table-cell office:value-type="float" office:value="8620">
            <text:p>8620</text:p>
          </table:table-cell>
          <table:table-cell table:formula="of:=2010-[.B367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ollebulle86</text:p>
          </table:table-cell>
          <table:table-cell office:value-type="float" office:value="1987">
            <text:p>1987</text:p>
          </table:table-cell>
          <table:table-cell office:value-type="float" office:value="34765">
            <text:p>34765</text:p>
          </table:table-cell>
          <table:table-cell table:formula="of:=2010-[.B367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nNatalie</text:p>
          </table:table-cell>
          <table:table-cell office:value-type="float" office:value="1987">
            <text:p>1987</text:p>
          </table:table-cell>
          <table:table-cell office:value-type="float" office:value="31097">
            <text:p>31097</text:p>
          </table:table-cell>
          <table:table-cell table:formula="of:=2010-[.B367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melata</text:p>
          </table:table-cell>
          <table:table-cell office:value-type="float" office:value="1987">
            <text:p>1987</text:p>
          </table:table-cell>
          <table:table-cell office:value-type="float" office:value="8229">
            <text:p>8229</text:p>
          </table:table-cell>
          <table:table-cell table:formula="of:=2010-[.B367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osendal</text:p>
          </table:table-cell>
          <table:table-cell office:value-type="float" office:value="1987">
            <text:p>1987</text:p>
          </table:table-cell>
          <table:table-cell office:value-type="float" office:value="40319">
            <text:p>40319</text:p>
          </table:table-cell>
          <table:table-cell table:formula="of:=2010-[.B367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mt</text:p>
          </table:table-cell>
          <table:table-cell office:value-type="float" office:value="1987">
            <text:p>1987</text:p>
          </table:table-cell>
          <table:table-cell office:value-type="float" office:value="161964">
            <text:p>161964</text:p>
          </table:table-cell>
          <table:table-cell table:formula="of:=2010-[.B367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aron</text:p>
          </table:table-cell>
          <table:table-cell office:value-type="float" office:value="1987">
            <text:p>1987</text:p>
          </table:table-cell>
          <table:table-cell office:value-type="float" office:value="9117">
            <text:p>9117</text:p>
          </table:table-cell>
          <table:table-cell table:formula="of:=2010-[.B367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vimsan06</text:p>
          </table:table-cell>
          <table:table-cell office:value-type="float" office:value="1987">
            <text:p>1987</text:p>
          </table:table-cell>
          <table:table-cell office:value-type="float" office:value="70099">
            <text:p>70099</text:p>
          </table:table-cell>
          <table:table-cell table:formula="of:=2010-[.B367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2950">
            <text:p>2950</text:p>
          </table:table-cell>
          <table:table-cell table:formula="of:=2010-[.B367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wompi</text:p>
          </table:table-cell>
          <table:table-cell office:value-type="float" office:value="1987">
            <text:p>1987</text:p>
          </table:table-cell>
          <table:table-cell office:value-type="float" office:value="7569">
            <text:p>7569</text:p>
          </table:table-cell>
          <table:table-cell table:formula="of:=2010-[.B367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 flikka</text:p>
          </table:table-cell>
          <table:table-cell office:value-type="float" office:value="1987">
            <text:p>1987</text:p>
          </table:table-cell>
          <table:table-cell office:value-type="float" office:value="3278">
            <text:p>3278</text:p>
          </table:table-cell>
          <table:table-cell table:formula="of:=2010-[.B368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ansken</text:p>
          </table:table-cell>
          <table:table-cell office:value-type="float" office:value="1987">
            <text:p>1987</text:p>
          </table:table-cell>
          <table:table-cell office:value-type="float" office:value="31127">
            <text:p>31127</text:p>
          </table:table-cell>
          <table:table-cell table:formula="of:=2010-[.B368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hristina86</text:p>
          </table:table-cell>
          <table:table-cell office:value-type="float" office:value="1987">
            <text:p>1987</text:p>
          </table:table-cell>
          <table:table-cell office:value-type="float" office:value="11138">
            <text:p>11138</text:p>
          </table:table-cell>
          <table:table-cell table:formula="of:=2010-[.B368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osse1</text:p>
          </table:table-cell>
          <table:table-cell office:value-type="float" office:value="1987">
            <text:p>1987</text:p>
          </table:table-cell>
          <table:table-cell office:value-type="float" office:value="1486">
            <text:p>1486</text:p>
          </table:table-cell>
          <table:table-cell table:formula="of:=2010-[.B368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1987">
            <text:p>1987</text:p>
          </table:table-cell>
          <table:table-cell office:value-type="float" office:value="18343">
            <text:p>18343</text:p>
          </table:table-cell>
          <table:table-cell table:formula="of:=2010-[.B368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okkan</text:p>
          </table:table-cell>
          <table:table-cell office:value-type="float" office:value="1987">
            <text:p>1987</text:p>
          </table:table-cell>
          <table:table-cell office:value-type="float" office:value="23042">
            <text:p>23042</text:p>
          </table:table-cell>
          <table:table-cell table:formula="of:=2010-[.B368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nnCharlotte86</text:p>
          </table:table-cell>
          <table:table-cell office:value-type="float" office:value="1987">
            <text:p>1987</text:p>
          </table:table-cell>
          <table:table-cell office:value-type="float" office:value="24759">
            <text:p>24759</text:p>
          </table:table-cell>
          <table:table-cell table:formula="of:=2010-[.B368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Håll min hand</text:p>
          </table:table-cell>
          <table:table-cell office:value-type="float" office:value="1987">
            <text:p>1987</text:p>
          </table:table-cell>
          <table:table-cell office:value-type="float" office:value="25708">
            <text:p>25708</text:p>
          </table:table-cell>
          <table:table-cell table:formula="of:=2010-[.B368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etz</text:p>
          </table:table-cell>
          <table:table-cell office:value-type="float" office:value="1987">
            <text:p>1987</text:p>
          </table:table-cell>
          <table:table-cell office:value-type="float" office:value="7930">
            <text:p>7930</text:p>
          </table:table-cell>
          <table:table-cell table:formula="of:=2010-[.B368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annya</text:p>
          </table:table-cell>
          <table:table-cell office:value-type="float" office:value="1987">
            <text:p>1987</text:p>
          </table:table-cell>
          <table:table-cell office:value-type="float" office:value="3364">
            <text:p>3364</text:p>
          </table:table-cell>
          <table:table-cell table:formula="of:=2010-[.B368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sa86</text:p>
          </table:table-cell>
          <table:table-cell office:value-type="float" office:value="1987">
            <text:p>1987</text:p>
          </table:table-cell>
          <table:table-cell office:value-type="float" office:value="8349">
            <text:p>8349</text:p>
          </table:table-cell>
          <table:table-cell table:formula="of:=2010-[.B369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oseRed</text:p>
          </table:table-cell>
          <table:table-cell office:value-type="float" office:value="1987">
            <text:p>1987</text:p>
          </table:table-cell>
          <table:table-cell office:value-type="float" office:value="8468">
            <text:p>8468</text:p>
          </table:table-cell>
          <table:table-cell table:formula="of:=2010-[.B369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loPow</text:p>
          </table:table-cell>
          <table:table-cell office:value-type="float" office:value="1987">
            <text:p>1987</text:p>
          </table:table-cell>
          <table:table-cell office:value-type="float" office:value="6364">
            <text:p>6364</text:p>
          </table:table-cell>
          <table:table-cell table:formula="of:=2010-[.B369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eam</text:p>
          </table:table-cell>
          <table:table-cell office:value-type="float" office:value="1987">
            <text:p>1987</text:p>
          </table:table-cell>
          <table:table-cell office:value-type="float" office:value="28963">
            <text:p>28963</text:p>
          </table:table-cell>
          <table:table-cell table:formula="of:=2010-[.B369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tinaL</text:p>
          </table:table-cell>
          <table:table-cell office:value-type="float" office:value="1987">
            <text:p>1987</text:p>
          </table:table-cell>
          <table:table-cell office:value-type="float" office:value="1268">
            <text:p>1268</text:p>
          </table:table-cell>
          <table:table-cell table:formula="of:=2010-[.B369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offan86</text:p>
          </table:table-cell>
          <table:table-cell office:value-type="float" office:value="1987">
            <text:p>1987</text:p>
          </table:table-cell>
          <table:table-cell office:value-type="float" office:value="37434">
            <text:p>37434</text:p>
          </table:table-cell>
          <table:table-cell table:formula="of:=2010-[.B369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ohannaalkehag</text:p>
          </table:table-cell>
          <table:table-cell office:value-type="float" office:value="1987">
            <text:p>1987</text:p>
          </table:table-cell>
          <table:table-cell office:value-type="float" office:value="86239">
            <text:p>86239</text:p>
          </table:table-cell>
          <table:table-cell table:formula="of:=2010-[.B369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llisen2</text:p>
          </table:table-cell>
          <table:table-cell office:value-type="float" office:value="1987">
            <text:p>1987</text:p>
          </table:table-cell>
          <table:table-cell office:value-type="float" office:value="218">
            <text:p>218</text:p>
          </table:table-cell>
          <table:table-cell table:formula="of:=2010-[.B369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ndis87</text:p>
          </table:table-cell>
          <table:table-cell office:value-type="float" office:value="1987">
            <text:p>1987</text:p>
          </table:table-cell>
          <table:table-cell office:value-type="float" office:value="20350">
            <text:p>20350</text:p>
          </table:table-cell>
          <table:table-cell table:formula="of:=2010-[.B369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z86a</text:p>
          </table:table-cell>
          <table:table-cell office:value-type="float" office:value="1987">
            <text:p>1987</text:p>
          </table:table-cell>
          <table:table-cell office:value-type="float" office:value="25337">
            <text:p>25337</text:p>
          </table:table-cell>
          <table:table-cell table:formula="of:=2010-[.B369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777">
            <text:p>777</text:p>
          </table:table-cell>
          <table:table-cell table:formula="of:=2010-[.B370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ess1986</text:p>
          </table:table-cell>
          <table:table-cell office:value-type="float" office:value="1987">
            <text:p>1987</text:p>
          </table:table-cell>
          <table:table-cell office:value-type="float" office:value="14227">
            <text:p>14227</text:p>
          </table:table-cell>
          <table:table-cell table:formula="of:=2010-[.B370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kali86</text:p>
          </table:table-cell>
          <table:table-cell office:value-type="float" office:value="1987">
            <text:p>1987</text:p>
          </table:table-cell>
          <table:table-cell office:value-type="float" office:value="5558">
            <text:p>5558</text:p>
          </table:table-cell>
          <table:table-cell table:formula="of:=2010-[.B370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murfarna</text:p>
          </table:table-cell>
          <table:table-cell office:value-type="float" office:value="1987">
            <text:p>1987</text:p>
          </table:table-cell>
          <table:table-cell office:value-type="float" office:value="23555">
            <text:p>23555</text:p>
          </table:table-cell>
          <table:table-cell table:formula="of:=2010-[.B370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ockkarlsson</text:p>
          </table:table-cell>
          <table:table-cell office:value-type="float" office:value="1987">
            <text:p>1987</text:p>
          </table:table-cell>
          <table:table-cell office:value-type="float" office:value="6622">
            <text:p>6622</text:p>
          </table:table-cell>
          <table:table-cell table:formula="of:=2010-[.B370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aggarJesa</text:p>
          </table:table-cell>
          <table:table-cell office:value-type="float" office:value="1987">
            <text:p>1987</text:p>
          </table:table-cell>
          <table:table-cell office:value-type="float" office:value="5200">
            <text:p>5200</text:p>
          </table:table-cell>
          <table:table-cell table:formula="of:=2010-[.B370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equeida86</text:p>
          </table:table-cell>
          <table:table-cell office:value-type="float" office:value="1987">
            <text:p>1987</text:p>
          </table:table-cell>
          <table:table-cell office:value-type="float" office:value="3290">
            <text:p>3290</text:p>
          </table:table-cell>
          <table:table-cell table:formula="of:=2010-[.B370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ldred</text:p>
          </table:table-cell>
          <table:table-cell office:value-type="float" office:value="1987">
            <text:p>1987</text:p>
          </table:table-cell>
          <table:table-cell office:value-type="float" office:value="11498">
            <text:p>11498</text:p>
          </table:table-cell>
          <table:table-cell table:formula="of:=2010-[.B370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asmine86</text:p>
          </table:table-cell>
          <table:table-cell office:value-type="float" office:value="1987">
            <text:p>1987</text:p>
          </table:table-cell>
          <table:table-cell office:value-type="float" office:value="6766">
            <text:p>6766</text:p>
          </table:table-cell>
          <table:table-cell table:formula="of:=2010-[.B370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elindaL</text:p>
          </table:table-cell>
          <table:table-cell office:value-type="float" office:value="1987">
            <text:p>1987</text:p>
          </table:table-cell>
          <table:table-cell office:value-type="float" office:value="8214">
            <text:p>8214</text:p>
          </table:table-cell>
          <table:table-cell table:formula="of:=2010-[.B370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ecilia86</text:p>
          </table:table-cell>
          <table:table-cell office:value-type="float" office:value="1987">
            <text:p>1987</text:p>
          </table:table-cell>
          <table:table-cell office:value-type="float" office:value="17173">
            <text:p>17173</text:p>
          </table:table-cell>
          <table:table-cell table:formula="of:=2010-[.B371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Hannah med H</text:p>
          </table:table-cell>
          <table:table-cell office:value-type="float" office:value="1987">
            <text:p>1987</text:p>
          </table:table-cell>
          <table:table-cell office:value-type="float" office:value="16396">
            <text:p>16396</text:p>
          </table:table-cell>
          <table:table-cell table:formula="of:=2010-[.B371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enizkizi</text:p>
          </table:table-cell>
          <table:table-cell office:value-type="float" office:value="1987">
            <text:p>1987</text:p>
          </table:table-cell>
          <table:table-cell office:value-type="float" office:value="10035">
            <text:p>10035</text:p>
          </table:table-cell>
          <table:table-cell table:formula="of:=2010-[.B371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obSab</text:p>
          </table:table-cell>
          <table:table-cell office:value-type="float" office:value="1987">
            <text:p>1987</text:p>
          </table:table-cell>
          <table:table-cell office:value-type="float" office:value="8087">
            <text:p>8087</text:p>
          </table:table-cell>
          <table:table-cell table:formula="of:=2010-[.B371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osofofie</text:p>
          </table:table-cell>
          <table:table-cell office:value-type="float" office:value="1987">
            <text:p>1987</text:p>
          </table:table-cell>
          <table:table-cell office:value-type="float" office:value="4762">
            <text:p>4762</text:p>
          </table:table-cell>
          <table:table-cell table:formula="of:=2010-[.B371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LLIEVERDO</text:p>
          </table:table-cell>
          <table:table-cell office:value-type="float" office:value="1987">
            <text:p>1987</text:p>
          </table:table-cell>
          <table:table-cell office:value-type="float" office:value="44005">
            <text:p>44005</text:p>
          </table:table-cell>
          <table:table-cell table:formula="of:=2010-[.B371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nglasmamma86</text:p>
          </table:table-cell>
          <table:table-cell office:value-type="float" office:value="1987">
            <text:p>1987</text:p>
          </table:table-cell>
          <table:table-cell office:value-type="float" office:value="494">
            <text:p>494</text:p>
          </table:table-cell>
          <table:table-cell table:formula="of:=2010-[.B371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eMe</text:p>
          </table:table-cell>
          <table:table-cell office:value-type="float" office:value="1987">
            <text:p>1987</text:p>
          </table:table-cell>
          <table:table-cell office:value-type="float" office:value="10109">
            <text:p>10109</text:p>
          </table:table-cell>
          <table:table-cell table:formula="of:=2010-[.B371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dde1986</text:p>
          </table:table-cell>
          <table:table-cell office:value-type="float" office:value="1987">
            <text:p>1987</text:p>
          </table:table-cell>
          <table:table-cell office:value-type="float" office:value="11335">
            <text:p>11335</text:p>
          </table:table-cell>
          <table:table-cell table:formula="of:=2010-[.B371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ennie</text:p>
          </table:table-cell>
          <table:table-cell office:value-type="float" office:value="1987">
            <text:p>1987</text:p>
          </table:table-cell>
          <table:table-cell office:value-type="float" office:value="1426">
            <text:p>1426</text:p>
          </table:table-cell>
          <table:table-cell table:formula="of:=2010-[.B371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RaketMorsan</text:p>
          </table:table-cell>
          <table:table-cell office:value-type="float" office:value="1987">
            <text:p>1987</text:p>
          </table:table-cell>
          <table:table-cell office:value-type="float" office:value="32576">
            <text:p>32576</text:p>
          </table:table-cell>
          <table:table-cell table:formula="of:=2010-[.B372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urehed</text:p>
          </table:table-cell>
          <table:table-cell office:value-type="float" office:value="1987">
            <text:p>1987</text:p>
          </table:table-cell>
          <table:table-cell office:value-type="float" office:value="8170">
            <text:p>8170</text:p>
          </table:table-cell>
          <table:table-cell table:formula="of:=2010-[.B372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be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2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lfalfafrö</text:p>
          </table:table-cell>
          <table:table-cell office:value-type="float" office:value="1987">
            <text:p>1987</text:p>
          </table:table-cell>
          <table:table-cell office:value-type="float" office:value="57460">
            <text:p>57460</text:p>
          </table:table-cell>
          <table:table-cell table:formula="of:=2010-[.B372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ader</text:p>
          </table:table-cell>
          <table:table-cell office:value-type="float" office:value="1987">
            <text:p>1987</text:p>
          </table:table-cell>
          <table:table-cell office:value-type="float" office:value="9452">
            <text:p>9452</text:p>
          </table:table-cell>
          <table:table-cell table:formula="of:=2010-[.B372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ebisjakt</text:p>
          </table:table-cell>
          <table:table-cell office:value-type="float" office:value="1987">
            <text:p>1987</text:p>
          </table:table-cell>
          <table:table-cell office:value-type="float" office:value="39006">
            <text:p>39006</text:p>
          </table:table-cell>
          <table:table-cell table:formula="of:=2010-[.B372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llii</text:p>
          </table:table-cell>
          <table:table-cell office:value-type="float" office:value="1987">
            <text:p>1987</text:p>
          </table:table-cell>
          <table:table-cell office:value-type="float" office:value="24834">
            <text:p>24834</text:p>
          </table:table-cell>
          <table:table-cell table:formula="of:=2010-[.B372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my86</text:p>
          </table:table-cell>
          <table:table-cell office:value-type="float" office:value="1987">
            <text:p>1987</text:p>
          </table:table-cell>
          <table:table-cell office:value-type="float" office:value="4215">
            <text:p>4215</text:p>
          </table:table-cell>
          <table:table-cell table:formula="of:=2010-[.B372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llie86</text:p>
          </table:table-cell>
          <table:table-cell office:value-type="float" office:value="1987">
            <text:p>1987</text:p>
          </table:table-cell>
          <table:table-cell office:value-type="float" office:value="10557">
            <text:p>10557</text:p>
          </table:table-cell>
          <table:table-cell table:formula="of:=2010-[.B372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leonor86</text:p>
          </table:table-cell>
          <table:table-cell office:value-type="float" office:value="1987">
            <text:p>1987</text:p>
          </table:table-cell>
          <table:table-cell office:value-type="float" office:value="11004">
            <text:p>11004</text:p>
          </table:table-cell>
          <table:table-cell table:formula="of:=2010-[.B372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Zazza86</text:p>
          </table:table-cell>
          <table:table-cell office:value-type="float" office:value="1987">
            <text:p>1987</text:p>
          </table:table-cell>
          <table:table-cell office:value-type="float" office:value="788">
            <text:p>788</text:p>
          </table:table-cell>
          <table:table-cell table:formula="of:=2010-[.B373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kogstok</text:p>
          </table:table-cell>
          <table:table-cell office:value-type="float" office:value="1987">
            <text:p>1987</text:p>
          </table:table-cell>
          <table:table-cell office:value-type="float" office:value="25364">
            <text:p>25364</text:p>
          </table:table-cell>
          <table:table-cell table:formula="of:=2010-[.B373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1252">
            <text:p>1252</text:p>
          </table:table-cell>
          <table:table-cell table:formula="of:=2010-[.B373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ezziie</text:p>
          </table:table-cell>
          <table:table-cell office:value-type="float" office:value="1987">
            <text:p>1987</text:p>
          </table:table-cell>
          <table:table-cell office:value-type="float" office:value="12183">
            <text:p>12183</text:p>
          </table:table-cell>
          <table:table-cell table:formula="of:=2010-[.B373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weet86</text:p>
          </table:table-cell>
          <table:table-cell office:value-type="float" office:value="1987">
            <text:p>1987</text:p>
          </table:table-cell>
          <table:table-cell office:value-type="float" office:value="8451">
            <text:p>8451</text:p>
          </table:table-cell>
          <table:table-cell table:formula="of:=2010-[.B373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linil86</text:p>
          </table:table-cell>
          <table:table-cell office:value-type="float" office:value="1987">
            <text:p>1987</text:p>
          </table:table-cell>
          <table:table-cell office:value-type="float" office:value="7268">
            <text:p>7268</text:p>
          </table:table-cell>
          <table:table-cell table:formula="of:=2010-[.B373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Katitziii</text:p>
          </table:table-cell>
          <table:table-cell office:value-type="float" office:value="1987">
            <text:p>1987</text:p>
          </table:table-cell>
          <table:table-cell office:value-type="float" office:value="670">
            <text:p>670</text:p>
          </table:table-cell>
          <table:table-cell table:formula="of:=2010-[.B373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Hallonsylt</text:p>
          </table:table-cell>
          <table:table-cell office:value-type="float" office:value="1987">
            <text:p>1987</text:p>
          </table:table-cell>
          <table:table-cell office:value-type="float" office:value="14987">
            <text:p>14987</text:p>
          </table:table-cell>
          <table:table-cell table:formula="of:=2010-[.B373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mmmsan</text:p>
          </table:table-cell>
          <table:table-cell office:value-type="float" office:value="1987">
            <text:p>1987</text:p>
          </table:table-cell>
          <table:table-cell office:value-type="float" office:value="7381">
            <text:p>7381</text:p>
          </table:table-cell>
          <table:table-cell table:formula="of:=2010-[.B373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rtinaL86</text:p>
          </table:table-cell>
          <table:table-cell office:value-type="float" office:value="1987">
            <text:p>1987</text:p>
          </table:table-cell>
          <table:table-cell office:value-type="float" office:value="17200">
            <text:p>17200</text:p>
          </table:table-cell>
          <table:table-cell table:formula="of:=2010-[.B373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alossa</text:p>
          </table:table-cell>
          <table:table-cell office:value-type="float" office:value="1987">
            <text:p>1987</text:p>
          </table:table-cell>
          <table:table-cell office:value-type="float" office:value="49272">
            <text:p>49272</text:p>
          </table:table-cell>
          <table:table-cell table:formula="of:=2010-[.B374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åten</text:p>
          </table:table-cell>
          <table:table-cell office:value-type="float" office:value="1987">
            <text:p>1987</text:p>
          </table:table-cell>
          <table:table-cell office:value-type="float" office:value="10939">
            <text:p>10939</text:p>
          </table:table-cell>
          <table:table-cell table:formula="of:=2010-[.B374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nda1986</text:p>
          </table:table-cell>
          <table:table-cell office:value-type="float" office:value="1987">
            <text:p>1987</text:p>
          </table:table-cell>
          <table:table-cell office:value-type="float" office:value="26593">
            <text:p>26593</text:p>
          </table:table-cell>
          <table:table-cell table:formula="of:=2010-[.B374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Hofie</text:p>
          </table:table-cell>
          <table:table-cell office:value-type="float" office:value="1987">
            <text:p>1987</text:p>
          </table:table-cell>
          <table:table-cell office:value-type="float" office:value="45724">
            <text:p>45724</text:p>
          </table:table-cell>
          <table:table-cell table:formula="of:=2010-[.B374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ezeen</text:p>
          </table:table-cell>
          <table:table-cell office:value-type="float" office:value="1987">
            <text:p>1987</text:p>
          </table:table-cell>
          <table:table-cell office:value-type="float" office:value="4861">
            <text:p>4861</text:p>
          </table:table-cell>
          <table:table-cell table:formula="of:=2010-[.B374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AN</text:p>
          </table:table-cell>
          <table:table-cell office:value-type="float" office:value="1987">
            <text:p>1987</text:p>
          </table:table-cell>
          <table:table-cell office:value-type="float" office:value="20215">
            <text:p>20215</text:p>
          </table:table-cell>
          <table:table-cell table:formula="of:=2010-[.B374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Wonderbabe</text:p>
          </table:table-cell>
          <table:table-cell office:value-type="float" office:value="1987">
            <text:p>1987</text:p>
          </table:table-cell>
          <table:table-cell office:value-type="float" office:value="11631">
            <text:p>11631</text:p>
          </table:table-cell>
          <table:table-cell table:formula="of:=2010-[.B374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imaf</text:p>
          </table:table-cell>
          <table:table-cell office:value-type="float" office:value="1987">
            <text:p>1987</text:p>
          </table:table-cell>
          <table:table-cell office:value-type="float" office:value="4730">
            <text:p>4730</text:p>
          </table:table-cell>
          <table:table-cell table:formula="of:=2010-[.B374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enis21</text:p>
          </table:table-cell>
          <table:table-cell office:value-type="float" office:value="1987">
            <text:p>1987</text:p>
          </table:table-cell>
          <table:table-cell office:value-type="float" office:value="19414">
            <text:p>19414</text:p>
          </table:table-cell>
          <table:table-cell table:formula="of:=2010-[.B374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ally86</text:p>
          </table:table-cell>
          <table:table-cell office:value-type="float" office:value="1987">
            <text:p>1987</text:p>
          </table:table-cell>
          <table:table-cell office:value-type="float" office:value="29657">
            <text:p>29657</text:p>
          </table:table-cell>
          <table:table-cell table:formula="of:=2010-[.B374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enn86</text:p>
          </table:table-cell>
          <table:table-cell office:value-type="float" office:value="1987">
            <text:p>1987</text:p>
          </table:table-cell>
          <table:table-cell office:value-type="float" office:value="649">
            <text:p>649</text:p>
          </table:table-cell>
          <table:table-cell table:formula="of:=2010-[.B375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Goingen</text:p>
          </table:table-cell>
          <table:table-cell office:value-type="float" office:value="1987">
            <text:p>1987</text:p>
          </table:table-cell>
          <table:table-cell office:value-type="float" office:value="11793">
            <text:p>11793</text:p>
          </table:table-cell>
          <table:table-cell table:formula="of:=2010-[.B375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elan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5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ull bakerskan</text:p>
          </table:table-cell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table:formula="of:=2010-[.B375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villamakebarn</text:p>
          </table:table-cell>
          <table:table-cell office:value-type="float" office:value="1987">
            <text:p>1987</text:p>
          </table:table-cell>
          <table:table-cell office:value-type="float" office:value="4357">
            <text:p>4357</text:p>
          </table:table-cell>
          <table:table-cell table:formula="of:=2010-[.B375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rökenH</text:p>
          </table:table-cell>
          <table:table-cell office:value-type="float" office:value="1987">
            <text:p>1987</text:p>
          </table:table-cell>
          <table:table-cell office:value-type="float" office:value="8252">
            <text:p>8252</text:p>
          </table:table-cell>
          <table:table-cell table:formula="of:=2010-[.B375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eija</text:p>
          </table:table-cell>
          <table:table-cell office:value-type="float" office:value="1987">
            <text:p>1987</text:p>
          </table:table-cell>
          <table:table-cell office:value-type="float" office:value="16543">
            <text:p>16543</text:p>
          </table:table-cell>
          <table:table-cell table:formula="of:=2010-[.B375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rängen86</text:p>
          </table:table-cell>
          <table:table-cell office:value-type="float" office:value="1987">
            <text:p>1987</text:p>
          </table:table-cell>
          <table:table-cell office:value-type="float" office:value="1514">
            <text:p>1514</text:p>
          </table:table-cell>
          <table:table-cell table:formula="of:=2010-[.B375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nneablomman</text:p>
          </table:table-cell>
          <table:table-cell office:value-type="float" office:value="1987">
            <text:p>1987</text:p>
          </table:table-cell>
          <table:table-cell office:value-type="float" office:value="1799">
            <text:p>1799</text:p>
          </table:table-cell>
          <table:table-cell table:formula="of:=2010-[.B375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adybug</text:p>
          </table:table-cell>
          <table:table-cell office:value-type="float" office:value="1987">
            <text:p>1987</text:p>
          </table:table-cell>
          <table:table-cell office:value-type="float" office:value="29476">
            <text:p>29476</text:p>
          </table:table-cell>
          <table:table-cell table:formula="of:=2010-[.B375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rwi</text:p>
          </table:table-cell>
          <table:table-cell office:value-type="float" office:value="1987">
            <text:p>1987</text:p>
          </table:table-cell>
          <table:table-cell office:value-type="float" office:value="3093">
            <text:p>3093</text:p>
          </table:table-cell>
          <table:table-cell table:formula="of:=2010-[.B376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andraG</text:p>
          </table:table-cell>
          <table:table-cell office:value-type="float" office:value="1987">
            <text:p>1987</text:p>
          </table:table-cell>
          <table:table-cell office:value-type="float" office:value="1322">
            <text:p>1322</text:p>
          </table:table-cell>
          <table:table-cell table:formula="of:=2010-[.B376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kalleman</text:p>
          </table:table-cell>
          <table:table-cell office:value-type="float" office:value="1987">
            <text:p>1987</text:p>
          </table:table-cell>
          <table:table-cell office:value-type="float" office:value="1148">
            <text:p>1148</text:p>
          </table:table-cell>
          <table:table-cell table:formula="of:=2010-[.B376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maJuice</text:p>
          </table:table-cell>
          <table:table-cell office:value-type="float" office:value="1987">
            <text:p>1987</text:p>
          </table:table-cell>
          <table:table-cell office:value-type="float" office:value="13206">
            <text:p>13206</text:p>
          </table:table-cell>
          <table:table-cell table:formula="of:=2010-[.B376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1987">
            <text:p>1987</text:p>
          </table:table-cell>
          <table:table-cell office:value-type="float" office:value="64898">
            <text:p>64898</text:p>
          </table:table-cell>
          <table:table-cell table:formula="of:=2010-[.B376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oWiMom</text:p>
          </table:table-cell>
          <table:table-cell office:value-type="float" office:value="1987">
            <text:p>1987</text:p>
          </table:table-cell>
          <table:table-cell office:value-type="float" office:value="3848">
            <text:p>3848</text:p>
          </table:table-cell>
          <table:table-cell table:formula="of:=2010-[.B376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arolina01</text:p>
          </table:table-cell>
          <table:table-cell office:value-type="float" office:value="1987">
            <text:p>1987</text:p>
          </table:table-cell>
          <table:table-cell office:value-type="float" office:value="3917">
            <text:p>3917</text:p>
          </table:table-cell>
          <table:table-cell table:formula="of:=2010-[.B376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copycat</text:p>
          </table:table-cell>
          <table:table-cell office:value-type="float" office:value="1987">
            <text:p>1987</text:p>
          </table:table-cell>
          <table:table-cell office:value-type="float" office:value="1441">
            <text:p>1441</text:p>
          </table:table-cell>
          <table:table-cell table:formula="of:=2010-[.B376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Issa86</text:p>
          </table:table-cell>
          <table:table-cell office:value-type="float" office:value="1987">
            <text:p>1987</text:p>
          </table:table-cell>
          <table:table-cell office:value-type="float" office:value="14958">
            <text:p>14958</text:p>
          </table:table-cell>
          <table:table-cell table:formula="of:=2010-[.B376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lvsten</text:p>
          </table:table-cell>
          <table:table-cell office:value-type="float" office:value="1987">
            <text:p>1987</text:p>
          </table:table-cell>
          <table:table-cell office:value-type="float" office:value="248">
            <text:p>248</text:p>
          </table:table-cell>
          <table:table-cell table:formula="of:=2010-[.B376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Fi4</text:p>
          </table:table-cell>
          <table:table-cell office:value-type="float" office:value="1987">
            <text:p>1987</text:p>
          </table:table-cell>
          <table:table-cell office:value-type="float" office:value="9449">
            <text:p>9449</text:p>
          </table:table-cell>
          <table:table-cell table:formula="of:=2010-[.B377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indasvea</text:p>
          </table:table-cell>
          <table:table-cell office:value-type="float" office:value="1987">
            <text:p>1987</text:p>
          </table:table-cell>
          <table:table-cell office:value-type="float" office:value="8694">
            <text:p>8694</text:p>
          </table:table-cell>
          <table:table-cell table:formula="of:=2010-[.B377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ma30</text:p>
          </table:table-cell>
          <table:table-cell office:value-type="float" office:value="1987">
            <text:p>1987</text:p>
          </table:table-cell>
          <table:table-cell office:value-type="float" office:value="12575">
            <text:p>12575</text:p>
          </table:table-cell>
          <table:table-cell table:formula="of:=2010-[.B377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olyluna</text:p>
          </table:table-cell>
          <table:table-cell office:value-type="float" office:value="1987">
            <text:p>1987</text:p>
          </table:table-cell>
          <table:table-cell office:value-type="float" office:value="2026">
            <text:p>2026</text:p>
          </table:table-cell>
          <table:table-cell table:formula="of:=2010-[.B377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TessK</text:p>
          </table:table-cell>
          <table:table-cell office:value-type="float" office:value="1987">
            <text:p>1987</text:p>
          </table:table-cell>
          <table:table-cell office:value-type="float" office:value="138">
            <text:p>138</text:p>
          </table:table-cell>
          <table:table-cell table:formula="of:=2010-[.B377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låbär02</text:p>
          </table:table-cell>
          <table:table-cell office:value-type="float" office:value="1987">
            <text:p>1987</text:p>
          </table:table-cell>
          <table:table-cell office:value-type="float" office:value="199">
            <text:p>199</text:p>
          </table:table-cell>
          <table:table-cell table:formula="of:=2010-[.B377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enny1986</text:p>
          </table:table-cell>
          <table:table-cell office:value-type="float" office:value="1987">
            <text:p>1987</text:p>
          </table:table-cell>
          <table:table-cell office:value-type="float" office:value="2604">
            <text:p>2604</text:p>
          </table:table-cell>
          <table:table-cell table:formula="of:=2010-[.B377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umbiLie</text:p>
          </table:table-cell>
          <table:table-cell office:value-type="float" office:value="1987">
            <text:p>1987</text:p>
          </table:table-cell>
          <table:table-cell office:value-type="float" office:value="1171">
            <text:p>1171</text:p>
          </table:table-cell>
          <table:table-cell table:formula="of:=2010-[.B377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Jeszicka</text:p>
          </table:table-cell>
          <table:table-cell office:value-type="float" office:value="1987">
            <text:p>1987</text:p>
          </table:table-cell>
          <table:table-cell office:value-type="float" office:value="5645">
            <text:p>5645</text:p>
          </table:table-cell>
          <table:table-cell table:formula="of:=2010-[.B377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ianam</text:p>
          </table:table-cell>
          <table:table-cell office:value-type="float" office:value="1987">
            <text:p>1987</text:p>
          </table:table-cell>
          <table:table-cell office:value-type="float" office:value="13276">
            <text:p>13276</text:p>
          </table:table-cell>
          <table:table-cell table:formula="of:=2010-[.B377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AnneliR</text:p>
          </table:table-cell>
          <table:table-cell office:value-type="float" office:value="1987">
            <text:p>1987</text:p>
          </table:table-cell>
          <table:table-cell office:value-type="float" office:value="911">
            <text:p>911</text:p>
          </table:table-cell>
          <table:table-cell table:formula="of:=2010-[.B378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abymoon</text:p>
          </table:table-cell>
          <table:table-cell office:value-type="float" office:value="1987">
            <text:p>1987</text:p>
          </table:table-cell>
          <table:table-cell office:value-type="float" office:value="9352">
            <text:p>9352</text:p>
          </table:table-cell>
          <table:table-cell table:formula="of:=2010-[.B378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L86</text:p>
          </table:table-cell>
          <table:table-cell office:value-type="float" office:value="1987">
            <text:p>1987</text:p>
          </table:table-cell>
          <table:table-cell office:value-type="float" office:value="15718">
            <text:p>15718</text:p>
          </table:table-cell>
          <table:table-cell table:formula="of:=2010-[.B378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vaLinnea</text:p>
          </table:table-cell>
          <table:table-cell office:value-type="float" office:value="1987">
            <text:p>1987</text:p>
          </table:table-cell>
          <table:table-cell office:value-type="float" office:value="974">
            <text:p>974</text:p>
          </table:table-cell>
          <table:table-cell table:formula="of:=2010-[.B378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lliz</text:p>
          </table:table-cell>
          <table:table-cell office:value-type="float" office:value="1987">
            <text:p>1987</text:p>
          </table:table-cell>
          <table:table-cell office:value-type="float" office:value="34152">
            <text:p>34152</text:p>
          </table:table-cell>
          <table:table-cell table:formula="of:=2010-[.B378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Isse</text:p>
          </table:table-cell>
          <table:table-cell office:value-type="float" office:value="1987">
            <text:p>1987</text:p>
          </table:table-cell>
          <table:table-cell office:value-type="float" office:value="6692">
            <text:p>6692</text:p>
          </table:table-cell>
          <table:table-cell table:formula="of:=2010-[.B378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hadows</text:p>
          </table:table-cell>
          <table:table-cell office:value-type="float" office:value="1987">
            <text:p>1987</text:p>
          </table:table-cell>
          <table:table-cell office:value-type="float" office:value="35269">
            <text:p>35269</text:p>
          </table:table-cell>
          <table:table-cell table:formula="of:=2010-[.B378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ara1986</text:p>
          </table:table-cell>
          <table:table-cell office:value-type="float" office:value="1987">
            <text:p>1987</text:p>
          </table:table-cell>
          <table:table-cell office:value-type="float" office:value="726">
            <text:p>726</text:p>
          </table:table-cell>
          <table:table-cell table:formula="of:=2010-[.B378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Uppa</text:p>
          </table:table-cell>
          <table:table-cell office:value-type="float" office:value="1987">
            <text:p>1987</text:p>
          </table:table-cell>
          <table:table-cell office:value-type="float" office:value="956">
            <text:p>956</text:p>
          </table:table-cell>
          <table:table-cell table:formula="of:=2010-[.B378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asty</text:p>
          </table:table-cell>
          <table:table-cell office:value-type="float" office:value="1987">
            <text:p>1987</text:p>
          </table:table-cell>
          <table:table-cell office:value-type="float" office:value="1273">
            <text:p>1273</text:p>
          </table:table-cell>
          <table:table-cell table:formula="of:=2010-[.B378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erika86</text:p>
          </table:table-cell>
          <table:table-cell office:value-type="float" office:value="1987">
            <text:p>1987</text:p>
          </table:table-cell>
          <table:table-cell office:value-type="float" office:value="39">
            <text:p>39</text:p>
          </table:table-cell>
          <table:table-cell table:formula="of:=2010-[.B379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24996">
            <text:p>24996</text:p>
          </table:table-cell>
          <table:table-cell table:formula="of:=2010-[.B3791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Pumlan</text:p>
          </table:table-cell>
          <table:table-cell office:value-type="float" office:value="1987">
            <text:p>1987</text:p>
          </table:table-cell>
          <table:table-cell office:value-type="float" office:value="11842">
            <text:p>11842</text:p>
          </table:table-cell>
          <table:table-cell table:formula="of:=2010-[.B3792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krabban</text:p>
          </table:table-cell>
          <table:table-cell office:value-type="float" office:value="1987">
            <text:p>1987</text:p>
          </table:table-cell>
          <table:table-cell office:value-type="float" office:value="1321">
            <text:p>1321</text:p>
          </table:table-cell>
          <table:table-cell table:formula="of:=2010-[.B3793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niliten</text:p>
          </table:table-cell>
          <table:table-cell office:value-type="float" office:value="1987">
            <text:p>1987</text:p>
          </table:table-cell>
          <table:table-cell office:value-type="float" office:value="1114">
            <text:p>1114</text:p>
          </table:table-cell>
          <table:table-cell table:formula="of:=2010-[.B3794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ha</text:p>
          </table:table-cell>
          <table:table-cell office:value-type="float" office:value="1987">
            <text:p>1987</text:p>
          </table:table-cell>
          <table:table-cell office:value-type="float" office:value="84">
            <text:p>84</text:p>
          </table:table-cell>
          <table:table-cell table:formula="of:=2010-[.B3795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linn</text:p>
          </table:table-cell>
          <table:table-cell office:value-type="float" office:value="1987">
            <text:p>1987</text:p>
          </table:table-cell>
          <table:table-cell office:value-type="float" office:value="26">
            <text:p>26</text:p>
          </table:table-cell>
          <table:table-cell table:formula="of:=2010-[.B3796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Deborah</text:p>
          </table:table-cell>
          <table:table-cell office:value-type="float" office:value="1987">
            <text:p>1987</text:p>
          </table:table-cell>
          <table:table-cell office:value-type="float" office:value="1468">
            <text:p>1468</text:p>
          </table:table-cell>
          <table:table-cell table:formula="of:=2010-[.B3797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inimus</text:p>
          </table:table-cell>
          <table:table-cell office:value-type="float" office:value="1987">
            <text:p>1987</text:p>
          </table:table-cell>
          <table:table-cell office:value-type="float" office:value="4147">
            <text:p>4147</text:p>
          </table:table-cell>
          <table:table-cell table:formula="of:=2010-[.B3798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Sofiej</text:p>
          </table:table-cell>
          <table:table-cell office:value-type="float" office:value="1987">
            <text:p>1987</text:p>
          </table:table-cell>
          <table:table-cell office:value-type="float" office:value="11665">
            <text:p>11665</text:p>
          </table:table-cell>
          <table:table-cell table:formula="of:=2010-[.B3799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mayilin</text:p>
          </table:table-cell>
          <table:table-cell office:value-type="float" office:value="1987">
            <text:p>1987</text:p>
          </table:table-cell>
          <table:table-cell office:value-type="float" office:value="416">
            <text:p>416</text:p>
          </table:table-cell>
          <table:table-cell table:formula="of:=2010-[.B3800]"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string">
            <text:p>noorah</text:p>
          </table:table-cell>
          <table:table-cell office:value-type="float" office:value="1988">
            <text:p>1988</text:p>
          </table:table-cell>
          <table:table-cell office:value-type="float" office:value="46631">
            <text:p>46631</text:p>
          </table:table-cell>
          <table:table-cell table:formula="of:=2010-[.B380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stillo</text:p>
          </table:table-cell>
          <table:table-cell office:value-type="float" office:value="1988">
            <text:p>1988</text:p>
          </table:table-cell>
          <table:table-cell office:value-type="float" office:value="295458">
            <text:p>295458</text:p>
          </table:table-cell>
          <table:table-cell table:formula="of:=2010-[.B380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nnaEmma01</text:p>
          </table:table-cell>
          <table:table-cell office:value-type="float" office:value="1988">
            <text:p>1988</text:p>
          </table:table-cell>
          <table:table-cell office:value-type="float" office:value="18353">
            <text:p>18353</text:p>
          </table:table-cell>
          <table:table-cell table:formula="of:=2010-[.B380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oris</text:p>
          </table:table-cell>
          <table:table-cell office:value-type="float" office:value="1988">
            <text:p>1988</text:p>
          </table:table-cell>
          <table:table-cell office:value-type="float" office:value="148440">
            <text:p>148440</text:p>
          </table:table-cell>
          <table:table-cell table:formula="of:=2010-[.B380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ldsjäl</text:p>
          </table:table-cell>
          <table:table-cell office:value-type="float" office:value="1988">
            <text:p>1988</text:p>
          </table:table-cell>
          <table:table-cell office:value-type="float" office:value="30930">
            <text:p>30930</text:p>
          </table:table-cell>
          <table:table-cell table:formula="of:=2010-[.B380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apan87</text:p>
          </table:table-cell>
          <table:table-cell office:value-type="float" office:value="1988">
            <text:p>1988</text:p>
          </table:table-cell>
          <table:table-cell office:value-type="float" office:value="37633">
            <text:p>37633</text:p>
          </table:table-cell>
          <table:table-cell table:formula="of:=2010-[.B380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lvirasmamma</text:p>
          </table:table-cell>
          <table:table-cell office:value-type="float" office:value="1988">
            <text:p>1988</text:p>
          </table:table-cell>
          <table:table-cell office:value-type="float" office:value="14406">
            <text:p>14406</text:p>
          </table:table-cell>
          <table:table-cell table:formula="of:=2010-[.B380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oRi</text:p>
          </table:table-cell>
          <table:table-cell office:value-type="float" office:value="1988">
            <text:p>1988</text:p>
          </table:table-cell>
          <table:table-cell office:value-type="float" office:value="50790">
            <text:p>50790</text:p>
          </table:table-cell>
          <table:table-cell table:formula="of:=2010-[.B380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Fjärilen72</text:p>
          </table:table-cell>
          <table:table-cell office:value-type="float" office:value="1988">
            <text:p>1988</text:p>
          </table:table-cell>
          <table:table-cell office:value-type="float" office:value="58806">
            <text:p>58806</text:p>
          </table:table-cell>
          <table:table-cell table:formula="of:=2010-[.B380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wiizz</text:p>
          </table:table-cell>
          <table:table-cell office:value-type="float" office:value="1988">
            <text:p>1988</text:p>
          </table:table-cell>
          <table:table-cell office:value-type="float" office:value="39870">
            <text:p>39870</text:p>
          </table:table-cell>
          <table:table-cell table:formula="of:=2010-[.B381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llfjompa</text:p>
          </table:table-cell>
          <table:table-cell office:value-type="float" office:value="1988">
            <text:p>1988</text:p>
          </table:table-cell>
          <table:table-cell office:value-type="float" office:value="41404">
            <text:p>41404</text:p>
          </table:table-cell>
          <table:table-cell table:formula="of:=2010-[.B381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ngelinas mamma</text:p>
          </table:table-cell>
          <table:table-cell office:value-type="float" office:value="1988">
            <text:p>1988</text:p>
          </table:table-cell>
          <table:table-cell office:value-type="float" office:value="6790">
            <text:p>6790</text:p>
          </table:table-cell>
          <table:table-cell table:formula="of:=2010-[.B381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orvmedbröd</text:p>
          </table:table-cell>
          <table:table-cell office:value-type="float" office:value="1988">
            <text:p>1988</text:p>
          </table:table-cell>
          <table:table-cell office:value-type="float" office:value="174955">
            <text:p>174955</text:p>
          </table:table-cell>
          <table:table-cell table:formula="of:=2010-[.B381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lja87</text:p>
          </table:table-cell>
          <table:table-cell office:value-type="float" office:value="1988">
            <text:p>1988</text:p>
          </table:table-cell>
          <table:table-cell office:value-type="float" office:value="8470">
            <text:p>8470</text:p>
          </table:table-cell>
          <table:table-cell table:formula="of:=2010-[.B381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ocos87</text:p>
          </table:table-cell>
          <table:table-cell office:value-type="float" office:value="1988">
            <text:p>1988</text:p>
          </table:table-cell>
          <table:table-cell office:value-type="float" office:value="51677">
            <text:p>51677</text:p>
          </table:table-cell>
          <table:table-cell table:formula="of:=2010-[.B381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ohannapanna87</text:p>
          </table:table-cell>
          <table:table-cell office:value-type="float" office:value="1988">
            <text:p>1988</text:p>
          </table:table-cell>
          <table:table-cell office:value-type="float" office:value="29334">
            <text:p>29334</text:p>
          </table:table-cell>
          <table:table-cell table:formula="of:=2010-[.B381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uteElliz</text:p>
          </table:table-cell>
          <table:table-cell office:value-type="float" office:value="1988">
            <text:p>1988</text:p>
          </table:table-cell>
          <table:table-cell office:value-type="float" office:value="151183">
            <text:p>151183</text:p>
          </table:table-cell>
          <table:table-cell table:formula="of:=2010-[.B381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ainted</text:p>
          </table:table-cell>
          <table:table-cell office:value-type="float" office:value="1988">
            <text:p>1988</text:p>
          </table:table-cell>
          <table:table-cell office:value-type="float" office:value="36394">
            <text:p>36394</text:p>
          </table:table-cell>
          <table:table-cell table:formula="of:=2010-[.B381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eeTee</text:p>
          </table:table-cell>
          <table:table-cell office:value-type="float" office:value="1988">
            <text:p>1988</text:p>
          </table:table-cell>
          <table:table-cell office:value-type="float" office:value="48028">
            <text:p>48028</text:p>
          </table:table-cell>
          <table:table-cell table:formula="of:=2010-[.B381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ickos</text:p>
          </table:table-cell>
          <table:table-cell office:value-type="float" office:value="1988">
            <text:p>1988</text:p>
          </table:table-cell>
          <table:table-cell office:value-type="float" office:value="17332">
            <text:p>17332</text:p>
          </table:table-cell>
          <table:table-cell table:formula="of:=2010-[.B382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ximumtaste</text:p>
          </table:table-cell>
          <table:table-cell office:value-type="float" office:value="1988">
            <text:p>1988</text:p>
          </table:table-cell>
          <table:table-cell office:value-type="float" office:value="21271">
            <text:p>21271</text:p>
          </table:table-cell>
          <table:table-cell table:formula="of:=2010-[.B382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andrablom</text:p>
          </table:table-cell>
          <table:table-cell office:value-type="float" office:value="1988">
            <text:p>1988</text:p>
          </table:table-cell>
          <table:table-cell office:value-type="float" office:value="41323">
            <text:p>41323</text:p>
          </table:table-cell>
          <table:table-cell table:formula="of:=2010-[.B382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enny87</text:p>
          </table:table-cell>
          <table:table-cell office:value-type="float" office:value="1988">
            <text:p>1988</text:p>
          </table:table-cell>
          <table:table-cell office:value-type="float" office:value="45212">
            <text:p>45212</text:p>
          </table:table-cell>
          <table:table-cell table:formula="of:=2010-[.B382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tefanie</text:p>
          </table:table-cell>
          <table:table-cell office:value-type="float" office:value="1988">
            <text:p>1988</text:p>
          </table:table-cell>
          <table:table-cell office:value-type="float" office:value="101415">
            <text:p>101415</text:p>
          </table:table-cell>
          <table:table-cell table:formula="of:=2010-[.B382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iiskuneiti</text:p>
          </table:table-cell>
          <table:table-cell office:value-type="float" office:value="1988">
            <text:p>1988</text:p>
          </table:table-cell>
          <table:table-cell office:value-type="float" office:value="105887">
            <text:p>105887</text:p>
          </table:table-cell>
          <table:table-cell table:formula="of:=2010-[.B382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Denise87</text:p>
          </table:table-cell>
          <table:table-cell office:value-type="float" office:value="1988">
            <text:p>1988</text:p>
          </table:table-cell>
          <table:table-cell office:value-type="float" office:value="12738">
            <text:p>12738</text:p>
          </table:table-cell>
          <table:table-cell table:formula="of:=2010-[.B382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llasmilla</text:p>
          </table:table-cell>
          <table:table-cell office:value-type="float" office:value="1988">
            <text:p>1988</text:p>
          </table:table-cell>
          <table:table-cell office:value-type="float" office:value="81070">
            <text:p>81070</text:p>
          </table:table-cell>
          <table:table-cell table:formula="of:=2010-[.B382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ess87</text:p>
          </table:table-cell>
          <table:table-cell office:value-type="float" office:value="1988">
            <text:p>1988</text:p>
          </table:table-cell>
          <table:table-cell office:value-type="float" office:value="43606">
            <text:p>43606</text:p>
          </table:table-cell>
          <table:table-cell table:formula="of:=2010-[.B382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harlotte1987</text:p>
          </table:table-cell>
          <table:table-cell office:value-type="float" office:value="1988">
            <text:p>1988</text:p>
          </table:table-cell>
          <table:table-cell office:value-type="float" office:value="18662">
            <text:p>18662</text:p>
          </table:table-cell>
          <table:table-cell table:formula="of:=2010-[.B382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hundpuss</text:p>
          </table:table-cell>
          <table:table-cell office:value-type="float" office:value="1988">
            <text:p>1988</text:p>
          </table:table-cell>
          <table:table-cell office:value-type="float" office:value="412964">
            <text:p>412964</text:p>
          </table:table-cell>
          <table:table-cell table:formula="of:=2010-[.B383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zusephre</text:p>
          </table:table-cell>
          <table:table-cell office:value-type="float" office:value="1988">
            <text:p>1988</text:p>
          </table:table-cell>
          <table:table-cell office:value-type="float" office:value="61452">
            <text:p>61452</text:p>
          </table:table-cell>
          <table:table-cell table:formula="of:=2010-[.B383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usshh</text:p>
          </table:table-cell>
          <table:table-cell office:value-type="float" office:value="1988">
            <text:p>1988</text:p>
          </table:table-cell>
          <table:table-cell office:value-type="float" office:value="74944">
            <text:p>74944</text:p>
          </table:table-cell>
          <table:table-cell table:formula="of:=2010-[.B383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ifesoj</text:p>
          </table:table-cell>
          <table:table-cell office:value-type="float" office:value="1988">
            <text:p>1988</text:p>
          </table:table-cell>
          <table:table-cell office:value-type="float" office:value="15462">
            <text:p>15462</text:p>
          </table:table-cell>
          <table:table-cell table:formula="of:=2010-[.B383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toltmamma87</text:p>
          </table:table-cell>
          <table:table-cell office:value-type="float" office:value="1988">
            <text:p>1988</text:p>
          </table:table-cell>
          <table:table-cell office:value-type="float" office:value="23850">
            <text:p>23850</text:p>
          </table:table-cell>
          <table:table-cell table:formula="of:=2010-[.B383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ampis</text:p>
          </table:table-cell>
          <table:table-cell office:value-type="float" office:value="1988">
            <text:p>1988</text:p>
          </table:table-cell>
          <table:table-cell office:value-type="float" office:value="10879">
            <text:p>10879</text:p>
          </table:table-cell>
          <table:table-cell table:formula="of:=2010-[.B383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indistar</text:p>
          </table:table-cell>
          <table:table-cell office:value-type="float" office:value="1988">
            <text:p>1988</text:p>
          </table:table-cell>
          <table:table-cell office:value-type="float" office:value="22035">
            <text:p>22035</text:p>
          </table:table-cell>
          <table:table-cell table:formula="of:=2010-[.B383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agorummet 3</text:p>
          </table:table-cell>
          <table:table-cell office:value-type="float" office:value="1988">
            <text:p>1988</text:p>
          </table:table-cell>
          <table:table-cell office:value-type="float" office:value="13217">
            <text:p>13217</text:p>
          </table:table-cell>
          <table:table-cell table:formula="of:=2010-[.B383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encie</text:p>
          </table:table-cell>
          <table:table-cell office:value-type="float" office:value="1988">
            <text:p>1988</text:p>
          </table:table-cell>
          <table:table-cell office:value-type="float" office:value="25575">
            <text:p>25575</text:p>
          </table:table-cell>
          <table:table-cell table:formula="of:=2010-[.B383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ess1987</text:p>
          </table:table-cell>
          <table:table-cell office:value-type="float" office:value="1988">
            <text:p>1988</text:p>
          </table:table-cell>
          <table:table-cell office:value-type="float" office:value="50656">
            <text:p>50656</text:p>
          </table:table-cell>
          <table:table-cell table:formula="of:=2010-[.B383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Yori</text:p>
          </table:table-cell>
          <table:table-cell office:value-type="float" office:value="1988">
            <text:p>1988</text:p>
          </table:table-cell>
          <table:table-cell office:value-type="float" office:value="10595">
            <text:p>10595</text:p>
          </table:table-cell>
          <table:table-cell table:formula="of:=2010-[.B384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tenMamma</text:p>
          </table:table-cell>
          <table:table-cell office:value-type="float" office:value="1988">
            <text:p>1988</text:p>
          </table:table-cell>
          <table:table-cell office:value-type="float" office:value="12882">
            <text:p>12882</text:p>
          </table:table-cell>
          <table:table-cell table:formula="of:=2010-[.B384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kemaker</text:p>
          </table:table-cell>
          <table:table-cell office:value-type="float" office:value="1988">
            <text:p>1988</text:p>
          </table:table-cell>
          <table:table-cell office:value-type="float" office:value="14681">
            <text:p>14681</text:p>
          </table:table-cell>
          <table:table-cell table:formula="of:=2010-[.B384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olglimtar</text:p>
          </table:table-cell>
          <table:table-cell office:value-type="float" office:value="1988">
            <text:p>1988</text:p>
          </table:table-cell>
          <table:table-cell office:value-type="float" office:value="56252">
            <text:p>56252</text:p>
          </table:table-cell>
          <table:table-cell table:formula="of:=2010-[.B384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uperizza</text:p>
          </table:table-cell>
          <table:table-cell office:value-type="float" office:value="1988">
            <text:p>1988</text:p>
          </table:table-cell>
          <table:table-cell office:value-type="float" office:value="26594">
            <text:p>26594</text:p>
          </table:table-cell>
          <table:table-cell table:formula="of:=2010-[.B384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ebis090614</text:p>
          </table:table-cell>
          <table:table-cell office:value-type="float" office:value="1988">
            <text:p>1988</text:p>
          </table:table-cell>
          <table:table-cell office:value-type="float" office:value="44070">
            <text:p>44070</text:p>
          </table:table-cell>
          <table:table-cell table:formula="of:=2010-[.B384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IsaViolia</text:p>
          </table:table-cell>
          <table:table-cell office:value-type="float" office:value="1988">
            <text:p>1988</text:p>
          </table:table-cell>
          <table:table-cell office:value-type="float" office:value="19926">
            <text:p>19926</text:p>
          </table:table-cell>
          <table:table-cell table:formula="of:=2010-[.B384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jlinsa</text:p>
          </table:table-cell>
          <table:table-cell office:value-type="float" office:value="1988">
            <text:p>1988</text:p>
          </table:table-cell>
          <table:table-cell office:value-type="float" office:value="50013">
            <text:p>50013</text:p>
          </table:table-cell>
          <table:table-cell table:formula="of:=2010-[.B384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ngeni</text:p>
          </table:table-cell>
          <table:table-cell office:value-type="float" office:value="1988">
            <text:p>1988</text:p>
          </table:table-cell>
          <table:table-cell office:value-type="float" office:value="185572">
            <text:p>185572</text:p>
          </table:table-cell>
          <table:table-cell table:formula="of:=2010-[.B384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tuldan</text:p>
          </table:table-cell>
          <table:table-cell office:value-type="float" office:value="1988">
            <text:p>1988</text:p>
          </table:table-cell>
          <table:table-cell office:value-type="float" office:value="8970">
            <text:p>8970</text:p>
          </table:table-cell>
          <table:table-cell table:formula="of:=2010-[.B384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Dää</text:p>
          </table:table-cell>
          <table:table-cell office:value-type="float" office:value="1988">
            <text:p>1988</text:p>
          </table:table-cell>
          <table:table-cell office:value-type="float" office:value="29883">
            <text:p>29883</text:p>
          </table:table-cell>
          <table:table-cell table:formula="of:=2010-[.B385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Dakine</text:p>
          </table:table-cell>
          <table:table-cell office:value-type="float" office:value="1988">
            <text:p>1988</text:p>
          </table:table-cell>
          <table:table-cell office:value-type="float" office:value="145821">
            <text:p>145821</text:p>
          </table:table-cell>
          <table:table-cell table:formula="of:=2010-[.B385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attfrost</text:p>
          </table:table-cell>
          <table:table-cell office:value-type="float" office:value="1988">
            <text:p>1988</text:p>
          </table:table-cell>
          <table:table-cell office:value-type="float" office:value="114814">
            <text:p>114814</text:p>
          </table:table-cell>
          <table:table-cell table:formula="of:=2010-[.B385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lize87</text:p>
          </table:table-cell>
          <table:table-cell office:value-type="float" office:value="1988">
            <text:p>1988</text:p>
          </table:table-cell>
          <table:table-cell office:value-type="float" office:value="8339">
            <text:p>8339</text:p>
          </table:table-cell>
          <table:table-cell table:formula="of:=2010-[.B385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llja</text:p>
          </table:table-cell>
          <table:table-cell office:value-type="float" office:value="1988">
            <text:p>1988</text:p>
          </table:table-cell>
          <table:table-cell office:value-type="float" office:value="30101">
            <text:p>30101</text:p>
          </table:table-cell>
          <table:table-cell table:formula="of:=2010-[.B385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ärröförfän</text:p>
          </table:table-cell>
          <table:table-cell office:value-type="float" office:value="1988">
            <text:p>1988</text:p>
          </table:table-cell>
          <table:table-cell office:value-type="float" office:value="2104">
            <text:p>2104</text:p>
          </table:table-cell>
          <table:table-cell table:formula="of:=2010-[.B385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Irit</text:p>
          </table:table-cell>
          <table:table-cell office:value-type="float" office:value="1988">
            <text:p>1988</text:p>
          </table:table-cell>
          <table:table-cell office:value-type="float" office:value="11943">
            <text:p>11943</text:p>
          </table:table-cell>
          <table:table-cell table:formula="of:=2010-[.B385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InHeaven</text:p>
          </table:table-cell>
          <table:table-cell office:value-type="float" office:value="1988">
            <text:p>1988</text:p>
          </table:table-cell>
          <table:table-cell office:value-type="float" office:value="184406">
            <text:p>184406</text:p>
          </table:table-cell>
          <table:table-cell table:formula="of:=2010-[.B385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eenda</text:p>
          </table:table-cell>
          <table:table-cell office:value-type="float" office:value="1988">
            <text:p>1988</text:p>
          </table:table-cell>
          <table:table-cell office:value-type="float" office:value="13425">
            <text:p>13425</text:p>
          </table:table-cell>
          <table:table-cell table:formula="of:=2010-[.B385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yousou</text:p>
          </table:table-cell>
          <table:table-cell office:value-type="float" office:value="1988">
            <text:p>1988</text:p>
          </table:table-cell>
          <table:table-cell office:value-type="float" office:value="4984">
            <text:p>4984</text:p>
          </table:table-cell>
          <table:table-cell table:formula="of:=2010-[.B385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attastrand</text:p>
          </table:table-cell>
          <table:table-cell office:value-type="float" office:value="1988">
            <text:p>1988</text:p>
          </table:table-cell>
          <table:table-cell office:value-type="float" office:value="4086">
            <text:p>4086</text:p>
          </table:table-cell>
          <table:table-cell table:formula="of:=2010-[.B386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inderella87</text:p>
          </table:table-cell>
          <table:table-cell office:value-type="float" office:value="1988">
            <text:p>1988</text:p>
          </table:table-cell>
          <table:table-cell office:value-type="float" office:value="14800">
            <text:p>14800</text:p>
          </table:table-cell>
          <table:table-cell table:formula="of:=2010-[.B386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iAnnaMaria</text:p>
          </table:table-cell>
          <table:table-cell office:value-type="float" office:value="1988">
            <text:p>1988</text:p>
          </table:table-cell>
          <table:table-cell office:value-type="float" office:value="32672">
            <text:p>32672</text:p>
          </table:table-cell>
          <table:table-cell table:formula="of:=2010-[.B386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Uliise</text:p>
          </table:table-cell>
          <table:table-cell office:value-type="float" office:value="1988">
            <text:p>1988</text:p>
          </table:table-cell>
          <table:table-cell office:value-type="float" office:value="60815">
            <text:p>60815</text:p>
          </table:table-cell>
          <table:table-cell table:formula="of:=2010-[.B386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IngGa</text:p>
          </table:table-cell>
          <table:table-cell office:value-type="float" office:value="1988">
            <text:p>1988</text:p>
          </table:table-cell>
          <table:table-cell office:value-type="float" office:value="13302">
            <text:p>13302</text:p>
          </table:table-cell>
          <table:table-cell table:formula="of:=2010-[.B386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itrogen</text:p>
          </table:table-cell>
          <table:table-cell office:value-type="float" office:value="1988">
            <text:p>1988</text:p>
          </table:table-cell>
          <table:table-cell office:value-type="float" office:value="62184">
            <text:p>62184</text:p>
          </table:table-cell>
          <table:table-cell table:formula="of:=2010-[.B386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Hanna01</text:p>
          </table:table-cell>
          <table:table-cell office:value-type="float" office:value="1988">
            <text:p>1988</text:p>
          </table:table-cell>
          <table:table-cell office:value-type="float" office:value="37254">
            <text:p>37254</text:p>
          </table:table-cell>
          <table:table-cell table:formula="of:=2010-[.B386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Grålle</text:p>
          </table:table-cell>
          <table:table-cell office:value-type="float" office:value="1988">
            <text:p>1988</text:p>
          </table:table-cell>
          <table:table-cell office:value-type="float" office:value="12960">
            <text:p>12960</text:p>
          </table:table-cell>
          <table:table-cell table:formula="of:=2010-[.B386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7of9</text:p>
          </table:table-cell>
          <table:table-cell office:value-type="float" office:value="1988">
            <text:p>1988</text:p>
          </table:table-cell>
          <table:table-cell office:value-type="float" office:value="25634">
            <text:p>25634</text:p>
          </table:table-cell>
          <table:table-cell table:formula="of:=2010-[.B386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Hedda89</text:p>
          </table:table-cell>
          <table:table-cell office:value-type="float" office:value="1988">
            <text:p>1988</text:p>
          </table:table-cell>
          <table:table-cell office:value-type="float" office:value="17900">
            <text:p>17900</text:p>
          </table:table-cell>
          <table:table-cell table:formula="of:=2010-[.B386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inika</text:p>
          </table:table-cell>
          <table:table-cell office:value-type="float" office:value="1988">
            <text:p>1988</text:p>
          </table:table-cell>
          <table:table-cell office:value-type="float" office:value="20644">
            <text:p>20644</text:p>
          </table:table-cell>
          <table:table-cell table:formula="of:=2010-[.B387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ahna87</text:p>
          </table:table-cell>
          <table:table-cell office:value-type="float" office:value="1988">
            <text:p>1988</text:p>
          </table:table-cell>
          <table:table-cell office:value-type="float" office:value="18239">
            <text:p>18239</text:p>
          </table:table-cell>
          <table:table-cell table:formula="of:=2010-[.B387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pril87an</text:p>
          </table:table-cell>
          <table:table-cell office:value-type="float" office:value="1988">
            <text:p>1988</text:p>
          </table:table-cell>
          <table:table-cell office:value-type="float" office:value="24818">
            <text:p>24818</text:p>
          </table:table-cell>
          <table:table-cell table:formula="of:=2010-[.B387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wiitii</text:p>
          </table:table-cell>
          <table:table-cell office:value-type="float" office:value="1988">
            <text:p>1988</text:p>
          </table:table-cell>
          <table:table-cell office:value-type="float" office:value="143859">
            <text:p>143859</text:p>
          </table:table-cell>
          <table:table-cell table:formula="of:=2010-[.B387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Dohgon</text:p>
          </table:table-cell>
          <table:table-cell office:value-type="float" office:value="1988">
            <text:p>1988</text:p>
          </table:table-cell>
          <table:table-cell office:value-type="float" office:value="111050">
            <text:p>111050</text:p>
          </table:table-cell>
          <table:table-cell table:formula="of:=2010-[.B387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ninis</text:p>
          </table:table-cell>
          <table:table-cell office:value-type="float" office:value="1988">
            <text:p>1988</text:p>
          </table:table-cell>
          <table:table-cell office:value-type="float" office:value="15794">
            <text:p>15794</text:p>
          </table:table-cell>
          <table:table-cell table:formula="of:=2010-[.B387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splundskan</text:p>
          </table:table-cell>
          <table:table-cell office:value-type="float" office:value="1988">
            <text:p>1988</text:p>
          </table:table-cell>
          <table:table-cell office:value-type="float" office:value="35254">
            <text:p>35254</text:p>
          </table:table-cell>
          <table:table-cell table:formula="of:=2010-[.B387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ose</text:p>
          </table:table-cell>
          <table:table-cell office:value-type="float" office:value="1988">
            <text:p>1988</text:p>
          </table:table-cell>
          <table:table-cell office:value-type="float" office:value="12789">
            <text:p>12789</text:p>
          </table:table-cell>
          <table:table-cell table:formula="of:=2010-[.B387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FamÅsling</text:p>
          </table:table-cell>
          <table:table-cell office:value-type="float" office:value="1988">
            <text:p>1988</text:p>
          </table:table-cell>
          <table:table-cell office:value-type="float" office:value="44586">
            <text:p>44586</text:p>
          </table:table-cell>
          <table:table-cell table:formula="of:=2010-[.B387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rysoul</text:p>
          </table:table-cell>
          <table:table-cell office:value-type="float" office:value="1988">
            <text:p>1988</text:p>
          </table:table-cell>
          <table:table-cell office:value-type="float" office:value="41876">
            <text:p>41876</text:p>
          </table:table-cell>
          <table:table-cell table:formula="of:=2010-[.B387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ickaann</text:p>
          </table:table-cell>
          <table:table-cell office:value-type="float" office:value="1988">
            <text:p>1988</text:p>
          </table:table-cell>
          <table:table-cell office:value-type="float" office:value="6374">
            <text:p>6374</text:p>
          </table:table-cell>
          <table:table-cell table:formula="of:=2010-[.B388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lin hogberg</text:p>
          </table:table-cell>
          <table:table-cell office:value-type="float" office:value="1988">
            <text:p>1988</text:p>
          </table:table-cell>
          <table:table-cell office:value-type="float" office:value="17130">
            <text:p>17130</text:p>
          </table:table-cell>
          <table:table-cell table:formula="of:=2010-[.B388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988">
            <text:p>1988</text:p>
          </table:table-cell>
          <table:table-cell office:value-type="float" office:value="5859">
            <text:p>5859</text:p>
          </table:table-cell>
          <table:table-cell table:formula="of:=2010-[.B388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iimen</text:p>
          </table:table-cell>
          <table:table-cell office:value-type="float" office:value="1988">
            <text:p>1988</text:p>
          </table:table-cell>
          <table:table-cell office:value-type="float" office:value="36981">
            <text:p>36981</text:p>
          </table:table-cell>
          <table:table-cell table:formula="of:=2010-[.B388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taaaaar</text:p>
          </table:table-cell>
          <table:table-cell office:value-type="float" office:value="1988">
            <text:p>1988</text:p>
          </table:table-cell>
          <table:table-cell office:value-type="float" office:value="17484">
            <text:p>17484</text:p>
          </table:table-cell>
          <table:table-cell table:formula="of:=2010-[.B388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XLinneaX</text:p>
          </table:table-cell>
          <table:table-cell office:value-type="float" office:value="1988">
            <text:p>1988</text:p>
          </table:table-cell>
          <table:table-cell office:value-type="float" office:value="6323">
            <text:p>6323</text:p>
          </table:table-cell>
          <table:table-cell table:formula="of:=2010-[.B388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mejli</text:p>
          </table:table-cell>
          <table:table-cell office:value-type="float" office:value="1988">
            <text:p>1988</text:p>
          </table:table-cell>
          <table:table-cell office:value-type="float" office:value="31376">
            <text:p>31376</text:p>
          </table:table-cell>
          <table:table-cell table:formula="of:=2010-[.B388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milita</text:p>
          </table:table-cell>
          <table:table-cell office:value-type="float" office:value="1988">
            <text:p>1988</text:p>
          </table:table-cell>
          <table:table-cell office:value-type="float" office:value="6789">
            <text:p>6789</text:p>
          </table:table-cell>
          <table:table-cell table:formula="of:=2010-[.B388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mi11a87</text:p>
          </table:table-cell>
          <table:table-cell office:value-type="float" office:value="1988">
            <text:p>1988</text:p>
          </table:table-cell>
          <table:table-cell office:value-type="float" office:value="20229">
            <text:p>20229</text:p>
          </table:table-cell>
          <table:table-cell table:formula="of:=2010-[.B388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weetfia</text:p>
          </table:table-cell>
          <table:table-cell office:value-type="float" office:value="1988">
            <text:p>1988</text:p>
          </table:table-cell>
          <table:table-cell office:value-type="float" office:value="52325">
            <text:p>52325</text:p>
          </table:table-cell>
          <table:table-cell table:formula="of:=2010-[.B388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ina03</text:p>
          </table:table-cell>
          <table:table-cell office:value-type="float" office:value="1988">
            <text:p>1988</text:p>
          </table:table-cell>
          <table:table-cell office:value-type="float" office:value="5202">
            <text:p>5202</text:p>
          </table:table-cell>
          <table:table-cell table:formula="of:=2010-[.B389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ustrollen</text:p>
          </table:table-cell>
          <table:table-cell office:value-type="float" office:value="1988">
            <text:p>1988</text:p>
          </table:table-cell>
          <table:table-cell office:value-type="float" office:value="66464">
            <text:p>66464</text:p>
          </table:table-cell>
          <table:table-cell table:formula="of:=2010-[.B389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ofie 87</text:p>
          </table:table-cell>
          <table:table-cell office:value-type="float" office:value="1988">
            <text:p>1988</text:p>
          </table:table-cell>
          <table:table-cell office:value-type="float" office:value="12394">
            <text:p>12394</text:p>
          </table:table-cell>
          <table:table-cell table:formula="of:=2010-[.B389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Waite</text:p>
          </table:table-cell>
          <table:table-cell office:value-type="float" office:value="1988">
            <text:p>1988</text:p>
          </table:table-cell>
          <table:table-cell office:value-type="float" office:value="9048">
            <text:p>9048</text:p>
          </table:table-cell>
          <table:table-cell table:formula="of:=2010-[.B389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ockerbullen</text:p>
          </table:table-cell>
          <table:table-cell office:value-type="float" office:value="1988">
            <text:p>1988</text:p>
          </table:table-cell>
          <table:table-cell office:value-type="float" office:value="23035">
            <text:p>23035</text:p>
          </table:table-cell>
          <table:table-cell table:formula="of:=2010-[.B389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988">
            <text:p>1988</text:p>
          </table:table-cell>
          <table:table-cell office:value-type="float" office:value="3358">
            <text:p>3358</text:p>
          </table:table-cell>
          <table:table-cell table:formula="of:=2010-[.B389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illen</text:p>
          </table:table-cell>
          <table:table-cell office:value-type="float" office:value="1988">
            <text:p>1988</text:p>
          </table:table-cell>
          <table:table-cell office:value-type="float" office:value="11640">
            <text:p>11640</text:p>
          </table:table-cell>
          <table:table-cell table:formula="of:=2010-[.B389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Håkan Johansson</text:p>
          </table:table-cell>
          <table:table-cell office:value-type="float" office:value="1988">
            <text:p>1988</text:p>
          </table:table-cell>
          <table:table-cell office:value-type="float" office:value="4457">
            <text:p>4457</text:p>
          </table:table-cell>
          <table:table-cell table:formula="of:=2010-[.B389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othes</text:p>
          </table:table-cell>
          <table:table-cell office:value-type="float" office:value="1988">
            <text:p>1988</text:p>
          </table:table-cell>
          <table:table-cell office:value-type="float" office:value="4736">
            <text:p>4736</text:p>
          </table:table-cell>
          <table:table-cell table:formula="of:=2010-[.B389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ussolita</text:p>
          </table:table-cell>
          <table:table-cell office:value-type="float" office:value="1988">
            <text:p>1988</text:p>
          </table:table-cell>
          <table:table-cell office:value-type="float" office:value="11421">
            <text:p>11421</text:p>
          </table:table-cell>
          <table:table-cell table:formula="of:=2010-[.B389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KM</text:p>
          </table:table-cell>
          <table:table-cell office:value-type="float" office:value="1988">
            <text:p>1988</text:p>
          </table:table-cell>
          <table:table-cell office:value-type="float" office:value="22626">
            <text:p>22626</text:p>
          </table:table-cell>
          <table:table-cell table:formula="of:=2010-[.B390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RosaPrinsessa</text:p>
          </table:table-cell>
          <table:table-cell office:value-type="float" office:value="1988">
            <text:p>1988</text:p>
          </table:table-cell>
          <table:table-cell office:value-type="float" office:value="16125">
            <text:p>16125</text:p>
          </table:table-cell>
          <table:table-cell table:formula="of:=2010-[.B390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fiafiafia</text:p>
          </table:table-cell>
          <table:table-cell office:value-type="float" office:value="1988">
            <text:p>1988</text:p>
          </table:table-cell>
          <table:table-cell office:value-type="float" office:value="18451">
            <text:p>18451</text:p>
          </table:table-cell>
          <table:table-cell table:formula="of:=2010-[.B390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odarn</text:p>
          </table:table-cell>
          <table:table-cell office:value-type="float" office:value="1988">
            <text:p>1988</text:p>
          </table:table-cell>
          <table:table-cell office:value-type="float" office:value="13346">
            <text:p>13346</text:p>
          </table:table-cell>
          <table:table-cell table:formula="of:=2010-[.B390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HannaBanani</text:p>
          </table:table-cell>
          <table:table-cell office:value-type="float" office:value="1988">
            <text:p>1988</text:p>
          </table:table-cell>
          <table:table-cell office:value-type="float" office:value="10616">
            <text:p>10616</text:p>
          </table:table-cell>
          <table:table-cell table:formula="of:=2010-[.B390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Hope7</text:p>
          </table:table-cell>
          <table:table-cell office:value-type="float" office:value="1988">
            <text:p>1988</text:p>
          </table:table-cell>
          <table:table-cell office:value-type="float" office:value="11864">
            <text:p>11864</text:p>
          </table:table-cell>
          <table:table-cell table:formula="of:=2010-[.B390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mman8</text:p>
          </table:table-cell>
          <table:table-cell office:value-type="float" office:value="1988">
            <text:p>1988</text:p>
          </table:table-cell>
          <table:table-cell office:value-type="float" office:value="4519">
            <text:p>4519</text:p>
          </table:table-cell>
          <table:table-cell table:formula="of:=2010-[.B390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iimBiim</text:p>
          </table:table-cell>
          <table:table-cell office:value-type="float" office:value="1988">
            <text:p>1988</text:p>
          </table:table-cell>
          <table:table-cell office:value-type="float" office:value="11535">
            <text:p>11535</text:p>
          </table:table-cell>
          <table:table-cell table:formula="of:=2010-[.B390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ambiii</text:p>
          </table:table-cell>
          <table:table-cell office:value-type="float" office:value="1988">
            <text:p>1988</text:p>
          </table:table-cell>
          <table:table-cell office:value-type="float" office:value="40849">
            <text:p>40849</text:p>
          </table:table-cell>
          <table:table-cell table:formula="of:=2010-[.B390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1988">
            <text:p>1988</text:p>
          </table:table-cell>
          <table:table-cell office:value-type="float" office:value="76840">
            <text:p>76840</text:p>
          </table:table-cell>
          <table:table-cell table:formula="of:=2010-[.B390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ellieB</text:p>
          </table:table-cell>
          <table:table-cell office:value-type="float" office:value="1988">
            <text:p>1988</text:p>
          </table:table-cell>
          <table:table-cell office:value-type="float" office:value="87371">
            <text:p>87371</text:p>
          </table:table-cell>
          <table:table-cell table:formula="of:=2010-[.B391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Fjädersten</text:p>
          </table:table-cell>
          <table:table-cell office:value-type="float" office:value="1988">
            <text:p>1988</text:p>
          </table:table-cell>
          <table:table-cell office:value-type="float" office:value="3928">
            <text:p>3928</text:p>
          </table:table-cell>
          <table:table-cell table:formula="of:=2010-[.B391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Fru Persson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1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ucia1987</text:p>
          </table:table-cell>
          <table:table-cell office:value-type="float" office:value="1988">
            <text:p>1988</text:p>
          </table:table-cell>
          <table:table-cell office:value-type="float" office:value="75171">
            <text:p>75171</text:p>
          </table:table-cell>
          <table:table-cell table:formula="of:=2010-[.B391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heesi</text:p>
          </table:table-cell>
          <table:table-cell office:value-type="float" office:value="1988">
            <text:p>1988</text:p>
          </table:table-cell>
          <table:table-cell office:value-type="float" office:value="53168">
            <text:p>53168</text:p>
          </table:table-cell>
          <table:table-cell table:formula="of:=2010-[.B391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jasmamma</text:p>
          </table:table-cell>
          <table:table-cell office:value-type="float" office:value="1988">
            <text:p>1988</text:p>
          </table:table-cell>
          <table:table-cell office:value-type="float" office:value="41985">
            <text:p>41985</text:p>
          </table:table-cell>
          <table:table-cell table:formula="of:=2010-[.B391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1988">
            <text:p>1988</text:p>
          </table:table-cell>
          <table:table-cell office:value-type="float" office:value="40372">
            <text:p>40372</text:p>
          </table:table-cell>
          <table:table-cell table:formula="of:=2010-[.B391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ndaSofi</text:p>
          </table:table-cell>
          <table:table-cell office:value-type="float" office:value="1988">
            <text:p>1988</text:p>
          </table:table-cell>
          <table:table-cell office:value-type="float" office:value="12924">
            <text:p>12924</text:p>
          </table:table-cell>
          <table:table-cell table:formula="of:=2010-[.B391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eisabelle</text:p>
          </table:table-cell>
          <table:table-cell office:value-type="float" office:value="1988">
            <text:p>1988</text:p>
          </table:table-cell>
          <table:table-cell office:value-type="float" office:value="8066">
            <text:p>8066</text:p>
          </table:table-cell>
          <table:table-cell table:formula="of:=2010-[.B391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Pooma</text:p>
          </table:table-cell>
          <table:table-cell office:value-type="float" office:value="1988">
            <text:p>1988</text:p>
          </table:table-cell>
          <table:table-cell office:value-type="float" office:value="3871">
            <text:p>3871</text:p>
          </table:table-cell>
          <table:table-cell table:formula="of:=2010-[.B391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988">
            <text:p>1988</text:p>
          </table:table-cell>
          <table:table-cell office:value-type="float" office:value="12053">
            <text:p>12053</text:p>
          </table:table-cell>
          <table:table-cell table:formula="of:=2010-[.B392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hick</text:p>
          </table:table-cell>
          <table:table-cell office:value-type="float" office:value="1988">
            <text:p>1988</text:p>
          </table:table-cell>
          <table:table-cell office:value-type="float" office:value="18400">
            <text:p>18400</text:p>
          </table:table-cell>
          <table:table-cell table:formula="of:=2010-[.B392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mman09</text:p>
          </table:table-cell>
          <table:table-cell office:value-type="float" office:value="1988">
            <text:p>1988</text:p>
          </table:table-cell>
          <table:table-cell office:value-type="float" office:value="2585">
            <text:p>2585</text:p>
          </table:table-cell>
          <table:table-cell table:formula="of:=2010-[.B392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immelie</text:p>
          </table:table-cell>
          <table:table-cell office:value-type="float" office:value="1988">
            <text:p>1988</text:p>
          </table:table-cell>
          <table:table-cell office:value-type="float" office:value="10241">
            <text:p>10241</text:p>
          </table:table-cell>
          <table:table-cell table:formula="of:=2010-[.B392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bk88</text:p>
          </table:table-cell>
          <table:table-cell office:value-type="float" office:value="1988">
            <text:p>1988</text:p>
          </table:table-cell>
          <table:table-cell office:value-type="float" office:value="19192">
            <text:p>19192</text:p>
          </table:table-cell>
          <table:table-cell table:formula="of:=2010-[.B392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Ponja</text:p>
          </table:table-cell>
          <table:table-cell office:value-type="float" office:value="1988">
            <text:p>1988</text:p>
          </table:table-cell>
          <table:table-cell office:value-type="float" office:value="2413">
            <text:p>2413</text:p>
          </table:table-cell>
          <table:table-cell table:formula="of:=2010-[.B392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UngFru</text:p>
          </table:table-cell>
          <table:table-cell office:value-type="float" office:value="1988">
            <text:p>1988</text:p>
          </table:table-cell>
          <table:table-cell office:value-type="float" office:value="5900">
            <text:p>5900</text:p>
          </table:table-cell>
          <table:table-cell table:formula="of:=2010-[.B392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ubbliz</text:p>
          </table:table-cell>
          <table:table-cell office:value-type="float" office:value="1988">
            <text:p>1988</text:p>
          </table:table-cell>
          <table:table-cell office:value-type="float" office:value="14367">
            <text:p>14367</text:p>
          </table:table-cell>
          <table:table-cell table:formula="of:=2010-[.B392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athaiie</text:p>
          </table:table-cell>
          <table:table-cell office:value-type="float" office:value="1988">
            <text:p>1988</text:p>
          </table:table-cell>
          <table:table-cell office:value-type="float" office:value="15866">
            <text:p>15866</text:p>
          </table:table-cell>
          <table:table-cell table:formula="of:=2010-[.B392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cco87</text:p>
          </table:table-cell>
          <table:table-cell office:value-type="float" office:value="1988">
            <text:p>1988</text:p>
          </table:table-cell>
          <table:table-cell office:value-type="float" office:value="11504">
            <text:p>11504</text:p>
          </table:table-cell>
          <table:table-cell table:formula="of:=2010-[.B392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eKaMe</text:p>
          </table:table-cell>
          <table:table-cell office:value-type="float" office:value="1988">
            <text:p>1988</text:p>
          </table:table-cell>
          <table:table-cell office:value-type="float" office:value="6454">
            <text:p>6454</text:p>
          </table:table-cell>
          <table:table-cell table:formula="of:=2010-[.B393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nneLine</text:p>
          </table:table-cell>
          <table:table-cell office:value-type="float" office:value="1988">
            <text:p>1988</text:p>
          </table:table-cell>
          <table:table-cell office:value-type="float" office:value="18804">
            <text:p>18804</text:p>
          </table:table-cell>
          <table:table-cell table:formula="of:=2010-[.B393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Heobea</text:p>
          </table:table-cell>
          <table:table-cell office:value-type="float" office:value="1988">
            <text:p>1988</text:p>
          </table:table-cell>
          <table:table-cell office:value-type="float" office:value="91935">
            <text:p>91935</text:p>
          </table:table-cell>
          <table:table-cell table:formula="of:=2010-[.B393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immaren</text:p>
          </table:table-cell>
          <table:table-cell office:value-type="float" office:value="1988">
            <text:p>1988</text:p>
          </table:table-cell>
          <table:table-cell office:value-type="float" office:value="1920">
            <text:p>1920</text:p>
          </table:table-cell>
          <table:table-cell table:formula="of:=2010-[.B393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vva</text:p>
          </table:table-cell>
          <table:table-cell office:value-type="float" office:value="1988">
            <text:p>1988</text:p>
          </table:table-cell>
          <table:table-cell office:value-type="float" office:value="1550">
            <text:p>1550</text:p>
          </table:table-cell>
          <table:table-cell table:formula="of:=2010-[.B393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ophiemedPH</text:p>
          </table:table-cell>
          <table:table-cell office:value-type="float" office:value="1988">
            <text:p>1988</text:p>
          </table:table-cell>
          <table:table-cell office:value-type="float" office:value="5656">
            <text:p>5656</text:p>
          </table:table-cell>
          <table:table-cell table:formula="of:=2010-[.B393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agomina</text:p>
          </table:table-cell>
          <table:table-cell office:value-type="float" office:value="1988">
            <text:p>1988</text:p>
          </table:table-cell>
          <table:table-cell office:value-type="float" office:value="2638">
            <text:p>2638</text:p>
          </table:table-cell>
          <table:table-cell table:formula="of:=2010-[.B393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agellack</text:p>
          </table:table-cell>
          <table:table-cell office:value-type="float" office:value="1988">
            <text:p>1988</text:p>
          </table:table-cell>
          <table:table-cell office:value-type="float" office:value="7899">
            <text:p>7899</text:p>
          </table:table-cell>
          <table:table-cell table:formula="of:=2010-[.B393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evlarsjäl87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3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osso1</text:p>
          </table:table-cell>
          <table:table-cell office:value-type="float" office:value="1988">
            <text:p>1988</text:p>
          </table:table-cell>
          <table:table-cell office:value-type="float" office:value="10132">
            <text:p>10132</text:p>
          </table:table-cell>
          <table:table-cell table:formula="of:=2010-[.B393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essan87</text:p>
          </table:table-cell>
          <table:table-cell office:value-type="float" office:value="1988">
            <text:p>1988</text:p>
          </table:table-cell>
          <table:table-cell office:value-type="float" office:value="9355">
            <text:p>9355</text:p>
          </table:table-cell>
          <table:table-cell table:formula="of:=2010-[.B394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ny87</text:p>
          </table:table-cell>
          <table:table-cell office:value-type="float" office:value="1988">
            <text:p>1988</text:p>
          </table:table-cell>
          <table:table-cell office:value-type="float" office:value="4549">
            <text:p>4549</text:p>
          </table:table-cell>
          <table:table-cell table:formula="of:=2010-[.B394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oppan87</text:p>
          </table:table-cell>
          <table:table-cell office:value-type="float" office:value="1988">
            <text:p>1988</text:p>
          </table:table-cell>
          <table:table-cell office:value-type="float" office:value="15551">
            <text:p>15551</text:p>
          </table:table-cell>
          <table:table-cell table:formula="of:=2010-[.B394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nissa</text:p>
          </table:table-cell>
          <table:table-cell office:value-type="float" office:value="1988">
            <text:p>1988</text:p>
          </table:table-cell>
          <table:table-cell office:value-type="float" office:value="4271">
            <text:p>4271</text:p>
          </table:table-cell>
          <table:table-cell table:formula="of:=2010-[.B394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eko87</text:p>
          </table:table-cell>
          <table:table-cell office:value-type="float" office:value="1988">
            <text:p>1988</text:p>
          </table:table-cell>
          <table:table-cell office:value-type="float" office:value="27186">
            <text:p>27186</text:p>
          </table:table-cell>
          <table:table-cell table:formula="of:=2010-[.B394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narkamamman</text:p>
          </table:table-cell>
          <table:table-cell office:value-type="float" office:value="1988">
            <text:p>1988</text:p>
          </table:table-cell>
          <table:table-cell office:value-type="float" office:value="7484">
            <text:p>7484</text:p>
          </table:table-cell>
          <table:table-cell table:formula="of:=2010-[.B394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laria</text:p>
          </table:table-cell>
          <table:table-cell office:value-type="float" office:value="1988">
            <text:p>1988</text:p>
          </table:table-cell>
          <table:table-cell office:value-type="float" office:value="14866">
            <text:p>14866</text:p>
          </table:table-cell>
          <table:table-cell table:formula="of:=2010-[.B394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deleinesophie</text:p>
          </table:table-cell>
          <table:table-cell office:value-type="float" office:value="1988">
            <text:p>1988</text:p>
          </table:table-cell>
          <table:table-cell office:value-type="float" office:value="46456">
            <text:p>46456</text:p>
          </table:table-cell>
          <table:table-cell table:formula="of:=2010-[.B394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andraHelena</text:p>
          </table:table-cell>
          <table:table-cell office:value-type="float" office:value="1988">
            <text:p>1988</text:p>
          </table:table-cell>
          <table:table-cell office:value-type="float" office:value="1303">
            <text:p>1303</text:p>
          </table:table-cell>
          <table:table-cell table:formula="of:=2010-[.B394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lehnda</text:p>
          </table:table-cell>
          <table:table-cell office:value-type="float" office:value="1988">
            <text:p>1988</text:p>
          </table:table-cell>
          <table:table-cell office:value-type="float" office:value="49714">
            <text:p>49714</text:p>
          </table:table-cell>
          <table:table-cell table:formula="of:=2010-[.B394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innispinnis</text:p>
          </table:table-cell>
          <table:table-cell office:value-type="float" office:value="1988">
            <text:p>1988</text:p>
          </table:table-cell>
          <table:table-cell office:value-type="float" office:value="4882">
            <text:p>4882</text:p>
          </table:table-cell>
          <table:table-cell table:formula="of:=2010-[.B395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ofiaolivia</text:p>
          </table:table-cell>
          <table:table-cell office:value-type="float" office:value="1988">
            <text:p>1988</text:p>
          </table:table-cell>
          <table:table-cell office:value-type="float" office:value="11346">
            <text:p>11346</text:p>
          </table:table-cell>
          <table:table-cell table:formula="of:=2010-[.B395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andra8712</text:p>
          </table:table-cell>
          <table:table-cell office:value-type="float" office:value="1988">
            <text:p>1988</text:p>
          </table:table-cell>
          <table:table-cell office:value-type="float" office:value="16180">
            <text:p>16180</text:p>
          </table:table-cell>
          <table:table-cell table:formula="of:=2010-[.B395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ovisa87</text:p>
          </table:table-cell>
          <table:table-cell office:value-type="float" office:value="1988">
            <text:p>1988</text:p>
          </table:table-cell>
          <table:table-cell office:value-type="float" office:value="1171">
            <text:p>1171</text:p>
          </table:table-cell>
          <table:table-cell table:formula="of:=2010-[.B395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Zuzanne</text:p>
          </table:table-cell>
          <table:table-cell office:value-type="float" office:value="1988">
            <text:p>1988</text:p>
          </table:table-cell>
          <table:table-cell office:value-type="float" office:value="431">
            <text:p>431</text:p>
          </table:table-cell>
          <table:table-cell table:formula="of:=2010-[.B395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XJCX</text:p>
          </table:table-cell>
          <table:table-cell office:value-type="float" office:value="1988">
            <text:p>1988</text:p>
          </table:table-cell>
          <table:table-cell office:value-type="float" office:value="10343">
            <text:p>10343</text:p>
          </table:table-cell>
          <table:table-cell table:formula="of:=2010-[.B395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roline</text:p>
          </table:table-cell>
          <table:table-cell office:value-type="float" office:value="1988">
            <text:p>1988</text:p>
          </table:table-cell>
          <table:table-cell office:value-type="float" office:value="1980">
            <text:p>1980</text:p>
          </table:table-cell>
          <table:table-cell table:formula="of:=2010-[.B395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linorlilja</text:p>
          </table:table-cell>
          <table:table-cell office:value-type="float" office:value="1988">
            <text:p>1988</text:p>
          </table:table-cell>
          <table:table-cell office:value-type="float" office:value="654">
            <text:p>654</text:p>
          </table:table-cell>
          <table:table-cell table:formula="of:=2010-[.B395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m N</text:p>
          </table:table-cell>
          <table:table-cell office:value-type="float" office:value="1988">
            <text:p>1988</text:p>
          </table:table-cell>
          <table:table-cell office:value-type="float" office:value="19216">
            <text:p>19216</text:p>
          </table:table-cell>
          <table:table-cell table:formula="of:=2010-[.B395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immice</text:p>
          </table:table-cell>
          <table:table-cell office:value-type="float" office:value="1988">
            <text:p>1988</text:p>
          </table:table-cell>
          <table:table-cell office:value-type="float" office:value="2045">
            <text:p>2045</text:p>
          </table:table-cell>
          <table:table-cell table:formula="of:=2010-[.B395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Karlaa</text:p>
          </table:table-cell>
          <table:table-cell office:value-type="float" office:value="1988">
            <text:p>1988</text:p>
          </table:table-cell>
          <table:table-cell office:value-type="float" office:value="209">
            <text:p>209</text:p>
          </table:table-cell>
          <table:table-cell table:formula="of:=2010-[.B396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ove8707</text:p>
          </table:table-cell>
          <table:table-cell office:value-type="float" office:value="1988">
            <text:p>1988</text:p>
          </table:table-cell>
          <table:table-cell office:value-type="float" office:value="6753">
            <text:p>6753</text:p>
          </table:table-cell>
          <table:table-cell table:formula="of:=2010-[.B396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ara 00</text:p>
          </table:table-cell>
          <table:table-cell office:value-type="float" office:value="1988">
            <text:p>1988</text:p>
          </table:table-cell>
          <table:table-cell office:value-type="float" office:value="9193">
            <text:p>9193</text:p>
          </table:table-cell>
          <table:table-cell table:formula="of:=2010-[.B396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ikis</text:p>
          </table:table-cell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table:formula="of:=2010-[.B396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nne87</text:p>
          </table:table-cell>
          <table:table-cell office:value-type="float" office:value="1988">
            <text:p>1988</text:p>
          </table:table-cell>
          <table:table-cell office:value-type="float" office:value="15329">
            <text:p>15329</text:p>
          </table:table-cell>
          <table:table-cell table:formula="of:=2010-[.B396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Twizz</text:p>
          </table:table-cell>
          <table:table-cell office:value-type="float" office:value="1988">
            <text:p>1988</text:p>
          </table:table-cell>
          <table:table-cell office:value-type="float" office:value="936">
            <text:p>936</text:p>
          </table:table-cell>
          <table:table-cell table:formula="of:=2010-[.B396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quarius87</text:p>
          </table:table-cell>
          <table:table-cell office:value-type="float" office:value="1988">
            <text:p>1988</text:p>
          </table:table-cell>
          <table:table-cell office:value-type="float" office:value="32733">
            <text:p>32733</text:p>
          </table:table-cell>
          <table:table-cell table:formula="of:=2010-[.B396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aso87</text:p>
          </table:table-cell>
          <table:table-cell office:value-type="float" office:value="1988">
            <text:p>1988</text:p>
          </table:table-cell>
          <table:table-cell office:value-type="float" office:value="3951">
            <text:p>3951</text:p>
          </table:table-cell>
          <table:table-cell table:formula="of:=2010-[.B396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adnil87</text:p>
          </table:table-cell>
          <table:table-cell office:value-type="float" office:value="1988">
            <text:p>1988</text:p>
          </table:table-cell>
          <table:table-cell office:value-type="float" office:value="2533">
            <text:p>2533</text:p>
          </table:table-cell>
          <table:table-cell table:formula="of:=2010-[.B396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jessii87</text:p>
          </table:table-cell>
          <table:table-cell office:value-type="float" office:value="1988">
            <text:p>1988</text:p>
          </table:table-cell>
          <table:table-cell office:value-type="float" office:value="3085">
            <text:p>3085</text:p>
          </table:table-cell>
          <table:table-cell table:formula="of:=2010-[.B396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mcl</text:p>
          </table:table-cell>
          <table:table-cell office:value-type="float" office:value="1988">
            <text:p>1988</text:p>
          </table:table-cell>
          <table:table-cell office:value-type="float" office:value="9905">
            <text:p>9905</text:p>
          </table:table-cell>
          <table:table-cell table:formula="of:=2010-[.B397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ndino</text:p>
          </table:table-cell>
          <table:table-cell office:value-type="float" office:value="1988">
            <text:p>1988</text:p>
          </table:table-cell>
          <table:table-cell office:value-type="float" office:value="41">
            <text:p>41</text:p>
          </table:table-cell>
          <table:table-cell table:formula="of:=2010-[.B397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allin87</text:p>
          </table:table-cell>
          <table:table-cell office:value-type="float" office:value="1988">
            <text:p>1988</text:p>
          </table:table-cell>
          <table:table-cell office:value-type="float" office:value="20439">
            <text:p>20439</text:p>
          </table:table-cell>
          <table:table-cell table:formula="of:=2010-[.B397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catnap</text:p>
          </table:table-cell>
          <table:table-cell office:value-type="float" office:value="1988">
            <text:p>1988</text:p>
          </table:table-cell>
          <table:table-cell office:value-type="float" office:value="4410">
            <text:p>4410</text:p>
          </table:table-cell>
          <table:table-cell table:formula="of:=2010-[.B3973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Ruggugglan</text:p>
          </table:table-cell>
          <table:table-cell office:value-type="float" office:value="1988">
            <text:p>1988</text:p>
          </table:table-cell>
          <table:table-cell office:value-type="float" office:value="23097">
            <text:p>23097</text:p>
          </table:table-cell>
          <table:table-cell table:formula="of:=2010-[.B3974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iccita</text:p>
          </table:table-cell>
          <table:table-cell office:value-type="float" office:value="1988">
            <text:p>1988</text:p>
          </table:table-cell>
          <table:table-cell office:value-type="float" office:value="893">
            <text:p>893</text:p>
          </table:table-cell>
          <table:table-cell table:formula="of:=2010-[.B3975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Daggdroppen</text:p>
          </table:table-cell>
          <table:table-cell office:value-type="float" office:value="1988">
            <text:p>1988</text:p>
          </table:table-cell>
          <table:table-cell office:value-type="float" office:value="3768">
            <text:p>3768</text:p>
          </table:table-cell>
          <table:table-cell table:formula="of:=2010-[.B3976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NobodysFool</text:p>
          </table:table-cell>
          <table:table-cell office:value-type="float" office:value="1988">
            <text:p>1988</text:p>
          </table:table-cell>
          <table:table-cell office:value-type="float" office:value="1961">
            <text:p>1961</text:p>
          </table:table-cell>
          <table:table-cell table:formula="of:=2010-[.B3977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buffylinn</text:p>
          </table:table-cell>
          <table:table-cell office:value-type="float" office:value="1988">
            <text:p>1988</text:p>
          </table:table-cell>
          <table:table-cell office:value-type="float" office:value="2006">
            <text:p>2006</text:p>
          </table:table-cell>
          <table:table-cell table:formula="of:=2010-[.B3978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forever young</text:p>
          </table:table-cell>
          <table:table-cell office:value-type="float" office:value="1988">
            <text:p>1988</text:p>
          </table:table-cell>
          <table:table-cell office:value-type="float" office:value="515">
            <text:p>515</text:p>
          </table:table-cell>
          <table:table-cell table:formula="of:=2010-[.B3979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Mii</text:p>
          </table:table-cell>
          <table:table-cell office:value-type="float" office:value="1988">
            <text:p>1988</text:p>
          </table:table-cell>
          <table:table-cell office:value-type="float" office:value="425">
            <text:p>425</text:p>
          </table:table-cell>
          <table:table-cell table:formula="of:=2010-[.B3980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Sweety</text:p>
          </table:table-cell>
          <table:table-cell office:value-type="float" office:value="1988">
            <text:p>1988</text:p>
          </table:table-cell>
          <table:table-cell office:value-type="float" office:value="139">
            <text:p>139</text:p>
          </table:table-cell>
          <table:table-cell table:formula="of:=2010-[.B3981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EmiliaGK</text:p>
          </table:table-cell>
          <table:table-cell office:value-type="float" office:value="1988">
            <text:p>1988</text:p>
          </table:table-cell>
          <table:table-cell office:value-type="float" office:value="730">
            <text:p>730</text:p>
          </table:table-cell>
          <table:table-cell table:formula="of:=2010-[.B3982]"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string">
            <text:p>latina02</text:p>
          </table:table-cell>
          <table:table-cell office:value-type="float" office:value="1989">
            <text:p>1989</text:p>
          </table:table-cell>
          <table:table-cell office:value-type="float" office:value="8735">
            <text:p>8735</text:p>
          </table:table-cell>
          <table:table-cell table:formula="of:=2010-[.B398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Grönögat</text:p>
          </table:table-cell>
          <table:table-cell office:value-type="float" office:value="1989">
            <text:p>1989</text:p>
          </table:table-cell>
          <table:table-cell office:value-type="float" office:value="135860">
            <text:p>135860</text:p>
          </table:table-cell>
          <table:table-cell table:formula="of:=2010-[.B398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aandraa</text:p>
          </table:table-cell>
          <table:table-cell office:value-type="float" office:value="1989">
            <text:p>1989</text:p>
          </table:table-cell>
          <table:table-cell office:value-type="float" office:value="79203">
            <text:p>79203</text:p>
          </table:table-cell>
          <table:table-cell table:formula="of:=2010-[.B398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ennifer88</text:p>
          </table:table-cell>
          <table:table-cell office:value-type="float" office:value="1989">
            <text:p>1989</text:p>
          </table:table-cell>
          <table:table-cell office:value-type="float" office:value="14672">
            <text:p>14672</text:p>
          </table:table-cell>
          <table:table-cell table:formula="of:=2010-[.B398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jonkan</text:p>
          </table:table-cell>
          <table:table-cell office:value-type="float" office:value="1989">
            <text:p>1989</text:p>
          </table:table-cell>
          <table:table-cell office:value-type="float" office:value="101166">
            <text:p>101166</text:p>
          </table:table-cell>
          <table:table-cell table:formula="of:=2010-[.B398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okfrjant</text:p>
          </table:table-cell>
          <table:table-cell office:value-type="float" office:value="1989">
            <text:p>1989</text:p>
          </table:table-cell>
          <table:table-cell office:value-type="float" office:value="127310">
            <text:p>127310</text:p>
          </table:table-cell>
          <table:table-cell table:formula="of:=2010-[.B398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regnbågspappan</text:p>
          </table:table-cell>
          <table:table-cell office:value-type="float" office:value="1989">
            <text:p>1989</text:p>
          </table:table-cell>
          <table:table-cell office:value-type="float" office:value="83887">
            <text:p>83887</text:p>
          </table:table-cell>
          <table:table-cell table:formula="of:=2010-[.B398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kp</text:p>
          </table:table-cell>
          <table:table-cell office:value-type="float" office:value="1989">
            <text:p>1989</text:p>
          </table:table-cell>
          <table:table-cell office:value-type="float" office:value="42549">
            <text:p>42549</text:p>
          </table:table-cell>
          <table:table-cell table:formula="of:=2010-[.B399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essima</text:p>
          </table:table-cell>
          <table:table-cell office:value-type="float" office:value="1989">
            <text:p>1989</text:p>
          </table:table-cell>
          <table:table-cell office:value-type="float" office:value="18024">
            <text:p>18024</text:p>
          </table:table-cell>
          <table:table-cell table:formula="of:=2010-[.B399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YayasMami</text:p>
          </table:table-cell>
          <table:table-cell office:value-type="float" office:value="1989">
            <text:p>1989</text:p>
          </table:table-cell>
          <table:table-cell office:value-type="float" office:value="44733">
            <text:p>44733</text:p>
          </table:table-cell>
          <table:table-cell table:formula="of:=2010-[.B399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Caroline08</text:p>
          </table:table-cell>
          <table:table-cell office:value-type="float" office:value="1989">
            <text:p>1989</text:p>
          </table:table-cell>
          <table:table-cell office:value-type="float" office:value="25450">
            <text:p>25450</text:p>
          </table:table-cell>
          <table:table-cell table:formula="of:=2010-[.B399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Winglur</text:p>
          </table:table-cell>
          <table:table-cell office:value-type="float" office:value="1989">
            <text:p>1989</text:p>
          </table:table-cell>
          <table:table-cell office:value-type="float" office:value="183995">
            <text:p>183995</text:p>
          </table:table-cell>
          <table:table-cell table:formula="of:=2010-[.B399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Casey</text:p>
          </table:table-cell>
          <table:table-cell office:value-type="float" office:value="1989">
            <text:p>1989</text:p>
          </table:table-cell>
          <table:table-cell office:value-type="float" office:value="21480">
            <text:p>21480</text:p>
          </table:table-cell>
          <table:table-cell table:formula="of:=2010-[.B399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rökenR</text:p>
          </table:table-cell>
          <table:table-cell office:value-type="float" office:value="1989">
            <text:p>1989</text:p>
          </table:table-cell>
          <table:table-cell office:value-type="float" office:value="27782">
            <text:p>27782</text:p>
          </table:table-cell>
          <table:table-cell table:formula="of:=2010-[.B399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raya</text:p>
          </table:table-cell>
          <table:table-cell office:value-type="float" office:value="1989">
            <text:p>1989</text:p>
          </table:table-cell>
          <table:table-cell office:value-type="float" office:value="32002">
            <text:p>32002</text:p>
          </table:table-cell>
          <table:table-cell table:formula="of:=2010-[.B399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power</text:p>
          </table:table-cell>
          <table:table-cell office:value-type="float" office:value="1989">
            <text:p>1989</text:p>
          </table:table-cell>
          <table:table-cell office:value-type="float" office:value="8579">
            <text:p>8579</text:p>
          </table:table-cell>
          <table:table-cell table:formula="of:=2010-[.B399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Caaarroo</text:p>
          </table:table-cell>
          <table:table-cell office:value-type="float" office:value="1989">
            <text:p>1989</text:p>
          </table:table-cell>
          <table:table-cell office:value-type="float" office:value="2783">
            <text:p>2783</text:p>
          </table:table-cell>
          <table:table-cell table:formula="of:=2010-[.B399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rika Ö</text:p>
          </table:table-cell>
          <table:table-cell office:value-type="float" office:value="1989">
            <text:p>1989</text:p>
          </table:table-cell>
          <table:table-cell office:value-type="float" office:value="111183">
            <text:p>111183</text:p>
          </table:table-cell>
          <table:table-cell table:formula="of:=2010-[.B400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ennie88</text:p>
          </table:table-cell>
          <table:table-cell office:value-type="float" office:value="1989">
            <text:p>1989</text:p>
          </table:table-cell>
          <table:table-cell office:value-type="float" office:value="4612">
            <text:p>4612</text:p>
          </table:table-cell>
          <table:table-cell table:formula="of:=2010-[.B400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ossa</text:p>
          </table:table-cell>
          <table:table-cell office:value-type="float" office:value="1989">
            <text:p>1989</text:p>
          </table:table-cell>
          <table:table-cell office:value-type="float" office:value="101500">
            <text:p>101500</text:p>
          </table:table-cell>
          <table:table-cell table:formula="of:=2010-[.B400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nnéa777</text:p>
          </table:table-cell>
          <table:table-cell office:value-type="float" office:value="1989">
            <text:p>1989</text:p>
          </table:table-cell>
          <table:table-cell office:value-type="float" office:value="16386">
            <text:p>16386</text:p>
          </table:table-cell>
          <table:table-cell table:formula="of:=2010-[.B400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irali</text:p>
          </table:table-cell>
          <table:table-cell office:value-type="float" office:value="1989">
            <text:p>1989</text:p>
          </table:table-cell>
          <table:table-cell office:value-type="float" office:value="29278">
            <text:p>29278</text:p>
          </table:table-cell>
          <table:table-cell table:formula="of:=2010-[.B400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Dunderklumpen</text:p>
          </table:table-cell>
          <table:table-cell office:value-type="float" office:value="1989">
            <text:p>1989</text:p>
          </table:table-cell>
          <table:table-cell office:value-type="float" office:value="42106">
            <text:p>42106</text:p>
          </table:table-cell>
          <table:table-cell table:formula="of:=2010-[.B400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mma TN</text:p>
          </table:table-cell>
          <table:table-cell office:value-type="float" office:value="1989">
            <text:p>1989</text:p>
          </table:table-cell>
          <table:table-cell office:value-type="float" office:value="10248">
            <text:p>10248</text:p>
          </table:table-cell>
          <table:table-cell table:formula="of:=2010-[.B400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iccan88</text:p>
          </table:table-cell>
          <table:table-cell office:value-type="float" office:value="1989">
            <text:p>1989</text:p>
          </table:table-cell>
          <table:table-cell office:value-type="float" office:value="10251">
            <text:p>10251</text:p>
          </table:table-cell>
          <table:table-cell table:formula="of:=2010-[.B400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ezzyBump</text:p>
          </table:table-cell>
          <table:table-cell office:value-type="float" office:value="1989">
            <text:p>1989</text:p>
          </table:table-cell>
          <table:table-cell office:value-type="float" office:value="39665">
            <text:p>39665</text:p>
          </table:table-cell>
          <table:table-cell table:formula="of:=2010-[.B400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ia386</text:p>
          </table:table-cell>
          <table:table-cell office:value-type="float" office:value="1989">
            <text:p>1989</text:p>
          </table:table-cell>
          <table:table-cell office:value-type="float" office:value="71732">
            <text:p>71732</text:p>
          </table:table-cell>
          <table:table-cell table:formula="of:=2010-[.B400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runtimre</text:p>
          </table:table-cell>
          <table:table-cell office:value-type="float" office:value="1989">
            <text:p>1989</text:p>
          </table:table-cell>
          <table:table-cell office:value-type="float" office:value="14883">
            <text:p>14883</text:p>
          </table:table-cell>
          <table:table-cell table:formula="of:=2010-[.B401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oMsBebis</text:p>
          </table:table-cell>
          <table:table-cell office:value-type="float" office:value="1989">
            <text:p>1989</text:p>
          </table:table-cell>
          <table:table-cell office:value-type="float" office:value="27743">
            <text:p>27743</text:p>
          </table:table-cell>
          <table:table-cell table:formula="of:=2010-[.B401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itt</text:p>
          </table:table-cell>
          <table:table-cell office:value-type="float" office:value="1989">
            <text:p>1989</text:p>
          </table:table-cell>
          <table:table-cell office:value-type="float" office:value="10956">
            <text:p>10956</text:p>
          </table:table-cell>
          <table:table-cell table:formula="of:=2010-[.B401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rökenLarsson</text:p>
          </table:table-cell>
          <table:table-cell office:value-type="float" office:value="1989">
            <text:p>1989</text:p>
          </table:table-cell>
          <table:table-cell office:value-type="float" office:value="37080">
            <text:p>37080</text:p>
          </table:table-cell>
          <table:table-cell table:formula="of:=2010-[.B401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mmatill2rara</text:p>
          </table:table-cell>
          <table:table-cell office:value-type="float" office:value="1989">
            <text:p>1989</text:p>
          </table:table-cell>
          <table:table-cell office:value-type="float" office:value="15457">
            <text:p>15457</text:p>
          </table:table-cell>
          <table:table-cell table:formula="of:=2010-[.B401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esse88</text:p>
          </table:table-cell>
          <table:table-cell office:value-type="float" office:value="1989">
            <text:p>1989</text:p>
          </table:table-cell>
          <table:table-cell office:value-type="float" office:value="15126">
            <text:p>15126</text:p>
          </table:table-cell>
          <table:table-cell table:formula="of:=2010-[.B401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uspudel</text:p>
          </table:table-cell>
          <table:table-cell office:value-type="float" office:value="1989">
            <text:p>1989</text:p>
          </table:table-cell>
          <table:table-cell office:value-type="float" office:value="78688">
            <text:p>78688</text:p>
          </table:table-cell>
          <table:table-cell table:formula="of:=2010-[.B401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35042">
            <text:p>35042</text:p>
          </table:table-cell>
          <table:table-cell table:formula="of:=2010-[.B401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opparkruka</text:p>
          </table:table-cell>
          <table:table-cell office:value-type="float" office:value="1989">
            <text:p>1989</text:p>
          </table:table-cell>
          <table:table-cell office:value-type="float" office:value="55467">
            <text:p>55467</text:p>
          </table:table-cell>
          <table:table-cell table:formula="of:=2010-[.B401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inapuff</text:p>
          </table:table-cell>
          <table:table-cell office:value-type="float" office:value="1989">
            <text:p>1989</text:p>
          </table:table-cell>
          <table:table-cell office:value-type="float" office:value="15684">
            <text:p>15684</text:p>
          </table:table-cell>
          <table:table-cell table:formula="of:=2010-[.B401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ysgravid</text:p>
          </table:table-cell>
          <table:table-cell office:value-type="float" office:value="1989">
            <text:p>1989</text:p>
          </table:table-cell>
          <table:table-cell office:value-type="float" office:value="39194">
            <text:p>39194</text:p>
          </table:table-cell>
          <table:table-cell table:formula="of:=2010-[.B402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ycklig88</text:p>
          </table:table-cell>
          <table:table-cell office:value-type="float" office:value="1989">
            <text:p>1989</text:p>
          </table:table-cell>
          <table:table-cell office:value-type="float" office:value="15396">
            <text:p>15396</text:p>
          </table:table-cell>
          <table:table-cell table:formula="of:=2010-[.B402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1989">
            <text:p>1989</text:p>
          </table:table-cell>
          <table:table-cell office:value-type="float" office:value="27594">
            <text:p>27594</text:p>
          </table:table-cell>
          <table:table-cell table:formula="of:=2010-[.B402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1989">
            <text:p>1989</text:p>
          </table:table-cell>
          <table:table-cell office:value-type="float" office:value="15270">
            <text:p>15270</text:p>
          </table:table-cell>
          <table:table-cell table:formula="of:=2010-[.B402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msan1988</text:p>
          </table:table-cell>
          <table:table-cell office:value-type="float" office:value="1989">
            <text:p>1989</text:p>
          </table:table-cell>
          <table:table-cell office:value-type="float" office:value="18145">
            <text:p>18145</text:p>
          </table:table-cell>
          <table:table-cell table:formula="of:=2010-[.B402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aferide</text:p>
          </table:table-cell>
          <table:table-cell office:value-type="float" office:value="1989">
            <text:p>1989</text:p>
          </table:table-cell>
          <table:table-cell office:value-type="float" office:value="3794">
            <text:p>3794</text:p>
          </table:table-cell>
          <table:table-cell table:formula="of:=2010-[.B402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88</text:p>
          </table:table-cell>
          <table:table-cell office:value-type="float" office:value="1989">
            <text:p>1989</text:p>
          </table:table-cell>
          <table:table-cell office:value-type="float" office:value="10061">
            <text:p>10061</text:p>
          </table:table-cell>
          <table:table-cell table:formula="of:=2010-[.B402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mma1988</text:p>
          </table:table-cell>
          <table:table-cell office:value-type="float" office:value="1989">
            <text:p>1989</text:p>
          </table:table-cell>
          <table:table-cell office:value-type="float" office:value="47094">
            <text:p>47094</text:p>
          </table:table-cell>
          <table:table-cell table:formula="of:=2010-[.B402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yellow88</text:p>
          </table:table-cell>
          <table:table-cell office:value-type="float" office:value="1989">
            <text:p>1989</text:p>
          </table:table-cell>
          <table:table-cell office:value-type="float" office:value="7833">
            <text:p>7833</text:p>
          </table:table-cell>
          <table:table-cell table:formula="of:=2010-[.B402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phillipha</text:p>
          </table:table-cell>
          <table:table-cell office:value-type="float" office:value="1989">
            <text:p>1989</text:p>
          </table:table-cell>
          <table:table-cell office:value-type="float" office:value="33807">
            <text:p>33807</text:p>
          </table:table-cell>
          <table:table-cell table:formula="of:=2010-[.B402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aninchen</text:p>
          </table:table-cell>
          <table:table-cell office:value-type="float" office:value="1989">
            <text:p>1989</text:p>
          </table:table-cell>
          <table:table-cell office:value-type="float" office:value="3974">
            <text:p>3974</text:p>
          </table:table-cell>
          <table:table-cell table:formula="of:=2010-[.B403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hezz88</text:p>
          </table:table-cell>
          <table:table-cell office:value-type="float" office:value="1989">
            <text:p>1989</text:p>
          </table:table-cell>
          <table:table-cell office:value-type="float" office:value="11904">
            <text:p>11904</text:p>
          </table:table-cell>
          <table:table-cell table:formula="of:=2010-[.B403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14551">
            <text:p>14551</text:p>
          </table:table-cell>
          <table:table-cell table:formula="of:=2010-[.B403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melie1988</text:p>
          </table:table-cell>
          <table:table-cell office:value-type="float" office:value="1989">
            <text:p>1989</text:p>
          </table:table-cell>
          <table:table-cell office:value-type="float" office:value="27827">
            <text:p>27827</text:p>
          </table:table-cell>
          <table:table-cell table:formula="of:=2010-[.B403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jollan</text:p>
          </table:table-cell>
          <table:table-cell office:value-type="float" office:value="1989">
            <text:p>1989</text:p>
          </table:table-cell>
          <table:table-cell office:value-type="float" office:value="18857">
            <text:p>18857</text:p>
          </table:table-cell>
          <table:table-cell table:formula="of:=2010-[.B403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llaLilli</text:p>
          </table:table-cell>
          <table:table-cell office:value-type="float" office:value="1989">
            <text:p>1989</text:p>
          </table:table-cell>
          <table:table-cell office:value-type="float" office:value="27549">
            <text:p>27549</text:p>
          </table:table-cell>
          <table:table-cell table:formula="of:=2010-[.B403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inniBoo</text:p>
          </table:table-cell>
          <table:table-cell office:value-type="float" office:value="1989">
            <text:p>1989</text:p>
          </table:table-cell>
          <table:table-cell office:value-type="float" office:value="55887">
            <text:p>55887</text:p>
          </table:table-cell>
          <table:table-cell table:formula="of:=2010-[.B403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ezzi</text:p>
          </table:table-cell>
          <table:table-cell office:value-type="float" office:value="1989">
            <text:p>1989</text:p>
          </table:table-cell>
          <table:table-cell office:value-type="float" office:value="19530">
            <text:p>19530</text:p>
          </table:table-cell>
          <table:table-cell table:formula="of:=2010-[.B403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illeman</text:p>
          </table:table-cell>
          <table:table-cell office:value-type="float" office:value="1989">
            <text:p>1989</text:p>
          </table:table-cell>
          <table:table-cell office:value-type="float" office:value="57039">
            <text:p>57039</text:p>
          </table:table-cell>
          <table:table-cell table:formula="of:=2010-[.B403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mmaIna88</text:p>
          </table:table-cell>
          <table:table-cell office:value-type="float" office:value="1989">
            <text:p>1989</text:p>
          </table:table-cell>
          <table:table-cell office:value-type="float" office:value="4877">
            <text:p>4877</text:p>
          </table:table-cell>
          <table:table-cell table:formula="of:=2010-[.B403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aja88</text:p>
          </table:table-cell>
          <table:table-cell office:value-type="float" office:value="1989">
            <text:p>1989</text:p>
          </table:table-cell>
          <table:table-cell office:value-type="float" office:value="13834">
            <text:p>13834</text:p>
          </table:table-cell>
          <table:table-cell table:formula="of:=2010-[.B404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rims</text:p>
          </table:table-cell>
          <table:table-cell office:value-type="float" office:value="1989">
            <text:p>1989</text:p>
          </table:table-cell>
          <table:table-cell office:value-type="float" office:value="33670">
            <text:p>33670</text:p>
          </table:table-cell>
          <table:table-cell table:formula="of:=2010-[.B404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ZJN</text:p>
          </table:table-cell>
          <table:table-cell office:value-type="float" office:value="1989">
            <text:p>1989</text:p>
          </table:table-cell>
          <table:table-cell office:value-type="float" office:value="48761">
            <text:p>48761</text:p>
          </table:table-cell>
          <table:table-cell table:formula="of:=2010-[.B404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mki</text:p>
          </table:table-cell>
          <table:table-cell office:value-type="float" office:value="1989">
            <text:p>1989</text:p>
          </table:table-cell>
          <table:table-cell office:value-type="float" office:value="21927">
            <text:p>21927</text:p>
          </table:table-cell>
          <table:table-cell table:formula="of:=2010-[.B404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arriiiaaa</text:p>
          </table:table-cell>
          <table:table-cell office:value-type="float" office:value="1989">
            <text:p>1989</text:p>
          </table:table-cell>
          <table:table-cell office:value-type="float" office:value="25537">
            <text:p>25537</text:p>
          </table:table-cell>
          <table:table-cell table:formula="of:=2010-[.B404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Desiree1988</text:p>
          </table:table-cell>
          <table:table-cell office:value-type="float" office:value="1989">
            <text:p>1989</text:p>
          </table:table-cell>
          <table:table-cell office:value-type="float" office:value="51072">
            <text:p>51072</text:p>
          </table:table-cell>
          <table:table-cell table:formula="of:=2010-[.B404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nnyUK</text:p>
          </table:table-cell>
          <table:table-cell office:value-type="float" office:value="1989">
            <text:p>1989</text:p>
          </table:table-cell>
          <table:table-cell office:value-type="float" office:value="5605">
            <text:p>5605</text:p>
          </table:table-cell>
          <table:table-cell table:formula="of:=2010-[.B404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iss Julie</text:p>
          </table:table-cell>
          <table:table-cell office:value-type="float" office:value="1989">
            <text:p>1989</text:p>
          </table:table-cell>
          <table:table-cell office:value-type="float" office:value="31725">
            <text:p>31725</text:p>
          </table:table-cell>
          <table:table-cell table:formula="of:=2010-[.B404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eiti</text:p>
          </table:table-cell>
          <table:table-cell office:value-type="float" office:value="1989">
            <text:p>1989</text:p>
          </table:table-cell>
          <table:table-cell office:value-type="float" office:value="1017">
            <text:p>1017</text:p>
          </table:table-cell>
          <table:table-cell table:formula="of:=2010-[.B404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ellss</text:p>
          </table:table-cell>
          <table:table-cell office:value-type="float" office:value="1989">
            <text:p>1989</text:p>
          </table:table-cell>
          <table:table-cell office:value-type="float" office:value="4400">
            <text:p>4400</text:p>
          </table:table-cell>
          <table:table-cell table:formula="of:=2010-[.B404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eniorita</text:p>
          </table:table-cell>
          <table:table-cell office:value-type="float" office:value="1989">
            <text:p>1989</text:p>
          </table:table-cell>
          <table:table-cell office:value-type="float" office:value="16607">
            <text:p>16607</text:p>
          </table:table-cell>
          <table:table-cell table:formula="of:=2010-[.B405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torSara</text:p>
          </table:table-cell>
          <table:table-cell office:value-type="float" office:value="1989">
            <text:p>1989</text:p>
          </table:table-cell>
          <table:table-cell office:value-type="float" office:value="13013">
            <text:p>13013</text:p>
          </table:table-cell>
          <table:table-cell table:formula="of:=2010-[.B405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sen88</text:p>
          </table:table-cell>
          <table:table-cell office:value-type="float" office:value="1989">
            <text:p>1989</text:p>
          </table:table-cell>
          <table:table-cell office:value-type="float" office:value="24597">
            <text:p>24597</text:p>
          </table:table-cell>
          <table:table-cell table:formula="of:=2010-[.B405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mmahaj</text:p>
          </table:table-cell>
          <table:table-cell office:value-type="float" office:value="1989">
            <text:p>1989</text:p>
          </table:table-cell>
          <table:table-cell office:value-type="float" office:value="40937">
            <text:p>40937</text:p>
          </table:table-cell>
          <table:table-cell table:formula="of:=2010-[.B405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prilbarn1</text:p>
          </table:table-cell>
          <table:table-cell office:value-type="float" office:value="1989">
            <text:p>1989</text:p>
          </table:table-cell>
          <table:table-cell office:value-type="float" office:value="42937">
            <text:p>42937</text:p>
          </table:table-cell>
          <table:table-cell table:formula="of:=2010-[.B405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ridaKim</text:p>
          </table:table-cell>
          <table:table-cell office:value-type="float" office:value="1989">
            <text:p>1989</text:p>
          </table:table-cell>
          <table:table-cell office:value-type="float" office:value="9377">
            <text:p>9377</text:p>
          </table:table-cell>
          <table:table-cell table:formula="of:=2010-[.B405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ruHall</text:p>
          </table:table-cell>
          <table:table-cell office:value-type="float" office:value="1989">
            <text:p>1989</text:p>
          </table:table-cell>
          <table:table-cell office:value-type="float" office:value="9296">
            <text:p>9296</text:p>
          </table:table-cell>
          <table:table-cell table:formula="of:=2010-[.B405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ilem</text:p>
          </table:table-cell>
          <table:table-cell office:value-type="float" office:value="1989">
            <text:p>1989</text:p>
          </table:table-cell>
          <table:table-cell office:value-type="float" office:value="12691">
            <text:p>12691</text:p>
          </table:table-cell>
          <table:table-cell table:formula="of:=2010-[.B405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nnakth</text:p>
          </table:table-cell>
          <table:table-cell office:value-type="float" office:value="1989">
            <text:p>1989</text:p>
          </table:table-cell>
          <table:table-cell office:value-type="float" office:value="3535">
            <text:p>3535</text:p>
          </table:table-cell>
          <table:table-cell table:formula="of:=2010-[.B405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mman88</text:p>
          </table:table-cell>
          <table:table-cell office:value-type="float" office:value="1989">
            <text:p>1989</text:p>
          </table:table-cell>
          <table:table-cell office:value-type="float" office:value="51310">
            <text:p>51310</text:p>
          </table:table-cell>
          <table:table-cell table:formula="of:=2010-[.B405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na007</text:p>
          </table:table-cell>
          <table:table-cell office:value-type="float" office:value="1989">
            <text:p>1989</text:p>
          </table:table-cell>
          <table:table-cell office:value-type="float" office:value="8047">
            <text:p>8047</text:p>
          </table:table-cell>
          <table:table-cell table:formula="of:=2010-[.B406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ullepop</text:p>
          </table:table-cell>
          <table:table-cell office:value-type="float" office:value="1989">
            <text:p>1989</text:p>
          </table:table-cell>
          <table:table-cell office:value-type="float" office:value="7964">
            <text:p>7964</text:p>
          </table:table-cell>
          <table:table-cell table:formula="of:=2010-[.B406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onnasmamma08</text:p>
          </table:table-cell>
          <table:table-cell office:value-type="float" office:value="1989">
            <text:p>1989</text:p>
          </table:table-cell>
          <table:table-cell office:value-type="float" office:value="20043">
            <text:p>20043</text:p>
          </table:table-cell>
          <table:table-cell table:formula="of:=2010-[.B406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Älskarbebisar</text:p>
          </table:table-cell>
          <table:table-cell office:value-type="float" office:value="1989">
            <text:p>1989</text:p>
          </table:table-cell>
          <table:table-cell office:value-type="float" office:value="9918">
            <text:p>9918</text:p>
          </table:table-cell>
          <table:table-cell table:formula="of:=2010-[.B406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orkskruv</text:p>
          </table:table-cell>
          <table:table-cell office:value-type="float" office:value="1989">
            <text:p>1989</text:p>
          </table:table-cell>
          <table:table-cell office:value-type="float" office:value="94150">
            <text:p>94150</text:p>
          </table:table-cell>
          <table:table-cell table:formula="of:=2010-[.B406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nnIzabelle</text:p>
          </table:table-cell>
          <table:table-cell office:value-type="float" office:value="1989">
            <text:p>1989</text:p>
          </table:table-cell>
          <table:table-cell office:value-type="float" office:value="25369">
            <text:p>25369</text:p>
          </table:table-cell>
          <table:table-cell table:formula="of:=2010-[.B406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Zirkon</text:p>
          </table:table-cell>
          <table:table-cell office:value-type="float" office:value="1989">
            <text:p>1989</text:p>
          </table:table-cell>
          <table:table-cell office:value-type="float" office:value="21548">
            <text:p>21548</text:p>
          </table:table-cell>
          <table:table-cell table:formula="of:=2010-[.B406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ATITZY</text:p>
          </table:table-cell>
          <table:table-cell office:value-type="float" office:value="1989">
            <text:p>1989</text:p>
          </table:table-cell>
          <table:table-cell office:value-type="float" office:value="26447">
            <text:p>26447</text:p>
          </table:table-cell>
          <table:table-cell table:formula="of:=2010-[.B406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aya</text:p>
          </table:table-cell>
          <table:table-cell office:value-type="float" office:value="1989">
            <text:p>1989</text:p>
          </table:table-cell>
          <table:table-cell office:value-type="float" office:value="24205">
            <text:p>24205</text:p>
          </table:table-cell>
          <table:table-cell table:formula="of:=2010-[.B406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nahabecc</text:p>
          </table:table-cell>
          <table:table-cell office:value-type="float" office:value="1989">
            <text:p>1989</text:p>
          </table:table-cell>
          <table:table-cell office:value-type="float" office:value="13616">
            <text:p>13616</text:p>
          </table:table-cell>
          <table:table-cell table:formula="of:=2010-[.B406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pikuren</text:p>
          </table:table-cell>
          <table:table-cell office:value-type="float" office:value="1989">
            <text:p>1989</text:p>
          </table:table-cell>
          <table:table-cell office:value-type="float" office:value="1561">
            <text:p>1561</text:p>
          </table:table-cell>
          <table:table-cell table:formula="of:=2010-[.B407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uggster</text:p>
          </table:table-cell>
          <table:table-cell office:value-type="float" office:value="1989">
            <text:p>1989</text:p>
          </table:table-cell>
          <table:table-cell office:value-type="float" office:value="71417">
            <text:p>71417</text:p>
          </table:table-cell>
          <table:table-cell table:formula="of:=2010-[.B407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Ceciliah</text:p>
          </table:table-cell>
          <table:table-cell office:value-type="float" office:value="1989">
            <text:p>1989</text:p>
          </table:table-cell>
          <table:table-cell office:value-type="float" office:value="29224">
            <text:p>29224</text:p>
          </table:table-cell>
          <table:table-cell table:formula="of:=2010-[.B407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offipropp01</text:p>
          </table:table-cell>
          <table:table-cell office:value-type="float" office:value="1989">
            <text:p>1989</text:p>
          </table:table-cell>
          <table:table-cell office:value-type="float" office:value="6876">
            <text:p>6876</text:p>
          </table:table-cell>
          <table:table-cell table:formula="of:=2010-[.B407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daKi</text:p>
          </table:table-cell>
          <table:table-cell office:value-type="float" office:value="1989">
            <text:p>1989</text:p>
          </table:table-cell>
          <table:table-cell office:value-type="float" office:value="47989">
            <text:p>47989</text:p>
          </table:table-cell>
          <table:table-cell table:formula="of:=2010-[.B407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manda h</text:p>
          </table:table-cell>
          <table:table-cell office:value-type="float" office:value="1989">
            <text:p>1989</text:p>
          </table:table-cell>
          <table:table-cell office:value-type="float" office:value="3586">
            <text:p>3586</text:p>
          </table:table-cell>
          <table:table-cell table:formula="of:=2010-[.B407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onstop</text:p>
          </table:table-cell>
          <table:table-cell office:value-type="float" office:value="1989">
            <text:p>1989</text:p>
          </table:table-cell>
          <table:table-cell office:value-type="float" office:value="18280">
            <text:p>18280</text:p>
          </table:table-cell>
          <table:table-cell table:formula="of:=2010-[.B407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eyasMamma</text:p>
          </table:table-cell>
          <table:table-cell office:value-type="float" office:value="1989">
            <text:p>1989</text:p>
          </table:table-cell>
          <table:table-cell office:value-type="float" office:value="15752">
            <text:p>15752</text:p>
          </table:table-cell>
          <table:table-cell table:formula="of:=2010-[.B407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ternalstar</text:p>
          </table:table-cell>
          <table:table-cell office:value-type="float" office:value="1989">
            <text:p>1989</text:p>
          </table:table-cell>
          <table:table-cell office:value-type="float" office:value="10089">
            <text:p>10089</text:p>
          </table:table-cell>
          <table:table-cell table:formula="of:=2010-[.B407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onami</text:p>
          </table:table-cell>
          <table:table-cell office:value-type="float" office:value="1989">
            <text:p>1989</text:p>
          </table:table-cell>
          <table:table-cell office:value-type="float" office:value="20647">
            <text:p>20647</text:p>
          </table:table-cell>
          <table:table-cell table:formula="of:=2010-[.B407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Rosenskära</text:p>
          </table:table-cell>
          <table:table-cell office:value-type="float" office:value="1989">
            <text:p>1989</text:p>
          </table:table-cell>
          <table:table-cell office:value-type="float" office:value="20955">
            <text:p>20955</text:p>
          </table:table-cell>
          <table:table-cell table:formula="of:=2010-[.B408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Immini</text:p>
          </table:table-cell>
          <table:table-cell office:value-type="float" office:value="1989">
            <text:p>1989</text:p>
          </table:table-cell>
          <table:table-cell office:value-type="float" office:value="45453">
            <text:p>45453</text:p>
          </table:table-cell>
          <table:table-cell table:formula="of:=2010-[.B408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mynt</text:p>
          </table:table-cell>
          <table:table-cell office:value-type="float" office:value="1989">
            <text:p>1989</text:p>
          </table:table-cell>
          <table:table-cell office:value-type="float" office:value="29449">
            <text:p>29449</text:p>
          </table:table-cell>
          <table:table-cell table:formula="of:=2010-[.B408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utiopa</text:p>
          </table:table-cell>
          <table:table-cell office:value-type="float" office:value="1989">
            <text:p>1989</text:p>
          </table:table-cell>
          <table:table-cell office:value-type="float" office:value="10646">
            <text:p>10646</text:p>
          </table:table-cell>
          <table:table-cell table:formula="of:=2010-[.B408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milial</text:p>
          </table:table-cell>
          <table:table-cell office:value-type="float" office:value="1989">
            <text:p>1989</text:p>
          </table:table-cell>
          <table:table-cell office:value-type="float" office:value="10828">
            <text:p>10828</text:p>
          </table:table-cell>
          <table:table-cell table:formula="of:=2010-[.B408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liliot</text:p>
          </table:table-cell>
          <table:table-cell office:value-type="float" office:value="1989">
            <text:p>1989</text:p>
          </table:table-cell>
          <table:table-cell office:value-type="float" office:value="34900">
            <text:p>34900</text:p>
          </table:table-cell>
          <table:table-cell table:formula="of:=2010-[.B408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iren</text:p>
          </table:table-cell>
          <table:table-cell office:value-type="float" office:value="1989">
            <text:p>1989</text:p>
          </table:table-cell>
          <table:table-cell office:value-type="float" office:value="58389">
            <text:p>58389</text:p>
          </table:table-cell>
          <table:table-cell table:formula="of:=2010-[.B408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låFjäril</text:p>
          </table:table-cell>
          <table:table-cell office:value-type="float" office:value="1989">
            <text:p>1989</text:p>
          </table:table-cell>
          <table:table-cell office:value-type="float" office:value="4723">
            <text:p>4723</text:p>
          </table:table-cell>
          <table:table-cell table:formula="of:=2010-[.B408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hjärta</text:p>
          </table:table-cell>
          <table:table-cell office:value-type="float" office:value="1989">
            <text:p>1989</text:p>
          </table:table-cell>
          <table:table-cell office:value-type="float" office:value="35512">
            <text:p>35512</text:p>
          </table:table-cell>
          <table:table-cell table:formula="of:=2010-[.B408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agärglad</text:p>
          </table:table-cell>
          <table:table-cell office:value-type="float" office:value="1989">
            <text:p>1989</text:p>
          </table:table-cell>
          <table:table-cell office:value-type="float" office:value="8557">
            <text:p>8557</text:p>
          </table:table-cell>
          <table:table-cell table:formula="of:=2010-[.B408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aandra88</text:p>
          </table:table-cell>
          <table:table-cell office:value-type="float" office:value="1989">
            <text:p>1989</text:p>
          </table:table-cell>
          <table:table-cell office:value-type="float" office:value="9001">
            <text:p>9001</text:p>
          </table:table-cell>
          <table:table-cell table:formula="of:=2010-[.B409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parriz</text:p>
          </table:table-cell>
          <table:table-cell office:value-type="float" office:value="1989">
            <text:p>1989</text:p>
          </table:table-cell>
          <table:table-cell office:value-type="float" office:value="63221">
            <text:p>63221</text:p>
          </table:table-cell>
          <table:table-cell table:formula="of:=2010-[.B409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lvine</text:p>
          </table:table-cell>
          <table:table-cell office:value-type="float" office:value="1989">
            <text:p>1989</text:p>
          </table:table-cell>
          <table:table-cell office:value-type="float" office:value="67151">
            <text:p>67151</text:p>
          </table:table-cell>
          <table:table-cell table:formula="of:=2010-[.B409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mlan88</text:p>
          </table:table-cell>
          <table:table-cell office:value-type="float" office:value="1989">
            <text:p>1989</text:p>
          </table:table-cell>
          <table:table-cell office:value-type="float" office:value="11804">
            <text:p>11804</text:p>
          </table:table-cell>
          <table:table-cell table:formula="of:=2010-[.B409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easmamma</text:p>
          </table:table-cell>
          <table:table-cell office:value-type="float" office:value="1989">
            <text:p>1989</text:p>
          </table:table-cell>
          <table:table-cell office:value-type="float" office:value="4950">
            <text:p>4950</text:p>
          </table:table-cell>
          <table:table-cell table:formula="of:=2010-[.B409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heSucker</text:p>
          </table:table-cell>
          <table:table-cell office:value-type="float" office:value="1989">
            <text:p>1989</text:p>
          </table:table-cell>
          <table:table-cell office:value-type="float" office:value="11914">
            <text:p>11914</text:p>
          </table:table-cell>
          <table:table-cell table:formula="of:=2010-[.B409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ab1na</text:p>
          </table:table-cell>
          <table:table-cell office:value-type="float" office:value="1989">
            <text:p>1989</text:p>
          </table:table-cell>
          <table:table-cell office:value-type="float" office:value="12348">
            <text:p>12348</text:p>
          </table:table-cell>
          <table:table-cell table:formula="of:=2010-[.B409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undsvallstjej</text:p>
          </table:table-cell>
          <table:table-cell office:value-type="float" office:value="1989">
            <text:p>1989</text:p>
          </table:table-cell>
          <table:table-cell office:value-type="float" office:value="41541">
            <text:p>41541</text:p>
          </table:table-cell>
          <table:table-cell table:formula="of:=2010-[.B409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N88</text:p>
          </table:table-cell>
          <table:table-cell office:value-type="float" office:value="1989">
            <text:p>1989</text:p>
          </table:table-cell>
          <table:table-cell office:value-type="float" office:value="10900">
            <text:p>10900</text:p>
          </table:table-cell>
          <table:table-cell table:formula="of:=2010-[.B409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herre</text:p>
          </table:table-cell>
          <table:table-cell office:value-type="float" office:value="1989">
            <text:p>1989</text:p>
          </table:table-cell>
          <table:table-cell office:value-type="float" office:value="17546">
            <text:p>17546</text:p>
          </table:table-cell>
          <table:table-cell table:formula="of:=2010-[.B409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Dirtyhabits</text:p>
          </table:table-cell>
          <table:table-cell office:value-type="float" office:value="1989">
            <text:p>1989</text:p>
          </table:table-cell>
          <table:table-cell office:value-type="float" office:value="4778">
            <text:p>4778</text:p>
          </table:table-cell>
          <table:table-cell table:formula="of:=2010-[.B410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Dhevil</text:p>
          </table:table-cell>
          <table:table-cell office:value-type="float" office:value="1989">
            <text:p>1989</text:p>
          </table:table-cell>
          <table:table-cell office:value-type="float" office:value="3553">
            <text:p>3553</text:p>
          </table:table-cell>
          <table:table-cell table:formula="of:=2010-[.B410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linell</text:p>
          </table:table-cell>
          <table:table-cell office:value-type="float" office:value="1989">
            <text:p>1989</text:p>
          </table:table-cell>
          <table:table-cell office:value-type="float" office:value="16237">
            <text:p>16237</text:p>
          </table:table-cell>
          <table:table-cell table:formula="of:=2010-[.B410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essspaaa</text:p>
          </table:table-cell>
          <table:table-cell office:value-type="float" office:value="1989">
            <text:p>1989</text:p>
          </table:table-cell>
          <table:table-cell office:value-type="float" office:value="4183">
            <text:p>4183</text:p>
          </table:table-cell>
          <table:table-cell table:formula="of:=2010-[.B410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delinda</text:p>
          </table:table-cell>
          <table:table-cell office:value-type="float" office:value="1989">
            <text:p>1989</text:p>
          </table:table-cell>
          <table:table-cell office:value-type="float" office:value="16509">
            <text:p>16509</text:p>
          </table:table-cell>
          <table:table-cell table:formula="of:=2010-[.B410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olise</text:p>
          </table:table-cell>
          <table:table-cell office:value-type="float" office:value="1989">
            <text:p>1989</text:p>
          </table:table-cell>
          <table:table-cell office:value-type="float" office:value="14239">
            <text:p>14239</text:p>
          </table:table-cell>
          <table:table-cell table:formula="of:=2010-[.B410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illies</text:p>
          </table:table-cell>
          <table:table-cell office:value-type="float" office:value="1989">
            <text:p>1989</text:p>
          </table:table-cell>
          <table:table-cell office:value-type="float" office:value="8915">
            <text:p>8915</text:p>
          </table:table-cell>
          <table:table-cell table:formula="of:=2010-[.B410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Vit Lilja</text:p>
          </table:table-cell>
          <table:table-cell office:value-type="float" office:value="1989">
            <text:p>1989</text:p>
          </table:table-cell>
          <table:table-cell office:value-type="float" office:value="1820">
            <text:p>1820</text:p>
          </table:table-cell>
          <table:table-cell table:formula="of:=2010-[.B410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nörpan</text:p>
          </table:table-cell>
          <table:table-cell office:value-type="float" office:value="1989">
            <text:p>1989</text:p>
          </table:table-cell>
          <table:table-cell office:value-type="float" office:value="11755">
            <text:p>11755</text:p>
          </table:table-cell>
          <table:table-cell table:formula="of:=2010-[.B410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milieG</text:p>
          </table:table-cell>
          <table:table-cell office:value-type="float" office:value="1989">
            <text:p>1989</text:p>
          </table:table-cell>
          <table:table-cell office:value-type="float" office:value="3494">
            <text:p>3494</text:p>
          </table:table-cell>
          <table:table-cell table:formula="of:=2010-[.B410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EAN</text:p>
          </table:table-cell>
          <table:table-cell office:value-type="float" office:value="1989">
            <text:p>1989</text:p>
          </table:table-cell>
          <table:table-cell office:value-type="float" office:value="73857">
            <text:p>73857</text:p>
          </table:table-cell>
          <table:table-cell table:formula="of:=2010-[.B411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abyNo2</text:p>
          </table:table-cell>
          <table:table-cell office:value-type="float" office:value="1989">
            <text:p>1989</text:p>
          </table:table-cell>
          <table:table-cell office:value-type="float" office:value="28955">
            <text:p>28955</text:p>
          </table:table-cell>
          <table:table-cell table:formula="of:=2010-[.B411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lexandraH</text:p>
          </table:table-cell>
          <table:table-cell office:value-type="float" office:value="1989">
            <text:p>1989</text:p>
          </table:table-cell>
          <table:table-cell office:value-type="float" office:value="8517">
            <text:p>8517</text:p>
          </table:table-cell>
          <table:table-cell table:formula="of:=2010-[.B411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1989">
            <text:p>1989</text:p>
          </table:table-cell>
          <table:table-cell office:value-type="float" office:value="66124">
            <text:p>66124</text:p>
          </table:table-cell>
          <table:table-cell table:formula="of:=2010-[.B411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endi</text:p>
          </table:table-cell>
          <table:table-cell office:value-type="float" office:value="1989">
            <text:p>1989</text:p>
          </table:table-cell>
          <table:table-cell office:value-type="float" office:value="2781">
            <text:p>2781</text:p>
          </table:table-cell>
          <table:table-cell table:formula="of:=2010-[.B411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isaan</text:p>
          </table:table-cell>
          <table:table-cell office:value-type="float" office:value="1989">
            <text:p>1989</text:p>
          </table:table-cell>
          <table:table-cell office:value-type="float" office:value="12024">
            <text:p>12024</text:p>
          </table:table-cell>
          <table:table-cell table:formula="of:=2010-[.B411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vhog</text:p>
          </table:table-cell>
          <table:table-cell office:value-type="float" office:value="1989">
            <text:p>1989</text:p>
          </table:table-cell>
          <table:table-cell office:value-type="float" office:value="4178">
            <text:p>4178</text:p>
          </table:table-cell>
          <table:table-cell table:formula="of:=2010-[.B411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aiw</text:p>
          </table:table-cell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table:formula="of:=2010-[.B411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isabellem</text:p>
          </table:table-cell>
          <table:table-cell office:value-type="float" office:value="1989">
            <text:p>1989</text:p>
          </table:table-cell>
          <table:table-cell office:value-type="float" office:value="14349">
            <text:p>14349</text:p>
          </table:table-cell>
          <table:table-cell table:formula="of:=2010-[.B411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runatofflor</text:p>
          </table:table-cell>
          <table:table-cell office:value-type="float" office:value="1989">
            <text:p>1989</text:p>
          </table:table-cell>
          <table:table-cell office:value-type="float" office:value="7041">
            <text:p>7041</text:p>
          </table:table-cell>
          <table:table-cell table:formula="of:=2010-[.B411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nnsofia</text:p>
          </table:table-cell>
          <table:table-cell office:value-type="float" office:value="1989">
            <text:p>1989</text:p>
          </table:table-cell>
          <table:table-cell office:value-type="float" office:value="48199">
            <text:p>48199</text:p>
          </table:table-cell>
          <table:table-cell table:formula="of:=2010-[.B412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Pms Lisa</text:p>
          </table:table-cell>
          <table:table-cell office:value-type="float" office:value="1989">
            <text:p>1989</text:p>
          </table:table-cell>
          <table:table-cell office:value-type="float" office:value="253">
            <text:p>253</text:p>
          </table:table-cell>
          <table:table-cell table:formula="of:=2010-[.B412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akankaka</text:p>
          </table:table-cell>
          <table:table-cell office:value-type="float" office:value="1989">
            <text:p>1989</text:p>
          </table:table-cell>
          <table:table-cell office:value-type="float" office:value="294">
            <text:p>294</text:p>
          </table:table-cell>
          <table:table-cell table:formula="of:=2010-[.B412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ridaBo</text:p>
          </table:table-cell>
          <table:table-cell office:value-type="float" office:value="1989">
            <text:p>1989</text:p>
          </table:table-cell>
          <table:table-cell office:value-type="float" office:value="2722">
            <text:p>2722</text:p>
          </table:table-cell>
          <table:table-cell table:formula="of:=2010-[.B412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iddelie</text:p>
          </table:table-cell>
          <table:table-cell office:value-type="float" office:value="1989">
            <text:p>1989</text:p>
          </table:table-cell>
          <table:table-cell office:value-type="float" office:value="28">
            <text:p>28</text:p>
          </table:table-cell>
          <table:table-cell table:formula="of:=2010-[.B412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ariiia</text:p>
          </table:table-cell>
          <table:table-cell office:value-type="float" office:value="1989">
            <text:p>1989</text:p>
          </table:table-cell>
          <table:table-cell office:value-type="float" office:value="2383">
            <text:p>2383</text:p>
          </table:table-cell>
          <table:table-cell table:formula="of:=2010-[.B412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camilla88</text:p>
          </table:table-cell>
          <table:table-cell office:value-type="float" office:value="1989">
            <text:p>1989</text:p>
          </table:table-cell>
          <table:table-cell office:value-type="float" office:value="5774">
            <text:p>5774</text:p>
          </table:table-cell>
          <table:table-cell table:formula="of:=2010-[.B412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ndasv</text:p>
          </table:table-cell>
          <table:table-cell office:value-type="float" office:value="1989">
            <text:p>1989</text:p>
          </table:table-cell>
          <table:table-cell office:value-type="float" office:value="6084">
            <text:p>6084</text:p>
          </table:table-cell>
          <table:table-cell table:formula="of:=2010-[.B412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aluna88</text:p>
          </table:table-cell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table:formula="of:=2010-[.B412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arn är livet</text:p>
          </table:table-cell>
          <table:table-cell office:value-type="float" office:value="1989">
            <text:p>1989</text:p>
          </table:table-cell>
          <table:table-cell office:value-type="float" office:value="5406">
            <text:p>5406</text:p>
          </table:table-cell>
          <table:table-cell table:formula="of:=2010-[.B412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nasgullet2</text:p>
          </table:table-cell>
          <table:table-cell office:value-type="float" office:value="1989">
            <text:p>1989</text:p>
          </table:table-cell>
          <table:table-cell office:value-type="float" office:value="6972">
            <text:p>6972</text:p>
          </table:table-cell>
          <table:table-cell table:formula="of:=2010-[.B413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Tigerkvinna</text:p>
          </table:table-cell>
          <table:table-cell office:value-type="float" office:value="1989">
            <text:p>1989</text:p>
          </table:table-cell>
          <table:table-cell office:value-type="float" office:value="110">
            <text:p>110</text:p>
          </table:table-cell>
          <table:table-cell table:formula="of:=2010-[.B413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fraaajda</text:p>
          </table:table-cell>
          <table:table-cell office:value-type="float" office:value="1989">
            <text:p>1989</text:p>
          </table:table-cell>
          <table:table-cell office:value-type="float" office:value="2366">
            <text:p>2366</text:p>
          </table:table-cell>
          <table:table-cell table:formula="of:=2010-[.B413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arah88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3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ängtar89</text:p>
          </table:table-cell>
          <table:table-cell office:value-type="float" office:value="1989">
            <text:p>1989</text:p>
          </table:table-cell>
          <table:table-cell office:value-type="float" office:value="18075">
            <text:p>18075</text:p>
          </table:table-cell>
          <table:table-cell table:formula="of:=2010-[.B413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Pojkmamma2</text:p>
          </table:table-cell>
          <table:table-cell office:value-type="float" office:value="1989">
            <text:p>1989</text:p>
          </table:table-cell>
          <table:table-cell office:value-type="float" office:value="542">
            <text:p>542</text:p>
          </table:table-cell>
          <table:table-cell table:formula="of:=2010-[.B413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linC</text:p>
          </table:table-cell>
          <table:table-cell office:value-type="float" office:value="1989">
            <text:p>1989</text:p>
          </table:table-cell>
          <table:table-cell office:value-type="float" office:value="9778">
            <text:p>9778</text:p>
          </table:table-cell>
          <table:table-cell table:formula="of:=2010-[.B413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Coockie</text:p>
          </table:table-cell>
          <table:table-cell office:value-type="float" office:value="1989">
            <text:p>1989</text:p>
          </table:table-cell>
          <table:table-cell office:value-type="float" office:value="83">
            <text:p>83</text:p>
          </table:table-cell>
          <table:table-cell table:formula="of:=2010-[.B413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andrasol</text:p>
          </table:table-cell>
          <table:table-cell office:value-type="float" office:value="1989">
            <text:p>1989</text:p>
          </table:table-cell>
          <table:table-cell office:value-type="float" office:value="1531">
            <text:p>1531</text:p>
          </table:table-cell>
          <table:table-cell table:formula="of:=2010-[.B413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a88</text:p>
          </table:table-cell>
          <table:table-cell office:value-type="float" office:value="1989">
            <text:p>1989</text:p>
          </table:table-cell>
          <table:table-cell office:value-type="float" office:value="1250">
            <text:p>1250</text:p>
          </table:table-cell>
          <table:table-cell table:formula="of:=2010-[.B413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gretagarbo</text:p>
          </table:table-cell>
          <table:table-cell office:value-type="float" office:value="1989">
            <text:p>1989</text:p>
          </table:table-cell>
          <table:table-cell office:value-type="float" office:value="3199">
            <text:p>3199</text:p>
          </table:table-cell>
          <table:table-cell table:formula="of:=2010-[.B414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eea</text:p>
          </table:table-cell>
          <table:table-cell office:value-type="float" office:value="1989">
            <text:p>1989</text:p>
          </table:table-cell>
          <table:table-cell office:value-type="float" office:value="207">
            <text:p>207</text:p>
          </table:table-cell>
          <table:table-cell table:formula="of:=2010-[.B414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ajOo</text:p>
          </table:table-cell>
          <table:table-cell office:value-type="float" office:value="1989">
            <text:p>1989</text:p>
          </table:table-cell>
          <table:table-cell office:value-type="float" office:value="95">
            <text:p>95</text:p>
          </table:table-cell>
          <table:table-cell table:formula="of:=2010-[.B414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ol88</text:p>
          </table:table-cell>
          <table:table-cell office:value-type="float" office:value="1989">
            <text:p>1989</text:p>
          </table:table-cell>
          <table:table-cell office:value-type="float" office:value="3637">
            <text:p>3637</text:p>
          </table:table-cell>
          <table:table-cell table:formula="of:=2010-[.B4143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Komzi</text:p>
          </table:table-cell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table:formula="of:=2010-[.B4144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idsommarbarn</text:p>
          </table:table-cell>
          <table:table-cell office:value-type="float" office:value="1989">
            <text:p>1989</text:p>
          </table:table-cell>
          <table:table-cell office:value-type="float" office:value="41">
            <text:p>41</text:p>
          </table:table-cell>
          <table:table-cell table:formula="of:=2010-[.B4145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j a g</text:p>
          </table:table-cell>
          <table:table-cell office:value-type="float" office:value="1989">
            <text:p>1989</text:p>
          </table:table-cell>
          <table:table-cell office:value-type="float" office:value="77">
            <text:p>77</text:p>
          </table:table-cell>
          <table:table-cell table:formula="of:=2010-[.B4146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SMB</text:p>
          </table:table-cell>
          <table:table-cell office:value-type="float" office:value="1989">
            <text:p>1989</text:p>
          </table:table-cell>
          <table:table-cell office:value-type="float" office:value="739">
            <text:p>739</text:p>
          </table:table-cell>
          <table:table-cell table:formula="of:=2010-[.B4147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ankii</text:p>
          </table:table-cell>
          <table:table-cell office:value-type="float" office:value="1989">
            <text:p>1989</text:p>
          </table:table-cell>
          <table:table-cell office:value-type="float" office:value="81">
            <text:p>81</text:p>
          </table:table-cell>
          <table:table-cell table:formula="of:=2010-[.B4148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emau88</text:p>
          </table:table-cell>
          <table:table-cell office:value-type="float" office:value="1989">
            <text:p>1989</text:p>
          </table:table-cell>
          <table:table-cell office:value-type="float" office:value="33502">
            <text:p>33502</text:p>
          </table:table-cell>
          <table:table-cell table:formula="of:=2010-[.B4149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MammaMor</text:p>
          </table:table-cell>
          <table:table-cell office:value-type="float" office:value="1989">
            <text:p>1989</text:p>
          </table:table-cell>
          <table:table-cell office:value-type="float" office:value="18311">
            <text:p>18311</text:p>
          </table:table-cell>
          <table:table-cell table:formula="of:=2010-[.B4150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Blake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51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Never ending story</text:p>
          </table:table-cell>
          <table:table-cell office:value-type="float" office:value="1989">
            <text:p>1989</text:p>
          </table:table-cell>
          <table:table-cell office:value-type="float" office:value="92">
            <text:p>92</text:p>
          </table:table-cell>
          <table:table-cell table:formula="of:=2010-[.B4152]"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string">
            <text:p>livet leker</text:p>
          </table:table-cell>
          <table:table-cell office:value-type="float" office:value="1990">
            <text:p>1990</text:p>
          </table:table-cell>
          <table:table-cell office:value-type="float" office:value="181512">
            <text:p>181512</text:p>
          </table:table-cell>
          <table:table-cell table:formula="of:=2010-[.B415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mmasgullar</text:p>
          </table:table-cell>
          <table:table-cell office:value-type="float" office:value="1990">
            <text:p>1990</text:p>
          </table:table-cell>
          <table:table-cell office:value-type="float" office:value="103324">
            <text:p>103324</text:p>
          </table:table-cell>
          <table:table-cell table:formula="of:=2010-[.B415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altflingan</text:p>
          </table:table-cell>
          <table:table-cell office:value-type="float" office:value="1990">
            <text:p>1990</text:p>
          </table:table-cell>
          <table:table-cell office:value-type="float" office:value="634953">
            <text:p>634953</text:p>
          </table:table-cell>
          <table:table-cell table:formula="of:=2010-[.B415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jkw</text:p>
          </table:table-cell>
          <table:table-cell office:value-type="float" office:value="1990">
            <text:p>1990</text:p>
          </table:table-cell>
          <table:table-cell office:value-type="float" office:value="17421">
            <text:p>17421</text:p>
          </table:table-cell>
          <table:table-cell table:formula="of:=2010-[.B415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DenNamnbitne</text:p>
          </table:table-cell>
          <table:table-cell office:value-type="float" office:value="1990">
            <text:p>1990</text:p>
          </table:table-cell>
          <table:table-cell office:value-type="float" office:value="130401">
            <text:p>130401</text:p>
          </table:table-cell>
          <table:table-cell table:formula="of:=2010-[.B415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ummyfied</text:p>
          </table:table-cell>
          <table:table-cell office:value-type="float" office:value="1990">
            <text:p>1990</text:p>
          </table:table-cell>
          <table:table-cell office:value-type="float" office:value="134422">
            <text:p>134422</text:p>
          </table:table-cell>
          <table:table-cell table:formula="of:=2010-[.B415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led</text:p>
          </table:table-cell>
          <table:table-cell office:value-type="float" office:value="1990">
            <text:p>1990</text:p>
          </table:table-cell>
          <table:table-cell office:value-type="float" office:value="29159">
            <text:p>29159</text:p>
          </table:table-cell>
          <table:table-cell table:formula="of:=2010-[.B415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Quinnan</text:p>
          </table:table-cell>
          <table:table-cell office:value-type="float" office:value="1990">
            <text:p>1990</text:p>
          </table:table-cell>
          <table:table-cell office:value-type="float" office:value="13909">
            <text:p>13909</text:p>
          </table:table-cell>
          <table:table-cell table:formula="of:=2010-[.B416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ndelblomma</text:p>
          </table:table-cell>
          <table:table-cell office:value-type="float" office:value="1990">
            <text:p>1990</text:p>
          </table:table-cell>
          <table:table-cell office:value-type="float" office:value="480515">
            <text:p>480515</text:p>
          </table:table-cell>
          <table:table-cell table:formula="of:=2010-[.B416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llaria</text:p>
          </table:table-cell>
          <table:table-cell office:value-type="float" office:value="1990">
            <text:p>1990</text:p>
          </table:table-cell>
          <table:table-cell office:value-type="float" office:value="7210">
            <text:p>7210</text:p>
          </table:table-cell>
          <table:table-cell table:formula="of:=2010-[.B416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zquE</text:p>
          </table:table-cell>
          <table:table-cell office:value-type="float" office:value="1990">
            <text:p>1990</text:p>
          </table:table-cell>
          <table:table-cell office:value-type="float" office:value="29911">
            <text:p>29911</text:p>
          </table:table-cell>
          <table:table-cell table:formula="of:=2010-[.B416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azee</text:p>
          </table:table-cell>
          <table:table-cell office:value-type="float" office:value="1990">
            <text:p>1990</text:p>
          </table:table-cell>
          <table:table-cell office:value-type="float" office:value="40314">
            <text:p>40314</text:p>
          </table:table-cell>
          <table:table-cell table:formula="of:=2010-[.B416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ravid 89</text:p>
          </table:table-cell>
          <table:table-cell office:value-type="float" office:value="1990">
            <text:p>1990</text:p>
          </table:table-cell>
          <table:table-cell office:value-type="float" office:value="146515">
            <text:p>146515</text:p>
          </table:table-cell>
          <table:table-cell table:formula="of:=2010-[.B416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ciissii</text:p>
          </table:table-cell>
          <table:table-cell office:value-type="float" office:value="1990">
            <text:p>1990</text:p>
          </table:table-cell>
          <table:table-cell office:value-type="float" office:value="10537">
            <text:p>10537</text:p>
          </table:table-cell>
          <table:table-cell table:formula="of:=2010-[.B416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astronomer</text:p>
          </table:table-cell>
          <table:table-cell office:value-type="float" office:value="1990">
            <text:p>1990</text:p>
          </table:table-cell>
          <table:table-cell office:value-type="float" office:value="3811">
            <text:p>3811</text:p>
          </table:table-cell>
          <table:table-cell table:formula="of:=2010-[.B416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EM</text:p>
          </table:table-cell>
          <table:table-cell office:value-type="float" office:value="1990">
            <text:p>1990</text:p>
          </table:table-cell>
          <table:table-cell office:value-type="float" office:value="26302">
            <text:p>26302</text:p>
          </table:table-cell>
          <table:table-cell table:formula="of:=2010-[.B416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mmianttila</text:p>
          </table:table-cell>
          <table:table-cell office:value-type="float" office:value="1990">
            <text:p>1990</text:p>
          </table:table-cell>
          <table:table-cell office:value-type="float" office:value="15637">
            <text:p>15637</text:p>
          </table:table-cell>
          <table:table-cell table:formula="of:=2010-[.B416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lykantrophona</text:p>
          </table:table-cell>
          <table:table-cell office:value-type="float" office:value="1990">
            <text:p>1990</text:p>
          </table:table-cell>
          <table:table-cell office:value-type="float" office:value="76238">
            <text:p>76238</text:p>
          </table:table-cell>
          <table:table-cell table:formula="of:=2010-[.B417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amsonS</text:p>
          </table:table-cell>
          <table:table-cell office:value-type="float" office:value="1990">
            <text:p>1990</text:p>
          </table:table-cell>
          <table:table-cell office:value-type="float" office:value="10879">
            <text:p>10879</text:p>
          </table:table-cell>
          <table:table-cell table:formula="of:=2010-[.B417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fruganL</text:p>
          </table:table-cell>
          <table:table-cell office:value-type="float" office:value="1990">
            <text:p>1990</text:p>
          </table:table-cell>
          <table:table-cell office:value-type="float" office:value="479468">
            <text:p>479468</text:p>
          </table:table-cell>
          <table:table-cell table:formula="of:=2010-[.B417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litterkornet</text:p>
          </table:table-cell>
          <table:table-cell office:value-type="float" office:value="1990">
            <text:p>1990</text:p>
          </table:table-cell>
          <table:table-cell office:value-type="float" office:value="10880">
            <text:p>10880</text:p>
          </table:table-cell>
          <table:table-cell table:formula="of:=2010-[.B417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liimma</text:p>
          </table:table-cell>
          <table:table-cell office:value-type="float" office:value="1990">
            <text:p>1990</text:p>
          </table:table-cell>
          <table:table-cell office:value-type="float" office:value="19292">
            <text:p>19292</text:p>
          </table:table-cell>
          <table:table-cell table:formula="of:=2010-[.B417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Wonderchild2009</text:p>
          </table:table-cell>
          <table:table-cell office:value-type="float" office:value="1990">
            <text:p>1990</text:p>
          </table:table-cell>
          <table:table-cell office:value-type="float" office:value="23480">
            <text:p>23480</text:p>
          </table:table-cell>
          <table:table-cell table:formula="of:=2010-[.B417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Lina Nk</text:p>
          </table:table-cell>
          <table:table-cell office:value-type="float" office:value="1990">
            <text:p>1990</text:p>
          </table:table-cell>
          <table:table-cell office:value-type="float" office:value="17579">
            <text:p>17579</text:p>
          </table:table-cell>
          <table:table-cell table:formula="of:=2010-[.B417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mmaSwahn</text:p>
          </table:table-cell>
          <table:table-cell office:value-type="float" office:value="1990">
            <text:p>1990</text:p>
          </table:table-cell>
          <table:table-cell office:value-type="float" office:value="27069">
            <text:p>27069</text:p>
          </table:table-cell>
          <table:table-cell table:formula="of:=2010-[.B417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llYours</text:p>
          </table:table-cell>
          <table:table-cell office:value-type="float" office:value="1990">
            <text:p>1990</text:p>
          </table:table-cell>
          <table:table-cell office:value-type="float" office:value="20238">
            <text:p>20238</text:p>
          </table:table-cell>
          <table:table-cell table:formula="of:=2010-[.B417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PW58</text:p>
          </table:table-cell>
          <table:table-cell office:value-type="float" office:value="1990">
            <text:p>1990</text:p>
          </table:table-cell>
          <table:table-cell office:value-type="float" office:value="3757">
            <text:p>3757</text:p>
          </table:table-cell>
          <table:table-cell table:formula="of:=2010-[.B417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linz</text:p>
          </table:table-cell>
          <table:table-cell office:value-type="float" office:value="1990">
            <text:p>1990</text:p>
          </table:table-cell>
          <table:table-cell office:value-type="float" office:value="3816">
            <text:p>3816</text:p>
          </table:table-cell>
          <table:table-cell table:formula="of:=2010-[.B418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ngelica89</text:p>
          </table:table-cell>
          <table:table-cell office:value-type="float" office:value="1990">
            <text:p>1990</text:p>
          </table:table-cell>
          <table:table-cell office:value-type="float" office:value="9078">
            <text:p>9078</text:p>
          </table:table-cell>
          <table:table-cell table:formula="of:=2010-[.B418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89</text:p>
          </table:table-cell>
          <table:table-cell office:value-type="float" office:value="1990">
            <text:p>1990</text:p>
          </table:table-cell>
          <table:table-cell office:value-type="float" office:value="126602">
            <text:p>126602</text:p>
          </table:table-cell>
          <table:table-cell table:formula="of:=2010-[.B418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Fiaw89</text:p>
          </table:table-cell>
          <table:table-cell office:value-type="float" office:value="1990">
            <text:p>1990</text:p>
          </table:table-cell>
          <table:table-cell office:value-type="float" office:value="9860">
            <text:p>9860</text:p>
          </table:table-cell>
          <table:table-cell table:formula="of:=2010-[.B418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3way</text:p>
          </table:table-cell>
          <table:table-cell office:value-type="float" office:value="1990">
            <text:p>1990</text:p>
          </table:table-cell>
          <table:table-cell office:value-type="float" office:value="65205">
            <text:p>65205</text:p>
          </table:table-cell>
          <table:table-cell table:formula="of:=2010-[.B418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jesec</text:p>
          </table:table-cell>
          <table:table-cell office:value-type="float" office:value="1990">
            <text:p>1990</text:p>
          </table:table-cell>
          <table:table-cell office:value-type="float" office:value="41904">
            <text:p>41904</text:p>
          </table:table-cell>
          <table:table-cell table:formula="of:=2010-[.B418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meliie89</text:p>
          </table:table-cell>
          <table:table-cell office:value-type="float" office:value="1990">
            <text:p>1990</text:p>
          </table:table-cell>
          <table:table-cell office:value-type="float" office:value="15756">
            <text:p>15756</text:p>
          </table:table-cell>
          <table:table-cell table:formula="of:=2010-[.B418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mmatillnoah</text:p>
          </table:table-cell>
          <table:table-cell office:value-type="float" office:value="1990">
            <text:p>1990</text:p>
          </table:table-cell>
          <table:table-cell office:value-type="float" office:value="42162">
            <text:p>42162</text:p>
          </table:table-cell>
          <table:table-cell table:formula="of:=2010-[.B418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issworld</text:p>
          </table:table-cell>
          <table:table-cell office:value-type="float" office:value="1990">
            <text:p>1990</text:p>
          </table:table-cell>
          <table:table-cell office:value-type="float" office:value="7190">
            <text:p>7190</text:p>
          </table:table-cell>
          <table:table-cell table:formula="of:=2010-[.B418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lillasessan</text:p>
          </table:table-cell>
          <table:table-cell office:value-type="float" office:value="1990">
            <text:p>1990</text:p>
          </table:table-cell>
          <table:table-cell office:value-type="float" office:value="10995">
            <text:p>10995</text:p>
          </table:table-cell>
          <table:table-cell table:formula="of:=2010-[.B418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jl89</text:p>
          </table:table-cell>
          <table:table-cell office:value-type="float" office:value="1990">
            <text:p>1990</text:p>
          </table:table-cell>
          <table:table-cell office:value-type="float" office:value="78795">
            <text:p>78795</text:p>
          </table:table-cell>
          <table:table-cell table:formula="of:=2010-[.B419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Biinzan</text:p>
          </table:table-cell>
          <table:table-cell office:value-type="float" office:value="1990">
            <text:p>1990</text:p>
          </table:table-cell>
          <table:table-cell office:value-type="float" office:value="9709">
            <text:p>9709</text:p>
          </table:table-cell>
          <table:table-cell table:formula="of:=2010-[.B419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Plärtan</text:p>
          </table:table-cell>
          <table:table-cell office:value-type="float" office:value="1990">
            <text:p>1990</text:p>
          </table:table-cell>
          <table:table-cell office:value-type="float" office:value="18486">
            <text:p>18486</text:p>
          </table:table-cell>
          <table:table-cell table:formula="of:=2010-[.B419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Jessie 89</text:p>
          </table:table-cell>
          <table:table-cell office:value-type="float" office:value="1990">
            <text:p>1990</text:p>
          </table:table-cell>
          <table:table-cell office:value-type="float" office:value="16621">
            <text:p>16621</text:p>
          </table:table-cell>
          <table:table-cell table:formula="of:=2010-[.B419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quamarin</text:p>
          </table:table-cell>
          <table:table-cell office:value-type="float" office:value="1990">
            <text:p>1990</text:p>
          </table:table-cell>
          <table:table-cell office:value-type="float" office:value="29922">
            <text:p>29922</text:p>
          </table:table-cell>
          <table:table-cell table:formula="of:=2010-[.B419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NummerTvå0710</text:p>
          </table:table-cell>
          <table:table-cell office:value-type="float" office:value="1990">
            <text:p>1990</text:p>
          </table:table-cell>
          <table:table-cell office:value-type="float" office:value="28928">
            <text:p>28928</text:p>
          </table:table-cell>
          <table:table-cell table:formula="of:=2010-[.B419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mis</text:p>
          </table:table-cell>
          <table:table-cell office:value-type="float" office:value="1990">
            <text:p>1990</text:p>
          </table:table-cell>
          <table:table-cell office:value-type="float" office:value="26708">
            <text:p>26708</text:p>
          </table:table-cell>
          <table:table-cell table:formula="of:=2010-[.B419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Luxuria</text:p>
          </table:table-cell>
          <table:table-cell office:value-type="float" office:value="1990">
            <text:p>1990</text:p>
          </table:table-cell>
          <table:table-cell office:value-type="float" office:value="12808">
            <text:p>12808</text:p>
          </table:table-cell>
          <table:table-cell table:formula="of:=2010-[.B419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ofiaL</text:p>
          </table:table-cell>
          <table:table-cell office:value-type="float" office:value="1990">
            <text:p>1990</text:p>
          </table:table-cell>
          <table:table-cell office:value-type="float" office:value="78729">
            <text:p>78729</text:p>
          </table:table-cell>
          <table:table-cell table:formula="of:=2010-[.B419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DG</text:p>
          </table:table-cell>
          <table:table-cell office:value-type="float" office:value="1990">
            <text:p>1990</text:p>
          </table:table-cell>
          <table:table-cell office:value-type="float" office:value="4598">
            <text:p>4598</text:p>
          </table:table-cell>
          <table:table-cell table:formula="of:=2010-[.B419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hostrider</text:p>
          </table:table-cell>
          <table:table-cell office:value-type="float" office:value="1990">
            <text:p>1990</text:p>
          </table:table-cell>
          <table:table-cell office:value-type="float" office:value="30033">
            <text:p>30033</text:p>
          </table:table-cell>
          <table:table-cell table:formula="of:=2010-[.B420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hellish89</text:p>
          </table:table-cell>
          <table:table-cell office:value-type="float" office:value="1990">
            <text:p>1990</text:p>
          </table:table-cell>
          <table:table-cell office:value-type="float" office:value="12568">
            <text:p>12568</text:p>
          </table:table-cell>
          <table:table-cell table:formula="of:=2010-[.B420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LiviasMamma</text:p>
          </table:table-cell>
          <table:table-cell office:value-type="float" office:value="1990">
            <text:p>1990</text:p>
          </table:table-cell>
          <table:table-cell office:value-type="float" office:value="6780">
            <text:p>6780</text:p>
          </table:table-cell>
          <table:table-cell table:formula="of:=2010-[.B420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alatheaa</text:p>
          </table:table-cell>
          <table:table-cell office:value-type="float" office:value="1990">
            <text:p>1990</text:p>
          </table:table-cell>
          <table:table-cell office:value-type="float" office:value="10873">
            <text:p>10873</text:p>
          </table:table-cell>
          <table:table-cell table:formula="of:=2010-[.B420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mmaTillMaja</text:p>
          </table:table-cell>
          <table:table-cell office:value-type="float" office:value="1990">
            <text:p>1990</text:p>
          </table:table-cell>
          <table:table-cell office:value-type="float" office:value="1634">
            <text:p>1634</text:p>
          </table:table-cell>
          <table:table-cell table:formula="of:=2010-[.B420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Neccin</text:p>
          </table:table-cell>
          <table:table-cell office:value-type="float" office:value="1990">
            <text:p>1990</text:p>
          </table:table-cell>
          <table:table-cell office:value-type="float" office:value="11783">
            <text:p>11783</text:p>
          </table:table-cell>
          <table:table-cell table:formula="of:=2010-[.B420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JT</text:p>
          </table:table-cell>
          <table:table-cell office:value-type="float" office:value="1990">
            <text:p>1990</text:p>
          </table:table-cell>
          <table:table-cell office:value-type="float" office:value="13349">
            <text:p>13349</text:p>
          </table:table-cell>
          <table:table-cell table:formula="of:=2010-[.B420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Torken</text:p>
          </table:table-cell>
          <table:table-cell office:value-type="float" office:value="1990">
            <text:p>1990</text:p>
          </table:table-cell>
          <table:table-cell office:value-type="float" office:value="807">
            <text:p>807</text:p>
          </table:table-cell>
          <table:table-cell table:formula="of:=2010-[.B420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JaQ</text:p>
          </table:table-cell>
          <table:table-cell office:value-type="float" office:value="1990">
            <text:p>1990</text:p>
          </table:table-cell>
          <table:table-cell office:value-type="float" office:value="9953">
            <text:p>9953</text:p>
          </table:table-cell>
          <table:table-cell table:formula="of:=2010-[.B420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Nostalgitripp</text:p>
          </table:table-cell>
          <table:table-cell office:value-type="float" office:value="1990">
            <text:p>1990</text:p>
          </table:table-cell>
          <table:table-cell office:value-type="float" office:value="6604">
            <text:p>6604</text:p>
          </table:table-cell>
          <table:table-cell table:formula="of:=2010-[.B420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lisan</text:p>
          </table:table-cell>
          <table:table-cell office:value-type="float" office:value="1990">
            <text:p>1990</text:p>
          </table:table-cell>
          <table:table-cell office:value-type="float" office:value="162">
            <text:p>162</text:p>
          </table:table-cell>
          <table:table-cell table:formula="of:=2010-[.B421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mbrooke</text:p>
          </table:table-cell>
          <table:table-cell office:value-type="float" office:value="1990">
            <text:p>1990</text:p>
          </table:table-cell>
          <table:table-cell office:value-type="float" office:value="5322">
            <text:p>5322</text:p>
          </table:table-cell>
          <table:table-cell table:formula="of:=2010-[.B421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ttiasFru</text:p>
          </table:table-cell>
          <table:table-cell office:value-type="float" office:value="1990">
            <text:p>1990</text:p>
          </table:table-cell>
          <table:table-cell office:value-type="float" office:value="1565">
            <text:p>1565</text:p>
          </table:table-cell>
          <table:table-cell table:formula="of:=2010-[.B421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pring Time</text:p>
          </table:table-cell>
          <table:table-cell office:value-type="float" office:value="1990">
            <text:p>1990</text:p>
          </table:table-cell>
          <table:table-cell office:value-type="float" office:value="21233">
            <text:p>21233</text:p>
          </table:table-cell>
          <table:table-cell table:formula="of:=2010-[.B421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ockersött</text:p>
          </table:table-cell>
          <table:table-cell office:value-type="float" office:value="1990">
            <text:p>1990</text:p>
          </table:table-cell>
          <table:table-cell office:value-type="float" office:value="1864">
            <text:p>1864</text:p>
          </table:table-cell>
          <table:table-cell table:formula="of:=2010-[.B421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llenö</text:p>
          </table:table-cell>
          <table:table-cell office:value-type="float" office:value="1990">
            <text:p>1990</text:p>
          </table:table-cell>
          <table:table-cell office:value-type="float" office:value="3877">
            <text:p>3877</text:p>
          </table:table-cell>
          <table:table-cell table:formula="of:=2010-[.B421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melielj</text:p>
          </table:table-cell>
          <table:table-cell office:value-type="float" office:value="1990">
            <text:p>1990</text:p>
          </table:table-cell>
          <table:table-cell office:value-type="float" office:value="14332">
            <text:p>14332</text:p>
          </table:table-cell>
          <table:table-cell table:formula="of:=2010-[.B421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mmaF</text:p>
          </table:table-cell>
          <table:table-cell office:value-type="float" office:value="1990">
            <text:p>1990</text:p>
          </table:table-cell>
          <table:table-cell office:value-type="float" office:value="10525">
            <text:p>10525</text:p>
          </table:table-cell>
          <table:table-cell table:formula="of:=2010-[.B421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vattendjuret</text:p>
          </table:table-cell>
          <table:table-cell office:value-type="float" office:value="1990">
            <text:p>1990</text:p>
          </table:table-cell>
          <table:table-cell office:value-type="float" office:value="8641">
            <text:p>8641</text:p>
          </table:table-cell>
          <table:table-cell table:formula="of:=2010-[.B421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Kotten3</text:p>
          </table:table-cell>
          <table:table-cell office:value-type="float" office:value="1990">
            <text:p>1990</text:p>
          </table:table-cell>
          <table:table-cell office:value-type="float" office:value="11917">
            <text:p>11917</text:p>
          </table:table-cell>
          <table:table-cell table:formula="of:=2010-[.B421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BadMan</text:p>
          </table:table-cell>
          <table:table-cell office:value-type="float" office:value="1990">
            <text:p>1990</text:p>
          </table:table-cell>
          <table:table-cell office:value-type="float" office:value="22837">
            <text:p>22837</text:p>
          </table:table-cell>
          <table:table-cell table:formula="of:=2010-[.B422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11in0or</text:p>
          </table:table-cell>
          <table:table-cell office:value-type="float" office:value="1990">
            <text:p>1990</text:p>
          </table:table-cell>
          <table:table-cell office:value-type="float" office:value="10038">
            <text:p>10038</text:p>
          </table:table-cell>
          <table:table-cell table:formula="of:=2010-[.B422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TvåTrollungar</text:p>
          </table:table-cell>
          <table:table-cell office:value-type="float" office:value="1990">
            <text:p>1990</text:p>
          </table:table-cell>
          <table:table-cell office:value-type="float" office:value="69279">
            <text:p>69279</text:p>
          </table:table-cell>
          <table:table-cell table:formula="of:=2010-[.B422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elinos01</text:p>
          </table:table-cell>
          <table:table-cell office:value-type="float" office:value="1990">
            <text:p>1990</text:p>
          </table:table-cell>
          <table:table-cell office:value-type="float" office:value="1299">
            <text:p>1299</text:p>
          </table:table-cell>
          <table:table-cell table:formula="of:=2010-[.B422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Dåså</text:p>
          </table:table-cell>
          <table:table-cell office:value-type="float" office:value="1990">
            <text:p>1990</text:p>
          </table:table-cell>
          <table:table-cell office:value-type="float" office:value="9339">
            <text:p>9339</text:p>
          </table:table-cell>
          <table:table-cell table:formula="of:=2010-[.B422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peaches101</text:p>
          </table:table-cell>
          <table:table-cell office:value-type="float" office:value="1990">
            <text:p>1990</text:p>
          </table:table-cell>
          <table:table-cell office:value-type="float" office:value="1339">
            <text:p>1339</text:p>
          </table:table-cell>
          <table:table-cell table:formula="of:=2010-[.B422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Lillen09</text:p>
          </table:table-cell>
          <table:table-cell office:value-type="float" office:value="1990">
            <text:p>1990</text:p>
          </table:table-cell>
          <table:table-cell office:value-type="float" office:value="10278">
            <text:p>10278</text:p>
          </table:table-cell>
          <table:table-cell table:formula="of:=2010-[.B422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V89</text:p>
          </table:table-cell>
          <table:table-cell office:value-type="float" office:value="1990">
            <text:p>1990</text:p>
          </table:table-cell>
          <table:table-cell office:value-type="float" office:value="2687">
            <text:p>2687</text:p>
          </table:table-cell>
          <table:table-cell table:formula="of:=2010-[.B422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nna4</text:p>
          </table:table-cell>
          <table:table-cell office:value-type="float" office:value="1990">
            <text:p>1990</text:p>
          </table:table-cell>
          <table:table-cell office:value-type="float" office:value="15056">
            <text:p>15056</text:p>
          </table:table-cell>
          <table:table-cell table:formula="of:=2010-[.B422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illie89</text:p>
          </table:table-cell>
          <table:table-cell office:value-type="float" office:value="1990">
            <text:p>1990</text:p>
          </table:table-cell>
          <table:table-cell office:value-type="float" office:value="21379">
            <text:p>21379</text:p>
          </table:table-cell>
          <table:table-cell table:formula="of:=2010-[.B422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Yozefeehn</text:p>
          </table:table-cell>
          <table:table-cell office:value-type="float" office:value="1990">
            <text:p>1990</text:p>
          </table:table-cell>
          <table:table-cell office:value-type="float" office:value="4835">
            <text:p>4835</text:p>
          </table:table-cell>
          <table:table-cell table:formula="of:=2010-[.B423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1990">
            <text:p>1990</text:p>
          </table:table-cell>
          <table:table-cell office:value-type="float" office:value="23217">
            <text:p>23217</text:p>
          </table:table-cell>
          <table:table-cell table:formula="of:=2010-[.B423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aajsi</text:p>
          </table:table-cell>
          <table:table-cell office:value-type="float" office:value="1990">
            <text:p>1990</text:p>
          </table:table-cell>
          <table:table-cell office:value-type="float" office:value="1144">
            <text:p>1144</text:p>
          </table:table-cell>
          <table:table-cell table:formula="of:=2010-[.B423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ViVäntarLois</text:p>
          </table:table-cell>
          <table:table-cell office:value-type="float" office:value="1990">
            <text:p>1990</text:p>
          </table:table-cell>
          <table:table-cell office:value-type="float" office:value="620">
            <text:p>620</text:p>
          </table:table-cell>
          <table:table-cell table:formula="of:=2010-[.B423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Daline</text:p>
          </table:table-cell>
          <table:table-cell office:value-type="float" office:value="1990">
            <text:p>1990</text:p>
          </table:table-cell>
          <table:table-cell office:value-type="float" office:value="11122">
            <text:p>11122</text:p>
          </table:table-cell>
          <table:table-cell table:formula="of:=2010-[.B423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Barabeckis</text:p>
          </table:table-cell>
          <table:table-cell office:value-type="float" office:value="1990">
            <text:p>1990</text:p>
          </table:table-cell>
          <table:table-cell office:value-type="float" office:value="2393">
            <text:p>2393</text:p>
          </table:table-cell>
          <table:table-cell table:formula="of:=2010-[.B423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Linyana</text:p>
          </table:table-cell>
          <table:table-cell office:value-type="float" office:value="1990">
            <text:p>1990</text:p>
          </table:table-cell>
          <table:table-cell office:value-type="float" office:value="1268">
            <text:p>1268</text:p>
          </table:table-cell>
          <table:table-cell table:formula="of:=2010-[.B423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ungmamma2011</text:p>
          </table:table-cell>
          <table:table-cell office:value-type="float" office:value="1990">
            <text:p>1990</text:p>
          </table:table-cell>
          <table:table-cell office:value-type="float" office:value="1608">
            <text:p>1608</text:p>
          </table:table-cell>
          <table:table-cell table:formula="of:=2010-[.B423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Erixon</text:p>
          </table:table-cell>
          <table:table-cell office:value-type="float" office:value="1990">
            <text:p>1990</text:p>
          </table:table-cell>
          <table:table-cell office:value-type="float" office:value="358">
            <text:p>358</text:p>
          </table:table-cell>
          <table:table-cell table:formula="of:=2010-[.B423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sson</text:p>
          </table:table-cell>
          <table:table-cell office:value-type="float" office:value="1990">
            <text:p>1990</text:p>
          </table:table-cell>
          <table:table-cell office:value-type="float" office:value="167">
            <text:p>167</text:p>
          </table:table-cell>
          <table:table-cell table:formula="of:=2010-[.B423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tomtemor</text:p>
          </table:table-cell>
          <table:table-cell office:value-type="float" office:value="1990">
            <text:p>1990</text:p>
          </table:table-cell>
          <table:table-cell office:value-type="float" office:value="1933">
            <text:p>1933</text:p>
          </table:table-cell>
          <table:table-cell table:formula="of:=2010-[.B424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carolinasfam</text:p>
          </table:table-cell>
          <table:table-cell office:value-type="float" office:value="1990">
            <text:p>1990</text:p>
          </table:table-cell>
          <table:table-cell office:value-type="float" office:value="572">
            <text:p>572</text:p>
          </table:table-cell>
          <table:table-cell table:formula="of:=2010-[.B424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Brio</text:p>
          </table:table-cell>
          <table:table-cell office:value-type="float" office:value="1990">
            <text:p>1990</text:p>
          </table:table-cell>
          <table:table-cell office:value-type="float" office:value="915">
            <text:p>915</text:p>
          </table:table-cell>
          <table:table-cell table:formula="of:=2010-[.B424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Carl Den kloke</text:p>
          </table:table-cell>
          <table:table-cell office:value-type="float" office:value="1990">
            <text:p>1990</text:p>
          </table:table-cell>
          <table:table-cell office:value-type="float" office:value="9664">
            <text:p>9664</text:p>
          </table:table-cell>
          <table:table-cell table:formula="of:=2010-[.B424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Natie</text:p>
          </table:table-cell>
          <table:table-cell office:value-type="float" office:value="1990">
            <text:p>1990</text:p>
          </table:table-cell>
          <table:table-cell office:value-type="float" office:value="3339">
            <text:p>3339</text:p>
          </table:table-cell>
          <table:table-cell table:formula="of:=2010-[.B424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Caroliine</text:p>
          </table:table-cell>
          <table:table-cell office:value-type="float" office:value="1990">
            <text:p>1990</text:p>
          </table:table-cell>
          <table:table-cell office:value-type="float" office:value="1031">
            <text:p>1031</text:p>
          </table:table-cell>
          <table:table-cell table:formula="of:=2010-[.B4245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hh</text:p>
          </table:table-cell>
          <table:table-cell office:value-type="float" office:value="1990">
            <text:p>1990</text:p>
          </table:table-cell>
          <table:table-cell office:value-type="float" office:value="1301">
            <text:p>1301</text:p>
          </table:table-cell>
          <table:table-cell table:formula="of:=2010-[.B4246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Jackie och prinsarna</text:p>
          </table:table-cell>
          <table:table-cell office:value-type="float" office:value="1990">
            <text:p>1990</text:p>
          </table:table-cell>
          <table:table-cell office:value-type="float" office:value="904">
            <text:p>904</text:p>
          </table:table-cell>
          <table:table-cell table:formula="of:=2010-[.B4247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FrokenJo</text:p>
          </table:table-cell>
          <table:table-cell office:value-type="float" office:value="1990">
            <text:p>1990</text:p>
          </table:table-cell>
          <table:table-cell office:value-type="float" office:value="126">
            <text:p>126</text:p>
          </table:table-cell>
          <table:table-cell table:formula="of:=2010-[.B4248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Vanillas</text:p>
          </table:table-cell>
          <table:table-cell office:value-type="float" office:value="1990">
            <text:p>1990</text:p>
          </table:table-cell>
          <table:table-cell office:value-type="float" office:value="198">
            <text:p>198</text:p>
          </table:table-cell>
          <table:table-cell table:formula="of:=2010-[.B4249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Tussilagon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table:formula="of:=2010-[.B4250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alanbanks</text:p>
          </table:table-cell>
          <table:table-cell office:value-type="float" office:value="1990">
            <text:p>1990</text:p>
          </table:table-cell>
          <table:table-cell office:value-type="float" office:value="55">
            <text:p>55</text:p>
          </table:table-cell>
          <table:table-cell table:formula="of:=2010-[.B4251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tina10</text:p>
          </table:table-cell>
          <table:table-cell office:value-type="float" office:value="1990">
            <text:p>1990</text:p>
          </table:table-cell>
          <table:table-cell office:value-type="float" office:value="14649">
            <text:p>14649</text:p>
          </table:table-cell>
          <table:table-cell table:formula="of:=2010-[.B4252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Isaan</text:p>
          </table:table-cell>
          <table:table-cell office:value-type="float" office:value="1990">
            <text:p>1990</text:p>
          </table:table-cell>
          <table:table-cell office:value-type="float" office:value="19959">
            <text:p>19959</text:p>
          </table:table-cell>
          <table:table-cell table:formula="of:=2010-[.B4253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Hillewi</text:p>
          </table:table-cell>
          <table:table-cell office:value-type="float" office:value="1990">
            <text:p>1990</text:p>
          </table:table-cell>
          <table:table-cell office:value-type="float" office:value="58">
            <text:p>58</text:p>
          </table:table-cell>
          <table:table-cell table:formula="of:=2010-[.B4254]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Ida1990</text:p>
          </table:table-cell>
          <table:table-cell office:value-type="float" office:value="1991">
            <text:p>1991</text:p>
          </table:table-cell>
          <table:table-cell office:value-type="float" office:value="36825">
            <text:p>36825</text:p>
          </table:table-cell>
          <table:table-cell table:formula="of:=2010-[.B4255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janniahlholm</text:p>
          </table:table-cell>
          <table:table-cell office:value-type="float" office:value="1991">
            <text:p>1991</text:p>
          </table:table-cell>
          <table:table-cell office:value-type="float" office:value="178953">
            <text:p>178953</text:p>
          </table:table-cell>
          <table:table-cell table:formula="of:=2010-[.B4256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FridaochSamuel</text:p>
          </table:table-cell>
          <table:table-cell office:value-type="float" office:value="1991">
            <text:p>1991</text:p>
          </table:table-cell>
          <table:table-cell office:value-type="float" office:value="37362">
            <text:p>37362</text:p>
          </table:table-cell>
          <table:table-cell table:formula="of:=2010-[.B4257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Emma Elisabeth</text:p>
          </table:table-cell>
          <table:table-cell office:value-type="float" office:value="1991">
            <text:p>1991</text:p>
          </table:table-cell>
          <table:table-cell office:value-type="float" office:value="8099">
            <text:p>8099</text:p>
          </table:table-cell>
          <table:table-cell table:formula="of:=2010-[.B4258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Thesso</text:p>
          </table:table-cell>
          <table:table-cell office:value-type="float" office:value="1991">
            <text:p>1991</text:p>
          </table:table-cell>
          <table:table-cell office:value-type="float" office:value="79170">
            <text:p>79170</text:p>
          </table:table-cell>
          <table:table-cell table:formula="of:=2010-[.B4259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Habbi</text:p>
          </table:table-cell>
          <table:table-cell office:value-type="float" office:value="1991">
            <text:p>1991</text:p>
          </table:table-cell>
          <table:table-cell office:value-type="float" office:value="42754">
            <text:p>42754</text:p>
          </table:table-cell>
          <table:table-cell table:formula="of:=2010-[.B4260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KinkyE</text:p>
          </table:table-cell>
          <table:table-cell office:value-type="float" office:value="1991">
            <text:p>1991</text:p>
          </table:table-cell>
          <table:table-cell office:value-type="float" office:value="5131">
            <text:p>5131</text:p>
          </table:table-cell>
          <table:table-cell table:formula="of:=2010-[.B4261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Hayati</text:p>
          </table:table-cell>
          <table:table-cell office:value-type="float" office:value="1991">
            <text:p>1991</text:p>
          </table:table-cell>
          <table:table-cell office:value-type="float" office:value="10517">
            <text:p>10517</text:p>
          </table:table-cell>
          <table:table-cell table:formula="of:=2010-[.B4262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rsElvisPresley</text:p>
          </table:table-cell>
          <table:table-cell office:value-type="float" office:value="1991">
            <text:p>1991</text:p>
          </table:table-cell>
          <table:table-cell office:value-type="float" office:value="5230">
            <text:p>5230</text:p>
          </table:table-cell>
          <table:table-cell table:formula="of:=2010-[.B4263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amorvincitomniia</text:p>
          </table:table-cell>
          <table:table-cell office:value-type="float" office:value="1991">
            <text:p>1991</text:p>
          </table:table-cell>
          <table:table-cell office:value-type="float" office:value="8415">
            <text:p>8415</text:p>
          </table:table-cell>
          <table:table-cell table:formula="of:=2010-[.B4264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ponduss</text:p>
          </table:table-cell>
          <table:table-cell office:value-type="float" office:value="1991">
            <text:p>1991</text:p>
          </table:table-cell>
          <table:table-cell office:value-type="float" office:value="1919">
            <text:p>1919</text:p>
          </table:table-cell>
          <table:table-cell table:formula="of:=2010-[.B4265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Friid4</text:p>
          </table:table-cell>
          <table:table-cell office:value-type="float" office:value="1991">
            <text:p>1991</text:p>
          </table:table-cell>
          <table:table-cell office:value-type="float" office:value="35013">
            <text:p>35013</text:p>
          </table:table-cell>
          <table:table-cell table:formula="of:=2010-[.B4266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kornberoende</text:p>
          </table:table-cell>
          <table:table-cell office:value-type="float" office:value="1991">
            <text:p>1991</text:p>
          </table:table-cell>
          <table:table-cell office:value-type="float" office:value="6370">
            <text:p>6370</text:p>
          </table:table-cell>
          <table:table-cell table:formula="of:=2010-[.B4267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R3becca</text:p>
          </table:table-cell>
          <table:table-cell office:value-type="float" office:value="1991">
            <text:p>1991</text:p>
          </table:table-cell>
          <table:table-cell office:value-type="float" office:value="41170">
            <text:p>41170</text:p>
          </table:table-cell>
          <table:table-cell table:formula="of:=2010-[.B4268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EnAnka</text:p>
          </table:table-cell>
          <table:table-cell office:value-type="float" office:value="1991">
            <text:p>1991</text:p>
          </table:table-cell>
          <table:table-cell office:value-type="float" office:value="26049">
            <text:p>26049</text:p>
          </table:table-cell>
          <table:table-cell table:formula="of:=2010-[.B4269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EnormLängtan</text:p>
          </table:table-cell>
          <table:table-cell office:value-type="float" office:value="1991">
            <text:p>1991</text:p>
          </table:table-cell>
          <table:table-cell office:value-type="float" office:value="43006">
            <text:p>43006</text:p>
          </table:table-cell>
          <table:table-cell table:formula="of:=2010-[.B4270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ninaaw</text:p>
          </table:table-cell>
          <table:table-cell office:value-type="float" office:value="1991">
            <text:p>1991</text:p>
          </table:table-cell>
          <table:table-cell office:value-type="float" office:value="10135">
            <text:p>10135</text:p>
          </table:table-cell>
          <table:table-cell table:formula="of:=2010-[.B4271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ronjaeda</text:p>
          </table:table-cell>
          <table:table-cell office:value-type="float" office:value="1991">
            <text:p>1991</text:p>
          </table:table-cell>
          <table:table-cell office:value-type="float" office:value="341">
            <text:p>341</text:p>
          </table:table-cell>
          <table:table-cell table:formula="of:=2010-[.B4272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ama90j</text:p>
          </table:table-cell>
          <table:table-cell office:value-type="float" office:value="1991">
            <text:p>1991</text:p>
          </table:table-cell>
          <table:table-cell office:value-type="float" office:value="19678">
            <text:p>19678</text:p>
          </table:table-cell>
          <table:table-cell table:formula="of:=2010-[.B4273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Tigerhonan</text:p>
          </table:table-cell>
          <table:table-cell office:value-type="float" office:value="1991">
            <text:p>1991</text:p>
          </table:table-cell>
          <table:table-cell office:value-type="float" office:value="19952">
            <text:p>19952</text:p>
          </table:table-cell>
          <table:table-cell table:formula="of:=2010-[.B4274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Nattis90</text:p>
          </table:table-cell>
          <table:table-cell office:value-type="float" office:value="1991">
            <text:p>1991</text:p>
          </table:table-cell>
          <table:table-cell office:value-type="float" office:value="2403">
            <text:p>2403</text:p>
          </table:table-cell>
          <table:table-cell table:formula="of:=2010-[.B4275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Rollindynamite</text:p>
          </table:table-cell>
          <table:table-cell office:value-type="float" office:value="1991">
            <text:p>1991</text:p>
          </table:table-cell>
          <table:table-cell office:value-type="float" office:value="38325">
            <text:p>38325</text:p>
          </table:table-cell>
          <table:table-cell table:formula="of:=2010-[.B4276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ysabelle</text:p>
          </table:table-cell>
          <table:table-cell office:value-type="float" office:value="1991">
            <text:p>1991</text:p>
          </table:table-cell>
          <table:table-cell office:value-type="float" office:value="4990">
            <text:p>4990</text:p>
          </table:table-cell>
          <table:table-cell table:formula="of:=2010-[.B4277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BiLLYshaw</text:p>
          </table:table-cell>
          <table:table-cell office:value-type="float" office:value="1991">
            <text:p>1991</text:p>
          </table:table-cell>
          <table:table-cell office:value-type="float" office:value="675">
            <text:p>675</text:p>
          </table:table-cell>
          <table:table-cell table:formula="of:=2010-[.B4278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Angeeliicca</text:p>
          </table:table-cell>
          <table:table-cell office:value-type="float" office:value="1991">
            <text:p>1991</text:p>
          </table:table-cell>
          <table:table-cell office:value-type="float" office:value="3143">
            <text:p>3143</text:p>
          </table:table-cell>
          <table:table-cell table:formula="of:=2010-[.B4279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Tess90</text:p>
          </table:table-cell>
          <table:table-cell office:value-type="float" office:value="1991">
            <text:p>1991</text:p>
          </table:table-cell>
          <table:table-cell office:value-type="float" office:value="2639">
            <text:p>2639</text:p>
          </table:table-cell>
          <table:table-cell table:formula="of:=2010-[.B4280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Johanniee</text:p>
          </table:table-cell>
          <table:table-cell office:value-type="float" office:value="1991">
            <text:p>1991</text:p>
          </table:table-cell>
          <table:table-cell office:value-type="float" office:value="4050">
            <text:p>4050</text:p>
          </table:table-cell>
          <table:table-cell table:formula="of:=2010-[.B4281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adooore</text:p>
          </table:table-cell>
          <table:table-cell office:value-type="float" office:value="1991">
            <text:p>1991</text:p>
          </table:table-cell>
          <table:table-cell office:value-type="float" office:value="8321">
            <text:p>8321</text:p>
          </table:table-cell>
          <table:table-cell table:formula="of:=2010-[.B4282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andis</text:p>
          </table:table-cell>
          <table:table-cell office:value-type="float" office:value="1991">
            <text:p>1991</text:p>
          </table:table-cell>
          <table:table-cell office:value-type="float" office:value="3566">
            <text:p>3566</text:p>
          </table:table-cell>
          <table:table-cell table:formula="of:=2010-[.B4283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EmelieL</text:p>
          </table:table-cell>
          <table:table-cell office:value-type="float" office:value="1991">
            <text:p>1991</text:p>
          </table:table-cell>
          <table:table-cell office:value-type="float" office:value="11290">
            <text:p>11290</text:p>
          </table:table-cell>
          <table:table-cell table:formula="of:=2010-[.B4284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SofieMuller</text:p>
          </table:table-cell>
          <table:table-cell office:value-type="float" office:value="1991">
            <text:p>1991</text:p>
          </table:table-cell>
          <table:table-cell office:value-type="float" office:value="2939">
            <text:p>2939</text:p>
          </table:table-cell>
          <table:table-cell table:formula="of:=2010-[.B4285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AlexandersMamma</text:p>
          </table:table-cell>
          <table:table-cell office:value-type="float" office:value="1991">
            <text:p>1991</text:p>
          </table:table-cell>
          <table:table-cell office:value-type="float" office:value="43450">
            <text:p>43450</text:p>
          </table:table-cell>
          <table:table-cell table:formula="of:=2010-[.B4286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Tr0ust</text:p>
          </table:table-cell>
          <table:table-cell office:value-type="float" office:value="1991">
            <text:p>1991</text:p>
          </table:table-cell>
          <table:table-cell office:value-type="float" office:value="12890">
            <text:p>12890</text:p>
          </table:table-cell>
          <table:table-cell table:formula="of:=2010-[.B4287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SmultronCupcake</text:p>
          </table:table-cell>
          <table:table-cell office:value-type="float" office:value="1991">
            <text:p>1991</text:p>
          </table:table-cell>
          <table:table-cell office:value-type="float" office:value="1710">
            <text:p>1710</text:p>
          </table:table-cell>
          <table:table-cell table:formula="of:=2010-[.B4288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Anna24</text:p>
          </table:table-cell>
          <table:table-cell office:value-type="float" office:value="1991">
            <text:p>1991</text:p>
          </table:table-cell>
          <table:table-cell office:value-type="float" office:value="11198">
            <text:p>11198</text:p>
          </table:table-cell>
          <table:table-cell table:formula="of:=2010-[.B4289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1991">
            <text:p>1991</text:p>
          </table:table-cell>
          <table:table-cell office:value-type="float" office:value="18043">
            <text:p>18043</text:p>
          </table:table-cell>
          <table:table-cell table:formula="of:=2010-[.B4290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arcitron</text:p>
          </table:table-cell>
          <table:table-cell office:value-type="float" office:value="1991">
            <text:p>1991</text:p>
          </table:table-cell>
          <table:table-cell office:value-type="float" office:value="3082">
            <text:p>3082</text:p>
          </table:table-cell>
          <table:table-cell table:formula="of:=2010-[.B4291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Cecilia90</text:p>
          </table:table-cell>
          <table:table-cell office:value-type="float" office:value="1991">
            <text:p>1991</text:p>
          </table:table-cell>
          <table:table-cell office:value-type="float" office:value="394">
            <text:p>394</text:p>
          </table:table-cell>
          <table:table-cell table:formula="of:=2010-[.B4292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frökensvår</text:p>
          </table:table-cell>
          <table:table-cell office:value-type="float" office:value="1991">
            <text:p>1991</text:p>
          </table:table-cell>
          <table:table-cell office:value-type="float" office:value="16168">
            <text:p>16168</text:p>
          </table:table-cell>
          <table:table-cell table:formula="of:=2010-[.B4293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apelsinblomma</text:p>
          </table:table-cell>
          <table:table-cell office:value-type="float" office:value="1991">
            <text:p>1991</text:p>
          </table:table-cell>
          <table:table-cell office:value-type="float" office:value="28780">
            <text:p>28780</text:p>
          </table:table-cell>
          <table:table-cell table:formula="of:=2010-[.B4294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riverA</text:p>
          </table:table-cell>
          <table:table-cell office:value-type="float" office:value="1991">
            <text:p>1991</text:p>
          </table:table-cell>
          <table:table-cell office:value-type="float" office:value="1241">
            <text:p>1241</text:p>
          </table:table-cell>
          <table:table-cell table:formula="of:=2010-[.B4295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JBx2</text:p>
          </table:table-cell>
          <table:table-cell office:value-type="float" office:value="1991">
            <text:p>1991</text:p>
          </table:table-cell>
          <table:table-cell office:value-type="float" office:value="2690">
            <text:p>2690</text:p>
          </table:table-cell>
          <table:table-cell table:formula="of:=2010-[.B4296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Ckm</text:p>
          </table:table-cell>
          <table:table-cell office:value-type="float" office:value="1991">
            <text:p>1991</text:p>
          </table:table-cell>
          <table:table-cell office:value-type="float" office:value="1184">
            <text:p>1184</text:p>
          </table:table-cell>
          <table:table-cell table:formula="of:=2010-[.B4297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ammaMariie</text:p>
          </table:table-cell>
          <table:table-cell office:value-type="float" office:value="1991">
            <text:p>1991</text:p>
          </table:table-cell>
          <table:table-cell office:value-type="float" office:value="6302">
            <text:p>6302</text:p>
          </table:table-cell>
          <table:table-cell table:formula="of:=2010-[.B4298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finder</text:p>
          </table:table-cell>
          <table:table-cell office:value-type="float" office:value="1991">
            <text:p>1991</text:p>
          </table:table-cell>
          <table:table-cell office:value-type="float" office:value="2479">
            <text:p>2479</text:p>
          </table:table-cell>
          <table:table-cell table:formula="of:=2010-[.B4299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Ida90</text:p>
          </table:table-cell>
          <table:table-cell office:value-type="float" office:value="1991">
            <text:p>1991</text:p>
          </table:table-cell>
          <table:table-cell office:value-type="float" office:value="1251">
            <text:p>1251</text:p>
          </table:table-cell>
          <table:table-cell table:formula="of:=2010-[.B4300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en ängel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formula="of:=2010-[.B4301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Lääängtar</text:p>
          </table:table-cell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table:formula="of:=2010-[.B4302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sunshine09</text:p>
          </table:table-cell>
          <table:table-cell office:value-type="float" office:value="1991">
            <text:p>1991</text:p>
          </table:table-cell>
          <table:table-cell office:value-type="float" office:value="131">
            <text:p>131</text:p>
          </table:table-cell>
          <table:table-cell table:formula="of:=2010-[.B4303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sorgsen</text:p>
          </table:table-cell>
          <table:table-cell office:value-type="float" office:value="1991">
            <text:p>1991</text:p>
          </table:table-cell>
          <table:table-cell office:value-type="float" office:value="10159">
            <text:p>10159</text:p>
          </table:table-cell>
          <table:table-cell table:formula="of:=2010-[.B4304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närtvåblirtre</text:p>
          </table:table-cell>
          <table:table-cell office:value-type="float" office:value="1991">
            <text:p>1991</text:p>
          </table:table-cell>
          <table:table-cell office:value-type="float" office:value="26">
            <text:p>26</text:p>
          </table:table-cell>
          <table:table-cell table:formula="of:=2010-[.B4305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alika</text:p>
          </table:table-cell>
          <table:table-cell office:value-type="float" office:value="1991">
            <text:p>1991</text:p>
          </table:table-cell>
          <table:table-cell office:value-type="float" office:value="21543">
            <text:p>21543</text:p>
          </table:table-cell>
          <table:table-cell table:formula="of:=2010-[.B4306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MollysMamma</text:p>
          </table:table-cell>
          <table:table-cell office:value-type="float" office:value="1991">
            <text:p>1991</text:p>
          </table:table-cell>
          <table:table-cell office:value-type="float" office:value="6290">
            <text:p>6290</text:p>
          </table:table-cell>
          <table:table-cell table:formula="of:=2010-[.B4307]"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FridaBjoerk</text:p>
          </table:table-cell>
          <table:table-cell office:value-type="float" office:value="1992">
            <text:p>1992</text:p>
          </table:table-cell>
          <table:table-cell office:value-type="float" office:value="8800">
            <text:p>8800</text:p>
          </table:table-cell>
          <table:table-cell table:formula="of:=2010-[.B4308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Snabeldrake</text:p>
          </table:table-cell>
          <table:table-cell office:value-type="float" office:value="1992">
            <text:p>1992</text:p>
          </table:table-cell>
          <table:table-cell office:value-type="float" office:value="7625">
            <text:p>7625</text:p>
          </table:table-cell>
          <table:table-cell table:formula="of:=2010-[.B4309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dea</text:p>
          </table:table-cell>
          <table:table-cell office:value-type="float" office:value="1992">
            <text:p>1992</text:p>
          </table:table-cell>
          <table:table-cell office:value-type="float" office:value="3094">
            <text:p>3094</text:p>
          </table:table-cell>
          <table:table-cell table:formula="of:=2010-[.B4310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ser91</text:p>
          </table:table-cell>
          <table:table-cell office:value-type="float" office:value="1992">
            <text:p>1992</text:p>
          </table:table-cell>
          <table:table-cell office:value-type="float" office:value="6524">
            <text:p>6524</text:p>
          </table:table-cell>
          <table:table-cell table:formula="of:=2010-[.B4311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annis02</text:p>
          </table:table-cell>
          <table:table-cell office:value-type="float" office:value="1992">
            <text:p>1992</text:p>
          </table:table-cell>
          <table:table-cell office:value-type="float" office:value="2371">
            <text:p>2371</text:p>
          </table:table-cell>
          <table:table-cell table:formula="of:=2010-[.B4312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nittioett</text:p>
          </table:table-cell>
          <table:table-cell office:value-type="float" office:value="1992">
            <text:p>1992</text:p>
          </table:table-cell>
          <table:table-cell office:value-type="float" office:value="12537">
            <text:p>12537</text:p>
          </table:table-cell>
          <table:table-cell table:formula="of:=2010-[.B4313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NovemberMommy</text:p>
          </table:table-cell>
          <table:table-cell office:value-type="float" office:value="1992">
            <text:p>1992</text:p>
          </table:table-cell>
          <table:table-cell office:value-type="float" office:value="15615">
            <text:p>15615</text:p>
          </table:table-cell>
          <table:table-cell table:formula="of:=2010-[.B4314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EbbsansMamma</text:p>
          </table:table-cell>
          <table:table-cell office:value-type="float" office:value="1992">
            <text:p>1992</text:p>
          </table:table-cell>
          <table:table-cell office:value-type="float" office:value="8949">
            <text:p>8949</text:p>
          </table:table-cell>
          <table:table-cell table:formula="of:=2010-[.B4315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Ung Mamma 91</text:p>
          </table:table-cell>
          <table:table-cell office:value-type="float" office:value="1992">
            <text:p>1992</text:p>
          </table:table-cell>
          <table:table-cell office:value-type="float" office:value="4589">
            <text:p>4589</text:p>
          </table:table-cell>
          <table:table-cell table:formula="of:=2010-[.B4316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Shemira</text:p>
          </table:table-cell>
          <table:table-cell office:value-type="float" office:value="1992">
            <text:p>1992</text:p>
          </table:table-cell>
          <table:table-cell office:value-type="float" office:value="5567">
            <text:p>5567</text:p>
          </table:table-cell>
          <table:table-cell table:formula="of:=2010-[.B4317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emelianzei</text:p>
          </table:table-cell>
          <table:table-cell office:value-type="float" office:value="1992">
            <text:p>1992</text:p>
          </table:table-cell>
          <table:table-cell office:value-type="float" office:value="935">
            <text:p>935</text:p>
          </table:table-cell>
          <table:table-cell table:formula="of:=2010-[.B4318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Epica</text:p>
          </table:table-cell>
          <table:table-cell office:value-type="float" office:value="1992">
            <text:p>1992</text:p>
          </table:table-cell>
          <table:table-cell office:value-type="float" office:value="6056">
            <text:p>6056</text:p>
          </table:table-cell>
          <table:table-cell table:formula="of:=2010-[.B4319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Loojsen</text:p>
          </table:table-cell>
          <table:table-cell office:value-type="float" office:value="1992">
            <text:p>1992</text:p>
          </table:table-cell>
          <table:table-cell office:value-type="float" office:value="443">
            <text:p>443</text:p>
          </table:table-cell>
          <table:table-cell table:formula="of:=2010-[.B4320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jessi</text:p>
          </table:table-cell>
          <table:table-cell office:value-type="float" office:value="1992">
            <text:p>1992</text:p>
          </table:table-cell>
          <table:table-cell office:value-type="float" office:value="225">
            <text:p>225</text:p>
          </table:table-cell>
          <table:table-cell table:formula="of:=2010-[.B4321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caaroooline</text:p>
          </table:table-cell>
          <table:table-cell office:value-type="float" office:value="1992">
            <text:p>1992</text:p>
          </table:table-cell>
          <table:table-cell office:value-type="float" office:value="1805">
            <text:p>1805</text:p>
          </table:table-cell>
          <table:table-cell table:formula="of:=2010-[.B4322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VMS</text:p>
          </table:table-cell>
          <table:table-cell office:value-type="float" office:value="1992">
            <text:p>1992</text:p>
          </table:table-cell>
          <table:table-cell office:value-type="float" office:value="1146">
            <text:p>1146</text:p>
          </table:table-cell>
          <table:table-cell table:formula="of:=2010-[.B4323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Melwinsmamma</text:p>
          </table:table-cell>
          <table:table-cell office:value-type="float" office:value="1992">
            <text:p>1992</text:p>
          </table:table-cell>
          <table:table-cell office:value-type="float" office:value="104">
            <text:p>104</text:p>
          </table:table-cell>
          <table:table-cell table:formula="of:=2010-[.B4324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Hanna91</text:p>
          </table:table-cell>
          <table:table-cell office:value-type="float" office:value="1992">
            <text:p>1992</text:p>
          </table:table-cell>
          <table:table-cell office:value-type="float" office:value="48">
            <text:p>48</text:p>
          </table:table-cell>
          <table:table-cell table:formula="of:=2010-[.B4325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Anna7</text:p>
          </table:table-cell>
          <table:table-cell office:value-type="float" office:value="1992">
            <text:p>1992</text:p>
          </table:table-cell>
          <table:table-cell office:value-type="float" office:value="107">
            <text:p>107</text:p>
          </table:table-cell>
          <table:table-cell table:formula="of:=2010-[.B4326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Naima</text:p>
          </table:table-cell>
          <table:table-cell office:value-type="float" office:value="1992">
            <text:p>1992</text:p>
          </table:table-cell>
          <table:table-cell office:value-type="float" office:value="901">
            <text:p>901</text:p>
          </table:table-cell>
          <table:table-cell table:formula="of:=2010-[.B4327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bubblan91</text:p>
          </table:table-cell>
          <table:table-cell office:value-type="float" office:value="1992">
            <text:p>1992</text:p>
          </table:table-cell>
          <table:table-cell office:value-type="float" office:value="928">
            <text:p>928</text:p>
          </table:table-cell>
          <table:table-cell table:formula="of:=2010-[.B4328]" office:value-type="float" office:value="18">
            <text:p>18</text:p>
          </table:table-cell>
          <table:table-cell table:number-columns-repeated="9"/>
        </table:table-row>
      </table:table>
      <table:database-ranges>
        <table:database-range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7">10/17/2023</text:date>, <text:time>16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7T16:37:51.88</dc:date>
    <dc:creator>Aleksandrs Berdicevskis</dc:creator>
    <meta:generator>OpenOffice/4.1.2$Win32 OpenOffice.org_project/412m3$Build-9782</meta:generator>
    <meta:editing-duration>PT5H55M41S</meta:editing-duration>
    <meta:editing-cycles>5</meta:editing-cycles>
    <meta:document-statistic meta:table-count="1" meta:cell-count="17437" meta:object-count="0"/>
  </office:meta>
</office:document-meta>
</file>